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4" style:family="table-cell" style:parent-style-name="Default" style:data-style-name="N108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1]+0.5)*15" office:value-type="float" office:value="7.5" calcext:value-type="float">
            <text:p>8</text:p>
          </table:table-cell>
          <table:table-cell table:formula="of:=DEC2BIN([.B1])" office:value-type="string" office:string-value="111" calcext:value-type="string">
            <text:p>111</text:p>
          </table:table-cell>
          <table:table-cell table:formula="of:=IF((LEN([.C1])&lt;4);REPT(0;4-LEN([.C1]))&amp;[.C1];[.C1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formula="of:=([.J1]+1)*8" office:value-type="float" office:value="8" calcext:value-type="float">
            <text:p>8</text:p>
          </table:table-cell>
          <table:table-cell table:formula="of:=DEC2BIN([.K1])" office:value-type="string" office:string-value="1000" calcext:value-type="string">
            <text:p>1000</text:p>
          </table:table-cell>
          <table:table-cell table:formula="of:=IF((LEN([.L1])&lt;4);REPT(0;4-LEN([.L1]))&amp;[.L1];[.L1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2]+0.5)*15" office:value-type="float" office:value="7.5" calcext:value-type="float">
            <text:p>8</text:p>
          </table:table-cell>
          <table:table-cell table:formula="of:=DEC2BIN([.B2])" office:value-type="string" office:string-value="111" calcext:value-type="string">
            <text:p>111</text:p>
          </table:table-cell>
          <table:table-cell table:formula="of:=IF((LEN([.C2])&lt;4);REPT(0;4-LEN([.C2]))&amp;[.C2];[.C2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formula="of:=([.J2]+1)*8" office:value-type="float" office:value="8" calcext:value-type="float">
            <text:p>8</text:p>
          </table:table-cell>
          <table:table-cell table:formula="of:=DEC2BIN([.K2])" office:value-type="string" office:string-value="1000" calcext:value-type="string">
            <text:p>1000</text:p>
          </table:table-cell>
          <table:table-cell table:formula="of:=IF((LEN([.L2])&lt;4);REPT(0;4-LEN([.L2]))&amp;[.L2];[.L2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07421875" calcext:value-type="float">
            <text:p>0,07421875</text:p>
          </table:table-cell>
          <table:table-cell table:formula="of:=([.A3]+0.5)*15" office:value-type="float" office:value="8.61328125" calcext:value-type="float">
            <text:p>9</text:p>
          </table:table-cell>
          <table:table-cell table:formula="of:=DEC2BIN([.B3])" office:value-type="string" office:string-value="1000" calcext:value-type="string">
            <text:p>1000</text:p>
          </table:table-cell>
          <table:table-cell table:formula="of:=IF((LEN([.C3])&lt;4);REPT(0;4-LEN([.C3]))&amp;[.C3];[.C3])" office:value-type="string" office:string-value="1000" calcext:value-type="string">
            <text:p>1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J3]+1)*8" office:value-type="float" office:value="8.03125" calcext:value-type="float">
            <text:p>8</text:p>
          </table:table-cell>
          <table:table-cell table:formula="of:=DEC2BIN([.K3])" office:value-type="string" office:string-value="1000" calcext:value-type="string">
            <text:p>1000</text:p>
          </table:table-cell>
          <table:table-cell table:formula="of:=IF((LEN([.L3])&lt;4);REPT(0;4-LEN([.L3]))&amp;[.L3];[.L3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41015625" calcext:value-type="float">
            <text:p>0,41015625</text:p>
          </table:table-cell>
          <table:table-cell table:formula="of:=([.A4]+0.5)*15" office:value-type="float" office:value="13.65234375" calcext:value-type="float">
            <text:p>14</text:p>
          </table:table-cell>
          <table:table-cell table:formula="of:=DEC2BIN([.B4])" office:value-type="string" office:string-value="1101" calcext:value-type="string">
            <text:p>1101</text:p>
          </table:table-cell>
          <table:table-cell table:formula="of:=IF((LEN([.C4])&lt;4);REPT(0;4-LEN([.C4]))&amp;[.C4];[.C4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234375" calcext:value-type="float">
            <text:p>-0,0234375</text:p>
          </table:table-cell>
          <table:table-cell table:formula="of:=([.J4]+1)*8" office:value-type="float" office:value="7.8125" calcext:value-type="float">
            <text:p>8</text:p>
          </table:table-cell>
          <table:table-cell table:formula="of:=DEC2BIN([.K4])" office:value-type="string" office:string-value="111" calcext:value-type="string">
            <text:p>111</text:p>
          </table:table-cell>
          <table:table-cell table:formula="of:=IF((LEN([.L4])&lt;4);REPT(0;4-LEN([.L4]))&amp;[.L4];[.L4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-0.1015625" calcext:value-type="float">
            <text:p>-0,1015625</text:p>
          </table:table-cell>
          <table:table-cell table:formula="of:=([.A5]+0.5)*15" office:value-type="float" office:value="5.9765625" calcext:value-type="float">
            <text:p>6</text:p>
          </table:table-cell>
          <table:table-cell table:formula="of:=DEC2BIN([.B5])" office:value-type="string" office:string-value="101" calcext:value-type="string">
            <text:p>101</text:p>
          </table:table-cell>
          <table:table-cell table:formula="of:=IF((LEN([.C5])&lt;4);REPT(0;4-LEN([.C5]))&amp;[.C5];[.C5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J5]+1)*8" office:value-type="float" office:value="4.625" calcext:value-type="float">
            <text:p>5</text:p>
          </table:table-cell>
          <table:table-cell table:formula="of:=DEC2BIN([.K5])" office:value-type="string" office:string-value="100" calcext:value-type="string">
            <text:p>100</text:p>
          </table:table-cell>
          <table:table-cell table:formula="of:=IF((LEN([.L5])&lt;4);REPT(0;4-LEN([.L5]))&amp;[.L5];[.L5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-0.43359375" calcext:value-type="float">
            <text:p>-0,43359375</text:p>
          </table:table-cell>
          <table:table-cell table:formula="of:=([.A6]+0.5)*15" office:value-type="float" office:value="0.99609375" calcext:value-type="float">
            <text:p>1</text:p>
          </table:table-cell>
          <table:table-cell table:formula="of:=DEC2BIN([.B6])" office:value-type="string" office:string-value="0" calcext:value-type="string">
            <text:p>0</text:p>
          </table:table-cell>
          <table:table-cell table:formula="of:=IF((LEN([.C6])&lt;4);REPT(0;4-LEN([.C6]))&amp;[.C6];[.C6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3671875" calcext:value-type="float">
            <text:p>-0,13671875</text:p>
          </table:table-cell>
          <table:table-cell table:formula="of:=([.J6]+1)*8" office:value-type="float" office:value="6.90625" calcext:value-type="float">
            <text:p>7</text:p>
          </table:table-cell>
          <table:table-cell table:formula="of:=DEC2BIN([.K6])" office:value-type="string" office:string-value="110" calcext:value-type="string">
            <text:p>110</text:p>
          </table:table-cell>
          <table:table-cell table:formula="of:=IF((LEN([.L6])&lt;4);REPT(0;4-LEN([.L6]))&amp;[.L6];[.L6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140625" calcext:value-type="float">
            <text:p>0,4140625</text:p>
          </table:table-cell>
          <table:table-cell table:formula="of:=([.A7]+0.5)*15" office:value-type="float" office:value="13.7109375" calcext:value-type="float">
            <text:p>14</text:p>
          </table:table-cell>
          <table:table-cell table:formula="of:=DEC2BIN([.B7])" office:value-type="string" office:string-value="1101" calcext:value-type="string">
            <text:p>1101</text:p>
          </table:table-cell>
          <table:table-cell table:formula="of:=IF((LEN([.C7])&lt;4);REPT(0;4-LEN([.C7]))&amp;[.C7];[.C7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8828125" calcext:value-type="float">
            <text:p>0,8828125</text:p>
          </table:table-cell>
          <table:table-cell table:formula="of:=([.J7]+1)*8" office:value-type="float" office:value="15.0625" calcext:value-type="float">
            <text:p>15</text:p>
          </table:table-cell>
          <table:table-cell table:formula="of:=DEC2BIN([.K7])" office:value-type="string" office:string-value="1111" calcext:value-type="string">
            <text:p>1111</text:p>
          </table:table-cell>
          <table:table-cell table:formula="of:=IF((LEN([.L7])&lt;4);REPT(0;4-LEN([.L7]))&amp;[.L7];[.L7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15625" calcext:value-type="float">
            <text:p>0,15625</text:p>
          </table:table-cell>
          <table:table-cell table:formula="of:=([.A8]+0.5)*15" office:value-type="float" office:value="9.84375" calcext:value-type="float">
            <text:p>10</text:p>
          </table:table-cell>
          <table:table-cell table:formula="of:=DEC2BIN([.B8])" office:value-type="string" office:string-value="1001" calcext:value-type="string">
            <text:p>1001</text:p>
          </table:table-cell>
          <table:table-cell table:formula="of:=IF((LEN([.C8])&lt;4);REPT(0;4-LEN([.C8]))&amp;[.C8];[.C8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8]+1)*8" office:value-type="float" office:value="9.3125" calcext:value-type="float">
            <text:p>9</text:p>
          </table:table-cell>
          <table:table-cell table:formula="of:=DEC2BIN([.K8])" office:value-type="string" office:string-value="1001" calcext:value-type="string">
            <text:p>1001</text:p>
          </table:table-cell>
          <table:table-cell table:formula="of:=IF((LEN([.L8])&lt;4);REPT(0;4-LEN([.L8]))&amp;[.L8];[.L8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51953125" calcext:value-type="float">
            <text:p>-0,51953125</text:p>
          </table:table-cell>
          <table:table-cell table:formula="of:=([.A9]+0.5)*15" office:value-type="float" office:value="-0.29296875" calcext:value-type="float">
            <text:p>0</text:p>
          </table:table-cell>
          <table:table-cell table:formula="of:=DEC2BIN([.B9])" office:value-type="string" office:string-value="0" calcext:value-type="string">
            <text:p>0</text:p>
          </table:table-cell>
          <table:table-cell table:formula="of:=IF((LEN([.C9])&lt;4);REPT(0;4-LEN([.C9]))&amp;[.C9];[.C9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96875" calcext:value-type="float">
            <text:p>-0,96875</text:p>
          </table:table-cell>
          <table:table-cell table:formula="of:=([.J9]+1)*8" office:value-type="float" office:value="0.249999999999999" calcext:value-type="float">
            <text:p>0</text:p>
          </table:table-cell>
          <table:table-cell table:formula="of:=DEC2BIN([.K9])" office:value-type="string" office:string-value="0" calcext:value-type="string">
            <text:p>0</text:p>
          </table:table-cell>
          <table:table-cell table:formula="of:=IF((LEN([.L9])&lt;4);REPT(0;4-LEN([.L9]))&amp;[.L9];[.L9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27734375" calcext:value-type="float">
            <text:p>-0,27734375</text:p>
          </table:table-cell>
          <table:table-cell table:formula="of:=([.A10]+0.5)*15" office:value-type="float" office:value="3.33984375" calcext:value-type="float">
            <text:p>3</text:p>
          </table:table-cell>
          <table:table-cell table:formula="of:=DEC2BIN([.B10])" office:value-type="string" office:string-value="11" calcext:value-type="string">
            <text:p>11</text:p>
          </table:table-cell>
          <table:table-cell table:formula="of:=IF((LEN([.C10])&lt;4);REPT(0;4-LEN([.C10]))&amp;[.C10];[.C10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10]+1)*8" office:value-type="float" office:value="6.75" calcext:value-type="float">
            <text:p>7</text:p>
          </table:table-cell>
          <table:table-cell table:formula="of:=DEC2BIN([.K10])" office:value-type="string" office:string-value="110" calcext:value-type="string">
            <text:p>110</text:p>
          </table:table-cell>
          <table:table-cell table:formula="of:=IF((LEN([.L10])&lt;4);REPT(0;4-LEN([.L10]))&amp;[.L10];[.L10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27734375" calcext:value-type="float">
            <text:p>0,27734375</text:p>
          </table:table-cell>
          <table:table-cell table:formula="of:=([.A11]+0.5)*15" office:value-type="float" office:value="11.66015625" calcext:value-type="float">
            <text:p>12</text:p>
          </table:table-cell>
          <table:table-cell table:formula="of:=DEC2BIN([.B11])" office:value-type="string" office:string-value="1011" calcext:value-type="string">
            <text:p>1011</text:p>
          </table:table-cell>
          <table:table-cell table:formula="of:=IF((LEN([.C11])&lt;4);REPT(0;4-LEN([.C11]))&amp;[.C11];[.C11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11]+1)*8" office:value-type="float" office:value="13.59375" calcext:value-type="float">
            <text:p>14</text:p>
          </table:table-cell>
          <table:table-cell table:formula="of:=DEC2BIN([.K11])" office:value-type="string" office:string-value="1101" calcext:value-type="string">
            <text:p>1101</text:p>
          </table:table-cell>
          <table:table-cell table:formula="of:=IF((LEN([.L11])&lt;4);REPT(0;4-LEN([.L11]))&amp;[.L11];[.L1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12]+0.5)*15" office:value-type="float" office:value="14.765625" calcext:value-type="float">
            <text:p>15</text:p>
          </table:table-cell>
          <table:table-cell table:formula="of:=DEC2BIN([.B12])" office:value-type="string" office:string-value="1110" calcext:value-type="string">
            <text:p>1110</text:p>
          </table:table-cell>
          <table:table-cell table:formula="of:=IF((LEN([.C12])&lt;4);REPT(0;4-LEN([.C12]))&amp;[.C12];[.C12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12]+1)*8" office:value-type="float" office:value="8.625" calcext:value-type="float">
            <text:p>9</text:p>
          </table:table-cell>
          <table:table-cell table:formula="of:=DEC2BIN([.K12])" office:value-type="string" office:string-value="1000" calcext:value-type="string">
            <text:p>1000</text:p>
          </table:table-cell>
          <table:table-cell table:formula="of:=IF((LEN([.L12])&lt;4);REPT(0;4-LEN([.L12]))&amp;[.L12];[.L12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13]+0.5)*15" office:value-type="float" office:value="7.5" calcext:value-type="float">
            <text:p>8</text:p>
          </table:table-cell>
          <table:table-cell table:formula="of:=DEC2BIN([.B13])" office:value-type="string" office:string-value="111" calcext:value-type="string">
            <text:p>111</text:p>
          </table:table-cell>
          <table:table-cell table:formula="of:=IF((LEN([.C13])&lt;4);REPT(0;4-LEN([.C13]))&amp;[.C13];[.C1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13]+1)*8" office:value-type="float" office:value="6.6875" calcext:value-type="float">
            <text:p>7</text:p>
          </table:table-cell>
          <table:table-cell table:formula="of:=DEC2BIN([.K13])" office:value-type="string" office:string-value="110" calcext:value-type="string">
            <text:p>110</text:p>
          </table:table-cell>
          <table:table-cell table:formula="of:=IF((LEN([.L13])&lt;4);REPT(0;4-LEN([.L13]))&amp;[.L13];[.L13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-0.4453125" calcext:value-type="float">
            <text:p>-0,4453125</text:p>
          </table:table-cell>
          <table:table-cell table:formula="of:=([.A14]+0.5)*15" office:value-type="float" office:value="0.8203125" calcext:value-type="float">
            <text:p>1</text:p>
          </table:table-cell>
          <table:table-cell table:formula="of:=DEC2BIN([.B14])" office:value-type="string" office:string-value="0" calcext:value-type="string">
            <text:p>0</text:p>
          </table:table-cell>
          <table:table-cell table:formula="of:=IF((LEN([.C14])&lt;4);REPT(0;4-LEN([.C14]))&amp;[.C14];[.C14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14]+1)*8" office:value-type="float" office:value="8.59375" calcext:value-type="float">
            <text:p>9</text:p>
          </table:table-cell>
          <table:table-cell table:formula="of:=DEC2BIN([.K14])" office:value-type="string" office:string-value="1000" calcext:value-type="string">
            <text:p>1000</text:p>
          </table:table-cell>
          <table:table-cell table:formula="of:=IF((LEN([.L14])&lt;4);REPT(0;4-LEN([.L14]))&amp;[.L14];[.L14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12109375" calcext:value-type="float">
            <text:p>0,12109375</text:p>
          </table:table-cell>
          <table:table-cell table:formula="of:=([.A15]+0.5)*15" office:value-type="float" office:value="9.31640625" calcext:value-type="float">
            <text:p>9</text:p>
          </table:table-cell>
          <table:table-cell table:formula="of:=DEC2BIN([.B15])" office:value-type="string" office:string-value="1001" calcext:value-type="string">
            <text:p>1001</text:p>
          </table:table-cell>
          <table:table-cell table:formula="of:=IF((LEN([.C15])&lt;4);REPT(0;4-LEN([.C15]))&amp;[.C15];[.C15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15]+1)*8" office:value-type="float" office:value="11.1875" calcext:value-type="float">
            <text:p>11</text:p>
          </table:table-cell>
          <table:table-cell table:formula="of:=DEC2BIN([.K15])" office:value-type="string" office:string-value="1011" calcext:value-type="string">
            <text:p>1011</text:p>
          </table:table-cell>
          <table:table-cell table:formula="of:=IF((LEN([.L15])&lt;4);REPT(0;4-LEN([.L15]))&amp;[.L15];[.L15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0.421875" calcext:value-type="float">
            <text:p>0,421875</text:p>
          </table:table-cell>
          <table:table-cell table:formula="of:=([.A16]+0.5)*15" office:value-type="float" office:value="13.828125" calcext:value-type="float">
            <text:p>14</text:p>
          </table:table-cell>
          <table:table-cell table:formula="of:=DEC2BIN([.B16])" office:value-type="string" office:string-value="1101" calcext:value-type="string">
            <text:p>1101</text:p>
          </table:table-cell>
          <table:table-cell table:formula="of:=IF((LEN([.C16])&lt;4);REPT(0;4-LEN([.C16]))&amp;[.C16];[.C16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16]+1)*8" office:value-type="float" office:value="9.1875" calcext:value-type="float">
            <text:p>9</text:p>
          </table:table-cell>
          <table:table-cell table:formula="of:=DEC2BIN([.K16])" office:value-type="string" office:string-value="1001" calcext:value-type="string">
            <text:p>1001</text:p>
          </table:table-cell>
          <table:table-cell table:formula="of:=IF((LEN([.L16])&lt;4);REPT(0;4-LEN([.L16]))&amp;[.L16];[.L16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17]+0.5)*15" office:value-type="float" office:value="1.40625" calcext:value-type="float">
            <text:p>1</text:p>
          </table:table-cell>
          <table:table-cell table:formula="of:=DEC2BIN([.B17])" office:value-type="string" office:string-value="1" calcext:value-type="string">
            <text:p>1</text:p>
          </table:table-cell>
          <table:table-cell table:formula="of:=IF((LEN([.C17])&lt;4);REPT(0;4-LEN([.C17]))&amp;[.C17];[.C17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17]+1)*8" office:value-type="float" office:value="0.84375" calcext:value-type="float">
            <text:p>1</text:p>
          </table:table-cell>
          <table:table-cell table:formula="of:=DEC2BIN([.K17])" office:value-type="string" office:string-value="0" calcext:value-type="string">
            <text:p>0</text:p>
          </table:table-cell>
          <table:table-cell table:formula="of:=IF((LEN([.L17])&lt;4);REPT(0;4-LEN([.L17]))&amp;[.L17];[.L17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16015625" calcext:value-type="float">
            <text:p>-0,16015625</text:p>
          </table:table-cell>
          <table:table-cell table:formula="of:=([.A18]+0.5)*15" office:value-type="float" office:value="5.09765625" calcext:value-type="float">
            <text:p>5</text:p>
          </table:table-cell>
          <table:table-cell table:formula="of:=DEC2BIN([.B18])" office:value-type="string" office:string-value="101" calcext:value-type="string">
            <text:p>101</text:p>
          </table:table-cell>
          <table:table-cell table:formula="of:=IF((LEN([.C18])&lt;4);REPT(0;4-LEN([.C18]))&amp;[.C18];[.C18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18]+1)*8" office:value-type="float" office:value="6.71875" calcext:value-type="float">
            <text:p>7</text:p>
          </table:table-cell>
          <table:table-cell table:formula="of:=DEC2BIN([.K18])" office:value-type="string" office:string-value="110" calcext:value-type="string">
            <text:p>110</text:p>
          </table:table-cell>
          <table:table-cell table:formula="of:=IF((LEN([.L18])&lt;4);REPT(0;4-LEN([.L18]))&amp;[.L18];[.L18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51953125" calcext:value-type="float">
            <text:p>0,51953125</text:p>
          </table:table-cell>
          <table:table-cell table:formula="of:=([.A19]+0.5)*15" office:value-type="float" office:value="15.29296875" calcext:value-type="float">
            <text:p>15</text:p>
          </table:table-cell>
          <table:table-cell table:formula="of:=DEC2BIN([.B19])" office:value-type="string" office:string-value="1111" calcext:value-type="string">
            <text:p>1111</text:p>
          </table:table-cell>
          <table:table-cell table:formula="of:=IF((LEN([.C19])&lt;4);REPT(0;4-LEN([.C19]))&amp;[.C19];[.C19])" office:value-type="string" office:string-value="1111" calcext:value-type="string">
            <text:p>1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19]+1)*8" office:value-type="float" office:value="15.71875" calcext:value-type="float">
            <text:p>16</text:p>
          </table:table-cell>
          <table:table-cell table:formula="of:=DEC2BIN([.K19])" office:value-type="string" office:string-value="1111" calcext:value-type="string">
            <text:p>1111</text:p>
          </table:table-cell>
          <table:table-cell table:formula="of:=IF((LEN([.L19])&lt;4);REPT(0;4-LEN([.L19]))&amp;[.L19];[.L19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27734375" calcext:value-type="float">
            <text:p>0,27734375</text:p>
          </table:table-cell>
          <table:table-cell table:formula="of:=([.A20]+0.5)*15" office:value-type="float" office:value="11.66015625" calcext:value-type="float">
            <text:p>12</text:p>
          </table:table-cell>
          <table:table-cell table:formula="of:=DEC2BIN([.B20])" office:value-type="string" office:string-value="1011" calcext:value-type="string">
            <text:p>1011</text:p>
          </table:table-cell>
          <table:table-cell table:formula="of:=IF((LEN([.C20])&lt;4);REPT(0;4-LEN([.C20]))&amp;[.C20];[.C20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20]+1)*8" office:value-type="float" office:value="9.25" calcext:value-type="float">
            <text:p>9</text:p>
          </table:table-cell>
          <table:table-cell table:formula="of:=DEC2BIN([.K20])" office:value-type="string" office:string-value="1001" calcext:value-type="string">
            <text:p>1001</text:p>
          </table:table-cell>
          <table:table-cell table:formula="of:=IF((LEN([.L20])&lt;4);REPT(0;4-LEN([.L20]))&amp;[.L20];[.L20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2734375" calcext:value-type="float">
            <text:p>-0,2734375</text:p>
          </table:table-cell>
          <table:table-cell table:formula="of:=([.A21]+0.5)*15" office:value-type="float" office:value="3.3984375" calcext:value-type="float">
            <text:p>3</text:p>
          </table:table-cell>
          <table:table-cell table:formula="of:=DEC2BIN([.B21])" office:value-type="string" office:string-value="11" calcext:value-type="string">
            <text:p>11</text:p>
          </table:table-cell>
          <table:table-cell table:formula="of:=IF((LEN([.C21])&lt;4);REPT(0;4-LEN([.C21]))&amp;[.C21];[.C21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21]+1)*8" office:value-type="float" office:value="2.40625" calcext:value-type="float">
            <text:p>2</text:p>
          </table:table-cell>
          <table:table-cell table:formula="of:=DEC2BIN([.K21])" office:value-type="string" office:string-value="10" calcext:value-type="string">
            <text:p>10</text:p>
          </table:table-cell>
          <table:table-cell table:formula="of:=IF((LEN([.L21])&lt;4);REPT(0;4-LEN([.L21]))&amp;[.L21];[.L21])" office:value-type="string" office:string-value="0010" calcext:value-type="string">
            <text:p>0010</text:p>
          </table:table-cell>
        </table:table-row>
        <table:table-row table:style-name="ro1">
          <table:table-cell table:style-name="ce1" office:value-type="float" office:value="-0.484375" calcext:value-type="float">
            <text:p>-0,484375</text:p>
          </table:table-cell>
          <table:table-cell table:formula="of:=([.A22]+0.5)*15" office:value-type="float" office:value="0.234375" calcext:value-type="float">
            <text:p>0</text:p>
          </table:table-cell>
          <table:table-cell table:formula="of:=DEC2BIN([.B22])" office:value-type="string" office:string-value="0" calcext:value-type="string">
            <text:p>0</text:p>
          </table:table-cell>
          <table:table-cell table:formula="of:=IF((LEN([.C22])&lt;4);REPT(0;4-LEN([.C22]))&amp;[.C22];[.C22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22]+1)*8" office:value-type="float" office:value="7.375" calcext:value-type="float">
            <text:p>7</text:p>
          </table:table-cell>
          <table:table-cell table:formula="of:=DEC2BIN([.K22])" office:value-type="string" office:string-value="111" calcext:value-type="string">
            <text:p>111</text:p>
          </table:table-cell>
          <table:table-cell table:formula="of:=IF((LEN([.L22])&lt;4);REPT(0;4-LEN([.L22]))&amp;[.L22];[.L22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23]+0.5)*15" office:value-type="float" office:value="7.5" calcext:value-type="float">
            <text:p>8</text:p>
          </table:table-cell>
          <table:table-cell table:formula="of:=DEC2BIN([.B23])" office:value-type="string" office:string-value="111" calcext:value-type="string">
            <text:p>111</text:p>
          </table:table-cell>
          <table:table-cell table:formula="of:=IF((LEN([.C23])&lt;4);REPT(0;4-LEN([.C23]))&amp;[.C23];[.C2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23]+1)*8" office:value-type="float" office:value="9.3125" calcext:value-type="float">
            <text:p>9</text:p>
          </table:table-cell>
          <table:table-cell table:formula="of:=DEC2BIN([.K23])" office:value-type="string" office:string-value="1001" calcext:value-type="string">
            <text:p>1001</text:p>
          </table:table-cell>
          <table:table-cell table:formula="of:=IF((LEN([.L23])&lt;4);REPT(0;4-LEN([.L23]))&amp;[.L23];[.L23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0.4453125" calcext:value-type="float">
            <text:p>0,4453125</text:p>
          </table:table-cell>
          <table:table-cell table:formula="of:=([.A24]+0.5)*15" office:value-type="float" office:value="14.1796875" calcext:value-type="float">
            <text:p>14</text:p>
          </table:table-cell>
          <table:table-cell table:formula="of:=DEC2BIN([.B24])" office:value-type="string" office:string-value="1110" calcext:value-type="string">
            <text:p>1110</text:p>
          </table:table-cell>
          <table:table-cell table:formula="of:=IF((LEN([.C24])&lt;4);REPT(0;4-LEN([.C24]))&amp;[.C24];[.C24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24]+1)*8" office:value-type="float" office:value="7.40625" calcext:value-type="float">
            <text:p>7</text:p>
          </table:table-cell>
          <table:table-cell table:formula="of:=DEC2BIN([.K24])" office:value-type="string" office:string-value="111" calcext:value-type="string">
            <text:p>111</text:p>
          </table:table-cell>
          <table:table-cell table:formula="of:=IF((LEN([.L24])&lt;4);REPT(0;4-LEN([.L24]))&amp;[.L24];[.L24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-0.12109375" calcext:value-type="float">
            <text:p>-0,12109375</text:p>
          </table:table-cell>
          <table:table-cell table:formula="of:=([.A25]+0.5)*15" office:value-type="float" office:value="5.68359375" calcext:value-type="float">
            <text:p>6</text:p>
          </table:table-cell>
          <table:table-cell table:formula="of:=DEC2BIN([.B25])" office:value-type="string" office:string-value="101" calcext:value-type="string">
            <text:p>101</text:p>
          </table:table-cell>
          <table:table-cell table:formula="of:=IF((LEN([.C25])&lt;4);REPT(0;4-LEN([.C25]))&amp;[.C25];[.C25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25]+1)*8" office:value-type="float" office:value="4.8125" calcext:value-type="float">
            <text:p>5</text:p>
          </table:table-cell>
          <table:table-cell table:formula="of:=DEC2BIN([.K25])" office:value-type="string" office:string-value="100" calcext:value-type="string">
            <text:p>100</text:p>
          </table:table-cell>
          <table:table-cell table:formula="of:=IF((LEN([.L25])&lt;4);REPT(0;4-LEN([.L25]))&amp;[.L25];[.L25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-0.421875" calcext:value-type="float">
            <text:p>-0,421875</text:p>
          </table:table-cell>
          <table:table-cell table:formula="of:=([.A26]+0.5)*15" office:value-type="float" office:value="1.171875" calcext:value-type="float">
            <text:p>1</text:p>
          </table:table-cell>
          <table:table-cell table:formula="of:=DEC2BIN([.B26])" office:value-type="string" office:string-value="1" calcext:value-type="string">
            <text:p>1</text:p>
          </table:table-cell>
          <table:table-cell table:formula="of:=IF((LEN([.C26])&lt;4);REPT(0;4-LEN([.C26]))&amp;[.C26];[.C26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26]+1)*8" office:value-type="float" office:value="6.8125" calcext:value-type="float">
            <text:p>7</text:p>
          </table:table-cell>
          <table:table-cell table:formula="of:=DEC2BIN([.K26])" office:value-type="string" office:string-value="110" calcext:value-type="string">
            <text:p>110</text:p>
          </table:table-cell>
          <table:table-cell table:formula="of:=IF((LEN([.L26])&lt;4);REPT(0;4-LEN([.L26]))&amp;[.L26];[.L26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27]+0.5)*15" office:value-type="float" office:value="13.59375" calcext:value-type="float">
            <text:p>14</text:p>
          </table:table-cell>
          <table:table-cell table:formula="of:=DEC2BIN([.B27])" office:value-type="string" office:string-value="1101" calcext:value-type="string">
            <text:p>1101</text:p>
          </table:table-cell>
          <table:table-cell table:formula="of:=IF((LEN([.C27])&lt;4);REPT(0;4-LEN([.C27]))&amp;[.C27];[.C27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27]+1)*8" office:value-type="float" office:value="15.15625" calcext:value-type="float">
            <text:p>15</text:p>
          </table:table-cell>
          <table:table-cell table:formula="of:=DEC2BIN([.K27])" office:value-type="string" office:string-value="1111" calcext:value-type="string">
            <text:p>1111</text:p>
          </table:table-cell>
          <table:table-cell table:formula="of:=IF((LEN([.L27])&lt;4);REPT(0;4-LEN([.L27]))&amp;[.L27];[.L27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16015625" calcext:value-type="float">
            <text:p>0,16015625</text:p>
          </table:table-cell>
          <table:table-cell table:formula="of:=([.A28]+0.5)*15" office:value-type="float" office:value="9.90234375" calcext:value-type="float">
            <text:p>10</text:p>
          </table:table-cell>
          <table:table-cell table:formula="of:=DEC2BIN([.B28])" office:value-type="string" office:string-value="1001" calcext:value-type="string">
            <text:p>1001</text:p>
          </table:table-cell>
          <table:table-cell table:formula="of:=IF((LEN([.C28])&lt;4);REPT(0;4-LEN([.C28]))&amp;[.C28];[.C28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28]+1)*8" office:value-type="float" office:value="9.28125" calcext:value-type="float">
            <text:p>9</text:p>
          </table:table-cell>
          <table:table-cell table:formula="of:=DEC2BIN([.K28])" office:value-type="string" office:string-value="1001" calcext:value-type="string">
            <text:p>1001</text:p>
          </table:table-cell>
          <table:table-cell table:formula="of:=IF((LEN([.L28])&lt;4);REPT(0;4-LEN([.L28]))&amp;[.L28];[.L28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51953125" calcext:value-type="float">
            <text:p>-0,51953125</text:p>
          </table:table-cell>
          <table:table-cell table:formula="of:=([.A29]+0.5)*15" office:value-type="float" office:value="-0.29296875" calcext:value-type="float">
            <text:p>0</text:p>
          </table:table-cell>
          <table:table-cell table:formula="of:=DEC2BIN([.B29])" office:value-type="string" office:string-value="0" calcext:value-type="string">
            <text:p>0</text:p>
          </table:table-cell>
          <table:table-cell table:formula="of:=IF((LEN([.C29])&lt;4);REPT(0;4-LEN([.C29]))&amp;[.C29];[.C29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29]+1)*8" office:value-type="float" office:value="0.28125" calcext:value-type="float">
            <text:p>0</text:p>
          </table:table-cell>
          <table:table-cell table:formula="of:=DEC2BIN([.K29])" office:value-type="string" office:string-value="0" calcext:value-type="string">
            <text:p>0</text:p>
          </table:table-cell>
          <table:table-cell table:formula="of:=IF((LEN([.L29])&lt;4);REPT(0;4-LEN([.L29]))&amp;[.L29];[.L29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27734375" calcext:value-type="float">
            <text:p>-0,27734375</text:p>
          </table:table-cell>
          <table:table-cell table:formula="of:=([.A30]+0.5)*15" office:value-type="float" office:value="3.33984375" calcext:value-type="float">
            <text:p>3</text:p>
          </table:table-cell>
          <table:table-cell table:formula="of:=DEC2BIN([.B30])" office:value-type="string" office:string-value="11" calcext:value-type="string">
            <text:p>11</text:p>
          </table:table-cell>
          <table:table-cell table:formula="of:=IF((LEN([.C30])&lt;4);REPT(0;4-LEN([.C30]))&amp;[.C30];[.C30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30]+1)*8" office:value-type="float" office:value="6.75" calcext:value-type="float">
            <text:p>7</text:p>
          </table:table-cell>
          <table:table-cell table:formula="of:=DEC2BIN([.K30])" office:value-type="string" office:string-value="110" calcext:value-type="string">
            <text:p>110</text:p>
          </table:table-cell>
          <table:table-cell table:formula="of:=IF((LEN([.L30])&lt;4);REPT(0;4-LEN([.L30]))&amp;[.L30];[.L30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2734375" calcext:value-type="float">
            <text:p>0,2734375</text:p>
          </table:table-cell>
          <table:table-cell table:formula="of:=([.A31]+0.5)*15" office:value-type="float" office:value="11.6015625" calcext:value-type="float">
            <text:p>12</text:p>
          </table:table-cell>
          <table:table-cell table:formula="of:=DEC2BIN([.B31])" office:value-type="string" office:string-value="1011" calcext:value-type="string">
            <text:p>1011</text:p>
          </table:table-cell>
          <table:table-cell table:formula="of:=IF((LEN([.C31])&lt;4);REPT(0;4-LEN([.C31]))&amp;[.C31];[.C31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31]+1)*8" office:value-type="float" office:value="13.59375" calcext:value-type="float">
            <text:p>14</text:p>
          </table:table-cell>
          <table:table-cell table:formula="of:=DEC2BIN([.K31])" office:value-type="string" office:string-value="1101" calcext:value-type="string">
            <text:p>1101</text:p>
          </table:table-cell>
          <table:table-cell table:formula="of:=IF((LEN([.L31])&lt;4);REPT(0;4-LEN([.L31]))&amp;[.L31];[.L3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32]+0.5)*15" office:value-type="float" office:value="14.765625" calcext:value-type="float">
            <text:p>15</text:p>
          </table:table-cell>
          <table:table-cell table:formula="of:=DEC2BIN([.B32])" office:value-type="string" office:string-value="1110" calcext:value-type="string">
            <text:p>1110</text:p>
          </table:table-cell>
          <table:table-cell table:formula="of:=IF((LEN([.C32])&lt;4);REPT(0;4-LEN([.C32]))&amp;[.C32];[.C32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32]+1)*8" office:value-type="float" office:value="8.625" calcext:value-type="float">
            <text:p>9</text:p>
          </table:table-cell>
          <table:table-cell table:formula="of:=DEC2BIN([.K32])" office:value-type="string" office:string-value="1000" calcext:value-type="string">
            <text:p>1000</text:p>
          </table:table-cell>
          <table:table-cell table:formula="of:=IF((LEN([.L32])&lt;4);REPT(0;4-LEN([.L32]))&amp;[.L32];[.L32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33]+0.5)*15" office:value-type="float" office:value="7.5" calcext:value-type="float">
            <text:p>8</text:p>
          </table:table-cell>
          <table:table-cell table:formula="of:=DEC2BIN([.B33])" office:value-type="string" office:string-value="111" calcext:value-type="string">
            <text:p>111</text:p>
          </table:table-cell>
          <table:table-cell table:formula="of:=IF((LEN([.C33])&lt;4);REPT(0;4-LEN([.C33]))&amp;[.C33];[.C3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33]+1)*8" office:value-type="float" office:value="6.6875" calcext:value-type="float">
            <text:p>7</text:p>
          </table:table-cell>
          <table:table-cell table:formula="of:=DEC2BIN([.K33])" office:value-type="string" office:string-value="110" calcext:value-type="string">
            <text:p>110</text:p>
          </table:table-cell>
          <table:table-cell table:formula="of:=IF((LEN([.L33])&lt;4);REPT(0;4-LEN([.L33]))&amp;[.L33];[.L33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-0.4453125" calcext:value-type="float">
            <text:p>-0,4453125</text:p>
          </table:table-cell>
          <table:table-cell table:formula="of:=([.A34]+0.5)*15" office:value-type="float" office:value="0.8203125" calcext:value-type="float">
            <text:p>1</text:p>
          </table:table-cell>
          <table:table-cell table:formula="of:=DEC2BIN([.B34])" office:value-type="string" office:string-value="0" calcext:value-type="string">
            <text:p>0</text:p>
          </table:table-cell>
          <table:table-cell table:formula="of:=IF((LEN([.C34])&lt;4);REPT(0;4-LEN([.C34]))&amp;[.C34];[.C34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34]+1)*8" office:value-type="float" office:value="8.59375" calcext:value-type="float">
            <text:p>9</text:p>
          </table:table-cell>
          <table:table-cell table:formula="of:=DEC2BIN([.K34])" office:value-type="string" office:string-value="1000" calcext:value-type="string">
            <text:p>1000</text:p>
          </table:table-cell>
          <table:table-cell table:formula="of:=IF((LEN([.L34])&lt;4);REPT(0;4-LEN([.L34]))&amp;[.L34];[.L34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12109375" calcext:value-type="float">
            <text:p>0,12109375</text:p>
          </table:table-cell>
          <table:table-cell table:formula="of:=([.A35]+0.5)*15" office:value-type="float" office:value="9.31640625" calcext:value-type="float">
            <text:p>9</text:p>
          </table:table-cell>
          <table:table-cell table:formula="of:=DEC2BIN([.B35])" office:value-type="string" office:string-value="1001" calcext:value-type="string">
            <text:p>1001</text:p>
          </table:table-cell>
          <table:table-cell table:formula="of:=IF((LEN([.C35])&lt;4);REPT(0;4-LEN([.C35]))&amp;[.C35];[.C35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35]+1)*8" office:value-type="float" office:value="11.1875" calcext:value-type="float">
            <text:p>11</text:p>
          </table:table-cell>
          <table:table-cell table:formula="of:=DEC2BIN([.K35])" office:value-type="string" office:string-value="1011" calcext:value-type="string">
            <text:p>1011</text:p>
          </table:table-cell>
          <table:table-cell table:formula="of:=IF((LEN([.L35])&lt;4);REPT(0;4-LEN([.L35]))&amp;[.L35];[.L35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0.421875" calcext:value-type="float">
            <text:p>0,421875</text:p>
          </table:table-cell>
          <table:table-cell table:formula="of:=([.A36]+0.5)*15" office:value-type="float" office:value="13.828125" calcext:value-type="float">
            <text:p>14</text:p>
          </table:table-cell>
          <table:table-cell table:formula="of:=DEC2BIN([.B36])" office:value-type="string" office:string-value="1101" calcext:value-type="string">
            <text:p>1101</text:p>
          </table:table-cell>
          <table:table-cell table:formula="of:=IF((LEN([.C36])&lt;4);REPT(0;4-LEN([.C36]))&amp;[.C36];[.C36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36]+1)*8" office:value-type="float" office:value="9.1875" calcext:value-type="float">
            <text:p>9</text:p>
          </table:table-cell>
          <table:table-cell table:formula="of:=DEC2BIN([.K36])" office:value-type="string" office:string-value="1001" calcext:value-type="string">
            <text:p>1001</text:p>
          </table:table-cell>
          <table:table-cell table:formula="of:=IF((LEN([.L36])&lt;4);REPT(0;4-LEN([.L36]))&amp;[.L36];[.L36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37]+0.5)*15" office:value-type="float" office:value="1.40625" calcext:value-type="float">
            <text:p>1</text:p>
          </table:table-cell>
          <table:table-cell table:formula="of:=DEC2BIN([.B37])" office:value-type="string" office:string-value="1" calcext:value-type="string">
            <text:p>1</text:p>
          </table:table-cell>
          <table:table-cell table:formula="of:=IF((LEN([.C37])&lt;4);REPT(0;4-LEN([.C37]))&amp;[.C37];[.C37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37]+1)*8" office:value-type="float" office:value="0.84375" calcext:value-type="float">
            <text:p>1</text:p>
          </table:table-cell>
          <table:table-cell table:formula="of:=DEC2BIN([.K37])" office:value-type="string" office:string-value="0" calcext:value-type="string">
            <text:p>0</text:p>
          </table:table-cell>
          <table:table-cell table:formula="of:=IF((LEN([.L37])&lt;4);REPT(0;4-LEN([.L37]))&amp;[.L37];[.L37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16015625" calcext:value-type="float">
            <text:p>-0,16015625</text:p>
          </table:table-cell>
          <table:table-cell table:formula="of:=([.A38]+0.5)*15" office:value-type="float" office:value="5.09765625" calcext:value-type="float">
            <text:p>5</text:p>
          </table:table-cell>
          <table:table-cell table:formula="of:=DEC2BIN([.B38])" office:value-type="string" office:string-value="101" calcext:value-type="string">
            <text:p>101</text:p>
          </table:table-cell>
          <table:table-cell table:formula="of:=IF((LEN([.C38])&lt;4);REPT(0;4-LEN([.C38]))&amp;[.C38];[.C38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38]+1)*8" office:value-type="float" office:value="6.71875" calcext:value-type="float">
            <text:p>7</text:p>
          </table:table-cell>
          <table:table-cell table:formula="of:=DEC2BIN([.K38])" office:value-type="string" office:string-value="110" calcext:value-type="string">
            <text:p>110</text:p>
          </table:table-cell>
          <table:table-cell table:formula="of:=IF((LEN([.L38])&lt;4);REPT(0;4-LEN([.L38]))&amp;[.L38];[.L38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51953125" calcext:value-type="float">
            <text:p>0,51953125</text:p>
          </table:table-cell>
          <table:table-cell table:formula="of:=([.A39]+0.5)*15" office:value-type="float" office:value="15.29296875" calcext:value-type="float">
            <text:p>15</text:p>
          </table:table-cell>
          <table:table-cell table:formula="of:=DEC2BIN([.B39])" office:value-type="string" office:string-value="1111" calcext:value-type="string">
            <text:p>1111</text:p>
          </table:table-cell>
          <table:table-cell table:formula="of:=IF((LEN([.C39])&lt;4);REPT(0;4-LEN([.C39]))&amp;[.C39];[.C39])" office:value-type="string" office:string-value="1111" calcext:value-type="string">
            <text:p>1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39]+1)*8" office:value-type="float" office:value="15.71875" calcext:value-type="float">
            <text:p>16</text:p>
          </table:table-cell>
          <table:table-cell table:formula="of:=DEC2BIN([.K39])" office:value-type="string" office:string-value="1111" calcext:value-type="string">
            <text:p>1111</text:p>
          </table:table-cell>
          <table:table-cell table:formula="of:=IF((LEN([.L39])&lt;4);REPT(0;4-LEN([.L39]))&amp;[.L39];[.L39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27734375" calcext:value-type="float">
            <text:p>0,27734375</text:p>
          </table:table-cell>
          <table:table-cell table:formula="of:=([.A40]+0.5)*15" office:value-type="float" office:value="11.66015625" calcext:value-type="float">
            <text:p>12</text:p>
          </table:table-cell>
          <table:table-cell table:formula="of:=DEC2BIN([.B40])" office:value-type="string" office:string-value="1011" calcext:value-type="string">
            <text:p>1011</text:p>
          </table:table-cell>
          <table:table-cell table:formula="of:=IF((LEN([.C40])&lt;4);REPT(0;4-LEN([.C40]))&amp;[.C40];[.C40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40]+1)*8" office:value-type="float" office:value="9.25" calcext:value-type="float">
            <text:p>9</text:p>
          </table:table-cell>
          <table:table-cell table:formula="of:=DEC2BIN([.K40])" office:value-type="string" office:string-value="1001" calcext:value-type="string">
            <text:p>1001</text:p>
          </table:table-cell>
          <table:table-cell table:formula="of:=IF((LEN([.L40])&lt;4);REPT(0;4-LEN([.L40]))&amp;[.L40];[.L40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2734375" calcext:value-type="float">
            <text:p>-0,2734375</text:p>
          </table:table-cell>
          <table:table-cell table:formula="of:=([.A41]+0.5)*15" office:value-type="float" office:value="3.3984375" calcext:value-type="float">
            <text:p>3</text:p>
          </table:table-cell>
          <table:table-cell table:formula="of:=DEC2BIN([.B41])" office:value-type="string" office:string-value="11" calcext:value-type="string">
            <text:p>11</text:p>
          </table:table-cell>
          <table:table-cell table:formula="of:=IF((LEN([.C41])&lt;4);REPT(0;4-LEN([.C41]))&amp;[.C41];[.C41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41]+1)*8" office:value-type="float" office:value="2.40625" calcext:value-type="float">
            <text:p>2</text:p>
          </table:table-cell>
          <table:table-cell table:formula="of:=DEC2BIN([.K41])" office:value-type="string" office:string-value="10" calcext:value-type="string">
            <text:p>10</text:p>
          </table:table-cell>
          <table:table-cell table:formula="of:=IF((LEN([.L41])&lt;4);REPT(0;4-LEN([.L41]))&amp;[.L41];[.L41])" office:value-type="string" office:string-value="0010" calcext:value-type="string">
            <text:p>0010</text:p>
          </table:table-cell>
        </table:table-row>
        <table:table-row table:style-name="ro1">
          <table:table-cell table:style-name="ce1" office:value-type="float" office:value="-0.484375" calcext:value-type="float">
            <text:p>-0,484375</text:p>
          </table:table-cell>
          <table:table-cell table:formula="of:=([.A42]+0.5)*15" office:value-type="float" office:value="0.234375" calcext:value-type="float">
            <text:p>0</text:p>
          </table:table-cell>
          <table:table-cell table:formula="of:=DEC2BIN([.B42])" office:value-type="string" office:string-value="0" calcext:value-type="string">
            <text:p>0</text:p>
          </table:table-cell>
          <table:table-cell table:formula="of:=IF((LEN([.C42])&lt;4);REPT(0;4-LEN([.C42]))&amp;[.C42];[.C42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42]+1)*8" office:value-type="float" office:value="7.375" calcext:value-type="float">
            <text:p>7</text:p>
          </table:table-cell>
          <table:table-cell table:formula="of:=DEC2BIN([.K42])" office:value-type="string" office:string-value="111" calcext:value-type="string">
            <text:p>111</text:p>
          </table:table-cell>
          <table:table-cell table:formula="of:=IF((LEN([.L42])&lt;4);REPT(0;4-LEN([.L42]))&amp;[.L42];[.L42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43]+0.5)*15" office:value-type="float" office:value="7.5" calcext:value-type="float">
            <text:p>8</text:p>
          </table:table-cell>
          <table:table-cell table:formula="of:=DEC2BIN([.B43])" office:value-type="string" office:string-value="111" calcext:value-type="string">
            <text:p>111</text:p>
          </table:table-cell>
          <table:table-cell table:formula="of:=IF((LEN([.C43])&lt;4);REPT(0;4-LEN([.C43]))&amp;[.C43];[.C4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43]+1)*8" office:value-type="float" office:value="9.3125" calcext:value-type="float">
            <text:p>9</text:p>
          </table:table-cell>
          <table:table-cell table:formula="of:=DEC2BIN([.K43])" office:value-type="string" office:string-value="1001" calcext:value-type="string">
            <text:p>1001</text:p>
          </table:table-cell>
          <table:table-cell table:formula="of:=IF((LEN([.L43])&lt;4);REPT(0;4-LEN([.L43]))&amp;[.L43];[.L43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0.4453125" calcext:value-type="float">
            <text:p>0,4453125</text:p>
          </table:table-cell>
          <table:table-cell table:formula="of:=([.A44]+0.5)*15" office:value-type="float" office:value="14.1796875" calcext:value-type="float">
            <text:p>14</text:p>
          </table:table-cell>
          <table:table-cell table:formula="of:=DEC2BIN([.B44])" office:value-type="string" office:string-value="1110" calcext:value-type="string">
            <text:p>1110</text:p>
          </table:table-cell>
          <table:table-cell table:formula="of:=IF((LEN([.C44])&lt;4);REPT(0;4-LEN([.C44]))&amp;[.C44];[.C44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44]+1)*8" office:value-type="float" office:value="7.40625" calcext:value-type="float">
            <text:p>7</text:p>
          </table:table-cell>
          <table:table-cell table:formula="of:=DEC2BIN([.K44])" office:value-type="string" office:string-value="111" calcext:value-type="string">
            <text:p>111</text:p>
          </table:table-cell>
          <table:table-cell table:formula="of:=IF((LEN([.L44])&lt;4);REPT(0;4-LEN([.L44]))&amp;[.L44];[.L44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-0.12109375" calcext:value-type="float">
            <text:p>-0,12109375</text:p>
          </table:table-cell>
          <table:table-cell table:formula="of:=([.A45]+0.5)*15" office:value-type="float" office:value="5.68359375" calcext:value-type="float">
            <text:p>6</text:p>
          </table:table-cell>
          <table:table-cell table:formula="of:=DEC2BIN([.B45])" office:value-type="string" office:string-value="101" calcext:value-type="string">
            <text:p>101</text:p>
          </table:table-cell>
          <table:table-cell table:formula="of:=IF((LEN([.C45])&lt;4);REPT(0;4-LEN([.C45]))&amp;[.C45];[.C45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45]+1)*8" office:value-type="float" office:value="4.8125" calcext:value-type="float">
            <text:p>5</text:p>
          </table:table-cell>
          <table:table-cell table:formula="of:=DEC2BIN([.K45])" office:value-type="string" office:string-value="100" calcext:value-type="string">
            <text:p>100</text:p>
          </table:table-cell>
          <table:table-cell table:formula="of:=IF((LEN([.L45])&lt;4);REPT(0;4-LEN([.L45]))&amp;[.L45];[.L45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-0.421875" calcext:value-type="float">
            <text:p>-0,421875</text:p>
          </table:table-cell>
          <table:table-cell table:formula="of:=([.A46]+0.5)*15" office:value-type="float" office:value="1.171875" calcext:value-type="float">
            <text:p>1</text:p>
          </table:table-cell>
          <table:table-cell table:formula="of:=DEC2BIN([.B46])" office:value-type="string" office:string-value="1" calcext:value-type="string">
            <text:p>1</text:p>
          </table:table-cell>
          <table:table-cell table:formula="of:=IF((LEN([.C46])&lt;4);REPT(0;4-LEN([.C46]))&amp;[.C46];[.C46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46]+1)*8" office:value-type="float" office:value="6.8125" calcext:value-type="float">
            <text:p>7</text:p>
          </table:table-cell>
          <table:table-cell table:formula="of:=DEC2BIN([.K46])" office:value-type="string" office:string-value="110" calcext:value-type="string">
            <text:p>110</text:p>
          </table:table-cell>
          <table:table-cell table:formula="of:=IF((LEN([.L46])&lt;4);REPT(0;4-LEN([.L46]))&amp;[.L46];[.L46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47]+0.5)*15" office:value-type="float" office:value="13.59375" calcext:value-type="float">
            <text:p>14</text:p>
          </table:table-cell>
          <table:table-cell table:formula="of:=DEC2BIN([.B47])" office:value-type="string" office:string-value="1101" calcext:value-type="string">
            <text:p>1101</text:p>
          </table:table-cell>
          <table:table-cell table:formula="of:=IF((LEN([.C47])&lt;4);REPT(0;4-LEN([.C47]))&amp;[.C47];[.C47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47]+1)*8" office:value-type="float" office:value="15.15625" calcext:value-type="float">
            <text:p>15</text:p>
          </table:table-cell>
          <table:table-cell table:formula="of:=DEC2BIN([.K47])" office:value-type="string" office:string-value="1111" calcext:value-type="string">
            <text:p>1111</text:p>
          </table:table-cell>
          <table:table-cell table:formula="of:=IF((LEN([.L47])&lt;4);REPT(0;4-LEN([.L47]))&amp;[.L47];[.L47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16015625" calcext:value-type="float">
            <text:p>0,16015625</text:p>
          </table:table-cell>
          <table:table-cell table:formula="of:=([.A48]+0.5)*15" office:value-type="float" office:value="9.90234375" calcext:value-type="float">
            <text:p>10</text:p>
          </table:table-cell>
          <table:table-cell table:formula="of:=DEC2BIN([.B48])" office:value-type="string" office:string-value="1001" calcext:value-type="string">
            <text:p>1001</text:p>
          </table:table-cell>
          <table:table-cell table:formula="of:=IF((LEN([.C48])&lt;4);REPT(0;4-LEN([.C48]))&amp;[.C48];[.C48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48]+1)*8" office:value-type="float" office:value="9.28125" calcext:value-type="float">
            <text:p>9</text:p>
          </table:table-cell>
          <table:table-cell table:formula="of:=DEC2BIN([.K48])" office:value-type="string" office:string-value="1001" calcext:value-type="string">
            <text:p>1001</text:p>
          </table:table-cell>
          <table:table-cell table:formula="of:=IF((LEN([.L48])&lt;4);REPT(0;4-LEN([.L48]))&amp;[.L48];[.L48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51953125" calcext:value-type="float">
            <text:p>-0,51953125</text:p>
          </table:table-cell>
          <table:table-cell table:formula="of:=([.A49]+0.5)*15" office:value-type="float" office:value="-0.29296875" calcext:value-type="float">
            <text:p>0</text:p>
          </table:table-cell>
          <table:table-cell table:formula="of:=DEC2BIN([.B49])" office:value-type="string" office:string-value="0" calcext:value-type="string">
            <text:p>0</text:p>
          </table:table-cell>
          <table:table-cell table:formula="of:=IF((LEN([.C49])&lt;4);REPT(0;4-LEN([.C49]))&amp;[.C49];[.C49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49]+1)*8" office:value-type="float" office:value="0.28125" calcext:value-type="float">
            <text:p>0</text:p>
          </table:table-cell>
          <table:table-cell table:formula="of:=DEC2BIN([.K49])" office:value-type="string" office:string-value="0" calcext:value-type="string">
            <text:p>0</text:p>
          </table:table-cell>
          <table:table-cell table:formula="of:=IF((LEN([.L49])&lt;4);REPT(0;4-LEN([.L49]))&amp;[.L49];[.L49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27734375" calcext:value-type="float">
            <text:p>-0,27734375</text:p>
          </table:table-cell>
          <table:table-cell table:formula="of:=([.A50]+0.5)*15" office:value-type="float" office:value="3.33984375" calcext:value-type="float">
            <text:p>3</text:p>
          </table:table-cell>
          <table:table-cell table:formula="of:=DEC2BIN([.B50])" office:value-type="string" office:string-value="11" calcext:value-type="string">
            <text:p>11</text:p>
          </table:table-cell>
          <table:table-cell table:formula="of:=IF((LEN([.C50])&lt;4);REPT(0;4-LEN([.C50]))&amp;[.C50];[.C50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50]+1)*8" office:value-type="float" office:value="6.75" calcext:value-type="float">
            <text:p>7</text:p>
          </table:table-cell>
          <table:table-cell table:formula="of:=DEC2BIN([.K50])" office:value-type="string" office:string-value="110" calcext:value-type="string">
            <text:p>110</text:p>
          </table:table-cell>
          <table:table-cell table:formula="of:=IF((LEN([.L50])&lt;4);REPT(0;4-LEN([.L50]))&amp;[.L50];[.L50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2734375" calcext:value-type="float">
            <text:p>0,2734375</text:p>
          </table:table-cell>
          <table:table-cell table:formula="of:=([.A51]+0.5)*15" office:value-type="float" office:value="11.6015625" calcext:value-type="float">
            <text:p>12</text:p>
          </table:table-cell>
          <table:table-cell table:formula="of:=DEC2BIN([.B51])" office:value-type="string" office:string-value="1011" calcext:value-type="string">
            <text:p>1011</text:p>
          </table:table-cell>
          <table:table-cell table:formula="of:=IF((LEN([.C51])&lt;4);REPT(0;4-LEN([.C51]))&amp;[.C51];[.C51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51]+1)*8" office:value-type="float" office:value="13.59375" calcext:value-type="float">
            <text:p>14</text:p>
          </table:table-cell>
          <table:table-cell table:formula="of:=DEC2BIN([.K51])" office:value-type="string" office:string-value="1101" calcext:value-type="string">
            <text:p>1101</text:p>
          </table:table-cell>
          <table:table-cell table:formula="of:=IF((LEN([.L51])&lt;4);REPT(0;4-LEN([.L51]))&amp;[.L51];[.L5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52]+0.5)*15" office:value-type="float" office:value="14.765625" calcext:value-type="float">
            <text:p>15</text:p>
          </table:table-cell>
          <table:table-cell table:formula="of:=DEC2BIN([.B52])" office:value-type="string" office:string-value="1110" calcext:value-type="string">
            <text:p>1110</text:p>
          </table:table-cell>
          <table:table-cell table:formula="of:=IF((LEN([.C52])&lt;4);REPT(0;4-LEN([.C52]))&amp;[.C52];[.C52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52]+1)*8" office:value-type="float" office:value="8.625" calcext:value-type="float">
            <text:p>9</text:p>
          </table:table-cell>
          <table:table-cell table:formula="of:=DEC2BIN([.K52])" office:value-type="string" office:string-value="1000" calcext:value-type="string">
            <text:p>1000</text:p>
          </table:table-cell>
          <table:table-cell table:formula="of:=IF((LEN([.L52])&lt;4);REPT(0;4-LEN([.L52]))&amp;[.L52];[.L52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53]+0.5)*15" office:value-type="float" office:value="7.5" calcext:value-type="float">
            <text:p>8</text:p>
          </table:table-cell>
          <table:table-cell table:formula="of:=DEC2BIN([.B53])" office:value-type="string" office:string-value="111" calcext:value-type="string">
            <text:p>111</text:p>
          </table:table-cell>
          <table:table-cell table:formula="of:=IF((LEN([.C53])&lt;4);REPT(0;4-LEN([.C53]))&amp;[.C53];[.C5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53]+1)*8" office:value-type="float" office:value="6.6875" calcext:value-type="float">
            <text:p>7</text:p>
          </table:table-cell>
          <table:table-cell table:formula="of:=DEC2BIN([.K53])" office:value-type="string" office:string-value="110" calcext:value-type="string">
            <text:p>110</text:p>
          </table:table-cell>
          <table:table-cell table:formula="of:=IF((LEN([.L53])&lt;4);REPT(0;4-LEN([.L53]))&amp;[.L53];[.L53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-0.4453125" calcext:value-type="float">
            <text:p>-0,4453125</text:p>
          </table:table-cell>
          <table:table-cell table:formula="of:=([.A54]+0.5)*15" office:value-type="float" office:value="0.8203125" calcext:value-type="float">
            <text:p>1</text:p>
          </table:table-cell>
          <table:table-cell table:formula="of:=DEC2BIN([.B54])" office:value-type="string" office:string-value="0" calcext:value-type="string">
            <text:p>0</text:p>
          </table:table-cell>
          <table:table-cell table:formula="of:=IF((LEN([.C54])&lt;4);REPT(0;4-LEN([.C54]))&amp;[.C54];[.C54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54]+1)*8" office:value-type="float" office:value="8.59375" calcext:value-type="float">
            <text:p>9</text:p>
          </table:table-cell>
          <table:table-cell table:formula="of:=DEC2BIN([.K54])" office:value-type="string" office:string-value="1000" calcext:value-type="string">
            <text:p>1000</text:p>
          </table:table-cell>
          <table:table-cell table:formula="of:=IF((LEN([.L54])&lt;4);REPT(0;4-LEN([.L54]))&amp;[.L54];[.L54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12109375" calcext:value-type="float">
            <text:p>0,12109375</text:p>
          </table:table-cell>
          <table:table-cell table:formula="of:=([.A55]+0.5)*15" office:value-type="float" office:value="9.31640625" calcext:value-type="float">
            <text:p>9</text:p>
          </table:table-cell>
          <table:table-cell table:formula="of:=DEC2BIN([.B55])" office:value-type="string" office:string-value="1001" calcext:value-type="string">
            <text:p>1001</text:p>
          </table:table-cell>
          <table:table-cell table:formula="of:=IF((LEN([.C55])&lt;4);REPT(0;4-LEN([.C55]))&amp;[.C55];[.C55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55]+1)*8" office:value-type="float" office:value="11.1875" calcext:value-type="float">
            <text:p>11</text:p>
          </table:table-cell>
          <table:table-cell table:formula="of:=DEC2BIN([.K55])" office:value-type="string" office:string-value="1011" calcext:value-type="string">
            <text:p>1011</text:p>
          </table:table-cell>
          <table:table-cell table:formula="of:=IF((LEN([.L55])&lt;4);REPT(0;4-LEN([.L55]))&amp;[.L55];[.L55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0.421875" calcext:value-type="float">
            <text:p>0,421875</text:p>
          </table:table-cell>
          <table:table-cell table:formula="of:=([.A56]+0.5)*15" office:value-type="float" office:value="13.828125" calcext:value-type="float">
            <text:p>14</text:p>
          </table:table-cell>
          <table:table-cell table:formula="of:=DEC2BIN([.B56])" office:value-type="string" office:string-value="1101" calcext:value-type="string">
            <text:p>1101</text:p>
          </table:table-cell>
          <table:table-cell table:formula="of:=IF((LEN([.C56])&lt;4);REPT(0;4-LEN([.C56]))&amp;[.C56];[.C56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56]+1)*8" office:value-type="float" office:value="9.1875" calcext:value-type="float">
            <text:p>9</text:p>
          </table:table-cell>
          <table:table-cell table:formula="of:=DEC2BIN([.K56])" office:value-type="string" office:string-value="1001" calcext:value-type="string">
            <text:p>1001</text:p>
          </table:table-cell>
          <table:table-cell table:formula="of:=IF((LEN([.L56])&lt;4);REPT(0;4-LEN([.L56]))&amp;[.L56];[.L56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57]+0.5)*15" office:value-type="float" office:value="1.40625" calcext:value-type="float">
            <text:p>1</text:p>
          </table:table-cell>
          <table:table-cell table:formula="of:=DEC2BIN([.B57])" office:value-type="string" office:string-value="1" calcext:value-type="string">
            <text:p>1</text:p>
          </table:table-cell>
          <table:table-cell table:formula="of:=IF((LEN([.C57])&lt;4);REPT(0;4-LEN([.C57]))&amp;[.C57];[.C57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57]+1)*8" office:value-type="float" office:value="0.84375" calcext:value-type="float">
            <text:p>1</text:p>
          </table:table-cell>
          <table:table-cell table:formula="of:=DEC2BIN([.K57])" office:value-type="string" office:string-value="0" calcext:value-type="string">
            <text:p>0</text:p>
          </table:table-cell>
          <table:table-cell table:formula="of:=IF((LEN([.L57])&lt;4);REPT(0;4-LEN([.L57]))&amp;[.L57];[.L57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16015625" calcext:value-type="float">
            <text:p>-0,16015625</text:p>
          </table:table-cell>
          <table:table-cell table:formula="of:=([.A58]+0.5)*15" office:value-type="float" office:value="5.09765625" calcext:value-type="float">
            <text:p>5</text:p>
          </table:table-cell>
          <table:table-cell table:formula="of:=DEC2BIN([.B58])" office:value-type="string" office:string-value="101" calcext:value-type="string">
            <text:p>101</text:p>
          </table:table-cell>
          <table:table-cell table:formula="of:=IF((LEN([.C58])&lt;4);REPT(0;4-LEN([.C58]))&amp;[.C58];[.C58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58]+1)*8" office:value-type="float" office:value="6.71875" calcext:value-type="float">
            <text:p>7</text:p>
          </table:table-cell>
          <table:table-cell table:formula="of:=DEC2BIN([.K58])" office:value-type="string" office:string-value="110" calcext:value-type="string">
            <text:p>110</text:p>
          </table:table-cell>
          <table:table-cell table:formula="of:=IF((LEN([.L58])&lt;4);REPT(0;4-LEN([.L58]))&amp;[.L58];[.L58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51953125" calcext:value-type="float">
            <text:p>0,51953125</text:p>
          </table:table-cell>
          <table:table-cell table:formula="of:=([.A59]+0.5)*15" office:value-type="float" office:value="15.29296875" calcext:value-type="float">
            <text:p>15</text:p>
          </table:table-cell>
          <table:table-cell table:formula="of:=DEC2BIN([.B59])" office:value-type="string" office:string-value="1111" calcext:value-type="string">
            <text:p>1111</text:p>
          </table:table-cell>
          <table:table-cell table:formula="of:=IF((LEN([.C59])&lt;4);REPT(0;4-LEN([.C59]))&amp;[.C59];[.C59])" office:value-type="string" office:string-value="1111" calcext:value-type="string">
            <text:p>1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59]+1)*8" office:value-type="float" office:value="15.71875" calcext:value-type="float">
            <text:p>16</text:p>
          </table:table-cell>
          <table:table-cell table:formula="of:=DEC2BIN([.K59])" office:value-type="string" office:string-value="1111" calcext:value-type="string">
            <text:p>1111</text:p>
          </table:table-cell>
          <table:table-cell table:formula="of:=IF((LEN([.L59])&lt;4);REPT(0;4-LEN([.L59]))&amp;[.L59];[.L59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27734375" calcext:value-type="float">
            <text:p>0,27734375</text:p>
          </table:table-cell>
          <table:table-cell table:formula="of:=([.A60]+0.5)*15" office:value-type="float" office:value="11.66015625" calcext:value-type="float">
            <text:p>12</text:p>
          </table:table-cell>
          <table:table-cell table:formula="of:=DEC2BIN([.B60])" office:value-type="string" office:string-value="1011" calcext:value-type="string">
            <text:p>1011</text:p>
          </table:table-cell>
          <table:table-cell table:formula="of:=IF((LEN([.C60])&lt;4);REPT(0;4-LEN([.C60]))&amp;[.C60];[.C60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60]+1)*8" office:value-type="float" office:value="9.25" calcext:value-type="float">
            <text:p>9</text:p>
          </table:table-cell>
          <table:table-cell table:formula="of:=DEC2BIN([.K60])" office:value-type="string" office:string-value="1001" calcext:value-type="string">
            <text:p>1001</text:p>
          </table:table-cell>
          <table:table-cell table:formula="of:=IF((LEN([.L60])&lt;4);REPT(0;4-LEN([.L60]))&amp;[.L60];[.L60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2734375" calcext:value-type="float">
            <text:p>-0,2734375</text:p>
          </table:table-cell>
          <table:table-cell table:formula="of:=([.A61]+0.5)*15" office:value-type="float" office:value="3.3984375" calcext:value-type="float">
            <text:p>3</text:p>
          </table:table-cell>
          <table:table-cell table:formula="of:=DEC2BIN([.B61])" office:value-type="string" office:string-value="11" calcext:value-type="string">
            <text:p>11</text:p>
          </table:table-cell>
          <table:table-cell table:formula="of:=IF((LEN([.C61])&lt;4);REPT(0;4-LEN([.C61]))&amp;[.C61];[.C61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61]+1)*8" office:value-type="float" office:value="2.40625" calcext:value-type="float">
            <text:p>2</text:p>
          </table:table-cell>
          <table:table-cell table:formula="of:=DEC2BIN([.K61])" office:value-type="string" office:string-value="10" calcext:value-type="string">
            <text:p>10</text:p>
          </table:table-cell>
          <table:table-cell table:formula="of:=IF((LEN([.L61])&lt;4);REPT(0;4-LEN([.L61]))&amp;[.L61];[.L61])" office:value-type="string" office:string-value="0010" calcext:value-type="string">
            <text:p>0010</text:p>
          </table:table-cell>
        </table:table-row>
        <table:table-row table:style-name="ro1">
          <table:table-cell table:style-name="ce1" office:value-type="float" office:value="-0.484375" calcext:value-type="float">
            <text:p>-0,484375</text:p>
          </table:table-cell>
          <table:table-cell table:formula="of:=([.A62]+0.5)*15" office:value-type="float" office:value="0.234375" calcext:value-type="float">
            <text:p>0</text:p>
          </table:table-cell>
          <table:table-cell table:formula="of:=DEC2BIN([.B62])" office:value-type="string" office:string-value="0" calcext:value-type="string">
            <text:p>0</text:p>
          </table:table-cell>
          <table:table-cell table:formula="of:=IF((LEN([.C62])&lt;4);REPT(0;4-LEN([.C62]))&amp;[.C62];[.C62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62]+1)*8" office:value-type="float" office:value="7.375" calcext:value-type="float">
            <text:p>7</text:p>
          </table:table-cell>
          <table:table-cell table:formula="of:=DEC2BIN([.K62])" office:value-type="string" office:string-value="111" calcext:value-type="string">
            <text:p>111</text:p>
          </table:table-cell>
          <table:table-cell table:formula="of:=IF((LEN([.L62])&lt;4);REPT(0;4-LEN([.L62]))&amp;[.L62];[.L62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63]+0.5)*15" office:value-type="float" office:value="7.5" calcext:value-type="float">
            <text:p>8</text:p>
          </table:table-cell>
          <table:table-cell table:formula="of:=DEC2BIN([.B63])" office:value-type="string" office:string-value="111" calcext:value-type="string">
            <text:p>111</text:p>
          </table:table-cell>
          <table:table-cell table:formula="of:=IF((LEN([.C63])&lt;4);REPT(0;4-LEN([.C63]))&amp;[.C63];[.C6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63]+1)*8" office:value-type="float" office:value="9.3125" calcext:value-type="float">
            <text:p>9</text:p>
          </table:table-cell>
          <table:table-cell table:formula="of:=DEC2BIN([.K63])" office:value-type="string" office:string-value="1001" calcext:value-type="string">
            <text:p>1001</text:p>
          </table:table-cell>
          <table:table-cell table:formula="of:=IF((LEN([.L63])&lt;4);REPT(0;4-LEN([.L63]))&amp;[.L63];[.L63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0.4453125" calcext:value-type="float">
            <text:p>0,4453125</text:p>
          </table:table-cell>
          <table:table-cell table:formula="of:=([.A64]+0.5)*15" office:value-type="float" office:value="14.1796875" calcext:value-type="float">
            <text:p>14</text:p>
          </table:table-cell>
          <table:table-cell table:formula="of:=DEC2BIN([.B64])" office:value-type="string" office:string-value="1110" calcext:value-type="string">
            <text:p>1110</text:p>
          </table:table-cell>
          <table:table-cell table:formula="of:=IF((LEN([.C64])&lt;4);REPT(0;4-LEN([.C64]))&amp;[.C64];[.C64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64]+1)*8" office:value-type="float" office:value="7.40625" calcext:value-type="float">
            <text:p>7</text:p>
          </table:table-cell>
          <table:table-cell table:formula="of:=DEC2BIN([.K64])" office:value-type="string" office:string-value="111" calcext:value-type="string">
            <text:p>111</text:p>
          </table:table-cell>
          <table:table-cell table:formula="of:=IF((LEN([.L64])&lt;4);REPT(0;4-LEN([.L64]))&amp;[.L64];[.L64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-0.12109375" calcext:value-type="float">
            <text:p>-0,12109375</text:p>
          </table:table-cell>
          <table:table-cell table:formula="of:=([.A65]+0.5)*15" office:value-type="float" office:value="5.68359375" calcext:value-type="float">
            <text:p>6</text:p>
          </table:table-cell>
          <table:table-cell table:formula="of:=DEC2BIN([.B65])" office:value-type="string" office:string-value="101" calcext:value-type="string">
            <text:p>101</text:p>
          </table:table-cell>
          <table:table-cell table:formula="of:=IF((LEN([.C65])&lt;4);REPT(0;4-LEN([.C65]))&amp;[.C65];[.C65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65]+1)*8" office:value-type="float" office:value="4.8125" calcext:value-type="float">
            <text:p>5</text:p>
          </table:table-cell>
          <table:table-cell table:formula="of:=DEC2BIN([.K65])" office:value-type="string" office:string-value="100" calcext:value-type="string">
            <text:p>100</text:p>
          </table:table-cell>
          <table:table-cell table:formula="of:=IF((LEN([.L65])&lt;4);REPT(0;4-LEN([.L65]))&amp;[.L65];[.L65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-0.421875" calcext:value-type="float">
            <text:p>-0,421875</text:p>
          </table:table-cell>
          <table:table-cell table:formula="of:=([.A66]+0.5)*15" office:value-type="float" office:value="1.171875" calcext:value-type="float">
            <text:p>1</text:p>
          </table:table-cell>
          <table:table-cell table:formula="of:=DEC2BIN([.B66])" office:value-type="string" office:string-value="1" calcext:value-type="string">
            <text:p>1</text:p>
          </table:table-cell>
          <table:table-cell table:formula="of:=IF((LEN([.C66])&lt;4);REPT(0;4-LEN([.C66]))&amp;[.C66];[.C66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66]+1)*8" office:value-type="float" office:value="6.8125" calcext:value-type="float">
            <text:p>7</text:p>
          </table:table-cell>
          <table:table-cell table:formula="of:=DEC2BIN([.K66])" office:value-type="string" office:string-value="110" calcext:value-type="string">
            <text:p>110</text:p>
          </table:table-cell>
          <table:table-cell table:formula="of:=IF((LEN([.L66])&lt;4);REPT(0;4-LEN([.L66]))&amp;[.L66];[.L66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67]+0.5)*15" office:value-type="float" office:value="13.59375" calcext:value-type="float">
            <text:p>14</text:p>
          </table:table-cell>
          <table:table-cell table:formula="of:=DEC2BIN([.B67])" office:value-type="string" office:string-value="1101" calcext:value-type="string">
            <text:p>1101</text:p>
          </table:table-cell>
          <table:table-cell table:formula="of:=IF((LEN([.C67])&lt;4);REPT(0;4-LEN([.C67]))&amp;[.C67];[.C67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67]+1)*8" office:value-type="float" office:value="15.15625" calcext:value-type="float">
            <text:p>15</text:p>
          </table:table-cell>
          <table:table-cell table:formula="of:=DEC2BIN([.K67])" office:value-type="string" office:string-value="1111" calcext:value-type="string">
            <text:p>1111</text:p>
          </table:table-cell>
          <table:table-cell table:formula="of:=IF((LEN([.L67])&lt;4);REPT(0;4-LEN([.L67]))&amp;[.L67];[.L67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16015625" calcext:value-type="float">
            <text:p>0,16015625</text:p>
          </table:table-cell>
          <table:table-cell table:formula="of:=([.A68]+0.5)*15" office:value-type="float" office:value="9.90234375" calcext:value-type="float">
            <text:p>10</text:p>
          </table:table-cell>
          <table:table-cell table:formula="of:=DEC2BIN([.B68])" office:value-type="string" office:string-value="1001" calcext:value-type="string">
            <text:p>1001</text:p>
          </table:table-cell>
          <table:table-cell table:formula="of:=IF((LEN([.C68])&lt;4);REPT(0;4-LEN([.C68]))&amp;[.C68];[.C68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68]+1)*8" office:value-type="float" office:value="9.28125" calcext:value-type="float">
            <text:p>9</text:p>
          </table:table-cell>
          <table:table-cell table:formula="of:=DEC2BIN([.K68])" office:value-type="string" office:string-value="1001" calcext:value-type="string">
            <text:p>1001</text:p>
          </table:table-cell>
          <table:table-cell table:formula="of:=IF((LEN([.L68])&lt;4);REPT(0;4-LEN([.L68]))&amp;[.L68];[.L68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51953125" calcext:value-type="float">
            <text:p>-0,51953125</text:p>
          </table:table-cell>
          <table:table-cell table:formula="of:=([.A69]+0.5)*15" office:value-type="float" office:value="-0.29296875" calcext:value-type="float">
            <text:p>0</text:p>
          </table:table-cell>
          <table:table-cell table:formula="of:=DEC2BIN([.B69])" office:value-type="string" office:string-value="0" calcext:value-type="string">
            <text:p>0</text:p>
          </table:table-cell>
          <table:table-cell table:formula="of:=IF((LEN([.C69])&lt;4);REPT(0;4-LEN([.C69]))&amp;[.C69];[.C69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69]+1)*8" office:value-type="float" office:value="0.28125" calcext:value-type="float">
            <text:p>0</text:p>
          </table:table-cell>
          <table:table-cell table:formula="of:=DEC2BIN([.K69])" office:value-type="string" office:string-value="0" calcext:value-type="string">
            <text:p>0</text:p>
          </table:table-cell>
          <table:table-cell table:formula="of:=IF((LEN([.L69])&lt;4);REPT(0;4-LEN([.L69]))&amp;[.L69];[.L69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27734375" calcext:value-type="float">
            <text:p>-0,27734375</text:p>
          </table:table-cell>
          <table:table-cell table:formula="of:=([.A70]+0.5)*15" office:value-type="float" office:value="3.33984375" calcext:value-type="float">
            <text:p>3</text:p>
          </table:table-cell>
          <table:table-cell table:formula="of:=DEC2BIN([.B70])" office:value-type="string" office:string-value="11" calcext:value-type="string">
            <text:p>11</text:p>
          </table:table-cell>
          <table:table-cell table:formula="of:=IF((LEN([.C70])&lt;4);REPT(0;4-LEN([.C70]))&amp;[.C70];[.C70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70]+1)*8" office:value-type="float" office:value="6.75" calcext:value-type="float">
            <text:p>7</text:p>
          </table:table-cell>
          <table:table-cell table:formula="of:=DEC2BIN([.K70])" office:value-type="string" office:string-value="110" calcext:value-type="string">
            <text:p>110</text:p>
          </table:table-cell>
          <table:table-cell table:formula="of:=IF((LEN([.L70])&lt;4);REPT(0;4-LEN([.L70]))&amp;[.L70];[.L70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2734375" calcext:value-type="float">
            <text:p>0,2734375</text:p>
          </table:table-cell>
          <table:table-cell table:formula="of:=([.A71]+0.5)*15" office:value-type="float" office:value="11.6015625" calcext:value-type="float">
            <text:p>12</text:p>
          </table:table-cell>
          <table:table-cell table:formula="of:=DEC2BIN([.B71])" office:value-type="string" office:string-value="1011" calcext:value-type="string">
            <text:p>1011</text:p>
          </table:table-cell>
          <table:table-cell table:formula="of:=IF((LEN([.C71])&lt;4);REPT(0;4-LEN([.C71]))&amp;[.C71];[.C71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71]+1)*8" office:value-type="float" office:value="13.59375" calcext:value-type="float">
            <text:p>14</text:p>
          </table:table-cell>
          <table:table-cell table:formula="of:=DEC2BIN([.K71])" office:value-type="string" office:string-value="1101" calcext:value-type="string">
            <text:p>1101</text:p>
          </table:table-cell>
          <table:table-cell table:formula="of:=IF((LEN([.L71])&lt;4);REPT(0;4-LEN([.L71]))&amp;[.L71];[.L7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72]+0.5)*15" office:value-type="float" office:value="14.765625" calcext:value-type="float">
            <text:p>15</text:p>
          </table:table-cell>
          <table:table-cell table:formula="of:=DEC2BIN([.B72])" office:value-type="string" office:string-value="1110" calcext:value-type="string">
            <text:p>1110</text:p>
          </table:table-cell>
          <table:table-cell table:formula="of:=IF((LEN([.C72])&lt;4);REPT(0;4-LEN([.C72]))&amp;[.C72];[.C72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72]+1)*8" office:value-type="float" office:value="8.625" calcext:value-type="float">
            <text:p>9</text:p>
          </table:table-cell>
          <table:table-cell table:formula="of:=DEC2BIN([.K72])" office:value-type="string" office:string-value="1000" calcext:value-type="string">
            <text:p>1000</text:p>
          </table:table-cell>
          <table:table-cell table:formula="of:=IF((LEN([.L72])&lt;4);REPT(0;4-LEN([.L72]))&amp;[.L72];[.L72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73]+0.5)*15" office:value-type="float" office:value="7.5" calcext:value-type="float">
            <text:p>8</text:p>
          </table:table-cell>
          <table:table-cell table:formula="of:=DEC2BIN([.B73])" office:value-type="string" office:string-value="111" calcext:value-type="string">
            <text:p>111</text:p>
          </table:table-cell>
          <table:table-cell table:formula="of:=IF((LEN([.C73])&lt;4);REPT(0;4-LEN([.C73]))&amp;[.C73];[.C7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73]+1)*8" office:value-type="float" office:value="6.6875" calcext:value-type="float">
            <text:p>7</text:p>
          </table:table-cell>
          <table:table-cell table:formula="of:=DEC2BIN([.K73])" office:value-type="string" office:string-value="110" calcext:value-type="string">
            <text:p>110</text:p>
          </table:table-cell>
          <table:table-cell table:formula="of:=IF((LEN([.L73])&lt;4);REPT(0;4-LEN([.L73]))&amp;[.L73];[.L73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-0.4453125" calcext:value-type="float">
            <text:p>-0,4453125</text:p>
          </table:table-cell>
          <table:table-cell table:formula="of:=([.A74]+0.5)*15" office:value-type="float" office:value="0.8203125" calcext:value-type="float">
            <text:p>1</text:p>
          </table:table-cell>
          <table:table-cell table:formula="of:=DEC2BIN([.B74])" office:value-type="string" office:string-value="0" calcext:value-type="string">
            <text:p>0</text:p>
          </table:table-cell>
          <table:table-cell table:formula="of:=IF((LEN([.C74])&lt;4);REPT(0;4-LEN([.C74]))&amp;[.C74];[.C74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74]+1)*8" office:value-type="float" office:value="8.59375" calcext:value-type="float">
            <text:p>9</text:p>
          </table:table-cell>
          <table:table-cell table:formula="of:=DEC2BIN([.K74])" office:value-type="string" office:string-value="1000" calcext:value-type="string">
            <text:p>1000</text:p>
          </table:table-cell>
          <table:table-cell table:formula="of:=IF((LEN([.L74])&lt;4);REPT(0;4-LEN([.L74]))&amp;[.L74];[.L74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12109375" calcext:value-type="float">
            <text:p>0,12109375</text:p>
          </table:table-cell>
          <table:table-cell table:formula="of:=([.A75]+0.5)*15" office:value-type="float" office:value="9.31640625" calcext:value-type="float">
            <text:p>9</text:p>
          </table:table-cell>
          <table:table-cell table:formula="of:=DEC2BIN([.B75])" office:value-type="string" office:string-value="1001" calcext:value-type="string">
            <text:p>1001</text:p>
          </table:table-cell>
          <table:table-cell table:formula="of:=IF((LEN([.C75])&lt;4);REPT(0;4-LEN([.C75]))&amp;[.C75];[.C75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75]+1)*8" office:value-type="float" office:value="11.1875" calcext:value-type="float">
            <text:p>11</text:p>
          </table:table-cell>
          <table:table-cell table:formula="of:=DEC2BIN([.K75])" office:value-type="string" office:string-value="1011" calcext:value-type="string">
            <text:p>1011</text:p>
          </table:table-cell>
          <table:table-cell table:formula="of:=IF((LEN([.L75])&lt;4);REPT(0;4-LEN([.L75]))&amp;[.L75];[.L75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0.421875" calcext:value-type="float">
            <text:p>0,421875</text:p>
          </table:table-cell>
          <table:table-cell table:formula="of:=([.A76]+0.5)*15" office:value-type="float" office:value="13.828125" calcext:value-type="float">
            <text:p>14</text:p>
          </table:table-cell>
          <table:table-cell table:formula="of:=DEC2BIN([.B76])" office:value-type="string" office:string-value="1101" calcext:value-type="string">
            <text:p>1101</text:p>
          </table:table-cell>
          <table:table-cell table:formula="of:=IF((LEN([.C76])&lt;4);REPT(0;4-LEN([.C76]))&amp;[.C76];[.C76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76]+1)*8" office:value-type="float" office:value="9.1875" calcext:value-type="float">
            <text:p>9</text:p>
          </table:table-cell>
          <table:table-cell table:formula="of:=DEC2BIN([.K76])" office:value-type="string" office:string-value="1001" calcext:value-type="string">
            <text:p>1001</text:p>
          </table:table-cell>
          <table:table-cell table:formula="of:=IF((LEN([.L76])&lt;4);REPT(0;4-LEN([.L76]))&amp;[.L76];[.L76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77]+0.5)*15" office:value-type="float" office:value="1.40625" calcext:value-type="float">
            <text:p>1</text:p>
          </table:table-cell>
          <table:table-cell table:formula="of:=DEC2BIN([.B77])" office:value-type="string" office:string-value="1" calcext:value-type="string">
            <text:p>1</text:p>
          </table:table-cell>
          <table:table-cell table:formula="of:=IF((LEN([.C77])&lt;4);REPT(0;4-LEN([.C77]))&amp;[.C77];[.C77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77]+1)*8" office:value-type="float" office:value="0.84375" calcext:value-type="float">
            <text:p>1</text:p>
          </table:table-cell>
          <table:table-cell table:formula="of:=DEC2BIN([.K77])" office:value-type="string" office:string-value="0" calcext:value-type="string">
            <text:p>0</text:p>
          </table:table-cell>
          <table:table-cell table:formula="of:=IF((LEN([.L77])&lt;4);REPT(0;4-LEN([.L77]))&amp;[.L77];[.L77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15625" calcext:value-type="float">
            <text:p>-0,15625</text:p>
          </table:table-cell>
          <table:table-cell table:formula="of:=([.A78]+0.5)*15" office:value-type="float" office:value="5.15625" calcext:value-type="float">
            <text:p>5</text:p>
          </table:table-cell>
          <table:table-cell table:formula="of:=DEC2BIN([.B78])" office:value-type="string" office:string-value="101" calcext:value-type="string">
            <text:p>101</text:p>
          </table:table-cell>
          <table:table-cell table:formula="of:=IF((LEN([.C78])&lt;4);REPT(0;4-LEN([.C78]))&amp;[.C78];[.C78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78]+1)*8" office:value-type="float" office:value="6.71875" calcext:value-type="float">
            <text:p>7</text:p>
          </table:table-cell>
          <table:table-cell table:formula="of:=DEC2BIN([.K78])" office:value-type="string" office:string-value="110" calcext:value-type="string">
            <text:p>110</text:p>
          </table:table-cell>
          <table:table-cell table:formula="of:=IF((LEN([.L78])&lt;4);REPT(0;4-LEN([.L78]))&amp;[.L78];[.L78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9609375" calcext:value-type="float">
            <text:p>0,49609375</text:p>
          </table:table-cell>
          <table:table-cell table:formula="of:=([.A79]+0.5)*15" office:value-type="float" office:value="14.94140625" calcext:value-type="float">
            <text:p>15</text:p>
          </table:table-cell>
          <table:table-cell table:formula="of:=DEC2BIN([.B79])" office:value-type="string" office:string-value="1110" calcext:value-type="string">
            <text:p>1110</text:p>
          </table:table-cell>
          <table:table-cell table:formula="of:=IF((LEN([.C79])&lt;4);REPT(0;4-LEN([.C79]))&amp;[.C79];[.C79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79]+1)*8" office:value-type="float" office:value="15.71875" calcext:value-type="float">
            <text:p>16</text:p>
          </table:table-cell>
          <table:table-cell table:formula="of:=DEC2BIN([.K79])" office:value-type="string" office:string-value="1111" calcext:value-type="string">
            <text:p>1111</text:p>
          </table:table-cell>
          <table:table-cell table:formula="of:=IF((LEN([.L79])&lt;4);REPT(0;4-LEN([.L79]))&amp;[.L79];[.L79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-0.14453125" calcext:value-type="float">
            <text:p>-0,14453125</text:p>
          </table:table-cell>
          <table:table-cell table:formula="of:=([.A80]+0.5)*15" office:value-type="float" office:value="5.33203125" calcext:value-type="float">
            <text:p>5</text:p>
          </table:table-cell>
          <table:table-cell table:formula="of:=DEC2BIN([.B80])" office:value-type="string" office:string-value="101" calcext:value-type="string">
            <text:p>101</text:p>
          </table:table-cell>
          <table:table-cell table:formula="of:=IF((LEN([.C80])&lt;4);REPT(0;4-LEN([.C80]))&amp;[.C80];[.C80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80]+1)*8" office:value-type="float" office:value="9.25" calcext:value-type="float">
            <text:p>9</text:p>
          </table:table-cell>
          <table:table-cell table:formula="of:=DEC2BIN([.K80])" office:value-type="string" office:string-value="1001" calcext:value-type="string">
            <text:p>1001</text:p>
          </table:table-cell>
          <table:table-cell table:formula="of:=IF((LEN([.L80])&lt;4);REPT(0;4-LEN([.L80]))&amp;[.L80];[.L80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1015625" calcext:value-type="float">
            <text:p>-0,41015625</text:p>
          </table:table-cell>
          <table:table-cell table:formula="of:=([.A81]+0.5)*15" office:value-type="float" office:value="1.34765625" calcext:value-type="float">
            <text:p>1</text:p>
          </table:table-cell>
          <table:table-cell table:formula="of:=DEC2BIN([.B81])" office:value-type="string" office:string-value="1" calcext:value-type="string">
            <text:p>1</text:p>
          </table:table-cell>
          <table:table-cell table:formula="of:=IF((LEN([.C81])&lt;4);REPT(0;4-LEN([.C81]))&amp;[.C81];[.C81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81]+1)*8" office:value-type="float" office:value="2.40625" calcext:value-type="float">
            <text:p>2</text:p>
          </table:table-cell>
          <table:table-cell table:formula="of:=DEC2BIN([.K81])" office:value-type="string" office:string-value="10" calcext:value-type="string">
            <text:p>10</text:p>
          </table:table-cell>
          <table:table-cell table:formula="of:=IF((LEN([.L81])&lt;4);REPT(0;4-LEN([.L81]))&amp;[.L81];[.L81])" office:value-type="string" office:string-value="0010" calcext:value-type="string">
            <text:p>0010</text:p>
          </table:table-cell>
        </table:table-row>
        <table:table-row table:style-name="ro1">
          <table:table-cell table:style-name="ce1" office:value-type="float" office:value="0.3984375" calcext:value-type="float">
            <text:p>0,3984375</text:p>
          </table:table-cell>
          <table:table-cell table:formula="of:=([.A82]+0.5)*15" office:value-type="float" office:value="13.4765625" calcext:value-type="float">
            <text:p>13</text:p>
          </table:table-cell>
          <table:table-cell table:formula="of:=DEC2BIN([.B82])" office:value-type="string" office:string-value="1101" calcext:value-type="string">
            <text:p>1101</text:p>
          </table:table-cell>
          <table:table-cell table:formula="of:=IF((LEN([.C82])&lt;4);REPT(0;4-LEN([.C82]))&amp;[.C82];[.C82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82]+1)*8" office:value-type="float" office:value="7.375" calcext:value-type="float">
            <text:p>7</text:p>
          </table:table-cell>
          <table:table-cell table:formula="of:=DEC2BIN([.K82])" office:value-type="string" office:string-value="111" calcext:value-type="string">
            <text:p>111</text:p>
          </table:table-cell>
          <table:table-cell table:formula="of:=IF((LEN([.L82])&lt;4);REPT(0;4-LEN([.L82]))&amp;[.L82];[.L82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16796875" calcext:value-type="float">
            <text:p>0,16796875</text:p>
          </table:table-cell>
          <table:table-cell table:formula="of:=([.A83]+0.5)*15" office:value-type="float" office:value="10.01953125" calcext:value-type="float">
            <text:p>10</text:p>
          </table:table-cell>
          <table:table-cell table:formula="of:=DEC2BIN([.B83])" office:value-type="string" office:string-value="1010" calcext:value-type="string">
            <text:p>1010</text:p>
          </table:table-cell>
          <table:table-cell table:formula="of:=IF((LEN([.C83])&lt;4);REPT(0;4-LEN([.C83]))&amp;[.C83];[.C83])" office:value-type="string" office:string-value="1010" calcext:value-type="string">
            <text:p>10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83]+1)*8" office:value-type="float" office:value="9.3125" calcext:value-type="float">
            <text:p>9</text:p>
          </table:table-cell>
          <table:table-cell table:formula="of:=DEC2BIN([.K83])" office:value-type="string" office:string-value="1001" calcext:value-type="string">
            <text:p>1001</text:p>
          </table:table-cell>
          <table:table-cell table:formula="of:=IF((LEN([.L83])&lt;4);REPT(0;4-LEN([.L83]))&amp;[.L83];[.L83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5234375" calcext:value-type="float">
            <text:p>-0,5234375</text:p>
          </table:table-cell>
          <table:table-cell table:formula="of:=([.A84]+0.5)*15" office:value-type="float" office:value="-0.3515625" calcext:value-type="float">
            <text:p>0</text:p>
          </table:table-cell>
          <table:table-cell table:formula="of:=DEC2BIN([.B84])" office:value-type="string" office:string-value="0" calcext:value-type="string">
            <text:p>0</text:p>
          </table:table-cell>
          <table:table-cell table:formula="of:=IF((LEN([.C84])&lt;4);REPT(0;4-LEN([.C84]))&amp;[.C84];[.C84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84]+1)*8" office:value-type="float" office:value="7.40625" calcext:value-type="float">
            <text:p>7</text:p>
          </table:table-cell>
          <table:table-cell table:formula="of:=DEC2BIN([.K84])" office:value-type="string" office:string-value="111" calcext:value-type="string">
            <text:p>111</text:p>
          </table:table-cell>
          <table:table-cell table:formula="of:=IF((LEN([.L84])&lt;4);REPT(0;4-LEN([.L84]))&amp;[.L84];[.L84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-0.2734375" calcext:value-type="float">
            <text:p>-0,2734375</text:p>
          </table:table-cell>
          <table:table-cell table:formula="of:=([.A85]+0.5)*15" office:value-type="float" office:value="3.3984375" calcext:value-type="float">
            <text:p>3</text:p>
          </table:table-cell>
          <table:table-cell table:formula="of:=DEC2BIN([.B85])" office:value-type="string" office:string-value="11" calcext:value-type="string">
            <text:p>11</text:p>
          </table:table-cell>
          <table:table-cell table:formula="of:=IF((LEN([.C85])&lt;4);REPT(0;4-LEN([.C85]))&amp;[.C85];[.C85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85]+1)*8" office:value-type="float" office:value="4.8125" calcext:value-type="float">
            <text:p>5</text:p>
          </table:table-cell>
          <table:table-cell table:formula="of:=DEC2BIN([.K85])" office:value-type="string" office:string-value="100" calcext:value-type="string">
            <text:p>100</text:p>
          </table:table-cell>
          <table:table-cell table:formula="of:=IF((LEN([.L85])&lt;4);REPT(0;4-LEN([.L85]))&amp;[.L85];[.L85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0.2734375" calcext:value-type="float">
            <text:p>0,2734375</text:p>
          </table:table-cell>
          <table:table-cell table:formula="of:=([.A86]+0.5)*15" office:value-type="float" office:value="11.6015625" calcext:value-type="float">
            <text:p>12</text:p>
          </table:table-cell>
          <table:table-cell table:formula="of:=DEC2BIN([.B86])" office:value-type="string" office:string-value="1011" calcext:value-type="string">
            <text:p>1011</text:p>
          </table:table-cell>
          <table:table-cell table:formula="of:=IF((LEN([.C86])&lt;4);REPT(0;4-LEN([.C86]))&amp;[.C86];[.C86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86]+1)*8" office:value-type="float" office:value="6.8125" calcext:value-type="float">
            <text:p>7</text:p>
          </table:table-cell>
          <table:table-cell table:formula="of:=DEC2BIN([.K86])" office:value-type="string" office:string-value="110" calcext:value-type="string">
            <text:p>110</text:p>
          </table:table-cell>
          <table:table-cell table:formula="of:=IF((LEN([.L86])&lt;4);REPT(0;4-LEN([.L86]))&amp;[.L86];[.L86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87]+0.5)*15" office:value-type="float" office:value="14.765625" calcext:value-type="float">
            <text:p>15</text:p>
          </table:table-cell>
          <table:table-cell table:formula="of:=DEC2BIN([.B87])" office:value-type="string" office:string-value="1110" calcext:value-type="string">
            <text:p>1110</text:p>
          </table:table-cell>
          <table:table-cell table:formula="of:=IF((LEN([.C87])&lt;4);REPT(0;4-LEN([.C87]))&amp;[.C87];[.C87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87]+1)*8" office:value-type="float" office:value="15.15625" calcext:value-type="float">
            <text:p>15</text:p>
          </table:table-cell>
          <table:table-cell table:formula="of:=DEC2BIN([.K87])" office:value-type="string" office:string-value="1111" calcext:value-type="string">
            <text:p>1111</text:p>
          </table:table-cell>
          <table:table-cell table:formula="of:=IF((LEN([.L87])&lt;4);REPT(0;4-LEN([.L87]))&amp;[.L87];[.L87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00390625" calcext:value-type="float">
            <text:p>0,00390625</text:p>
          </table:table-cell>
          <table:table-cell table:formula="of:=([.A88]+0.5)*15" office:value-type="float" office:value="7.55859375" calcext:value-type="float">
            <text:p>8</text:p>
          </table:table-cell>
          <table:table-cell table:formula="of:=DEC2BIN([.B88])" office:value-type="string" office:string-value="111" calcext:value-type="string">
            <text:p>111</text:p>
          </table:table-cell>
          <table:table-cell table:formula="of:=IF((LEN([.C88])&lt;4);REPT(0;4-LEN([.C88]))&amp;[.C88];[.C88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88]+1)*8" office:value-type="float" office:value="9.28125" calcext:value-type="float">
            <text:p>9</text:p>
          </table:table-cell>
          <table:table-cell table:formula="of:=DEC2BIN([.K88])" office:value-type="string" office:string-value="1001" calcext:value-type="string">
            <text:p>1001</text:p>
          </table:table-cell>
          <table:table-cell table:formula="of:=IF((LEN([.L88])&lt;4);REPT(0;4-LEN([.L88]))&amp;[.L88];[.L88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6875" calcext:value-type="float">
            <text:p>-0,46875</text:p>
          </table:table-cell>
          <table:table-cell table:formula="of:=([.A89]+0.5)*15" office:value-type="float" office:value="0.468749999999999" calcext:value-type="float">
            <text:p>0</text:p>
          </table:table-cell>
          <table:table-cell table:formula="of:=DEC2BIN([.B89])" office:value-type="string" office:string-value="0" calcext:value-type="string">
            <text:p>0</text:p>
          </table:table-cell>
          <table:table-cell table:formula="of:=IF((LEN([.C89])&lt;4);REPT(0;4-LEN([.C89]))&amp;[.C89];[.C89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89]+1)*8" office:value-type="float" office:value="0.28125" calcext:value-type="float">
            <text:p>0</text:p>
          </table:table-cell>
          <table:table-cell table:formula="of:=DEC2BIN([.K89])" office:value-type="string" office:string-value="0" calcext:value-type="string">
            <text:p>0</text:p>
          </table:table-cell>
          <table:table-cell table:formula="of:=IF((LEN([.L89])&lt;4);REPT(0;4-LEN([.L89]))&amp;[.L89];[.L89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30078125" calcext:value-type="float">
            <text:p>-0,30078125</text:p>
          </table:table-cell>
          <table:table-cell table:formula="of:=([.A90]+0.5)*15" office:value-type="float" office:value="2.98828125" calcext:value-type="float">
            <text:p>3</text:p>
          </table:table-cell>
          <table:table-cell table:formula="of:=DEC2BIN([.B90])" office:value-type="string" office:string-value="10" calcext:value-type="string">
            <text:p>10</text:p>
          </table:table-cell>
          <table:table-cell table:formula="of:=IF((LEN([.C90])&lt;4);REPT(0;4-LEN([.C90]))&amp;[.C90];[.C90])" office:value-type="string" office:string-value="0010" calcext:value-type="string">
            <text:p>00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90]+1)*8" office:value-type="float" office:value="6.75" calcext:value-type="float">
            <text:p>7</text:p>
          </table:table-cell>
          <table:table-cell table:formula="of:=DEC2BIN([.K90])" office:value-type="string" office:string-value="110" calcext:value-type="string">
            <text:p>110</text:p>
          </table:table-cell>
          <table:table-cell table:formula="of:=IF((LEN([.L90])&lt;4);REPT(0;4-LEN([.L90]))&amp;[.L90];[.L90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2890625" calcext:value-type="float">
            <text:p>0,2890625</text:p>
          </table:table-cell>
          <table:table-cell table:formula="of:=([.A91]+0.5)*15" office:value-type="float" office:value="11.8359375" calcext:value-type="float">
            <text:p>12</text:p>
          </table:table-cell>
          <table:table-cell table:formula="of:=DEC2BIN([.B91])" office:value-type="string" office:string-value="1011" calcext:value-type="string">
            <text:p>1011</text:p>
          </table:table-cell>
          <table:table-cell table:formula="of:=IF((LEN([.C91])&lt;4);REPT(0;4-LEN([.C91]))&amp;[.C91];[.C91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91]+1)*8" office:value-type="float" office:value="13.59375" calcext:value-type="float">
            <text:p>14</text:p>
          </table:table-cell>
          <table:table-cell table:formula="of:=DEC2BIN([.K91])" office:value-type="string" office:string-value="1101" calcext:value-type="string">
            <text:p>1101</text:p>
          </table:table-cell>
          <table:table-cell table:formula="of:=IF((LEN([.L91])&lt;4);REPT(0;4-LEN([.L91]))&amp;[.L91];[.L9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0.4765625" calcext:value-type="float">
            <text:p>0,4765625</text:p>
          </table:table-cell>
          <table:table-cell table:formula="of:=([.A92]+0.5)*15" office:value-type="float" office:value="14.6484375" calcext:value-type="float">
            <text:p>15</text:p>
          </table:table-cell>
          <table:table-cell table:formula="of:=DEC2BIN([.B92])" office:value-type="string" office:string-value="1110" calcext:value-type="string">
            <text:p>1110</text:p>
          </table:table-cell>
          <table:table-cell table:formula="of:=IF((LEN([.C92])&lt;4);REPT(0;4-LEN([.C92]))&amp;[.C92];[.C92])" office:value-type="string" office:string-value="1110" calcext:value-type="string">
            <text:p>111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92]+1)*8" office:value-type="float" office:value="8.625" calcext:value-type="float">
            <text:p>9</text:p>
          </table:table-cell>
          <table:table-cell table:formula="of:=DEC2BIN([.K92])" office:value-type="string" office:string-value="1000" calcext:value-type="string">
            <text:p>1000</text:p>
          </table:table-cell>
          <table:table-cell table:formula="of:=IF((LEN([.L92])&lt;4);REPT(0;4-LEN([.L92]))&amp;[.L92];[.L92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00390625" calcext:value-type="float">
            <text:p>0,00390625</text:p>
          </table:table-cell>
          <table:table-cell table:formula="of:=([.A93]+0.5)*15" office:value-type="float" office:value="7.55859375" calcext:value-type="float">
            <text:p>8</text:p>
          </table:table-cell>
          <table:table-cell table:formula="of:=DEC2BIN([.B93])" office:value-type="string" office:string-value="111" calcext:value-type="string">
            <text:p>111</text:p>
          </table:table-cell>
          <table:table-cell table:formula="of:=IF((LEN([.C93])&lt;4);REPT(0;4-LEN([.C93]))&amp;[.C93];[.C93])" office:value-type="string" office:string-value="0111" calcext:value-type="string">
            <text:p>0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93]+1)*8" office:value-type="float" office:value="6.6875" calcext:value-type="float">
            <text:p>7</text:p>
          </table:table-cell>
          <table:table-cell table:formula="of:=DEC2BIN([.K93])" office:value-type="string" office:string-value="110" calcext:value-type="string">
            <text:p>110</text:p>
          </table:table-cell>
          <table:table-cell table:formula="of:=IF((LEN([.L93])&lt;4);REPT(0;4-LEN([.L93]))&amp;[.L93];[.L93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-0.44921875" calcext:value-type="float">
            <text:p>-0,44921875</text:p>
          </table:table-cell>
          <table:table-cell table:formula="of:=([.A94]+0.5)*15" office:value-type="float" office:value="0.76171875" calcext:value-type="float">
            <text:p>1</text:p>
          </table:table-cell>
          <table:table-cell table:formula="of:=DEC2BIN([.B94])" office:value-type="string" office:string-value="0" calcext:value-type="string">
            <text:p>0</text:p>
          </table:table-cell>
          <table:table-cell table:formula="of:=IF((LEN([.C94])&lt;4);REPT(0;4-LEN([.C94]))&amp;[.C94];[.C94])" office:value-type="string" office:string-value="0000" calcext:value-type="string">
            <text:p>0000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94]+1)*8" office:value-type="float" office:value="8.59375" calcext:value-type="float">
            <text:p>9</text:p>
          </table:table-cell>
          <table:table-cell table:formula="of:=DEC2BIN([.K94])" office:value-type="string" office:string-value="1000" calcext:value-type="string">
            <text:p>1000</text:p>
          </table:table-cell>
          <table:table-cell table:formula="of:=IF((LEN([.L94])&lt;4);REPT(0;4-LEN([.L94]))&amp;[.L94];[.L94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12109375" calcext:value-type="float">
            <text:p>0,12109375</text:p>
          </table:table-cell>
          <table:table-cell table:formula="of:=([.A95]+0.5)*15" office:value-type="float" office:value="9.31640625" calcext:value-type="float">
            <text:p>9</text:p>
          </table:table-cell>
          <table:table-cell table:formula="of:=DEC2BIN([.B95])" office:value-type="string" office:string-value="1001" calcext:value-type="string">
            <text:p>1001</text:p>
          </table:table-cell>
          <table:table-cell table:formula="of:=IF((LEN([.C95])&lt;4);REPT(0;4-LEN([.C95]))&amp;[.C95];[.C95])" office:value-type="string" office:string-value="1001" calcext:value-type="string">
            <text:p>1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95]+1)*8" office:value-type="float" office:value="11.1875" calcext:value-type="float">
            <text:p>11</text:p>
          </table:table-cell>
          <table:table-cell table:formula="of:=DEC2BIN([.K95])" office:value-type="string" office:string-value="1011" calcext:value-type="string">
            <text:p>1011</text:p>
          </table:table-cell>
          <table:table-cell table:formula="of:=IF((LEN([.L95])&lt;4);REPT(0;4-LEN([.L95]))&amp;[.L95];[.L95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0.421875" calcext:value-type="float">
            <text:p>0,421875</text:p>
          </table:table-cell>
          <table:table-cell table:formula="of:=([.A96]+0.5)*15" office:value-type="float" office:value="13.828125" calcext:value-type="float">
            <text:p>14</text:p>
          </table:table-cell>
          <table:table-cell table:formula="of:=DEC2BIN([.B96])" office:value-type="string" office:string-value="1101" calcext:value-type="string">
            <text:p>1101</text:p>
          </table:table-cell>
          <table:table-cell table:formula="of:=IF((LEN([.C96])&lt;4);REPT(0;4-LEN([.C96]))&amp;[.C96];[.C96])" office:value-type="string" office:string-value="1101" calcext:value-type="string">
            <text:p>1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96]+1)*8" office:value-type="float" office:value="9.1875" calcext:value-type="float">
            <text:p>9</text:p>
          </table:table-cell>
          <table:table-cell table:formula="of:=DEC2BIN([.K96])" office:value-type="string" office:string-value="1001" calcext:value-type="string">
            <text:p>1001</text:p>
          </table:table-cell>
          <table:table-cell table:formula="of:=IF((LEN([.L96])&lt;4);REPT(0;4-LEN([.L96]))&amp;[.L96];[.L96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97]+0.5)*15" office:value-type="float" office:value="1.40625" calcext:value-type="float">
            <text:p>1</text:p>
          </table:table-cell>
          <table:table-cell table:formula="of:=DEC2BIN([.B97])" office:value-type="string" office:string-value="1" calcext:value-type="string">
            <text:p>1</text:p>
          </table:table-cell>
          <table:table-cell table:formula="of:=IF((LEN([.C97])&lt;4);REPT(0;4-LEN([.C97]))&amp;[.C97];[.C97])" office:value-type="string" office:string-value="0001" calcext:value-type="string">
            <text:p>00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97]+1)*8" office:value-type="float" office:value="0.84375" calcext:value-type="float">
            <text:p>1</text:p>
          </table:table-cell>
          <table:table-cell table:formula="of:=DEC2BIN([.K97])" office:value-type="string" office:string-value="0" calcext:value-type="string">
            <text:p>0</text:p>
          </table:table-cell>
          <table:table-cell table:formula="of:=IF((LEN([.L97])&lt;4);REPT(0;4-LEN([.L97]))&amp;[.L97];[.L97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1640625" calcext:value-type="float">
            <text:p>-0,1640625</text:p>
          </table:table-cell>
          <table:table-cell table:formula="of:=([.A98]+0.5)*15" office:value-type="float" office:value="5.0390625" calcext:value-type="float">
            <text:p>5</text:p>
          </table:table-cell>
          <table:table-cell table:formula="of:=DEC2BIN([.B98])" office:value-type="string" office:string-value="101" calcext:value-type="string">
            <text:p>101</text:p>
          </table:table-cell>
          <table:table-cell table:formula="of:=IF((LEN([.C98])&lt;4);REPT(0;4-LEN([.C98]))&amp;[.C98];[.C98])" office:value-type="string" office:string-value="0101" calcext:value-type="string">
            <text:p>010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98]+1)*8" office:value-type="float" office:value="6.71875" calcext:value-type="float">
            <text:p>7</text:p>
          </table:table-cell>
          <table:table-cell table:formula="of:=DEC2BIN([.K98])" office:value-type="string" office:string-value="110" calcext:value-type="string">
            <text:p>110</text:p>
          </table:table-cell>
          <table:table-cell table:formula="of:=IF((LEN([.L98])&lt;4);REPT(0;4-LEN([.L98]))&amp;[.L98];[.L98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51953125" calcext:value-type="float">
            <text:p>0,51953125</text:p>
          </table:table-cell>
          <table:table-cell table:formula="of:=([.A99]+0.5)*15" office:value-type="float" office:value="15.29296875" calcext:value-type="float">
            <text:p>15</text:p>
          </table:table-cell>
          <table:table-cell table:formula="of:=DEC2BIN([.B99])" office:value-type="string" office:string-value="1111" calcext:value-type="string">
            <text:p>1111</text:p>
          </table:table-cell>
          <table:table-cell table:formula="of:=IF((LEN([.C99])&lt;4);REPT(0;4-LEN([.C99]))&amp;[.C99];[.C99])" office:value-type="string" office:string-value="1111" calcext:value-type="string">
            <text:p>11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99]+1)*8" office:value-type="float" office:value="15.71875" calcext:value-type="float">
            <text:p>16</text:p>
          </table:table-cell>
          <table:table-cell table:formula="of:=DEC2BIN([.K99])" office:value-type="string" office:string-value="1111" calcext:value-type="string">
            <text:p>1111</text:p>
          </table:table-cell>
          <table:table-cell table:formula="of:=IF((LEN([.L99])&lt;4);REPT(0;4-LEN([.L99]))&amp;[.L99];[.L99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27734375" calcext:value-type="float">
            <text:p>0,27734375</text:p>
          </table:table-cell>
          <table:table-cell table:formula="of:=([.A100]+0.5)*15" office:value-type="float" office:value="11.66015625" calcext:value-type="float">
            <text:p>12</text:p>
          </table:table-cell>
          <table:table-cell table:formula="of:=DEC2BIN([.B100])" office:value-type="string" office:string-value="1011" calcext:value-type="string">
            <text:p>1011</text:p>
          </table:table-cell>
          <table:table-cell table:formula="of:=IF((LEN([.C100])&lt;4);REPT(0;4-LEN([.C100]))&amp;[.C100];[.C100])" office:value-type="string" office:string-value="1011" calcext:value-type="string">
            <text:p>1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100]+1)*8" office:value-type="float" office:value="9.25" calcext:value-type="float">
            <text:p>9</text:p>
          </table:table-cell>
          <table:table-cell table:formula="of:=DEC2BIN([.K100])" office:value-type="string" office:string-value="1001" calcext:value-type="string">
            <text:p>1001</text:p>
          </table:table-cell>
          <table:table-cell table:formula="of:=IF((LEN([.L100])&lt;4);REPT(0;4-LEN([.L100]))&amp;[.L100];[.L100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2734375" calcext:value-type="float">
            <text:p>-0,2734375</text:p>
          </table:table-cell>
          <table:table-cell table:formula="of:=([.A101]+0.5)*15" office:value-type="float" office:value="3.3984375" calcext:value-type="float">
            <text:p>3</text:p>
          </table:table-cell>
          <table:table-cell table:formula="of:=DEC2BIN([.B101])" office:value-type="string" office:string-value="11" calcext:value-type="string">
            <text:p>11</text:p>
          </table:table-cell>
          <table:table-cell table:formula="of:=IF((LEN([.C101])&lt;4);REPT(0;4-LEN([.C101]))&amp;[.C101];[.C101])" office:value-type="string" office:string-value="0011" calcext:value-type="string">
            <text:p>0011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101]+1)*8" office:value-type="float" office:value="2.40625" calcext:value-type="float">
            <text:p>2</text:p>
          </table:table-cell>
          <table:table-cell table:formula="of:=DEC2BIN([.K101])" office:value-type="string" office:string-value="10" calcext:value-type="string">
            <text:p>10</text:p>
          </table:table-cell>
          <table:table-cell table:formula="of:=IF((LEN([.L101])&lt;4);REPT(0;4-LEN([.L101]))&amp;[.L101];[.L10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102]+0.5)*15" office:value-type="float" office:value="7.5" calcext:value-type="float">
            <text:p>8</text:p>
          </table:table-cell>
          <table:table-cell table:formula="of:=DEC2BIN([.B102])" office:value-type="string" office:string-value="111" calcext:value-type="string">
            <text:p>111</text:p>
          </table:table-cell>
          <table:table-cell table:formula="of:=IF((LEN([.C102])&lt;4);REPT(0;4-LEN([.C102]))&amp;[.C102];[.C1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102]+1)*8" office:value-type="float" office:value="7.375" calcext:value-type="float">
            <text:p>7</text:p>
          </table:table-cell>
          <table:table-cell table:formula="of:=DEC2BIN([.K102])" office:value-type="string" office:string-value="111" calcext:value-type="string">
            <text:p>111</text:p>
          </table:table-cell>
          <table:table-cell table:formula="of:=IF((LEN([.L102])&lt;4);REPT(0;4-LEN([.L102]))&amp;[.L102];[.L10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03]+0.5)*15" office:value-type="float" office:value="7.5" calcext:value-type="float">
            <text:p>8</text:p>
          </table:table-cell>
          <table:table-cell table:formula="of:=DEC2BIN([.B103])" office:value-type="string" office:string-value="111" calcext:value-type="string">
            <text:p>111</text:p>
          </table:table-cell>
          <table:table-cell table:formula="of:=IF((LEN([.C103])&lt;4);REPT(0;4-LEN([.C103]))&amp;[.C103];[.C1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103]+1)*8" office:value-type="float" office:value="9.3125" calcext:value-type="float">
            <text:p>9</text:p>
          </table:table-cell>
          <table:table-cell table:formula="of:=DEC2BIN([.K103])" office:value-type="string" office:string-value="1001" calcext:value-type="string">
            <text:p>1001</text:p>
          </table:table-cell>
          <table:table-cell table:formula="of:=IF((LEN([.L103])&lt;4);REPT(0;4-LEN([.L103]))&amp;[.L103];[.L10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04]+0.5)*15" office:value-type="float" office:value="7.5" calcext:value-type="float">
            <text:p>8</text:p>
          </table:table-cell>
          <table:table-cell table:formula="of:=DEC2BIN([.B104])" office:value-type="string" office:string-value="111" calcext:value-type="string">
            <text:p>111</text:p>
          </table:table-cell>
          <table:table-cell table:formula="of:=IF((LEN([.C104])&lt;4);REPT(0;4-LEN([.C104]))&amp;[.C104];[.C1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104]+1)*8" office:value-type="float" office:value="7.40625" calcext:value-type="float">
            <text:p>7</text:p>
          </table:table-cell>
          <table:table-cell table:formula="of:=DEC2BIN([.K104])" office:value-type="string" office:string-value="111" calcext:value-type="string">
            <text:p>111</text:p>
          </table:table-cell>
          <table:table-cell table:formula="of:=IF((LEN([.L104])&lt;4);REPT(0;4-LEN([.L104]))&amp;[.L104];[.L10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05]+0.5)*15" office:value-type="float" office:value="7.5" calcext:value-type="float">
            <text:p>8</text:p>
          </table:table-cell>
          <table:table-cell table:formula="of:=DEC2BIN([.B105])" office:value-type="string" office:string-value="111" calcext:value-type="string">
            <text:p>111</text:p>
          </table:table-cell>
          <table:table-cell table:formula="of:=IF((LEN([.C105])&lt;4);REPT(0;4-LEN([.C105]))&amp;[.C105];[.C1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105]+1)*8" office:value-type="float" office:value="4.8125" calcext:value-type="float">
            <text:p>5</text:p>
          </table:table-cell>
          <table:table-cell table:formula="of:=DEC2BIN([.K105])" office:value-type="string" office:string-value="100" calcext:value-type="string">
            <text:p>100</text:p>
          </table:table-cell>
          <table:table-cell table:formula="of:=IF((LEN([.L105])&lt;4);REPT(0;4-LEN([.L105]))&amp;[.L105];[.L10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106]+0.5)*15" office:value-type="float" office:value="7.5" calcext:value-type="float">
            <text:p>8</text:p>
          </table:table-cell>
          <table:table-cell table:formula="of:=DEC2BIN([.B106])" office:value-type="string" office:string-value="111" calcext:value-type="string">
            <text:p>111</text:p>
          </table:table-cell>
          <table:table-cell table:formula="of:=IF((LEN([.C106])&lt;4);REPT(0;4-LEN([.C106]))&amp;[.C106];[.C1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106]+1)*8" office:value-type="float" office:value="6.8125" calcext:value-type="float">
            <text:p>7</text:p>
          </table:table-cell>
          <table:table-cell table:formula="of:=DEC2BIN([.K106])" office:value-type="string" office:string-value="110" calcext:value-type="string">
            <text:p>110</text:p>
          </table:table-cell>
          <table:table-cell table:formula="of:=IF((LEN([.L106])&lt;4);REPT(0;4-LEN([.L106]))&amp;[.L106];[.L10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07]+0.5)*15" office:value-type="float" office:value="7.5" calcext:value-type="float">
            <text:p>8</text:p>
          </table:table-cell>
          <table:table-cell table:formula="of:=DEC2BIN([.B107])" office:value-type="string" office:string-value="111" calcext:value-type="string">
            <text:p>111</text:p>
          </table:table-cell>
          <table:table-cell table:formula="of:=IF((LEN([.C107])&lt;4);REPT(0;4-LEN([.C107]))&amp;[.C107];[.C1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107]+1)*8" office:value-type="float" office:value="15.15625" calcext:value-type="float">
            <text:p>15</text:p>
          </table:table-cell>
          <table:table-cell table:formula="of:=DEC2BIN([.K107])" office:value-type="string" office:string-value="1111" calcext:value-type="string">
            <text:p>1111</text:p>
          </table:table-cell>
          <table:table-cell table:formula="of:=IF((LEN([.L107])&lt;4);REPT(0;4-LEN([.L107]))&amp;[.L107];[.L10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08]+0.5)*15" office:value-type="float" office:value="7.5" calcext:value-type="float">
            <text:p>8</text:p>
          </table:table-cell>
          <table:table-cell table:formula="of:=DEC2BIN([.B108])" office:value-type="string" office:string-value="111" calcext:value-type="string">
            <text:p>111</text:p>
          </table:table-cell>
          <table:table-cell table:formula="of:=IF((LEN([.C108])&lt;4);REPT(0;4-LEN([.C108]))&amp;[.C108];[.C1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108]+1)*8" office:value-type="float" office:value="9.28125" calcext:value-type="float">
            <text:p>9</text:p>
          </table:table-cell>
          <table:table-cell table:formula="of:=DEC2BIN([.K108])" office:value-type="string" office:string-value="1001" calcext:value-type="string">
            <text:p>1001</text:p>
          </table:table-cell>
          <table:table-cell table:formula="of:=IF((LEN([.L108])&lt;4);REPT(0;4-LEN([.L108]))&amp;[.L108];[.L10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09]+0.5)*15" office:value-type="float" office:value="7.5" calcext:value-type="float">
            <text:p>8</text:p>
          </table:table-cell>
          <table:table-cell table:formula="of:=DEC2BIN([.B109])" office:value-type="string" office:string-value="111" calcext:value-type="string">
            <text:p>111</text:p>
          </table:table-cell>
          <table:table-cell table:formula="of:=IF((LEN([.C109])&lt;4);REPT(0;4-LEN([.C109]))&amp;[.C109];[.C1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109]+1)*8" office:value-type="float" office:value="0.28125" calcext:value-type="float">
            <text:p>0</text:p>
          </table:table-cell>
          <table:table-cell table:formula="of:=DEC2BIN([.K109])" office:value-type="string" office:string-value="0" calcext:value-type="string">
            <text:p>0</text:p>
          </table:table-cell>
          <table:table-cell table:formula="of:=IF((LEN([.L109])&lt;4);REPT(0;4-LEN([.L109]))&amp;[.L109];[.L10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110]+0.5)*15" office:value-type="float" office:value="7.5" calcext:value-type="float">
            <text:p>8</text:p>
          </table:table-cell>
          <table:table-cell table:formula="of:=DEC2BIN([.B110])" office:value-type="string" office:string-value="111" calcext:value-type="string">
            <text:p>111</text:p>
          </table:table-cell>
          <table:table-cell table:formula="of:=IF((LEN([.C110])&lt;4);REPT(0;4-LEN([.C110]))&amp;[.C110];[.C1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110]+1)*8" office:value-type="float" office:value="6.75" calcext:value-type="float">
            <text:p>7</text:p>
          </table:table-cell>
          <table:table-cell table:formula="of:=DEC2BIN([.K110])" office:value-type="string" office:string-value="110" calcext:value-type="string">
            <text:p>110</text:p>
          </table:table-cell>
          <table:table-cell table:formula="of:=IF((LEN([.L110])&lt;4);REPT(0;4-LEN([.L110]))&amp;[.L110];[.L11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11]+0.5)*15" office:value-type="float" office:value="7.5" calcext:value-type="float">
            <text:p>8</text:p>
          </table:table-cell>
          <table:table-cell table:formula="of:=DEC2BIN([.B111])" office:value-type="string" office:string-value="111" calcext:value-type="string">
            <text:p>111</text:p>
          </table:table-cell>
          <table:table-cell table:formula="of:=IF((LEN([.C111])&lt;4);REPT(0;4-LEN([.C111]))&amp;[.C111];[.C1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111]+1)*8" office:value-type="float" office:value="13.59375" calcext:value-type="float">
            <text:p>14</text:p>
          </table:table-cell>
          <table:table-cell table:formula="of:=DEC2BIN([.K111])" office:value-type="string" office:string-value="1101" calcext:value-type="string">
            <text:p>1101</text:p>
          </table:table-cell>
          <table:table-cell table:formula="of:=IF((LEN([.L111])&lt;4);REPT(0;4-LEN([.L111]))&amp;[.L111];[.L111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112]+0.5)*15" office:value-type="float" office:value="7.5" calcext:value-type="float">
            <text:p>8</text:p>
          </table:table-cell>
          <table:table-cell table:formula="of:=DEC2BIN([.B112])" office:value-type="string" office:string-value="111" calcext:value-type="string">
            <text:p>111</text:p>
          </table:table-cell>
          <table:table-cell table:formula="of:=IF((LEN([.C112])&lt;4);REPT(0;4-LEN([.C112]))&amp;[.C112];[.C1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112]+1)*8" office:value-type="float" office:value="8.625" calcext:value-type="float">
            <text:p>9</text:p>
          </table:table-cell>
          <table:table-cell table:formula="of:=DEC2BIN([.K112])" office:value-type="string" office:string-value="1000" calcext:value-type="string">
            <text:p>1000</text:p>
          </table:table-cell>
          <table:table-cell table:formula="of:=IF((LEN([.L112])&lt;4);REPT(0;4-LEN([.L112]))&amp;[.L112];[.L11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13]+0.5)*15" office:value-type="float" office:value="7.5" calcext:value-type="float">
            <text:p>8</text:p>
          </table:table-cell>
          <table:table-cell table:formula="of:=DEC2BIN([.B113])" office:value-type="string" office:string-value="111" calcext:value-type="string">
            <text:p>111</text:p>
          </table:table-cell>
          <table:table-cell table:formula="of:=IF((LEN([.C113])&lt;4);REPT(0;4-LEN([.C113]))&amp;[.C113];[.C1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113]+1)*8" office:value-type="float" office:value="6.78125" calcext:value-type="float">
            <text:p>7</text:p>
          </table:table-cell>
          <table:table-cell table:formula="of:=DEC2BIN([.K113])" office:value-type="string" office:string-value="110" calcext:value-type="string">
            <text:p>110</text:p>
          </table:table-cell>
          <table:table-cell table:formula="of:=IF((LEN([.L113])&lt;4);REPT(0;4-LEN([.L113]))&amp;[.L113];[.L113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14]+0.5)*15" office:value-type="float" office:value="7.5" calcext:value-type="float">
            <text:p>8</text:p>
          </table:table-cell>
          <table:table-cell table:formula="of:=DEC2BIN([.B114])" office:value-type="string" office:string-value="111" calcext:value-type="string">
            <text:p>111</text:p>
          </table:table-cell>
          <table:table-cell table:formula="of:=IF((LEN([.C114])&lt;4);REPT(0;4-LEN([.C114]))&amp;[.C114];[.C1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formula="of:=([.J114]+1)*8" office:value-type="float" office:value="8.21875" calcext:value-type="float">
            <text:p>8</text:p>
          </table:table-cell>
          <table:table-cell table:formula="of:=DEC2BIN([.K114])" office:value-type="string" office:string-value="1000" calcext:value-type="string">
            <text:p>1000</text:p>
          </table:table-cell>
          <table:table-cell table:formula="of:=IF((LEN([.L114])&lt;4);REPT(0;4-LEN([.L114]))&amp;[.L114];[.L11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15]+0.5)*15" office:value-type="float" office:value="7.5" calcext:value-type="float">
            <text:p>8</text:p>
          </table:table-cell>
          <table:table-cell table:formula="of:=DEC2BIN([.B115])" office:value-type="string" office:string-value="111" calcext:value-type="string">
            <text:p>111</text:p>
          </table:table-cell>
          <table:table-cell table:formula="of:=IF((LEN([.C115])&lt;4);REPT(0;4-LEN([.C115]))&amp;[.C115];[.C1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J115]+1)*8" office:value-type="float" office:value="4.4375" calcext:value-type="float">
            <text:p>4</text:p>
          </table:table-cell>
          <table:table-cell table:formula="of:=DEC2BIN([.K115])" office:value-type="string" office:string-value="100" calcext:value-type="string">
            <text:p>100</text:p>
          </table:table-cell>
          <table:table-cell table:formula="of:=IF((LEN([.L115])&lt;4);REPT(0;4-LEN([.L115]))&amp;[.L115];[.L11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116]+0.5)*15" office:value-type="float" office:value="7.5" calcext:value-type="float">
            <text:p>8</text:p>
          </table:table-cell>
          <table:table-cell table:formula="of:=DEC2BIN([.B116])" office:value-type="string" office:string-value="111" calcext:value-type="string">
            <text:p>111</text:p>
          </table:table-cell>
          <table:table-cell table:formula="of:=IF((LEN([.C116])&lt;4);REPT(0;4-LEN([.C116]))&amp;[.C116];[.C1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J116]+1)*8" office:value-type="float" office:value="7.03125" calcext:value-type="float">
            <text:p>7</text:p>
          </table:table-cell>
          <table:table-cell table:formula="of:=DEC2BIN([.K116])" office:value-type="string" office:string-value="111" calcext:value-type="string">
            <text:p>111</text:p>
          </table:table-cell>
          <table:table-cell table:formula="of:=IF((LEN([.L116])&lt;4);REPT(0;4-LEN([.L116]))&amp;[.L116];[.L116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17]+0.5)*15" office:value-type="float" office:value="7.5" calcext:value-type="float">
            <text:p>8</text:p>
          </table:table-cell>
          <table:table-cell table:formula="of:=DEC2BIN([.B117])" office:value-type="string" office:string-value="111" calcext:value-type="string">
            <text:p>111</text:p>
          </table:table-cell>
          <table:table-cell table:formula="of:=IF((LEN([.C117])&lt;4);REPT(0;4-LEN([.C117]))&amp;[.C117];[.C1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formula="of:=([.J117]+1)*8" office:value-type="float" office:value="15" calcext:value-type="float">
            <text:p>15</text:p>
          </table:table-cell>
          <table:table-cell table:formula="of:=DEC2BIN([.K117])" office:value-type="string" office:string-value="1111" calcext:value-type="string">
            <text:p>1111</text:p>
          </table:table-cell>
          <table:table-cell table:formula="of:=IF((LEN([.L117])&lt;4);REPT(0;4-LEN([.L117]))&amp;[.L117];[.L11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18]+0.5)*15" office:value-type="float" office:value="7.5" calcext:value-type="float">
            <text:p>8</text:p>
          </table:table-cell>
          <table:table-cell table:formula="of:=DEC2BIN([.B118])" office:value-type="string" office:string-value="111" calcext:value-type="string">
            <text:p>111</text:p>
          </table:table-cell>
          <table:table-cell table:formula="of:=IF((LEN([.C118])&lt;4);REPT(0;4-LEN([.C118]))&amp;[.C118];[.C1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J118]+1)*8" office:value-type="float" office:value="9.34375" calcext:value-type="float">
            <text:p>9</text:p>
          </table:table-cell>
          <table:table-cell table:formula="of:=DEC2BIN([.K118])" office:value-type="string" office:string-value="1001" calcext:value-type="string">
            <text:p>1001</text:p>
          </table:table-cell>
          <table:table-cell table:formula="of:=IF((LEN([.L118])&lt;4);REPT(0;4-LEN([.L118]))&amp;[.L118];[.L11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19]+0.5)*15" office:value-type="float" office:value="7.5" calcext:value-type="float">
            <text:p>8</text:p>
          </table:table-cell>
          <table:table-cell table:formula="of:=DEC2BIN([.B119])" office:value-type="string" office:string-value="111" calcext:value-type="string">
            <text:p>111</text:p>
          </table:table-cell>
          <table:table-cell table:formula="of:=IF((LEN([.C119])&lt;4);REPT(0;4-LEN([.C119]))&amp;[.C119];[.C1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formula="of:=([.J119]+1)*8" office:value-type="float" office:value="0.21875" calcext:value-type="float">
            <text:p>0</text:p>
          </table:table-cell>
          <table:table-cell table:formula="of:=DEC2BIN([.K119])" office:value-type="string" office:string-value="0" calcext:value-type="string">
            <text:p>0</text:p>
          </table:table-cell>
          <table:table-cell table:formula="of:=IF((LEN([.L119])&lt;4);REPT(0;4-LEN([.L119]))&amp;[.L119];[.L11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120]+0.5)*15" office:value-type="float" office:value="7.5" calcext:value-type="float">
            <text:p>8</text:p>
          </table:table-cell>
          <table:table-cell table:formula="of:=DEC2BIN([.B120])" office:value-type="string" office:string-value="111" calcext:value-type="string">
            <text:p>111</text:p>
          </table:table-cell>
          <table:table-cell table:formula="of:=IF((LEN([.C120])&lt;4);REPT(0;4-LEN([.C120]))&amp;[.C120];[.C1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120]+1)*8" office:value-type="float" office:value="6.78125" calcext:value-type="float">
            <text:p>7</text:p>
          </table:table-cell>
          <table:table-cell table:formula="of:=DEC2BIN([.K120])" office:value-type="string" office:string-value="110" calcext:value-type="string">
            <text:p>110</text:p>
          </table:table-cell>
          <table:table-cell table:formula="of:=IF((LEN([.L120])&lt;4);REPT(0;4-LEN([.L120]))&amp;[.L120];[.L12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21]+0.5)*15" office:value-type="float" office:value="7.5" calcext:value-type="float">
            <text:p>8</text:p>
          </table:table-cell>
          <table:table-cell table:formula="of:=DEC2BIN([.B121])" office:value-type="string" office:string-value="111" calcext:value-type="string">
            <text:p>111</text:p>
          </table:table-cell>
          <table:table-cell table:formula="of:=IF((LEN([.C121])&lt;4);REPT(0;4-LEN([.C121]))&amp;[.C121];[.C1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formula="of:=([.J121]+1)*8" office:value-type="float" office:value="13.5625" calcext:value-type="float">
            <text:p>14</text:p>
          </table:table-cell>
          <table:table-cell table:formula="of:=DEC2BIN([.K121])" office:value-type="string" office:string-value="1101" calcext:value-type="string">
            <text:p>1101</text:p>
          </table:table-cell>
          <table:table-cell table:formula="of:=IF((LEN([.L121])&lt;4);REPT(0;4-LEN([.L121]))&amp;[.L121];[.L121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122]+0.5)*15" office:value-type="float" office:value="7.5" calcext:value-type="float">
            <text:p>8</text:p>
          </table:table-cell>
          <table:table-cell table:formula="of:=DEC2BIN([.B122])" office:value-type="string" office:string-value="111" calcext:value-type="string">
            <text:p>111</text:p>
          </table:table-cell>
          <table:table-cell table:formula="of:=IF((LEN([.C122])&lt;4);REPT(0;4-LEN([.C122]))&amp;[.C122];[.C1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122]+1)*8" office:value-type="float" office:value="8.625" calcext:value-type="float">
            <text:p>9</text:p>
          </table:table-cell>
          <table:table-cell table:formula="of:=DEC2BIN([.K122])" office:value-type="string" office:string-value="1000" calcext:value-type="string">
            <text:p>1000</text:p>
          </table:table-cell>
          <table:table-cell table:formula="of:=IF((LEN([.L122])&lt;4);REPT(0;4-LEN([.L122]))&amp;[.L122];[.L12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23]+0.5)*15" office:value-type="float" office:value="7.5" calcext:value-type="float">
            <text:p>8</text:p>
          </table:table-cell>
          <table:table-cell table:formula="of:=DEC2BIN([.B123])" office:value-type="string" office:string-value="111" calcext:value-type="string">
            <text:p>111</text:p>
          </table:table-cell>
          <table:table-cell table:formula="of:=IF((LEN([.C123])&lt;4);REPT(0;4-LEN([.C123]))&amp;[.C123];[.C1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123]+1)*8" office:value-type="float" office:value="6.6875" calcext:value-type="float">
            <text:p>7</text:p>
          </table:table-cell>
          <table:table-cell table:formula="of:=DEC2BIN([.K123])" office:value-type="string" office:string-value="110" calcext:value-type="string">
            <text:p>110</text:p>
          </table:table-cell>
          <table:table-cell table:formula="of:=IF((LEN([.L123])&lt;4);REPT(0;4-LEN([.L123]))&amp;[.L123];[.L123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24]+0.5)*15" office:value-type="float" office:value="7.5" calcext:value-type="float">
            <text:p>8</text:p>
          </table:table-cell>
          <table:table-cell table:formula="of:=DEC2BIN([.B124])" office:value-type="string" office:string-value="111" calcext:value-type="string">
            <text:p>111</text:p>
          </table:table-cell>
          <table:table-cell table:formula="of:=IF((LEN([.C124])&lt;4);REPT(0;4-LEN([.C124]))&amp;[.C124];[.C1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124]+1)*8" office:value-type="float" office:value="8.59375" calcext:value-type="float">
            <text:p>9</text:p>
          </table:table-cell>
          <table:table-cell table:formula="of:=DEC2BIN([.K124])" office:value-type="string" office:string-value="1000" calcext:value-type="string">
            <text:p>1000</text:p>
          </table:table-cell>
          <table:table-cell table:formula="of:=IF((LEN([.L124])&lt;4);REPT(0;4-LEN([.L124]))&amp;[.L124];[.L12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25]+0.5)*15" office:value-type="float" office:value="7.5" calcext:value-type="float">
            <text:p>8</text:p>
          </table:table-cell>
          <table:table-cell table:formula="of:=DEC2BIN([.B125])" office:value-type="string" office:string-value="111" calcext:value-type="string">
            <text:p>111</text:p>
          </table:table-cell>
          <table:table-cell table:formula="of:=IF((LEN([.C125])&lt;4);REPT(0;4-LEN([.C125]))&amp;[.C125];[.C1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125]+1)*8" office:value-type="float" office:value="11.1875" calcext:value-type="float">
            <text:p>11</text:p>
          </table:table-cell>
          <table:table-cell table:formula="of:=DEC2BIN([.K125])" office:value-type="string" office:string-value="1011" calcext:value-type="string">
            <text:p>1011</text:p>
          </table:table-cell>
          <table:table-cell table:formula="of:=IF((LEN([.L125])&lt;4);REPT(0;4-LEN([.L125]))&amp;[.L125];[.L125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126]+0.5)*15" office:value-type="float" office:value="7.5" calcext:value-type="float">
            <text:p>8</text:p>
          </table:table-cell>
          <table:table-cell table:formula="of:=DEC2BIN([.B126])" office:value-type="string" office:string-value="111" calcext:value-type="string">
            <text:p>111</text:p>
          </table:table-cell>
          <table:table-cell table:formula="of:=IF((LEN([.C126])&lt;4);REPT(0;4-LEN([.C126]))&amp;[.C126];[.C1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126]+1)*8" office:value-type="float" office:value="9.1875" calcext:value-type="float">
            <text:p>9</text:p>
          </table:table-cell>
          <table:table-cell table:formula="of:=DEC2BIN([.K126])" office:value-type="string" office:string-value="1001" calcext:value-type="string">
            <text:p>1001</text:p>
          </table:table-cell>
          <table:table-cell table:formula="of:=IF((LEN([.L126])&lt;4);REPT(0;4-LEN([.L126]))&amp;[.L126];[.L12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27]+0.5)*15" office:value-type="float" office:value="7.5" calcext:value-type="float">
            <text:p>8</text:p>
          </table:table-cell>
          <table:table-cell table:formula="of:=DEC2BIN([.B127])" office:value-type="string" office:string-value="111" calcext:value-type="string">
            <text:p>111</text:p>
          </table:table-cell>
          <table:table-cell table:formula="of:=IF((LEN([.C127])&lt;4);REPT(0;4-LEN([.C127]))&amp;[.C127];[.C1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127]+1)*8" office:value-type="float" office:value="0.84375" calcext:value-type="float">
            <text:p>1</text:p>
          </table:table-cell>
          <table:table-cell table:formula="of:=DEC2BIN([.K127])" office:value-type="string" office:string-value="0" calcext:value-type="string">
            <text:p>0</text:p>
          </table:table-cell>
          <table:table-cell table:formula="of:=IF((LEN([.L127])&lt;4);REPT(0;4-LEN([.L127]))&amp;[.L127];[.L12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128]+0.5)*15" office:value-type="float" office:value="7.5" calcext:value-type="float">
            <text:p>8</text:p>
          </table:table-cell>
          <table:table-cell table:formula="of:=DEC2BIN([.B128])" office:value-type="string" office:string-value="111" calcext:value-type="string">
            <text:p>111</text:p>
          </table:table-cell>
          <table:table-cell table:formula="of:=IF((LEN([.C128])&lt;4);REPT(0;4-LEN([.C128]))&amp;[.C128];[.C1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128]+1)*8" office:value-type="float" office:value="6.71875" calcext:value-type="float">
            <text:p>7</text:p>
          </table:table-cell>
          <table:table-cell table:formula="of:=DEC2BIN([.K128])" office:value-type="string" office:string-value="110" calcext:value-type="string">
            <text:p>110</text:p>
          </table:table-cell>
          <table:table-cell table:formula="of:=IF((LEN([.L128])&lt;4);REPT(0;4-LEN([.L128]))&amp;[.L128];[.L12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29]+0.5)*15" office:value-type="float" office:value="7.5" calcext:value-type="float">
            <text:p>8</text:p>
          </table:table-cell>
          <table:table-cell table:formula="of:=DEC2BIN([.B129])" office:value-type="string" office:string-value="111" calcext:value-type="string">
            <text:p>111</text:p>
          </table:table-cell>
          <table:table-cell table:formula="of:=IF((LEN([.C129])&lt;4);REPT(0;4-LEN([.C129]))&amp;[.C129];[.C1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129]+1)*8" office:value-type="float" office:value="15.71875" calcext:value-type="float">
            <text:p>16</text:p>
          </table:table-cell>
          <table:table-cell table:formula="of:=DEC2BIN([.K129])" office:value-type="string" office:string-value="1111" calcext:value-type="string">
            <text:p>1111</text:p>
          </table:table-cell>
          <table:table-cell table:formula="of:=IF((LEN([.L129])&lt;4);REPT(0;4-LEN([.L129]))&amp;[.L129];[.L129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30]+0.5)*15" office:value-type="float" office:value="7.5" calcext:value-type="float">
            <text:p>8</text:p>
          </table:table-cell>
          <table:table-cell table:formula="of:=DEC2BIN([.B130])" office:value-type="string" office:string-value="111" calcext:value-type="string">
            <text:p>111</text:p>
          </table:table-cell>
          <table:table-cell table:formula="of:=IF((LEN([.C130])&lt;4);REPT(0;4-LEN([.C130]))&amp;[.C130];[.C1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130]+1)*8" office:value-type="float" office:value="9.25" calcext:value-type="float">
            <text:p>9</text:p>
          </table:table-cell>
          <table:table-cell table:formula="of:=DEC2BIN([.K130])" office:value-type="string" office:string-value="1001" calcext:value-type="string">
            <text:p>1001</text:p>
          </table:table-cell>
          <table:table-cell table:formula="of:=IF((LEN([.L130])&lt;4);REPT(0;4-LEN([.L130]))&amp;[.L130];[.L13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31]+0.5)*15" office:value-type="float" office:value="7.5" calcext:value-type="float">
            <text:p>8</text:p>
          </table:table-cell>
          <table:table-cell table:formula="of:=DEC2BIN([.B131])" office:value-type="string" office:string-value="111" calcext:value-type="string">
            <text:p>111</text:p>
          </table:table-cell>
          <table:table-cell table:formula="of:=IF((LEN([.C131])&lt;4);REPT(0;4-LEN([.C131]))&amp;[.C131];[.C1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131]+1)*8" office:value-type="float" office:value="2.40625" calcext:value-type="float">
            <text:p>2</text:p>
          </table:table-cell>
          <table:table-cell table:formula="of:=DEC2BIN([.K131])" office:value-type="string" office:string-value="10" calcext:value-type="string">
            <text:p>10</text:p>
          </table:table-cell>
          <table:table-cell table:formula="of:=IF((LEN([.L131])&lt;4);REPT(0;4-LEN([.L131]))&amp;[.L131];[.L13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132]+0.5)*15" office:value-type="float" office:value="7.5" calcext:value-type="float">
            <text:p>8</text:p>
          </table:table-cell>
          <table:table-cell table:formula="of:=DEC2BIN([.B132])" office:value-type="string" office:string-value="111" calcext:value-type="string">
            <text:p>111</text:p>
          </table:table-cell>
          <table:table-cell table:formula="of:=IF((LEN([.C132])&lt;4);REPT(0;4-LEN([.C132]))&amp;[.C132];[.C1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132]+1)*8" office:value-type="float" office:value="7.375" calcext:value-type="float">
            <text:p>7</text:p>
          </table:table-cell>
          <table:table-cell table:formula="of:=DEC2BIN([.K132])" office:value-type="string" office:string-value="111" calcext:value-type="string">
            <text:p>111</text:p>
          </table:table-cell>
          <table:table-cell table:formula="of:=IF((LEN([.L132])&lt;4);REPT(0;4-LEN([.L132]))&amp;[.L132];[.L13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33]+0.5)*15" office:value-type="float" office:value="7.5" calcext:value-type="float">
            <text:p>8</text:p>
          </table:table-cell>
          <table:table-cell table:formula="of:=DEC2BIN([.B133])" office:value-type="string" office:string-value="111" calcext:value-type="string">
            <text:p>111</text:p>
          </table:table-cell>
          <table:table-cell table:formula="of:=IF((LEN([.C133])&lt;4);REPT(0;4-LEN([.C133]))&amp;[.C133];[.C1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133]+1)*8" office:value-type="float" office:value="9.3125" calcext:value-type="float">
            <text:p>9</text:p>
          </table:table-cell>
          <table:table-cell table:formula="of:=DEC2BIN([.K133])" office:value-type="string" office:string-value="1001" calcext:value-type="string">
            <text:p>1001</text:p>
          </table:table-cell>
          <table:table-cell table:formula="of:=IF((LEN([.L133])&lt;4);REPT(0;4-LEN([.L133]))&amp;[.L133];[.L13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34]+0.5)*15" office:value-type="float" office:value="7.5" calcext:value-type="float">
            <text:p>8</text:p>
          </table:table-cell>
          <table:table-cell table:formula="of:=DEC2BIN([.B134])" office:value-type="string" office:string-value="111" calcext:value-type="string">
            <text:p>111</text:p>
          </table:table-cell>
          <table:table-cell table:formula="of:=IF((LEN([.C134])&lt;4);REPT(0;4-LEN([.C134]))&amp;[.C134];[.C1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134]+1)*8" office:value-type="float" office:value="7.40625" calcext:value-type="float">
            <text:p>7</text:p>
          </table:table-cell>
          <table:table-cell table:formula="of:=DEC2BIN([.K134])" office:value-type="string" office:string-value="111" calcext:value-type="string">
            <text:p>111</text:p>
          </table:table-cell>
          <table:table-cell table:formula="of:=IF((LEN([.L134])&lt;4);REPT(0;4-LEN([.L134]))&amp;[.L134];[.L13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35]+0.5)*15" office:value-type="float" office:value="7.5" calcext:value-type="float">
            <text:p>8</text:p>
          </table:table-cell>
          <table:table-cell table:formula="of:=DEC2BIN([.B135])" office:value-type="string" office:string-value="111" calcext:value-type="string">
            <text:p>111</text:p>
          </table:table-cell>
          <table:table-cell table:formula="of:=IF((LEN([.C135])&lt;4);REPT(0;4-LEN([.C135]))&amp;[.C135];[.C1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135]+1)*8" office:value-type="float" office:value="4.8125" calcext:value-type="float">
            <text:p>5</text:p>
          </table:table-cell>
          <table:table-cell table:formula="of:=DEC2BIN([.K135])" office:value-type="string" office:string-value="100" calcext:value-type="string">
            <text:p>100</text:p>
          </table:table-cell>
          <table:table-cell table:formula="of:=IF((LEN([.L135])&lt;4);REPT(0;4-LEN([.L135]))&amp;[.L135];[.L13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136]+0.5)*15" office:value-type="float" office:value="7.5" calcext:value-type="float">
            <text:p>8</text:p>
          </table:table-cell>
          <table:table-cell table:formula="of:=DEC2BIN([.B136])" office:value-type="string" office:string-value="111" calcext:value-type="string">
            <text:p>111</text:p>
          </table:table-cell>
          <table:table-cell table:formula="of:=IF((LEN([.C136])&lt;4);REPT(0;4-LEN([.C136]))&amp;[.C136];[.C1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136]+1)*8" office:value-type="float" office:value="6.8125" calcext:value-type="float">
            <text:p>7</text:p>
          </table:table-cell>
          <table:table-cell table:formula="of:=DEC2BIN([.K136])" office:value-type="string" office:string-value="110" calcext:value-type="string">
            <text:p>110</text:p>
          </table:table-cell>
          <table:table-cell table:formula="of:=IF((LEN([.L136])&lt;4);REPT(0;4-LEN([.L136]))&amp;[.L136];[.L13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37]+0.5)*15" office:value-type="float" office:value="7.5" calcext:value-type="float">
            <text:p>8</text:p>
          </table:table-cell>
          <table:table-cell table:formula="of:=DEC2BIN([.B137])" office:value-type="string" office:string-value="111" calcext:value-type="string">
            <text:p>111</text:p>
          </table:table-cell>
          <table:table-cell table:formula="of:=IF((LEN([.C137])&lt;4);REPT(0;4-LEN([.C137]))&amp;[.C137];[.C1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137]+1)*8" office:value-type="float" office:value="15.15625" calcext:value-type="float">
            <text:p>15</text:p>
          </table:table-cell>
          <table:table-cell table:formula="of:=DEC2BIN([.K137])" office:value-type="string" office:string-value="1111" calcext:value-type="string">
            <text:p>1111</text:p>
          </table:table-cell>
          <table:table-cell table:formula="of:=IF((LEN([.L137])&lt;4);REPT(0;4-LEN([.L137]))&amp;[.L137];[.L13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38]+0.5)*15" office:value-type="float" office:value="7.5" calcext:value-type="float">
            <text:p>8</text:p>
          </table:table-cell>
          <table:table-cell table:formula="of:=DEC2BIN([.B138])" office:value-type="string" office:string-value="111" calcext:value-type="string">
            <text:p>111</text:p>
          </table:table-cell>
          <table:table-cell table:formula="of:=IF((LEN([.C138])&lt;4);REPT(0;4-LEN([.C138]))&amp;[.C138];[.C1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138]+1)*8" office:value-type="float" office:value="9.28125" calcext:value-type="float">
            <text:p>9</text:p>
          </table:table-cell>
          <table:table-cell table:formula="of:=DEC2BIN([.K138])" office:value-type="string" office:string-value="1001" calcext:value-type="string">
            <text:p>1001</text:p>
          </table:table-cell>
          <table:table-cell table:formula="of:=IF((LEN([.L138])&lt;4);REPT(0;4-LEN([.L138]))&amp;[.L138];[.L13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39]+0.5)*15" office:value-type="float" office:value="7.5" calcext:value-type="float">
            <text:p>8</text:p>
          </table:table-cell>
          <table:table-cell table:formula="of:=DEC2BIN([.B139])" office:value-type="string" office:string-value="111" calcext:value-type="string">
            <text:p>111</text:p>
          </table:table-cell>
          <table:table-cell table:formula="of:=IF((LEN([.C139])&lt;4);REPT(0;4-LEN([.C139]))&amp;[.C139];[.C1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139]+1)*8" office:value-type="float" office:value="0.28125" calcext:value-type="float">
            <text:p>0</text:p>
          </table:table-cell>
          <table:table-cell table:formula="of:=DEC2BIN([.K139])" office:value-type="string" office:string-value="0" calcext:value-type="string">
            <text:p>0</text:p>
          </table:table-cell>
          <table:table-cell table:formula="of:=IF((LEN([.L139])&lt;4);REPT(0;4-LEN([.L139]))&amp;[.L139];[.L13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140]+0.5)*15" office:value-type="float" office:value="7.5" calcext:value-type="float">
            <text:p>8</text:p>
          </table:table-cell>
          <table:table-cell table:formula="of:=DEC2BIN([.B140])" office:value-type="string" office:string-value="111" calcext:value-type="string">
            <text:p>111</text:p>
          </table:table-cell>
          <table:table-cell table:formula="of:=IF((LEN([.C140])&lt;4);REPT(0;4-LEN([.C140]))&amp;[.C140];[.C1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140]+1)*8" office:value-type="float" office:value="6.75" calcext:value-type="float">
            <text:p>7</text:p>
          </table:table-cell>
          <table:table-cell table:formula="of:=DEC2BIN([.K140])" office:value-type="string" office:string-value="110" calcext:value-type="string">
            <text:p>110</text:p>
          </table:table-cell>
          <table:table-cell table:formula="of:=IF((LEN([.L140])&lt;4);REPT(0;4-LEN([.L140]))&amp;[.L140];[.L14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41]+0.5)*15" office:value-type="float" office:value="7.5" calcext:value-type="float">
            <text:p>8</text:p>
          </table:table-cell>
          <table:table-cell table:formula="of:=DEC2BIN([.B141])" office:value-type="string" office:string-value="111" calcext:value-type="string">
            <text:p>111</text:p>
          </table:table-cell>
          <table:table-cell table:formula="of:=IF((LEN([.C141])&lt;4);REPT(0;4-LEN([.C141]))&amp;[.C141];[.C1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141]+1)*8" office:value-type="float" office:value="13.59375" calcext:value-type="float">
            <text:p>14</text:p>
          </table:table-cell>
          <table:table-cell table:formula="of:=DEC2BIN([.K141])" office:value-type="string" office:string-value="1101" calcext:value-type="string">
            <text:p>1101</text:p>
          </table:table-cell>
          <table:table-cell table:formula="of:=IF((LEN([.L141])&lt;4);REPT(0;4-LEN([.L141]))&amp;[.L141];[.L141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142]+0.5)*15" office:value-type="float" office:value="7.5" calcext:value-type="float">
            <text:p>8</text:p>
          </table:table-cell>
          <table:table-cell table:formula="of:=DEC2BIN([.B142])" office:value-type="string" office:string-value="111" calcext:value-type="string">
            <text:p>111</text:p>
          </table:table-cell>
          <table:table-cell table:formula="of:=IF((LEN([.C142])&lt;4);REPT(0;4-LEN([.C142]))&amp;[.C142];[.C1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142]+1)*8" office:value-type="float" office:value="8.625" calcext:value-type="float">
            <text:p>9</text:p>
          </table:table-cell>
          <table:table-cell table:formula="of:=DEC2BIN([.K142])" office:value-type="string" office:string-value="1000" calcext:value-type="string">
            <text:p>1000</text:p>
          </table:table-cell>
          <table:table-cell table:formula="of:=IF((LEN([.L142])&lt;4);REPT(0;4-LEN([.L142]))&amp;[.L142];[.L14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43]+0.5)*15" office:value-type="float" office:value="7.5" calcext:value-type="float">
            <text:p>8</text:p>
          </table:table-cell>
          <table:table-cell table:formula="of:=DEC2BIN([.B143])" office:value-type="string" office:string-value="111" calcext:value-type="string">
            <text:p>111</text:p>
          </table:table-cell>
          <table:table-cell table:formula="of:=IF((LEN([.C143])&lt;4);REPT(0;4-LEN([.C143]))&amp;[.C143];[.C1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143]+1)*8" office:value-type="float" office:value="6.6875" calcext:value-type="float">
            <text:p>7</text:p>
          </table:table-cell>
          <table:table-cell table:formula="of:=DEC2BIN([.K143])" office:value-type="string" office:string-value="110" calcext:value-type="string">
            <text:p>110</text:p>
          </table:table-cell>
          <table:table-cell table:formula="of:=IF((LEN([.L143])&lt;4);REPT(0;4-LEN([.L143]))&amp;[.L143];[.L143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44]+0.5)*15" office:value-type="float" office:value="7.5" calcext:value-type="float">
            <text:p>8</text:p>
          </table:table-cell>
          <table:table-cell table:formula="of:=DEC2BIN([.B144])" office:value-type="string" office:string-value="111" calcext:value-type="string">
            <text:p>111</text:p>
          </table:table-cell>
          <table:table-cell table:formula="of:=IF((LEN([.C144])&lt;4);REPT(0;4-LEN([.C144]))&amp;[.C144];[.C1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144]+1)*8" office:value-type="float" office:value="8.59375" calcext:value-type="float">
            <text:p>9</text:p>
          </table:table-cell>
          <table:table-cell table:formula="of:=DEC2BIN([.K144])" office:value-type="string" office:string-value="1000" calcext:value-type="string">
            <text:p>1000</text:p>
          </table:table-cell>
          <table:table-cell table:formula="of:=IF((LEN([.L144])&lt;4);REPT(0;4-LEN([.L144]))&amp;[.L144];[.L14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45]+0.5)*15" office:value-type="float" office:value="7.5" calcext:value-type="float">
            <text:p>8</text:p>
          </table:table-cell>
          <table:table-cell table:formula="of:=DEC2BIN([.B145])" office:value-type="string" office:string-value="111" calcext:value-type="string">
            <text:p>111</text:p>
          </table:table-cell>
          <table:table-cell table:formula="of:=IF((LEN([.C145])&lt;4);REPT(0;4-LEN([.C145]))&amp;[.C145];[.C1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145]+1)*8" office:value-type="float" office:value="11.1875" calcext:value-type="float">
            <text:p>11</text:p>
          </table:table-cell>
          <table:table-cell table:formula="of:=DEC2BIN([.K145])" office:value-type="string" office:string-value="1011" calcext:value-type="string">
            <text:p>1011</text:p>
          </table:table-cell>
          <table:table-cell table:formula="of:=IF((LEN([.L145])&lt;4);REPT(0;4-LEN([.L145]))&amp;[.L145];[.L145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146]+0.5)*15" office:value-type="float" office:value="7.5" calcext:value-type="float">
            <text:p>8</text:p>
          </table:table-cell>
          <table:table-cell table:formula="of:=DEC2BIN([.B146])" office:value-type="string" office:string-value="111" calcext:value-type="string">
            <text:p>111</text:p>
          </table:table-cell>
          <table:table-cell table:formula="of:=IF((LEN([.C146])&lt;4);REPT(0;4-LEN([.C146]))&amp;[.C146];[.C1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146]+1)*8" office:value-type="float" office:value="9.1875" calcext:value-type="float">
            <text:p>9</text:p>
          </table:table-cell>
          <table:table-cell table:formula="of:=DEC2BIN([.K146])" office:value-type="string" office:string-value="1001" calcext:value-type="string">
            <text:p>1001</text:p>
          </table:table-cell>
          <table:table-cell table:formula="of:=IF((LEN([.L146])&lt;4);REPT(0;4-LEN([.L146]))&amp;[.L146];[.L14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47]+0.5)*15" office:value-type="float" office:value="7.5" calcext:value-type="float">
            <text:p>8</text:p>
          </table:table-cell>
          <table:table-cell table:formula="of:=DEC2BIN([.B147])" office:value-type="string" office:string-value="111" calcext:value-type="string">
            <text:p>111</text:p>
          </table:table-cell>
          <table:table-cell table:formula="of:=IF((LEN([.C147])&lt;4);REPT(0;4-LEN([.C147]))&amp;[.C147];[.C1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147]+1)*8" office:value-type="float" office:value="0.84375" calcext:value-type="float">
            <text:p>1</text:p>
          </table:table-cell>
          <table:table-cell table:formula="of:=DEC2BIN([.K147])" office:value-type="string" office:string-value="0" calcext:value-type="string">
            <text:p>0</text:p>
          </table:table-cell>
          <table:table-cell table:formula="of:=IF((LEN([.L147])&lt;4);REPT(0;4-LEN([.L147]))&amp;[.L147];[.L14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148]+0.5)*15" office:value-type="float" office:value="7.5" calcext:value-type="float">
            <text:p>8</text:p>
          </table:table-cell>
          <table:table-cell table:formula="of:=DEC2BIN([.B148])" office:value-type="string" office:string-value="111" calcext:value-type="string">
            <text:p>111</text:p>
          </table:table-cell>
          <table:table-cell table:formula="of:=IF((LEN([.C148])&lt;4);REPT(0;4-LEN([.C148]))&amp;[.C148];[.C1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148]+1)*8" office:value-type="float" office:value="6.71875" calcext:value-type="float">
            <text:p>7</text:p>
          </table:table-cell>
          <table:table-cell table:formula="of:=DEC2BIN([.K148])" office:value-type="string" office:string-value="110" calcext:value-type="string">
            <text:p>110</text:p>
          </table:table-cell>
          <table:table-cell table:formula="of:=IF((LEN([.L148])&lt;4);REPT(0;4-LEN([.L148]))&amp;[.L148];[.L14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49]+0.5)*15" office:value-type="float" office:value="7.5" calcext:value-type="float">
            <text:p>8</text:p>
          </table:table-cell>
          <table:table-cell table:formula="of:=DEC2BIN([.B149])" office:value-type="string" office:string-value="111" calcext:value-type="string">
            <text:p>111</text:p>
          </table:table-cell>
          <table:table-cell table:formula="of:=IF((LEN([.C149])&lt;4);REPT(0;4-LEN([.C149]))&amp;[.C149];[.C1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149]+1)*8" office:value-type="float" office:value="15.71875" calcext:value-type="float">
            <text:p>16</text:p>
          </table:table-cell>
          <table:table-cell table:formula="of:=DEC2BIN([.K149])" office:value-type="string" office:string-value="1111" calcext:value-type="string">
            <text:p>1111</text:p>
          </table:table-cell>
          <table:table-cell table:formula="of:=IF((LEN([.L149])&lt;4);REPT(0;4-LEN([.L149]))&amp;[.L149];[.L149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50]+0.5)*15" office:value-type="float" office:value="7.5" calcext:value-type="float">
            <text:p>8</text:p>
          </table:table-cell>
          <table:table-cell table:formula="of:=DEC2BIN([.B150])" office:value-type="string" office:string-value="111" calcext:value-type="string">
            <text:p>111</text:p>
          </table:table-cell>
          <table:table-cell table:formula="of:=IF((LEN([.C150])&lt;4);REPT(0;4-LEN([.C150]))&amp;[.C150];[.C1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150]+1)*8" office:value-type="float" office:value="9.25" calcext:value-type="float">
            <text:p>9</text:p>
          </table:table-cell>
          <table:table-cell table:formula="of:=DEC2BIN([.K150])" office:value-type="string" office:string-value="1001" calcext:value-type="string">
            <text:p>1001</text:p>
          </table:table-cell>
          <table:table-cell table:formula="of:=IF((LEN([.L150])&lt;4);REPT(0;4-LEN([.L150]))&amp;[.L150];[.L15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51]+0.5)*15" office:value-type="float" office:value="7.5" calcext:value-type="float">
            <text:p>8</text:p>
          </table:table-cell>
          <table:table-cell table:formula="of:=DEC2BIN([.B151])" office:value-type="string" office:string-value="111" calcext:value-type="string">
            <text:p>111</text:p>
          </table:table-cell>
          <table:table-cell table:formula="of:=IF((LEN([.C151])&lt;4);REPT(0;4-LEN([.C151]))&amp;[.C151];[.C1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151]+1)*8" office:value-type="float" office:value="2.40625" calcext:value-type="float">
            <text:p>2</text:p>
          </table:table-cell>
          <table:table-cell table:formula="of:=DEC2BIN([.K151])" office:value-type="string" office:string-value="10" calcext:value-type="string">
            <text:p>10</text:p>
          </table:table-cell>
          <table:table-cell table:formula="of:=IF((LEN([.L151])&lt;4);REPT(0;4-LEN([.L151]))&amp;[.L151];[.L15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152]+0.5)*15" office:value-type="float" office:value="7.5" calcext:value-type="float">
            <text:p>8</text:p>
          </table:table-cell>
          <table:table-cell table:formula="of:=DEC2BIN([.B152])" office:value-type="string" office:string-value="111" calcext:value-type="string">
            <text:p>111</text:p>
          </table:table-cell>
          <table:table-cell table:formula="of:=IF((LEN([.C152])&lt;4);REPT(0;4-LEN([.C152]))&amp;[.C152];[.C1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152]+1)*8" office:value-type="float" office:value="7.375" calcext:value-type="float">
            <text:p>7</text:p>
          </table:table-cell>
          <table:table-cell table:formula="of:=DEC2BIN([.K152])" office:value-type="string" office:string-value="111" calcext:value-type="string">
            <text:p>111</text:p>
          </table:table-cell>
          <table:table-cell table:formula="of:=IF((LEN([.L152])&lt;4);REPT(0;4-LEN([.L152]))&amp;[.L152];[.L15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53]+0.5)*15" office:value-type="float" office:value="7.5" calcext:value-type="float">
            <text:p>8</text:p>
          </table:table-cell>
          <table:table-cell table:formula="of:=DEC2BIN([.B153])" office:value-type="string" office:string-value="111" calcext:value-type="string">
            <text:p>111</text:p>
          </table:table-cell>
          <table:table-cell table:formula="of:=IF((LEN([.C153])&lt;4);REPT(0;4-LEN([.C153]))&amp;[.C153];[.C1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153]+1)*8" office:value-type="float" office:value="9.3125" calcext:value-type="float">
            <text:p>9</text:p>
          </table:table-cell>
          <table:table-cell table:formula="of:=DEC2BIN([.K153])" office:value-type="string" office:string-value="1001" calcext:value-type="string">
            <text:p>1001</text:p>
          </table:table-cell>
          <table:table-cell table:formula="of:=IF((LEN([.L153])&lt;4);REPT(0;4-LEN([.L153]))&amp;[.L153];[.L15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54]+0.5)*15" office:value-type="float" office:value="7.5" calcext:value-type="float">
            <text:p>8</text:p>
          </table:table-cell>
          <table:table-cell table:formula="of:=DEC2BIN([.B154])" office:value-type="string" office:string-value="111" calcext:value-type="string">
            <text:p>111</text:p>
          </table:table-cell>
          <table:table-cell table:formula="of:=IF((LEN([.C154])&lt;4);REPT(0;4-LEN([.C154]))&amp;[.C154];[.C1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154]+1)*8" office:value-type="float" office:value="7.40625" calcext:value-type="float">
            <text:p>7</text:p>
          </table:table-cell>
          <table:table-cell table:formula="of:=DEC2BIN([.K154])" office:value-type="string" office:string-value="111" calcext:value-type="string">
            <text:p>111</text:p>
          </table:table-cell>
          <table:table-cell table:formula="of:=IF((LEN([.L154])&lt;4);REPT(0;4-LEN([.L154]))&amp;[.L154];[.L15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55]+0.5)*15" office:value-type="float" office:value="7.5" calcext:value-type="float">
            <text:p>8</text:p>
          </table:table-cell>
          <table:table-cell table:formula="of:=DEC2BIN([.B155])" office:value-type="string" office:string-value="111" calcext:value-type="string">
            <text:p>111</text:p>
          </table:table-cell>
          <table:table-cell table:formula="of:=IF((LEN([.C155])&lt;4);REPT(0;4-LEN([.C155]))&amp;[.C155];[.C1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155]+1)*8" office:value-type="float" office:value="4.8125" calcext:value-type="float">
            <text:p>5</text:p>
          </table:table-cell>
          <table:table-cell table:formula="of:=DEC2BIN([.K155])" office:value-type="string" office:string-value="100" calcext:value-type="string">
            <text:p>100</text:p>
          </table:table-cell>
          <table:table-cell table:formula="of:=IF((LEN([.L155])&lt;4);REPT(0;4-LEN([.L155]))&amp;[.L155];[.L15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156]+0.5)*15" office:value-type="float" office:value="7.5" calcext:value-type="float">
            <text:p>8</text:p>
          </table:table-cell>
          <table:table-cell table:formula="of:=DEC2BIN([.B156])" office:value-type="string" office:string-value="111" calcext:value-type="string">
            <text:p>111</text:p>
          </table:table-cell>
          <table:table-cell table:formula="of:=IF((LEN([.C156])&lt;4);REPT(0;4-LEN([.C156]))&amp;[.C156];[.C1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156]+1)*8" office:value-type="float" office:value="6.8125" calcext:value-type="float">
            <text:p>7</text:p>
          </table:table-cell>
          <table:table-cell table:formula="of:=DEC2BIN([.K156])" office:value-type="string" office:string-value="110" calcext:value-type="string">
            <text:p>110</text:p>
          </table:table-cell>
          <table:table-cell table:formula="of:=IF((LEN([.L156])&lt;4);REPT(0;4-LEN([.L156]))&amp;[.L156];[.L15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57]+0.5)*15" office:value-type="float" office:value="7.5" calcext:value-type="float">
            <text:p>8</text:p>
          </table:table-cell>
          <table:table-cell table:formula="of:=DEC2BIN([.B157])" office:value-type="string" office:string-value="111" calcext:value-type="string">
            <text:p>111</text:p>
          </table:table-cell>
          <table:table-cell table:formula="of:=IF((LEN([.C157])&lt;4);REPT(0;4-LEN([.C157]))&amp;[.C157];[.C1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157]+1)*8" office:value-type="float" office:value="15.15625" calcext:value-type="float">
            <text:p>15</text:p>
          </table:table-cell>
          <table:table-cell table:formula="of:=DEC2BIN([.K157])" office:value-type="string" office:string-value="1111" calcext:value-type="string">
            <text:p>1111</text:p>
          </table:table-cell>
          <table:table-cell table:formula="of:=IF((LEN([.L157])&lt;4);REPT(0;4-LEN([.L157]))&amp;[.L157];[.L15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58]+0.5)*15" office:value-type="float" office:value="7.5" calcext:value-type="float">
            <text:p>8</text:p>
          </table:table-cell>
          <table:table-cell table:formula="of:=DEC2BIN([.B158])" office:value-type="string" office:string-value="111" calcext:value-type="string">
            <text:p>111</text:p>
          </table:table-cell>
          <table:table-cell table:formula="of:=IF((LEN([.C158])&lt;4);REPT(0;4-LEN([.C158]))&amp;[.C158];[.C1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158]+1)*8" office:value-type="float" office:value="9.28125" calcext:value-type="float">
            <text:p>9</text:p>
          </table:table-cell>
          <table:table-cell table:formula="of:=DEC2BIN([.K158])" office:value-type="string" office:string-value="1001" calcext:value-type="string">
            <text:p>1001</text:p>
          </table:table-cell>
          <table:table-cell table:formula="of:=IF((LEN([.L158])&lt;4);REPT(0;4-LEN([.L158]))&amp;[.L158];[.L15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59]+0.5)*15" office:value-type="float" office:value="7.5" calcext:value-type="float">
            <text:p>8</text:p>
          </table:table-cell>
          <table:table-cell table:formula="of:=DEC2BIN([.B159])" office:value-type="string" office:string-value="111" calcext:value-type="string">
            <text:p>111</text:p>
          </table:table-cell>
          <table:table-cell table:formula="of:=IF((LEN([.C159])&lt;4);REPT(0;4-LEN([.C159]))&amp;[.C159];[.C1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159]+1)*8" office:value-type="float" office:value="0.28125" calcext:value-type="float">
            <text:p>0</text:p>
          </table:table-cell>
          <table:table-cell table:formula="of:=DEC2BIN([.K159])" office:value-type="string" office:string-value="0" calcext:value-type="string">
            <text:p>0</text:p>
          </table:table-cell>
          <table:table-cell table:formula="of:=IF((LEN([.L159])&lt;4);REPT(0;4-LEN([.L159]))&amp;[.L159];[.L15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160]+0.5)*15" office:value-type="float" office:value="7.5" calcext:value-type="float">
            <text:p>8</text:p>
          </table:table-cell>
          <table:table-cell table:formula="of:=DEC2BIN([.B160])" office:value-type="string" office:string-value="111" calcext:value-type="string">
            <text:p>111</text:p>
          </table:table-cell>
          <table:table-cell table:formula="of:=IF((LEN([.C160])&lt;4);REPT(0;4-LEN([.C160]))&amp;[.C160];[.C1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160]+1)*8" office:value-type="float" office:value="6.75" calcext:value-type="float">
            <text:p>7</text:p>
          </table:table-cell>
          <table:table-cell table:formula="of:=DEC2BIN([.K160])" office:value-type="string" office:string-value="110" calcext:value-type="string">
            <text:p>110</text:p>
          </table:table-cell>
          <table:table-cell table:formula="of:=IF((LEN([.L160])&lt;4);REPT(0;4-LEN([.L160]))&amp;[.L160];[.L16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61]+0.5)*15" office:value-type="float" office:value="7.5" calcext:value-type="float">
            <text:p>8</text:p>
          </table:table-cell>
          <table:table-cell table:formula="of:=DEC2BIN([.B161])" office:value-type="string" office:string-value="111" calcext:value-type="string">
            <text:p>111</text:p>
          </table:table-cell>
          <table:table-cell table:formula="of:=IF((LEN([.C161])&lt;4);REPT(0;4-LEN([.C161]))&amp;[.C161];[.C1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161]+1)*8" office:value-type="float" office:value="13.59375" calcext:value-type="float">
            <text:p>14</text:p>
          </table:table-cell>
          <table:table-cell table:formula="of:=DEC2BIN([.K161])" office:value-type="string" office:string-value="1101" calcext:value-type="string">
            <text:p>1101</text:p>
          </table:table-cell>
          <table:table-cell table:formula="of:=IF((LEN([.L161])&lt;4);REPT(0;4-LEN([.L161]))&amp;[.L161];[.L161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162]+0.5)*15" office:value-type="float" office:value="7.5" calcext:value-type="float">
            <text:p>8</text:p>
          </table:table-cell>
          <table:table-cell table:formula="of:=DEC2BIN([.B162])" office:value-type="string" office:string-value="111" calcext:value-type="string">
            <text:p>111</text:p>
          </table:table-cell>
          <table:table-cell table:formula="of:=IF((LEN([.C162])&lt;4);REPT(0;4-LEN([.C162]))&amp;[.C162];[.C1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162]+1)*8" office:value-type="float" office:value="8.625" calcext:value-type="float">
            <text:p>9</text:p>
          </table:table-cell>
          <table:table-cell table:formula="of:=DEC2BIN([.K162])" office:value-type="string" office:string-value="1000" calcext:value-type="string">
            <text:p>1000</text:p>
          </table:table-cell>
          <table:table-cell table:formula="of:=IF((LEN([.L162])&lt;4);REPT(0;4-LEN([.L162]))&amp;[.L162];[.L16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63]+0.5)*15" office:value-type="float" office:value="7.5" calcext:value-type="float">
            <text:p>8</text:p>
          </table:table-cell>
          <table:table-cell table:formula="of:=DEC2BIN([.B163])" office:value-type="string" office:string-value="111" calcext:value-type="string">
            <text:p>111</text:p>
          </table:table-cell>
          <table:table-cell table:formula="of:=IF((LEN([.C163])&lt;4);REPT(0;4-LEN([.C163]))&amp;[.C163];[.C1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163]+1)*8" office:value-type="float" office:value="6.6875" calcext:value-type="float">
            <text:p>7</text:p>
          </table:table-cell>
          <table:table-cell table:formula="of:=DEC2BIN([.K163])" office:value-type="string" office:string-value="110" calcext:value-type="string">
            <text:p>110</text:p>
          </table:table-cell>
          <table:table-cell table:formula="of:=IF((LEN([.L163])&lt;4);REPT(0;4-LEN([.L163]))&amp;[.L163];[.L163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64]+0.5)*15" office:value-type="float" office:value="7.5" calcext:value-type="float">
            <text:p>8</text:p>
          </table:table-cell>
          <table:table-cell table:formula="of:=DEC2BIN([.B164])" office:value-type="string" office:string-value="111" calcext:value-type="string">
            <text:p>111</text:p>
          </table:table-cell>
          <table:table-cell table:formula="of:=IF((LEN([.C164])&lt;4);REPT(0;4-LEN([.C164]))&amp;[.C164];[.C1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164]+1)*8" office:value-type="float" office:value="8.59375" calcext:value-type="float">
            <text:p>9</text:p>
          </table:table-cell>
          <table:table-cell table:formula="of:=DEC2BIN([.K164])" office:value-type="string" office:string-value="1000" calcext:value-type="string">
            <text:p>1000</text:p>
          </table:table-cell>
          <table:table-cell table:formula="of:=IF((LEN([.L164])&lt;4);REPT(0;4-LEN([.L164]))&amp;[.L164];[.L16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65]+0.5)*15" office:value-type="float" office:value="7.5" calcext:value-type="float">
            <text:p>8</text:p>
          </table:table-cell>
          <table:table-cell table:formula="of:=DEC2BIN([.B165])" office:value-type="string" office:string-value="111" calcext:value-type="string">
            <text:p>111</text:p>
          </table:table-cell>
          <table:table-cell table:formula="of:=IF((LEN([.C165])&lt;4);REPT(0;4-LEN([.C165]))&amp;[.C165];[.C1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165]+1)*8" office:value-type="float" office:value="11.1875" calcext:value-type="float">
            <text:p>11</text:p>
          </table:table-cell>
          <table:table-cell table:formula="of:=DEC2BIN([.K165])" office:value-type="string" office:string-value="1011" calcext:value-type="string">
            <text:p>1011</text:p>
          </table:table-cell>
          <table:table-cell table:formula="of:=IF((LEN([.L165])&lt;4);REPT(0;4-LEN([.L165]))&amp;[.L165];[.L165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166]+0.5)*15" office:value-type="float" office:value="7.5" calcext:value-type="float">
            <text:p>8</text:p>
          </table:table-cell>
          <table:table-cell table:formula="of:=DEC2BIN([.B166])" office:value-type="string" office:string-value="111" calcext:value-type="string">
            <text:p>111</text:p>
          </table:table-cell>
          <table:table-cell table:formula="of:=IF((LEN([.C166])&lt;4);REPT(0;4-LEN([.C166]))&amp;[.C166];[.C1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166]+1)*8" office:value-type="float" office:value="9.1875" calcext:value-type="float">
            <text:p>9</text:p>
          </table:table-cell>
          <table:table-cell table:formula="of:=DEC2BIN([.K166])" office:value-type="string" office:string-value="1001" calcext:value-type="string">
            <text:p>1001</text:p>
          </table:table-cell>
          <table:table-cell table:formula="of:=IF((LEN([.L166])&lt;4);REPT(0;4-LEN([.L166]))&amp;[.L166];[.L16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67]+0.5)*15" office:value-type="float" office:value="7.5" calcext:value-type="float">
            <text:p>8</text:p>
          </table:table-cell>
          <table:table-cell table:formula="of:=DEC2BIN([.B167])" office:value-type="string" office:string-value="111" calcext:value-type="string">
            <text:p>111</text:p>
          </table:table-cell>
          <table:table-cell table:formula="of:=IF((LEN([.C167])&lt;4);REPT(0;4-LEN([.C167]))&amp;[.C167];[.C1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167]+1)*8" office:value-type="float" office:value="0.84375" calcext:value-type="float">
            <text:p>1</text:p>
          </table:table-cell>
          <table:table-cell table:formula="of:=DEC2BIN([.K167])" office:value-type="string" office:string-value="0" calcext:value-type="string">
            <text:p>0</text:p>
          </table:table-cell>
          <table:table-cell table:formula="of:=IF((LEN([.L167])&lt;4);REPT(0;4-LEN([.L167]))&amp;[.L167];[.L16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168]+0.5)*15" office:value-type="float" office:value="7.5" calcext:value-type="float">
            <text:p>8</text:p>
          </table:table-cell>
          <table:table-cell table:formula="of:=DEC2BIN([.B168])" office:value-type="string" office:string-value="111" calcext:value-type="string">
            <text:p>111</text:p>
          </table:table-cell>
          <table:table-cell table:formula="of:=IF((LEN([.C168])&lt;4);REPT(0;4-LEN([.C168]))&amp;[.C168];[.C1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168]+1)*8" office:value-type="float" office:value="6.71875" calcext:value-type="float">
            <text:p>7</text:p>
          </table:table-cell>
          <table:table-cell table:formula="of:=DEC2BIN([.K168])" office:value-type="string" office:string-value="110" calcext:value-type="string">
            <text:p>110</text:p>
          </table:table-cell>
          <table:table-cell table:formula="of:=IF((LEN([.L168])&lt;4);REPT(0;4-LEN([.L168]))&amp;[.L168];[.L16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69]+0.5)*15" office:value-type="float" office:value="7.5" calcext:value-type="float">
            <text:p>8</text:p>
          </table:table-cell>
          <table:table-cell table:formula="of:=DEC2BIN([.B169])" office:value-type="string" office:string-value="111" calcext:value-type="string">
            <text:p>111</text:p>
          </table:table-cell>
          <table:table-cell table:formula="of:=IF((LEN([.C169])&lt;4);REPT(0;4-LEN([.C169]))&amp;[.C169];[.C1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169]+1)*8" office:value-type="float" office:value="15.71875" calcext:value-type="float">
            <text:p>16</text:p>
          </table:table-cell>
          <table:table-cell table:formula="of:=DEC2BIN([.K169])" office:value-type="string" office:string-value="1111" calcext:value-type="string">
            <text:p>1111</text:p>
          </table:table-cell>
          <table:table-cell table:formula="of:=IF((LEN([.L169])&lt;4);REPT(0;4-LEN([.L169]))&amp;[.L169];[.L169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70]+0.5)*15" office:value-type="float" office:value="7.5" calcext:value-type="float">
            <text:p>8</text:p>
          </table:table-cell>
          <table:table-cell table:formula="of:=DEC2BIN([.B170])" office:value-type="string" office:string-value="111" calcext:value-type="string">
            <text:p>111</text:p>
          </table:table-cell>
          <table:table-cell table:formula="of:=IF((LEN([.C170])&lt;4);REPT(0;4-LEN([.C170]))&amp;[.C170];[.C1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170]+1)*8" office:value-type="float" office:value="9.25" calcext:value-type="float">
            <text:p>9</text:p>
          </table:table-cell>
          <table:table-cell table:formula="of:=DEC2BIN([.K170])" office:value-type="string" office:string-value="1001" calcext:value-type="string">
            <text:p>1001</text:p>
          </table:table-cell>
          <table:table-cell table:formula="of:=IF((LEN([.L170])&lt;4);REPT(0;4-LEN([.L170]))&amp;[.L170];[.L17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71]+0.5)*15" office:value-type="float" office:value="7.5" calcext:value-type="float">
            <text:p>8</text:p>
          </table:table-cell>
          <table:table-cell table:formula="of:=DEC2BIN([.B171])" office:value-type="string" office:string-value="111" calcext:value-type="string">
            <text:p>111</text:p>
          </table:table-cell>
          <table:table-cell table:formula="of:=IF((LEN([.C171])&lt;4);REPT(0;4-LEN([.C171]))&amp;[.C171];[.C1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171]+1)*8" office:value-type="float" office:value="2.40625" calcext:value-type="float">
            <text:p>2</text:p>
          </table:table-cell>
          <table:table-cell table:formula="of:=DEC2BIN([.K171])" office:value-type="string" office:string-value="10" calcext:value-type="string">
            <text:p>10</text:p>
          </table:table-cell>
          <table:table-cell table:formula="of:=IF((LEN([.L171])&lt;4);REPT(0;4-LEN([.L171]))&amp;[.L171];[.L17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172]+0.5)*15" office:value-type="float" office:value="7.5" calcext:value-type="float">
            <text:p>8</text:p>
          </table:table-cell>
          <table:table-cell table:formula="of:=DEC2BIN([.B172])" office:value-type="string" office:string-value="111" calcext:value-type="string">
            <text:p>111</text:p>
          </table:table-cell>
          <table:table-cell table:formula="of:=IF((LEN([.C172])&lt;4);REPT(0;4-LEN([.C172]))&amp;[.C172];[.C1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172]+1)*8" office:value-type="float" office:value="7.375" calcext:value-type="float">
            <text:p>7</text:p>
          </table:table-cell>
          <table:table-cell table:formula="of:=DEC2BIN([.K172])" office:value-type="string" office:string-value="111" calcext:value-type="string">
            <text:p>111</text:p>
          </table:table-cell>
          <table:table-cell table:formula="of:=IF((LEN([.L172])&lt;4);REPT(0;4-LEN([.L172]))&amp;[.L172];[.L17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73]+0.5)*15" office:value-type="float" office:value="7.5" calcext:value-type="float">
            <text:p>8</text:p>
          </table:table-cell>
          <table:table-cell table:formula="of:=DEC2BIN([.B173])" office:value-type="string" office:string-value="111" calcext:value-type="string">
            <text:p>111</text:p>
          </table:table-cell>
          <table:table-cell table:formula="of:=IF((LEN([.C173])&lt;4);REPT(0;4-LEN([.C173]))&amp;[.C173];[.C1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173]+1)*8" office:value-type="float" office:value="9.21875" calcext:value-type="float">
            <text:p>9</text:p>
          </table:table-cell>
          <table:table-cell table:formula="of:=DEC2BIN([.K173])" office:value-type="string" office:string-value="1001" calcext:value-type="string">
            <text:p>1001</text:p>
          </table:table-cell>
          <table:table-cell table:formula="of:=IF((LEN([.L173])&lt;4);REPT(0;4-LEN([.L173]))&amp;[.L173];[.L17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74]+0.5)*15" office:value-type="float" office:value="7.5" calcext:value-type="float">
            <text:p>8</text:p>
          </table:table-cell>
          <table:table-cell table:formula="of:=DEC2BIN([.B174])" office:value-type="string" office:string-value="111" calcext:value-type="string">
            <text:p>111</text:p>
          </table:table-cell>
          <table:table-cell table:formula="of:=IF((LEN([.C174])&lt;4);REPT(0;4-LEN([.C174]))&amp;[.C174];[.C1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formula="of:=([.J174]+1)*8" office:value-type="float" office:value="7.78125" calcext:value-type="float">
            <text:p>8</text:p>
          </table:table-cell>
          <table:table-cell table:formula="of:=DEC2BIN([.K174])" office:value-type="string" office:string-value="111" calcext:value-type="string">
            <text:p>111</text:p>
          </table:table-cell>
          <table:table-cell table:formula="of:=IF((LEN([.L174])&lt;4);REPT(0;4-LEN([.L174]))&amp;[.L174];[.L17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75]+0.5)*15" office:value-type="float" office:value="7.5" calcext:value-type="float">
            <text:p>8</text:p>
          </table:table-cell>
          <table:table-cell table:formula="of:=DEC2BIN([.B175])" office:value-type="string" office:string-value="111" calcext:value-type="string">
            <text:p>111</text:p>
          </table:table-cell>
          <table:table-cell table:formula="of:=IF((LEN([.C175])&lt;4);REPT(0;4-LEN([.C175]))&amp;[.C175];[.C1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J175]+1)*8" office:value-type="float" office:value="11.5625" calcext:value-type="float">
            <text:p>12</text:p>
          </table:table-cell>
          <table:table-cell table:formula="of:=DEC2BIN([.K175])" office:value-type="string" office:string-value="1011" calcext:value-type="string">
            <text:p>1011</text:p>
          </table:table-cell>
          <table:table-cell table:formula="of:=IF((LEN([.L175])&lt;4);REPT(0;4-LEN([.L175]))&amp;[.L175];[.L175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176]+0.5)*15" office:value-type="float" office:value="7.5" calcext:value-type="float">
            <text:p>8</text:p>
          </table:table-cell>
          <table:table-cell table:formula="of:=DEC2BIN([.B176])" office:value-type="string" office:string-value="111" calcext:value-type="string">
            <text:p>111</text:p>
          </table:table-cell>
          <table:table-cell table:formula="of:=IF((LEN([.C176])&lt;4);REPT(0;4-LEN([.C176]))&amp;[.C176];[.C1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J176]+1)*8" office:value-type="float" office:value="8.96875" calcext:value-type="float">
            <text:p>9</text:p>
          </table:table-cell>
          <table:table-cell table:formula="of:=DEC2BIN([.K176])" office:value-type="string" office:string-value="1000" calcext:value-type="string">
            <text:p>1000</text:p>
          </table:table-cell>
          <table:table-cell table:formula="of:=IF((LEN([.L176])&lt;4);REPT(0;4-LEN([.L176]))&amp;[.L176];[.L17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77]+0.5)*15" office:value-type="float" office:value="7.5" calcext:value-type="float">
            <text:p>8</text:p>
          </table:table-cell>
          <table:table-cell table:formula="of:=DEC2BIN([.B177])" office:value-type="string" office:string-value="111" calcext:value-type="string">
            <text:p>111</text:p>
          </table:table-cell>
          <table:table-cell table:formula="of:=IF((LEN([.C177])&lt;4);REPT(0;4-LEN([.C177]))&amp;[.C177];[.C1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formula="of:=([.J177]+1)*8" office:value-type="float" office:value="1" calcext:value-type="float">
            <text:p>1</text:p>
          </table:table-cell>
          <table:table-cell table:formula="of:=DEC2BIN([.K177])" office:value-type="string" office:string-value="1" calcext:value-type="string">
            <text:p>1</text:p>
          </table:table-cell>
          <table:table-cell table:formula="of:=IF((LEN([.L177])&lt;4);REPT(0;4-LEN([.L177]))&amp;[.L177];[.L177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178]+0.5)*15" office:value-type="float" office:value="7.5" calcext:value-type="float">
            <text:p>8</text:p>
          </table:table-cell>
          <table:table-cell table:formula="of:=DEC2BIN([.B178])" office:value-type="string" office:string-value="111" calcext:value-type="string">
            <text:p>111</text:p>
          </table:table-cell>
          <table:table-cell table:formula="of:=IF((LEN([.C178])&lt;4);REPT(0;4-LEN([.C178]))&amp;[.C178];[.C1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J178]+1)*8" office:value-type="float" office:value="6.65625" calcext:value-type="float">
            <text:p>7</text:p>
          </table:table-cell>
          <table:table-cell table:formula="of:=DEC2BIN([.K178])" office:value-type="string" office:string-value="110" calcext:value-type="string">
            <text:p>110</text:p>
          </table:table-cell>
          <table:table-cell table:formula="of:=IF((LEN([.L178])&lt;4);REPT(0;4-LEN([.L178]))&amp;[.L178];[.L17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79]+0.5)*15" office:value-type="float" office:value="7.5" calcext:value-type="float">
            <text:p>8</text:p>
          </table:table-cell>
          <table:table-cell table:formula="of:=DEC2BIN([.B179])" office:value-type="string" office:string-value="111" calcext:value-type="string">
            <text:p>111</text:p>
          </table:table-cell>
          <table:table-cell table:formula="of:=IF((LEN([.C179])&lt;4);REPT(0;4-LEN([.C179]))&amp;[.C179];[.C1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formula="of:=([.J179]+1)*8" office:value-type="float" office:value="15.78125" calcext:value-type="float">
            <text:p>16</text:p>
          </table:table-cell>
          <table:table-cell table:formula="of:=DEC2BIN([.K179])" office:value-type="string" office:string-value="1111" calcext:value-type="string">
            <text:p>1111</text:p>
          </table:table-cell>
          <table:table-cell table:formula="of:=IF((LEN([.L179])&lt;4);REPT(0;4-LEN([.L179]))&amp;[.L179];[.L179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80]+0.5)*15" office:value-type="float" office:value="7.5" calcext:value-type="float">
            <text:p>8</text:p>
          </table:table-cell>
          <table:table-cell table:formula="of:=DEC2BIN([.B180])" office:value-type="string" office:string-value="111" calcext:value-type="string">
            <text:p>111</text:p>
          </table:table-cell>
          <table:table-cell table:formula="of:=IF((LEN([.C180])&lt;4);REPT(0;4-LEN([.C180]))&amp;[.C180];[.C1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180]+1)*8" office:value-type="float" office:value="9.21875" calcext:value-type="float">
            <text:p>9</text:p>
          </table:table-cell>
          <table:table-cell table:formula="of:=DEC2BIN([.K180])" office:value-type="string" office:string-value="1001" calcext:value-type="string">
            <text:p>1001</text:p>
          </table:table-cell>
          <table:table-cell table:formula="of:=IF((LEN([.L180])&lt;4);REPT(0;4-LEN([.L180]))&amp;[.L180];[.L18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81]+0.5)*15" office:value-type="float" office:value="7.5" calcext:value-type="float">
            <text:p>8</text:p>
          </table:table-cell>
          <table:table-cell table:formula="of:=DEC2BIN([.B181])" office:value-type="string" office:string-value="111" calcext:value-type="string">
            <text:p>111</text:p>
          </table:table-cell>
          <table:table-cell table:formula="of:=IF((LEN([.C181])&lt;4);REPT(0;4-LEN([.C181]))&amp;[.C181];[.C1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formula="of:=([.J181]+1)*8" office:value-type="float" office:value="2.4375" calcext:value-type="float">
            <text:p>2</text:p>
          </table:table-cell>
          <table:table-cell table:formula="of:=DEC2BIN([.K181])" office:value-type="string" office:string-value="10" calcext:value-type="string">
            <text:p>10</text:p>
          </table:table-cell>
          <table:table-cell table:formula="of:=IF((LEN([.L181])&lt;4);REPT(0;4-LEN([.L181]))&amp;[.L181];[.L18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182]+0.5)*15" office:value-type="float" office:value="7.5" calcext:value-type="float">
            <text:p>8</text:p>
          </table:table-cell>
          <table:table-cell table:formula="of:=DEC2BIN([.B182])" office:value-type="string" office:string-value="111" calcext:value-type="string">
            <text:p>111</text:p>
          </table:table-cell>
          <table:table-cell table:formula="of:=IF((LEN([.C182])&lt;4);REPT(0;4-LEN([.C182]))&amp;[.C182];[.C1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182]+1)*8" office:value-type="float" office:value="7.375" calcext:value-type="float">
            <text:p>7</text:p>
          </table:table-cell>
          <table:table-cell table:formula="of:=DEC2BIN([.K182])" office:value-type="string" office:string-value="111" calcext:value-type="string">
            <text:p>111</text:p>
          </table:table-cell>
          <table:table-cell table:formula="of:=IF((LEN([.L182])&lt;4);REPT(0;4-LEN([.L182]))&amp;[.L182];[.L18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83]+0.5)*15" office:value-type="float" office:value="7.5" calcext:value-type="float">
            <text:p>8</text:p>
          </table:table-cell>
          <table:table-cell table:formula="of:=DEC2BIN([.B183])" office:value-type="string" office:string-value="111" calcext:value-type="string">
            <text:p>111</text:p>
          </table:table-cell>
          <table:table-cell table:formula="of:=IF((LEN([.C183])&lt;4);REPT(0;4-LEN([.C183]))&amp;[.C183];[.C1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183]+1)*8" office:value-type="float" office:value="9.25" calcext:value-type="float">
            <text:p>9</text:p>
          </table:table-cell>
          <table:table-cell table:formula="of:=DEC2BIN([.K183])" office:value-type="string" office:string-value="1001" calcext:value-type="string">
            <text:p>1001</text:p>
          </table:table-cell>
          <table:table-cell table:formula="of:=IF((LEN([.L183])&lt;4);REPT(0;4-LEN([.L183]))&amp;[.L183];[.L18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84]+0.5)*15" office:value-type="float" office:value="7.5" calcext:value-type="float">
            <text:p>8</text:p>
          </table:table-cell>
          <table:table-cell table:formula="of:=DEC2BIN([.B184])" office:value-type="string" office:string-value="111" calcext:value-type="string">
            <text:p>111</text:p>
          </table:table-cell>
          <table:table-cell table:formula="of:=IF((LEN([.C184])&lt;4);REPT(0;4-LEN([.C184]))&amp;[.C184];[.C1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formula="of:=([.J184]+1)*8" office:value-type="float" office:value="7.78125" calcext:value-type="float">
            <text:p>8</text:p>
          </table:table-cell>
          <table:table-cell table:formula="of:=DEC2BIN([.K184])" office:value-type="string" office:string-value="111" calcext:value-type="string">
            <text:p>111</text:p>
          </table:table-cell>
          <table:table-cell table:formula="of:=IF((LEN([.L184])&lt;4);REPT(0;4-LEN([.L184]))&amp;[.L184];[.L18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85]+0.5)*15" office:value-type="float" office:value="7.5" calcext:value-type="float">
            <text:p>8</text:p>
          </table:table-cell>
          <table:table-cell table:formula="of:=DEC2BIN([.B185])" office:value-type="string" office:string-value="111" calcext:value-type="string">
            <text:p>111</text:p>
          </table:table-cell>
          <table:table-cell table:formula="of:=IF((LEN([.C185])&lt;4);REPT(0;4-LEN([.C185]))&amp;[.C185];[.C1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J185]+1)*8" office:value-type="float" office:value="11.5625" calcext:value-type="float">
            <text:p>12</text:p>
          </table:table-cell>
          <table:table-cell table:formula="of:=DEC2BIN([.K185])" office:value-type="string" office:string-value="1011" calcext:value-type="string">
            <text:p>1011</text:p>
          </table:table-cell>
          <table:table-cell table:formula="of:=IF((LEN([.L185])&lt;4);REPT(0;4-LEN([.L185]))&amp;[.L185];[.L185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186]+0.5)*15" office:value-type="float" office:value="7.5" calcext:value-type="float">
            <text:p>8</text:p>
          </table:table-cell>
          <table:table-cell table:formula="of:=DEC2BIN([.B186])" office:value-type="string" office:string-value="111" calcext:value-type="string">
            <text:p>111</text:p>
          </table:table-cell>
          <table:table-cell table:formula="of:=IF((LEN([.C186])&lt;4);REPT(0;4-LEN([.C186]))&amp;[.C186];[.C1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J186]+1)*8" office:value-type="float" office:value="8.96875" calcext:value-type="float">
            <text:p>9</text:p>
          </table:table-cell>
          <table:table-cell table:formula="of:=DEC2BIN([.K186])" office:value-type="string" office:string-value="1000" calcext:value-type="string">
            <text:p>1000</text:p>
          </table:table-cell>
          <table:table-cell table:formula="of:=IF((LEN([.L186])&lt;4);REPT(0;4-LEN([.L186]))&amp;[.L186];[.L18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187]+0.5)*15" office:value-type="float" office:value="7.5" calcext:value-type="float">
            <text:p>8</text:p>
          </table:table-cell>
          <table:table-cell table:formula="of:=DEC2BIN([.B187])" office:value-type="string" office:string-value="111" calcext:value-type="string">
            <text:p>111</text:p>
          </table:table-cell>
          <table:table-cell table:formula="of:=IF((LEN([.C187])&lt;4);REPT(0;4-LEN([.C187]))&amp;[.C187];[.C1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formula="of:=([.J187]+1)*8" office:value-type="float" office:value="1" calcext:value-type="float">
            <text:p>1</text:p>
          </table:table-cell>
          <table:table-cell table:formula="of:=DEC2BIN([.K187])" office:value-type="string" office:string-value="1" calcext:value-type="string">
            <text:p>1</text:p>
          </table:table-cell>
          <table:table-cell table:formula="of:=IF((LEN([.L187])&lt;4);REPT(0;4-LEN([.L187]))&amp;[.L187];[.L187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188]+0.5)*15" office:value-type="float" office:value="7.5" calcext:value-type="float">
            <text:p>8</text:p>
          </table:table-cell>
          <table:table-cell table:formula="of:=DEC2BIN([.B188])" office:value-type="string" office:string-value="111" calcext:value-type="string">
            <text:p>111</text:p>
          </table:table-cell>
          <table:table-cell table:formula="of:=IF((LEN([.C188])&lt;4);REPT(0;4-LEN([.C188]))&amp;[.C188];[.C1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71875" calcext:value-type="float">
            <text:p>-0,171875</text:p>
          </table:table-cell>
          <table:table-cell table:formula="of:=([.J188]+1)*8" office:value-type="float" office:value="6.625" calcext:value-type="float">
            <text:p>7</text:p>
          </table:table-cell>
          <table:table-cell table:formula="of:=DEC2BIN([.K188])" office:value-type="string" office:string-value="110" calcext:value-type="string">
            <text:p>110</text:p>
          </table:table-cell>
          <table:table-cell table:formula="of:=IF((LEN([.L188])&lt;4);REPT(0;4-LEN([.L188]))&amp;[.L188];[.L18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89]+0.5)*15" office:value-type="float" office:value="7.5" calcext:value-type="float">
            <text:p>8</text:p>
          </table:table-cell>
          <table:table-cell table:formula="of:=DEC2BIN([.B189])" office:value-type="string" office:string-value="111" calcext:value-type="string">
            <text:p>111</text:p>
          </table:table-cell>
          <table:table-cell table:formula="of:=IF((LEN([.C189])&lt;4);REPT(0;4-LEN([.C189]))&amp;[.C189];[.C1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formula="of:=([.J189]+1)*8" office:value-type="float" office:value="15.78125" calcext:value-type="float">
            <text:p>16</text:p>
          </table:table-cell>
          <table:table-cell table:formula="of:=DEC2BIN([.K189])" office:value-type="string" office:string-value="1111" calcext:value-type="string">
            <text:p>1111</text:p>
          </table:table-cell>
          <table:table-cell table:formula="of:=IF((LEN([.L189])&lt;4);REPT(0;4-LEN([.L189]))&amp;[.L189];[.L189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90]+0.5)*15" office:value-type="float" office:value="7.5" calcext:value-type="float">
            <text:p>8</text:p>
          </table:table-cell>
          <table:table-cell table:formula="of:=DEC2BIN([.B190])" office:value-type="string" office:string-value="111" calcext:value-type="string">
            <text:p>111</text:p>
          </table:table-cell>
          <table:table-cell table:formula="of:=IF((LEN([.C190])&lt;4);REPT(0;4-LEN([.C190]))&amp;[.C190];[.C1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190]+1)*8" office:value-type="float" office:value="9.21875" calcext:value-type="float">
            <text:p>9</text:p>
          </table:table-cell>
          <table:table-cell table:formula="of:=DEC2BIN([.K190])" office:value-type="string" office:string-value="1001" calcext:value-type="string">
            <text:p>1001</text:p>
          </table:table-cell>
          <table:table-cell table:formula="of:=IF((LEN([.L190])&lt;4);REPT(0;4-LEN([.L190]))&amp;[.L190];[.L19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91]+0.5)*15" office:value-type="float" office:value="7.5" calcext:value-type="float">
            <text:p>8</text:p>
          </table:table-cell>
          <table:table-cell table:formula="of:=DEC2BIN([.B191])" office:value-type="string" office:string-value="111" calcext:value-type="string">
            <text:p>111</text:p>
          </table:table-cell>
          <table:table-cell table:formula="of:=IF((LEN([.C191])&lt;4);REPT(0;4-LEN([.C191]))&amp;[.C191];[.C1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formula="of:=([.J191]+1)*8" office:value-type="float" office:value="2.4375" calcext:value-type="float">
            <text:p>2</text:p>
          </table:table-cell>
          <table:table-cell table:formula="of:=DEC2BIN([.K191])" office:value-type="string" office:string-value="10" calcext:value-type="string">
            <text:p>10</text:p>
          </table:table-cell>
          <table:table-cell table:formula="of:=IF((LEN([.L191])&lt;4);REPT(0;4-LEN([.L191]))&amp;[.L191];[.L19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192]+0.5)*15" office:value-type="float" office:value="7.5" calcext:value-type="float">
            <text:p>8</text:p>
          </table:table-cell>
          <table:table-cell table:formula="of:=DEC2BIN([.B192])" office:value-type="string" office:string-value="111" calcext:value-type="string">
            <text:p>111</text:p>
          </table:table-cell>
          <table:table-cell table:formula="of:=IF((LEN([.C192])&lt;4);REPT(0;4-LEN([.C192]))&amp;[.C192];[.C1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192]+1)*8" office:value-type="float" office:value="7.375" calcext:value-type="float">
            <text:p>7</text:p>
          </table:table-cell>
          <table:table-cell table:formula="of:=DEC2BIN([.K192])" office:value-type="string" office:string-value="111" calcext:value-type="string">
            <text:p>111</text:p>
          </table:table-cell>
          <table:table-cell table:formula="of:=IF((LEN([.L192])&lt;4);REPT(0;4-LEN([.L192]))&amp;[.L192];[.L19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93]+0.5)*15" office:value-type="float" office:value="7.5" calcext:value-type="float">
            <text:p>8</text:p>
          </table:table-cell>
          <table:table-cell table:formula="of:=DEC2BIN([.B193])" office:value-type="string" office:string-value="111" calcext:value-type="string">
            <text:p>111</text:p>
          </table:table-cell>
          <table:table-cell table:formula="of:=IF((LEN([.C193])&lt;4);REPT(0;4-LEN([.C193]))&amp;[.C193];[.C1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193]+1)*8" office:value-type="float" office:value="9.3125" calcext:value-type="float">
            <text:p>9</text:p>
          </table:table-cell>
          <table:table-cell table:formula="of:=DEC2BIN([.K193])" office:value-type="string" office:string-value="1001" calcext:value-type="string">
            <text:p>1001</text:p>
          </table:table-cell>
          <table:table-cell table:formula="of:=IF((LEN([.L193])&lt;4);REPT(0;4-LEN([.L193]))&amp;[.L193];[.L19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94]+0.5)*15" office:value-type="float" office:value="7.5" calcext:value-type="float">
            <text:p>8</text:p>
          </table:table-cell>
          <table:table-cell table:formula="of:=DEC2BIN([.B194])" office:value-type="string" office:string-value="111" calcext:value-type="string">
            <text:p>111</text:p>
          </table:table-cell>
          <table:table-cell table:formula="of:=IF((LEN([.C194])&lt;4);REPT(0;4-LEN([.C194]))&amp;[.C194];[.C1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194]+1)*8" office:value-type="float" office:value="7.40625" calcext:value-type="float">
            <text:p>7</text:p>
          </table:table-cell>
          <table:table-cell table:formula="of:=DEC2BIN([.K194])" office:value-type="string" office:string-value="111" calcext:value-type="string">
            <text:p>111</text:p>
          </table:table-cell>
          <table:table-cell table:formula="of:=IF((LEN([.L194])&lt;4);REPT(0;4-LEN([.L194]))&amp;[.L194];[.L19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195]+0.5)*15" office:value-type="float" office:value="7.5" calcext:value-type="float">
            <text:p>8</text:p>
          </table:table-cell>
          <table:table-cell table:formula="of:=DEC2BIN([.B195])" office:value-type="string" office:string-value="111" calcext:value-type="string">
            <text:p>111</text:p>
          </table:table-cell>
          <table:table-cell table:formula="of:=IF((LEN([.C195])&lt;4);REPT(0;4-LEN([.C195]))&amp;[.C195];[.C1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195]+1)*8" office:value-type="float" office:value="4.8125" calcext:value-type="float">
            <text:p>5</text:p>
          </table:table-cell>
          <table:table-cell table:formula="of:=DEC2BIN([.K195])" office:value-type="string" office:string-value="100" calcext:value-type="string">
            <text:p>100</text:p>
          </table:table-cell>
          <table:table-cell table:formula="of:=IF((LEN([.L195])&lt;4);REPT(0;4-LEN([.L195]))&amp;[.L195];[.L19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196]+0.5)*15" office:value-type="float" office:value="7.5" calcext:value-type="float">
            <text:p>8</text:p>
          </table:table-cell>
          <table:table-cell table:formula="of:=DEC2BIN([.B196])" office:value-type="string" office:string-value="111" calcext:value-type="string">
            <text:p>111</text:p>
          </table:table-cell>
          <table:table-cell table:formula="of:=IF((LEN([.C196])&lt;4);REPT(0;4-LEN([.C196]))&amp;[.C196];[.C1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196]+1)*8" office:value-type="float" office:value="6.8125" calcext:value-type="float">
            <text:p>7</text:p>
          </table:table-cell>
          <table:table-cell table:formula="of:=DEC2BIN([.K196])" office:value-type="string" office:string-value="110" calcext:value-type="string">
            <text:p>110</text:p>
          </table:table-cell>
          <table:table-cell table:formula="of:=IF((LEN([.L196])&lt;4);REPT(0;4-LEN([.L196]))&amp;[.L196];[.L19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197]+0.5)*15" office:value-type="float" office:value="7.5" calcext:value-type="float">
            <text:p>8</text:p>
          </table:table-cell>
          <table:table-cell table:formula="of:=DEC2BIN([.B197])" office:value-type="string" office:string-value="111" calcext:value-type="string">
            <text:p>111</text:p>
          </table:table-cell>
          <table:table-cell table:formula="of:=IF((LEN([.C197])&lt;4);REPT(0;4-LEN([.C197]))&amp;[.C197];[.C1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197]+1)*8" office:value-type="float" office:value="15.15625" calcext:value-type="float">
            <text:p>15</text:p>
          </table:table-cell>
          <table:table-cell table:formula="of:=DEC2BIN([.K197])" office:value-type="string" office:string-value="1111" calcext:value-type="string">
            <text:p>1111</text:p>
          </table:table-cell>
          <table:table-cell table:formula="of:=IF((LEN([.L197])&lt;4);REPT(0;4-LEN([.L197]))&amp;[.L197];[.L19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198]+0.5)*15" office:value-type="float" office:value="7.5" calcext:value-type="float">
            <text:p>8</text:p>
          </table:table-cell>
          <table:table-cell table:formula="of:=DEC2BIN([.B198])" office:value-type="string" office:string-value="111" calcext:value-type="string">
            <text:p>111</text:p>
          </table:table-cell>
          <table:table-cell table:formula="of:=IF((LEN([.C198])&lt;4);REPT(0;4-LEN([.C198]))&amp;[.C198];[.C1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198]+1)*8" office:value-type="float" office:value="9.28125" calcext:value-type="float">
            <text:p>9</text:p>
          </table:table-cell>
          <table:table-cell table:formula="of:=DEC2BIN([.K198])" office:value-type="string" office:string-value="1001" calcext:value-type="string">
            <text:p>1001</text:p>
          </table:table-cell>
          <table:table-cell table:formula="of:=IF((LEN([.L198])&lt;4);REPT(0;4-LEN([.L198]))&amp;[.L198];[.L19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199]+0.5)*15" office:value-type="float" office:value="7.5" calcext:value-type="float">
            <text:p>8</text:p>
          </table:table-cell>
          <table:table-cell table:formula="of:=DEC2BIN([.B199])" office:value-type="string" office:string-value="111" calcext:value-type="string">
            <text:p>111</text:p>
          </table:table-cell>
          <table:table-cell table:formula="of:=IF((LEN([.C199])&lt;4);REPT(0;4-LEN([.C199]))&amp;[.C199];[.C1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199]+1)*8" office:value-type="float" office:value="0.28125" calcext:value-type="float">
            <text:p>0</text:p>
          </table:table-cell>
          <table:table-cell table:formula="of:=DEC2BIN([.K199])" office:value-type="string" office:string-value="0" calcext:value-type="string">
            <text:p>0</text:p>
          </table:table-cell>
          <table:table-cell table:formula="of:=IF((LEN([.L199])&lt;4);REPT(0;4-LEN([.L199]))&amp;[.L199];[.L19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00]+0.5)*15" office:value-type="float" office:value="7.5" calcext:value-type="float">
            <text:p>8</text:p>
          </table:table-cell>
          <table:table-cell table:formula="of:=DEC2BIN([.B200])" office:value-type="string" office:string-value="111" calcext:value-type="string">
            <text:p>111</text:p>
          </table:table-cell>
          <table:table-cell table:formula="of:=IF((LEN([.C200])&lt;4);REPT(0;4-LEN([.C200]))&amp;[.C200];[.C2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200]+1)*8" office:value-type="float" office:value="6.75" calcext:value-type="float">
            <text:p>7</text:p>
          </table:table-cell>
          <table:table-cell table:formula="of:=DEC2BIN([.K200])" office:value-type="string" office:string-value="110" calcext:value-type="string">
            <text:p>110</text:p>
          </table:table-cell>
          <table:table-cell table:formula="of:=IF((LEN([.L200])&lt;4);REPT(0;4-LEN([.L200]))&amp;[.L200];[.L20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01]+0.5)*15" office:value-type="float" office:value="7.5" calcext:value-type="float">
            <text:p>8</text:p>
          </table:table-cell>
          <table:table-cell table:formula="of:=DEC2BIN([.B201])" office:value-type="string" office:string-value="111" calcext:value-type="string">
            <text:p>111</text:p>
          </table:table-cell>
          <table:table-cell table:formula="of:=IF((LEN([.C201])&lt;4);REPT(0;4-LEN([.C201]))&amp;[.C201];[.C2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201]+1)*8" office:value-type="float" office:value="13.59375" calcext:value-type="float">
            <text:p>14</text:p>
          </table:table-cell>
          <table:table-cell table:formula="of:=DEC2BIN([.K201])" office:value-type="string" office:string-value="1101" calcext:value-type="string">
            <text:p>1101</text:p>
          </table:table-cell>
          <table:table-cell table:formula="of:=IF((LEN([.L201])&lt;4);REPT(0;4-LEN([.L201]))&amp;[.L201];[.L201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202]+0.5)*15" office:value-type="float" office:value="7.5" calcext:value-type="float">
            <text:p>8</text:p>
          </table:table-cell>
          <table:table-cell table:formula="of:=DEC2BIN([.B202])" office:value-type="string" office:string-value="111" calcext:value-type="string">
            <text:p>111</text:p>
          </table:table-cell>
          <table:table-cell table:formula="of:=IF((LEN([.C202])&lt;4);REPT(0;4-LEN([.C202]))&amp;[.C202];[.C2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202]+1)*8" office:value-type="float" office:value="8.625" calcext:value-type="float">
            <text:p>9</text:p>
          </table:table-cell>
          <table:table-cell table:formula="of:=DEC2BIN([.K202])" office:value-type="string" office:string-value="1000" calcext:value-type="string">
            <text:p>1000</text:p>
          </table:table-cell>
          <table:table-cell table:formula="of:=IF((LEN([.L202])&lt;4);REPT(0;4-LEN([.L202]))&amp;[.L202];[.L20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03]+0.5)*15" office:value-type="float" office:value="7.5" calcext:value-type="float">
            <text:p>8</text:p>
          </table:table-cell>
          <table:table-cell table:formula="of:=DEC2BIN([.B203])" office:value-type="string" office:string-value="111" calcext:value-type="string">
            <text:p>111</text:p>
          </table:table-cell>
          <table:table-cell table:formula="of:=IF((LEN([.C203])&lt;4);REPT(0;4-LEN([.C203]))&amp;[.C203];[.C2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203]+1)*8" office:value-type="float" office:value="6.78125" calcext:value-type="float">
            <text:p>7</text:p>
          </table:table-cell>
          <table:table-cell table:formula="of:=DEC2BIN([.K203])" office:value-type="string" office:string-value="110" calcext:value-type="string">
            <text:p>110</text:p>
          </table:table-cell>
          <table:table-cell table:formula="of:=IF((LEN([.L203])&lt;4);REPT(0;4-LEN([.L203]))&amp;[.L203];[.L203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04]+0.5)*15" office:value-type="float" office:value="7.5" calcext:value-type="float">
            <text:p>8</text:p>
          </table:table-cell>
          <table:table-cell table:formula="of:=DEC2BIN([.B204])" office:value-type="string" office:string-value="111" calcext:value-type="string">
            <text:p>111</text:p>
          </table:table-cell>
          <table:table-cell table:formula="of:=IF((LEN([.C204])&lt;4);REPT(0;4-LEN([.C204]))&amp;[.C204];[.C2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formula="of:=([.J204]+1)*8" office:value-type="float" office:value="8.21875" calcext:value-type="float">
            <text:p>8</text:p>
          </table:table-cell>
          <table:table-cell table:formula="of:=DEC2BIN([.K204])" office:value-type="string" office:string-value="1000" calcext:value-type="string">
            <text:p>1000</text:p>
          </table:table-cell>
          <table:table-cell table:formula="of:=IF((LEN([.L204])&lt;4);REPT(0;4-LEN([.L204]))&amp;[.L204];[.L20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05]+0.5)*15" office:value-type="float" office:value="7.5" calcext:value-type="float">
            <text:p>8</text:p>
          </table:table-cell>
          <table:table-cell table:formula="of:=DEC2BIN([.B205])" office:value-type="string" office:string-value="111" calcext:value-type="string">
            <text:p>111</text:p>
          </table:table-cell>
          <table:table-cell table:formula="of:=IF((LEN([.C205])&lt;4);REPT(0;4-LEN([.C205]))&amp;[.C205];[.C2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J205]+1)*8" office:value-type="float" office:value="4.4375" calcext:value-type="float">
            <text:p>4</text:p>
          </table:table-cell>
          <table:table-cell table:formula="of:=DEC2BIN([.K205])" office:value-type="string" office:string-value="100" calcext:value-type="string">
            <text:p>100</text:p>
          </table:table-cell>
          <table:table-cell table:formula="of:=IF((LEN([.L205])&lt;4);REPT(0;4-LEN([.L205]))&amp;[.L205];[.L20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206]+0.5)*15" office:value-type="float" office:value="7.5" calcext:value-type="float">
            <text:p>8</text:p>
          </table:table-cell>
          <table:table-cell table:formula="of:=DEC2BIN([.B206])" office:value-type="string" office:string-value="111" calcext:value-type="string">
            <text:p>111</text:p>
          </table:table-cell>
          <table:table-cell table:formula="of:=IF((LEN([.C206])&lt;4);REPT(0;4-LEN([.C206]))&amp;[.C206];[.C2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J206]+1)*8" office:value-type="float" office:value="7.03125" calcext:value-type="float">
            <text:p>7</text:p>
          </table:table-cell>
          <table:table-cell table:formula="of:=DEC2BIN([.K206])" office:value-type="string" office:string-value="111" calcext:value-type="string">
            <text:p>111</text:p>
          </table:table-cell>
          <table:table-cell table:formula="of:=IF((LEN([.L206])&lt;4);REPT(0;4-LEN([.L206]))&amp;[.L206];[.L206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07]+0.5)*15" office:value-type="float" office:value="7.5" calcext:value-type="float">
            <text:p>8</text:p>
          </table:table-cell>
          <table:table-cell table:formula="of:=DEC2BIN([.B207])" office:value-type="string" office:string-value="111" calcext:value-type="string">
            <text:p>111</text:p>
          </table:table-cell>
          <table:table-cell table:formula="of:=IF((LEN([.C207])&lt;4);REPT(0;4-LEN([.C207]))&amp;[.C207];[.C2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formula="of:=([.J207]+1)*8" office:value-type="float" office:value="15" calcext:value-type="float">
            <text:p>15</text:p>
          </table:table-cell>
          <table:table-cell table:formula="of:=DEC2BIN([.K207])" office:value-type="string" office:string-value="1111" calcext:value-type="string">
            <text:p>1111</text:p>
          </table:table-cell>
          <table:table-cell table:formula="of:=IF((LEN([.L207])&lt;4);REPT(0;4-LEN([.L207]))&amp;[.L207];[.L20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08]+0.5)*15" office:value-type="float" office:value="7.5" calcext:value-type="float">
            <text:p>8</text:p>
          </table:table-cell>
          <table:table-cell table:formula="of:=DEC2BIN([.B208])" office:value-type="string" office:string-value="111" calcext:value-type="string">
            <text:p>111</text:p>
          </table:table-cell>
          <table:table-cell table:formula="of:=IF((LEN([.C208])&lt;4);REPT(0;4-LEN([.C208]))&amp;[.C208];[.C2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J208]+1)*8" office:value-type="float" office:value="9.34375" calcext:value-type="float">
            <text:p>9</text:p>
          </table:table-cell>
          <table:table-cell table:formula="of:=DEC2BIN([.K208])" office:value-type="string" office:string-value="1001" calcext:value-type="string">
            <text:p>1001</text:p>
          </table:table-cell>
          <table:table-cell table:formula="of:=IF((LEN([.L208])&lt;4);REPT(0;4-LEN([.L208]))&amp;[.L208];[.L20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09]+0.5)*15" office:value-type="float" office:value="7.5" calcext:value-type="float">
            <text:p>8</text:p>
          </table:table-cell>
          <table:table-cell table:formula="of:=DEC2BIN([.B209])" office:value-type="string" office:string-value="111" calcext:value-type="string">
            <text:p>111</text:p>
          </table:table-cell>
          <table:table-cell table:formula="of:=IF((LEN([.C209])&lt;4);REPT(0;4-LEN([.C209]))&amp;[.C209];[.C2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formula="of:=([.J209]+1)*8" office:value-type="float" office:value="0.21875" calcext:value-type="float">
            <text:p>0</text:p>
          </table:table-cell>
          <table:table-cell table:formula="of:=DEC2BIN([.K209])" office:value-type="string" office:string-value="0" calcext:value-type="string">
            <text:p>0</text:p>
          </table:table-cell>
          <table:table-cell table:formula="of:=IF((LEN([.L209])&lt;4);REPT(0;4-LEN([.L209]))&amp;[.L209];[.L20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10]+0.5)*15" office:value-type="float" office:value="7.5" calcext:value-type="float">
            <text:p>8</text:p>
          </table:table-cell>
          <table:table-cell table:formula="of:=DEC2BIN([.B210])" office:value-type="string" office:string-value="111" calcext:value-type="string">
            <text:p>111</text:p>
          </table:table-cell>
          <table:table-cell table:formula="of:=IF((LEN([.C210])&lt;4);REPT(0;4-LEN([.C210]))&amp;[.C210];[.C2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210]+1)*8" office:value-type="float" office:value="6.78125" calcext:value-type="float">
            <text:p>7</text:p>
          </table:table-cell>
          <table:table-cell table:formula="of:=DEC2BIN([.K210])" office:value-type="string" office:string-value="110" calcext:value-type="string">
            <text:p>110</text:p>
          </table:table-cell>
          <table:table-cell table:formula="of:=IF((LEN([.L210])&lt;4);REPT(0;4-LEN([.L210]))&amp;[.L210];[.L21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11]+0.5)*15" office:value-type="float" office:value="7.5" calcext:value-type="float">
            <text:p>8</text:p>
          </table:table-cell>
          <table:table-cell table:formula="of:=DEC2BIN([.B211])" office:value-type="string" office:string-value="111" calcext:value-type="string">
            <text:p>111</text:p>
          </table:table-cell>
          <table:table-cell table:formula="of:=IF((LEN([.C211])&lt;4);REPT(0;4-LEN([.C211]))&amp;[.C211];[.C2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formula="of:=([.J211]+1)*8" office:value-type="float" office:value="13.5625" calcext:value-type="float">
            <text:p>14</text:p>
          </table:table-cell>
          <table:table-cell table:formula="of:=DEC2BIN([.K211])" office:value-type="string" office:string-value="1101" calcext:value-type="string">
            <text:p>1101</text:p>
          </table:table-cell>
          <table:table-cell table:formula="of:=IF((LEN([.L211])&lt;4);REPT(0;4-LEN([.L211]))&amp;[.L211];[.L211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212]+0.5)*15" office:value-type="float" office:value="7.5" calcext:value-type="float">
            <text:p>8</text:p>
          </table:table-cell>
          <table:table-cell table:formula="of:=DEC2BIN([.B212])" office:value-type="string" office:string-value="111" calcext:value-type="string">
            <text:p>111</text:p>
          </table:table-cell>
          <table:table-cell table:formula="of:=IF((LEN([.C212])&lt;4);REPT(0;4-LEN([.C212]))&amp;[.C212];[.C2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212]+1)*8" office:value-type="float" office:value="8.625" calcext:value-type="float">
            <text:p>9</text:p>
          </table:table-cell>
          <table:table-cell table:formula="of:=DEC2BIN([.K212])" office:value-type="string" office:string-value="1000" calcext:value-type="string">
            <text:p>1000</text:p>
          </table:table-cell>
          <table:table-cell table:formula="of:=IF((LEN([.L212])&lt;4);REPT(0;4-LEN([.L212]))&amp;[.L212];[.L21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13]+0.5)*15" office:value-type="float" office:value="7.5" calcext:value-type="float">
            <text:p>8</text:p>
          </table:table-cell>
          <table:table-cell table:formula="of:=DEC2BIN([.B213])" office:value-type="string" office:string-value="111" calcext:value-type="string">
            <text:p>111</text:p>
          </table:table-cell>
          <table:table-cell table:formula="of:=IF((LEN([.C213])&lt;4);REPT(0;4-LEN([.C213]))&amp;[.C213];[.C2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213]+1)*8" office:value-type="float" office:value="6.6875" calcext:value-type="float">
            <text:p>7</text:p>
          </table:table-cell>
          <table:table-cell table:formula="of:=DEC2BIN([.K213])" office:value-type="string" office:string-value="110" calcext:value-type="string">
            <text:p>110</text:p>
          </table:table-cell>
          <table:table-cell table:formula="of:=IF((LEN([.L213])&lt;4);REPT(0;4-LEN([.L213]))&amp;[.L213];[.L213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14]+0.5)*15" office:value-type="float" office:value="7.5" calcext:value-type="float">
            <text:p>8</text:p>
          </table:table-cell>
          <table:table-cell table:formula="of:=DEC2BIN([.B214])" office:value-type="string" office:string-value="111" calcext:value-type="string">
            <text:p>111</text:p>
          </table:table-cell>
          <table:table-cell table:formula="of:=IF((LEN([.C214])&lt;4);REPT(0;4-LEN([.C214]))&amp;[.C214];[.C2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214]+1)*8" office:value-type="float" office:value="8.59375" calcext:value-type="float">
            <text:p>9</text:p>
          </table:table-cell>
          <table:table-cell table:formula="of:=DEC2BIN([.K214])" office:value-type="string" office:string-value="1000" calcext:value-type="string">
            <text:p>1000</text:p>
          </table:table-cell>
          <table:table-cell table:formula="of:=IF((LEN([.L214])&lt;4);REPT(0;4-LEN([.L214]))&amp;[.L214];[.L21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15]+0.5)*15" office:value-type="float" office:value="7.5" calcext:value-type="float">
            <text:p>8</text:p>
          </table:table-cell>
          <table:table-cell table:formula="of:=DEC2BIN([.B215])" office:value-type="string" office:string-value="111" calcext:value-type="string">
            <text:p>111</text:p>
          </table:table-cell>
          <table:table-cell table:formula="of:=IF((LEN([.C215])&lt;4);REPT(0;4-LEN([.C215]))&amp;[.C215];[.C2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215]+1)*8" office:value-type="float" office:value="11.1875" calcext:value-type="float">
            <text:p>11</text:p>
          </table:table-cell>
          <table:table-cell table:formula="of:=DEC2BIN([.K215])" office:value-type="string" office:string-value="1011" calcext:value-type="string">
            <text:p>1011</text:p>
          </table:table-cell>
          <table:table-cell table:formula="of:=IF((LEN([.L215])&lt;4);REPT(0;4-LEN([.L215]))&amp;[.L215];[.L215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216]+0.5)*15" office:value-type="float" office:value="7.5" calcext:value-type="float">
            <text:p>8</text:p>
          </table:table-cell>
          <table:table-cell table:formula="of:=DEC2BIN([.B216])" office:value-type="string" office:string-value="111" calcext:value-type="string">
            <text:p>111</text:p>
          </table:table-cell>
          <table:table-cell table:formula="of:=IF((LEN([.C216])&lt;4);REPT(0;4-LEN([.C216]))&amp;[.C216];[.C2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216]+1)*8" office:value-type="float" office:value="9.1875" calcext:value-type="float">
            <text:p>9</text:p>
          </table:table-cell>
          <table:table-cell table:formula="of:=DEC2BIN([.K216])" office:value-type="string" office:string-value="1001" calcext:value-type="string">
            <text:p>1001</text:p>
          </table:table-cell>
          <table:table-cell table:formula="of:=IF((LEN([.L216])&lt;4);REPT(0;4-LEN([.L216]))&amp;[.L216];[.L21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17]+0.5)*15" office:value-type="float" office:value="7.5" calcext:value-type="float">
            <text:p>8</text:p>
          </table:table-cell>
          <table:table-cell table:formula="of:=DEC2BIN([.B217])" office:value-type="string" office:string-value="111" calcext:value-type="string">
            <text:p>111</text:p>
          </table:table-cell>
          <table:table-cell table:formula="of:=IF((LEN([.C217])&lt;4);REPT(0;4-LEN([.C217]))&amp;[.C217];[.C2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217]+1)*8" office:value-type="float" office:value="0.84375" calcext:value-type="float">
            <text:p>1</text:p>
          </table:table-cell>
          <table:table-cell table:formula="of:=DEC2BIN([.K217])" office:value-type="string" office:string-value="0" calcext:value-type="string">
            <text:p>0</text:p>
          </table:table-cell>
          <table:table-cell table:formula="of:=IF((LEN([.L217])&lt;4);REPT(0;4-LEN([.L217]))&amp;[.L217];[.L21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18]+0.5)*15" office:value-type="float" office:value="7.5" calcext:value-type="float">
            <text:p>8</text:p>
          </table:table-cell>
          <table:table-cell table:formula="of:=DEC2BIN([.B218])" office:value-type="string" office:string-value="111" calcext:value-type="string">
            <text:p>111</text:p>
          </table:table-cell>
          <table:table-cell table:formula="of:=IF((LEN([.C218])&lt;4);REPT(0;4-LEN([.C218]))&amp;[.C218];[.C2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218]+1)*8" office:value-type="float" office:value="6.71875" calcext:value-type="float">
            <text:p>7</text:p>
          </table:table-cell>
          <table:table-cell table:formula="of:=DEC2BIN([.K218])" office:value-type="string" office:string-value="110" calcext:value-type="string">
            <text:p>110</text:p>
          </table:table-cell>
          <table:table-cell table:formula="of:=IF((LEN([.L218])&lt;4);REPT(0;4-LEN([.L218]))&amp;[.L218];[.L21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19]+0.5)*15" office:value-type="float" office:value="7.5" calcext:value-type="float">
            <text:p>8</text:p>
          </table:table-cell>
          <table:table-cell table:formula="of:=DEC2BIN([.B219])" office:value-type="string" office:string-value="111" calcext:value-type="string">
            <text:p>111</text:p>
          </table:table-cell>
          <table:table-cell table:formula="of:=IF((LEN([.C219])&lt;4);REPT(0;4-LEN([.C219]))&amp;[.C219];[.C2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219]+1)*8" office:value-type="float" office:value="15.71875" calcext:value-type="float">
            <text:p>16</text:p>
          </table:table-cell>
          <table:table-cell table:formula="of:=DEC2BIN([.K219])" office:value-type="string" office:string-value="1111" calcext:value-type="string">
            <text:p>1111</text:p>
          </table:table-cell>
          <table:table-cell table:formula="of:=IF((LEN([.L219])&lt;4);REPT(0;4-LEN([.L219]))&amp;[.L219];[.L219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20]+0.5)*15" office:value-type="float" office:value="7.5" calcext:value-type="float">
            <text:p>8</text:p>
          </table:table-cell>
          <table:table-cell table:formula="of:=DEC2BIN([.B220])" office:value-type="string" office:string-value="111" calcext:value-type="string">
            <text:p>111</text:p>
          </table:table-cell>
          <table:table-cell table:formula="of:=IF((LEN([.C220])&lt;4);REPT(0;4-LEN([.C220]))&amp;[.C220];[.C2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220]+1)*8" office:value-type="float" office:value="9.25" calcext:value-type="float">
            <text:p>9</text:p>
          </table:table-cell>
          <table:table-cell table:formula="of:=DEC2BIN([.K220])" office:value-type="string" office:string-value="1001" calcext:value-type="string">
            <text:p>1001</text:p>
          </table:table-cell>
          <table:table-cell table:formula="of:=IF((LEN([.L220])&lt;4);REPT(0;4-LEN([.L220]))&amp;[.L220];[.L22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21]+0.5)*15" office:value-type="float" office:value="7.5" calcext:value-type="float">
            <text:p>8</text:p>
          </table:table-cell>
          <table:table-cell table:formula="of:=DEC2BIN([.B221])" office:value-type="string" office:string-value="111" calcext:value-type="string">
            <text:p>111</text:p>
          </table:table-cell>
          <table:table-cell table:formula="of:=IF((LEN([.C221])&lt;4);REPT(0;4-LEN([.C221]))&amp;[.C221];[.C2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221]+1)*8" office:value-type="float" office:value="2.40625" calcext:value-type="float">
            <text:p>2</text:p>
          </table:table-cell>
          <table:table-cell table:formula="of:=DEC2BIN([.K221])" office:value-type="string" office:string-value="10" calcext:value-type="string">
            <text:p>10</text:p>
          </table:table-cell>
          <table:table-cell table:formula="of:=IF((LEN([.L221])&lt;4);REPT(0;4-LEN([.L221]))&amp;[.L221];[.L22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222]+0.5)*15" office:value-type="float" office:value="7.5" calcext:value-type="float">
            <text:p>8</text:p>
          </table:table-cell>
          <table:table-cell table:formula="of:=DEC2BIN([.B222])" office:value-type="string" office:string-value="111" calcext:value-type="string">
            <text:p>111</text:p>
          </table:table-cell>
          <table:table-cell table:formula="of:=IF((LEN([.C222])&lt;4);REPT(0;4-LEN([.C222]))&amp;[.C222];[.C2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222]+1)*8" office:value-type="float" office:value="7.375" calcext:value-type="float">
            <text:p>7</text:p>
          </table:table-cell>
          <table:table-cell table:formula="of:=DEC2BIN([.K222])" office:value-type="string" office:string-value="111" calcext:value-type="string">
            <text:p>111</text:p>
          </table:table-cell>
          <table:table-cell table:formula="of:=IF((LEN([.L222])&lt;4);REPT(0;4-LEN([.L222]))&amp;[.L222];[.L22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23]+0.5)*15" office:value-type="float" office:value="7.5" calcext:value-type="float">
            <text:p>8</text:p>
          </table:table-cell>
          <table:table-cell table:formula="of:=DEC2BIN([.B223])" office:value-type="string" office:string-value="111" calcext:value-type="string">
            <text:p>111</text:p>
          </table:table-cell>
          <table:table-cell table:formula="of:=IF((LEN([.C223])&lt;4);REPT(0;4-LEN([.C223]))&amp;[.C223];[.C2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223]+1)*8" office:value-type="float" office:value="9.3125" calcext:value-type="float">
            <text:p>9</text:p>
          </table:table-cell>
          <table:table-cell table:formula="of:=DEC2BIN([.K223])" office:value-type="string" office:string-value="1001" calcext:value-type="string">
            <text:p>1001</text:p>
          </table:table-cell>
          <table:table-cell table:formula="of:=IF((LEN([.L223])&lt;4);REPT(0;4-LEN([.L223]))&amp;[.L223];[.L22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24]+0.5)*15" office:value-type="float" office:value="7.5" calcext:value-type="float">
            <text:p>8</text:p>
          </table:table-cell>
          <table:table-cell table:formula="of:=DEC2BIN([.B224])" office:value-type="string" office:string-value="111" calcext:value-type="string">
            <text:p>111</text:p>
          </table:table-cell>
          <table:table-cell table:formula="of:=IF((LEN([.C224])&lt;4);REPT(0;4-LEN([.C224]))&amp;[.C224];[.C2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224]+1)*8" office:value-type="float" office:value="7.40625" calcext:value-type="float">
            <text:p>7</text:p>
          </table:table-cell>
          <table:table-cell table:formula="of:=DEC2BIN([.K224])" office:value-type="string" office:string-value="111" calcext:value-type="string">
            <text:p>111</text:p>
          </table:table-cell>
          <table:table-cell table:formula="of:=IF((LEN([.L224])&lt;4);REPT(0;4-LEN([.L224]))&amp;[.L224];[.L22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25]+0.5)*15" office:value-type="float" office:value="7.5" calcext:value-type="float">
            <text:p>8</text:p>
          </table:table-cell>
          <table:table-cell table:formula="of:=DEC2BIN([.B225])" office:value-type="string" office:string-value="111" calcext:value-type="string">
            <text:p>111</text:p>
          </table:table-cell>
          <table:table-cell table:formula="of:=IF((LEN([.C225])&lt;4);REPT(0;4-LEN([.C225]))&amp;[.C225];[.C2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225]+1)*8" office:value-type="float" office:value="4.8125" calcext:value-type="float">
            <text:p>5</text:p>
          </table:table-cell>
          <table:table-cell table:formula="of:=DEC2BIN([.K225])" office:value-type="string" office:string-value="100" calcext:value-type="string">
            <text:p>100</text:p>
          </table:table-cell>
          <table:table-cell table:formula="of:=IF((LEN([.L225])&lt;4);REPT(0;4-LEN([.L225]))&amp;[.L225];[.L22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226]+0.5)*15" office:value-type="float" office:value="7.5" calcext:value-type="float">
            <text:p>8</text:p>
          </table:table-cell>
          <table:table-cell table:formula="of:=DEC2BIN([.B226])" office:value-type="string" office:string-value="111" calcext:value-type="string">
            <text:p>111</text:p>
          </table:table-cell>
          <table:table-cell table:formula="of:=IF((LEN([.C226])&lt;4);REPT(0;4-LEN([.C226]))&amp;[.C226];[.C2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226]+1)*8" office:value-type="float" office:value="6.8125" calcext:value-type="float">
            <text:p>7</text:p>
          </table:table-cell>
          <table:table-cell table:formula="of:=DEC2BIN([.K226])" office:value-type="string" office:string-value="110" calcext:value-type="string">
            <text:p>110</text:p>
          </table:table-cell>
          <table:table-cell table:formula="of:=IF((LEN([.L226])&lt;4);REPT(0;4-LEN([.L226]))&amp;[.L226];[.L22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27]+0.5)*15" office:value-type="float" office:value="7.5" calcext:value-type="float">
            <text:p>8</text:p>
          </table:table-cell>
          <table:table-cell table:formula="of:=DEC2BIN([.B227])" office:value-type="string" office:string-value="111" calcext:value-type="string">
            <text:p>111</text:p>
          </table:table-cell>
          <table:table-cell table:formula="of:=IF((LEN([.C227])&lt;4);REPT(0;4-LEN([.C227]))&amp;[.C227];[.C2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227]+1)*8" office:value-type="float" office:value="15.15625" calcext:value-type="float">
            <text:p>15</text:p>
          </table:table-cell>
          <table:table-cell table:formula="of:=DEC2BIN([.K227])" office:value-type="string" office:string-value="1111" calcext:value-type="string">
            <text:p>1111</text:p>
          </table:table-cell>
          <table:table-cell table:formula="of:=IF((LEN([.L227])&lt;4);REPT(0;4-LEN([.L227]))&amp;[.L227];[.L22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28]+0.5)*15" office:value-type="float" office:value="7.5" calcext:value-type="float">
            <text:p>8</text:p>
          </table:table-cell>
          <table:table-cell table:formula="of:=DEC2BIN([.B228])" office:value-type="string" office:string-value="111" calcext:value-type="string">
            <text:p>111</text:p>
          </table:table-cell>
          <table:table-cell table:formula="of:=IF((LEN([.C228])&lt;4);REPT(0;4-LEN([.C228]))&amp;[.C228];[.C2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228]+1)*8" office:value-type="float" office:value="9.28125" calcext:value-type="float">
            <text:p>9</text:p>
          </table:table-cell>
          <table:table-cell table:formula="of:=DEC2BIN([.K228])" office:value-type="string" office:string-value="1001" calcext:value-type="string">
            <text:p>1001</text:p>
          </table:table-cell>
          <table:table-cell table:formula="of:=IF((LEN([.L228])&lt;4);REPT(0;4-LEN([.L228]))&amp;[.L228];[.L22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29]+0.5)*15" office:value-type="float" office:value="7.5" calcext:value-type="float">
            <text:p>8</text:p>
          </table:table-cell>
          <table:table-cell table:formula="of:=DEC2BIN([.B229])" office:value-type="string" office:string-value="111" calcext:value-type="string">
            <text:p>111</text:p>
          </table:table-cell>
          <table:table-cell table:formula="of:=IF((LEN([.C229])&lt;4);REPT(0;4-LEN([.C229]))&amp;[.C229];[.C2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229]+1)*8" office:value-type="float" office:value="0.28125" calcext:value-type="float">
            <text:p>0</text:p>
          </table:table-cell>
          <table:table-cell table:formula="of:=DEC2BIN([.K229])" office:value-type="string" office:string-value="0" calcext:value-type="string">
            <text:p>0</text:p>
          </table:table-cell>
          <table:table-cell table:formula="of:=IF((LEN([.L229])&lt;4);REPT(0;4-LEN([.L229]))&amp;[.L229];[.L22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30]+0.5)*15" office:value-type="float" office:value="7.5" calcext:value-type="float">
            <text:p>8</text:p>
          </table:table-cell>
          <table:table-cell table:formula="of:=DEC2BIN([.B230])" office:value-type="string" office:string-value="111" calcext:value-type="string">
            <text:p>111</text:p>
          </table:table-cell>
          <table:table-cell table:formula="of:=IF((LEN([.C230])&lt;4);REPT(0;4-LEN([.C230]))&amp;[.C230];[.C2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230]+1)*8" office:value-type="float" office:value="6.75" calcext:value-type="float">
            <text:p>7</text:p>
          </table:table-cell>
          <table:table-cell table:formula="of:=DEC2BIN([.K230])" office:value-type="string" office:string-value="110" calcext:value-type="string">
            <text:p>110</text:p>
          </table:table-cell>
          <table:table-cell table:formula="of:=IF((LEN([.L230])&lt;4);REPT(0;4-LEN([.L230]))&amp;[.L230];[.L23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31]+0.5)*15" office:value-type="float" office:value="7.5" calcext:value-type="float">
            <text:p>8</text:p>
          </table:table-cell>
          <table:table-cell table:formula="of:=DEC2BIN([.B231])" office:value-type="string" office:string-value="111" calcext:value-type="string">
            <text:p>111</text:p>
          </table:table-cell>
          <table:table-cell table:formula="of:=IF((LEN([.C231])&lt;4);REPT(0;4-LEN([.C231]))&amp;[.C231];[.C2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231]+1)*8" office:value-type="float" office:value="13.59375" calcext:value-type="float">
            <text:p>14</text:p>
          </table:table-cell>
          <table:table-cell table:formula="of:=DEC2BIN([.K231])" office:value-type="string" office:string-value="1101" calcext:value-type="string">
            <text:p>1101</text:p>
          </table:table-cell>
          <table:table-cell table:formula="of:=IF((LEN([.L231])&lt;4);REPT(0;4-LEN([.L231]))&amp;[.L231];[.L231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232]+0.5)*15" office:value-type="float" office:value="7.5" calcext:value-type="float">
            <text:p>8</text:p>
          </table:table-cell>
          <table:table-cell table:formula="of:=DEC2BIN([.B232])" office:value-type="string" office:string-value="111" calcext:value-type="string">
            <text:p>111</text:p>
          </table:table-cell>
          <table:table-cell table:formula="of:=IF((LEN([.C232])&lt;4);REPT(0;4-LEN([.C232]))&amp;[.C232];[.C2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232]+1)*8" office:value-type="float" office:value="8.625" calcext:value-type="float">
            <text:p>9</text:p>
          </table:table-cell>
          <table:table-cell table:formula="of:=DEC2BIN([.K232])" office:value-type="string" office:string-value="1000" calcext:value-type="string">
            <text:p>1000</text:p>
          </table:table-cell>
          <table:table-cell table:formula="of:=IF((LEN([.L232])&lt;4);REPT(0;4-LEN([.L232]))&amp;[.L232];[.L23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33]+0.5)*15" office:value-type="float" office:value="7.5" calcext:value-type="float">
            <text:p>8</text:p>
          </table:table-cell>
          <table:table-cell table:formula="of:=DEC2BIN([.B233])" office:value-type="string" office:string-value="111" calcext:value-type="string">
            <text:p>111</text:p>
          </table:table-cell>
          <table:table-cell table:formula="of:=IF((LEN([.C233])&lt;4);REPT(0;4-LEN([.C233]))&amp;[.C233];[.C2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233]+1)*8" office:value-type="float" office:value="6.6875" calcext:value-type="float">
            <text:p>7</text:p>
          </table:table-cell>
          <table:table-cell table:formula="of:=DEC2BIN([.K233])" office:value-type="string" office:string-value="110" calcext:value-type="string">
            <text:p>110</text:p>
          </table:table-cell>
          <table:table-cell table:formula="of:=IF((LEN([.L233])&lt;4);REPT(0;4-LEN([.L233]))&amp;[.L233];[.L233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34]+0.5)*15" office:value-type="float" office:value="7.5" calcext:value-type="float">
            <text:p>8</text:p>
          </table:table-cell>
          <table:table-cell table:formula="of:=DEC2BIN([.B234])" office:value-type="string" office:string-value="111" calcext:value-type="string">
            <text:p>111</text:p>
          </table:table-cell>
          <table:table-cell table:formula="of:=IF((LEN([.C234])&lt;4);REPT(0;4-LEN([.C234]))&amp;[.C234];[.C2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234]+1)*8" office:value-type="float" office:value="8.59375" calcext:value-type="float">
            <text:p>9</text:p>
          </table:table-cell>
          <table:table-cell table:formula="of:=DEC2BIN([.K234])" office:value-type="string" office:string-value="1000" calcext:value-type="string">
            <text:p>1000</text:p>
          </table:table-cell>
          <table:table-cell table:formula="of:=IF((LEN([.L234])&lt;4);REPT(0;4-LEN([.L234]))&amp;[.L234];[.L23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35]+0.5)*15" office:value-type="float" office:value="7.5" calcext:value-type="float">
            <text:p>8</text:p>
          </table:table-cell>
          <table:table-cell table:formula="of:=DEC2BIN([.B235])" office:value-type="string" office:string-value="111" calcext:value-type="string">
            <text:p>111</text:p>
          </table:table-cell>
          <table:table-cell table:formula="of:=IF((LEN([.C235])&lt;4);REPT(0;4-LEN([.C235]))&amp;[.C235];[.C2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235]+1)*8" office:value-type="float" office:value="11.1875" calcext:value-type="float">
            <text:p>11</text:p>
          </table:table-cell>
          <table:table-cell table:formula="of:=DEC2BIN([.K235])" office:value-type="string" office:string-value="1011" calcext:value-type="string">
            <text:p>1011</text:p>
          </table:table-cell>
          <table:table-cell table:formula="of:=IF((LEN([.L235])&lt;4);REPT(0;4-LEN([.L235]))&amp;[.L235];[.L235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236]+0.5)*15" office:value-type="float" office:value="7.5" calcext:value-type="float">
            <text:p>8</text:p>
          </table:table-cell>
          <table:table-cell table:formula="of:=DEC2BIN([.B236])" office:value-type="string" office:string-value="111" calcext:value-type="string">
            <text:p>111</text:p>
          </table:table-cell>
          <table:table-cell table:formula="of:=IF((LEN([.C236])&lt;4);REPT(0;4-LEN([.C236]))&amp;[.C236];[.C2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236]+1)*8" office:value-type="float" office:value="9.1875" calcext:value-type="float">
            <text:p>9</text:p>
          </table:table-cell>
          <table:table-cell table:formula="of:=DEC2BIN([.K236])" office:value-type="string" office:string-value="1001" calcext:value-type="string">
            <text:p>1001</text:p>
          </table:table-cell>
          <table:table-cell table:formula="of:=IF((LEN([.L236])&lt;4);REPT(0;4-LEN([.L236]))&amp;[.L236];[.L23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37]+0.5)*15" office:value-type="float" office:value="7.5" calcext:value-type="float">
            <text:p>8</text:p>
          </table:table-cell>
          <table:table-cell table:formula="of:=DEC2BIN([.B237])" office:value-type="string" office:string-value="111" calcext:value-type="string">
            <text:p>111</text:p>
          </table:table-cell>
          <table:table-cell table:formula="of:=IF((LEN([.C237])&lt;4);REPT(0;4-LEN([.C237]))&amp;[.C237];[.C2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237]+1)*8" office:value-type="float" office:value="0.84375" calcext:value-type="float">
            <text:p>1</text:p>
          </table:table-cell>
          <table:table-cell table:formula="of:=DEC2BIN([.K237])" office:value-type="string" office:string-value="0" calcext:value-type="string">
            <text:p>0</text:p>
          </table:table-cell>
          <table:table-cell table:formula="of:=IF((LEN([.L237])&lt;4);REPT(0;4-LEN([.L237]))&amp;[.L237];[.L23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38]+0.5)*15" office:value-type="float" office:value="7.5" calcext:value-type="float">
            <text:p>8</text:p>
          </table:table-cell>
          <table:table-cell table:formula="of:=DEC2BIN([.B238])" office:value-type="string" office:string-value="111" calcext:value-type="string">
            <text:p>111</text:p>
          </table:table-cell>
          <table:table-cell table:formula="of:=IF((LEN([.C238])&lt;4);REPT(0;4-LEN([.C238]))&amp;[.C238];[.C2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238]+1)*8" office:value-type="float" office:value="6.71875" calcext:value-type="float">
            <text:p>7</text:p>
          </table:table-cell>
          <table:table-cell table:formula="of:=DEC2BIN([.K238])" office:value-type="string" office:string-value="110" calcext:value-type="string">
            <text:p>110</text:p>
          </table:table-cell>
          <table:table-cell table:formula="of:=IF((LEN([.L238])&lt;4);REPT(0;4-LEN([.L238]))&amp;[.L238];[.L23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39]+0.5)*15" office:value-type="float" office:value="7.5" calcext:value-type="float">
            <text:p>8</text:p>
          </table:table-cell>
          <table:table-cell table:formula="of:=DEC2BIN([.B239])" office:value-type="string" office:string-value="111" calcext:value-type="string">
            <text:p>111</text:p>
          </table:table-cell>
          <table:table-cell table:formula="of:=IF((LEN([.C239])&lt;4);REPT(0;4-LEN([.C239]))&amp;[.C239];[.C2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239]+1)*8" office:value-type="float" office:value="15.71875" calcext:value-type="float">
            <text:p>16</text:p>
          </table:table-cell>
          <table:table-cell table:formula="of:=DEC2BIN([.K239])" office:value-type="string" office:string-value="1111" calcext:value-type="string">
            <text:p>1111</text:p>
          </table:table-cell>
          <table:table-cell table:formula="of:=IF((LEN([.L239])&lt;4);REPT(0;4-LEN([.L239]))&amp;[.L239];[.L239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40]+0.5)*15" office:value-type="float" office:value="7.5" calcext:value-type="float">
            <text:p>8</text:p>
          </table:table-cell>
          <table:table-cell table:formula="of:=DEC2BIN([.B240])" office:value-type="string" office:string-value="111" calcext:value-type="string">
            <text:p>111</text:p>
          </table:table-cell>
          <table:table-cell table:formula="of:=IF((LEN([.C240])&lt;4);REPT(0;4-LEN([.C240]))&amp;[.C240];[.C2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240]+1)*8" office:value-type="float" office:value="9.25" calcext:value-type="float">
            <text:p>9</text:p>
          </table:table-cell>
          <table:table-cell table:formula="of:=DEC2BIN([.K240])" office:value-type="string" office:string-value="1001" calcext:value-type="string">
            <text:p>1001</text:p>
          </table:table-cell>
          <table:table-cell table:formula="of:=IF((LEN([.L240])&lt;4);REPT(0;4-LEN([.L240]))&amp;[.L240];[.L24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41]+0.5)*15" office:value-type="float" office:value="7.5" calcext:value-type="float">
            <text:p>8</text:p>
          </table:table-cell>
          <table:table-cell table:formula="of:=DEC2BIN([.B241])" office:value-type="string" office:string-value="111" calcext:value-type="string">
            <text:p>111</text:p>
          </table:table-cell>
          <table:table-cell table:formula="of:=IF((LEN([.C241])&lt;4);REPT(0;4-LEN([.C241]))&amp;[.C241];[.C2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241]+1)*8" office:value-type="float" office:value="2.40625" calcext:value-type="float">
            <text:p>2</text:p>
          </table:table-cell>
          <table:table-cell table:formula="of:=DEC2BIN([.K241])" office:value-type="string" office:string-value="10" calcext:value-type="string">
            <text:p>10</text:p>
          </table:table-cell>
          <table:table-cell table:formula="of:=IF((LEN([.L241])&lt;4);REPT(0;4-LEN([.L241]))&amp;[.L241];[.L241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242]+0.5)*15" office:value-type="float" office:value="7.5" calcext:value-type="float">
            <text:p>8</text:p>
          </table:table-cell>
          <table:table-cell table:formula="of:=DEC2BIN([.B242])" office:value-type="string" office:string-value="111" calcext:value-type="string">
            <text:p>111</text:p>
          </table:table-cell>
          <table:table-cell table:formula="of:=IF((LEN([.C242])&lt;4);REPT(0;4-LEN([.C242]))&amp;[.C242];[.C2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242]+1)*8" office:value-type="float" office:value="7.375" calcext:value-type="float">
            <text:p>7</text:p>
          </table:table-cell>
          <table:table-cell table:formula="of:=DEC2BIN([.K242])" office:value-type="string" office:string-value="111" calcext:value-type="string">
            <text:p>111</text:p>
          </table:table-cell>
          <table:table-cell table:formula="of:=IF((LEN([.L242])&lt;4);REPT(0;4-LEN([.L242]))&amp;[.L242];[.L24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43]+0.5)*15" office:value-type="float" office:value="7.5" calcext:value-type="float">
            <text:p>8</text:p>
          </table:table-cell>
          <table:table-cell table:formula="of:=DEC2BIN([.B243])" office:value-type="string" office:string-value="111" calcext:value-type="string">
            <text:p>111</text:p>
          </table:table-cell>
          <table:table-cell table:formula="of:=IF((LEN([.C243])&lt;4);REPT(0;4-LEN([.C243]))&amp;[.C243];[.C2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243]+1)*8" office:value-type="float" office:value="9.3125" calcext:value-type="float">
            <text:p>9</text:p>
          </table:table-cell>
          <table:table-cell table:formula="of:=DEC2BIN([.K243])" office:value-type="string" office:string-value="1001" calcext:value-type="string">
            <text:p>1001</text:p>
          </table:table-cell>
          <table:table-cell table:formula="of:=IF((LEN([.L243])&lt;4);REPT(0;4-LEN([.L243]))&amp;[.L243];[.L243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44]+0.5)*15" office:value-type="float" office:value="7.5" calcext:value-type="float">
            <text:p>8</text:p>
          </table:table-cell>
          <table:table-cell table:formula="of:=DEC2BIN([.B244])" office:value-type="string" office:string-value="111" calcext:value-type="string">
            <text:p>111</text:p>
          </table:table-cell>
          <table:table-cell table:formula="of:=IF((LEN([.C244])&lt;4);REPT(0;4-LEN([.C244]))&amp;[.C244];[.C2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244]+1)*8" office:value-type="float" office:value="7.40625" calcext:value-type="float">
            <text:p>7</text:p>
          </table:table-cell>
          <table:table-cell table:formula="of:=DEC2BIN([.K244])" office:value-type="string" office:string-value="111" calcext:value-type="string">
            <text:p>111</text:p>
          </table:table-cell>
          <table:table-cell table:formula="of:=IF((LEN([.L244])&lt;4);REPT(0;4-LEN([.L244]))&amp;[.L244];[.L24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45]+0.5)*15" office:value-type="float" office:value="7.5" calcext:value-type="float">
            <text:p>8</text:p>
          </table:table-cell>
          <table:table-cell table:formula="of:=DEC2BIN([.B245])" office:value-type="string" office:string-value="111" calcext:value-type="string">
            <text:p>111</text:p>
          </table:table-cell>
          <table:table-cell table:formula="of:=IF((LEN([.C245])&lt;4);REPT(0;4-LEN([.C245]))&amp;[.C245];[.C2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245]+1)*8" office:value-type="float" office:value="4.8125" calcext:value-type="float">
            <text:p>5</text:p>
          </table:table-cell>
          <table:table-cell table:formula="of:=DEC2BIN([.K245])" office:value-type="string" office:string-value="100" calcext:value-type="string">
            <text:p>100</text:p>
          </table:table-cell>
          <table:table-cell table:formula="of:=IF((LEN([.L245])&lt;4);REPT(0;4-LEN([.L245]))&amp;[.L245];[.L245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246]+0.5)*15" office:value-type="float" office:value="7.5" calcext:value-type="float">
            <text:p>8</text:p>
          </table:table-cell>
          <table:table-cell table:formula="of:=DEC2BIN([.B246])" office:value-type="string" office:string-value="111" calcext:value-type="string">
            <text:p>111</text:p>
          </table:table-cell>
          <table:table-cell table:formula="of:=IF((LEN([.C246])&lt;4);REPT(0;4-LEN([.C246]))&amp;[.C246];[.C2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246]+1)*8" office:value-type="float" office:value="6.8125" calcext:value-type="float">
            <text:p>7</text:p>
          </table:table-cell>
          <table:table-cell table:formula="of:=DEC2BIN([.K246])" office:value-type="string" office:string-value="110" calcext:value-type="string">
            <text:p>110</text:p>
          </table:table-cell>
          <table:table-cell table:formula="of:=IF((LEN([.L246])&lt;4);REPT(0;4-LEN([.L246]))&amp;[.L246];[.L24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47]+0.5)*15" office:value-type="float" office:value="7.5" calcext:value-type="float">
            <text:p>8</text:p>
          </table:table-cell>
          <table:table-cell table:formula="of:=DEC2BIN([.B247])" office:value-type="string" office:string-value="111" calcext:value-type="string">
            <text:p>111</text:p>
          </table:table-cell>
          <table:table-cell table:formula="of:=IF((LEN([.C247])&lt;4);REPT(0;4-LEN([.C247]))&amp;[.C247];[.C2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247]+1)*8" office:value-type="float" office:value="15.15625" calcext:value-type="float">
            <text:p>15</text:p>
          </table:table-cell>
          <table:table-cell table:formula="of:=DEC2BIN([.K247])" office:value-type="string" office:string-value="1111" calcext:value-type="string">
            <text:p>1111</text:p>
          </table:table-cell>
          <table:table-cell table:formula="of:=IF((LEN([.L247])&lt;4);REPT(0;4-LEN([.L247]))&amp;[.L247];[.L24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48]+0.5)*15" office:value-type="float" office:value="7.5" calcext:value-type="float">
            <text:p>8</text:p>
          </table:table-cell>
          <table:table-cell table:formula="of:=DEC2BIN([.B248])" office:value-type="string" office:string-value="111" calcext:value-type="string">
            <text:p>111</text:p>
          </table:table-cell>
          <table:table-cell table:formula="of:=IF((LEN([.C248])&lt;4);REPT(0;4-LEN([.C248]))&amp;[.C248];[.C2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248]+1)*8" office:value-type="float" office:value="9.28125" calcext:value-type="float">
            <text:p>9</text:p>
          </table:table-cell>
          <table:table-cell table:formula="of:=DEC2BIN([.K248])" office:value-type="string" office:string-value="1001" calcext:value-type="string">
            <text:p>1001</text:p>
          </table:table-cell>
          <table:table-cell table:formula="of:=IF((LEN([.L248])&lt;4);REPT(0;4-LEN([.L248]))&amp;[.L248];[.L24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49]+0.5)*15" office:value-type="float" office:value="7.5" calcext:value-type="float">
            <text:p>8</text:p>
          </table:table-cell>
          <table:table-cell table:formula="of:=DEC2BIN([.B249])" office:value-type="string" office:string-value="111" calcext:value-type="string">
            <text:p>111</text:p>
          </table:table-cell>
          <table:table-cell table:formula="of:=IF((LEN([.C249])&lt;4);REPT(0;4-LEN([.C249]))&amp;[.C249];[.C2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formula="of:=([.J249]+1)*8" office:value-type="float" office:value="8" calcext:value-type="float">
            <text:p>8</text:p>
          </table:table-cell>
          <table:table-cell table:formula="of:=DEC2BIN([.K249])" office:value-type="string" office:string-value="1000" calcext:value-type="string">
            <text:p>1000</text:p>
          </table:table-cell>
          <table:table-cell table:formula="of:=IF((LEN([.L249])&lt;4);REPT(0;4-LEN([.L249]))&amp;[.L249];[.L249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50]+0.5)*15" office:value-type="float" office:value="7.5" calcext:value-type="float">
            <text:p>8</text:p>
          </table:table-cell>
          <table:table-cell table:formula="of:=DEC2BIN([.B250])" office:value-type="string" office:string-value="111" calcext:value-type="string">
            <text:p>111</text:p>
          </table:table-cell>
          <table:table-cell table:formula="of:=IF((LEN([.C250])&lt;4);REPT(0;4-LEN([.C250]))&amp;[.C250];[.C2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formula="of:=([.J250]+1)*8" office:value-type="float" office:value="8" calcext:value-type="float">
            <text:p>8</text:p>
          </table:table-cell>
          <table:table-cell table:formula="of:=DEC2BIN([.K250])" office:value-type="string" office:string-value="1000" calcext:value-type="string">
            <text:p>1000</text:p>
          </table:table-cell>
          <table:table-cell table:formula="of:=IF((LEN([.L250])&lt;4);REPT(0;4-LEN([.L250]))&amp;[.L250];[.L25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51]+0.5)*15" office:value-type="float" office:value="7.5" calcext:value-type="float">
            <text:p>8</text:p>
          </table:table-cell>
          <table:table-cell table:formula="of:=DEC2BIN([.B251])" office:value-type="string" office:string-value="111" calcext:value-type="string">
            <text:p>111</text:p>
          </table:table-cell>
          <table:table-cell table:formula="of:=IF((LEN([.C251])&lt;4);REPT(0;4-LEN([.C251]))&amp;[.C251];[.C2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J251]+1)*8" office:value-type="float" office:value="8.03125" calcext:value-type="float">
            <text:p>8</text:p>
          </table:table-cell>
          <table:table-cell table:formula="of:=DEC2BIN([.K251])" office:value-type="string" office:string-value="1000" calcext:value-type="string">
            <text:p>1000</text:p>
          </table:table-cell>
          <table:table-cell table:formula="of:=IF((LEN([.L251])&lt;4);REPT(0;4-LEN([.L251]))&amp;[.L251];[.L251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52]+0.5)*15" office:value-type="float" office:value="7.5" calcext:value-type="float">
            <text:p>8</text:p>
          </table:table-cell>
          <table:table-cell table:formula="of:=DEC2BIN([.B252])" office:value-type="string" office:string-value="111" calcext:value-type="string">
            <text:p>111</text:p>
          </table:table-cell>
          <table:table-cell table:formula="of:=IF((LEN([.C252])&lt;4);REPT(0;4-LEN([.C252]))&amp;[.C252];[.C2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34375" calcext:value-type="float">
            <text:p>-0,0234375</text:p>
          </table:table-cell>
          <table:table-cell table:formula="of:=([.J252]+1)*8" office:value-type="float" office:value="7.8125" calcext:value-type="float">
            <text:p>8</text:p>
          </table:table-cell>
          <table:table-cell table:formula="of:=DEC2BIN([.K252])" office:value-type="string" office:string-value="111" calcext:value-type="string">
            <text:p>111</text:p>
          </table:table-cell>
          <table:table-cell table:formula="of:=IF((LEN([.L252])&lt;4);REPT(0;4-LEN([.L252]))&amp;[.L252];[.L25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53]+0.5)*15" office:value-type="float" office:value="7.5" calcext:value-type="float">
            <text:p>8</text:p>
          </table:table-cell>
          <table:table-cell table:formula="of:=DEC2BIN([.B253])" office:value-type="string" office:string-value="111" calcext:value-type="string">
            <text:p>111</text:p>
          </table:table-cell>
          <table:table-cell table:formula="of:=IF((LEN([.C253])&lt;4);REPT(0;4-LEN([.C253]))&amp;[.C253];[.C2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J253]+1)*8" office:value-type="float" office:value="4.625" calcext:value-type="float">
            <text:p>5</text:p>
          </table:table-cell>
          <table:table-cell table:formula="of:=DEC2BIN([.K253])" office:value-type="string" office:string-value="100" calcext:value-type="string">
            <text:p>100</text:p>
          </table:table-cell>
          <table:table-cell table:formula="of:=IF((LEN([.L253])&lt;4);REPT(0;4-LEN([.L253]))&amp;[.L253];[.L25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254]+0.5)*15" office:value-type="float" office:value="7.5" calcext:value-type="float">
            <text:p>8</text:p>
          </table:table-cell>
          <table:table-cell table:formula="of:=DEC2BIN([.B254])" office:value-type="string" office:string-value="111" calcext:value-type="string">
            <text:p>111</text:p>
          </table:table-cell>
          <table:table-cell table:formula="of:=IF((LEN([.C254])&lt;4);REPT(0;4-LEN([.C254]))&amp;[.C254];[.C2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3671875" calcext:value-type="float">
            <text:p>-0,13671875</text:p>
          </table:table-cell>
          <table:table-cell table:formula="of:=([.J254]+1)*8" office:value-type="float" office:value="6.90625" calcext:value-type="float">
            <text:p>7</text:p>
          </table:table-cell>
          <table:table-cell table:formula="of:=DEC2BIN([.K254])" office:value-type="string" office:string-value="110" calcext:value-type="string">
            <text:p>110</text:p>
          </table:table-cell>
          <table:table-cell table:formula="of:=IF((LEN([.L254])&lt;4);REPT(0;4-LEN([.L254]))&amp;[.L254];[.L25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55]+0.5)*15" office:value-type="float" office:value="7.5" calcext:value-type="float">
            <text:p>8</text:p>
          </table:table-cell>
          <table:table-cell table:formula="of:=DEC2BIN([.B255])" office:value-type="string" office:string-value="111" calcext:value-type="string">
            <text:p>111</text:p>
          </table:table-cell>
          <table:table-cell table:formula="of:=IF((LEN([.C255])&lt;4);REPT(0;4-LEN([.C255]))&amp;[.C255];[.C2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828125" calcext:value-type="float">
            <text:p>0,8828125</text:p>
          </table:table-cell>
          <table:table-cell table:formula="of:=([.J255]+1)*8" office:value-type="float" office:value="15.0625" calcext:value-type="float">
            <text:p>15</text:p>
          </table:table-cell>
          <table:table-cell table:formula="of:=DEC2BIN([.K255])" office:value-type="string" office:string-value="1111" calcext:value-type="string">
            <text:p>1111</text:p>
          </table:table-cell>
          <table:table-cell table:formula="of:=IF((LEN([.L255])&lt;4);REPT(0;4-LEN([.L255]))&amp;[.L255];[.L25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56]+0.5)*15" office:value-type="float" office:value="7.5" calcext:value-type="float">
            <text:p>8</text:p>
          </table:table-cell>
          <table:table-cell table:formula="of:=DEC2BIN([.B256])" office:value-type="string" office:string-value="111" calcext:value-type="string">
            <text:p>111</text:p>
          </table:table-cell>
          <table:table-cell table:formula="of:=IF((LEN([.C256])&lt;4);REPT(0;4-LEN([.C256]))&amp;[.C256];[.C2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256]+1)*8" office:value-type="float" office:value="9.3125" calcext:value-type="float">
            <text:p>9</text:p>
          </table:table-cell>
          <table:table-cell table:formula="of:=DEC2BIN([.K256])" office:value-type="string" office:string-value="1001" calcext:value-type="string">
            <text:p>1001</text:p>
          </table:table-cell>
          <table:table-cell table:formula="of:=IF((LEN([.L256])&lt;4);REPT(0;4-LEN([.L256]))&amp;[.L256];[.L25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57]+0.5)*15" office:value-type="float" office:value="7.5" calcext:value-type="float">
            <text:p>8</text:p>
          </table:table-cell>
          <table:table-cell table:formula="of:=DEC2BIN([.B257])" office:value-type="string" office:string-value="111" calcext:value-type="string">
            <text:p>111</text:p>
          </table:table-cell>
          <table:table-cell table:formula="of:=IF((LEN([.C257])&lt;4);REPT(0;4-LEN([.C257]))&amp;[.C257];[.C2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875" calcext:value-type="float">
            <text:p>-0,96875</text:p>
          </table:table-cell>
          <table:table-cell table:formula="of:=([.J257]+1)*8" office:value-type="float" office:value="0.249999999999999" calcext:value-type="float">
            <text:p>0</text:p>
          </table:table-cell>
          <table:table-cell table:formula="of:=DEC2BIN([.K257])" office:value-type="string" office:string-value="0" calcext:value-type="string">
            <text:p>0</text:p>
          </table:table-cell>
          <table:table-cell table:formula="of:=IF((LEN([.L257])&lt;4);REPT(0;4-LEN([.L257]))&amp;[.L257];[.L25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58]+0.5)*15" office:value-type="float" office:value="7.5" calcext:value-type="float">
            <text:p>8</text:p>
          </table:table-cell>
          <table:table-cell table:formula="of:=DEC2BIN([.B258])" office:value-type="string" office:string-value="111" calcext:value-type="string">
            <text:p>111</text:p>
          </table:table-cell>
          <table:table-cell table:formula="of:=IF((LEN([.C258])&lt;4);REPT(0;4-LEN([.C258]))&amp;[.C258];[.C2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258]+1)*8" office:value-type="float" office:value="6.75" calcext:value-type="float">
            <text:p>7</text:p>
          </table:table-cell>
          <table:table-cell table:formula="of:=DEC2BIN([.K258])" office:value-type="string" office:string-value="110" calcext:value-type="string">
            <text:p>110</text:p>
          </table:table-cell>
          <table:table-cell table:formula="of:=IF((LEN([.L258])&lt;4);REPT(0;4-LEN([.L258]))&amp;[.L258];[.L25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59]+0.5)*15" office:value-type="float" office:value="7.5" calcext:value-type="float">
            <text:p>8</text:p>
          </table:table-cell>
          <table:table-cell table:formula="of:=DEC2BIN([.B259])" office:value-type="string" office:string-value="111" calcext:value-type="string">
            <text:p>111</text:p>
          </table:table-cell>
          <table:table-cell table:formula="of:=IF((LEN([.C259])&lt;4);REPT(0;4-LEN([.C259]))&amp;[.C259];[.C2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259]+1)*8" office:value-type="float" office:value="13.59375" calcext:value-type="float">
            <text:p>14</text:p>
          </table:table-cell>
          <table:table-cell table:formula="of:=DEC2BIN([.K259])" office:value-type="string" office:string-value="1101" calcext:value-type="string">
            <text:p>1101</text:p>
          </table:table-cell>
          <table:table-cell table:formula="of:=IF((LEN([.L259])&lt;4);REPT(0;4-LEN([.L259]))&amp;[.L259];[.L25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260]+0.5)*15" office:value-type="float" office:value="7.5" calcext:value-type="float">
            <text:p>8</text:p>
          </table:table-cell>
          <table:table-cell table:formula="of:=DEC2BIN([.B260])" office:value-type="string" office:string-value="111" calcext:value-type="string">
            <text:p>111</text:p>
          </table:table-cell>
          <table:table-cell table:formula="of:=IF((LEN([.C260])&lt;4);REPT(0;4-LEN([.C260]))&amp;[.C260];[.C2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260]+1)*8" office:value-type="float" office:value="8.625" calcext:value-type="float">
            <text:p>9</text:p>
          </table:table-cell>
          <table:table-cell table:formula="of:=DEC2BIN([.K260])" office:value-type="string" office:string-value="1000" calcext:value-type="string">
            <text:p>1000</text:p>
          </table:table-cell>
          <table:table-cell table:formula="of:=IF((LEN([.L260])&lt;4);REPT(0;4-LEN([.L260]))&amp;[.L260];[.L26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61]+0.5)*15" office:value-type="float" office:value="7.5" calcext:value-type="float">
            <text:p>8</text:p>
          </table:table-cell>
          <table:table-cell table:formula="of:=DEC2BIN([.B261])" office:value-type="string" office:string-value="111" calcext:value-type="string">
            <text:p>111</text:p>
          </table:table-cell>
          <table:table-cell table:formula="of:=IF((LEN([.C261])&lt;4);REPT(0;4-LEN([.C261]))&amp;[.C261];[.C2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261]+1)*8" office:value-type="float" office:value="6.6875" calcext:value-type="float">
            <text:p>7</text:p>
          </table:table-cell>
          <table:table-cell table:formula="of:=DEC2BIN([.K261])" office:value-type="string" office:string-value="110" calcext:value-type="string">
            <text:p>110</text:p>
          </table:table-cell>
          <table:table-cell table:formula="of:=IF((LEN([.L261])&lt;4);REPT(0;4-LEN([.L261]))&amp;[.L261];[.L26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62]+0.5)*15" office:value-type="float" office:value="7.5" calcext:value-type="float">
            <text:p>8</text:p>
          </table:table-cell>
          <table:table-cell table:formula="of:=DEC2BIN([.B262])" office:value-type="string" office:string-value="111" calcext:value-type="string">
            <text:p>111</text:p>
          </table:table-cell>
          <table:table-cell table:formula="of:=IF((LEN([.C262])&lt;4);REPT(0;4-LEN([.C262]))&amp;[.C262];[.C2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262]+1)*8" office:value-type="float" office:value="8.59375" calcext:value-type="float">
            <text:p>9</text:p>
          </table:table-cell>
          <table:table-cell table:formula="of:=DEC2BIN([.K262])" office:value-type="string" office:string-value="1000" calcext:value-type="string">
            <text:p>1000</text:p>
          </table:table-cell>
          <table:table-cell table:formula="of:=IF((LEN([.L262])&lt;4);REPT(0;4-LEN([.L262]))&amp;[.L262];[.L26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63]+0.5)*15" office:value-type="float" office:value="7.5" calcext:value-type="float">
            <text:p>8</text:p>
          </table:table-cell>
          <table:table-cell table:formula="of:=DEC2BIN([.B263])" office:value-type="string" office:string-value="111" calcext:value-type="string">
            <text:p>111</text:p>
          </table:table-cell>
          <table:table-cell table:formula="of:=IF((LEN([.C263])&lt;4);REPT(0;4-LEN([.C263]))&amp;[.C263];[.C2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263]+1)*8" office:value-type="float" office:value="11.1875" calcext:value-type="float">
            <text:p>11</text:p>
          </table:table-cell>
          <table:table-cell table:formula="of:=DEC2BIN([.K263])" office:value-type="string" office:string-value="1011" calcext:value-type="string">
            <text:p>1011</text:p>
          </table:table-cell>
          <table:table-cell table:formula="of:=IF((LEN([.L263])&lt;4);REPT(0;4-LEN([.L263]))&amp;[.L263];[.L26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264]+0.5)*15" office:value-type="float" office:value="7.5" calcext:value-type="float">
            <text:p>8</text:p>
          </table:table-cell>
          <table:table-cell table:formula="of:=DEC2BIN([.B264])" office:value-type="string" office:string-value="111" calcext:value-type="string">
            <text:p>111</text:p>
          </table:table-cell>
          <table:table-cell table:formula="of:=IF((LEN([.C264])&lt;4);REPT(0;4-LEN([.C264]))&amp;[.C264];[.C2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264]+1)*8" office:value-type="float" office:value="9.1875" calcext:value-type="float">
            <text:p>9</text:p>
          </table:table-cell>
          <table:table-cell table:formula="of:=DEC2BIN([.K264])" office:value-type="string" office:string-value="1001" calcext:value-type="string">
            <text:p>1001</text:p>
          </table:table-cell>
          <table:table-cell table:formula="of:=IF((LEN([.L264])&lt;4);REPT(0;4-LEN([.L264]))&amp;[.L264];[.L26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65]+0.5)*15" office:value-type="float" office:value="7.5" calcext:value-type="float">
            <text:p>8</text:p>
          </table:table-cell>
          <table:table-cell table:formula="of:=DEC2BIN([.B265])" office:value-type="string" office:string-value="111" calcext:value-type="string">
            <text:p>111</text:p>
          </table:table-cell>
          <table:table-cell table:formula="of:=IF((LEN([.C265])&lt;4);REPT(0;4-LEN([.C265]))&amp;[.C265];[.C2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265]+1)*8" office:value-type="float" office:value="0.84375" calcext:value-type="float">
            <text:p>1</text:p>
          </table:table-cell>
          <table:table-cell table:formula="of:=DEC2BIN([.K265])" office:value-type="string" office:string-value="0" calcext:value-type="string">
            <text:p>0</text:p>
          </table:table-cell>
          <table:table-cell table:formula="of:=IF((LEN([.L265])&lt;4);REPT(0;4-LEN([.L265]))&amp;[.L265];[.L26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66]+0.5)*15" office:value-type="float" office:value="7.5" calcext:value-type="float">
            <text:p>8</text:p>
          </table:table-cell>
          <table:table-cell table:formula="of:=DEC2BIN([.B266])" office:value-type="string" office:string-value="111" calcext:value-type="string">
            <text:p>111</text:p>
          </table:table-cell>
          <table:table-cell table:formula="of:=IF((LEN([.C266])&lt;4);REPT(0;4-LEN([.C266]))&amp;[.C266];[.C2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266]+1)*8" office:value-type="float" office:value="6.71875" calcext:value-type="float">
            <text:p>7</text:p>
          </table:table-cell>
          <table:table-cell table:formula="of:=DEC2BIN([.K266])" office:value-type="string" office:string-value="110" calcext:value-type="string">
            <text:p>110</text:p>
          </table:table-cell>
          <table:table-cell table:formula="of:=IF((LEN([.L266])&lt;4);REPT(0;4-LEN([.L266]))&amp;[.L266];[.L26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67]+0.5)*15" office:value-type="float" office:value="7.5" calcext:value-type="float">
            <text:p>8</text:p>
          </table:table-cell>
          <table:table-cell table:formula="of:=DEC2BIN([.B267])" office:value-type="string" office:string-value="111" calcext:value-type="string">
            <text:p>111</text:p>
          </table:table-cell>
          <table:table-cell table:formula="of:=IF((LEN([.C267])&lt;4);REPT(0;4-LEN([.C267]))&amp;[.C267];[.C2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267]+1)*8" office:value-type="float" office:value="15.71875" calcext:value-type="float">
            <text:p>16</text:p>
          </table:table-cell>
          <table:table-cell table:formula="of:=DEC2BIN([.K267])" office:value-type="string" office:string-value="1111" calcext:value-type="string">
            <text:p>1111</text:p>
          </table:table-cell>
          <table:table-cell table:formula="of:=IF((LEN([.L267])&lt;4);REPT(0;4-LEN([.L267]))&amp;[.L267];[.L26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68]+0.5)*15" office:value-type="float" office:value="7.5" calcext:value-type="float">
            <text:p>8</text:p>
          </table:table-cell>
          <table:table-cell table:formula="of:=DEC2BIN([.B268])" office:value-type="string" office:string-value="111" calcext:value-type="string">
            <text:p>111</text:p>
          </table:table-cell>
          <table:table-cell table:formula="of:=IF((LEN([.C268])&lt;4);REPT(0;4-LEN([.C268]))&amp;[.C268];[.C2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268]+1)*8" office:value-type="float" office:value="9.25" calcext:value-type="float">
            <text:p>9</text:p>
          </table:table-cell>
          <table:table-cell table:formula="of:=DEC2BIN([.K268])" office:value-type="string" office:string-value="1001" calcext:value-type="string">
            <text:p>1001</text:p>
          </table:table-cell>
          <table:table-cell table:formula="of:=IF((LEN([.L268])&lt;4);REPT(0;4-LEN([.L268]))&amp;[.L268];[.L26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69]+0.5)*15" office:value-type="float" office:value="7.5" calcext:value-type="float">
            <text:p>8</text:p>
          </table:table-cell>
          <table:table-cell table:formula="of:=DEC2BIN([.B269])" office:value-type="string" office:string-value="111" calcext:value-type="string">
            <text:p>111</text:p>
          </table:table-cell>
          <table:table-cell table:formula="of:=IF((LEN([.C269])&lt;4);REPT(0;4-LEN([.C269]))&amp;[.C269];[.C2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269]+1)*8" office:value-type="float" office:value="2.40625" calcext:value-type="float">
            <text:p>2</text:p>
          </table:table-cell>
          <table:table-cell table:formula="of:=DEC2BIN([.K269])" office:value-type="string" office:string-value="10" calcext:value-type="string">
            <text:p>10</text:p>
          </table:table-cell>
          <table:table-cell table:formula="of:=IF((LEN([.L269])&lt;4);REPT(0;4-LEN([.L269]))&amp;[.L269];[.L26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270]+0.5)*15" office:value-type="float" office:value="7.5" calcext:value-type="float">
            <text:p>8</text:p>
          </table:table-cell>
          <table:table-cell table:formula="of:=DEC2BIN([.B270])" office:value-type="string" office:string-value="111" calcext:value-type="string">
            <text:p>111</text:p>
          </table:table-cell>
          <table:table-cell table:formula="of:=IF((LEN([.C270])&lt;4);REPT(0;4-LEN([.C270]))&amp;[.C270];[.C2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270]+1)*8" office:value-type="float" office:value="7.375" calcext:value-type="float">
            <text:p>7</text:p>
          </table:table-cell>
          <table:table-cell table:formula="of:=DEC2BIN([.K270])" office:value-type="string" office:string-value="111" calcext:value-type="string">
            <text:p>111</text:p>
          </table:table-cell>
          <table:table-cell table:formula="of:=IF((LEN([.L270])&lt;4);REPT(0;4-LEN([.L270]))&amp;[.L270];[.L27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71]+0.5)*15" office:value-type="float" office:value="7.5" calcext:value-type="float">
            <text:p>8</text:p>
          </table:table-cell>
          <table:table-cell table:formula="of:=DEC2BIN([.B271])" office:value-type="string" office:string-value="111" calcext:value-type="string">
            <text:p>111</text:p>
          </table:table-cell>
          <table:table-cell table:formula="of:=IF((LEN([.C271])&lt;4);REPT(0;4-LEN([.C271]))&amp;[.C271];[.C2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271]+1)*8" office:value-type="float" office:value="9.3125" calcext:value-type="float">
            <text:p>9</text:p>
          </table:table-cell>
          <table:table-cell table:formula="of:=DEC2BIN([.K271])" office:value-type="string" office:string-value="1001" calcext:value-type="string">
            <text:p>1001</text:p>
          </table:table-cell>
          <table:table-cell table:formula="of:=IF((LEN([.L271])&lt;4);REPT(0;4-LEN([.L271]))&amp;[.L271];[.L27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72]+0.5)*15" office:value-type="float" office:value="7.5" calcext:value-type="float">
            <text:p>8</text:p>
          </table:table-cell>
          <table:table-cell table:formula="of:=DEC2BIN([.B272])" office:value-type="string" office:string-value="111" calcext:value-type="string">
            <text:p>111</text:p>
          </table:table-cell>
          <table:table-cell table:formula="of:=IF((LEN([.C272])&lt;4);REPT(0;4-LEN([.C272]))&amp;[.C272];[.C2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272]+1)*8" office:value-type="float" office:value="7.40625" calcext:value-type="float">
            <text:p>7</text:p>
          </table:table-cell>
          <table:table-cell table:formula="of:=DEC2BIN([.K272])" office:value-type="string" office:string-value="111" calcext:value-type="string">
            <text:p>111</text:p>
          </table:table-cell>
          <table:table-cell table:formula="of:=IF((LEN([.L272])&lt;4);REPT(0;4-LEN([.L272]))&amp;[.L272];[.L27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73]+0.5)*15" office:value-type="float" office:value="7.5" calcext:value-type="float">
            <text:p>8</text:p>
          </table:table-cell>
          <table:table-cell table:formula="of:=DEC2BIN([.B273])" office:value-type="string" office:string-value="111" calcext:value-type="string">
            <text:p>111</text:p>
          </table:table-cell>
          <table:table-cell table:formula="of:=IF((LEN([.C273])&lt;4);REPT(0;4-LEN([.C273]))&amp;[.C273];[.C2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273]+1)*8" office:value-type="float" office:value="4.8125" calcext:value-type="float">
            <text:p>5</text:p>
          </table:table-cell>
          <table:table-cell table:formula="of:=DEC2BIN([.K273])" office:value-type="string" office:string-value="100" calcext:value-type="string">
            <text:p>100</text:p>
          </table:table-cell>
          <table:table-cell table:formula="of:=IF((LEN([.L273])&lt;4);REPT(0;4-LEN([.L273]))&amp;[.L273];[.L27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274]+0.5)*15" office:value-type="float" office:value="7.5" calcext:value-type="float">
            <text:p>8</text:p>
          </table:table-cell>
          <table:table-cell table:formula="of:=DEC2BIN([.B274])" office:value-type="string" office:string-value="111" calcext:value-type="string">
            <text:p>111</text:p>
          </table:table-cell>
          <table:table-cell table:formula="of:=IF((LEN([.C274])&lt;4);REPT(0;4-LEN([.C274]))&amp;[.C274];[.C2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274]+1)*8" office:value-type="float" office:value="6.8125" calcext:value-type="float">
            <text:p>7</text:p>
          </table:table-cell>
          <table:table-cell table:formula="of:=DEC2BIN([.K274])" office:value-type="string" office:string-value="110" calcext:value-type="string">
            <text:p>110</text:p>
          </table:table-cell>
          <table:table-cell table:formula="of:=IF((LEN([.L274])&lt;4);REPT(0;4-LEN([.L274]))&amp;[.L274];[.L27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75]+0.5)*15" office:value-type="float" office:value="7.5" calcext:value-type="float">
            <text:p>8</text:p>
          </table:table-cell>
          <table:table-cell table:formula="of:=DEC2BIN([.B275])" office:value-type="string" office:string-value="111" calcext:value-type="string">
            <text:p>111</text:p>
          </table:table-cell>
          <table:table-cell table:formula="of:=IF((LEN([.C275])&lt;4);REPT(0;4-LEN([.C275]))&amp;[.C275];[.C2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275]+1)*8" office:value-type="float" office:value="15.15625" calcext:value-type="float">
            <text:p>15</text:p>
          </table:table-cell>
          <table:table-cell table:formula="of:=DEC2BIN([.K275])" office:value-type="string" office:string-value="1111" calcext:value-type="string">
            <text:p>1111</text:p>
          </table:table-cell>
          <table:table-cell table:formula="of:=IF((LEN([.L275])&lt;4);REPT(0;4-LEN([.L275]))&amp;[.L275];[.L27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76]+0.5)*15" office:value-type="float" office:value="7.5" calcext:value-type="float">
            <text:p>8</text:p>
          </table:table-cell>
          <table:table-cell table:formula="of:=DEC2BIN([.B276])" office:value-type="string" office:string-value="111" calcext:value-type="string">
            <text:p>111</text:p>
          </table:table-cell>
          <table:table-cell table:formula="of:=IF((LEN([.C276])&lt;4);REPT(0;4-LEN([.C276]))&amp;[.C276];[.C2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276]+1)*8" office:value-type="float" office:value="9.28125" calcext:value-type="float">
            <text:p>9</text:p>
          </table:table-cell>
          <table:table-cell table:formula="of:=DEC2BIN([.K276])" office:value-type="string" office:string-value="1001" calcext:value-type="string">
            <text:p>1001</text:p>
          </table:table-cell>
          <table:table-cell table:formula="of:=IF((LEN([.L276])&lt;4);REPT(0;4-LEN([.L276]))&amp;[.L276];[.L27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77]+0.5)*15" office:value-type="float" office:value="7.5" calcext:value-type="float">
            <text:p>8</text:p>
          </table:table-cell>
          <table:table-cell table:formula="of:=DEC2BIN([.B277])" office:value-type="string" office:string-value="111" calcext:value-type="string">
            <text:p>111</text:p>
          </table:table-cell>
          <table:table-cell table:formula="of:=IF((LEN([.C277])&lt;4);REPT(0;4-LEN([.C277]))&amp;[.C277];[.C2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277]+1)*8" office:value-type="float" office:value="0.28125" calcext:value-type="float">
            <text:p>0</text:p>
          </table:table-cell>
          <table:table-cell table:formula="of:=DEC2BIN([.K277])" office:value-type="string" office:string-value="0" calcext:value-type="string">
            <text:p>0</text:p>
          </table:table-cell>
          <table:table-cell table:formula="of:=IF((LEN([.L277])&lt;4);REPT(0;4-LEN([.L277]))&amp;[.L277];[.L27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78]+0.5)*15" office:value-type="float" office:value="7.5" calcext:value-type="float">
            <text:p>8</text:p>
          </table:table-cell>
          <table:table-cell table:formula="of:=DEC2BIN([.B278])" office:value-type="string" office:string-value="111" calcext:value-type="string">
            <text:p>111</text:p>
          </table:table-cell>
          <table:table-cell table:formula="of:=IF((LEN([.C278])&lt;4);REPT(0;4-LEN([.C278]))&amp;[.C278];[.C2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278]+1)*8" office:value-type="float" office:value="6.75" calcext:value-type="float">
            <text:p>7</text:p>
          </table:table-cell>
          <table:table-cell table:formula="of:=DEC2BIN([.K278])" office:value-type="string" office:string-value="110" calcext:value-type="string">
            <text:p>110</text:p>
          </table:table-cell>
          <table:table-cell table:formula="of:=IF((LEN([.L278])&lt;4);REPT(0;4-LEN([.L278]))&amp;[.L278];[.L27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79]+0.5)*15" office:value-type="float" office:value="7.5" calcext:value-type="float">
            <text:p>8</text:p>
          </table:table-cell>
          <table:table-cell table:formula="of:=DEC2BIN([.B279])" office:value-type="string" office:string-value="111" calcext:value-type="string">
            <text:p>111</text:p>
          </table:table-cell>
          <table:table-cell table:formula="of:=IF((LEN([.C279])&lt;4);REPT(0;4-LEN([.C279]))&amp;[.C279];[.C2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279]+1)*8" office:value-type="float" office:value="13.59375" calcext:value-type="float">
            <text:p>14</text:p>
          </table:table-cell>
          <table:table-cell table:formula="of:=DEC2BIN([.K279])" office:value-type="string" office:string-value="1101" calcext:value-type="string">
            <text:p>1101</text:p>
          </table:table-cell>
          <table:table-cell table:formula="of:=IF((LEN([.L279])&lt;4);REPT(0;4-LEN([.L279]))&amp;[.L279];[.L27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280]+0.5)*15" office:value-type="float" office:value="7.5" calcext:value-type="float">
            <text:p>8</text:p>
          </table:table-cell>
          <table:table-cell table:formula="of:=DEC2BIN([.B280])" office:value-type="string" office:string-value="111" calcext:value-type="string">
            <text:p>111</text:p>
          </table:table-cell>
          <table:table-cell table:formula="of:=IF((LEN([.C280])&lt;4);REPT(0;4-LEN([.C280]))&amp;[.C280];[.C2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280]+1)*8" office:value-type="float" office:value="8.625" calcext:value-type="float">
            <text:p>9</text:p>
          </table:table-cell>
          <table:table-cell table:formula="of:=DEC2BIN([.K280])" office:value-type="string" office:string-value="1000" calcext:value-type="string">
            <text:p>1000</text:p>
          </table:table-cell>
          <table:table-cell table:formula="of:=IF((LEN([.L280])&lt;4);REPT(0;4-LEN([.L280]))&amp;[.L280];[.L28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81]+0.5)*15" office:value-type="float" office:value="7.5" calcext:value-type="float">
            <text:p>8</text:p>
          </table:table-cell>
          <table:table-cell table:formula="of:=DEC2BIN([.B281])" office:value-type="string" office:string-value="111" calcext:value-type="string">
            <text:p>111</text:p>
          </table:table-cell>
          <table:table-cell table:formula="of:=IF((LEN([.C281])&lt;4);REPT(0;4-LEN([.C281]))&amp;[.C281];[.C2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281]+1)*8" office:value-type="float" office:value="6.6875" calcext:value-type="float">
            <text:p>7</text:p>
          </table:table-cell>
          <table:table-cell table:formula="of:=DEC2BIN([.K281])" office:value-type="string" office:string-value="110" calcext:value-type="string">
            <text:p>110</text:p>
          </table:table-cell>
          <table:table-cell table:formula="of:=IF((LEN([.L281])&lt;4);REPT(0;4-LEN([.L281]))&amp;[.L281];[.L28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82]+0.5)*15" office:value-type="float" office:value="7.5" calcext:value-type="float">
            <text:p>8</text:p>
          </table:table-cell>
          <table:table-cell table:formula="of:=DEC2BIN([.B282])" office:value-type="string" office:string-value="111" calcext:value-type="string">
            <text:p>111</text:p>
          </table:table-cell>
          <table:table-cell table:formula="of:=IF((LEN([.C282])&lt;4);REPT(0;4-LEN([.C282]))&amp;[.C282];[.C2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282]+1)*8" office:value-type="float" office:value="8.59375" calcext:value-type="float">
            <text:p>9</text:p>
          </table:table-cell>
          <table:table-cell table:formula="of:=DEC2BIN([.K282])" office:value-type="string" office:string-value="1000" calcext:value-type="string">
            <text:p>1000</text:p>
          </table:table-cell>
          <table:table-cell table:formula="of:=IF((LEN([.L282])&lt;4);REPT(0;4-LEN([.L282]))&amp;[.L282];[.L28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283]+0.5)*15" office:value-type="float" office:value="7.5" calcext:value-type="float">
            <text:p>8</text:p>
          </table:table-cell>
          <table:table-cell table:formula="of:=DEC2BIN([.B283])" office:value-type="string" office:string-value="111" calcext:value-type="string">
            <text:p>111</text:p>
          </table:table-cell>
          <table:table-cell table:formula="of:=IF((LEN([.C283])&lt;4);REPT(0;4-LEN([.C283]))&amp;[.C283];[.C2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283]+1)*8" office:value-type="float" office:value="11.1875" calcext:value-type="float">
            <text:p>11</text:p>
          </table:table-cell>
          <table:table-cell table:formula="of:=DEC2BIN([.K283])" office:value-type="string" office:string-value="1011" calcext:value-type="string">
            <text:p>1011</text:p>
          </table:table-cell>
          <table:table-cell table:formula="of:=IF((LEN([.L283])&lt;4);REPT(0;4-LEN([.L283]))&amp;[.L283];[.L28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284]+0.5)*15" office:value-type="float" office:value="7.5" calcext:value-type="float">
            <text:p>8</text:p>
          </table:table-cell>
          <table:table-cell table:formula="of:=DEC2BIN([.B284])" office:value-type="string" office:string-value="111" calcext:value-type="string">
            <text:p>111</text:p>
          </table:table-cell>
          <table:table-cell table:formula="of:=IF((LEN([.C284])&lt;4);REPT(0;4-LEN([.C284]))&amp;[.C284];[.C2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284]+1)*8" office:value-type="float" office:value="9.1875" calcext:value-type="float">
            <text:p>9</text:p>
          </table:table-cell>
          <table:table-cell table:formula="of:=DEC2BIN([.K284])" office:value-type="string" office:string-value="1001" calcext:value-type="string">
            <text:p>1001</text:p>
          </table:table-cell>
          <table:table-cell table:formula="of:=IF((LEN([.L284])&lt;4);REPT(0;4-LEN([.L284]))&amp;[.L284];[.L28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85]+0.5)*15" office:value-type="float" office:value="7.5" calcext:value-type="float">
            <text:p>8</text:p>
          </table:table-cell>
          <table:table-cell table:formula="of:=DEC2BIN([.B285])" office:value-type="string" office:string-value="111" calcext:value-type="string">
            <text:p>111</text:p>
          </table:table-cell>
          <table:table-cell table:formula="of:=IF((LEN([.C285])&lt;4);REPT(0;4-LEN([.C285]))&amp;[.C285];[.C2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285]+1)*8" office:value-type="float" office:value="0.84375" calcext:value-type="float">
            <text:p>1</text:p>
          </table:table-cell>
          <table:table-cell table:formula="of:=DEC2BIN([.K285])" office:value-type="string" office:string-value="0" calcext:value-type="string">
            <text:p>0</text:p>
          </table:table-cell>
          <table:table-cell table:formula="of:=IF((LEN([.L285])&lt;4);REPT(0;4-LEN([.L285]))&amp;[.L285];[.L28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86]+0.5)*15" office:value-type="float" office:value="7.5" calcext:value-type="float">
            <text:p>8</text:p>
          </table:table-cell>
          <table:table-cell table:formula="of:=DEC2BIN([.B286])" office:value-type="string" office:string-value="111" calcext:value-type="string">
            <text:p>111</text:p>
          </table:table-cell>
          <table:table-cell table:formula="of:=IF((LEN([.C286])&lt;4);REPT(0;4-LEN([.C286]))&amp;[.C286];[.C2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286]+1)*8" office:value-type="float" office:value="6.71875" calcext:value-type="float">
            <text:p>7</text:p>
          </table:table-cell>
          <table:table-cell table:formula="of:=DEC2BIN([.K286])" office:value-type="string" office:string-value="110" calcext:value-type="string">
            <text:p>110</text:p>
          </table:table-cell>
          <table:table-cell table:formula="of:=IF((LEN([.L286])&lt;4);REPT(0;4-LEN([.L286]))&amp;[.L286];[.L28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87]+0.5)*15" office:value-type="float" office:value="7.5" calcext:value-type="float">
            <text:p>8</text:p>
          </table:table-cell>
          <table:table-cell table:formula="of:=DEC2BIN([.B287])" office:value-type="string" office:string-value="111" calcext:value-type="string">
            <text:p>111</text:p>
          </table:table-cell>
          <table:table-cell table:formula="of:=IF((LEN([.C287])&lt;4);REPT(0;4-LEN([.C287]))&amp;[.C287];[.C2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287]+1)*8" office:value-type="float" office:value="15.71875" calcext:value-type="float">
            <text:p>16</text:p>
          </table:table-cell>
          <table:table-cell table:formula="of:=DEC2BIN([.K287])" office:value-type="string" office:string-value="1111" calcext:value-type="string">
            <text:p>1111</text:p>
          </table:table-cell>
          <table:table-cell table:formula="of:=IF((LEN([.L287])&lt;4);REPT(0;4-LEN([.L287]))&amp;[.L287];[.L28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88]+0.5)*15" office:value-type="float" office:value="7.5" calcext:value-type="float">
            <text:p>8</text:p>
          </table:table-cell>
          <table:table-cell table:formula="of:=DEC2BIN([.B288])" office:value-type="string" office:string-value="111" calcext:value-type="string">
            <text:p>111</text:p>
          </table:table-cell>
          <table:table-cell table:formula="of:=IF((LEN([.C288])&lt;4);REPT(0;4-LEN([.C288]))&amp;[.C288];[.C2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288]+1)*8" office:value-type="float" office:value="9.25" calcext:value-type="float">
            <text:p>9</text:p>
          </table:table-cell>
          <table:table-cell table:formula="of:=DEC2BIN([.K288])" office:value-type="string" office:string-value="1001" calcext:value-type="string">
            <text:p>1001</text:p>
          </table:table-cell>
          <table:table-cell table:formula="of:=IF((LEN([.L288])&lt;4);REPT(0;4-LEN([.L288]))&amp;[.L288];[.L28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89]+0.5)*15" office:value-type="float" office:value="7.5" calcext:value-type="float">
            <text:p>8</text:p>
          </table:table-cell>
          <table:table-cell table:formula="of:=DEC2BIN([.B289])" office:value-type="string" office:string-value="111" calcext:value-type="string">
            <text:p>111</text:p>
          </table:table-cell>
          <table:table-cell table:formula="of:=IF((LEN([.C289])&lt;4);REPT(0;4-LEN([.C289]))&amp;[.C289];[.C2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289]+1)*8" office:value-type="float" office:value="2.40625" calcext:value-type="float">
            <text:p>2</text:p>
          </table:table-cell>
          <table:table-cell table:formula="of:=DEC2BIN([.K289])" office:value-type="string" office:string-value="10" calcext:value-type="string">
            <text:p>10</text:p>
          </table:table-cell>
          <table:table-cell table:formula="of:=IF((LEN([.L289])&lt;4);REPT(0;4-LEN([.L289]))&amp;[.L289];[.L28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290]+0.5)*15" office:value-type="float" office:value="7.5" calcext:value-type="float">
            <text:p>8</text:p>
          </table:table-cell>
          <table:table-cell table:formula="of:=DEC2BIN([.B290])" office:value-type="string" office:string-value="111" calcext:value-type="string">
            <text:p>111</text:p>
          </table:table-cell>
          <table:table-cell table:formula="of:=IF((LEN([.C290])&lt;4);REPT(0;4-LEN([.C290]))&amp;[.C290];[.C2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290]+1)*8" office:value-type="float" office:value="7.375" calcext:value-type="float">
            <text:p>7</text:p>
          </table:table-cell>
          <table:table-cell table:formula="of:=DEC2BIN([.K290])" office:value-type="string" office:string-value="111" calcext:value-type="string">
            <text:p>111</text:p>
          </table:table-cell>
          <table:table-cell table:formula="of:=IF((LEN([.L290])&lt;4);REPT(0;4-LEN([.L290]))&amp;[.L290];[.L29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91]+0.5)*15" office:value-type="float" office:value="7.5" calcext:value-type="float">
            <text:p>8</text:p>
          </table:table-cell>
          <table:table-cell table:formula="of:=DEC2BIN([.B291])" office:value-type="string" office:string-value="111" calcext:value-type="string">
            <text:p>111</text:p>
          </table:table-cell>
          <table:table-cell table:formula="of:=IF((LEN([.C291])&lt;4);REPT(0;4-LEN([.C291]))&amp;[.C291];[.C2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291]+1)*8" office:value-type="float" office:value="9.3125" calcext:value-type="float">
            <text:p>9</text:p>
          </table:table-cell>
          <table:table-cell table:formula="of:=DEC2BIN([.K291])" office:value-type="string" office:string-value="1001" calcext:value-type="string">
            <text:p>1001</text:p>
          </table:table-cell>
          <table:table-cell table:formula="of:=IF((LEN([.L291])&lt;4);REPT(0;4-LEN([.L291]))&amp;[.L291];[.L29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92]+0.5)*15" office:value-type="float" office:value="7.5" calcext:value-type="float">
            <text:p>8</text:p>
          </table:table-cell>
          <table:table-cell table:formula="of:=DEC2BIN([.B292])" office:value-type="string" office:string-value="111" calcext:value-type="string">
            <text:p>111</text:p>
          </table:table-cell>
          <table:table-cell table:formula="of:=IF((LEN([.C292])&lt;4);REPT(0;4-LEN([.C292]))&amp;[.C292];[.C2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292]+1)*8" office:value-type="float" office:value="7.40625" calcext:value-type="float">
            <text:p>7</text:p>
          </table:table-cell>
          <table:table-cell table:formula="of:=DEC2BIN([.K292])" office:value-type="string" office:string-value="111" calcext:value-type="string">
            <text:p>111</text:p>
          </table:table-cell>
          <table:table-cell table:formula="of:=IF((LEN([.L292])&lt;4);REPT(0;4-LEN([.L292]))&amp;[.L292];[.L29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293]+0.5)*15" office:value-type="float" office:value="7.5" calcext:value-type="float">
            <text:p>8</text:p>
          </table:table-cell>
          <table:table-cell table:formula="of:=DEC2BIN([.B293])" office:value-type="string" office:string-value="111" calcext:value-type="string">
            <text:p>111</text:p>
          </table:table-cell>
          <table:table-cell table:formula="of:=IF((LEN([.C293])&lt;4);REPT(0;4-LEN([.C293]))&amp;[.C293];[.C2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293]+1)*8" office:value-type="float" office:value="4.8125" calcext:value-type="float">
            <text:p>5</text:p>
          </table:table-cell>
          <table:table-cell table:formula="of:=DEC2BIN([.K293])" office:value-type="string" office:string-value="100" calcext:value-type="string">
            <text:p>100</text:p>
          </table:table-cell>
          <table:table-cell table:formula="of:=IF((LEN([.L293])&lt;4);REPT(0;4-LEN([.L293]))&amp;[.L293];[.L29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294]+0.5)*15" office:value-type="float" office:value="7.5" calcext:value-type="float">
            <text:p>8</text:p>
          </table:table-cell>
          <table:table-cell table:formula="of:=DEC2BIN([.B294])" office:value-type="string" office:string-value="111" calcext:value-type="string">
            <text:p>111</text:p>
          </table:table-cell>
          <table:table-cell table:formula="of:=IF((LEN([.C294])&lt;4);REPT(0;4-LEN([.C294]))&amp;[.C294];[.C2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294]+1)*8" office:value-type="float" office:value="6.8125" calcext:value-type="float">
            <text:p>7</text:p>
          </table:table-cell>
          <table:table-cell table:formula="of:=DEC2BIN([.K294])" office:value-type="string" office:string-value="110" calcext:value-type="string">
            <text:p>110</text:p>
          </table:table-cell>
          <table:table-cell table:formula="of:=IF((LEN([.L294])&lt;4);REPT(0;4-LEN([.L294]))&amp;[.L294];[.L29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95]+0.5)*15" office:value-type="float" office:value="7.5" calcext:value-type="float">
            <text:p>8</text:p>
          </table:table-cell>
          <table:table-cell table:formula="of:=DEC2BIN([.B295])" office:value-type="string" office:string-value="111" calcext:value-type="string">
            <text:p>111</text:p>
          </table:table-cell>
          <table:table-cell table:formula="of:=IF((LEN([.C295])&lt;4);REPT(0;4-LEN([.C295]))&amp;[.C295];[.C2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295]+1)*8" office:value-type="float" office:value="15.15625" calcext:value-type="float">
            <text:p>15</text:p>
          </table:table-cell>
          <table:table-cell table:formula="of:=DEC2BIN([.K295])" office:value-type="string" office:string-value="1111" calcext:value-type="string">
            <text:p>1111</text:p>
          </table:table-cell>
          <table:table-cell table:formula="of:=IF((LEN([.L295])&lt;4);REPT(0;4-LEN([.L295]))&amp;[.L295];[.L29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296]+0.5)*15" office:value-type="float" office:value="7.5" calcext:value-type="float">
            <text:p>8</text:p>
          </table:table-cell>
          <table:table-cell table:formula="of:=DEC2BIN([.B296])" office:value-type="string" office:string-value="111" calcext:value-type="string">
            <text:p>111</text:p>
          </table:table-cell>
          <table:table-cell table:formula="of:=IF((LEN([.C296])&lt;4);REPT(0;4-LEN([.C296]))&amp;[.C296];[.C2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296]+1)*8" office:value-type="float" office:value="9.28125" calcext:value-type="float">
            <text:p>9</text:p>
          </table:table-cell>
          <table:table-cell table:formula="of:=DEC2BIN([.K296])" office:value-type="string" office:string-value="1001" calcext:value-type="string">
            <text:p>1001</text:p>
          </table:table-cell>
          <table:table-cell table:formula="of:=IF((LEN([.L296])&lt;4);REPT(0;4-LEN([.L296]))&amp;[.L296];[.L29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297]+0.5)*15" office:value-type="float" office:value="7.5" calcext:value-type="float">
            <text:p>8</text:p>
          </table:table-cell>
          <table:table-cell table:formula="of:=DEC2BIN([.B297])" office:value-type="string" office:string-value="111" calcext:value-type="string">
            <text:p>111</text:p>
          </table:table-cell>
          <table:table-cell table:formula="of:=IF((LEN([.C297])&lt;4);REPT(0;4-LEN([.C297]))&amp;[.C297];[.C2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297]+1)*8" office:value-type="float" office:value="0.28125" calcext:value-type="float">
            <text:p>0</text:p>
          </table:table-cell>
          <table:table-cell table:formula="of:=DEC2BIN([.K297])" office:value-type="string" office:string-value="0" calcext:value-type="string">
            <text:p>0</text:p>
          </table:table-cell>
          <table:table-cell table:formula="of:=IF((LEN([.L297])&lt;4);REPT(0;4-LEN([.L297]))&amp;[.L297];[.L29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298]+0.5)*15" office:value-type="float" office:value="7.5" calcext:value-type="float">
            <text:p>8</text:p>
          </table:table-cell>
          <table:table-cell table:formula="of:=DEC2BIN([.B298])" office:value-type="string" office:string-value="111" calcext:value-type="string">
            <text:p>111</text:p>
          </table:table-cell>
          <table:table-cell table:formula="of:=IF((LEN([.C298])&lt;4);REPT(0;4-LEN([.C298]))&amp;[.C298];[.C2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298]+1)*8" office:value-type="float" office:value="6.75" calcext:value-type="float">
            <text:p>7</text:p>
          </table:table-cell>
          <table:table-cell table:formula="of:=DEC2BIN([.K298])" office:value-type="string" office:string-value="110" calcext:value-type="string">
            <text:p>110</text:p>
          </table:table-cell>
          <table:table-cell table:formula="of:=IF((LEN([.L298])&lt;4);REPT(0;4-LEN([.L298]))&amp;[.L298];[.L29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299]+0.5)*15" office:value-type="float" office:value="7.5" calcext:value-type="float">
            <text:p>8</text:p>
          </table:table-cell>
          <table:table-cell table:formula="of:=DEC2BIN([.B299])" office:value-type="string" office:string-value="111" calcext:value-type="string">
            <text:p>111</text:p>
          </table:table-cell>
          <table:table-cell table:formula="of:=IF((LEN([.C299])&lt;4);REPT(0;4-LEN([.C299]))&amp;[.C299];[.C2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299]+1)*8" office:value-type="float" office:value="13.59375" calcext:value-type="float">
            <text:p>14</text:p>
          </table:table-cell>
          <table:table-cell table:formula="of:=DEC2BIN([.K299])" office:value-type="string" office:string-value="1101" calcext:value-type="string">
            <text:p>1101</text:p>
          </table:table-cell>
          <table:table-cell table:formula="of:=IF((LEN([.L299])&lt;4);REPT(0;4-LEN([.L299]))&amp;[.L299];[.L29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300]+0.5)*15" office:value-type="float" office:value="7.5" calcext:value-type="float">
            <text:p>8</text:p>
          </table:table-cell>
          <table:table-cell table:formula="of:=DEC2BIN([.B300])" office:value-type="string" office:string-value="111" calcext:value-type="string">
            <text:p>111</text:p>
          </table:table-cell>
          <table:table-cell table:formula="of:=IF((LEN([.C300])&lt;4);REPT(0;4-LEN([.C300]))&amp;[.C300];[.C3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300]+1)*8" office:value-type="float" office:value="8.625" calcext:value-type="float">
            <text:p>9</text:p>
          </table:table-cell>
          <table:table-cell table:formula="of:=DEC2BIN([.K300])" office:value-type="string" office:string-value="1000" calcext:value-type="string">
            <text:p>1000</text:p>
          </table:table-cell>
          <table:table-cell table:formula="of:=IF((LEN([.L300])&lt;4);REPT(0;4-LEN([.L300]))&amp;[.L300];[.L30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01]+0.5)*15" office:value-type="float" office:value="7.5" calcext:value-type="float">
            <text:p>8</text:p>
          </table:table-cell>
          <table:table-cell table:formula="of:=DEC2BIN([.B301])" office:value-type="string" office:string-value="111" calcext:value-type="string">
            <text:p>111</text:p>
          </table:table-cell>
          <table:table-cell table:formula="of:=IF((LEN([.C301])&lt;4);REPT(0;4-LEN([.C301]))&amp;[.C301];[.C3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301]+1)*8" office:value-type="float" office:value="6.6875" calcext:value-type="float">
            <text:p>7</text:p>
          </table:table-cell>
          <table:table-cell table:formula="of:=DEC2BIN([.K301])" office:value-type="string" office:string-value="110" calcext:value-type="string">
            <text:p>110</text:p>
          </table:table-cell>
          <table:table-cell table:formula="of:=IF((LEN([.L301])&lt;4);REPT(0;4-LEN([.L301]))&amp;[.L301];[.L30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02]+0.5)*15" office:value-type="float" office:value="7.5" calcext:value-type="float">
            <text:p>8</text:p>
          </table:table-cell>
          <table:table-cell table:formula="of:=DEC2BIN([.B302])" office:value-type="string" office:string-value="111" calcext:value-type="string">
            <text:p>111</text:p>
          </table:table-cell>
          <table:table-cell table:formula="of:=IF((LEN([.C302])&lt;4);REPT(0;4-LEN([.C302]))&amp;[.C302];[.C3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302]+1)*8" office:value-type="float" office:value="8.59375" calcext:value-type="float">
            <text:p>9</text:p>
          </table:table-cell>
          <table:table-cell table:formula="of:=DEC2BIN([.K302])" office:value-type="string" office:string-value="1000" calcext:value-type="string">
            <text:p>1000</text:p>
          </table:table-cell>
          <table:table-cell table:formula="of:=IF((LEN([.L302])&lt;4);REPT(0;4-LEN([.L302]))&amp;[.L302];[.L30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03]+0.5)*15" office:value-type="float" office:value="7.5" calcext:value-type="float">
            <text:p>8</text:p>
          </table:table-cell>
          <table:table-cell table:formula="of:=DEC2BIN([.B303])" office:value-type="string" office:string-value="111" calcext:value-type="string">
            <text:p>111</text:p>
          </table:table-cell>
          <table:table-cell table:formula="of:=IF((LEN([.C303])&lt;4);REPT(0;4-LEN([.C303]))&amp;[.C303];[.C3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303]+1)*8" office:value-type="float" office:value="11.1875" calcext:value-type="float">
            <text:p>11</text:p>
          </table:table-cell>
          <table:table-cell table:formula="of:=DEC2BIN([.K303])" office:value-type="string" office:string-value="1011" calcext:value-type="string">
            <text:p>1011</text:p>
          </table:table-cell>
          <table:table-cell table:formula="of:=IF((LEN([.L303])&lt;4);REPT(0;4-LEN([.L303]))&amp;[.L303];[.L30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304]+0.5)*15" office:value-type="float" office:value="7.5" calcext:value-type="float">
            <text:p>8</text:p>
          </table:table-cell>
          <table:table-cell table:formula="of:=DEC2BIN([.B304])" office:value-type="string" office:string-value="111" calcext:value-type="string">
            <text:p>111</text:p>
          </table:table-cell>
          <table:table-cell table:formula="of:=IF((LEN([.C304])&lt;4);REPT(0;4-LEN([.C304]))&amp;[.C304];[.C3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304]+1)*8" office:value-type="float" office:value="9.1875" calcext:value-type="float">
            <text:p>9</text:p>
          </table:table-cell>
          <table:table-cell table:formula="of:=DEC2BIN([.K304])" office:value-type="string" office:string-value="1001" calcext:value-type="string">
            <text:p>1001</text:p>
          </table:table-cell>
          <table:table-cell table:formula="of:=IF((LEN([.L304])&lt;4);REPT(0;4-LEN([.L304]))&amp;[.L304];[.L30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05]+0.5)*15" office:value-type="float" office:value="7.5" calcext:value-type="float">
            <text:p>8</text:p>
          </table:table-cell>
          <table:table-cell table:formula="of:=DEC2BIN([.B305])" office:value-type="string" office:string-value="111" calcext:value-type="string">
            <text:p>111</text:p>
          </table:table-cell>
          <table:table-cell table:formula="of:=IF((LEN([.C305])&lt;4);REPT(0;4-LEN([.C305]))&amp;[.C305];[.C3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305]+1)*8" office:value-type="float" office:value="0.84375" calcext:value-type="float">
            <text:p>1</text:p>
          </table:table-cell>
          <table:table-cell table:formula="of:=DEC2BIN([.K305])" office:value-type="string" office:string-value="0" calcext:value-type="string">
            <text:p>0</text:p>
          </table:table-cell>
          <table:table-cell table:formula="of:=IF((LEN([.L305])&lt;4);REPT(0;4-LEN([.L305]))&amp;[.L305];[.L30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06]+0.5)*15" office:value-type="float" office:value="7.5" calcext:value-type="float">
            <text:p>8</text:p>
          </table:table-cell>
          <table:table-cell table:formula="of:=DEC2BIN([.B306])" office:value-type="string" office:string-value="111" calcext:value-type="string">
            <text:p>111</text:p>
          </table:table-cell>
          <table:table-cell table:formula="of:=IF((LEN([.C306])&lt;4);REPT(0;4-LEN([.C306]))&amp;[.C306];[.C3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306]+1)*8" office:value-type="float" office:value="6.71875" calcext:value-type="float">
            <text:p>7</text:p>
          </table:table-cell>
          <table:table-cell table:formula="of:=DEC2BIN([.K306])" office:value-type="string" office:string-value="110" calcext:value-type="string">
            <text:p>110</text:p>
          </table:table-cell>
          <table:table-cell table:formula="of:=IF((LEN([.L306])&lt;4);REPT(0;4-LEN([.L306]))&amp;[.L306];[.L30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07]+0.5)*15" office:value-type="float" office:value="7.5" calcext:value-type="float">
            <text:p>8</text:p>
          </table:table-cell>
          <table:table-cell table:formula="of:=DEC2BIN([.B307])" office:value-type="string" office:string-value="111" calcext:value-type="string">
            <text:p>111</text:p>
          </table:table-cell>
          <table:table-cell table:formula="of:=IF((LEN([.C307])&lt;4);REPT(0;4-LEN([.C307]))&amp;[.C307];[.C3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307]+1)*8" office:value-type="float" office:value="15.71875" calcext:value-type="float">
            <text:p>16</text:p>
          </table:table-cell>
          <table:table-cell table:formula="of:=DEC2BIN([.K307])" office:value-type="string" office:string-value="1111" calcext:value-type="string">
            <text:p>1111</text:p>
          </table:table-cell>
          <table:table-cell table:formula="of:=IF((LEN([.L307])&lt;4);REPT(0;4-LEN([.L307]))&amp;[.L307];[.L30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08]+0.5)*15" office:value-type="float" office:value="7.5" calcext:value-type="float">
            <text:p>8</text:p>
          </table:table-cell>
          <table:table-cell table:formula="of:=DEC2BIN([.B308])" office:value-type="string" office:string-value="111" calcext:value-type="string">
            <text:p>111</text:p>
          </table:table-cell>
          <table:table-cell table:formula="of:=IF((LEN([.C308])&lt;4);REPT(0;4-LEN([.C308]))&amp;[.C308];[.C3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308]+1)*8" office:value-type="float" office:value="9.25" calcext:value-type="float">
            <text:p>9</text:p>
          </table:table-cell>
          <table:table-cell table:formula="of:=DEC2BIN([.K308])" office:value-type="string" office:string-value="1001" calcext:value-type="string">
            <text:p>1001</text:p>
          </table:table-cell>
          <table:table-cell table:formula="of:=IF((LEN([.L308])&lt;4);REPT(0;4-LEN([.L308]))&amp;[.L308];[.L30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09]+0.5)*15" office:value-type="float" office:value="7.5" calcext:value-type="float">
            <text:p>8</text:p>
          </table:table-cell>
          <table:table-cell table:formula="of:=DEC2BIN([.B309])" office:value-type="string" office:string-value="111" calcext:value-type="string">
            <text:p>111</text:p>
          </table:table-cell>
          <table:table-cell table:formula="of:=IF((LEN([.C309])&lt;4);REPT(0;4-LEN([.C309]))&amp;[.C309];[.C3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309]+1)*8" office:value-type="float" office:value="2.40625" calcext:value-type="float">
            <text:p>2</text:p>
          </table:table-cell>
          <table:table-cell table:formula="of:=DEC2BIN([.K309])" office:value-type="string" office:string-value="10" calcext:value-type="string">
            <text:p>10</text:p>
          </table:table-cell>
          <table:table-cell table:formula="of:=IF((LEN([.L309])&lt;4);REPT(0;4-LEN([.L309]))&amp;[.L309];[.L30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310]+0.5)*15" office:value-type="float" office:value="7.5" calcext:value-type="float">
            <text:p>8</text:p>
          </table:table-cell>
          <table:table-cell table:formula="of:=DEC2BIN([.B310])" office:value-type="string" office:string-value="111" calcext:value-type="string">
            <text:p>111</text:p>
          </table:table-cell>
          <table:table-cell table:formula="of:=IF((LEN([.C310])&lt;4);REPT(0;4-LEN([.C310]))&amp;[.C310];[.C3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310]+1)*8" office:value-type="float" office:value="7.375" calcext:value-type="float">
            <text:p>7</text:p>
          </table:table-cell>
          <table:table-cell table:formula="of:=DEC2BIN([.K310])" office:value-type="string" office:string-value="111" calcext:value-type="string">
            <text:p>111</text:p>
          </table:table-cell>
          <table:table-cell table:formula="of:=IF((LEN([.L310])&lt;4);REPT(0;4-LEN([.L310]))&amp;[.L310];[.L31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11]+0.5)*15" office:value-type="float" office:value="7.5" calcext:value-type="float">
            <text:p>8</text:p>
          </table:table-cell>
          <table:table-cell table:formula="of:=DEC2BIN([.B311])" office:value-type="string" office:string-value="111" calcext:value-type="string">
            <text:p>111</text:p>
          </table:table-cell>
          <table:table-cell table:formula="of:=IF((LEN([.C311])&lt;4);REPT(0;4-LEN([.C311]))&amp;[.C311];[.C3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311]+1)*8" office:value-type="float" office:value="9.3125" calcext:value-type="float">
            <text:p>9</text:p>
          </table:table-cell>
          <table:table-cell table:formula="of:=DEC2BIN([.K311])" office:value-type="string" office:string-value="1001" calcext:value-type="string">
            <text:p>1001</text:p>
          </table:table-cell>
          <table:table-cell table:formula="of:=IF((LEN([.L311])&lt;4);REPT(0;4-LEN([.L311]))&amp;[.L311];[.L31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12]+0.5)*15" office:value-type="float" office:value="7.5" calcext:value-type="float">
            <text:p>8</text:p>
          </table:table-cell>
          <table:table-cell table:formula="of:=DEC2BIN([.B312])" office:value-type="string" office:string-value="111" calcext:value-type="string">
            <text:p>111</text:p>
          </table:table-cell>
          <table:table-cell table:formula="of:=IF((LEN([.C312])&lt;4);REPT(0;4-LEN([.C312]))&amp;[.C312];[.C3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312]+1)*8" office:value-type="float" office:value="7.40625" calcext:value-type="float">
            <text:p>7</text:p>
          </table:table-cell>
          <table:table-cell table:formula="of:=DEC2BIN([.K312])" office:value-type="string" office:string-value="111" calcext:value-type="string">
            <text:p>111</text:p>
          </table:table-cell>
          <table:table-cell table:formula="of:=IF((LEN([.L312])&lt;4);REPT(0;4-LEN([.L312]))&amp;[.L312];[.L31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13]+0.5)*15" office:value-type="float" office:value="7.5" calcext:value-type="float">
            <text:p>8</text:p>
          </table:table-cell>
          <table:table-cell table:formula="of:=DEC2BIN([.B313])" office:value-type="string" office:string-value="111" calcext:value-type="string">
            <text:p>111</text:p>
          </table:table-cell>
          <table:table-cell table:formula="of:=IF((LEN([.C313])&lt;4);REPT(0;4-LEN([.C313]))&amp;[.C313];[.C3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313]+1)*8" office:value-type="float" office:value="4.8125" calcext:value-type="float">
            <text:p>5</text:p>
          </table:table-cell>
          <table:table-cell table:formula="of:=DEC2BIN([.K313])" office:value-type="string" office:string-value="100" calcext:value-type="string">
            <text:p>100</text:p>
          </table:table-cell>
          <table:table-cell table:formula="of:=IF((LEN([.L313])&lt;4);REPT(0;4-LEN([.L313]))&amp;[.L313];[.L31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314]+0.5)*15" office:value-type="float" office:value="7.5" calcext:value-type="float">
            <text:p>8</text:p>
          </table:table-cell>
          <table:table-cell table:formula="of:=DEC2BIN([.B314])" office:value-type="string" office:string-value="111" calcext:value-type="string">
            <text:p>111</text:p>
          </table:table-cell>
          <table:table-cell table:formula="of:=IF((LEN([.C314])&lt;4);REPT(0;4-LEN([.C314]))&amp;[.C314];[.C3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314]+1)*8" office:value-type="float" office:value="6.8125" calcext:value-type="float">
            <text:p>7</text:p>
          </table:table-cell>
          <table:table-cell table:formula="of:=DEC2BIN([.K314])" office:value-type="string" office:string-value="110" calcext:value-type="string">
            <text:p>110</text:p>
          </table:table-cell>
          <table:table-cell table:formula="of:=IF((LEN([.L314])&lt;4);REPT(0;4-LEN([.L314]))&amp;[.L314];[.L31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15]+0.5)*15" office:value-type="float" office:value="7.5" calcext:value-type="float">
            <text:p>8</text:p>
          </table:table-cell>
          <table:table-cell table:formula="of:=DEC2BIN([.B315])" office:value-type="string" office:string-value="111" calcext:value-type="string">
            <text:p>111</text:p>
          </table:table-cell>
          <table:table-cell table:formula="of:=IF((LEN([.C315])&lt;4);REPT(0;4-LEN([.C315]))&amp;[.C315];[.C3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315]+1)*8" office:value-type="float" office:value="15.15625" calcext:value-type="float">
            <text:p>15</text:p>
          </table:table-cell>
          <table:table-cell table:formula="of:=DEC2BIN([.K315])" office:value-type="string" office:string-value="1111" calcext:value-type="string">
            <text:p>1111</text:p>
          </table:table-cell>
          <table:table-cell table:formula="of:=IF((LEN([.L315])&lt;4);REPT(0;4-LEN([.L315]))&amp;[.L315];[.L31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16]+0.5)*15" office:value-type="float" office:value="7.5" calcext:value-type="float">
            <text:p>8</text:p>
          </table:table-cell>
          <table:table-cell table:formula="of:=DEC2BIN([.B316])" office:value-type="string" office:string-value="111" calcext:value-type="string">
            <text:p>111</text:p>
          </table:table-cell>
          <table:table-cell table:formula="of:=IF((LEN([.C316])&lt;4);REPT(0;4-LEN([.C316]))&amp;[.C316];[.C3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316]+1)*8" office:value-type="float" office:value="9.28125" calcext:value-type="float">
            <text:p>9</text:p>
          </table:table-cell>
          <table:table-cell table:formula="of:=DEC2BIN([.K316])" office:value-type="string" office:string-value="1001" calcext:value-type="string">
            <text:p>1001</text:p>
          </table:table-cell>
          <table:table-cell table:formula="of:=IF((LEN([.L316])&lt;4);REPT(0;4-LEN([.L316]))&amp;[.L316];[.L31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17]+0.5)*15" office:value-type="float" office:value="7.5" calcext:value-type="float">
            <text:p>8</text:p>
          </table:table-cell>
          <table:table-cell table:formula="of:=DEC2BIN([.B317])" office:value-type="string" office:string-value="111" calcext:value-type="string">
            <text:p>111</text:p>
          </table:table-cell>
          <table:table-cell table:formula="of:=IF((LEN([.C317])&lt;4);REPT(0;4-LEN([.C317]))&amp;[.C317];[.C3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317]+1)*8" office:value-type="float" office:value="0.28125" calcext:value-type="float">
            <text:p>0</text:p>
          </table:table-cell>
          <table:table-cell table:formula="of:=DEC2BIN([.K317])" office:value-type="string" office:string-value="0" calcext:value-type="string">
            <text:p>0</text:p>
          </table:table-cell>
          <table:table-cell table:formula="of:=IF((LEN([.L317])&lt;4);REPT(0;4-LEN([.L317]))&amp;[.L317];[.L31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18]+0.5)*15" office:value-type="float" office:value="7.5" calcext:value-type="float">
            <text:p>8</text:p>
          </table:table-cell>
          <table:table-cell table:formula="of:=DEC2BIN([.B318])" office:value-type="string" office:string-value="111" calcext:value-type="string">
            <text:p>111</text:p>
          </table:table-cell>
          <table:table-cell table:formula="of:=IF((LEN([.C318])&lt;4);REPT(0;4-LEN([.C318]))&amp;[.C318];[.C3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318]+1)*8" office:value-type="float" office:value="6.75" calcext:value-type="float">
            <text:p>7</text:p>
          </table:table-cell>
          <table:table-cell table:formula="of:=DEC2BIN([.K318])" office:value-type="string" office:string-value="110" calcext:value-type="string">
            <text:p>110</text:p>
          </table:table-cell>
          <table:table-cell table:formula="of:=IF((LEN([.L318])&lt;4);REPT(0;4-LEN([.L318]))&amp;[.L318];[.L31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19]+0.5)*15" office:value-type="float" office:value="7.5" calcext:value-type="float">
            <text:p>8</text:p>
          </table:table-cell>
          <table:table-cell table:formula="of:=DEC2BIN([.B319])" office:value-type="string" office:string-value="111" calcext:value-type="string">
            <text:p>111</text:p>
          </table:table-cell>
          <table:table-cell table:formula="of:=IF((LEN([.C319])&lt;4);REPT(0;4-LEN([.C319]))&amp;[.C319];[.C3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319]+1)*8" office:value-type="float" office:value="13.59375" calcext:value-type="float">
            <text:p>14</text:p>
          </table:table-cell>
          <table:table-cell table:formula="of:=DEC2BIN([.K319])" office:value-type="string" office:string-value="1101" calcext:value-type="string">
            <text:p>1101</text:p>
          </table:table-cell>
          <table:table-cell table:formula="of:=IF((LEN([.L319])&lt;4);REPT(0;4-LEN([.L319]))&amp;[.L319];[.L31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320]+0.5)*15" office:value-type="float" office:value="7.5" calcext:value-type="float">
            <text:p>8</text:p>
          </table:table-cell>
          <table:table-cell table:formula="of:=DEC2BIN([.B320])" office:value-type="string" office:string-value="111" calcext:value-type="string">
            <text:p>111</text:p>
          </table:table-cell>
          <table:table-cell table:formula="of:=IF((LEN([.C320])&lt;4);REPT(0;4-LEN([.C320]))&amp;[.C320];[.C3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320]+1)*8" office:value-type="float" office:value="8.625" calcext:value-type="float">
            <text:p>9</text:p>
          </table:table-cell>
          <table:table-cell table:formula="of:=DEC2BIN([.K320])" office:value-type="string" office:string-value="1000" calcext:value-type="string">
            <text:p>1000</text:p>
          </table:table-cell>
          <table:table-cell table:formula="of:=IF((LEN([.L320])&lt;4);REPT(0;4-LEN([.L320]))&amp;[.L320];[.L32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21]+0.5)*15" office:value-type="float" office:value="7.5" calcext:value-type="float">
            <text:p>8</text:p>
          </table:table-cell>
          <table:table-cell table:formula="of:=DEC2BIN([.B321])" office:value-type="string" office:string-value="111" calcext:value-type="string">
            <text:p>111</text:p>
          </table:table-cell>
          <table:table-cell table:formula="of:=IF((LEN([.C321])&lt;4);REPT(0;4-LEN([.C321]))&amp;[.C321];[.C3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321]+1)*8" office:value-type="float" office:value="6.6875" calcext:value-type="float">
            <text:p>7</text:p>
          </table:table-cell>
          <table:table-cell table:formula="of:=DEC2BIN([.K321])" office:value-type="string" office:string-value="110" calcext:value-type="string">
            <text:p>110</text:p>
          </table:table-cell>
          <table:table-cell table:formula="of:=IF((LEN([.L321])&lt;4);REPT(0;4-LEN([.L321]))&amp;[.L321];[.L32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22]+0.5)*15" office:value-type="float" office:value="7.5" calcext:value-type="float">
            <text:p>8</text:p>
          </table:table-cell>
          <table:table-cell table:formula="of:=DEC2BIN([.B322])" office:value-type="string" office:string-value="111" calcext:value-type="string">
            <text:p>111</text:p>
          </table:table-cell>
          <table:table-cell table:formula="of:=IF((LEN([.C322])&lt;4);REPT(0;4-LEN([.C322]))&amp;[.C322];[.C3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322]+1)*8" office:value-type="float" office:value="8.59375" calcext:value-type="float">
            <text:p>9</text:p>
          </table:table-cell>
          <table:table-cell table:formula="of:=DEC2BIN([.K322])" office:value-type="string" office:string-value="1000" calcext:value-type="string">
            <text:p>1000</text:p>
          </table:table-cell>
          <table:table-cell table:formula="of:=IF((LEN([.L322])&lt;4);REPT(0;4-LEN([.L322]))&amp;[.L322];[.L32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23]+0.5)*15" office:value-type="float" office:value="7.5" calcext:value-type="float">
            <text:p>8</text:p>
          </table:table-cell>
          <table:table-cell table:formula="of:=DEC2BIN([.B323])" office:value-type="string" office:string-value="111" calcext:value-type="string">
            <text:p>111</text:p>
          </table:table-cell>
          <table:table-cell table:formula="of:=IF((LEN([.C323])&lt;4);REPT(0;4-LEN([.C323]))&amp;[.C323];[.C3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323]+1)*8" office:value-type="float" office:value="11.1875" calcext:value-type="float">
            <text:p>11</text:p>
          </table:table-cell>
          <table:table-cell table:formula="of:=DEC2BIN([.K323])" office:value-type="string" office:string-value="1011" calcext:value-type="string">
            <text:p>1011</text:p>
          </table:table-cell>
          <table:table-cell table:formula="of:=IF((LEN([.L323])&lt;4);REPT(0;4-LEN([.L323]))&amp;[.L323];[.L32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324]+0.5)*15" office:value-type="float" office:value="7.5" calcext:value-type="float">
            <text:p>8</text:p>
          </table:table-cell>
          <table:table-cell table:formula="of:=DEC2BIN([.B324])" office:value-type="string" office:string-value="111" calcext:value-type="string">
            <text:p>111</text:p>
          </table:table-cell>
          <table:table-cell table:formula="of:=IF((LEN([.C324])&lt;4);REPT(0;4-LEN([.C324]))&amp;[.C324];[.C3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324]+1)*8" office:value-type="float" office:value="9.1875" calcext:value-type="float">
            <text:p>9</text:p>
          </table:table-cell>
          <table:table-cell table:formula="of:=DEC2BIN([.K324])" office:value-type="string" office:string-value="1001" calcext:value-type="string">
            <text:p>1001</text:p>
          </table:table-cell>
          <table:table-cell table:formula="of:=IF((LEN([.L324])&lt;4);REPT(0;4-LEN([.L324]))&amp;[.L324];[.L32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25]+0.5)*15" office:value-type="float" office:value="7.5" calcext:value-type="float">
            <text:p>8</text:p>
          </table:table-cell>
          <table:table-cell table:formula="of:=DEC2BIN([.B325])" office:value-type="string" office:string-value="111" calcext:value-type="string">
            <text:p>111</text:p>
          </table:table-cell>
          <table:table-cell table:formula="of:=IF((LEN([.C325])&lt;4);REPT(0;4-LEN([.C325]))&amp;[.C325];[.C3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325]+1)*8" office:value-type="float" office:value="0.84375" calcext:value-type="float">
            <text:p>1</text:p>
          </table:table-cell>
          <table:table-cell table:formula="of:=DEC2BIN([.K325])" office:value-type="string" office:string-value="0" calcext:value-type="string">
            <text:p>0</text:p>
          </table:table-cell>
          <table:table-cell table:formula="of:=IF((LEN([.L325])&lt;4);REPT(0;4-LEN([.L325]))&amp;[.L325];[.L32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26]+0.5)*15" office:value-type="float" office:value="7.5" calcext:value-type="float">
            <text:p>8</text:p>
          </table:table-cell>
          <table:table-cell table:formula="of:=DEC2BIN([.B326])" office:value-type="string" office:string-value="111" calcext:value-type="string">
            <text:p>111</text:p>
          </table:table-cell>
          <table:table-cell table:formula="of:=IF((LEN([.C326])&lt;4);REPT(0;4-LEN([.C326]))&amp;[.C326];[.C3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326]+1)*8" office:value-type="float" office:value="6.71875" calcext:value-type="float">
            <text:p>7</text:p>
          </table:table-cell>
          <table:table-cell table:formula="of:=DEC2BIN([.K326])" office:value-type="string" office:string-value="110" calcext:value-type="string">
            <text:p>110</text:p>
          </table:table-cell>
          <table:table-cell table:formula="of:=IF((LEN([.L326])&lt;4);REPT(0;4-LEN([.L326]))&amp;[.L326];[.L32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27]+0.5)*15" office:value-type="float" office:value="7.5" calcext:value-type="float">
            <text:p>8</text:p>
          </table:table-cell>
          <table:table-cell table:formula="of:=DEC2BIN([.B327])" office:value-type="string" office:string-value="111" calcext:value-type="string">
            <text:p>111</text:p>
          </table:table-cell>
          <table:table-cell table:formula="of:=IF((LEN([.C327])&lt;4);REPT(0;4-LEN([.C327]))&amp;[.C327];[.C3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327]+1)*8" office:value-type="float" office:value="15.71875" calcext:value-type="float">
            <text:p>16</text:p>
          </table:table-cell>
          <table:table-cell table:formula="of:=DEC2BIN([.K327])" office:value-type="string" office:string-value="1111" calcext:value-type="string">
            <text:p>1111</text:p>
          </table:table-cell>
          <table:table-cell table:formula="of:=IF((LEN([.L327])&lt;4);REPT(0;4-LEN([.L327]))&amp;[.L327];[.L32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28]+0.5)*15" office:value-type="float" office:value="7.5" calcext:value-type="float">
            <text:p>8</text:p>
          </table:table-cell>
          <table:table-cell table:formula="of:=DEC2BIN([.B328])" office:value-type="string" office:string-value="111" calcext:value-type="string">
            <text:p>111</text:p>
          </table:table-cell>
          <table:table-cell table:formula="of:=IF((LEN([.C328])&lt;4);REPT(0;4-LEN([.C328]))&amp;[.C328];[.C3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328]+1)*8" office:value-type="float" office:value="9.25" calcext:value-type="float">
            <text:p>9</text:p>
          </table:table-cell>
          <table:table-cell table:formula="of:=DEC2BIN([.K328])" office:value-type="string" office:string-value="1001" calcext:value-type="string">
            <text:p>1001</text:p>
          </table:table-cell>
          <table:table-cell table:formula="of:=IF((LEN([.L328])&lt;4);REPT(0;4-LEN([.L328]))&amp;[.L328];[.L32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29]+0.5)*15" office:value-type="float" office:value="7.5" calcext:value-type="float">
            <text:p>8</text:p>
          </table:table-cell>
          <table:table-cell table:formula="of:=DEC2BIN([.B329])" office:value-type="string" office:string-value="111" calcext:value-type="string">
            <text:p>111</text:p>
          </table:table-cell>
          <table:table-cell table:formula="of:=IF((LEN([.C329])&lt;4);REPT(0;4-LEN([.C329]))&amp;[.C329];[.C3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329]+1)*8" office:value-type="float" office:value="2.40625" calcext:value-type="float">
            <text:p>2</text:p>
          </table:table-cell>
          <table:table-cell table:formula="of:=DEC2BIN([.K329])" office:value-type="string" office:string-value="10" calcext:value-type="string">
            <text:p>10</text:p>
          </table:table-cell>
          <table:table-cell table:formula="of:=IF((LEN([.L329])&lt;4);REPT(0;4-LEN([.L329]))&amp;[.L329];[.L32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330]+0.5)*15" office:value-type="float" office:value="7.5" calcext:value-type="float">
            <text:p>8</text:p>
          </table:table-cell>
          <table:table-cell table:formula="of:=DEC2BIN([.B330])" office:value-type="string" office:string-value="111" calcext:value-type="string">
            <text:p>111</text:p>
          </table:table-cell>
          <table:table-cell table:formula="of:=IF((LEN([.C330])&lt;4);REPT(0;4-LEN([.C330]))&amp;[.C330];[.C3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330]+1)*8" office:value-type="float" office:value="7.375" calcext:value-type="float">
            <text:p>7</text:p>
          </table:table-cell>
          <table:table-cell table:formula="of:=DEC2BIN([.K330])" office:value-type="string" office:string-value="111" calcext:value-type="string">
            <text:p>111</text:p>
          </table:table-cell>
          <table:table-cell table:formula="of:=IF((LEN([.L330])&lt;4);REPT(0;4-LEN([.L330]))&amp;[.L330];[.L33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31]+0.5)*15" office:value-type="float" office:value="7.5" calcext:value-type="float">
            <text:p>8</text:p>
          </table:table-cell>
          <table:table-cell table:formula="of:=DEC2BIN([.B331])" office:value-type="string" office:string-value="111" calcext:value-type="string">
            <text:p>111</text:p>
          </table:table-cell>
          <table:table-cell table:formula="of:=IF((LEN([.C331])&lt;4);REPT(0;4-LEN([.C331]))&amp;[.C331];[.C3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331]+1)*8" office:value-type="float" office:value="9.3125" calcext:value-type="float">
            <text:p>9</text:p>
          </table:table-cell>
          <table:table-cell table:formula="of:=DEC2BIN([.K331])" office:value-type="string" office:string-value="1001" calcext:value-type="string">
            <text:p>1001</text:p>
          </table:table-cell>
          <table:table-cell table:formula="of:=IF((LEN([.L331])&lt;4);REPT(0;4-LEN([.L331]))&amp;[.L331];[.L33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32]+0.5)*15" office:value-type="float" office:value="7.5" calcext:value-type="float">
            <text:p>8</text:p>
          </table:table-cell>
          <table:table-cell table:formula="of:=DEC2BIN([.B332])" office:value-type="string" office:string-value="111" calcext:value-type="string">
            <text:p>111</text:p>
          </table:table-cell>
          <table:table-cell table:formula="of:=IF((LEN([.C332])&lt;4);REPT(0;4-LEN([.C332]))&amp;[.C332];[.C3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332]+1)*8" office:value-type="float" office:value="7.40625" calcext:value-type="float">
            <text:p>7</text:p>
          </table:table-cell>
          <table:table-cell table:formula="of:=DEC2BIN([.K332])" office:value-type="string" office:string-value="111" calcext:value-type="string">
            <text:p>111</text:p>
          </table:table-cell>
          <table:table-cell table:formula="of:=IF((LEN([.L332])&lt;4);REPT(0;4-LEN([.L332]))&amp;[.L332];[.L33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33]+0.5)*15" office:value-type="float" office:value="7.5" calcext:value-type="float">
            <text:p>8</text:p>
          </table:table-cell>
          <table:table-cell table:formula="of:=DEC2BIN([.B333])" office:value-type="string" office:string-value="111" calcext:value-type="string">
            <text:p>111</text:p>
          </table:table-cell>
          <table:table-cell table:formula="of:=IF((LEN([.C333])&lt;4);REPT(0;4-LEN([.C333]))&amp;[.C333];[.C3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333]+1)*8" office:value-type="float" office:value="4.8125" calcext:value-type="float">
            <text:p>5</text:p>
          </table:table-cell>
          <table:table-cell table:formula="of:=DEC2BIN([.K333])" office:value-type="string" office:string-value="100" calcext:value-type="string">
            <text:p>100</text:p>
          </table:table-cell>
          <table:table-cell table:formula="of:=IF((LEN([.L333])&lt;4);REPT(0;4-LEN([.L333]))&amp;[.L333];[.L33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334]+0.5)*15" office:value-type="float" office:value="7.5" calcext:value-type="float">
            <text:p>8</text:p>
          </table:table-cell>
          <table:table-cell table:formula="of:=DEC2BIN([.B334])" office:value-type="string" office:string-value="111" calcext:value-type="string">
            <text:p>111</text:p>
          </table:table-cell>
          <table:table-cell table:formula="of:=IF((LEN([.C334])&lt;4);REPT(0;4-LEN([.C334]))&amp;[.C334];[.C3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334]+1)*8" office:value-type="float" office:value="6.8125" calcext:value-type="float">
            <text:p>7</text:p>
          </table:table-cell>
          <table:table-cell table:formula="of:=DEC2BIN([.K334])" office:value-type="string" office:string-value="110" calcext:value-type="string">
            <text:p>110</text:p>
          </table:table-cell>
          <table:table-cell table:formula="of:=IF((LEN([.L334])&lt;4);REPT(0;4-LEN([.L334]))&amp;[.L334];[.L33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35]+0.5)*15" office:value-type="float" office:value="7.5" calcext:value-type="float">
            <text:p>8</text:p>
          </table:table-cell>
          <table:table-cell table:formula="of:=DEC2BIN([.B335])" office:value-type="string" office:string-value="111" calcext:value-type="string">
            <text:p>111</text:p>
          </table:table-cell>
          <table:table-cell table:formula="of:=IF((LEN([.C335])&lt;4);REPT(0;4-LEN([.C335]))&amp;[.C335];[.C3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335]+1)*8" office:value-type="float" office:value="15.15625" calcext:value-type="float">
            <text:p>15</text:p>
          </table:table-cell>
          <table:table-cell table:formula="of:=DEC2BIN([.K335])" office:value-type="string" office:string-value="1111" calcext:value-type="string">
            <text:p>1111</text:p>
          </table:table-cell>
          <table:table-cell table:formula="of:=IF((LEN([.L335])&lt;4);REPT(0;4-LEN([.L335]))&amp;[.L335];[.L33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36]+0.5)*15" office:value-type="float" office:value="7.5" calcext:value-type="float">
            <text:p>8</text:p>
          </table:table-cell>
          <table:table-cell table:formula="of:=DEC2BIN([.B336])" office:value-type="string" office:string-value="111" calcext:value-type="string">
            <text:p>111</text:p>
          </table:table-cell>
          <table:table-cell table:formula="of:=IF((LEN([.C336])&lt;4);REPT(0;4-LEN([.C336]))&amp;[.C336];[.C3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336]+1)*8" office:value-type="float" office:value="9.28125" calcext:value-type="float">
            <text:p>9</text:p>
          </table:table-cell>
          <table:table-cell table:formula="of:=DEC2BIN([.K336])" office:value-type="string" office:string-value="1001" calcext:value-type="string">
            <text:p>1001</text:p>
          </table:table-cell>
          <table:table-cell table:formula="of:=IF((LEN([.L336])&lt;4);REPT(0;4-LEN([.L336]))&amp;[.L336];[.L33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37]+0.5)*15" office:value-type="float" office:value="7.5" calcext:value-type="float">
            <text:p>8</text:p>
          </table:table-cell>
          <table:table-cell table:formula="of:=DEC2BIN([.B337])" office:value-type="string" office:string-value="111" calcext:value-type="string">
            <text:p>111</text:p>
          </table:table-cell>
          <table:table-cell table:formula="of:=IF((LEN([.C337])&lt;4);REPT(0;4-LEN([.C337]))&amp;[.C337];[.C3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337]+1)*8" office:value-type="float" office:value="0.28125" calcext:value-type="float">
            <text:p>0</text:p>
          </table:table-cell>
          <table:table-cell table:formula="of:=DEC2BIN([.K337])" office:value-type="string" office:string-value="0" calcext:value-type="string">
            <text:p>0</text:p>
          </table:table-cell>
          <table:table-cell table:formula="of:=IF((LEN([.L337])&lt;4);REPT(0;4-LEN([.L337]))&amp;[.L337];[.L33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38]+0.5)*15" office:value-type="float" office:value="7.5" calcext:value-type="float">
            <text:p>8</text:p>
          </table:table-cell>
          <table:table-cell table:formula="of:=DEC2BIN([.B338])" office:value-type="string" office:string-value="111" calcext:value-type="string">
            <text:p>111</text:p>
          </table:table-cell>
          <table:table-cell table:formula="of:=IF((LEN([.C338])&lt;4);REPT(0;4-LEN([.C338]))&amp;[.C338];[.C3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338]+1)*8" office:value-type="float" office:value="6.75" calcext:value-type="float">
            <text:p>7</text:p>
          </table:table-cell>
          <table:table-cell table:formula="of:=DEC2BIN([.K338])" office:value-type="string" office:string-value="110" calcext:value-type="string">
            <text:p>110</text:p>
          </table:table-cell>
          <table:table-cell table:formula="of:=IF((LEN([.L338])&lt;4);REPT(0;4-LEN([.L338]))&amp;[.L338];[.L33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39]+0.5)*15" office:value-type="float" office:value="7.5" calcext:value-type="float">
            <text:p>8</text:p>
          </table:table-cell>
          <table:table-cell table:formula="of:=DEC2BIN([.B339])" office:value-type="string" office:string-value="111" calcext:value-type="string">
            <text:p>111</text:p>
          </table:table-cell>
          <table:table-cell table:formula="of:=IF((LEN([.C339])&lt;4);REPT(0;4-LEN([.C339]))&amp;[.C339];[.C3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339]+1)*8" office:value-type="float" office:value="13.59375" calcext:value-type="float">
            <text:p>14</text:p>
          </table:table-cell>
          <table:table-cell table:formula="of:=DEC2BIN([.K339])" office:value-type="string" office:string-value="1101" calcext:value-type="string">
            <text:p>1101</text:p>
          </table:table-cell>
          <table:table-cell table:formula="of:=IF((LEN([.L339])&lt;4);REPT(0;4-LEN([.L339]))&amp;[.L339];[.L33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340]+0.5)*15" office:value-type="float" office:value="7.5" calcext:value-type="float">
            <text:p>8</text:p>
          </table:table-cell>
          <table:table-cell table:formula="of:=DEC2BIN([.B340])" office:value-type="string" office:string-value="111" calcext:value-type="string">
            <text:p>111</text:p>
          </table:table-cell>
          <table:table-cell table:formula="of:=IF((LEN([.C340])&lt;4);REPT(0;4-LEN([.C340]))&amp;[.C340];[.C3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340]+1)*8" office:value-type="float" office:value="8.625" calcext:value-type="float">
            <text:p>9</text:p>
          </table:table-cell>
          <table:table-cell table:formula="of:=DEC2BIN([.K340])" office:value-type="string" office:string-value="1000" calcext:value-type="string">
            <text:p>1000</text:p>
          </table:table-cell>
          <table:table-cell table:formula="of:=IF((LEN([.L340])&lt;4);REPT(0;4-LEN([.L340]))&amp;[.L340];[.L34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41]+0.5)*15" office:value-type="float" office:value="7.5" calcext:value-type="float">
            <text:p>8</text:p>
          </table:table-cell>
          <table:table-cell table:formula="of:=DEC2BIN([.B341])" office:value-type="string" office:string-value="111" calcext:value-type="string">
            <text:p>111</text:p>
          </table:table-cell>
          <table:table-cell table:formula="of:=IF((LEN([.C341])&lt;4);REPT(0;4-LEN([.C341]))&amp;[.C341];[.C3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341]+1)*8" office:value-type="float" office:value="6.6875" calcext:value-type="float">
            <text:p>7</text:p>
          </table:table-cell>
          <table:table-cell table:formula="of:=DEC2BIN([.K341])" office:value-type="string" office:string-value="110" calcext:value-type="string">
            <text:p>110</text:p>
          </table:table-cell>
          <table:table-cell table:formula="of:=IF((LEN([.L341])&lt;4);REPT(0;4-LEN([.L341]))&amp;[.L341];[.L34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42]+0.5)*15" office:value-type="float" office:value="7.5" calcext:value-type="float">
            <text:p>8</text:p>
          </table:table-cell>
          <table:table-cell table:formula="of:=DEC2BIN([.B342])" office:value-type="string" office:string-value="111" calcext:value-type="string">
            <text:p>111</text:p>
          </table:table-cell>
          <table:table-cell table:formula="of:=IF((LEN([.C342])&lt;4);REPT(0;4-LEN([.C342]))&amp;[.C342];[.C3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342]+1)*8" office:value-type="float" office:value="8.59375" calcext:value-type="float">
            <text:p>9</text:p>
          </table:table-cell>
          <table:table-cell table:formula="of:=DEC2BIN([.K342])" office:value-type="string" office:string-value="1000" calcext:value-type="string">
            <text:p>1000</text:p>
          </table:table-cell>
          <table:table-cell table:formula="of:=IF((LEN([.L342])&lt;4);REPT(0;4-LEN([.L342]))&amp;[.L342];[.L34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43]+0.5)*15" office:value-type="float" office:value="7.5" calcext:value-type="float">
            <text:p>8</text:p>
          </table:table-cell>
          <table:table-cell table:formula="of:=DEC2BIN([.B343])" office:value-type="string" office:string-value="111" calcext:value-type="string">
            <text:p>111</text:p>
          </table:table-cell>
          <table:table-cell table:formula="of:=IF((LEN([.C343])&lt;4);REPT(0;4-LEN([.C343]))&amp;[.C343];[.C3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343]+1)*8" office:value-type="float" office:value="11.1875" calcext:value-type="float">
            <text:p>11</text:p>
          </table:table-cell>
          <table:table-cell table:formula="of:=DEC2BIN([.K343])" office:value-type="string" office:string-value="1011" calcext:value-type="string">
            <text:p>1011</text:p>
          </table:table-cell>
          <table:table-cell table:formula="of:=IF((LEN([.L343])&lt;4);REPT(0;4-LEN([.L343]))&amp;[.L343];[.L34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344]+0.5)*15" office:value-type="float" office:value="7.5" calcext:value-type="float">
            <text:p>8</text:p>
          </table:table-cell>
          <table:table-cell table:formula="of:=DEC2BIN([.B344])" office:value-type="string" office:string-value="111" calcext:value-type="string">
            <text:p>111</text:p>
          </table:table-cell>
          <table:table-cell table:formula="of:=IF((LEN([.C344])&lt;4);REPT(0;4-LEN([.C344]))&amp;[.C344];[.C3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344]+1)*8" office:value-type="float" office:value="9.1875" calcext:value-type="float">
            <text:p>9</text:p>
          </table:table-cell>
          <table:table-cell table:formula="of:=DEC2BIN([.K344])" office:value-type="string" office:string-value="1001" calcext:value-type="string">
            <text:p>1001</text:p>
          </table:table-cell>
          <table:table-cell table:formula="of:=IF((LEN([.L344])&lt;4);REPT(0;4-LEN([.L344]))&amp;[.L344];[.L34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45]+0.5)*15" office:value-type="float" office:value="7.5" calcext:value-type="float">
            <text:p>8</text:p>
          </table:table-cell>
          <table:table-cell table:formula="of:=DEC2BIN([.B345])" office:value-type="string" office:string-value="111" calcext:value-type="string">
            <text:p>111</text:p>
          </table:table-cell>
          <table:table-cell table:formula="of:=IF((LEN([.C345])&lt;4);REPT(0;4-LEN([.C345]))&amp;[.C345];[.C3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345]+1)*8" office:value-type="float" office:value="0.84375" calcext:value-type="float">
            <text:p>1</text:p>
          </table:table-cell>
          <table:table-cell table:formula="of:=DEC2BIN([.K345])" office:value-type="string" office:string-value="0" calcext:value-type="string">
            <text:p>0</text:p>
          </table:table-cell>
          <table:table-cell table:formula="of:=IF((LEN([.L345])&lt;4);REPT(0;4-LEN([.L345]))&amp;[.L345];[.L34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46]+0.5)*15" office:value-type="float" office:value="7.5" calcext:value-type="float">
            <text:p>8</text:p>
          </table:table-cell>
          <table:table-cell table:formula="of:=DEC2BIN([.B346])" office:value-type="string" office:string-value="111" calcext:value-type="string">
            <text:p>111</text:p>
          </table:table-cell>
          <table:table-cell table:formula="of:=IF((LEN([.C346])&lt;4);REPT(0;4-LEN([.C346]))&amp;[.C346];[.C3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346]+1)*8" office:value-type="float" office:value="6.71875" calcext:value-type="float">
            <text:p>7</text:p>
          </table:table-cell>
          <table:table-cell table:formula="of:=DEC2BIN([.K346])" office:value-type="string" office:string-value="110" calcext:value-type="string">
            <text:p>110</text:p>
          </table:table-cell>
          <table:table-cell table:formula="of:=IF((LEN([.L346])&lt;4);REPT(0;4-LEN([.L346]))&amp;[.L346];[.L34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47]+0.5)*15" office:value-type="float" office:value="7.5" calcext:value-type="float">
            <text:p>8</text:p>
          </table:table-cell>
          <table:table-cell table:formula="of:=DEC2BIN([.B347])" office:value-type="string" office:string-value="111" calcext:value-type="string">
            <text:p>111</text:p>
          </table:table-cell>
          <table:table-cell table:formula="of:=IF((LEN([.C347])&lt;4);REPT(0;4-LEN([.C347]))&amp;[.C347];[.C3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347]+1)*8" office:value-type="float" office:value="15.71875" calcext:value-type="float">
            <text:p>16</text:p>
          </table:table-cell>
          <table:table-cell table:formula="of:=DEC2BIN([.K347])" office:value-type="string" office:string-value="1111" calcext:value-type="string">
            <text:p>1111</text:p>
          </table:table-cell>
          <table:table-cell table:formula="of:=IF((LEN([.L347])&lt;4);REPT(0;4-LEN([.L347]))&amp;[.L347];[.L34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48]+0.5)*15" office:value-type="float" office:value="7.5" calcext:value-type="float">
            <text:p>8</text:p>
          </table:table-cell>
          <table:table-cell table:formula="of:=DEC2BIN([.B348])" office:value-type="string" office:string-value="111" calcext:value-type="string">
            <text:p>111</text:p>
          </table:table-cell>
          <table:table-cell table:formula="of:=IF((LEN([.C348])&lt;4);REPT(0;4-LEN([.C348]))&amp;[.C348];[.C3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348]+1)*8" office:value-type="float" office:value="9.25" calcext:value-type="float">
            <text:p>9</text:p>
          </table:table-cell>
          <table:table-cell table:formula="of:=DEC2BIN([.K348])" office:value-type="string" office:string-value="1001" calcext:value-type="string">
            <text:p>1001</text:p>
          </table:table-cell>
          <table:table-cell table:formula="of:=IF((LEN([.L348])&lt;4);REPT(0;4-LEN([.L348]))&amp;[.L348];[.L34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49]+0.5)*15" office:value-type="float" office:value="7.5" calcext:value-type="float">
            <text:p>8</text:p>
          </table:table-cell>
          <table:table-cell table:formula="of:=DEC2BIN([.B349])" office:value-type="string" office:string-value="111" calcext:value-type="string">
            <text:p>111</text:p>
          </table:table-cell>
          <table:table-cell table:formula="of:=IF((LEN([.C349])&lt;4);REPT(0;4-LEN([.C349]))&amp;[.C349];[.C3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349]+1)*8" office:value-type="float" office:value="2.40625" calcext:value-type="float">
            <text:p>2</text:p>
          </table:table-cell>
          <table:table-cell table:formula="of:=DEC2BIN([.K349])" office:value-type="string" office:string-value="10" calcext:value-type="string">
            <text:p>10</text:p>
          </table:table-cell>
          <table:table-cell table:formula="of:=IF((LEN([.L349])&lt;4);REPT(0;4-LEN([.L349]))&amp;[.L349];[.L34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350]+0.5)*15" office:value-type="float" office:value="7.5" calcext:value-type="float">
            <text:p>8</text:p>
          </table:table-cell>
          <table:table-cell table:formula="of:=DEC2BIN([.B350])" office:value-type="string" office:string-value="111" calcext:value-type="string">
            <text:p>111</text:p>
          </table:table-cell>
          <table:table-cell table:formula="of:=IF((LEN([.C350])&lt;4);REPT(0;4-LEN([.C350]))&amp;[.C350];[.C3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350]+1)*8" office:value-type="float" office:value="7.375" calcext:value-type="float">
            <text:p>7</text:p>
          </table:table-cell>
          <table:table-cell table:formula="of:=DEC2BIN([.K350])" office:value-type="string" office:string-value="111" calcext:value-type="string">
            <text:p>111</text:p>
          </table:table-cell>
          <table:table-cell table:formula="of:=IF((LEN([.L350])&lt;4);REPT(0;4-LEN([.L350]))&amp;[.L350];[.L35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51]+0.5)*15" office:value-type="float" office:value="7.5" calcext:value-type="float">
            <text:p>8</text:p>
          </table:table-cell>
          <table:table-cell table:formula="of:=DEC2BIN([.B351])" office:value-type="string" office:string-value="111" calcext:value-type="string">
            <text:p>111</text:p>
          </table:table-cell>
          <table:table-cell table:formula="of:=IF((LEN([.C351])&lt;4);REPT(0;4-LEN([.C351]))&amp;[.C351];[.C3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351]+1)*8" office:value-type="float" office:value="9.3125" calcext:value-type="float">
            <text:p>9</text:p>
          </table:table-cell>
          <table:table-cell table:formula="of:=DEC2BIN([.K351])" office:value-type="string" office:string-value="1001" calcext:value-type="string">
            <text:p>1001</text:p>
          </table:table-cell>
          <table:table-cell table:formula="of:=IF((LEN([.L351])&lt;4);REPT(0;4-LEN([.L351]))&amp;[.L351];[.L35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52]+0.5)*15" office:value-type="float" office:value="7.5" calcext:value-type="float">
            <text:p>8</text:p>
          </table:table-cell>
          <table:table-cell table:formula="of:=DEC2BIN([.B352])" office:value-type="string" office:string-value="111" calcext:value-type="string">
            <text:p>111</text:p>
          </table:table-cell>
          <table:table-cell table:formula="of:=IF((LEN([.C352])&lt;4);REPT(0;4-LEN([.C352]))&amp;[.C352];[.C3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352]+1)*8" office:value-type="float" office:value="7.40625" calcext:value-type="float">
            <text:p>7</text:p>
          </table:table-cell>
          <table:table-cell table:formula="of:=DEC2BIN([.K352])" office:value-type="string" office:string-value="111" calcext:value-type="string">
            <text:p>111</text:p>
          </table:table-cell>
          <table:table-cell table:formula="of:=IF((LEN([.L352])&lt;4);REPT(0;4-LEN([.L352]))&amp;[.L352];[.L35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53]+0.5)*15" office:value-type="float" office:value="7.5" calcext:value-type="float">
            <text:p>8</text:p>
          </table:table-cell>
          <table:table-cell table:formula="of:=DEC2BIN([.B353])" office:value-type="string" office:string-value="111" calcext:value-type="string">
            <text:p>111</text:p>
          </table:table-cell>
          <table:table-cell table:formula="of:=IF((LEN([.C353])&lt;4);REPT(0;4-LEN([.C353]))&amp;[.C353];[.C3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353]+1)*8" office:value-type="float" office:value="4.8125" calcext:value-type="float">
            <text:p>5</text:p>
          </table:table-cell>
          <table:table-cell table:formula="of:=DEC2BIN([.K353])" office:value-type="string" office:string-value="100" calcext:value-type="string">
            <text:p>100</text:p>
          </table:table-cell>
          <table:table-cell table:formula="of:=IF((LEN([.L353])&lt;4);REPT(0;4-LEN([.L353]))&amp;[.L353];[.L35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354]+0.5)*15" office:value-type="float" office:value="7.5" calcext:value-type="float">
            <text:p>8</text:p>
          </table:table-cell>
          <table:table-cell table:formula="of:=DEC2BIN([.B354])" office:value-type="string" office:string-value="111" calcext:value-type="string">
            <text:p>111</text:p>
          </table:table-cell>
          <table:table-cell table:formula="of:=IF((LEN([.C354])&lt;4);REPT(0;4-LEN([.C354]))&amp;[.C354];[.C3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354]+1)*8" office:value-type="float" office:value="6.8125" calcext:value-type="float">
            <text:p>7</text:p>
          </table:table-cell>
          <table:table-cell table:formula="of:=DEC2BIN([.K354])" office:value-type="string" office:string-value="110" calcext:value-type="string">
            <text:p>110</text:p>
          </table:table-cell>
          <table:table-cell table:formula="of:=IF((LEN([.L354])&lt;4);REPT(0;4-LEN([.L354]))&amp;[.L354];[.L35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55]+0.5)*15" office:value-type="float" office:value="7.5" calcext:value-type="float">
            <text:p>8</text:p>
          </table:table-cell>
          <table:table-cell table:formula="of:=DEC2BIN([.B355])" office:value-type="string" office:string-value="111" calcext:value-type="string">
            <text:p>111</text:p>
          </table:table-cell>
          <table:table-cell table:formula="of:=IF((LEN([.C355])&lt;4);REPT(0;4-LEN([.C355]))&amp;[.C355];[.C3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355]+1)*8" office:value-type="float" office:value="15.15625" calcext:value-type="float">
            <text:p>15</text:p>
          </table:table-cell>
          <table:table-cell table:formula="of:=DEC2BIN([.K355])" office:value-type="string" office:string-value="1111" calcext:value-type="string">
            <text:p>1111</text:p>
          </table:table-cell>
          <table:table-cell table:formula="of:=IF((LEN([.L355])&lt;4);REPT(0;4-LEN([.L355]))&amp;[.L355];[.L35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56]+0.5)*15" office:value-type="float" office:value="7.5" calcext:value-type="float">
            <text:p>8</text:p>
          </table:table-cell>
          <table:table-cell table:formula="of:=DEC2BIN([.B356])" office:value-type="string" office:string-value="111" calcext:value-type="string">
            <text:p>111</text:p>
          </table:table-cell>
          <table:table-cell table:formula="of:=IF((LEN([.C356])&lt;4);REPT(0;4-LEN([.C356]))&amp;[.C356];[.C3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356]+1)*8" office:value-type="float" office:value="9.28125" calcext:value-type="float">
            <text:p>9</text:p>
          </table:table-cell>
          <table:table-cell table:formula="of:=DEC2BIN([.K356])" office:value-type="string" office:string-value="1001" calcext:value-type="string">
            <text:p>1001</text:p>
          </table:table-cell>
          <table:table-cell table:formula="of:=IF((LEN([.L356])&lt;4);REPT(0;4-LEN([.L356]))&amp;[.L356];[.L35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57]+0.5)*15" office:value-type="float" office:value="7.5" calcext:value-type="float">
            <text:p>8</text:p>
          </table:table-cell>
          <table:table-cell table:formula="of:=DEC2BIN([.B357])" office:value-type="string" office:string-value="111" calcext:value-type="string">
            <text:p>111</text:p>
          </table:table-cell>
          <table:table-cell table:formula="of:=IF((LEN([.C357])&lt;4);REPT(0;4-LEN([.C357]))&amp;[.C357];[.C3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357]+1)*8" office:value-type="float" office:value="0.28125" calcext:value-type="float">
            <text:p>0</text:p>
          </table:table-cell>
          <table:table-cell table:formula="of:=DEC2BIN([.K357])" office:value-type="string" office:string-value="0" calcext:value-type="string">
            <text:p>0</text:p>
          </table:table-cell>
          <table:table-cell table:formula="of:=IF((LEN([.L357])&lt;4);REPT(0;4-LEN([.L357]))&amp;[.L357];[.L35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58]+0.5)*15" office:value-type="float" office:value="7.5" calcext:value-type="float">
            <text:p>8</text:p>
          </table:table-cell>
          <table:table-cell table:formula="of:=DEC2BIN([.B358])" office:value-type="string" office:string-value="111" calcext:value-type="string">
            <text:p>111</text:p>
          </table:table-cell>
          <table:table-cell table:formula="of:=IF((LEN([.C358])&lt;4);REPT(0;4-LEN([.C358]))&amp;[.C358];[.C3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358]+1)*8" office:value-type="float" office:value="6.75" calcext:value-type="float">
            <text:p>7</text:p>
          </table:table-cell>
          <table:table-cell table:formula="of:=DEC2BIN([.K358])" office:value-type="string" office:string-value="110" calcext:value-type="string">
            <text:p>110</text:p>
          </table:table-cell>
          <table:table-cell table:formula="of:=IF((LEN([.L358])&lt;4);REPT(0;4-LEN([.L358]))&amp;[.L358];[.L35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59]+0.5)*15" office:value-type="float" office:value="7.5" calcext:value-type="float">
            <text:p>8</text:p>
          </table:table-cell>
          <table:table-cell table:formula="of:=DEC2BIN([.B359])" office:value-type="string" office:string-value="111" calcext:value-type="string">
            <text:p>111</text:p>
          </table:table-cell>
          <table:table-cell table:formula="of:=IF((LEN([.C359])&lt;4);REPT(0;4-LEN([.C359]))&amp;[.C359];[.C3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359]+1)*8" office:value-type="float" office:value="13.59375" calcext:value-type="float">
            <text:p>14</text:p>
          </table:table-cell>
          <table:table-cell table:formula="of:=DEC2BIN([.K359])" office:value-type="string" office:string-value="1101" calcext:value-type="string">
            <text:p>1101</text:p>
          </table:table-cell>
          <table:table-cell table:formula="of:=IF((LEN([.L359])&lt;4);REPT(0;4-LEN([.L359]))&amp;[.L359];[.L35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360]+0.5)*15" office:value-type="float" office:value="7.5" calcext:value-type="float">
            <text:p>8</text:p>
          </table:table-cell>
          <table:table-cell table:formula="of:=DEC2BIN([.B360])" office:value-type="string" office:string-value="111" calcext:value-type="string">
            <text:p>111</text:p>
          </table:table-cell>
          <table:table-cell table:formula="of:=IF((LEN([.C360])&lt;4);REPT(0;4-LEN([.C360]))&amp;[.C360];[.C3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360]+1)*8" office:value-type="float" office:value="8.625" calcext:value-type="float">
            <text:p>9</text:p>
          </table:table-cell>
          <table:table-cell table:formula="of:=DEC2BIN([.K360])" office:value-type="string" office:string-value="1000" calcext:value-type="string">
            <text:p>1000</text:p>
          </table:table-cell>
          <table:table-cell table:formula="of:=IF((LEN([.L360])&lt;4);REPT(0;4-LEN([.L360]))&amp;[.L360];[.L36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61]+0.5)*15" office:value-type="float" office:value="7.5" calcext:value-type="float">
            <text:p>8</text:p>
          </table:table-cell>
          <table:table-cell table:formula="of:=DEC2BIN([.B361])" office:value-type="string" office:string-value="111" calcext:value-type="string">
            <text:p>111</text:p>
          </table:table-cell>
          <table:table-cell table:formula="of:=IF((LEN([.C361])&lt;4);REPT(0;4-LEN([.C361]))&amp;[.C361];[.C3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361]+1)*8" office:value-type="float" office:value="6.78125" calcext:value-type="float">
            <text:p>7</text:p>
          </table:table-cell>
          <table:table-cell table:formula="of:=DEC2BIN([.K361])" office:value-type="string" office:string-value="110" calcext:value-type="string">
            <text:p>110</text:p>
          </table:table-cell>
          <table:table-cell table:formula="of:=IF((LEN([.L361])&lt;4);REPT(0;4-LEN([.L361]))&amp;[.L361];[.L36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62]+0.5)*15" office:value-type="float" office:value="7.5" calcext:value-type="float">
            <text:p>8</text:p>
          </table:table-cell>
          <table:table-cell table:formula="of:=DEC2BIN([.B362])" office:value-type="string" office:string-value="111" calcext:value-type="string">
            <text:p>111</text:p>
          </table:table-cell>
          <table:table-cell table:formula="of:=IF((LEN([.C362])&lt;4);REPT(0;4-LEN([.C362]))&amp;[.C362];[.C3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formula="of:=([.J362]+1)*8" office:value-type="float" office:value="8.21875" calcext:value-type="float">
            <text:p>8</text:p>
          </table:table-cell>
          <table:table-cell table:formula="of:=DEC2BIN([.K362])" office:value-type="string" office:string-value="1000" calcext:value-type="string">
            <text:p>1000</text:p>
          </table:table-cell>
          <table:table-cell table:formula="of:=IF((LEN([.L362])&lt;4);REPT(0;4-LEN([.L362]))&amp;[.L362];[.L36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63]+0.5)*15" office:value-type="float" office:value="7.5" calcext:value-type="float">
            <text:p>8</text:p>
          </table:table-cell>
          <table:table-cell table:formula="of:=DEC2BIN([.B363])" office:value-type="string" office:string-value="111" calcext:value-type="string">
            <text:p>111</text:p>
          </table:table-cell>
          <table:table-cell table:formula="of:=IF((LEN([.C363])&lt;4);REPT(0;4-LEN([.C363]))&amp;[.C363];[.C3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J363]+1)*8" office:value-type="float" office:value="4.4375" calcext:value-type="float">
            <text:p>4</text:p>
          </table:table-cell>
          <table:table-cell table:formula="of:=DEC2BIN([.K363])" office:value-type="string" office:string-value="100" calcext:value-type="string">
            <text:p>100</text:p>
          </table:table-cell>
          <table:table-cell table:formula="of:=IF((LEN([.L363])&lt;4);REPT(0;4-LEN([.L363]))&amp;[.L363];[.L36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364]+0.5)*15" office:value-type="float" office:value="7.5" calcext:value-type="float">
            <text:p>8</text:p>
          </table:table-cell>
          <table:table-cell table:formula="of:=DEC2BIN([.B364])" office:value-type="string" office:string-value="111" calcext:value-type="string">
            <text:p>111</text:p>
          </table:table-cell>
          <table:table-cell table:formula="of:=IF((LEN([.C364])&lt;4);REPT(0;4-LEN([.C364]))&amp;[.C364];[.C3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J364]+1)*8" office:value-type="float" office:value="7.03125" calcext:value-type="float">
            <text:p>7</text:p>
          </table:table-cell>
          <table:table-cell table:formula="of:=DEC2BIN([.K364])" office:value-type="string" office:string-value="111" calcext:value-type="string">
            <text:p>111</text:p>
          </table:table-cell>
          <table:table-cell table:formula="of:=IF((LEN([.L364])&lt;4);REPT(0;4-LEN([.L364]))&amp;[.L364];[.L36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65]+0.5)*15" office:value-type="float" office:value="7.5" calcext:value-type="float">
            <text:p>8</text:p>
          </table:table-cell>
          <table:table-cell table:formula="of:=DEC2BIN([.B365])" office:value-type="string" office:string-value="111" calcext:value-type="string">
            <text:p>111</text:p>
          </table:table-cell>
          <table:table-cell table:formula="of:=IF((LEN([.C365])&lt;4);REPT(0;4-LEN([.C365]))&amp;[.C365];[.C3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formula="of:=([.J365]+1)*8" office:value-type="float" office:value="15" calcext:value-type="float">
            <text:p>15</text:p>
          </table:table-cell>
          <table:table-cell table:formula="of:=DEC2BIN([.K365])" office:value-type="string" office:string-value="1111" calcext:value-type="string">
            <text:p>1111</text:p>
          </table:table-cell>
          <table:table-cell table:formula="of:=IF((LEN([.L365])&lt;4);REPT(0;4-LEN([.L365]))&amp;[.L365];[.L36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66]+0.5)*15" office:value-type="float" office:value="7.5" calcext:value-type="float">
            <text:p>8</text:p>
          </table:table-cell>
          <table:table-cell table:formula="of:=DEC2BIN([.B366])" office:value-type="string" office:string-value="111" calcext:value-type="string">
            <text:p>111</text:p>
          </table:table-cell>
          <table:table-cell table:formula="of:=IF((LEN([.C366])&lt;4);REPT(0;4-LEN([.C366]))&amp;[.C366];[.C3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J366]+1)*8" office:value-type="float" office:value="9.34375" calcext:value-type="float">
            <text:p>9</text:p>
          </table:table-cell>
          <table:table-cell table:formula="of:=DEC2BIN([.K366])" office:value-type="string" office:string-value="1001" calcext:value-type="string">
            <text:p>1001</text:p>
          </table:table-cell>
          <table:table-cell table:formula="of:=IF((LEN([.L366])&lt;4);REPT(0;4-LEN([.L366]))&amp;[.L366];[.L36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67]+0.5)*15" office:value-type="float" office:value="7.5" calcext:value-type="float">
            <text:p>8</text:p>
          </table:table-cell>
          <table:table-cell table:formula="of:=DEC2BIN([.B367])" office:value-type="string" office:string-value="111" calcext:value-type="string">
            <text:p>111</text:p>
          </table:table-cell>
          <table:table-cell table:formula="of:=IF((LEN([.C367])&lt;4);REPT(0;4-LEN([.C367]))&amp;[.C367];[.C3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formula="of:=([.J367]+1)*8" office:value-type="float" office:value="0.21875" calcext:value-type="float">
            <text:p>0</text:p>
          </table:table-cell>
          <table:table-cell table:formula="of:=DEC2BIN([.K367])" office:value-type="string" office:string-value="0" calcext:value-type="string">
            <text:p>0</text:p>
          </table:table-cell>
          <table:table-cell table:formula="of:=IF((LEN([.L367])&lt;4);REPT(0;4-LEN([.L367]))&amp;[.L367];[.L36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68]+0.5)*15" office:value-type="float" office:value="7.5" calcext:value-type="float">
            <text:p>8</text:p>
          </table:table-cell>
          <table:table-cell table:formula="of:=DEC2BIN([.B368])" office:value-type="string" office:string-value="111" calcext:value-type="string">
            <text:p>111</text:p>
          </table:table-cell>
          <table:table-cell table:formula="of:=IF((LEN([.C368])&lt;4);REPT(0;4-LEN([.C368]))&amp;[.C368];[.C3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368]+1)*8" office:value-type="float" office:value="6.78125" calcext:value-type="float">
            <text:p>7</text:p>
          </table:table-cell>
          <table:table-cell table:formula="of:=DEC2BIN([.K368])" office:value-type="string" office:string-value="110" calcext:value-type="string">
            <text:p>110</text:p>
          </table:table-cell>
          <table:table-cell table:formula="of:=IF((LEN([.L368])&lt;4);REPT(0;4-LEN([.L368]))&amp;[.L368];[.L36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69]+0.5)*15" office:value-type="float" office:value="7.5" calcext:value-type="float">
            <text:p>8</text:p>
          </table:table-cell>
          <table:table-cell table:formula="of:=DEC2BIN([.B369])" office:value-type="string" office:string-value="111" calcext:value-type="string">
            <text:p>111</text:p>
          </table:table-cell>
          <table:table-cell table:formula="of:=IF((LEN([.C369])&lt;4);REPT(0;4-LEN([.C369]))&amp;[.C369];[.C3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formula="of:=([.J369]+1)*8" office:value-type="float" office:value="13.5625" calcext:value-type="float">
            <text:p>14</text:p>
          </table:table-cell>
          <table:table-cell table:formula="of:=DEC2BIN([.K369])" office:value-type="string" office:string-value="1101" calcext:value-type="string">
            <text:p>1101</text:p>
          </table:table-cell>
          <table:table-cell table:formula="of:=IF((LEN([.L369])&lt;4);REPT(0;4-LEN([.L369]))&amp;[.L369];[.L36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370]+0.5)*15" office:value-type="float" office:value="7.5" calcext:value-type="float">
            <text:p>8</text:p>
          </table:table-cell>
          <table:table-cell table:formula="of:=DEC2BIN([.B370])" office:value-type="string" office:string-value="111" calcext:value-type="string">
            <text:p>111</text:p>
          </table:table-cell>
          <table:table-cell table:formula="of:=IF((LEN([.C370])&lt;4);REPT(0;4-LEN([.C370]))&amp;[.C370];[.C3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370]+1)*8" office:value-type="float" office:value="8.625" calcext:value-type="float">
            <text:p>9</text:p>
          </table:table-cell>
          <table:table-cell table:formula="of:=DEC2BIN([.K370])" office:value-type="string" office:string-value="1000" calcext:value-type="string">
            <text:p>1000</text:p>
          </table:table-cell>
          <table:table-cell table:formula="of:=IF((LEN([.L370])&lt;4);REPT(0;4-LEN([.L370]))&amp;[.L370];[.L37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71]+0.5)*15" office:value-type="float" office:value="7.5" calcext:value-type="float">
            <text:p>8</text:p>
          </table:table-cell>
          <table:table-cell table:formula="of:=DEC2BIN([.B371])" office:value-type="string" office:string-value="111" calcext:value-type="string">
            <text:p>111</text:p>
          </table:table-cell>
          <table:table-cell table:formula="of:=IF((LEN([.C371])&lt;4);REPT(0;4-LEN([.C371]))&amp;[.C371];[.C3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371]+1)*8" office:value-type="float" office:value="6.6875" calcext:value-type="float">
            <text:p>7</text:p>
          </table:table-cell>
          <table:table-cell table:formula="of:=DEC2BIN([.K371])" office:value-type="string" office:string-value="110" calcext:value-type="string">
            <text:p>110</text:p>
          </table:table-cell>
          <table:table-cell table:formula="of:=IF((LEN([.L371])&lt;4);REPT(0;4-LEN([.L371]))&amp;[.L371];[.L37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72]+0.5)*15" office:value-type="float" office:value="7.5" calcext:value-type="float">
            <text:p>8</text:p>
          </table:table-cell>
          <table:table-cell table:formula="of:=DEC2BIN([.B372])" office:value-type="string" office:string-value="111" calcext:value-type="string">
            <text:p>111</text:p>
          </table:table-cell>
          <table:table-cell table:formula="of:=IF((LEN([.C372])&lt;4);REPT(0;4-LEN([.C372]))&amp;[.C372];[.C3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372]+1)*8" office:value-type="float" office:value="8.59375" calcext:value-type="float">
            <text:p>9</text:p>
          </table:table-cell>
          <table:table-cell table:formula="of:=DEC2BIN([.K372])" office:value-type="string" office:string-value="1000" calcext:value-type="string">
            <text:p>1000</text:p>
          </table:table-cell>
          <table:table-cell table:formula="of:=IF((LEN([.L372])&lt;4);REPT(0;4-LEN([.L372]))&amp;[.L372];[.L37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73]+0.5)*15" office:value-type="float" office:value="7.5" calcext:value-type="float">
            <text:p>8</text:p>
          </table:table-cell>
          <table:table-cell table:formula="of:=DEC2BIN([.B373])" office:value-type="string" office:string-value="111" calcext:value-type="string">
            <text:p>111</text:p>
          </table:table-cell>
          <table:table-cell table:formula="of:=IF((LEN([.C373])&lt;4);REPT(0;4-LEN([.C373]))&amp;[.C373];[.C3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373]+1)*8" office:value-type="float" office:value="11.1875" calcext:value-type="float">
            <text:p>11</text:p>
          </table:table-cell>
          <table:table-cell table:formula="of:=DEC2BIN([.K373])" office:value-type="string" office:string-value="1011" calcext:value-type="string">
            <text:p>1011</text:p>
          </table:table-cell>
          <table:table-cell table:formula="of:=IF((LEN([.L373])&lt;4);REPT(0;4-LEN([.L373]))&amp;[.L373];[.L37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374]+0.5)*15" office:value-type="float" office:value="7.5" calcext:value-type="float">
            <text:p>8</text:p>
          </table:table-cell>
          <table:table-cell table:formula="of:=DEC2BIN([.B374])" office:value-type="string" office:string-value="111" calcext:value-type="string">
            <text:p>111</text:p>
          </table:table-cell>
          <table:table-cell table:formula="of:=IF((LEN([.C374])&lt;4);REPT(0;4-LEN([.C374]))&amp;[.C374];[.C3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374]+1)*8" office:value-type="float" office:value="9.1875" calcext:value-type="float">
            <text:p>9</text:p>
          </table:table-cell>
          <table:table-cell table:formula="of:=DEC2BIN([.K374])" office:value-type="string" office:string-value="1001" calcext:value-type="string">
            <text:p>1001</text:p>
          </table:table-cell>
          <table:table-cell table:formula="of:=IF((LEN([.L374])&lt;4);REPT(0;4-LEN([.L374]))&amp;[.L374];[.L37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75]+0.5)*15" office:value-type="float" office:value="7.5" calcext:value-type="float">
            <text:p>8</text:p>
          </table:table-cell>
          <table:table-cell table:formula="of:=DEC2BIN([.B375])" office:value-type="string" office:string-value="111" calcext:value-type="string">
            <text:p>111</text:p>
          </table:table-cell>
          <table:table-cell table:formula="of:=IF((LEN([.C375])&lt;4);REPT(0;4-LEN([.C375]))&amp;[.C375];[.C3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375]+1)*8" office:value-type="float" office:value="0.84375" calcext:value-type="float">
            <text:p>1</text:p>
          </table:table-cell>
          <table:table-cell table:formula="of:=DEC2BIN([.K375])" office:value-type="string" office:string-value="0" calcext:value-type="string">
            <text:p>0</text:p>
          </table:table-cell>
          <table:table-cell table:formula="of:=IF((LEN([.L375])&lt;4);REPT(0;4-LEN([.L375]))&amp;[.L375];[.L37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76]+0.5)*15" office:value-type="float" office:value="7.5" calcext:value-type="float">
            <text:p>8</text:p>
          </table:table-cell>
          <table:table-cell table:formula="of:=DEC2BIN([.B376])" office:value-type="string" office:string-value="111" calcext:value-type="string">
            <text:p>111</text:p>
          </table:table-cell>
          <table:table-cell table:formula="of:=IF((LEN([.C376])&lt;4);REPT(0;4-LEN([.C376]))&amp;[.C376];[.C3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376]+1)*8" office:value-type="float" office:value="6.71875" calcext:value-type="float">
            <text:p>7</text:p>
          </table:table-cell>
          <table:table-cell table:formula="of:=DEC2BIN([.K376])" office:value-type="string" office:string-value="110" calcext:value-type="string">
            <text:p>110</text:p>
          </table:table-cell>
          <table:table-cell table:formula="of:=IF((LEN([.L376])&lt;4);REPT(0;4-LEN([.L376]))&amp;[.L376];[.L37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77]+0.5)*15" office:value-type="float" office:value="7.5" calcext:value-type="float">
            <text:p>8</text:p>
          </table:table-cell>
          <table:table-cell table:formula="of:=DEC2BIN([.B377])" office:value-type="string" office:string-value="111" calcext:value-type="string">
            <text:p>111</text:p>
          </table:table-cell>
          <table:table-cell table:formula="of:=IF((LEN([.C377])&lt;4);REPT(0;4-LEN([.C377]))&amp;[.C377];[.C3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377]+1)*8" office:value-type="float" office:value="15.71875" calcext:value-type="float">
            <text:p>16</text:p>
          </table:table-cell>
          <table:table-cell table:formula="of:=DEC2BIN([.K377])" office:value-type="string" office:string-value="1111" calcext:value-type="string">
            <text:p>1111</text:p>
          </table:table-cell>
          <table:table-cell table:formula="of:=IF((LEN([.L377])&lt;4);REPT(0;4-LEN([.L377]))&amp;[.L377];[.L37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78]+0.5)*15" office:value-type="float" office:value="7.5" calcext:value-type="float">
            <text:p>8</text:p>
          </table:table-cell>
          <table:table-cell table:formula="of:=DEC2BIN([.B378])" office:value-type="string" office:string-value="111" calcext:value-type="string">
            <text:p>111</text:p>
          </table:table-cell>
          <table:table-cell table:formula="of:=IF((LEN([.C378])&lt;4);REPT(0;4-LEN([.C378]))&amp;[.C378];[.C3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378]+1)*8" office:value-type="float" office:value="9.25" calcext:value-type="float">
            <text:p>9</text:p>
          </table:table-cell>
          <table:table-cell table:formula="of:=DEC2BIN([.K378])" office:value-type="string" office:string-value="1001" calcext:value-type="string">
            <text:p>1001</text:p>
          </table:table-cell>
          <table:table-cell table:formula="of:=IF((LEN([.L378])&lt;4);REPT(0;4-LEN([.L378]))&amp;[.L378];[.L37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79]+0.5)*15" office:value-type="float" office:value="7.5" calcext:value-type="float">
            <text:p>8</text:p>
          </table:table-cell>
          <table:table-cell table:formula="of:=DEC2BIN([.B379])" office:value-type="string" office:string-value="111" calcext:value-type="string">
            <text:p>111</text:p>
          </table:table-cell>
          <table:table-cell table:formula="of:=IF((LEN([.C379])&lt;4);REPT(0;4-LEN([.C379]))&amp;[.C379];[.C3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379]+1)*8" office:value-type="float" office:value="2.40625" calcext:value-type="float">
            <text:p>2</text:p>
          </table:table-cell>
          <table:table-cell table:formula="of:=DEC2BIN([.K379])" office:value-type="string" office:string-value="10" calcext:value-type="string">
            <text:p>10</text:p>
          </table:table-cell>
          <table:table-cell table:formula="of:=IF((LEN([.L379])&lt;4);REPT(0;4-LEN([.L379]))&amp;[.L379];[.L37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380]+0.5)*15" office:value-type="float" office:value="7.5" calcext:value-type="float">
            <text:p>8</text:p>
          </table:table-cell>
          <table:table-cell table:formula="of:=DEC2BIN([.B380])" office:value-type="string" office:string-value="111" calcext:value-type="string">
            <text:p>111</text:p>
          </table:table-cell>
          <table:table-cell table:formula="of:=IF((LEN([.C380])&lt;4);REPT(0;4-LEN([.C380]))&amp;[.C380];[.C3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380]+1)*8" office:value-type="float" office:value="7.375" calcext:value-type="float">
            <text:p>7</text:p>
          </table:table-cell>
          <table:table-cell table:formula="of:=DEC2BIN([.K380])" office:value-type="string" office:string-value="111" calcext:value-type="string">
            <text:p>111</text:p>
          </table:table-cell>
          <table:table-cell table:formula="of:=IF((LEN([.L380])&lt;4);REPT(0;4-LEN([.L380]))&amp;[.L380];[.L38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81]+0.5)*15" office:value-type="float" office:value="7.5" calcext:value-type="float">
            <text:p>8</text:p>
          </table:table-cell>
          <table:table-cell table:formula="of:=DEC2BIN([.B381])" office:value-type="string" office:string-value="111" calcext:value-type="string">
            <text:p>111</text:p>
          </table:table-cell>
          <table:table-cell table:formula="of:=IF((LEN([.C381])&lt;4);REPT(0;4-LEN([.C381]))&amp;[.C381];[.C3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381]+1)*8" office:value-type="float" office:value="9.3125" calcext:value-type="float">
            <text:p>9</text:p>
          </table:table-cell>
          <table:table-cell table:formula="of:=DEC2BIN([.K381])" office:value-type="string" office:string-value="1001" calcext:value-type="string">
            <text:p>1001</text:p>
          </table:table-cell>
          <table:table-cell table:formula="of:=IF((LEN([.L381])&lt;4);REPT(0;4-LEN([.L381]))&amp;[.L381];[.L38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82]+0.5)*15" office:value-type="float" office:value="7.5" calcext:value-type="float">
            <text:p>8</text:p>
          </table:table-cell>
          <table:table-cell table:formula="of:=DEC2BIN([.B382])" office:value-type="string" office:string-value="111" calcext:value-type="string">
            <text:p>111</text:p>
          </table:table-cell>
          <table:table-cell table:formula="of:=IF((LEN([.C382])&lt;4);REPT(0;4-LEN([.C382]))&amp;[.C382];[.C3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382]+1)*8" office:value-type="float" office:value="7.40625" calcext:value-type="float">
            <text:p>7</text:p>
          </table:table-cell>
          <table:table-cell table:formula="of:=DEC2BIN([.K382])" office:value-type="string" office:string-value="111" calcext:value-type="string">
            <text:p>111</text:p>
          </table:table-cell>
          <table:table-cell table:formula="of:=IF((LEN([.L382])&lt;4);REPT(0;4-LEN([.L382]))&amp;[.L382];[.L38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383]+0.5)*15" office:value-type="float" office:value="7.5" calcext:value-type="float">
            <text:p>8</text:p>
          </table:table-cell>
          <table:table-cell table:formula="of:=DEC2BIN([.B383])" office:value-type="string" office:string-value="111" calcext:value-type="string">
            <text:p>111</text:p>
          </table:table-cell>
          <table:table-cell table:formula="of:=IF((LEN([.C383])&lt;4);REPT(0;4-LEN([.C383]))&amp;[.C383];[.C3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383]+1)*8" office:value-type="float" office:value="4.8125" calcext:value-type="float">
            <text:p>5</text:p>
          </table:table-cell>
          <table:table-cell table:formula="of:=DEC2BIN([.K383])" office:value-type="string" office:string-value="100" calcext:value-type="string">
            <text:p>100</text:p>
          </table:table-cell>
          <table:table-cell table:formula="of:=IF((LEN([.L383])&lt;4);REPT(0;4-LEN([.L383]))&amp;[.L383];[.L38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384]+0.5)*15" office:value-type="float" office:value="7.5" calcext:value-type="float">
            <text:p>8</text:p>
          </table:table-cell>
          <table:table-cell table:formula="of:=DEC2BIN([.B384])" office:value-type="string" office:string-value="111" calcext:value-type="string">
            <text:p>111</text:p>
          </table:table-cell>
          <table:table-cell table:formula="of:=IF((LEN([.C384])&lt;4);REPT(0;4-LEN([.C384]))&amp;[.C384];[.C3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384]+1)*8" office:value-type="float" office:value="6.8125" calcext:value-type="float">
            <text:p>7</text:p>
          </table:table-cell>
          <table:table-cell table:formula="of:=DEC2BIN([.K384])" office:value-type="string" office:string-value="110" calcext:value-type="string">
            <text:p>110</text:p>
          </table:table-cell>
          <table:table-cell table:formula="of:=IF((LEN([.L384])&lt;4);REPT(0;4-LEN([.L384]))&amp;[.L384];[.L38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85]+0.5)*15" office:value-type="float" office:value="7.5" calcext:value-type="float">
            <text:p>8</text:p>
          </table:table-cell>
          <table:table-cell table:formula="of:=DEC2BIN([.B385])" office:value-type="string" office:string-value="111" calcext:value-type="string">
            <text:p>111</text:p>
          </table:table-cell>
          <table:table-cell table:formula="of:=IF((LEN([.C385])&lt;4);REPT(0;4-LEN([.C385]))&amp;[.C385];[.C3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385]+1)*8" office:value-type="float" office:value="15.15625" calcext:value-type="float">
            <text:p>15</text:p>
          </table:table-cell>
          <table:table-cell table:formula="of:=DEC2BIN([.K385])" office:value-type="string" office:string-value="1111" calcext:value-type="string">
            <text:p>1111</text:p>
          </table:table-cell>
          <table:table-cell table:formula="of:=IF((LEN([.L385])&lt;4);REPT(0;4-LEN([.L385]))&amp;[.L385];[.L38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86]+0.5)*15" office:value-type="float" office:value="7.5" calcext:value-type="float">
            <text:p>8</text:p>
          </table:table-cell>
          <table:table-cell table:formula="of:=DEC2BIN([.B386])" office:value-type="string" office:string-value="111" calcext:value-type="string">
            <text:p>111</text:p>
          </table:table-cell>
          <table:table-cell table:formula="of:=IF((LEN([.C386])&lt;4);REPT(0;4-LEN([.C386]))&amp;[.C386];[.C3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386]+1)*8" office:value-type="float" office:value="9.28125" calcext:value-type="float">
            <text:p>9</text:p>
          </table:table-cell>
          <table:table-cell table:formula="of:=DEC2BIN([.K386])" office:value-type="string" office:string-value="1001" calcext:value-type="string">
            <text:p>1001</text:p>
          </table:table-cell>
          <table:table-cell table:formula="of:=IF((LEN([.L386])&lt;4);REPT(0;4-LEN([.L386]))&amp;[.L386];[.L38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87]+0.5)*15" office:value-type="float" office:value="7.5" calcext:value-type="float">
            <text:p>8</text:p>
          </table:table-cell>
          <table:table-cell table:formula="of:=DEC2BIN([.B387])" office:value-type="string" office:string-value="111" calcext:value-type="string">
            <text:p>111</text:p>
          </table:table-cell>
          <table:table-cell table:formula="of:=IF((LEN([.C387])&lt;4);REPT(0;4-LEN([.C387]))&amp;[.C387];[.C3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387]+1)*8" office:value-type="float" office:value="0.28125" calcext:value-type="float">
            <text:p>0</text:p>
          </table:table-cell>
          <table:table-cell table:formula="of:=DEC2BIN([.K387])" office:value-type="string" office:string-value="0" calcext:value-type="string">
            <text:p>0</text:p>
          </table:table-cell>
          <table:table-cell table:formula="of:=IF((LEN([.L387])&lt;4);REPT(0;4-LEN([.L387]))&amp;[.L387];[.L38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88]+0.5)*15" office:value-type="float" office:value="7.5" calcext:value-type="float">
            <text:p>8</text:p>
          </table:table-cell>
          <table:table-cell table:formula="of:=DEC2BIN([.B388])" office:value-type="string" office:string-value="111" calcext:value-type="string">
            <text:p>111</text:p>
          </table:table-cell>
          <table:table-cell table:formula="of:=IF((LEN([.C388])&lt;4);REPT(0;4-LEN([.C388]))&amp;[.C388];[.C3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388]+1)*8" office:value-type="float" office:value="6.75" calcext:value-type="float">
            <text:p>7</text:p>
          </table:table-cell>
          <table:table-cell table:formula="of:=DEC2BIN([.K388])" office:value-type="string" office:string-value="110" calcext:value-type="string">
            <text:p>110</text:p>
          </table:table-cell>
          <table:table-cell table:formula="of:=IF((LEN([.L388])&lt;4);REPT(0;4-LEN([.L388]))&amp;[.L388];[.L38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89]+0.5)*15" office:value-type="float" office:value="7.5" calcext:value-type="float">
            <text:p>8</text:p>
          </table:table-cell>
          <table:table-cell table:formula="of:=DEC2BIN([.B389])" office:value-type="string" office:string-value="111" calcext:value-type="string">
            <text:p>111</text:p>
          </table:table-cell>
          <table:table-cell table:formula="of:=IF((LEN([.C389])&lt;4);REPT(0;4-LEN([.C389]))&amp;[.C389];[.C3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389]+1)*8" office:value-type="float" office:value="13.59375" calcext:value-type="float">
            <text:p>14</text:p>
          </table:table-cell>
          <table:table-cell table:formula="of:=DEC2BIN([.K389])" office:value-type="string" office:string-value="1101" calcext:value-type="string">
            <text:p>1101</text:p>
          </table:table-cell>
          <table:table-cell table:formula="of:=IF((LEN([.L389])&lt;4);REPT(0;4-LEN([.L389]))&amp;[.L389];[.L38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390]+0.5)*15" office:value-type="float" office:value="7.5" calcext:value-type="float">
            <text:p>8</text:p>
          </table:table-cell>
          <table:table-cell table:formula="of:=DEC2BIN([.B390])" office:value-type="string" office:string-value="111" calcext:value-type="string">
            <text:p>111</text:p>
          </table:table-cell>
          <table:table-cell table:formula="of:=IF((LEN([.C390])&lt;4);REPT(0;4-LEN([.C390]))&amp;[.C390];[.C3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390]+1)*8" office:value-type="float" office:value="8.625" calcext:value-type="float">
            <text:p>9</text:p>
          </table:table-cell>
          <table:table-cell table:formula="of:=DEC2BIN([.K390])" office:value-type="string" office:string-value="1000" calcext:value-type="string">
            <text:p>1000</text:p>
          </table:table-cell>
          <table:table-cell table:formula="of:=IF((LEN([.L390])&lt;4);REPT(0;4-LEN([.L390]))&amp;[.L390];[.L39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91]+0.5)*15" office:value-type="float" office:value="7.5" calcext:value-type="float">
            <text:p>8</text:p>
          </table:table-cell>
          <table:table-cell table:formula="of:=DEC2BIN([.B391])" office:value-type="string" office:string-value="111" calcext:value-type="string">
            <text:p>111</text:p>
          </table:table-cell>
          <table:table-cell table:formula="of:=IF((LEN([.C391])&lt;4);REPT(0;4-LEN([.C391]))&amp;[.C391];[.C3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391]+1)*8" office:value-type="float" office:value="6.6875" calcext:value-type="float">
            <text:p>7</text:p>
          </table:table-cell>
          <table:table-cell table:formula="of:=DEC2BIN([.K391])" office:value-type="string" office:string-value="110" calcext:value-type="string">
            <text:p>110</text:p>
          </table:table-cell>
          <table:table-cell table:formula="of:=IF((LEN([.L391])&lt;4);REPT(0;4-LEN([.L391]))&amp;[.L391];[.L39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92]+0.5)*15" office:value-type="float" office:value="7.5" calcext:value-type="float">
            <text:p>8</text:p>
          </table:table-cell>
          <table:table-cell table:formula="of:=DEC2BIN([.B392])" office:value-type="string" office:string-value="111" calcext:value-type="string">
            <text:p>111</text:p>
          </table:table-cell>
          <table:table-cell table:formula="of:=IF((LEN([.C392])&lt;4);REPT(0;4-LEN([.C392]))&amp;[.C392];[.C3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392]+1)*8" office:value-type="float" office:value="8.59375" calcext:value-type="float">
            <text:p>9</text:p>
          </table:table-cell>
          <table:table-cell table:formula="of:=DEC2BIN([.K392])" office:value-type="string" office:string-value="1000" calcext:value-type="string">
            <text:p>1000</text:p>
          </table:table-cell>
          <table:table-cell table:formula="of:=IF((LEN([.L392])&lt;4);REPT(0;4-LEN([.L392]))&amp;[.L392];[.L39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393]+0.5)*15" office:value-type="float" office:value="7.5" calcext:value-type="float">
            <text:p>8</text:p>
          </table:table-cell>
          <table:table-cell table:formula="of:=DEC2BIN([.B393])" office:value-type="string" office:string-value="111" calcext:value-type="string">
            <text:p>111</text:p>
          </table:table-cell>
          <table:table-cell table:formula="of:=IF((LEN([.C393])&lt;4);REPT(0;4-LEN([.C393]))&amp;[.C393];[.C3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393]+1)*8" office:value-type="float" office:value="11.1875" calcext:value-type="float">
            <text:p>11</text:p>
          </table:table-cell>
          <table:table-cell table:formula="of:=DEC2BIN([.K393])" office:value-type="string" office:string-value="1011" calcext:value-type="string">
            <text:p>1011</text:p>
          </table:table-cell>
          <table:table-cell table:formula="of:=IF((LEN([.L393])&lt;4);REPT(0;4-LEN([.L393]))&amp;[.L393];[.L39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394]+0.5)*15" office:value-type="float" office:value="7.5" calcext:value-type="float">
            <text:p>8</text:p>
          </table:table-cell>
          <table:table-cell table:formula="of:=DEC2BIN([.B394])" office:value-type="string" office:string-value="111" calcext:value-type="string">
            <text:p>111</text:p>
          </table:table-cell>
          <table:table-cell table:formula="of:=IF((LEN([.C394])&lt;4);REPT(0;4-LEN([.C394]))&amp;[.C394];[.C3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394]+1)*8" office:value-type="float" office:value="9.1875" calcext:value-type="float">
            <text:p>9</text:p>
          </table:table-cell>
          <table:table-cell table:formula="of:=DEC2BIN([.K394])" office:value-type="string" office:string-value="1001" calcext:value-type="string">
            <text:p>1001</text:p>
          </table:table-cell>
          <table:table-cell table:formula="of:=IF((LEN([.L394])&lt;4);REPT(0;4-LEN([.L394]))&amp;[.L394];[.L39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95]+0.5)*15" office:value-type="float" office:value="7.5" calcext:value-type="float">
            <text:p>8</text:p>
          </table:table-cell>
          <table:table-cell table:formula="of:=DEC2BIN([.B395])" office:value-type="string" office:string-value="111" calcext:value-type="string">
            <text:p>111</text:p>
          </table:table-cell>
          <table:table-cell table:formula="of:=IF((LEN([.C395])&lt;4);REPT(0;4-LEN([.C395]))&amp;[.C395];[.C3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395]+1)*8" office:value-type="float" office:value="0.84375" calcext:value-type="float">
            <text:p>1</text:p>
          </table:table-cell>
          <table:table-cell table:formula="of:=DEC2BIN([.K395])" office:value-type="string" office:string-value="0" calcext:value-type="string">
            <text:p>0</text:p>
          </table:table-cell>
          <table:table-cell table:formula="of:=IF((LEN([.L395])&lt;4);REPT(0;4-LEN([.L395]))&amp;[.L395];[.L39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396]+0.5)*15" office:value-type="float" office:value="7.5" calcext:value-type="float">
            <text:p>8</text:p>
          </table:table-cell>
          <table:table-cell table:formula="of:=DEC2BIN([.B396])" office:value-type="string" office:string-value="111" calcext:value-type="string">
            <text:p>111</text:p>
          </table:table-cell>
          <table:table-cell table:formula="of:=IF((LEN([.C396])&lt;4);REPT(0;4-LEN([.C396]))&amp;[.C396];[.C3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396]+1)*8" office:value-type="float" office:value="6.71875" calcext:value-type="float">
            <text:p>7</text:p>
          </table:table-cell>
          <table:table-cell table:formula="of:=DEC2BIN([.K396])" office:value-type="string" office:string-value="110" calcext:value-type="string">
            <text:p>110</text:p>
          </table:table-cell>
          <table:table-cell table:formula="of:=IF((LEN([.L396])&lt;4);REPT(0;4-LEN([.L396]))&amp;[.L396];[.L39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397]+0.5)*15" office:value-type="float" office:value="7.5" calcext:value-type="float">
            <text:p>8</text:p>
          </table:table-cell>
          <table:table-cell table:formula="of:=DEC2BIN([.B397])" office:value-type="string" office:string-value="111" calcext:value-type="string">
            <text:p>111</text:p>
          </table:table-cell>
          <table:table-cell table:formula="of:=IF((LEN([.C397])&lt;4);REPT(0;4-LEN([.C397]))&amp;[.C397];[.C3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397]+1)*8" office:value-type="float" office:value="15.71875" calcext:value-type="float">
            <text:p>16</text:p>
          </table:table-cell>
          <table:table-cell table:formula="of:=DEC2BIN([.K397])" office:value-type="string" office:string-value="1111" calcext:value-type="string">
            <text:p>1111</text:p>
          </table:table-cell>
          <table:table-cell table:formula="of:=IF((LEN([.L397])&lt;4);REPT(0;4-LEN([.L397]))&amp;[.L397];[.L39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398]+0.5)*15" office:value-type="float" office:value="7.5" calcext:value-type="float">
            <text:p>8</text:p>
          </table:table-cell>
          <table:table-cell table:formula="of:=DEC2BIN([.B398])" office:value-type="string" office:string-value="111" calcext:value-type="string">
            <text:p>111</text:p>
          </table:table-cell>
          <table:table-cell table:formula="of:=IF((LEN([.C398])&lt;4);REPT(0;4-LEN([.C398]))&amp;[.C398];[.C3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398]+1)*8" office:value-type="float" office:value="9.25" calcext:value-type="float">
            <text:p>9</text:p>
          </table:table-cell>
          <table:table-cell table:formula="of:=DEC2BIN([.K398])" office:value-type="string" office:string-value="1001" calcext:value-type="string">
            <text:p>1001</text:p>
          </table:table-cell>
          <table:table-cell table:formula="of:=IF((LEN([.L398])&lt;4);REPT(0;4-LEN([.L398]))&amp;[.L398];[.L39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399]+0.5)*15" office:value-type="float" office:value="7.5" calcext:value-type="float">
            <text:p>8</text:p>
          </table:table-cell>
          <table:table-cell table:formula="of:=DEC2BIN([.B399])" office:value-type="string" office:string-value="111" calcext:value-type="string">
            <text:p>111</text:p>
          </table:table-cell>
          <table:table-cell table:formula="of:=IF((LEN([.C399])&lt;4);REPT(0;4-LEN([.C399]))&amp;[.C399];[.C3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399]+1)*8" office:value-type="float" office:value="2.40625" calcext:value-type="float">
            <text:p>2</text:p>
          </table:table-cell>
          <table:table-cell table:formula="of:=DEC2BIN([.K399])" office:value-type="string" office:string-value="10" calcext:value-type="string">
            <text:p>10</text:p>
          </table:table-cell>
          <table:table-cell table:formula="of:=IF((LEN([.L399])&lt;4);REPT(0;4-LEN([.L399]))&amp;[.L399];[.L39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400]+0.5)*15" office:value-type="float" office:value="7.5" calcext:value-type="float">
            <text:p>8</text:p>
          </table:table-cell>
          <table:table-cell table:formula="of:=DEC2BIN([.B400])" office:value-type="string" office:string-value="111" calcext:value-type="string">
            <text:p>111</text:p>
          </table:table-cell>
          <table:table-cell table:formula="of:=IF((LEN([.C400])&lt;4);REPT(0;4-LEN([.C400]))&amp;[.C400];[.C4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400]+1)*8" office:value-type="float" office:value="7.375" calcext:value-type="float">
            <text:p>7</text:p>
          </table:table-cell>
          <table:table-cell table:formula="of:=DEC2BIN([.K400])" office:value-type="string" office:string-value="111" calcext:value-type="string">
            <text:p>111</text:p>
          </table:table-cell>
          <table:table-cell table:formula="of:=IF((LEN([.L400])&lt;4);REPT(0;4-LEN([.L400]))&amp;[.L400];[.L40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01]+0.5)*15" office:value-type="float" office:value="7.5" calcext:value-type="float">
            <text:p>8</text:p>
          </table:table-cell>
          <table:table-cell table:formula="of:=DEC2BIN([.B401])" office:value-type="string" office:string-value="111" calcext:value-type="string">
            <text:p>111</text:p>
          </table:table-cell>
          <table:table-cell table:formula="of:=IF((LEN([.C401])&lt;4);REPT(0;4-LEN([.C401]))&amp;[.C401];[.C4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401]+1)*8" office:value-type="float" office:value="9.3125" calcext:value-type="float">
            <text:p>9</text:p>
          </table:table-cell>
          <table:table-cell table:formula="of:=DEC2BIN([.K401])" office:value-type="string" office:string-value="1001" calcext:value-type="string">
            <text:p>1001</text:p>
          </table:table-cell>
          <table:table-cell table:formula="of:=IF((LEN([.L401])&lt;4);REPT(0;4-LEN([.L401]))&amp;[.L401];[.L40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02]+0.5)*15" office:value-type="float" office:value="7.5" calcext:value-type="float">
            <text:p>8</text:p>
          </table:table-cell>
          <table:table-cell table:formula="of:=DEC2BIN([.B402])" office:value-type="string" office:string-value="111" calcext:value-type="string">
            <text:p>111</text:p>
          </table:table-cell>
          <table:table-cell table:formula="of:=IF((LEN([.C402])&lt;4);REPT(0;4-LEN([.C402]))&amp;[.C402];[.C4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402]+1)*8" office:value-type="float" office:value="7.40625" calcext:value-type="float">
            <text:p>7</text:p>
          </table:table-cell>
          <table:table-cell table:formula="of:=DEC2BIN([.K402])" office:value-type="string" office:string-value="111" calcext:value-type="string">
            <text:p>111</text:p>
          </table:table-cell>
          <table:table-cell table:formula="of:=IF((LEN([.L402])&lt;4);REPT(0;4-LEN([.L402]))&amp;[.L402];[.L40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03]+0.5)*15" office:value-type="float" office:value="7.5" calcext:value-type="float">
            <text:p>8</text:p>
          </table:table-cell>
          <table:table-cell table:formula="of:=DEC2BIN([.B403])" office:value-type="string" office:string-value="111" calcext:value-type="string">
            <text:p>111</text:p>
          </table:table-cell>
          <table:table-cell table:formula="of:=IF((LEN([.C403])&lt;4);REPT(0;4-LEN([.C403]))&amp;[.C403];[.C4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403]+1)*8" office:value-type="float" office:value="4.8125" calcext:value-type="float">
            <text:p>5</text:p>
          </table:table-cell>
          <table:table-cell table:formula="of:=DEC2BIN([.K403])" office:value-type="string" office:string-value="100" calcext:value-type="string">
            <text:p>100</text:p>
          </table:table-cell>
          <table:table-cell table:formula="of:=IF((LEN([.L403])&lt;4);REPT(0;4-LEN([.L403]))&amp;[.L403];[.L40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404]+0.5)*15" office:value-type="float" office:value="7.5" calcext:value-type="float">
            <text:p>8</text:p>
          </table:table-cell>
          <table:table-cell table:formula="of:=DEC2BIN([.B404])" office:value-type="string" office:string-value="111" calcext:value-type="string">
            <text:p>111</text:p>
          </table:table-cell>
          <table:table-cell table:formula="of:=IF((LEN([.C404])&lt;4);REPT(0;4-LEN([.C404]))&amp;[.C404];[.C4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404]+1)*8" office:value-type="float" office:value="6.8125" calcext:value-type="float">
            <text:p>7</text:p>
          </table:table-cell>
          <table:table-cell table:formula="of:=DEC2BIN([.K404])" office:value-type="string" office:string-value="110" calcext:value-type="string">
            <text:p>110</text:p>
          </table:table-cell>
          <table:table-cell table:formula="of:=IF((LEN([.L404])&lt;4);REPT(0;4-LEN([.L404]))&amp;[.L404];[.L40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05]+0.5)*15" office:value-type="float" office:value="7.5" calcext:value-type="float">
            <text:p>8</text:p>
          </table:table-cell>
          <table:table-cell table:formula="of:=DEC2BIN([.B405])" office:value-type="string" office:string-value="111" calcext:value-type="string">
            <text:p>111</text:p>
          </table:table-cell>
          <table:table-cell table:formula="of:=IF((LEN([.C405])&lt;4);REPT(0;4-LEN([.C405]))&amp;[.C405];[.C4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405]+1)*8" office:value-type="float" office:value="15.15625" calcext:value-type="float">
            <text:p>15</text:p>
          </table:table-cell>
          <table:table-cell table:formula="of:=DEC2BIN([.K405])" office:value-type="string" office:string-value="1111" calcext:value-type="string">
            <text:p>1111</text:p>
          </table:table-cell>
          <table:table-cell table:formula="of:=IF((LEN([.L405])&lt;4);REPT(0;4-LEN([.L405]))&amp;[.L405];[.L40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06]+0.5)*15" office:value-type="float" office:value="7.5" calcext:value-type="float">
            <text:p>8</text:p>
          </table:table-cell>
          <table:table-cell table:formula="of:=DEC2BIN([.B406])" office:value-type="string" office:string-value="111" calcext:value-type="string">
            <text:p>111</text:p>
          </table:table-cell>
          <table:table-cell table:formula="of:=IF((LEN([.C406])&lt;4);REPT(0;4-LEN([.C406]))&amp;[.C406];[.C4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406]+1)*8" office:value-type="float" office:value="9.28125" calcext:value-type="float">
            <text:p>9</text:p>
          </table:table-cell>
          <table:table-cell table:formula="of:=DEC2BIN([.K406])" office:value-type="string" office:string-value="1001" calcext:value-type="string">
            <text:p>1001</text:p>
          </table:table-cell>
          <table:table-cell table:formula="of:=IF((LEN([.L406])&lt;4);REPT(0;4-LEN([.L406]))&amp;[.L406];[.L40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07]+0.5)*15" office:value-type="float" office:value="7.5" calcext:value-type="float">
            <text:p>8</text:p>
          </table:table-cell>
          <table:table-cell table:formula="of:=DEC2BIN([.B407])" office:value-type="string" office:string-value="111" calcext:value-type="string">
            <text:p>111</text:p>
          </table:table-cell>
          <table:table-cell table:formula="of:=IF((LEN([.C407])&lt;4);REPT(0;4-LEN([.C407]))&amp;[.C407];[.C4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407]+1)*8" office:value-type="float" office:value="0.28125" calcext:value-type="float">
            <text:p>0</text:p>
          </table:table-cell>
          <table:table-cell table:formula="of:=DEC2BIN([.K407])" office:value-type="string" office:string-value="0" calcext:value-type="string">
            <text:p>0</text:p>
          </table:table-cell>
          <table:table-cell table:formula="of:=IF((LEN([.L407])&lt;4);REPT(0;4-LEN([.L407]))&amp;[.L407];[.L40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408]+0.5)*15" office:value-type="float" office:value="7.5" calcext:value-type="float">
            <text:p>8</text:p>
          </table:table-cell>
          <table:table-cell table:formula="of:=DEC2BIN([.B408])" office:value-type="string" office:string-value="111" calcext:value-type="string">
            <text:p>111</text:p>
          </table:table-cell>
          <table:table-cell table:formula="of:=IF((LEN([.C408])&lt;4);REPT(0;4-LEN([.C408]))&amp;[.C408];[.C4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408]+1)*8" office:value-type="float" office:value="6.75" calcext:value-type="float">
            <text:p>7</text:p>
          </table:table-cell>
          <table:table-cell table:formula="of:=DEC2BIN([.K408])" office:value-type="string" office:string-value="110" calcext:value-type="string">
            <text:p>110</text:p>
          </table:table-cell>
          <table:table-cell table:formula="of:=IF((LEN([.L408])&lt;4);REPT(0;4-LEN([.L408]))&amp;[.L408];[.L40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09]+0.5)*15" office:value-type="float" office:value="7.5" calcext:value-type="float">
            <text:p>8</text:p>
          </table:table-cell>
          <table:table-cell table:formula="of:=DEC2BIN([.B409])" office:value-type="string" office:string-value="111" calcext:value-type="string">
            <text:p>111</text:p>
          </table:table-cell>
          <table:table-cell table:formula="of:=IF((LEN([.C409])&lt;4);REPT(0;4-LEN([.C409]))&amp;[.C409];[.C4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409]+1)*8" office:value-type="float" office:value="13.59375" calcext:value-type="float">
            <text:p>14</text:p>
          </table:table-cell>
          <table:table-cell table:formula="of:=DEC2BIN([.K409])" office:value-type="string" office:string-value="1101" calcext:value-type="string">
            <text:p>1101</text:p>
          </table:table-cell>
          <table:table-cell table:formula="of:=IF((LEN([.L409])&lt;4);REPT(0;4-LEN([.L409]))&amp;[.L409];[.L40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410]+0.5)*15" office:value-type="float" office:value="7.5" calcext:value-type="float">
            <text:p>8</text:p>
          </table:table-cell>
          <table:table-cell table:formula="of:=DEC2BIN([.B410])" office:value-type="string" office:string-value="111" calcext:value-type="string">
            <text:p>111</text:p>
          </table:table-cell>
          <table:table-cell table:formula="of:=IF((LEN([.C410])&lt;4);REPT(0;4-LEN([.C410]))&amp;[.C410];[.C4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410]+1)*8" office:value-type="float" office:value="8.625" calcext:value-type="float">
            <text:p>9</text:p>
          </table:table-cell>
          <table:table-cell table:formula="of:=DEC2BIN([.K410])" office:value-type="string" office:string-value="1000" calcext:value-type="string">
            <text:p>1000</text:p>
          </table:table-cell>
          <table:table-cell table:formula="of:=IF((LEN([.L410])&lt;4);REPT(0;4-LEN([.L410]))&amp;[.L410];[.L41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11]+0.5)*15" office:value-type="float" office:value="7.5" calcext:value-type="float">
            <text:p>8</text:p>
          </table:table-cell>
          <table:table-cell table:formula="of:=DEC2BIN([.B411])" office:value-type="string" office:string-value="111" calcext:value-type="string">
            <text:p>111</text:p>
          </table:table-cell>
          <table:table-cell table:formula="of:=IF((LEN([.C411])&lt;4);REPT(0;4-LEN([.C411]))&amp;[.C411];[.C4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411]+1)*8" office:value-type="float" office:value="6.6875" calcext:value-type="float">
            <text:p>7</text:p>
          </table:table-cell>
          <table:table-cell table:formula="of:=DEC2BIN([.K411])" office:value-type="string" office:string-value="110" calcext:value-type="string">
            <text:p>110</text:p>
          </table:table-cell>
          <table:table-cell table:formula="of:=IF((LEN([.L411])&lt;4);REPT(0;4-LEN([.L411]))&amp;[.L411];[.L41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12]+0.5)*15" office:value-type="float" office:value="7.5" calcext:value-type="float">
            <text:p>8</text:p>
          </table:table-cell>
          <table:table-cell table:formula="of:=DEC2BIN([.B412])" office:value-type="string" office:string-value="111" calcext:value-type="string">
            <text:p>111</text:p>
          </table:table-cell>
          <table:table-cell table:formula="of:=IF((LEN([.C412])&lt;4);REPT(0;4-LEN([.C412]))&amp;[.C412];[.C4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412]+1)*8" office:value-type="float" office:value="8.59375" calcext:value-type="float">
            <text:p>9</text:p>
          </table:table-cell>
          <table:table-cell table:formula="of:=DEC2BIN([.K412])" office:value-type="string" office:string-value="1000" calcext:value-type="string">
            <text:p>1000</text:p>
          </table:table-cell>
          <table:table-cell table:formula="of:=IF((LEN([.L412])&lt;4);REPT(0;4-LEN([.L412]))&amp;[.L412];[.L41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13]+0.5)*15" office:value-type="float" office:value="7.5" calcext:value-type="float">
            <text:p>8</text:p>
          </table:table-cell>
          <table:table-cell table:formula="of:=DEC2BIN([.B413])" office:value-type="string" office:string-value="111" calcext:value-type="string">
            <text:p>111</text:p>
          </table:table-cell>
          <table:table-cell table:formula="of:=IF((LEN([.C413])&lt;4);REPT(0;4-LEN([.C413]))&amp;[.C413];[.C4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413]+1)*8" office:value-type="float" office:value="11.1875" calcext:value-type="float">
            <text:p>11</text:p>
          </table:table-cell>
          <table:table-cell table:formula="of:=DEC2BIN([.K413])" office:value-type="string" office:string-value="1011" calcext:value-type="string">
            <text:p>1011</text:p>
          </table:table-cell>
          <table:table-cell table:formula="of:=IF((LEN([.L413])&lt;4);REPT(0;4-LEN([.L413]))&amp;[.L413];[.L41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414]+0.5)*15" office:value-type="float" office:value="7.5" calcext:value-type="float">
            <text:p>8</text:p>
          </table:table-cell>
          <table:table-cell table:formula="of:=DEC2BIN([.B414])" office:value-type="string" office:string-value="111" calcext:value-type="string">
            <text:p>111</text:p>
          </table:table-cell>
          <table:table-cell table:formula="of:=IF((LEN([.C414])&lt;4);REPT(0;4-LEN([.C414]))&amp;[.C414];[.C4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414]+1)*8" office:value-type="float" office:value="9.1875" calcext:value-type="float">
            <text:p>9</text:p>
          </table:table-cell>
          <table:table-cell table:formula="of:=DEC2BIN([.K414])" office:value-type="string" office:string-value="1001" calcext:value-type="string">
            <text:p>1001</text:p>
          </table:table-cell>
          <table:table-cell table:formula="of:=IF((LEN([.L414])&lt;4);REPT(0;4-LEN([.L414]))&amp;[.L414];[.L41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15]+0.5)*15" office:value-type="float" office:value="7.5" calcext:value-type="float">
            <text:p>8</text:p>
          </table:table-cell>
          <table:table-cell table:formula="of:=DEC2BIN([.B415])" office:value-type="string" office:string-value="111" calcext:value-type="string">
            <text:p>111</text:p>
          </table:table-cell>
          <table:table-cell table:formula="of:=IF((LEN([.C415])&lt;4);REPT(0;4-LEN([.C415]))&amp;[.C415];[.C4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415]+1)*8" office:value-type="float" office:value="0.84375" calcext:value-type="float">
            <text:p>1</text:p>
          </table:table-cell>
          <table:table-cell table:formula="of:=DEC2BIN([.K415])" office:value-type="string" office:string-value="0" calcext:value-type="string">
            <text:p>0</text:p>
          </table:table-cell>
          <table:table-cell table:formula="of:=IF((LEN([.L415])&lt;4);REPT(0;4-LEN([.L415]))&amp;[.L415];[.L41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416]+0.5)*15" office:value-type="float" office:value="7.5" calcext:value-type="float">
            <text:p>8</text:p>
          </table:table-cell>
          <table:table-cell table:formula="of:=DEC2BIN([.B416])" office:value-type="string" office:string-value="111" calcext:value-type="string">
            <text:p>111</text:p>
          </table:table-cell>
          <table:table-cell table:formula="of:=IF((LEN([.C416])&lt;4);REPT(0;4-LEN([.C416]))&amp;[.C416];[.C4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416]+1)*8" office:value-type="float" office:value="6.71875" calcext:value-type="float">
            <text:p>7</text:p>
          </table:table-cell>
          <table:table-cell table:formula="of:=DEC2BIN([.K416])" office:value-type="string" office:string-value="110" calcext:value-type="string">
            <text:p>110</text:p>
          </table:table-cell>
          <table:table-cell table:formula="of:=IF((LEN([.L416])&lt;4);REPT(0;4-LEN([.L416]))&amp;[.L416];[.L41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17]+0.5)*15" office:value-type="float" office:value="7.5" calcext:value-type="float">
            <text:p>8</text:p>
          </table:table-cell>
          <table:table-cell table:formula="of:=DEC2BIN([.B417])" office:value-type="string" office:string-value="111" calcext:value-type="string">
            <text:p>111</text:p>
          </table:table-cell>
          <table:table-cell table:formula="of:=IF((LEN([.C417])&lt;4);REPT(0;4-LEN([.C417]))&amp;[.C417];[.C4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417]+1)*8" office:value-type="float" office:value="15.71875" calcext:value-type="float">
            <text:p>16</text:p>
          </table:table-cell>
          <table:table-cell table:formula="of:=DEC2BIN([.K417])" office:value-type="string" office:string-value="1111" calcext:value-type="string">
            <text:p>1111</text:p>
          </table:table-cell>
          <table:table-cell table:formula="of:=IF((LEN([.L417])&lt;4);REPT(0;4-LEN([.L417]))&amp;[.L417];[.L41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18]+0.5)*15" office:value-type="float" office:value="7.5" calcext:value-type="float">
            <text:p>8</text:p>
          </table:table-cell>
          <table:table-cell table:formula="of:=DEC2BIN([.B418])" office:value-type="string" office:string-value="111" calcext:value-type="string">
            <text:p>111</text:p>
          </table:table-cell>
          <table:table-cell table:formula="of:=IF((LEN([.C418])&lt;4);REPT(0;4-LEN([.C418]))&amp;[.C418];[.C4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418]+1)*8" office:value-type="float" office:value="9.25" calcext:value-type="float">
            <text:p>9</text:p>
          </table:table-cell>
          <table:table-cell table:formula="of:=DEC2BIN([.K418])" office:value-type="string" office:string-value="1001" calcext:value-type="string">
            <text:p>1001</text:p>
          </table:table-cell>
          <table:table-cell table:formula="of:=IF((LEN([.L418])&lt;4);REPT(0;4-LEN([.L418]))&amp;[.L418];[.L41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19]+0.5)*15" office:value-type="float" office:value="7.5" calcext:value-type="float">
            <text:p>8</text:p>
          </table:table-cell>
          <table:table-cell table:formula="of:=DEC2BIN([.B419])" office:value-type="string" office:string-value="111" calcext:value-type="string">
            <text:p>111</text:p>
          </table:table-cell>
          <table:table-cell table:formula="of:=IF((LEN([.C419])&lt;4);REPT(0;4-LEN([.C419]))&amp;[.C419];[.C4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419]+1)*8" office:value-type="float" office:value="2.40625" calcext:value-type="float">
            <text:p>2</text:p>
          </table:table-cell>
          <table:table-cell table:formula="of:=DEC2BIN([.K419])" office:value-type="string" office:string-value="10" calcext:value-type="string">
            <text:p>10</text:p>
          </table:table-cell>
          <table:table-cell table:formula="of:=IF((LEN([.L419])&lt;4);REPT(0;4-LEN([.L419]))&amp;[.L419];[.L41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420]+0.5)*15" office:value-type="float" office:value="7.5" calcext:value-type="float">
            <text:p>8</text:p>
          </table:table-cell>
          <table:table-cell table:formula="of:=DEC2BIN([.B420])" office:value-type="string" office:string-value="111" calcext:value-type="string">
            <text:p>111</text:p>
          </table:table-cell>
          <table:table-cell table:formula="of:=IF((LEN([.C420])&lt;4);REPT(0;4-LEN([.C420]))&amp;[.C420];[.C4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420]+1)*8" office:value-type="float" office:value="7.375" calcext:value-type="float">
            <text:p>7</text:p>
          </table:table-cell>
          <table:table-cell table:formula="of:=DEC2BIN([.K420])" office:value-type="string" office:string-value="111" calcext:value-type="string">
            <text:p>111</text:p>
          </table:table-cell>
          <table:table-cell table:formula="of:=IF((LEN([.L420])&lt;4);REPT(0;4-LEN([.L420]))&amp;[.L420];[.L42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21]+0.5)*15" office:value-type="float" office:value="7.5" calcext:value-type="float">
            <text:p>8</text:p>
          </table:table-cell>
          <table:table-cell table:formula="of:=DEC2BIN([.B421])" office:value-type="string" office:string-value="111" calcext:value-type="string">
            <text:p>111</text:p>
          </table:table-cell>
          <table:table-cell table:formula="of:=IF((LEN([.C421])&lt;4);REPT(0;4-LEN([.C421]))&amp;[.C421];[.C4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421]+1)*8" office:value-type="float" office:value="9.21875" calcext:value-type="float">
            <text:p>9</text:p>
          </table:table-cell>
          <table:table-cell table:formula="of:=DEC2BIN([.K421])" office:value-type="string" office:string-value="1001" calcext:value-type="string">
            <text:p>1001</text:p>
          </table:table-cell>
          <table:table-cell table:formula="of:=IF((LEN([.L421])&lt;4);REPT(0;4-LEN([.L421]))&amp;[.L421];[.L42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22]+0.5)*15" office:value-type="float" office:value="7.5" calcext:value-type="float">
            <text:p>8</text:p>
          </table:table-cell>
          <table:table-cell table:formula="of:=DEC2BIN([.B422])" office:value-type="string" office:string-value="111" calcext:value-type="string">
            <text:p>111</text:p>
          </table:table-cell>
          <table:table-cell table:formula="of:=IF((LEN([.C422])&lt;4);REPT(0;4-LEN([.C422]))&amp;[.C422];[.C4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formula="of:=([.J422]+1)*8" office:value-type="float" office:value="7.78125" calcext:value-type="float">
            <text:p>8</text:p>
          </table:table-cell>
          <table:table-cell table:formula="of:=DEC2BIN([.K422])" office:value-type="string" office:string-value="111" calcext:value-type="string">
            <text:p>111</text:p>
          </table:table-cell>
          <table:table-cell table:formula="of:=IF((LEN([.L422])&lt;4);REPT(0;4-LEN([.L422]))&amp;[.L422];[.L42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23]+0.5)*15" office:value-type="float" office:value="7.5" calcext:value-type="float">
            <text:p>8</text:p>
          </table:table-cell>
          <table:table-cell table:formula="of:=DEC2BIN([.B423])" office:value-type="string" office:string-value="111" calcext:value-type="string">
            <text:p>111</text:p>
          </table:table-cell>
          <table:table-cell table:formula="of:=IF((LEN([.C423])&lt;4);REPT(0;4-LEN([.C423]))&amp;[.C423];[.C4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J423]+1)*8" office:value-type="float" office:value="11.5625" calcext:value-type="float">
            <text:p>12</text:p>
          </table:table-cell>
          <table:table-cell table:formula="of:=DEC2BIN([.K423])" office:value-type="string" office:string-value="1011" calcext:value-type="string">
            <text:p>1011</text:p>
          </table:table-cell>
          <table:table-cell table:formula="of:=IF((LEN([.L423])&lt;4);REPT(0;4-LEN([.L423]))&amp;[.L423];[.L42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424]+0.5)*15" office:value-type="float" office:value="7.5" calcext:value-type="float">
            <text:p>8</text:p>
          </table:table-cell>
          <table:table-cell table:formula="of:=DEC2BIN([.B424])" office:value-type="string" office:string-value="111" calcext:value-type="string">
            <text:p>111</text:p>
          </table:table-cell>
          <table:table-cell table:formula="of:=IF((LEN([.C424])&lt;4);REPT(0;4-LEN([.C424]))&amp;[.C424];[.C4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J424]+1)*8" office:value-type="float" office:value="8.96875" calcext:value-type="float">
            <text:p>9</text:p>
          </table:table-cell>
          <table:table-cell table:formula="of:=DEC2BIN([.K424])" office:value-type="string" office:string-value="1000" calcext:value-type="string">
            <text:p>1000</text:p>
          </table:table-cell>
          <table:table-cell table:formula="of:=IF((LEN([.L424])&lt;4);REPT(0;4-LEN([.L424]))&amp;[.L424];[.L42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25]+0.5)*15" office:value-type="float" office:value="7.5" calcext:value-type="float">
            <text:p>8</text:p>
          </table:table-cell>
          <table:table-cell table:formula="of:=DEC2BIN([.B425])" office:value-type="string" office:string-value="111" calcext:value-type="string">
            <text:p>111</text:p>
          </table:table-cell>
          <table:table-cell table:formula="of:=IF((LEN([.C425])&lt;4);REPT(0;4-LEN([.C425]))&amp;[.C425];[.C4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formula="of:=([.J425]+1)*8" office:value-type="float" office:value="1" calcext:value-type="float">
            <text:p>1</text:p>
          </table:table-cell>
          <table:table-cell table:formula="of:=DEC2BIN([.K425])" office:value-type="string" office:string-value="1" calcext:value-type="string">
            <text:p>1</text:p>
          </table:table-cell>
          <table:table-cell table:formula="of:=IF((LEN([.L425])&lt;4);REPT(0;4-LEN([.L425]))&amp;[.L425];[.L425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426]+0.5)*15" office:value-type="float" office:value="7.5" calcext:value-type="float">
            <text:p>8</text:p>
          </table:table-cell>
          <table:table-cell table:formula="of:=DEC2BIN([.B426])" office:value-type="string" office:string-value="111" calcext:value-type="string">
            <text:p>111</text:p>
          </table:table-cell>
          <table:table-cell table:formula="of:=IF((LEN([.C426])&lt;4);REPT(0;4-LEN([.C426]))&amp;[.C426];[.C4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J426]+1)*8" office:value-type="float" office:value="6.65625" calcext:value-type="float">
            <text:p>7</text:p>
          </table:table-cell>
          <table:table-cell table:formula="of:=DEC2BIN([.K426])" office:value-type="string" office:string-value="110" calcext:value-type="string">
            <text:p>110</text:p>
          </table:table-cell>
          <table:table-cell table:formula="of:=IF((LEN([.L426])&lt;4);REPT(0;4-LEN([.L426]))&amp;[.L426];[.L42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27]+0.5)*15" office:value-type="float" office:value="7.5" calcext:value-type="float">
            <text:p>8</text:p>
          </table:table-cell>
          <table:table-cell table:formula="of:=DEC2BIN([.B427])" office:value-type="string" office:string-value="111" calcext:value-type="string">
            <text:p>111</text:p>
          </table:table-cell>
          <table:table-cell table:formula="of:=IF((LEN([.C427])&lt;4);REPT(0;4-LEN([.C427]))&amp;[.C427];[.C4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formula="of:=([.J427]+1)*8" office:value-type="float" office:value="15.78125" calcext:value-type="float">
            <text:p>16</text:p>
          </table:table-cell>
          <table:table-cell table:formula="of:=DEC2BIN([.K427])" office:value-type="string" office:string-value="1111" calcext:value-type="string">
            <text:p>1111</text:p>
          </table:table-cell>
          <table:table-cell table:formula="of:=IF((LEN([.L427])&lt;4);REPT(0;4-LEN([.L427]))&amp;[.L427];[.L42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28]+0.5)*15" office:value-type="float" office:value="7.5" calcext:value-type="float">
            <text:p>8</text:p>
          </table:table-cell>
          <table:table-cell table:formula="of:=DEC2BIN([.B428])" office:value-type="string" office:string-value="111" calcext:value-type="string">
            <text:p>111</text:p>
          </table:table-cell>
          <table:table-cell table:formula="of:=IF((LEN([.C428])&lt;4);REPT(0;4-LEN([.C428]))&amp;[.C428];[.C4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428]+1)*8" office:value-type="float" office:value="9.21875" calcext:value-type="float">
            <text:p>9</text:p>
          </table:table-cell>
          <table:table-cell table:formula="of:=DEC2BIN([.K428])" office:value-type="string" office:string-value="1001" calcext:value-type="string">
            <text:p>1001</text:p>
          </table:table-cell>
          <table:table-cell table:formula="of:=IF((LEN([.L428])&lt;4);REPT(0;4-LEN([.L428]))&amp;[.L428];[.L42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29]+0.5)*15" office:value-type="float" office:value="7.5" calcext:value-type="float">
            <text:p>8</text:p>
          </table:table-cell>
          <table:table-cell table:formula="of:=DEC2BIN([.B429])" office:value-type="string" office:string-value="111" calcext:value-type="string">
            <text:p>111</text:p>
          </table:table-cell>
          <table:table-cell table:formula="of:=IF((LEN([.C429])&lt;4);REPT(0;4-LEN([.C429]))&amp;[.C429];[.C4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formula="of:=([.J429]+1)*8" office:value-type="float" office:value="2.4375" calcext:value-type="float">
            <text:p>2</text:p>
          </table:table-cell>
          <table:table-cell table:formula="of:=DEC2BIN([.K429])" office:value-type="string" office:string-value="10" calcext:value-type="string">
            <text:p>10</text:p>
          </table:table-cell>
          <table:table-cell table:formula="of:=IF((LEN([.L429])&lt;4);REPT(0;4-LEN([.L429]))&amp;[.L429];[.L42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430]+0.5)*15" office:value-type="float" office:value="7.5" calcext:value-type="float">
            <text:p>8</text:p>
          </table:table-cell>
          <table:table-cell table:formula="of:=DEC2BIN([.B430])" office:value-type="string" office:string-value="111" calcext:value-type="string">
            <text:p>111</text:p>
          </table:table-cell>
          <table:table-cell table:formula="of:=IF((LEN([.C430])&lt;4);REPT(0;4-LEN([.C430]))&amp;[.C430];[.C4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430]+1)*8" office:value-type="float" office:value="7.375" calcext:value-type="float">
            <text:p>7</text:p>
          </table:table-cell>
          <table:table-cell table:formula="of:=DEC2BIN([.K430])" office:value-type="string" office:string-value="111" calcext:value-type="string">
            <text:p>111</text:p>
          </table:table-cell>
          <table:table-cell table:formula="of:=IF((LEN([.L430])&lt;4);REPT(0;4-LEN([.L430]))&amp;[.L430];[.L43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31]+0.5)*15" office:value-type="float" office:value="7.5" calcext:value-type="float">
            <text:p>8</text:p>
          </table:table-cell>
          <table:table-cell table:formula="of:=DEC2BIN([.B431])" office:value-type="string" office:string-value="111" calcext:value-type="string">
            <text:p>111</text:p>
          </table:table-cell>
          <table:table-cell table:formula="of:=IF((LEN([.C431])&lt;4);REPT(0;4-LEN([.C431]))&amp;[.C431];[.C4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431]+1)*8" office:value-type="float" office:value="9.25" calcext:value-type="float">
            <text:p>9</text:p>
          </table:table-cell>
          <table:table-cell table:formula="of:=DEC2BIN([.K431])" office:value-type="string" office:string-value="1001" calcext:value-type="string">
            <text:p>1001</text:p>
          </table:table-cell>
          <table:table-cell table:formula="of:=IF((LEN([.L431])&lt;4);REPT(0;4-LEN([.L431]))&amp;[.L431];[.L43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32]+0.5)*15" office:value-type="float" office:value="7.5" calcext:value-type="float">
            <text:p>8</text:p>
          </table:table-cell>
          <table:table-cell table:formula="of:=DEC2BIN([.B432])" office:value-type="string" office:string-value="111" calcext:value-type="string">
            <text:p>111</text:p>
          </table:table-cell>
          <table:table-cell table:formula="of:=IF((LEN([.C432])&lt;4);REPT(0;4-LEN([.C432]))&amp;[.C432];[.C4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formula="of:=([.J432]+1)*8" office:value-type="float" office:value="7.78125" calcext:value-type="float">
            <text:p>8</text:p>
          </table:table-cell>
          <table:table-cell table:formula="of:=DEC2BIN([.K432])" office:value-type="string" office:string-value="111" calcext:value-type="string">
            <text:p>111</text:p>
          </table:table-cell>
          <table:table-cell table:formula="of:=IF((LEN([.L432])&lt;4);REPT(0;4-LEN([.L432]))&amp;[.L432];[.L43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33]+0.5)*15" office:value-type="float" office:value="7.5" calcext:value-type="float">
            <text:p>8</text:p>
          </table:table-cell>
          <table:table-cell table:formula="of:=DEC2BIN([.B433])" office:value-type="string" office:string-value="111" calcext:value-type="string">
            <text:p>111</text:p>
          </table:table-cell>
          <table:table-cell table:formula="of:=IF((LEN([.C433])&lt;4);REPT(0;4-LEN([.C433]))&amp;[.C433];[.C4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J433]+1)*8" office:value-type="float" office:value="11.5625" calcext:value-type="float">
            <text:p>12</text:p>
          </table:table-cell>
          <table:table-cell table:formula="of:=DEC2BIN([.K433])" office:value-type="string" office:string-value="1011" calcext:value-type="string">
            <text:p>1011</text:p>
          </table:table-cell>
          <table:table-cell table:formula="of:=IF((LEN([.L433])&lt;4);REPT(0;4-LEN([.L433]))&amp;[.L433];[.L43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434]+0.5)*15" office:value-type="float" office:value="7.5" calcext:value-type="float">
            <text:p>8</text:p>
          </table:table-cell>
          <table:table-cell table:formula="of:=DEC2BIN([.B434])" office:value-type="string" office:string-value="111" calcext:value-type="string">
            <text:p>111</text:p>
          </table:table-cell>
          <table:table-cell table:formula="of:=IF((LEN([.C434])&lt;4);REPT(0;4-LEN([.C434]))&amp;[.C434];[.C4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J434]+1)*8" office:value-type="float" office:value="8.96875" calcext:value-type="float">
            <text:p>9</text:p>
          </table:table-cell>
          <table:table-cell table:formula="of:=DEC2BIN([.K434])" office:value-type="string" office:string-value="1000" calcext:value-type="string">
            <text:p>1000</text:p>
          </table:table-cell>
          <table:table-cell table:formula="of:=IF((LEN([.L434])&lt;4);REPT(0;4-LEN([.L434]))&amp;[.L434];[.L434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35]+0.5)*15" office:value-type="float" office:value="7.5" calcext:value-type="float">
            <text:p>8</text:p>
          </table:table-cell>
          <table:table-cell table:formula="of:=DEC2BIN([.B435])" office:value-type="string" office:string-value="111" calcext:value-type="string">
            <text:p>111</text:p>
          </table:table-cell>
          <table:table-cell table:formula="of:=IF((LEN([.C435])&lt;4);REPT(0;4-LEN([.C435]))&amp;[.C435];[.C4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formula="of:=([.J435]+1)*8" office:value-type="float" office:value="1" calcext:value-type="float">
            <text:p>1</text:p>
          </table:table-cell>
          <table:table-cell table:formula="of:=DEC2BIN([.K435])" office:value-type="string" office:string-value="1" calcext:value-type="string">
            <text:p>1</text:p>
          </table:table-cell>
          <table:table-cell table:formula="of:=IF((LEN([.L435])&lt;4);REPT(0;4-LEN([.L435]))&amp;[.L435];[.L435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436]+0.5)*15" office:value-type="float" office:value="7.5" calcext:value-type="float">
            <text:p>8</text:p>
          </table:table-cell>
          <table:table-cell table:formula="of:=DEC2BIN([.B436])" office:value-type="string" office:string-value="111" calcext:value-type="string">
            <text:p>111</text:p>
          </table:table-cell>
          <table:table-cell table:formula="of:=IF((LEN([.C436])&lt;4);REPT(0;4-LEN([.C436]))&amp;[.C436];[.C4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71875" calcext:value-type="float">
            <text:p>-0,171875</text:p>
          </table:table-cell>
          <table:table-cell table:formula="of:=([.J436]+1)*8" office:value-type="float" office:value="6.625" calcext:value-type="float">
            <text:p>7</text:p>
          </table:table-cell>
          <table:table-cell table:formula="of:=DEC2BIN([.K436])" office:value-type="string" office:string-value="110" calcext:value-type="string">
            <text:p>110</text:p>
          </table:table-cell>
          <table:table-cell table:formula="of:=IF((LEN([.L436])&lt;4);REPT(0;4-LEN([.L436]))&amp;[.L436];[.L43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37]+0.5)*15" office:value-type="float" office:value="7.5" calcext:value-type="float">
            <text:p>8</text:p>
          </table:table-cell>
          <table:table-cell table:formula="of:=DEC2BIN([.B437])" office:value-type="string" office:string-value="111" calcext:value-type="string">
            <text:p>111</text:p>
          </table:table-cell>
          <table:table-cell table:formula="of:=IF((LEN([.C437])&lt;4);REPT(0;4-LEN([.C437]))&amp;[.C437];[.C4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formula="of:=([.J437]+1)*8" office:value-type="float" office:value="15.78125" calcext:value-type="float">
            <text:p>16</text:p>
          </table:table-cell>
          <table:table-cell table:formula="of:=DEC2BIN([.K437])" office:value-type="string" office:string-value="1111" calcext:value-type="string">
            <text:p>1111</text:p>
          </table:table-cell>
          <table:table-cell table:formula="of:=IF((LEN([.L437])&lt;4);REPT(0;4-LEN([.L437]))&amp;[.L437];[.L43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38]+0.5)*15" office:value-type="float" office:value="7.5" calcext:value-type="float">
            <text:p>8</text:p>
          </table:table-cell>
          <table:table-cell table:formula="of:=DEC2BIN([.B438])" office:value-type="string" office:string-value="111" calcext:value-type="string">
            <text:p>111</text:p>
          </table:table-cell>
          <table:table-cell table:formula="of:=IF((LEN([.C438])&lt;4);REPT(0;4-LEN([.C438]))&amp;[.C438];[.C4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438]+1)*8" office:value-type="float" office:value="9.21875" calcext:value-type="float">
            <text:p>9</text:p>
          </table:table-cell>
          <table:table-cell table:formula="of:=DEC2BIN([.K438])" office:value-type="string" office:string-value="1001" calcext:value-type="string">
            <text:p>1001</text:p>
          </table:table-cell>
          <table:table-cell table:formula="of:=IF((LEN([.L438])&lt;4);REPT(0;4-LEN([.L438]))&amp;[.L438];[.L43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39]+0.5)*15" office:value-type="float" office:value="7.5" calcext:value-type="float">
            <text:p>8</text:p>
          </table:table-cell>
          <table:table-cell table:formula="of:=DEC2BIN([.B439])" office:value-type="string" office:string-value="111" calcext:value-type="string">
            <text:p>111</text:p>
          </table:table-cell>
          <table:table-cell table:formula="of:=IF((LEN([.C439])&lt;4);REPT(0;4-LEN([.C439]))&amp;[.C439];[.C4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formula="of:=([.J439]+1)*8" office:value-type="float" office:value="2.4375" calcext:value-type="float">
            <text:p>2</text:p>
          </table:table-cell>
          <table:table-cell table:formula="of:=DEC2BIN([.K439])" office:value-type="string" office:string-value="10" calcext:value-type="string">
            <text:p>10</text:p>
          </table:table-cell>
          <table:table-cell table:formula="of:=IF((LEN([.L439])&lt;4);REPT(0;4-LEN([.L439]))&amp;[.L439];[.L43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440]+0.5)*15" office:value-type="float" office:value="7.5" calcext:value-type="float">
            <text:p>8</text:p>
          </table:table-cell>
          <table:table-cell table:formula="of:=DEC2BIN([.B440])" office:value-type="string" office:string-value="111" calcext:value-type="string">
            <text:p>111</text:p>
          </table:table-cell>
          <table:table-cell table:formula="of:=IF((LEN([.C440])&lt;4);REPT(0;4-LEN([.C440]))&amp;[.C440];[.C4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440]+1)*8" office:value-type="float" office:value="7.375" calcext:value-type="float">
            <text:p>7</text:p>
          </table:table-cell>
          <table:table-cell table:formula="of:=DEC2BIN([.K440])" office:value-type="string" office:string-value="111" calcext:value-type="string">
            <text:p>111</text:p>
          </table:table-cell>
          <table:table-cell table:formula="of:=IF((LEN([.L440])&lt;4);REPT(0;4-LEN([.L440]))&amp;[.L440];[.L44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41]+0.5)*15" office:value-type="float" office:value="7.5" calcext:value-type="float">
            <text:p>8</text:p>
          </table:table-cell>
          <table:table-cell table:formula="of:=DEC2BIN([.B441])" office:value-type="string" office:string-value="111" calcext:value-type="string">
            <text:p>111</text:p>
          </table:table-cell>
          <table:table-cell table:formula="of:=IF((LEN([.C441])&lt;4);REPT(0;4-LEN([.C441]))&amp;[.C441];[.C4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441]+1)*8" office:value-type="float" office:value="9.3125" calcext:value-type="float">
            <text:p>9</text:p>
          </table:table-cell>
          <table:table-cell table:formula="of:=DEC2BIN([.K441])" office:value-type="string" office:string-value="1001" calcext:value-type="string">
            <text:p>1001</text:p>
          </table:table-cell>
          <table:table-cell table:formula="of:=IF((LEN([.L441])&lt;4);REPT(0;4-LEN([.L441]))&amp;[.L441];[.L44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42]+0.5)*15" office:value-type="float" office:value="7.5" calcext:value-type="float">
            <text:p>8</text:p>
          </table:table-cell>
          <table:table-cell table:formula="of:=DEC2BIN([.B442])" office:value-type="string" office:string-value="111" calcext:value-type="string">
            <text:p>111</text:p>
          </table:table-cell>
          <table:table-cell table:formula="of:=IF((LEN([.C442])&lt;4);REPT(0;4-LEN([.C442]))&amp;[.C442];[.C4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442]+1)*8" office:value-type="float" office:value="7.40625" calcext:value-type="float">
            <text:p>7</text:p>
          </table:table-cell>
          <table:table-cell table:formula="of:=DEC2BIN([.K442])" office:value-type="string" office:string-value="111" calcext:value-type="string">
            <text:p>111</text:p>
          </table:table-cell>
          <table:table-cell table:formula="of:=IF((LEN([.L442])&lt;4);REPT(0;4-LEN([.L442]))&amp;[.L442];[.L44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43]+0.5)*15" office:value-type="float" office:value="7.5" calcext:value-type="float">
            <text:p>8</text:p>
          </table:table-cell>
          <table:table-cell table:formula="of:=DEC2BIN([.B443])" office:value-type="string" office:string-value="111" calcext:value-type="string">
            <text:p>111</text:p>
          </table:table-cell>
          <table:table-cell table:formula="of:=IF((LEN([.C443])&lt;4);REPT(0;4-LEN([.C443]))&amp;[.C443];[.C4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443]+1)*8" office:value-type="float" office:value="4.8125" calcext:value-type="float">
            <text:p>5</text:p>
          </table:table-cell>
          <table:table-cell table:formula="of:=DEC2BIN([.K443])" office:value-type="string" office:string-value="100" calcext:value-type="string">
            <text:p>100</text:p>
          </table:table-cell>
          <table:table-cell table:formula="of:=IF((LEN([.L443])&lt;4);REPT(0;4-LEN([.L443]))&amp;[.L443];[.L44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444]+0.5)*15" office:value-type="float" office:value="7.5" calcext:value-type="float">
            <text:p>8</text:p>
          </table:table-cell>
          <table:table-cell table:formula="of:=DEC2BIN([.B444])" office:value-type="string" office:string-value="111" calcext:value-type="string">
            <text:p>111</text:p>
          </table:table-cell>
          <table:table-cell table:formula="of:=IF((LEN([.C444])&lt;4);REPT(0;4-LEN([.C444]))&amp;[.C444];[.C4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444]+1)*8" office:value-type="float" office:value="6.8125" calcext:value-type="float">
            <text:p>7</text:p>
          </table:table-cell>
          <table:table-cell table:formula="of:=DEC2BIN([.K444])" office:value-type="string" office:string-value="110" calcext:value-type="string">
            <text:p>110</text:p>
          </table:table-cell>
          <table:table-cell table:formula="of:=IF((LEN([.L444])&lt;4);REPT(0;4-LEN([.L444]))&amp;[.L444];[.L44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45]+0.5)*15" office:value-type="float" office:value="7.5" calcext:value-type="float">
            <text:p>8</text:p>
          </table:table-cell>
          <table:table-cell table:formula="of:=DEC2BIN([.B445])" office:value-type="string" office:string-value="111" calcext:value-type="string">
            <text:p>111</text:p>
          </table:table-cell>
          <table:table-cell table:formula="of:=IF((LEN([.C445])&lt;4);REPT(0;4-LEN([.C445]))&amp;[.C445];[.C4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445]+1)*8" office:value-type="float" office:value="15.15625" calcext:value-type="float">
            <text:p>15</text:p>
          </table:table-cell>
          <table:table-cell table:formula="of:=DEC2BIN([.K445])" office:value-type="string" office:string-value="1111" calcext:value-type="string">
            <text:p>1111</text:p>
          </table:table-cell>
          <table:table-cell table:formula="of:=IF((LEN([.L445])&lt;4);REPT(0;4-LEN([.L445]))&amp;[.L445];[.L44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46]+0.5)*15" office:value-type="float" office:value="7.5" calcext:value-type="float">
            <text:p>8</text:p>
          </table:table-cell>
          <table:table-cell table:formula="of:=DEC2BIN([.B446])" office:value-type="string" office:string-value="111" calcext:value-type="string">
            <text:p>111</text:p>
          </table:table-cell>
          <table:table-cell table:formula="of:=IF((LEN([.C446])&lt;4);REPT(0;4-LEN([.C446]))&amp;[.C446];[.C4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446]+1)*8" office:value-type="float" office:value="9.28125" calcext:value-type="float">
            <text:p>9</text:p>
          </table:table-cell>
          <table:table-cell table:formula="of:=DEC2BIN([.K446])" office:value-type="string" office:string-value="1001" calcext:value-type="string">
            <text:p>1001</text:p>
          </table:table-cell>
          <table:table-cell table:formula="of:=IF((LEN([.L446])&lt;4);REPT(0;4-LEN([.L446]))&amp;[.L446];[.L44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47]+0.5)*15" office:value-type="float" office:value="7.5" calcext:value-type="float">
            <text:p>8</text:p>
          </table:table-cell>
          <table:table-cell table:formula="of:=DEC2BIN([.B447])" office:value-type="string" office:string-value="111" calcext:value-type="string">
            <text:p>111</text:p>
          </table:table-cell>
          <table:table-cell table:formula="of:=IF((LEN([.C447])&lt;4);REPT(0;4-LEN([.C447]))&amp;[.C447];[.C4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447]+1)*8" office:value-type="float" office:value="0.28125" calcext:value-type="float">
            <text:p>0</text:p>
          </table:table-cell>
          <table:table-cell table:formula="of:=DEC2BIN([.K447])" office:value-type="string" office:string-value="0" calcext:value-type="string">
            <text:p>0</text:p>
          </table:table-cell>
          <table:table-cell table:formula="of:=IF((LEN([.L447])&lt;4);REPT(0;4-LEN([.L447]))&amp;[.L447];[.L44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448]+0.5)*15" office:value-type="float" office:value="7.5" calcext:value-type="float">
            <text:p>8</text:p>
          </table:table-cell>
          <table:table-cell table:formula="of:=DEC2BIN([.B448])" office:value-type="string" office:string-value="111" calcext:value-type="string">
            <text:p>111</text:p>
          </table:table-cell>
          <table:table-cell table:formula="of:=IF((LEN([.C448])&lt;4);REPT(0;4-LEN([.C448]))&amp;[.C448];[.C4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448]+1)*8" office:value-type="float" office:value="6.75" calcext:value-type="float">
            <text:p>7</text:p>
          </table:table-cell>
          <table:table-cell table:formula="of:=DEC2BIN([.K448])" office:value-type="string" office:string-value="110" calcext:value-type="string">
            <text:p>110</text:p>
          </table:table-cell>
          <table:table-cell table:formula="of:=IF((LEN([.L448])&lt;4);REPT(0;4-LEN([.L448]))&amp;[.L448];[.L44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49]+0.5)*15" office:value-type="float" office:value="7.5" calcext:value-type="float">
            <text:p>8</text:p>
          </table:table-cell>
          <table:table-cell table:formula="of:=DEC2BIN([.B449])" office:value-type="string" office:string-value="111" calcext:value-type="string">
            <text:p>111</text:p>
          </table:table-cell>
          <table:table-cell table:formula="of:=IF((LEN([.C449])&lt;4);REPT(0;4-LEN([.C449]))&amp;[.C449];[.C4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449]+1)*8" office:value-type="float" office:value="13.59375" calcext:value-type="float">
            <text:p>14</text:p>
          </table:table-cell>
          <table:table-cell table:formula="of:=DEC2BIN([.K449])" office:value-type="string" office:string-value="1101" calcext:value-type="string">
            <text:p>1101</text:p>
          </table:table-cell>
          <table:table-cell table:formula="of:=IF((LEN([.L449])&lt;4);REPT(0;4-LEN([.L449]))&amp;[.L449];[.L44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450]+0.5)*15" office:value-type="float" office:value="7.5" calcext:value-type="float">
            <text:p>8</text:p>
          </table:table-cell>
          <table:table-cell table:formula="of:=DEC2BIN([.B450])" office:value-type="string" office:string-value="111" calcext:value-type="string">
            <text:p>111</text:p>
          </table:table-cell>
          <table:table-cell table:formula="of:=IF((LEN([.C450])&lt;4);REPT(0;4-LEN([.C450]))&amp;[.C450];[.C4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450]+1)*8" office:value-type="float" office:value="8.625" calcext:value-type="float">
            <text:p>9</text:p>
          </table:table-cell>
          <table:table-cell table:formula="of:=DEC2BIN([.K450])" office:value-type="string" office:string-value="1000" calcext:value-type="string">
            <text:p>1000</text:p>
          </table:table-cell>
          <table:table-cell table:formula="of:=IF((LEN([.L450])&lt;4);REPT(0;4-LEN([.L450]))&amp;[.L450];[.L45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51]+0.5)*15" office:value-type="float" office:value="7.5" calcext:value-type="float">
            <text:p>8</text:p>
          </table:table-cell>
          <table:table-cell table:formula="of:=DEC2BIN([.B451])" office:value-type="string" office:string-value="111" calcext:value-type="string">
            <text:p>111</text:p>
          </table:table-cell>
          <table:table-cell table:formula="of:=IF((LEN([.C451])&lt;4);REPT(0;4-LEN([.C451]))&amp;[.C451];[.C4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451]+1)*8" office:value-type="float" office:value="6.78125" calcext:value-type="float">
            <text:p>7</text:p>
          </table:table-cell>
          <table:table-cell table:formula="of:=DEC2BIN([.K451])" office:value-type="string" office:string-value="110" calcext:value-type="string">
            <text:p>110</text:p>
          </table:table-cell>
          <table:table-cell table:formula="of:=IF((LEN([.L451])&lt;4);REPT(0;4-LEN([.L451]))&amp;[.L451];[.L45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52]+0.5)*15" office:value-type="float" office:value="7.5" calcext:value-type="float">
            <text:p>8</text:p>
          </table:table-cell>
          <table:table-cell table:formula="of:=DEC2BIN([.B452])" office:value-type="string" office:string-value="111" calcext:value-type="string">
            <text:p>111</text:p>
          </table:table-cell>
          <table:table-cell table:formula="of:=IF((LEN([.C452])&lt;4);REPT(0;4-LEN([.C452]))&amp;[.C452];[.C4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formula="of:=([.J452]+1)*8" office:value-type="float" office:value="8.21875" calcext:value-type="float">
            <text:p>8</text:p>
          </table:table-cell>
          <table:table-cell table:formula="of:=DEC2BIN([.K452])" office:value-type="string" office:string-value="1000" calcext:value-type="string">
            <text:p>1000</text:p>
          </table:table-cell>
          <table:table-cell table:formula="of:=IF((LEN([.L452])&lt;4);REPT(0;4-LEN([.L452]))&amp;[.L452];[.L45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53]+0.5)*15" office:value-type="float" office:value="7.5" calcext:value-type="float">
            <text:p>8</text:p>
          </table:table-cell>
          <table:table-cell table:formula="of:=DEC2BIN([.B453])" office:value-type="string" office:string-value="111" calcext:value-type="string">
            <text:p>111</text:p>
          </table:table-cell>
          <table:table-cell table:formula="of:=IF((LEN([.C453])&lt;4);REPT(0;4-LEN([.C453]))&amp;[.C453];[.C4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J453]+1)*8" office:value-type="float" office:value="4.4375" calcext:value-type="float">
            <text:p>4</text:p>
          </table:table-cell>
          <table:table-cell table:formula="of:=DEC2BIN([.K453])" office:value-type="string" office:string-value="100" calcext:value-type="string">
            <text:p>100</text:p>
          </table:table-cell>
          <table:table-cell table:formula="of:=IF((LEN([.L453])&lt;4);REPT(0;4-LEN([.L453]))&amp;[.L453];[.L45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454]+0.5)*15" office:value-type="float" office:value="7.5" calcext:value-type="float">
            <text:p>8</text:p>
          </table:table-cell>
          <table:table-cell table:formula="of:=DEC2BIN([.B454])" office:value-type="string" office:string-value="111" calcext:value-type="string">
            <text:p>111</text:p>
          </table:table-cell>
          <table:table-cell table:formula="of:=IF((LEN([.C454])&lt;4);REPT(0;4-LEN([.C454]))&amp;[.C454];[.C4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J454]+1)*8" office:value-type="float" office:value="7.03125" calcext:value-type="float">
            <text:p>7</text:p>
          </table:table-cell>
          <table:table-cell table:formula="of:=DEC2BIN([.K454])" office:value-type="string" office:string-value="111" calcext:value-type="string">
            <text:p>111</text:p>
          </table:table-cell>
          <table:table-cell table:formula="of:=IF((LEN([.L454])&lt;4);REPT(0;4-LEN([.L454]))&amp;[.L454];[.L454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55]+0.5)*15" office:value-type="float" office:value="7.5" calcext:value-type="float">
            <text:p>8</text:p>
          </table:table-cell>
          <table:table-cell table:formula="of:=DEC2BIN([.B455])" office:value-type="string" office:string-value="111" calcext:value-type="string">
            <text:p>111</text:p>
          </table:table-cell>
          <table:table-cell table:formula="of:=IF((LEN([.C455])&lt;4);REPT(0;4-LEN([.C455]))&amp;[.C455];[.C4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formula="of:=([.J455]+1)*8" office:value-type="float" office:value="15" calcext:value-type="float">
            <text:p>15</text:p>
          </table:table-cell>
          <table:table-cell table:formula="of:=DEC2BIN([.K455])" office:value-type="string" office:string-value="1111" calcext:value-type="string">
            <text:p>1111</text:p>
          </table:table-cell>
          <table:table-cell table:formula="of:=IF((LEN([.L455])&lt;4);REPT(0;4-LEN([.L455]))&amp;[.L455];[.L45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56]+0.5)*15" office:value-type="float" office:value="7.5" calcext:value-type="float">
            <text:p>8</text:p>
          </table:table-cell>
          <table:table-cell table:formula="of:=DEC2BIN([.B456])" office:value-type="string" office:string-value="111" calcext:value-type="string">
            <text:p>111</text:p>
          </table:table-cell>
          <table:table-cell table:formula="of:=IF((LEN([.C456])&lt;4);REPT(0;4-LEN([.C456]))&amp;[.C456];[.C4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J456]+1)*8" office:value-type="float" office:value="9.34375" calcext:value-type="float">
            <text:p>9</text:p>
          </table:table-cell>
          <table:table-cell table:formula="of:=DEC2BIN([.K456])" office:value-type="string" office:string-value="1001" calcext:value-type="string">
            <text:p>1001</text:p>
          </table:table-cell>
          <table:table-cell table:formula="of:=IF((LEN([.L456])&lt;4);REPT(0;4-LEN([.L456]))&amp;[.L456];[.L45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57]+0.5)*15" office:value-type="float" office:value="7.5" calcext:value-type="float">
            <text:p>8</text:p>
          </table:table-cell>
          <table:table-cell table:formula="of:=DEC2BIN([.B457])" office:value-type="string" office:string-value="111" calcext:value-type="string">
            <text:p>111</text:p>
          </table:table-cell>
          <table:table-cell table:formula="of:=IF((LEN([.C457])&lt;4);REPT(0;4-LEN([.C457]))&amp;[.C457];[.C4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formula="of:=([.J457]+1)*8" office:value-type="float" office:value="0.21875" calcext:value-type="float">
            <text:p>0</text:p>
          </table:table-cell>
          <table:table-cell table:formula="of:=DEC2BIN([.K457])" office:value-type="string" office:string-value="0" calcext:value-type="string">
            <text:p>0</text:p>
          </table:table-cell>
          <table:table-cell table:formula="of:=IF((LEN([.L457])&lt;4);REPT(0;4-LEN([.L457]))&amp;[.L457];[.L45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458]+0.5)*15" office:value-type="float" office:value="7.5" calcext:value-type="float">
            <text:p>8</text:p>
          </table:table-cell>
          <table:table-cell table:formula="of:=DEC2BIN([.B458])" office:value-type="string" office:string-value="111" calcext:value-type="string">
            <text:p>111</text:p>
          </table:table-cell>
          <table:table-cell table:formula="of:=IF((LEN([.C458])&lt;4);REPT(0;4-LEN([.C458]))&amp;[.C458];[.C4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458]+1)*8" office:value-type="float" office:value="6.78125" calcext:value-type="float">
            <text:p>7</text:p>
          </table:table-cell>
          <table:table-cell table:formula="of:=DEC2BIN([.K458])" office:value-type="string" office:string-value="110" calcext:value-type="string">
            <text:p>110</text:p>
          </table:table-cell>
          <table:table-cell table:formula="of:=IF((LEN([.L458])&lt;4);REPT(0;4-LEN([.L458]))&amp;[.L458];[.L45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59]+0.5)*15" office:value-type="float" office:value="7.5" calcext:value-type="float">
            <text:p>8</text:p>
          </table:table-cell>
          <table:table-cell table:formula="of:=DEC2BIN([.B459])" office:value-type="string" office:string-value="111" calcext:value-type="string">
            <text:p>111</text:p>
          </table:table-cell>
          <table:table-cell table:formula="of:=IF((LEN([.C459])&lt;4);REPT(0;4-LEN([.C459]))&amp;[.C459];[.C4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formula="of:=([.J459]+1)*8" office:value-type="float" office:value="13.5625" calcext:value-type="float">
            <text:p>14</text:p>
          </table:table-cell>
          <table:table-cell table:formula="of:=DEC2BIN([.K459])" office:value-type="string" office:string-value="1101" calcext:value-type="string">
            <text:p>1101</text:p>
          </table:table-cell>
          <table:table-cell table:formula="of:=IF((LEN([.L459])&lt;4);REPT(0;4-LEN([.L459]))&amp;[.L459];[.L45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460]+0.5)*15" office:value-type="float" office:value="7.5" calcext:value-type="float">
            <text:p>8</text:p>
          </table:table-cell>
          <table:table-cell table:formula="of:=DEC2BIN([.B460])" office:value-type="string" office:string-value="111" calcext:value-type="string">
            <text:p>111</text:p>
          </table:table-cell>
          <table:table-cell table:formula="of:=IF((LEN([.C460])&lt;4);REPT(0;4-LEN([.C460]))&amp;[.C460];[.C4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460]+1)*8" office:value-type="float" office:value="8.625" calcext:value-type="float">
            <text:p>9</text:p>
          </table:table-cell>
          <table:table-cell table:formula="of:=DEC2BIN([.K460])" office:value-type="string" office:string-value="1000" calcext:value-type="string">
            <text:p>1000</text:p>
          </table:table-cell>
          <table:table-cell table:formula="of:=IF((LEN([.L460])&lt;4);REPT(0;4-LEN([.L460]))&amp;[.L460];[.L46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61]+0.5)*15" office:value-type="float" office:value="7.5" calcext:value-type="float">
            <text:p>8</text:p>
          </table:table-cell>
          <table:table-cell table:formula="of:=DEC2BIN([.B461])" office:value-type="string" office:string-value="111" calcext:value-type="string">
            <text:p>111</text:p>
          </table:table-cell>
          <table:table-cell table:formula="of:=IF((LEN([.C461])&lt;4);REPT(0;4-LEN([.C461]))&amp;[.C461];[.C4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461]+1)*8" office:value-type="float" office:value="6.6875" calcext:value-type="float">
            <text:p>7</text:p>
          </table:table-cell>
          <table:table-cell table:formula="of:=DEC2BIN([.K461])" office:value-type="string" office:string-value="110" calcext:value-type="string">
            <text:p>110</text:p>
          </table:table-cell>
          <table:table-cell table:formula="of:=IF((LEN([.L461])&lt;4);REPT(0;4-LEN([.L461]))&amp;[.L461];[.L46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62]+0.5)*15" office:value-type="float" office:value="7.5" calcext:value-type="float">
            <text:p>8</text:p>
          </table:table-cell>
          <table:table-cell table:formula="of:=DEC2BIN([.B462])" office:value-type="string" office:string-value="111" calcext:value-type="string">
            <text:p>111</text:p>
          </table:table-cell>
          <table:table-cell table:formula="of:=IF((LEN([.C462])&lt;4);REPT(0;4-LEN([.C462]))&amp;[.C462];[.C4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462]+1)*8" office:value-type="float" office:value="8.59375" calcext:value-type="float">
            <text:p>9</text:p>
          </table:table-cell>
          <table:table-cell table:formula="of:=DEC2BIN([.K462])" office:value-type="string" office:string-value="1000" calcext:value-type="string">
            <text:p>1000</text:p>
          </table:table-cell>
          <table:table-cell table:formula="of:=IF((LEN([.L462])&lt;4);REPT(0;4-LEN([.L462]))&amp;[.L462];[.L46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63]+0.5)*15" office:value-type="float" office:value="7.5" calcext:value-type="float">
            <text:p>8</text:p>
          </table:table-cell>
          <table:table-cell table:formula="of:=DEC2BIN([.B463])" office:value-type="string" office:string-value="111" calcext:value-type="string">
            <text:p>111</text:p>
          </table:table-cell>
          <table:table-cell table:formula="of:=IF((LEN([.C463])&lt;4);REPT(0;4-LEN([.C463]))&amp;[.C463];[.C4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463]+1)*8" office:value-type="float" office:value="11.1875" calcext:value-type="float">
            <text:p>11</text:p>
          </table:table-cell>
          <table:table-cell table:formula="of:=DEC2BIN([.K463])" office:value-type="string" office:string-value="1011" calcext:value-type="string">
            <text:p>1011</text:p>
          </table:table-cell>
          <table:table-cell table:formula="of:=IF((LEN([.L463])&lt;4);REPT(0;4-LEN([.L463]))&amp;[.L463];[.L46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464]+0.5)*15" office:value-type="float" office:value="7.5" calcext:value-type="float">
            <text:p>8</text:p>
          </table:table-cell>
          <table:table-cell table:formula="of:=DEC2BIN([.B464])" office:value-type="string" office:string-value="111" calcext:value-type="string">
            <text:p>111</text:p>
          </table:table-cell>
          <table:table-cell table:formula="of:=IF((LEN([.C464])&lt;4);REPT(0;4-LEN([.C464]))&amp;[.C464];[.C4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464]+1)*8" office:value-type="float" office:value="9.1875" calcext:value-type="float">
            <text:p>9</text:p>
          </table:table-cell>
          <table:table-cell table:formula="of:=DEC2BIN([.K464])" office:value-type="string" office:string-value="1001" calcext:value-type="string">
            <text:p>1001</text:p>
          </table:table-cell>
          <table:table-cell table:formula="of:=IF((LEN([.L464])&lt;4);REPT(0;4-LEN([.L464]))&amp;[.L464];[.L46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65]+0.5)*15" office:value-type="float" office:value="7.5" calcext:value-type="float">
            <text:p>8</text:p>
          </table:table-cell>
          <table:table-cell table:formula="of:=DEC2BIN([.B465])" office:value-type="string" office:string-value="111" calcext:value-type="string">
            <text:p>111</text:p>
          </table:table-cell>
          <table:table-cell table:formula="of:=IF((LEN([.C465])&lt;4);REPT(0;4-LEN([.C465]))&amp;[.C465];[.C4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465]+1)*8" office:value-type="float" office:value="0.84375" calcext:value-type="float">
            <text:p>1</text:p>
          </table:table-cell>
          <table:table-cell table:formula="of:=DEC2BIN([.K465])" office:value-type="string" office:string-value="0" calcext:value-type="string">
            <text:p>0</text:p>
          </table:table-cell>
          <table:table-cell table:formula="of:=IF((LEN([.L465])&lt;4);REPT(0;4-LEN([.L465]))&amp;[.L465];[.L46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466]+0.5)*15" office:value-type="float" office:value="7.5" calcext:value-type="float">
            <text:p>8</text:p>
          </table:table-cell>
          <table:table-cell table:formula="of:=DEC2BIN([.B466])" office:value-type="string" office:string-value="111" calcext:value-type="string">
            <text:p>111</text:p>
          </table:table-cell>
          <table:table-cell table:formula="of:=IF((LEN([.C466])&lt;4);REPT(0;4-LEN([.C466]))&amp;[.C466];[.C4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466]+1)*8" office:value-type="float" office:value="6.71875" calcext:value-type="float">
            <text:p>7</text:p>
          </table:table-cell>
          <table:table-cell table:formula="of:=DEC2BIN([.K466])" office:value-type="string" office:string-value="110" calcext:value-type="string">
            <text:p>110</text:p>
          </table:table-cell>
          <table:table-cell table:formula="of:=IF((LEN([.L466])&lt;4);REPT(0;4-LEN([.L466]))&amp;[.L466];[.L46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67]+0.5)*15" office:value-type="float" office:value="7.5" calcext:value-type="float">
            <text:p>8</text:p>
          </table:table-cell>
          <table:table-cell table:formula="of:=DEC2BIN([.B467])" office:value-type="string" office:string-value="111" calcext:value-type="string">
            <text:p>111</text:p>
          </table:table-cell>
          <table:table-cell table:formula="of:=IF((LEN([.C467])&lt;4);REPT(0;4-LEN([.C467]))&amp;[.C467];[.C4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467]+1)*8" office:value-type="float" office:value="15.71875" calcext:value-type="float">
            <text:p>16</text:p>
          </table:table-cell>
          <table:table-cell table:formula="of:=DEC2BIN([.K467])" office:value-type="string" office:string-value="1111" calcext:value-type="string">
            <text:p>1111</text:p>
          </table:table-cell>
          <table:table-cell table:formula="of:=IF((LEN([.L467])&lt;4);REPT(0;4-LEN([.L467]))&amp;[.L467];[.L46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68]+0.5)*15" office:value-type="float" office:value="7.5" calcext:value-type="float">
            <text:p>8</text:p>
          </table:table-cell>
          <table:table-cell table:formula="of:=DEC2BIN([.B468])" office:value-type="string" office:string-value="111" calcext:value-type="string">
            <text:p>111</text:p>
          </table:table-cell>
          <table:table-cell table:formula="of:=IF((LEN([.C468])&lt;4);REPT(0;4-LEN([.C468]))&amp;[.C468];[.C4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468]+1)*8" office:value-type="float" office:value="9.25" calcext:value-type="float">
            <text:p>9</text:p>
          </table:table-cell>
          <table:table-cell table:formula="of:=DEC2BIN([.K468])" office:value-type="string" office:string-value="1001" calcext:value-type="string">
            <text:p>1001</text:p>
          </table:table-cell>
          <table:table-cell table:formula="of:=IF((LEN([.L468])&lt;4);REPT(0;4-LEN([.L468]))&amp;[.L468];[.L46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69]+0.5)*15" office:value-type="float" office:value="7.5" calcext:value-type="float">
            <text:p>8</text:p>
          </table:table-cell>
          <table:table-cell table:formula="of:=DEC2BIN([.B469])" office:value-type="string" office:string-value="111" calcext:value-type="string">
            <text:p>111</text:p>
          </table:table-cell>
          <table:table-cell table:formula="of:=IF((LEN([.C469])&lt;4);REPT(0;4-LEN([.C469]))&amp;[.C469];[.C4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469]+1)*8" office:value-type="float" office:value="2.40625" calcext:value-type="float">
            <text:p>2</text:p>
          </table:table-cell>
          <table:table-cell table:formula="of:=DEC2BIN([.K469])" office:value-type="string" office:string-value="10" calcext:value-type="string">
            <text:p>10</text:p>
          </table:table-cell>
          <table:table-cell table:formula="of:=IF((LEN([.L469])&lt;4);REPT(0;4-LEN([.L469]))&amp;[.L469];[.L46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470]+0.5)*15" office:value-type="float" office:value="7.5" calcext:value-type="float">
            <text:p>8</text:p>
          </table:table-cell>
          <table:table-cell table:formula="of:=DEC2BIN([.B470])" office:value-type="string" office:string-value="111" calcext:value-type="string">
            <text:p>111</text:p>
          </table:table-cell>
          <table:table-cell table:formula="of:=IF((LEN([.C470])&lt;4);REPT(0;4-LEN([.C470]))&amp;[.C470];[.C4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470]+1)*8" office:value-type="float" office:value="7.375" calcext:value-type="float">
            <text:p>7</text:p>
          </table:table-cell>
          <table:table-cell table:formula="of:=DEC2BIN([.K470])" office:value-type="string" office:string-value="111" calcext:value-type="string">
            <text:p>111</text:p>
          </table:table-cell>
          <table:table-cell table:formula="of:=IF((LEN([.L470])&lt;4);REPT(0;4-LEN([.L470]))&amp;[.L470];[.L47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71]+0.5)*15" office:value-type="float" office:value="7.5" calcext:value-type="float">
            <text:p>8</text:p>
          </table:table-cell>
          <table:table-cell table:formula="of:=DEC2BIN([.B471])" office:value-type="string" office:string-value="111" calcext:value-type="string">
            <text:p>111</text:p>
          </table:table-cell>
          <table:table-cell table:formula="of:=IF((LEN([.C471])&lt;4);REPT(0;4-LEN([.C471]))&amp;[.C471];[.C4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471]+1)*8" office:value-type="float" office:value="9.3125" calcext:value-type="float">
            <text:p>9</text:p>
          </table:table-cell>
          <table:table-cell table:formula="of:=DEC2BIN([.K471])" office:value-type="string" office:string-value="1001" calcext:value-type="string">
            <text:p>1001</text:p>
          </table:table-cell>
          <table:table-cell table:formula="of:=IF((LEN([.L471])&lt;4);REPT(0;4-LEN([.L471]))&amp;[.L471];[.L47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72]+0.5)*15" office:value-type="float" office:value="7.5" calcext:value-type="float">
            <text:p>8</text:p>
          </table:table-cell>
          <table:table-cell table:formula="of:=DEC2BIN([.B472])" office:value-type="string" office:string-value="111" calcext:value-type="string">
            <text:p>111</text:p>
          </table:table-cell>
          <table:table-cell table:formula="of:=IF((LEN([.C472])&lt;4);REPT(0;4-LEN([.C472]))&amp;[.C472];[.C4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472]+1)*8" office:value-type="float" office:value="7.40625" calcext:value-type="float">
            <text:p>7</text:p>
          </table:table-cell>
          <table:table-cell table:formula="of:=DEC2BIN([.K472])" office:value-type="string" office:string-value="111" calcext:value-type="string">
            <text:p>111</text:p>
          </table:table-cell>
          <table:table-cell table:formula="of:=IF((LEN([.L472])&lt;4);REPT(0;4-LEN([.L472]))&amp;[.L472];[.L47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73]+0.5)*15" office:value-type="float" office:value="7.5" calcext:value-type="float">
            <text:p>8</text:p>
          </table:table-cell>
          <table:table-cell table:formula="of:=DEC2BIN([.B473])" office:value-type="string" office:string-value="111" calcext:value-type="string">
            <text:p>111</text:p>
          </table:table-cell>
          <table:table-cell table:formula="of:=IF((LEN([.C473])&lt;4);REPT(0;4-LEN([.C473]))&amp;[.C473];[.C4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473]+1)*8" office:value-type="float" office:value="4.8125" calcext:value-type="float">
            <text:p>5</text:p>
          </table:table-cell>
          <table:table-cell table:formula="of:=DEC2BIN([.K473])" office:value-type="string" office:string-value="100" calcext:value-type="string">
            <text:p>100</text:p>
          </table:table-cell>
          <table:table-cell table:formula="of:=IF((LEN([.L473])&lt;4);REPT(0;4-LEN([.L473]))&amp;[.L473];[.L47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474]+0.5)*15" office:value-type="float" office:value="7.5" calcext:value-type="float">
            <text:p>8</text:p>
          </table:table-cell>
          <table:table-cell table:formula="of:=DEC2BIN([.B474])" office:value-type="string" office:string-value="111" calcext:value-type="string">
            <text:p>111</text:p>
          </table:table-cell>
          <table:table-cell table:formula="of:=IF((LEN([.C474])&lt;4);REPT(0;4-LEN([.C474]))&amp;[.C474];[.C4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474]+1)*8" office:value-type="float" office:value="6.8125" calcext:value-type="float">
            <text:p>7</text:p>
          </table:table-cell>
          <table:table-cell table:formula="of:=DEC2BIN([.K474])" office:value-type="string" office:string-value="110" calcext:value-type="string">
            <text:p>110</text:p>
          </table:table-cell>
          <table:table-cell table:formula="of:=IF((LEN([.L474])&lt;4);REPT(0;4-LEN([.L474]))&amp;[.L474];[.L47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75]+0.5)*15" office:value-type="float" office:value="7.5" calcext:value-type="float">
            <text:p>8</text:p>
          </table:table-cell>
          <table:table-cell table:formula="of:=DEC2BIN([.B475])" office:value-type="string" office:string-value="111" calcext:value-type="string">
            <text:p>111</text:p>
          </table:table-cell>
          <table:table-cell table:formula="of:=IF((LEN([.C475])&lt;4);REPT(0;4-LEN([.C475]))&amp;[.C475];[.C4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475]+1)*8" office:value-type="float" office:value="15.15625" calcext:value-type="float">
            <text:p>15</text:p>
          </table:table-cell>
          <table:table-cell table:formula="of:=DEC2BIN([.K475])" office:value-type="string" office:string-value="1111" calcext:value-type="string">
            <text:p>1111</text:p>
          </table:table-cell>
          <table:table-cell table:formula="of:=IF((LEN([.L475])&lt;4);REPT(0;4-LEN([.L475]))&amp;[.L475];[.L47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76]+0.5)*15" office:value-type="float" office:value="7.5" calcext:value-type="float">
            <text:p>8</text:p>
          </table:table-cell>
          <table:table-cell table:formula="of:=DEC2BIN([.B476])" office:value-type="string" office:string-value="111" calcext:value-type="string">
            <text:p>111</text:p>
          </table:table-cell>
          <table:table-cell table:formula="of:=IF((LEN([.C476])&lt;4);REPT(0;4-LEN([.C476]))&amp;[.C476];[.C4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476]+1)*8" office:value-type="float" office:value="9.28125" calcext:value-type="float">
            <text:p>9</text:p>
          </table:table-cell>
          <table:table-cell table:formula="of:=DEC2BIN([.K476])" office:value-type="string" office:string-value="1001" calcext:value-type="string">
            <text:p>1001</text:p>
          </table:table-cell>
          <table:table-cell table:formula="of:=IF((LEN([.L476])&lt;4);REPT(0;4-LEN([.L476]))&amp;[.L476];[.L47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77]+0.5)*15" office:value-type="float" office:value="7.5" calcext:value-type="float">
            <text:p>8</text:p>
          </table:table-cell>
          <table:table-cell table:formula="of:=DEC2BIN([.B477])" office:value-type="string" office:string-value="111" calcext:value-type="string">
            <text:p>111</text:p>
          </table:table-cell>
          <table:table-cell table:formula="of:=IF((LEN([.C477])&lt;4);REPT(0;4-LEN([.C477]))&amp;[.C477];[.C4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477]+1)*8" office:value-type="float" office:value="0.28125" calcext:value-type="float">
            <text:p>0</text:p>
          </table:table-cell>
          <table:table-cell table:formula="of:=DEC2BIN([.K477])" office:value-type="string" office:string-value="0" calcext:value-type="string">
            <text:p>0</text:p>
          </table:table-cell>
          <table:table-cell table:formula="of:=IF((LEN([.L477])&lt;4);REPT(0;4-LEN([.L477]))&amp;[.L477];[.L477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478]+0.5)*15" office:value-type="float" office:value="7.5" calcext:value-type="float">
            <text:p>8</text:p>
          </table:table-cell>
          <table:table-cell table:formula="of:=DEC2BIN([.B478])" office:value-type="string" office:string-value="111" calcext:value-type="string">
            <text:p>111</text:p>
          </table:table-cell>
          <table:table-cell table:formula="of:=IF((LEN([.C478])&lt;4);REPT(0;4-LEN([.C478]))&amp;[.C478];[.C4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478]+1)*8" office:value-type="float" office:value="6.75" calcext:value-type="float">
            <text:p>7</text:p>
          </table:table-cell>
          <table:table-cell table:formula="of:=DEC2BIN([.K478])" office:value-type="string" office:string-value="110" calcext:value-type="string">
            <text:p>110</text:p>
          </table:table-cell>
          <table:table-cell table:formula="of:=IF((LEN([.L478])&lt;4);REPT(0;4-LEN([.L478]))&amp;[.L478];[.L47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79]+0.5)*15" office:value-type="float" office:value="7.5" calcext:value-type="float">
            <text:p>8</text:p>
          </table:table-cell>
          <table:table-cell table:formula="of:=DEC2BIN([.B479])" office:value-type="string" office:string-value="111" calcext:value-type="string">
            <text:p>111</text:p>
          </table:table-cell>
          <table:table-cell table:formula="of:=IF((LEN([.C479])&lt;4);REPT(0;4-LEN([.C479]))&amp;[.C479];[.C4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479]+1)*8" office:value-type="float" office:value="13.59375" calcext:value-type="float">
            <text:p>14</text:p>
          </table:table-cell>
          <table:table-cell table:formula="of:=DEC2BIN([.K479])" office:value-type="string" office:string-value="1101" calcext:value-type="string">
            <text:p>1101</text:p>
          </table:table-cell>
          <table:table-cell table:formula="of:=IF((LEN([.L479])&lt;4);REPT(0;4-LEN([.L479]))&amp;[.L479];[.L47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480]+0.5)*15" office:value-type="float" office:value="7.5" calcext:value-type="float">
            <text:p>8</text:p>
          </table:table-cell>
          <table:table-cell table:formula="of:=DEC2BIN([.B480])" office:value-type="string" office:string-value="111" calcext:value-type="string">
            <text:p>111</text:p>
          </table:table-cell>
          <table:table-cell table:formula="of:=IF((LEN([.C480])&lt;4);REPT(0;4-LEN([.C480]))&amp;[.C480];[.C4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480]+1)*8" office:value-type="float" office:value="8.625" calcext:value-type="float">
            <text:p>9</text:p>
          </table:table-cell>
          <table:table-cell table:formula="of:=DEC2BIN([.K480])" office:value-type="string" office:string-value="1000" calcext:value-type="string">
            <text:p>1000</text:p>
          </table:table-cell>
          <table:table-cell table:formula="of:=IF((LEN([.L480])&lt;4);REPT(0;4-LEN([.L480]))&amp;[.L480];[.L48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81]+0.5)*15" office:value-type="float" office:value="7.5" calcext:value-type="float">
            <text:p>8</text:p>
          </table:table-cell>
          <table:table-cell table:formula="of:=DEC2BIN([.B481])" office:value-type="string" office:string-value="111" calcext:value-type="string">
            <text:p>111</text:p>
          </table:table-cell>
          <table:table-cell table:formula="of:=IF((LEN([.C481])&lt;4);REPT(0;4-LEN([.C481]))&amp;[.C481];[.C4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481]+1)*8" office:value-type="float" office:value="6.6875" calcext:value-type="float">
            <text:p>7</text:p>
          </table:table-cell>
          <table:table-cell table:formula="of:=DEC2BIN([.K481])" office:value-type="string" office:string-value="110" calcext:value-type="string">
            <text:p>110</text:p>
          </table:table-cell>
          <table:table-cell table:formula="of:=IF((LEN([.L481])&lt;4);REPT(0;4-LEN([.L481]))&amp;[.L481];[.L481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82]+0.5)*15" office:value-type="float" office:value="7.5" calcext:value-type="float">
            <text:p>8</text:p>
          </table:table-cell>
          <table:table-cell table:formula="of:=DEC2BIN([.B482])" office:value-type="string" office:string-value="111" calcext:value-type="string">
            <text:p>111</text:p>
          </table:table-cell>
          <table:table-cell table:formula="of:=IF((LEN([.C482])&lt;4);REPT(0;4-LEN([.C482]))&amp;[.C482];[.C4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482]+1)*8" office:value-type="float" office:value="8.59375" calcext:value-type="float">
            <text:p>9</text:p>
          </table:table-cell>
          <table:table-cell table:formula="of:=DEC2BIN([.K482])" office:value-type="string" office:string-value="1000" calcext:value-type="string">
            <text:p>1000</text:p>
          </table:table-cell>
          <table:table-cell table:formula="of:=IF((LEN([.L482])&lt;4);REPT(0;4-LEN([.L482]))&amp;[.L482];[.L48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83]+0.5)*15" office:value-type="float" office:value="7.5" calcext:value-type="float">
            <text:p>8</text:p>
          </table:table-cell>
          <table:table-cell table:formula="of:=DEC2BIN([.B483])" office:value-type="string" office:string-value="111" calcext:value-type="string">
            <text:p>111</text:p>
          </table:table-cell>
          <table:table-cell table:formula="of:=IF((LEN([.C483])&lt;4);REPT(0;4-LEN([.C483]))&amp;[.C483];[.C4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483]+1)*8" office:value-type="float" office:value="11.1875" calcext:value-type="float">
            <text:p>11</text:p>
          </table:table-cell>
          <table:table-cell table:formula="of:=DEC2BIN([.K483])" office:value-type="string" office:string-value="1011" calcext:value-type="string">
            <text:p>1011</text:p>
          </table:table-cell>
          <table:table-cell table:formula="of:=IF((LEN([.L483])&lt;4);REPT(0;4-LEN([.L483]))&amp;[.L483];[.L483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484]+0.5)*15" office:value-type="float" office:value="7.5" calcext:value-type="float">
            <text:p>8</text:p>
          </table:table-cell>
          <table:table-cell table:formula="of:=DEC2BIN([.B484])" office:value-type="string" office:string-value="111" calcext:value-type="string">
            <text:p>111</text:p>
          </table:table-cell>
          <table:table-cell table:formula="of:=IF((LEN([.C484])&lt;4);REPT(0;4-LEN([.C484]))&amp;[.C484];[.C4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484]+1)*8" office:value-type="float" office:value="9.1875" calcext:value-type="float">
            <text:p>9</text:p>
          </table:table-cell>
          <table:table-cell table:formula="of:=DEC2BIN([.K484])" office:value-type="string" office:string-value="1001" calcext:value-type="string">
            <text:p>1001</text:p>
          </table:table-cell>
          <table:table-cell table:formula="of:=IF((LEN([.L484])&lt;4);REPT(0;4-LEN([.L484]))&amp;[.L484];[.L48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85]+0.5)*15" office:value-type="float" office:value="7.5" calcext:value-type="float">
            <text:p>8</text:p>
          </table:table-cell>
          <table:table-cell table:formula="of:=DEC2BIN([.B485])" office:value-type="string" office:string-value="111" calcext:value-type="string">
            <text:p>111</text:p>
          </table:table-cell>
          <table:table-cell table:formula="of:=IF((LEN([.C485])&lt;4);REPT(0;4-LEN([.C485]))&amp;[.C485];[.C4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485]+1)*8" office:value-type="float" office:value="0.84375" calcext:value-type="float">
            <text:p>1</text:p>
          </table:table-cell>
          <table:table-cell table:formula="of:=DEC2BIN([.K485])" office:value-type="string" office:string-value="0" calcext:value-type="string">
            <text:p>0</text:p>
          </table:table-cell>
          <table:table-cell table:formula="of:=IF((LEN([.L485])&lt;4);REPT(0;4-LEN([.L485]))&amp;[.L485];[.L48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486]+0.5)*15" office:value-type="float" office:value="7.5" calcext:value-type="float">
            <text:p>8</text:p>
          </table:table-cell>
          <table:table-cell table:formula="of:=DEC2BIN([.B486])" office:value-type="string" office:string-value="111" calcext:value-type="string">
            <text:p>111</text:p>
          </table:table-cell>
          <table:table-cell table:formula="of:=IF((LEN([.C486])&lt;4);REPT(0;4-LEN([.C486]))&amp;[.C486];[.C4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486]+1)*8" office:value-type="float" office:value="6.71875" calcext:value-type="float">
            <text:p>7</text:p>
          </table:table-cell>
          <table:table-cell table:formula="of:=DEC2BIN([.K486])" office:value-type="string" office:string-value="110" calcext:value-type="string">
            <text:p>110</text:p>
          </table:table-cell>
          <table:table-cell table:formula="of:=IF((LEN([.L486])&lt;4);REPT(0;4-LEN([.L486]))&amp;[.L486];[.L48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87]+0.5)*15" office:value-type="float" office:value="7.5" calcext:value-type="float">
            <text:p>8</text:p>
          </table:table-cell>
          <table:table-cell table:formula="of:=DEC2BIN([.B487])" office:value-type="string" office:string-value="111" calcext:value-type="string">
            <text:p>111</text:p>
          </table:table-cell>
          <table:table-cell table:formula="of:=IF((LEN([.C487])&lt;4);REPT(0;4-LEN([.C487]))&amp;[.C487];[.C4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487]+1)*8" office:value-type="float" office:value="15.71875" calcext:value-type="float">
            <text:p>16</text:p>
          </table:table-cell>
          <table:table-cell table:formula="of:=DEC2BIN([.K487])" office:value-type="string" office:string-value="1111" calcext:value-type="string">
            <text:p>1111</text:p>
          </table:table-cell>
          <table:table-cell table:formula="of:=IF((LEN([.L487])&lt;4);REPT(0;4-LEN([.L487]))&amp;[.L487];[.L487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88]+0.5)*15" office:value-type="float" office:value="7.5" calcext:value-type="float">
            <text:p>8</text:p>
          </table:table-cell>
          <table:table-cell table:formula="of:=DEC2BIN([.B488])" office:value-type="string" office:string-value="111" calcext:value-type="string">
            <text:p>111</text:p>
          </table:table-cell>
          <table:table-cell table:formula="of:=IF((LEN([.C488])&lt;4);REPT(0;4-LEN([.C488]))&amp;[.C488];[.C4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488]+1)*8" office:value-type="float" office:value="9.25" calcext:value-type="float">
            <text:p>9</text:p>
          </table:table-cell>
          <table:table-cell table:formula="of:=DEC2BIN([.K488])" office:value-type="string" office:string-value="1001" calcext:value-type="string">
            <text:p>1001</text:p>
          </table:table-cell>
          <table:table-cell table:formula="of:=IF((LEN([.L488])&lt;4);REPT(0;4-LEN([.L488]))&amp;[.L488];[.L488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89]+0.5)*15" office:value-type="float" office:value="7.5" calcext:value-type="float">
            <text:p>8</text:p>
          </table:table-cell>
          <table:table-cell table:formula="of:=DEC2BIN([.B489])" office:value-type="string" office:string-value="111" calcext:value-type="string">
            <text:p>111</text:p>
          </table:table-cell>
          <table:table-cell table:formula="of:=IF((LEN([.C489])&lt;4);REPT(0;4-LEN([.C489]))&amp;[.C489];[.C4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489]+1)*8" office:value-type="float" office:value="2.40625" calcext:value-type="float">
            <text:p>2</text:p>
          </table:table-cell>
          <table:table-cell table:formula="of:=DEC2BIN([.K489])" office:value-type="string" office:string-value="10" calcext:value-type="string">
            <text:p>10</text:p>
          </table:table-cell>
          <table:table-cell table:formula="of:=IF((LEN([.L489])&lt;4);REPT(0;4-LEN([.L489]))&amp;[.L489];[.L489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490]+0.5)*15" office:value-type="float" office:value="7.5" calcext:value-type="float">
            <text:p>8</text:p>
          </table:table-cell>
          <table:table-cell table:formula="of:=DEC2BIN([.B490])" office:value-type="string" office:string-value="111" calcext:value-type="string">
            <text:p>111</text:p>
          </table:table-cell>
          <table:table-cell table:formula="of:=IF((LEN([.C490])&lt;4);REPT(0;4-LEN([.C490]))&amp;[.C490];[.C4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490]+1)*8" office:value-type="float" office:value="7.375" calcext:value-type="float">
            <text:p>7</text:p>
          </table:table-cell>
          <table:table-cell table:formula="of:=DEC2BIN([.K490])" office:value-type="string" office:string-value="111" calcext:value-type="string">
            <text:p>111</text:p>
          </table:table-cell>
          <table:table-cell table:formula="of:=IF((LEN([.L490])&lt;4);REPT(0;4-LEN([.L490]))&amp;[.L490];[.L49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91]+0.5)*15" office:value-type="float" office:value="7.5" calcext:value-type="float">
            <text:p>8</text:p>
          </table:table-cell>
          <table:table-cell table:formula="of:=DEC2BIN([.B491])" office:value-type="string" office:string-value="111" calcext:value-type="string">
            <text:p>111</text:p>
          </table:table-cell>
          <table:table-cell table:formula="of:=IF((LEN([.C491])&lt;4);REPT(0;4-LEN([.C491]))&amp;[.C491];[.C4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491]+1)*8" office:value-type="float" office:value="9.3125" calcext:value-type="float">
            <text:p>9</text:p>
          </table:table-cell>
          <table:table-cell table:formula="of:=DEC2BIN([.K491])" office:value-type="string" office:string-value="1001" calcext:value-type="string">
            <text:p>1001</text:p>
          </table:table-cell>
          <table:table-cell table:formula="of:=IF((LEN([.L491])&lt;4);REPT(0;4-LEN([.L491]))&amp;[.L491];[.L491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92]+0.5)*15" office:value-type="float" office:value="7.5" calcext:value-type="float">
            <text:p>8</text:p>
          </table:table-cell>
          <table:table-cell table:formula="of:=DEC2BIN([.B492])" office:value-type="string" office:string-value="111" calcext:value-type="string">
            <text:p>111</text:p>
          </table:table-cell>
          <table:table-cell table:formula="of:=IF((LEN([.C492])&lt;4);REPT(0;4-LEN([.C492]))&amp;[.C492];[.C4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492]+1)*8" office:value-type="float" office:value="7.40625" calcext:value-type="float">
            <text:p>7</text:p>
          </table:table-cell>
          <table:table-cell table:formula="of:=DEC2BIN([.K492])" office:value-type="string" office:string-value="111" calcext:value-type="string">
            <text:p>111</text:p>
          </table:table-cell>
          <table:table-cell table:formula="of:=IF((LEN([.L492])&lt;4);REPT(0;4-LEN([.L492]))&amp;[.L492];[.L49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493]+0.5)*15" office:value-type="float" office:value="7.5" calcext:value-type="float">
            <text:p>8</text:p>
          </table:table-cell>
          <table:table-cell table:formula="of:=DEC2BIN([.B493])" office:value-type="string" office:string-value="111" calcext:value-type="string">
            <text:p>111</text:p>
          </table:table-cell>
          <table:table-cell table:formula="of:=IF((LEN([.C493])&lt;4);REPT(0;4-LEN([.C493]))&amp;[.C493];[.C4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493]+1)*8" office:value-type="float" office:value="4.8125" calcext:value-type="float">
            <text:p>5</text:p>
          </table:table-cell>
          <table:table-cell table:formula="of:=DEC2BIN([.K493])" office:value-type="string" office:string-value="100" calcext:value-type="string">
            <text:p>100</text:p>
          </table:table-cell>
          <table:table-cell table:formula="of:=IF((LEN([.L493])&lt;4);REPT(0;4-LEN([.L493]))&amp;[.L493];[.L493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494]+0.5)*15" office:value-type="float" office:value="7.5" calcext:value-type="float">
            <text:p>8</text:p>
          </table:table-cell>
          <table:table-cell table:formula="of:=DEC2BIN([.B494])" office:value-type="string" office:string-value="111" calcext:value-type="string">
            <text:p>111</text:p>
          </table:table-cell>
          <table:table-cell table:formula="of:=IF((LEN([.C494])&lt;4);REPT(0;4-LEN([.C494]))&amp;[.C494];[.C4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494]+1)*8" office:value-type="float" office:value="6.8125" calcext:value-type="float">
            <text:p>7</text:p>
          </table:table-cell>
          <table:table-cell table:formula="of:=DEC2BIN([.K494])" office:value-type="string" office:string-value="110" calcext:value-type="string">
            <text:p>110</text:p>
          </table:table-cell>
          <table:table-cell table:formula="of:=IF((LEN([.L494])&lt;4);REPT(0;4-LEN([.L494]))&amp;[.L494];[.L49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495]+0.5)*15" office:value-type="float" office:value="7.5" calcext:value-type="float">
            <text:p>8</text:p>
          </table:table-cell>
          <table:table-cell table:formula="of:=DEC2BIN([.B495])" office:value-type="string" office:string-value="111" calcext:value-type="string">
            <text:p>111</text:p>
          </table:table-cell>
          <table:table-cell table:formula="of:=IF((LEN([.C495])&lt;4);REPT(0;4-LEN([.C495]))&amp;[.C495];[.C4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495]+1)*8" office:value-type="float" office:value="15.15625" calcext:value-type="float">
            <text:p>15</text:p>
          </table:table-cell>
          <table:table-cell table:formula="of:=DEC2BIN([.K495])" office:value-type="string" office:string-value="1111" calcext:value-type="string">
            <text:p>1111</text:p>
          </table:table-cell>
          <table:table-cell table:formula="of:=IF((LEN([.L495])&lt;4);REPT(0;4-LEN([.L495]))&amp;[.L495];[.L49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496]+0.5)*15" office:value-type="float" office:value="7.5" calcext:value-type="float">
            <text:p>8</text:p>
          </table:table-cell>
          <table:table-cell table:formula="of:=DEC2BIN([.B496])" office:value-type="string" office:string-value="111" calcext:value-type="string">
            <text:p>111</text:p>
          </table:table-cell>
          <table:table-cell table:formula="of:=IF((LEN([.C496])&lt;4);REPT(0;4-LEN([.C496]))&amp;[.C496];[.C4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496]+1)*8" office:value-type="float" office:value="9.28125" calcext:value-type="float">
            <text:p>9</text:p>
          </table:table-cell>
          <table:table-cell table:formula="of:=DEC2BIN([.K496])" office:value-type="string" office:string-value="1001" calcext:value-type="string">
            <text:p>1001</text:p>
          </table:table-cell>
          <table:table-cell table:formula="of:=IF((LEN([.L496])&lt;4);REPT(0;4-LEN([.L496]))&amp;[.L496];[.L49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497]+0.5)*15" office:value-type="float" office:value="7.5" calcext:value-type="float">
            <text:p>8</text:p>
          </table:table-cell>
          <table:table-cell table:formula="of:=DEC2BIN([.B497])" office:value-type="string" office:string-value="111" calcext:value-type="string">
            <text:p>111</text:p>
          </table:table-cell>
          <table:table-cell table:formula="of:=IF((LEN([.C497])&lt;4);REPT(0;4-LEN([.C497]))&amp;[.C497];[.C4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formula="of:=([.J497]+1)*8" office:value-type="float" office:value="8" calcext:value-type="float">
            <text:p>8</text:p>
          </table:table-cell>
          <table:table-cell table:formula="of:=DEC2BIN([.K497])" office:value-type="string" office:string-value="1000" calcext:value-type="string">
            <text:p>1000</text:p>
          </table:table-cell>
          <table:table-cell table:formula="of:=IF((LEN([.L497])&lt;4);REPT(0;4-LEN([.L497]))&amp;[.L497];[.L497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98]+0.5)*15" office:value-type="float" office:value="7.5" calcext:value-type="float">
            <text:p>8</text:p>
          </table:table-cell>
          <table:table-cell table:formula="of:=DEC2BIN([.B498])" office:value-type="string" office:string-value="111" calcext:value-type="string">
            <text:p>111</text:p>
          </table:table-cell>
          <table:table-cell table:formula="of:=IF((LEN([.C498])&lt;4);REPT(0;4-LEN([.C498]))&amp;[.C498];[.C4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formula="of:=([.J498]+1)*8" office:value-type="float" office:value="8" calcext:value-type="float">
            <text:p>8</text:p>
          </table:table-cell>
          <table:table-cell table:formula="of:=DEC2BIN([.K498])" office:value-type="string" office:string-value="1000" calcext:value-type="string">
            <text:p>1000</text:p>
          </table:table-cell>
          <table:table-cell table:formula="of:=IF((LEN([.L498])&lt;4);REPT(0;4-LEN([.L498]))&amp;[.L498];[.L49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499]+0.5)*15" office:value-type="float" office:value="7.5" calcext:value-type="float">
            <text:p>8</text:p>
          </table:table-cell>
          <table:table-cell table:formula="of:=DEC2BIN([.B499])" office:value-type="string" office:string-value="111" calcext:value-type="string">
            <text:p>111</text:p>
          </table:table-cell>
          <table:table-cell table:formula="of:=IF((LEN([.C499])&lt;4);REPT(0;4-LEN([.C499]))&amp;[.C499];[.C4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J499]+1)*8" office:value-type="float" office:value="8.03125" calcext:value-type="float">
            <text:p>8</text:p>
          </table:table-cell>
          <table:table-cell table:formula="of:=DEC2BIN([.K499])" office:value-type="string" office:string-value="1000" calcext:value-type="string">
            <text:p>1000</text:p>
          </table:table-cell>
          <table:table-cell table:formula="of:=IF((LEN([.L499])&lt;4);REPT(0;4-LEN([.L499]))&amp;[.L499];[.L499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00]+0.5)*15" office:value-type="float" office:value="7.5" calcext:value-type="float">
            <text:p>8</text:p>
          </table:table-cell>
          <table:table-cell table:formula="of:=DEC2BIN([.B500])" office:value-type="string" office:string-value="111" calcext:value-type="string">
            <text:p>111</text:p>
          </table:table-cell>
          <table:table-cell table:formula="of:=IF((LEN([.C500])&lt;4);REPT(0;4-LEN([.C500]))&amp;[.C500];[.C5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34375" calcext:value-type="float">
            <text:p>-0,0234375</text:p>
          </table:table-cell>
          <table:table-cell table:formula="of:=([.J500]+1)*8" office:value-type="float" office:value="7.8125" calcext:value-type="float">
            <text:p>8</text:p>
          </table:table-cell>
          <table:table-cell table:formula="of:=DEC2BIN([.K500])" office:value-type="string" office:string-value="111" calcext:value-type="string">
            <text:p>111</text:p>
          </table:table-cell>
          <table:table-cell table:formula="of:=IF((LEN([.L500])&lt;4);REPT(0;4-LEN([.L500]))&amp;[.L500];[.L50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01]+0.5)*15" office:value-type="float" office:value="7.5" calcext:value-type="float">
            <text:p>8</text:p>
          </table:table-cell>
          <table:table-cell table:formula="of:=DEC2BIN([.B501])" office:value-type="string" office:string-value="111" calcext:value-type="string">
            <text:p>111</text:p>
          </table:table-cell>
          <table:table-cell table:formula="of:=IF((LEN([.C501])&lt;4);REPT(0;4-LEN([.C501]))&amp;[.C501];[.C5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J501]+1)*8" office:value-type="float" office:value="4.625" calcext:value-type="float">
            <text:p>5</text:p>
          </table:table-cell>
          <table:table-cell table:formula="of:=DEC2BIN([.K501])" office:value-type="string" office:string-value="100" calcext:value-type="string">
            <text:p>100</text:p>
          </table:table-cell>
          <table:table-cell table:formula="of:=IF((LEN([.L501])&lt;4);REPT(0;4-LEN([.L501]))&amp;[.L501];[.L50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502]+0.5)*15" office:value-type="float" office:value="7.5" calcext:value-type="float">
            <text:p>8</text:p>
          </table:table-cell>
          <table:table-cell table:formula="of:=DEC2BIN([.B502])" office:value-type="string" office:string-value="111" calcext:value-type="string">
            <text:p>111</text:p>
          </table:table-cell>
          <table:table-cell table:formula="of:=IF((LEN([.C502])&lt;4);REPT(0;4-LEN([.C502]))&amp;[.C502];[.C5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3671875" calcext:value-type="float">
            <text:p>-0,13671875</text:p>
          </table:table-cell>
          <table:table-cell table:formula="of:=([.J502]+1)*8" office:value-type="float" office:value="6.90625" calcext:value-type="float">
            <text:p>7</text:p>
          </table:table-cell>
          <table:table-cell table:formula="of:=DEC2BIN([.K502])" office:value-type="string" office:string-value="110" calcext:value-type="string">
            <text:p>110</text:p>
          </table:table-cell>
          <table:table-cell table:formula="of:=IF((LEN([.L502])&lt;4);REPT(0;4-LEN([.L502]))&amp;[.L502];[.L50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03]+0.5)*15" office:value-type="float" office:value="7.5" calcext:value-type="float">
            <text:p>8</text:p>
          </table:table-cell>
          <table:table-cell table:formula="of:=DEC2BIN([.B503])" office:value-type="string" office:string-value="111" calcext:value-type="string">
            <text:p>111</text:p>
          </table:table-cell>
          <table:table-cell table:formula="of:=IF((LEN([.C503])&lt;4);REPT(0;4-LEN([.C503]))&amp;[.C503];[.C5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828125" calcext:value-type="float">
            <text:p>0,8828125</text:p>
          </table:table-cell>
          <table:table-cell table:formula="of:=([.J503]+1)*8" office:value-type="float" office:value="15.0625" calcext:value-type="float">
            <text:p>15</text:p>
          </table:table-cell>
          <table:table-cell table:formula="of:=DEC2BIN([.K503])" office:value-type="string" office:string-value="1111" calcext:value-type="string">
            <text:p>1111</text:p>
          </table:table-cell>
          <table:table-cell table:formula="of:=IF((LEN([.L503])&lt;4);REPT(0;4-LEN([.L503]))&amp;[.L503];[.L50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04]+0.5)*15" office:value-type="float" office:value="7.5" calcext:value-type="float">
            <text:p>8</text:p>
          </table:table-cell>
          <table:table-cell table:formula="of:=DEC2BIN([.B504])" office:value-type="string" office:string-value="111" calcext:value-type="string">
            <text:p>111</text:p>
          </table:table-cell>
          <table:table-cell table:formula="of:=IF((LEN([.C504])&lt;4);REPT(0;4-LEN([.C504]))&amp;[.C504];[.C5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504]+1)*8" office:value-type="float" office:value="9.3125" calcext:value-type="float">
            <text:p>9</text:p>
          </table:table-cell>
          <table:table-cell table:formula="of:=DEC2BIN([.K504])" office:value-type="string" office:string-value="1001" calcext:value-type="string">
            <text:p>1001</text:p>
          </table:table-cell>
          <table:table-cell table:formula="of:=IF((LEN([.L504])&lt;4);REPT(0;4-LEN([.L504]))&amp;[.L504];[.L50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05]+0.5)*15" office:value-type="float" office:value="7.5" calcext:value-type="float">
            <text:p>8</text:p>
          </table:table-cell>
          <table:table-cell table:formula="of:=DEC2BIN([.B505])" office:value-type="string" office:string-value="111" calcext:value-type="string">
            <text:p>111</text:p>
          </table:table-cell>
          <table:table-cell table:formula="of:=IF((LEN([.C505])&lt;4);REPT(0;4-LEN([.C505]))&amp;[.C505];[.C5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875" calcext:value-type="float">
            <text:p>-0,96875</text:p>
          </table:table-cell>
          <table:table-cell table:formula="of:=([.J505]+1)*8" office:value-type="float" office:value="0.249999999999999" calcext:value-type="float">
            <text:p>0</text:p>
          </table:table-cell>
          <table:table-cell table:formula="of:=DEC2BIN([.K505])" office:value-type="string" office:string-value="0" calcext:value-type="string">
            <text:p>0</text:p>
          </table:table-cell>
          <table:table-cell table:formula="of:=IF((LEN([.L505])&lt;4);REPT(0;4-LEN([.L505]))&amp;[.L505];[.L50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06]+0.5)*15" office:value-type="float" office:value="7.5" calcext:value-type="float">
            <text:p>8</text:p>
          </table:table-cell>
          <table:table-cell table:formula="of:=DEC2BIN([.B506])" office:value-type="string" office:string-value="111" calcext:value-type="string">
            <text:p>111</text:p>
          </table:table-cell>
          <table:table-cell table:formula="of:=IF((LEN([.C506])&lt;4);REPT(0;4-LEN([.C506]))&amp;[.C506];[.C5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506]+1)*8" office:value-type="float" office:value="6.75" calcext:value-type="float">
            <text:p>7</text:p>
          </table:table-cell>
          <table:table-cell table:formula="of:=DEC2BIN([.K506])" office:value-type="string" office:string-value="110" calcext:value-type="string">
            <text:p>110</text:p>
          </table:table-cell>
          <table:table-cell table:formula="of:=IF((LEN([.L506])&lt;4);REPT(0;4-LEN([.L506]))&amp;[.L506];[.L50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07]+0.5)*15" office:value-type="float" office:value="7.5" calcext:value-type="float">
            <text:p>8</text:p>
          </table:table-cell>
          <table:table-cell table:formula="of:=DEC2BIN([.B507])" office:value-type="string" office:string-value="111" calcext:value-type="string">
            <text:p>111</text:p>
          </table:table-cell>
          <table:table-cell table:formula="of:=IF((LEN([.C507])&lt;4);REPT(0;4-LEN([.C507]))&amp;[.C507];[.C5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507]+1)*8" office:value-type="float" office:value="13.59375" calcext:value-type="float">
            <text:p>14</text:p>
          </table:table-cell>
          <table:table-cell table:formula="of:=DEC2BIN([.K507])" office:value-type="string" office:string-value="1101" calcext:value-type="string">
            <text:p>1101</text:p>
          </table:table-cell>
          <table:table-cell table:formula="of:=IF((LEN([.L507])&lt;4);REPT(0;4-LEN([.L507]))&amp;[.L507];[.L50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508]+0.5)*15" office:value-type="float" office:value="7.5" calcext:value-type="float">
            <text:p>8</text:p>
          </table:table-cell>
          <table:table-cell table:formula="of:=DEC2BIN([.B508])" office:value-type="string" office:string-value="111" calcext:value-type="string">
            <text:p>111</text:p>
          </table:table-cell>
          <table:table-cell table:formula="of:=IF((LEN([.C508])&lt;4);REPT(0;4-LEN([.C508]))&amp;[.C508];[.C5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508]+1)*8" office:value-type="float" office:value="8.625" calcext:value-type="float">
            <text:p>9</text:p>
          </table:table-cell>
          <table:table-cell table:formula="of:=DEC2BIN([.K508])" office:value-type="string" office:string-value="1000" calcext:value-type="string">
            <text:p>1000</text:p>
          </table:table-cell>
          <table:table-cell table:formula="of:=IF((LEN([.L508])&lt;4);REPT(0;4-LEN([.L508]))&amp;[.L508];[.L50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09]+0.5)*15" office:value-type="float" office:value="7.5" calcext:value-type="float">
            <text:p>8</text:p>
          </table:table-cell>
          <table:table-cell table:formula="of:=DEC2BIN([.B509])" office:value-type="string" office:string-value="111" calcext:value-type="string">
            <text:p>111</text:p>
          </table:table-cell>
          <table:table-cell table:formula="of:=IF((LEN([.C509])&lt;4);REPT(0;4-LEN([.C509]))&amp;[.C509];[.C5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509]+1)*8" office:value-type="float" office:value="6.6875" calcext:value-type="float">
            <text:p>7</text:p>
          </table:table-cell>
          <table:table-cell table:formula="of:=DEC2BIN([.K509])" office:value-type="string" office:string-value="110" calcext:value-type="string">
            <text:p>110</text:p>
          </table:table-cell>
          <table:table-cell table:formula="of:=IF((LEN([.L509])&lt;4);REPT(0;4-LEN([.L509]))&amp;[.L509];[.L50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10]+0.5)*15" office:value-type="float" office:value="7.5" calcext:value-type="float">
            <text:p>8</text:p>
          </table:table-cell>
          <table:table-cell table:formula="of:=DEC2BIN([.B510])" office:value-type="string" office:string-value="111" calcext:value-type="string">
            <text:p>111</text:p>
          </table:table-cell>
          <table:table-cell table:formula="of:=IF((LEN([.C510])&lt;4);REPT(0;4-LEN([.C510]))&amp;[.C510];[.C5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510]+1)*8" office:value-type="float" office:value="8.59375" calcext:value-type="float">
            <text:p>9</text:p>
          </table:table-cell>
          <table:table-cell table:formula="of:=DEC2BIN([.K510])" office:value-type="string" office:string-value="1000" calcext:value-type="string">
            <text:p>1000</text:p>
          </table:table-cell>
          <table:table-cell table:formula="of:=IF((LEN([.L510])&lt;4);REPT(0;4-LEN([.L510]))&amp;[.L510];[.L51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11]+0.5)*15" office:value-type="float" office:value="7.5" calcext:value-type="float">
            <text:p>8</text:p>
          </table:table-cell>
          <table:table-cell table:formula="of:=DEC2BIN([.B511])" office:value-type="string" office:string-value="111" calcext:value-type="string">
            <text:p>111</text:p>
          </table:table-cell>
          <table:table-cell table:formula="of:=IF((LEN([.C511])&lt;4);REPT(0;4-LEN([.C511]))&amp;[.C511];[.C5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511]+1)*8" office:value-type="float" office:value="11.1875" calcext:value-type="float">
            <text:p>11</text:p>
          </table:table-cell>
          <table:table-cell table:formula="of:=DEC2BIN([.K511])" office:value-type="string" office:string-value="1011" calcext:value-type="string">
            <text:p>1011</text:p>
          </table:table-cell>
          <table:table-cell table:formula="of:=IF((LEN([.L511])&lt;4);REPT(0;4-LEN([.L511]))&amp;[.L511];[.L51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512]+0.5)*15" office:value-type="float" office:value="7.5" calcext:value-type="float">
            <text:p>8</text:p>
          </table:table-cell>
          <table:table-cell table:formula="of:=DEC2BIN([.B512])" office:value-type="string" office:string-value="111" calcext:value-type="string">
            <text:p>111</text:p>
          </table:table-cell>
          <table:table-cell table:formula="of:=IF((LEN([.C512])&lt;4);REPT(0;4-LEN([.C512]))&amp;[.C512];[.C5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512]+1)*8" office:value-type="float" office:value="9.1875" calcext:value-type="float">
            <text:p>9</text:p>
          </table:table-cell>
          <table:table-cell table:formula="of:=DEC2BIN([.K512])" office:value-type="string" office:string-value="1001" calcext:value-type="string">
            <text:p>1001</text:p>
          </table:table-cell>
          <table:table-cell table:formula="of:=IF((LEN([.L512])&lt;4);REPT(0;4-LEN([.L512]))&amp;[.L512];[.L51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13]+0.5)*15" office:value-type="float" office:value="7.5" calcext:value-type="float">
            <text:p>8</text:p>
          </table:table-cell>
          <table:table-cell table:formula="of:=DEC2BIN([.B513])" office:value-type="string" office:string-value="111" calcext:value-type="string">
            <text:p>111</text:p>
          </table:table-cell>
          <table:table-cell table:formula="of:=IF((LEN([.C513])&lt;4);REPT(0;4-LEN([.C513]))&amp;[.C513];[.C5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513]+1)*8" office:value-type="float" office:value="0.84375" calcext:value-type="float">
            <text:p>1</text:p>
          </table:table-cell>
          <table:table-cell table:formula="of:=DEC2BIN([.K513])" office:value-type="string" office:string-value="0" calcext:value-type="string">
            <text:p>0</text:p>
          </table:table-cell>
          <table:table-cell table:formula="of:=IF((LEN([.L513])&lt;4);REPT(0;4-LEN([.L513]))&amp;[.L513];[.L51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14]+0.5)*15" office:value-type="float" office:value="7.5" calcext:value-type="float">
            <text:p>8</text:p>
          </table:table-cell>
          <table:table-cell table:formula="of:=DEC2BIN([.B514])" office:value-type="string" office:string-value="111" calcext:value-type="string">
            <text:p>111</text:p>
          </table:table-cell>
          <table:table-cell table:formula="of:=IF((LEN([.C514])&lt;4);REPT(0;4-LEN([.C514]))&amp;[.C514];[.C5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514]+1)*8" office:value-type="float" office:value="6.71875" calcext:value-type="float">
            <text:p>7</text:p>
          </table:table-cell>
          <table:table-cell table:formula="of:=DEC2BIN([.K514])" office:value-type="string" office:string-value="110" calcext:value-type="string">
            <text:p>110</text:p>
          </table:table-cell>
          <table:table-cell table:formula="of:=IF((LEN([.L514])&lt;4);REPT(0;4-LEN([.L514]))&amp;[.L514];[.L51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15]+0.5)*15" office:value-type="float" office:value="7.5" calcext:value-type="float">
            <text:p>8</text:p>
          </table:table-cell>
          <table:table-cell table:formula="of:=DEC2BIN([.B515])" office:value-type="string" office:string-value="111" calcext:value-type="string">
            <text:p>111</text:p>
          </table:table-cell>
          <table:table-cell table:formula="of:=IF((LEN([.C515])&lt;4);REPT(0;4-LEN([.C515]))&amp;[.C515];[.C5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515]+1)*8" office:value-type="float" office:value="15.71875" calcext:value-type="float">
            <text:p>16</text:p>
          </table:table-cell>
          <table:table-cell table:formula="of:=DEC2BIN([.K515])" office:value-type="string" office:string-value="1111" calcext:value-type="string">
            <text:p>1111</text:p>
          </table:table-cell>
          <table:table-cell table:formula="of:=IF((LEN([.L515])&lt;4);REPT(0;4-LEN([.L515]))&amp;[.L515];[.L51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16]+0.5)*15" office:value-type="float" office:value="7.5" calcext:value-type="float">
            <text:p>8</text:p>
          </table:table-cell>
          <table:table-cell table:formula="of:=DEC2BIN([.B516])" office:value-type="string" office:string-value="111" calcext:value-type="string">
            <text:p>111</text:p>
          </table:table-cell>
          <table:table-cell table:formula="of:=IF((LEN([.C516])&lt;4);REPT(0;4-LEN([.C516]))&amp;[.C516];[.C5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516]+1)*8" office:value-type="float" office:value="9.25" calcext:value-type="float">
            <text:p>9</text:p>
          </table:table-cell>
          <table:table-cell table:formula="of:=DEC2BIN([.K516])" office:value-type="string" office:string-value="1001" calcext:value-type="string">
            <text:p>1001</text:p>
          </table:table-cell>
          <table:table-cell table:formula="of:=IF((LEN([.L516])&lt;4);REPT(0;4-LEN([.L516]))&amp;[.L516];[.L51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17]+0.5)*15" office:value-type="float" office:value="7.5" calcext:value-type="float">
            <text:p>8</text:p>
          </table:table-cell>
          <table:table-cell table:formula="of:=DEC2BIN([.B517])" office:value-type="string" office:string-value="111" calcext:value-type="string">
            <text:p>111</text:p>
          </table:table-cell>
          <table:table-cell table:formula="of:=IF((LEN([.C517])&lt;4);REPT(0;4-LEN([.C517]))&amp;[.C517];[.C5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517]+1)*8" office:value-type="float" office:value="2.40625" calcext:value-type="float">
            <text:p>2</text:p>
          </table:table-cell>
          <table:table-cell table:formula="of:=DEC2BIN([.K517])" office:value-type="string" office:string-value="10" calcext:value-type="string">
            <text:p>10</text:p>
          </table:table-cell>
          <table:table-cell table:formula="of:=IF((LEN([.L517])&lt;4);REPT(0;4-LEN([.L517]))&amp;[.L517];[.L51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518]+0.5)*15" office:value-type="float" office:value="7.5" calcext:value-type="float">
            <text:p>8</text:p>
          </table:table-cell>
          <table:table-cell table:formula="of:=DEC2BIN([.B518])" office:value-type="string" office:string-value="111" calcext:value-type="string">
            <text:p>111</text:p>
          </table:table-cell>
          <table:table-cell table:formula="of:=IF((LEN([.C518])&lt;4);REPT(0;4-LEN([.C518]))&amp;[.C518];[.C5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518]+1)*8" office:value-type="float" office:value="7.375" calcext:value-type="float">
            <text:p>7</text:p>
          </table:table-cell>
          <table:table-cell table:formula="of:=DEC2BIN([.K518])" office:value-type="string" office:string-value="111" calcext:value-type="string">
            <text:p>111</text:p>
          </table:table-cell>
          <table:table-cell table:formula="of:=IF((LEN([.L518])&lt;4);REPT(0;4-LEN([.L518]))&amp;[.L518];[.L51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19]+0.5)*15" office:value-type="float" office:value="7.5" calcext:value-type="float">
            <text:p>8</text:p>
          </table:table-cell>
          <table:table-cell table:formula="of:=DEC2BIN([.B519])" office:value-type="string" office:string-value="111" calcext:value-type="string">
            <text:p>111</text:p>
          </table:table-cell>
          <table:table-cell table:formula="of:=IF((LEN([.C519])&lt;4);REPT(0;4-LEN([.C519]))&amp;[.C519];[.C5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519]+1)*8" office:value-type="float" office:value="9.3125" calcext:value-type="float">
            <text:p>9</text:p>
          </table:table-cell>
          <table:table-cell table:formula="of:=DEC2BIN([.K519])" office:value-type="string" office:string-value="1001" calcext:value-type="string">
            <text:p>1001</text:p>
          </table:table-cell>
          <table:table-cell table:formula="of:=IF((LEN([.L519])&lt;4);REPT(0;4-LEN([.L519]))&amp;[.L519];[.L51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20]+0.5)*15" office:value-type="float" office:value="7.5" calcext:value-type="float">
            <text:p>8</text:p>
          </table:table-cell>
          <table:table-cell table:formula="of:=DEC2BIN([.B520])" office:value-type="string" office:string-value="111" calcext:value-type="string">
            <text:p>111</text:p>
          </table:table-cell>
          <table:table-cell table:formula="of:=IF((LEN([.C520])&lt;4);REPT(0;4-LEN([.C520]))&amp;[.C520];[.C5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520]+1)*8" office:value-type="float" office:value="7.40625" calcext:value-type="float">
            <text:p>7</text:p>
          </table:table-cell>
          <table:table-cell table:formula="of:=DEC2BIN([.K520])" office:value-type="string" office:string-value="111" calcext:value-type="string">
            <text:p>111</text:p>
          </table:table-cell>
          <table:table-cell table:formula="of:=IF((LEN([.L520])&lt;4);REPT(0;4-LEN([.L520]))&amp;[.L520];[.L52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21]+0.5)*15" office:value-type="float" office:value="7.5" calcext:value-type="float">
            <text:p>8</text:p>
          </table:table-cell>
          <table:table-cell table:formula="of:=DEC2BIN([.B521])" office:value-type="string" office:string-value="111" calcext:value-type="string">
            <text:p>111</text:p>
          </table:table-cell>
          <table:table-cell table:formula="of:=IF((LEN([.C521])&lt;4);REPT(0;4-LEN([.C521]))&amp;[.C521];[.C5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521]+1)*8" office:value-type="float" office:value="4.8125" calcext:value-type="float">
            <text:p>5</text:p>
          </table:table-cell>
          <table:table-cell table:formula="of:=DEC2BIN([.K521])" office:value-type="string" office:string-value="100" calcext:value-type="string">
            <text:p>100</text:p>
          </table:table-cell>
          <table:table-cell table:formula="of:=IF((LEN([.L521])&lt;4);REPT(0;4-LEN([.L521]))&amp;[.L521];[.L52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522]+0.5)*15" office:value-type="float" office:value="7.5" calcext:value-type="float">
            <text:p>8</text:p>
          </table:table-cell>
          <table:table-cell table:formula="of:=DEC2BIN([.B522])" office:value-type="string" office:string-value="111" calcext:value-type="string">
            <text:p>111</text:p>
          </table:table-cell>
          <table:table-cell table:formula="of:=IF((LEN([.C522])&lt;4);REPT(0;4-LEN([.C522]))&amp;[.C522];[.C5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522]+1)*8" office:value-type="float" office:value="6.8125" calcext:value-type="float">
            <text:p>7</text:p>
          </table:table-cell>
          <table:table-cell table:formula="of:=DEC2BIN([.K522])" office:value-type="string" office:string-value="110" calcext:value-type="string">
            <text:p>110</text:p>
          </table:table-cell>
          <table:table-cell table:formula="of:=IF((LEN([.L522])&lt;4);REPT(0;4-LEN([.L522]))&amp;[.L522];[.L52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23]+0.5)*15" office:value-type="float" office:value="7.5" calcext:value-type="float">
            <text:p>8</text:p>
          </table:table-cell>
          <table:table-cell table:formula="of:=DEC2BIN([.B523])" office:value-type="string" office:string-value="111" calcext:value-type="string">
            <text:p>111</text:p>
          </table:table-cell>
          <table:table-cell table:formula="of:=IF((LEN([.C523])&lt;4);REPT(0;4-LEN([.C523]))&amp;[.C523];[.C5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523]+1)*8" office:value-type="float" office:value="15.15625" calcext:value-type="float">
            <text:p>15</text:p>
          </table:table-cell>
          <table:table-cell table:formula="of:=DEC2BIN([.K523])" office:value-type="string" office:string-value="1111" calcext:value-type="string">
            <text:p>1111</text:p>
          </table:table-cell>
          <table:table-cell table:formula="of:=IF((LEN([.L523])&lt;4);REPT(0;4-LEN([.L523]))&amp;[.L523];[.L52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24]+0.5)*15" office:value-type="float" office:value="7.5" calcext:value-type="float">
            <text:p>8</text:p>
          </table:table-cell>
          <table:table-cell table:formula="of:=DEC2BIN([.B524])" office:value-type="string" office:string-value="111" calcext:value-type="string">
            <text:p>111</text:p>
          </table:table-cell>
          <table:table-cell table:formula="of:=IF((LEN([.C524])&lt;4);REPT(0;4-LEN([.C524]))&amp;[.C524];[.C5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524]+1)*8" office:value-type="float" office:value="9.28125" calcext:value-type="float">
            <text:p>9</text:p>
          </table:table-cell>
          <table:table-cell table:formula="of:=DEC2BIN([.K524])" office:value-type="string" office:string-value="1001" calcext:value-type="string">
            <text:p>1001</text:p>
          </table:table-cell>
          <table:table-cell table:formula="of:=IF((LEN([.L524])&lt;4);REPT(0;4-LEN([.L524]))&amp;[.L524];[.L52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25]+0.5)*15" office:value-type="float" office:value="7.5" calcext:value-type="float">
            <text:p>8</text:p>
          </table:table-cell>
          <table:table-cell table:formula="of:=DEC2BIN([.B525])" office:value-type="string" office:string-value="111" calcext:value-type="string">
            <text:p>111</text:p>
          </table:table-cell>
          <table:table-cell table:formula="of:=IF((LEN([.C525])&lt;4);REPT(0;4-LEN([.C525]))&amp;[.C525];[.C5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525]+1)*8" office:value-type="float" office:value="0.28125" calcext:value-type="float">
            <text:p>0</text:p>
          </table:table-cell>
          <table:table-cell table:formula="of:=DEC2BIN([.K525])" office:value-type="string" office:string-value="0" calcext:value-type="string">
            <text:p>0</text:p>
          </table:table-cell>
          <table:table-cell table:formula="of:=IF((LEN([.L525])&lt;4);REPT(0;4-LEN([.L525]))&amp;[.L525];[.L52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26]+0.5)*15" office:value-type="float" office:value="7.5" calcext:value-type="float">
            <text:p>8</text:p>
          </table:table-cell>
          <table:table-cell table:formula="of:=DEC2BIN([.B526])" office:value-type="string" office:string-value="111" calcext:value-type="string">
            <text:p>111</text:p>
          </table:table-cell>
          <table:table-cell table:formula="of:=IF((LEN([.C526])&lt;4);REPT(0;4-LEN([.C526]))&amp;[.C526];[.C5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526]+1)*8" office:value-type="float" office:value="6.75" calcext:value-type="float">
            <text:p>7</text:p>
          </table:table-cell>
          <table:table-cell table:formula="of:=DEC2BIN([.K526])" office:value-type="string" office:string-value="110" calcext:value-type="string">
            <text:p>110</text:p>
          </table:table-cell>
          <table:table-cell table:formula="of:=IF((LEN([.L526])&lt;4);REPT(0;4-LEN([.L526]))&amp;[.L526];[.L52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27]+0.5)*15" office:value-type="float" office:value="7.5" calcext:value-type="float">
            <text:p>8</text:p>
          </table:table-cell>
          <table:table-cell table:formula="of:=DEC2BIN([.B527])" office:value-type="string" office:string-value="111" calcext:value-type="string">
            <text:p>111</text:p>
          </table:table-cell>
          <table:table-cell table:formula="of:=IF((LEN([.C527])&lt;4);REPT(0;4-LEN([.C527]))&amp;[.C527];[.C5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527]+1)*8" office:value-type="float" office:value="13.59375" calcext:value-type="float">
            <text:p>14</text:p>
          </table:table-cell>
          <table:table-cell table:formula="of:=DEC2BIN([.K527])" office:value-type="string" office:string-value="1101" calcext:value-type="string">
            <text:p>1101</text:p>
          </table:table-cell>
          <table:table-cell table:formula="of:=IF((LEN([.L527])&lt;4);REPT(0;4-LEN([.L527]))&amp;[.L527];[.L52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528]+0.5)*15" office:value-type="float" office:value="7.5" calcext:value-type="float">
            <text:p>8</text:p>
          </table:table-cell>
          <table:table-cell table:formula="of:=DEC2BIN([.B528])" office:value-type="string" office:string-value="111" calcext:value-type="string">
            <text:p>111</text:p>
          </table:table-cell>
          <table:table-cell table:formula="of:=IF((LEN([.C528])&lt;4);REPT(0;4-LEN([.C528]))&amp;[.C528];[.C5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528]+1)*8" office:value-type="float" office:value="8.625" calcext:value-type="float">
            <text:p>9</text:p>
          </table:table-cell>
          <table:table-cell table:formula="of:=DEC2BIN([.K528])" office:value-type="string" office:string-value="1000" calcext:value-type="string">
            <text:p>1000</text:p>
          </table:table-cell>
          <table:table-cell table:formula="of:=IF((LEN([.L528])&lt;4);REPT(0;4-LEN([.L528]))&amp;[.L528];[.L52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29]+0.5)*15" office:value-type="float" office:value="7.5" calcext:value-type="float">
            <text:p>8</text:p>
          </table:table-cell>
          <table:table-cell table:formula="of:=DEC2BIN([.B529])" office:value-type="string" office:string-value="111" calcext:value-type="string">
            <text:p>111</text:p>
          </table:table-cell>
          <table:table-cell table:formula="of:=IF((LEN([.C529])&lt;4);REPT(0;4-LEN([.C529]))&amp;[.C529];[.C5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529]+1)*8" office:value-type="float" office:value="6.6875" calcext:value-type="float">
            <text:p>7</text:p>
          </table:table-cell>
          <table:table-cell table:formula="of:=DEC2BIN([.K529])" office:value-type="string" office:string-value="110" calcext:value-type="string">
            <text:p>110</text:p>
          </table:table-cell>
          <table:table-cell table:formula="of:=IF((LEN([.L529])&lt;4);REPT(0;4-LEN([.L529]))&amp;[.L529];[.L52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30]+0.5)*15" office:value-type="float" office:value="7.5" calcext:value-type="float">
            <text:p>8</text:p>
          </table:table-cell>
          <table:table-cell table:formula="of:=DEC2BIN([.B530])" office:value-type="string" office:string-value="111" calcext:value-type="string">
            <text:p>111</text:p>
          </table:table-cell>
          <table:table-cell table:formula="of:=IF((LEN([.C530])&lt;4);REPT(0;4-LEN([.C530]))&amp;[.C530];[.C5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530]+1)*8" office:value-type="float" office:value="8.59375" calcext:value-type="float">
            <text:p>9</text:p>
          </table:table-cell>
          <table:table-cell table:formula="of:=DEC2BIN([.K530])" office:value-type="string" office:string-value="1000" calcext:value-type="string">
            <text:p>1000</text:p>
          </table:table-cell>
          <table:table-cell table:formula="of:=IF((LEN([.L530])&lt;4);REPT(0;4-LEN([.L530]))&amp;[.L530];[.L53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31]+0.5)*15" office:value-type="float" office:value="7.5" calcext:value-type="float">
            <text:p>8</text:p>
          </table:table-cell>
          <table:table-cell table:formula="of:=DEC2BIN([.B531])" office:value-type="string" office:string-value="111" calcext:value-type="string">
            <text:p>111</text:p>
          </table:table-cell>
          <table:table-cell table:formula="of:=IF((LEN([.C531])&lt;4);REPT(0;4-LEN([.C531]))&amp;[.C531];[.C5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531]+1)*8" office:value-type="float" office:value="11.1875" calcext:value-type="float">
            <text:p>11</text:p>
          </table:table-cell>
          <table:table-cell table:formula="of:=DEC2BIN([.K531])" office:value-type="string" office:string-value="1011" calcext:value-type="string">
            <text:p>1011</text:p>
          </table:table-cell>
          <table:table-cell table:formula="of:=IF((LEN([.L531])&lt;4);REPT(0;4-LEN([.L531]))&amp;[.L531];[.L53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532]+0.5)*15" office:value-type="float" office:value="7.5" calcext:value-type="float">
            <text:p>8</text:p>
          </table:table-cell>
          <table:table-cell table:formula="of:=DEC2BIN([.B532])" office:value-type="string" office:string-value="111" calcext:value-type="string">
            <text:p>111</text:p>
          </table:table-cell>
          <table:table-cell table:formula="of:=IF((LEN([.C532])&lt;4);REPT(0;4-LEN([.C532]))&amp;[.C532];[.C5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532]+1)*8" office:value-type="float" office:value="9.1875" calcext:value-type="float">
            <text:p>9</text:p>
          </table:table-cell>
          <table:table-cell table:formula="of:=DEC2BIN([.K532])" office:value-type="string" office:string-value="1001" calcext:value-type="string">
            <text:p>1001</text:p>
          </table:table-cell>
          <table:table-cell table:formula="of:=IF((LEN([.L532])&lt;4);REPT(0;4-LEN([.L532]))&amp;[.L532];[.L53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33]+0.5)*15" office:value-type="float" office:value="7.5" calcext:value-type="float">
            <text:p>8</text:p>
          </table:table-cell>
          <table:table-cell table:formula="of:=DEC2BIN([.B533])" office:value-type="string" office:string-value="111" calcext:value-type="string">
            <text:p>111</text:p>
          </table:table-cell>
          <table:table-cell table:formula="of:=IF((LEN([.C533])&lt;4);REPT(0;4-LEN([.C533]))&amp;[.C533];[.C5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533]+1)*8" office:value-type="float" office:value="0.84375" calcext:value-type="float">
            <text:p>1</text:p>
          </table:table-cell>
          <table:table-cell table:formula="of:=DEC2BIN([.K533])" office:value-type="string" office:string-value="0" calcext:value-type="string">
            <text:p>0</text:p>
          </table:table-cell>
          <table:table-cell table:formula="of:=IF((LEN([.L533])&lt;4);REPT(0;4-LEN([.L533]))&amp;[.L533];[.L53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34]+0.5)*15" office:value-type="float" office:value="7.5" calcext:value-type="float">
            <text:p>8</text:p>
          </table:table-cell>
          <table:table-cell table:formula="of:=DEC2BIN([.B534])" office:value-type="string" office:string-value="111" calcext:value-type="string">
            <text:p>111</text:p>
          </table:table-cell>
          <table:table-cell table:formula="of:=IF((LEN([.C534])&lt;4);REPT(0;4-LEN([.C534]))&amp;[.C534];[.C5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534]+1)*8" office:value-type="float" office:value="6.71875" calcext:value-type="float">
            <text:p>7</text:p>
          </table:table-cell>
          <table:table-cell table:formula="of:=DEC2BIN([.K534])" office:value-type="string" office:string-value="110" calcext:value-type="string">
            <text:p>110</text:p>
          </table:table-cell>
          <table:table-cell table:formula="of:=IF((LEN([.L534])&lt;4);REPT(0;4-LEN([.L534]))&amp;[.L534];[.L53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35]+0.5)*15" office:value-type="float" office:value="7.5" calcext:value-type="float">
            <text:p>8</text:p>
          </table:table-cell>
          <table:table-cell table:formula="of:=DEC2BIN([.B535])" office:value-type="string" office:string-value="111" calcext:value-type="string">
            <text:p>111</text:p>
          </table:table-cell>
          <table:table-cell table:formula="of:=IF((LEN([.C535])&lt;4);REPT(0;4-LEN([.C535]))&amp;[.C535];[.C5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535]+1)*8" office:value-type="float" office:value="15.71875" calcext:value-type="float">
            <text:p>16</text:p>
          </table:table-cell>
          <table:table-cell table:formula="of:=DEC2BIN([.K535])" office:value-type="string" office:string-value="1111" calcext:value-type="string">
            <text:p>1111</text:p>
          </table:table-cell>
          <table:table-cell table:formula="of:=IF((LEN([.L535])&lt;4);REPT(0;4-LEN([.L535]))&amp;[.L535];[.L53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36]+0.5)*15" office:value-type="float" office:value="7.5" calcext:value-type="float">
            <text:p>8</text:p>
          </table:table-cell>
          <table:table-cell table:formula="of:=DEC2BIN([.B536])" office:value-type="string" office:string-value="111" calcext:value-type="string">
            <text:p>111</text:p>
          </table:table-cell>
          <table:table-cell table:formula="of:=IF((LEN([.C536])&lt;4);REPT(0;4-LEN([.C536]))&amp;[.C536];[.C5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536]+1)*8" office:value-type="float" office:value="9.25" calcext:value-type="float">
            <text:p>9</text:p>
          </table:table-cell>
          <table:table-cell table:formula="of:=DEC2BIN([.K536])" office:value-type="string" office:string-value="1001" calcext:value-type="string">
            <text:p>1001</text:p>
          </table:table-cell>
          <table:table-cell table:formula="of:=IF((LEN([.L536])&lt;4);REPT(0;4-LEN([.L536]))&amp;[.L536];[.L53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37]+0.5)*15" office:value-type="float" office:value="7.5" calcext:value-type="float">
            <text:p>8</text:p>
          </table:table-cell>
          <table:table-cell table:formula="of:=DEC2BIN([.B537])" office:value-type="string" office:string-value="111" calcext:value-type="string">
            <text:p>111</text:p>
          </table:table-cell>
          <table:table-cell table:formula="of:=IF((LEN([.C537])&lt;4);REPT(0;4-LEN([.C537]))&amp;[.C537];[.C5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537]+1)*8" office:value-type="float" office:value="2.40625" calcext:value-type="float">
            <text:p>2</text:p>
          </table:table-cell>
          <table:table-cell table:formula="of:=DEC2BIN([.K537])" office:value-type="string" office:string-value="10" calcext:value-type="string">
            <text:p>10</text:p>
          </table:table-cell>
          <table:table-cell table:formula="of:=IF((LEN([.L537])&lt;4);REPT(0;4-LEN([.L537]))&amp;[.L537];[.L53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538]+0.5)*15" office:value-type="float" office:value="7.5" calcext:value-type="float">
            <text:p>8</text:p>
          </table:table-cell>
          <table:table-cell table:formula="of:=DEC2BIN([.B538])" office:value-type="string" office:string-value="111" calcext:value-type="string">
            <text:p>111</text:p>
          </table:table-cell>
          <table:table-cell table:formula="of:=IF((LEN([.C538])&lt;4);REPT(0;4-LEN([.C538]))&amp;[.C538];[.C5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538]+1)*8" office:value-type="float" office:value="7.375" calcext:value-type="float">
            <text:p>7</text:p>
          </table:table-cell>
          <table:table-cell table:formula="of:=DEC2BIN([.K538])" office:value-type="string" office:string-value="111" calcext:value-type="string">
            <text:p>111</text:p>
          </table:table-cell>
          <table:table-cell table:formula="of:=IF((LEN([.L538])&lt;4);REPT(0;4-LEN([.L538]))&amp;[.L538];[.L53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39]+0.5)*15" office:value-type="float" office:value="7.5" calcext:value-type="float">
            <text:p>8</text:p>
          </table:table-cell>
          <table:table-cell table:formula="of:=DEC2BIN([.B539])" office:value-type="string" office:string-value="111" calcext:value-type="string">
            <text:p>111</text:p>
          </table:table-cell>
          <table:table-cell table:formula="of:=IF((LEN([.C539])&lt;4);REPT(0;4-LEN([.C539]))&amp;[.C539];[.C5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539]+1)*8" office:value-type="float" office:value="9.3125" calcext:value-type="float">
            <text:p>9</text:p>
          </table:table-cell>
          <table:table-cell table:formula="of:=DEC2BIN([.K539])" office:value-type="string" office:string-value="1001" calcext:value-type="string">
            <text:p>1001</text:p>
          </table:table-cell>
          <table:table-cell table:formula="of:=IF((LEN([.L539])&lt;4);REPT(0;4-LEN([.L539]))&amp;[.L539];[.L53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40]+0.5)*15" office:value-type="float" office:value="7.5" calcext:value-type="float">
            <text:p>8</text:p>
          </table:table-cell>
          <table:table-cell table:formula="of:=DEC2BIN([.B540])" office:value-type="string" office:string-value="111" calcext:value-type="string">
            <text:p>111</text:p>
          </table:table-cell>
          <table:table-cell table:formula="of:=IF((LEN([.C540])&lt;4);REPT(0;4-LEN([.C540]))&amp;[.C540];[.C5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540]+1)*8" office:value-type="float" office:value="7.40625" calcext:value-type="float">
            <text:p>7</text:p>
          </table:table-cell>
          <table:table-cell table:formula="of:=DEC2BIN([.K540])" office:value-type="string" office:string-value="111" calcext:value-type="string">
            <text:p>111</text:p>
          </table:table-cell>
          <table:table-cell table:formula="of:=IF((LEN([.L540])&lt;4);REPT(0;4-LEN([.L540]))&amp;[.L540];[.L54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41]+0.5)*15" office:value-type="float" office:value="7.5" calcext:value-type="float">
            <text:p>8</text:p>
          </table:table-cell>
          <table:table-cell table:formula="of:=DEC2BIN([.B541])" office:value-type="string" office:string-value="111" calcext:value-type="string">
            <text:p>111</text:p>
          </table:table-cell>
          <table:table-cell table:formula="of:=IF((LEN([.C541])&lt;4);REPT(0;4-LEN([.C541]))&amp;[.C541];[.C5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541]+1)*8" office:value-type="float" office:value="4.8125" calcext:value-type="float">
            <text:p>5</text:p>
          </table:table-cell>
          <table:table-cell table:formula="of:=DEC2BIN([.K541])" office:value-type="string" office:string-value="100" calcext:value-type="string">
            <text:p>100</text:p>
          </table:table-cell>
          <table:table-cell table:formula="of:=IF((LEN([.L541])&lt;4);REPT(0;4-LEN([.L541]))&amp;[.L541];[.L54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542]+0.5)*15" office:value-type="float" office:value="7.5" calcext:value-type="float">
            <text:p>8</text:p>
          </table:table-cell>
          <table:table-cell table:formula="of:=DEC2BIN([.B542])" office:value-type="string" office:string-value="111" calcext:value-type="string">
            <text:p>111</text:p>
          </table:table-cell>
          <table:table-cell table:formula="of:=IF((LEN([.C542])&lt;4);REPT(0;4-LEN([.C542]))&amp;[.C542];[.C5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542]+1)*8" office:value-type="float" office:value="6.8125" calcext:value-type="float">
            <text:p>7</text:p>
          </table:table-cell>
          <table:table-cell table:formula="of:=DEC2BIN([.K542])" office:value-type="string" office:string-value="110" calcext:value-type="string">
            <text:p>110</text:p>
          </table:table-cell>
          <table:table-cell table:formula="of:=IF((LEN([.L542])&lt;4);REPT(0;4-LEN([.L542]))&amp;[.L542];[.L54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43]+0.5)*15" office:value-type="float" office:value="7.5" calcext:value-type="float">
            <text:p>8</text:p>
          </table:table-cell>
          <table:table-cell table:formula="of:=DEC2BIN([.B543])" office:value-type="string" office:string-value="111" calcext:value-type="string">
            <text:p>111</text:p>
          </table:table-cell>
          <table:table-cell table:formula="of:=IF((LEN([.C543])&lt;4);REPT(0;4-LEN([.C543]))&amp;[.C543];[.C5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543]+1)*8" office:value-type="float" office:value="15.15625" calcext:value-type="float">
            <text:p>15</text:p>
          </table:table-cell>
          <table:table-cell table:formula="of:=DEC2BIN([.K543])" office:value-type="string" office:string-value="1111" calcext:value-type="string">
            <text:p>1111</text:p>
          </table:table-cell>
          <table:table-cell table:formula="of:=IF((LEN([.L543])&lt;4);REPT(0;4-LEN([.L543]))&amp;[.L543];[.L54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44]+0.5)*15" office:value-type="float" office:value="7.5" calcext:value-type="float">
            <text:p>8</text:p>
          </table:table-cell>
          <table:table-cell table:formula="of:=DEC2BIN([.B544])" office:value-type="string" office:string-value="111" calcext:value-type="string">
            <text:p>111</text:p>
          </table:table-cell>
          <table:table-cell table:formula="of:=IF((LEN([.C544])&lt;4);REPT(0;4-LEN([.C544]))&amp;[.C544];[.C5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544]+1)*8" office:value-type="float" office:value="9.28125" calcext:value-type="float">
            <text:p>9</text:p>
          </table:table-cell>
          <table:table-cell table:formula="of:=DEC2BIN([.K544])" office:value-type="string" office:string-value="1001" calcext:value-type="string">
            <text:p>1001</text:p>
          </table:table-cell>
          <table:table-cell table:formula="of:=IF((LEN([.L544])&lt;4);REPT(0;4-LEN([.L544]))&amp;[.L544];[.L54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45]+0.5)*15" office:value-type="float" office:value="7.5" calcext:value-type="float">
            <text:p>8</text:p>
          </table:table-cell>
          <table:table-cell table:formula="of:=DEC2BIN([.B545])" office:value-type="string" office:string-value="111" calcext:value-type="string">
            <text:p>111</text:p>
          </table:table-cell>
          <table:table-cell table:formula="of:=IF((LEN([.C545])&lt;4);REPT(0;4-LEN([.C545]))&amp;[.C545];[.C5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545]+1)*8" office:value-type="float" office:value="0.28125" calcext:value-type="float">
            <text:p>0</text:p>
          </table:table-cell>
          <table:table-cell table:formula="of:=DEC2BIN([.K545])" office:value-type="string" office:string-value="0" calcext:value-type="string">
            <text:p>0</text:p>
          </table:table-cell>
          <table:table-cell table:formula="of:=IF((LEN([.L545])&lt;4);REPT(0;4-LEN([.L545]))&amp;[.L545];[.L54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46]+0.5)*15" office:value-type="float" office:value="7.5" calcext:value-type="float">
            <text:p>8</text:p>
          </table:table-cell>
          <table:table-cell table:formula="of:=DEC2BIN([.B546])" office:value-type="string" office:string-value="111" calcext:value-type="string">
            <text:p>111</text:p>
          </table:table-cell>
          <table:table-cell table:formula="of:=IF((LEN([.C546])&lt;4);REPT(0;4-LEN([.C546]))&amp;[.C546];[.C5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546]+1)*8" office:value-type="float" office:value="6.75" calcext:value-type="float">
            <text:p>7</text:p>
          </table:table-cell>
          <table:table-cell table:formula="of:=DEC2BIN([.K546])" office:value-type="string" office:string-value="110" calcext:value-type="string">
            <text:p>110</text:p>
          </table:table-cell>
          <table:table-cell table:formula="of:=IF((LEN([.L546])&lt;4);REPT(0;4-LEN([.L546]))&amp;[.L546];[.L54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47]+0.5)*15" office:value-type="float" office:value="7.5" calcext:value-type="float">
            <text:p>8</text:p>
          </table:table-cell>
          <table:table-cell table:formula="of:=DEC2BIN([.B547])" office:value-type="string" office:string-value="111" calcext:value-type="string">
            <text:p>111</text:p>
          </table:table-cell>
          <table:table-cell table:formula="of:=IF((LEN([.C547])&lt;4);REPT(0;4-LEN([.C547]))&amp;[.C547];[.C5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547]+1)*8" office:value-type="float" office:value="13.59375" calcext:value-type="float">
            <text:p>14</text:p>
          </table:table-cell>
          <table:table-cell table:formula="of:=DEC2BIN([.K547])" office:value-type="string" office:string-value="1101" calcext:value-type="string">
            <text:p>1101</text:p>
          </table:table-cell>
          <table:table-cell table:formula="of:=IF((LEN([.L547])&lt;4);REPT(0;4-LEN([.L547]))&amp;[.L547];[.L54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548]+0.5)*15" office:value-type="float" office:value="7.5" calcext:value-type="float">
            <text:p>8</text:p>
          </table:table-cell>
          <table:table-cell table:formula="of:=DEC2BIN([.B548])" office:value-type="string" office:string-value="111" calcext:value-type="string">
            <text:p>111</text:p>
          </table:table-cell>
          <table:table-cell table:formula="of:=IF((LEN([.C548])&lt;4);REPT(0;4-LEN([.C548]))&amp;[.C548];[.C5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548]+1)*8" office:value-type="float" office:value="8.625" calcext:value-type="float">
            <text:p>9</text:p>
          </table:table-cell>
          <table:table-cell table:formula="of:=DEC2BIN([.K548])" office:value-type="string" office:string-value="1000" calcext:value-type="string">
            <text:p>1000</text:p>
          </table:table-cell>
          <table:table-cell table:formula="of:=IF((LEN([.L548])&lt;4);REPT(0;4-LEN([.L548]))&amp;[.L548];[.L54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49]+0.5)*15" office:value-type="float" office:value="7.5" calcext:value-type="float">
            <text:p>8</text:p>
          </table:table-cell>
          <table:table-cell table:formula="of:=DEC2BIN([.B549])" office:value-type="string" office:string-value="111" calcext:value-type="string">
            <text:p>111</text:p>
          </table:table-cell>
          <table:table-cell table:formula="of:=IF((LEN([.C549])&lt;4);REPT(0;4-LEN([.C549]))&amp;[.C549];[.C5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549]+1)*8" office:value-type="float" office:value="6.6875" calcext:value-type="float">
            <text:p>7</text:p>
          </table:table-cell>
          <table:table-cell table:formula="of:=DEC2BIN([.K549])" office:value-type="string" office:string-value="110" calcext:value-type="string">
            <text:p>110</text:p>
          </table:table-cell>
          <table:table-cell table:formula="of:=IF((LEN([.L549])&lt;4);REPT(0;4-LEN([.L549]))&amp;[.L549];[.L54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50]+0.5)*15" office:value-type="float" office:value="7.5" calcext:value-type="float">
            <text:p>8</text:p>
          </table:table-cell>
          <table:table-cell table:formula="of:=DEC2BIN([.B550])" office:value-type="string" office:string-value="111" calcext:value-type="string">
            <text:p>111</text:p>
          </table:table-cell>
          <table:table-cell table:formula="of:=IF((LEN([.C550])&lt;4);REPT(0;4-LEN([.C550]))&amp;[.C550];[.C5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550]+1)*8" office:value-type="float" office:value="8.59375" calcext:value-type="float">
            <text:p>9</text:p>
          </table:table-cell>
          <table:table-cell table:formula="of:=DEC2BIN([.K550])" office:value-type="string" office:string-value="1000" calcext:value-type="string">
            <text:p>1000</text:p>
          </table:table-cell>
          <table:table-cell table:formula="of:=IF((LEN([.L550])&lt;4);REPT(0;4-LEN([.L550]))&amp;[.L550];[.L55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51]+0.5)*15" office:value-type="float" office:value="7.5" calcext:value-type="float">
            <text:p>8</text:p>
          </table:table-cell>
          <table:table-cell table:formula="of:=DEC2BIN([.B551])" office:value-type="string" office:string-value="111" calcext:value-type="string">
            <text:p>111</text:p>
          </table:table-cell>
          <table:table-cell table:formula="of:=IF((LEN([.C551])&lt;4);REPT(0;4-LEN([.C551]))&amp;[.C551];[.C5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551]+1)*8" office:value-type="float" office:value="11.1875" calcext:value-type="float">
            <text:p>11</text:p>
          </table:table-cell>
          <table:table-cell table:formula="of:=DEC2BIN([.K551])" office:value-type="string" office:string-value="1011" calcext:value-type="string">
            <text:p>1011</text:p>
          </table:table-cell>
          <table:table-cell table:formula="of:=IF((LEN([.L551])&lt;4);REPT(0;4-LEN([.L551]))&amp;[.L551];[.L55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552]+0.5)*15" office:value-type="float" office:value="7.5" calcext:value-type="float">
            <text:p>8</text:p>
          </table:table-cell>
          <table:table-cell table:formula="of:=DEC2BIN([.B552])" office:value-type="string" office:string-value="111" calcext:value-type="string">
            <text:p>111</text:p>
          </table:table-cell>
          <table:table-cell table:formula="of:=IF((LEN([.C552])&lt;4);REPT(0;4-LEN([.C552]))&amp;[.C552];[.C5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552]+1)*8" office:value-type="float" office:value="9.1875" calcext:value-type="float">
            <text:p>9</text:p>
          </table:table-cell>
          <table:table-cell table:formula="of:=DEC2BIN([.K552])" office:value-type="string" office:string-value="1001" calcext:value-type="string">
            <text:p>1001</text:p>
          </table:table-cell>
          <table:table-cell table:formula="of:=IF((LEN([.L552])&lt;4);REPT(0;4-LEN([.L552]))&amp;[.L552];[.L55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53]+0.5)*15" office:value-type="float" office:value="7.5" calcext:value-type="float">
            <text:p>8</text:p>
          </table:table-cell>
          <table:table-cell table:formula="of:=DEC2BIN([.B553])" office:value-type="string" office:string-value="111" calcext:value-type="string">
            <text:p>111</text:p>
          </table:table-cell>
          <table:table-cell table:formula="of:=IF((LEN([.C553])&lt;4);REPT(0;4-LEN([.C553]))&amp;[.C553];[.C5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553]+1)*8" office:value-type="float" office:value="0.84375" calcext:value-type="float">
            <text:p>1</text:p>
          </table:table-cell>
          <table:table-cell table:formula="of:=DEC2BIN([.K553])" office:value-type="string" office:string-value="0" calcext:value-type="string">
            <text:p>0</text:p>
          </table:table-cell>
          <table:table-cell table:formula="of:=IF((LEN([.L553])&lt;4);REPT(0;4-LEN([.L553]))&amp;[.L553];[.L55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54]+0.5)*15" office:value-type="float" office:value="7.5" calcext:value-type="float">
            <text:p>8</text:p>
          </table:table-cell>
          <table:table-cell table:formula="of:=DEC2BIN([.B554])" office:value-type="string" office:string-value="111" calcext:value-type="string">
            <text:p>111</text:p>
          </table:table-cell>
          <table:table-cell table:formula="of:=IF((LEN([.C554])&lt;4);REPT(0;4-LEN([.C554]))&amp;[.C554];[.C5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554]+1)*8" office:value-type="float" office:value="6.71875" calcext:value-type="float">
            <text:p>7</text:p>
          </table:table-cell>
          <table:table-cell table:formula="of:=DEC2BIN([.K554])" office:value-type="string" office:string-value="110" calcext:value-type="string">
            <text:p>110</text:p>
          </table:table-cell>
          <table:table-cell table:formula="of:=IF((LEN([.L554])&lt;4);REPT(0;4-LEN([.L554]))&amp;[.L554];[.L55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55]+0.5)*15" office:value-type="float" office:value="7.5" calcext:value-type="float">
            <text:p>8</text:p>
          </table:table-cell>
          <table:table-cell table:formula="of:=DEC2BIN([.B555])" office:value-type="string" office:string-value="111" calcext:value-type="string">
            <text:p>111</text:p>
          </table:table-cell>
          <table:table-cell table:formula="of:=IF((LEN([.C555])&lt;4);REPT(0;4-LEN([.C555]))&amp;[.C555];[.C5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555]+1)*8" office:value-type="float" office:value="15.71875" calcext:value-type="float">
            <text:p>16</text:p>
          </table:table-cell>
          <table:table-cell table:formula="of:=DEC2BIN([.K555])" office:value-type="string" office:string-value="1111" calcext:value-type="string">
            <text:p>1111</text:p>
          </table:table-cell>
          <table:table-cell table:formula="of:=IF((LEN([.L555])&lt;4);REPT(0;4-LEN([.L555]))&amp;[.L555];[.L55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56]+0.5)*15" office:value-type="float" office:value="7.5" calcext:value-type="float">
            <text:p>8</text:p>
          </table:table-cell>
          <table:table-cell table:formula="of:=DEC2BIN([.B556])" office:value-type="string" office:string-value="111" calcext:value-type="string">
            <text:p>111</text:p>
          </table:table-cell>
          <table:table-cell table:formula="of:=IF((LEN([.C556])&lt;4);REPT(0;4-LEN([.C556]))&amp;[.C556];[.C5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556]+1)*8" office:value-type="float" office:value="9.25" calcext:value-type="float">
            <text:p>9</text:p>
          </table:table-cell>
          <table:table-cell table:formula="of:=DEC2BIN([.K556])" office:value-type="string" office:string-value="1001" calcext:value-type="string">
            <text:p>1001</text:p>
          </table:table-cell>
          <table:table-cell table:formula="of:=IF((LEN([.L556])&lt;4);REPT(0;4-LEN([.L556]))&amp;[.L556];[.L55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57]+0.5)*15" office:value-type="float" office:value="7.5" calcext:value-type="float">
            <text:p>8</text:p>
          </table:table-cell>
          <table:table-cell table:formula="of:=DEC2BIN([.B557])" office:value-type="string" office:string-value="111" calcext:value-type="string">
            <text:p>111</text:p>
          </table:table-cell>
          <table:table-cell table:formula="of:=IF((LEN([.C557])&lt;4);REPT(0;4-LEN([.C557]))&amp;[.C557];[.C5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557]+1)*8" office:value-type="float" office:value="2.40625" calcext:value-type="float">
            <text:p>2</text:p>
          </table:table-cell>
          <table:table-cell table:formula="of:=DEC2BIN([.K557])" office:value-type="string" office:string-value="10" calcext:value-type="string">
            <text:p>10</text:p>
          </table:table-cell>
          <table:table-cell table:formula="of:=IF((LEN([.L557])&lt;4);REPT(0;4-LEN([.L557]))&amp;[.L557];[.L55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558]+0.5)*15" office:value-type="float" office:value="7.5" calcext:value-type="float">
            <text:p>8</text:p>
          </table:table-cell>
          <table:table-cell table:formula="of:=DEC2BIN([.B558])" office:value-type="string" office:string-value="111" calcext:value-type="string">
            <text:p>111</text:p>
          </table:table-cell>
          <table:table-cell table:formula="of:=IF((LEN([.C558])&lt;4);REPT(0;4-LEN([.C558]))&amp;[.C558];[.C5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558]+1)*8" office:value-type="float" office:value="7.375" calcext:value-type="float">
            <text:p>7</text:p>
          </table:table-cell>
          <table:table-cell table:formula="of:=DEC2BIN([.K558])" office:value-type="string" office:string-value="111" calcext:value-type="string">
            <text:p>111</text:p>
          </table:table-cell>
          <table:table-cell table:formula="of:=IF((LEN([.L558])&lt;4);REPT(0;4-LEN([.L558]))&amp;[.L558];[.L55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59]+0.5)*15" office:value-type="float" office:value="7.5" calcext:value-type="float">
            <text:p>8</text:p>
          </table:table-cell>
          <table:table-cell table:formula="of:=DEC2BIN([.B559])" office:value-type="string" office:string-value="111" calcext:value-type="string">
            <text:p>111</text:p>
          </table:table-cell>
          <table:table-cell table:formula="of:=IF((LEN([.C559])&lt;4);REPT(0;4-LEN([.C559]))&amp;[.C559];[.C5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559]+1)*8" office:value-type="float" office:value="9.3125" calcext:value-type="float">
            <text:p>9</text:p>
          </table:table-cell>
          <table:table-cell table:formula="of:=DEC2BIN([.K559])" office:value-type="string" office:string-value="1001" calcext:value-type="string">
            <text:p>1001</text:p>
          </table:table-cell>
          <table:table-cell table:formula="of:=IF((LEN([.L559])&lt;4);REPT(0;4-LEN([.L559]))&amp;[.L559];[.L55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60]+0.5)*15" office:value-type="float" office:value="7.5" calcext:value-type="float">
            <text:p>8</text:p>
          </table:table-cell>
          <table:table-cell table:formula="of:=DEC2BIN([.B560])" office:value-type="string" office:string-value="111" calcext:value-type="string">
            <text:p>111</text:p>
          </table:table-cell>
          <table:table-cell table:formula="of:=IF((LEN([.C560])&lt;4);REPT(0;4-LEN([.C560]))&amp;[.C560];[.C5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560]+1)*8" office:value-type="float" office:value="7.40625" calcext:value-type="float">
            <text:p>7</text:p>
          </table:table-cell>
          <table:table-cell table:formula="of:=DEC2BIN([.K560])" office:value-type="string" office:string-value="111" calcext:value-type="string">
            <text:p>111</text:p>
          </table:table-cell>
          <table:table-cell table:formula="of:=IF((LEN([.L560])&lt;4);REPT(0;4-LEN([.L560]))&amp;[.L560];[.L56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61]+0.5)*15" office:value-type="float" office:value="7.5" calcext:value-type="float">
            <text:p>8</text:p>
          </table:table-cell>
          <table:table-cell table:formula="of:=DEC2BIN([.B561])" office:value-type="string" office:string-value="111" calcext:value-type="string">
            <text:p>111</text:p>
          </table:table-cell>
          <table:table-cell table:formula="of:=IF((LEN([.C561])&lt;4);REPT(0;4-LEN([.C561]))&amp;[.C561];[.C5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561]+1)*8" office:value-type="float" office:value="4.8125" calcext:value-type="float">
            <text:p>5</text:p>
          </table:table-cell>
          <table:table-cell table:formula="of:=DEC2BIN([.K561])" office:value-type="string" office:string-value="100" calcext:value-type="string">
            <text:p>100</text:p>
          </table:table-cell>
          <table:table-cell table:formula="of:=IF((LEN([.L561])&lt;4);REPT(0;4-LEN([.L561]))&amp;[.L561];[.L56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562]+0.5)*15" office:value-type="float" office:value="7.5" calcext:value-type="float">
            <text:p>8</text:p>
          </table:table-cell>
          <table:table-cell table:formula="of:=DEC2BIN([.B562])" office:value-type="string" office:string-value="111" calcext:value-type="string">
            <text:p>111</text:p>
          </table:table-cell>
          <table:table-cell table:formula="of:=IF((LEN([.C562])&lt;4);REPT(0;4-LEN([.C562]))&amp;[.C562];[.C5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562]+1)*8" office:value-type="float" office:value="6.8125" calcext:value-type="float">
            <text:p>7</text:p>
          </table:table-cell>
          <table:table-cell table:formula="of:=DEC2BIN([.K562])" office:value-type="string" office:string-value="110" calcext:value-type="string">
            <text:p>110</text:p>
          </table:table-cell>
          <table:table-cell table:formula="of:=IF((LEN([.L562])&lt;4);REPT(0;4-LEN([.L562]))&amp;[.L562];[.L56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63]+0.5)*15" office:value-type="float" office:value="7.5" calcext:value-type="float">
            <text:p>8</text:p>
          </table:table-cell>
          <table:table-cell table:formula="of:=DEC2BIN([.B563])" office:value-type="string" office:string-value="111" calcext:value-type="string">
            <text:p>111</text:p>
          </table:table-cell>
          <table:table-cell table:formula="of:=IF((LEN([.C563])&lt;4);REPT(0;4-LEN([.C563]))&amp;[.C563];[.C5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563]+1)*8" office:value-type="float" office:value="15.15625" calcext:value-type="float">
            <text:p>15</text:p>
          </table:table-cell>
          <table:table-cell table:formula="of:=DEC2BIN([.K563])" office:value-type="string" office:string-value="1111" calcext:value-type="string">
            <text:p>1111</text:p>
          </table:table-cell>
          <table:table-cell table:formula="of:=IF((LEN([.L563])&lt;4);REPT(0;4-LEN([.L563]))&amp;[.L563];[.L56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64]+0.5)*15" office:value-type="float" office:value="7.5" calcext:value-type="float">
            <text:p>8</text:p>
          </table:table-cell>
          <table:table-cell table:formula="of:=DEC2BIN([.B564])" office:value-type="string" office:string-value="111" calcext:value-type="string">
            <text:p>111</text:p>
          </table:table-cell>
          <table:table-cell table:formula="of:=IF((LEN([.C564])&lt;4);REPT(0;4-LEN([.C564]))&amp;[.C564];[.C5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564]+1)*8" office:value-type="float" office:value="9.28125" calcext:value-type="float">
            <text:p>9</text:p>
          </table:table-cell>
          <table:table-cell table:formula="of:=DEC2BIN([.K564])" office:value-type="string" office:string-value="1001" calcext:value-type="string">
            <text:p>1001</text:p>
          </table:table-cell>
          <table:table-cell table:formula="of:=IF((LEN([.L564])&lt;4);REPT(0;4-LEN([.L564]))&amp;[.L564];[.L56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65]+0.5)*15" office:value-type="float" office:value="7.5" calcext:value-type="float">
            <text:p>8</text:p>
          </table:table-cell>
          <table:table-cell table:formula="of:=DEC2BIN([.B565])" office:value-type="string" office:string-value="111" calcext:value-type="string">
            <text:p>111</text:p>
          </table:table-cell>
          <table:table-cell table:formula="of:=IF((LEN([.C565])&lt;4);REPT(0;4-LEN([.C565]))&amp;[.C565];[.C5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565]+1)*8" office:value-type="float" office:value="0.28125" calcext:value-type="float">
            <text:p>0</text:p>
          </table:table-cell>
          <table:table-cell table:formula="of:=DEC2BIN([.K565])" office:value-type="string" office:string-value="0" calcext:value-type="string">
            <text:p>0</text:p>
          </table:table-cell>
          <table:table-cell table:formula="of:=IF((LEN([.L565])&lt;4);REPT(0;4-LEN([.L565]))&amp;[.L565];[.L56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66]+0.5)*15" office:value-type="float" office:value="7.5" calcext:value-type="float">
            <text:p>8</text:p>
          </table:table-cell>
          <table:table-cell table:formula="of:=DEC2BIN([.B566])" office:value-type="string" office:string-value="111" calcext:value-type="string">
            <text:p>111</text:p>
          </table:table-cell>
          <table:table-cell table:formula="of:=IF((LEN([.C566])&lt;4);REPT(0;4-LEN([.C566]))&amp;[.C566];[.C5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566]+1)*8" office:value-type="float" office:value="6.75" calcext:value-type="float">
            <text:p>7</text:p>
          </table:table-cell>
          <table:table-cell table:formula="of:=DEC2BIN([.K566])" office:value-type="string" office:string-value="110" calcext:value-type="string">
            <text:p>110</text:p>
          </table:table-cell>
          <table:table-cell table:formula="of:=IF((LEN([.L566])&lt;4);REPT(0;4-LEN([.L566]))&amp;[.L566];[.L56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67]+0.5)*15" office:value-type="float" office:value="7.5" calcext:value-type="float">
            <text:p>8</text:p>
          </table:table-cell>
          <table:table-cell table:formula="of:=DEC2BIN([.B567])" office:value-type="string" office:string-value="111" calcext:value-type="string">
            <text:p>111</text:p>
          </table:table-cell>
          <table:table-cell table:formula="of:=IF((LEN([.C567])&lt;4);REPT(0;4-LEN([.C567]))&amp;[.C567];[.C5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567]+1)*8" office:value-type="float" office:value="13.59375" calcext:value-type="float">
            <text:p>14</text:p>
          </table:table-cell>
          <table:table-cell table:formula="of:=DEC2BIN([.K567])" office:value-type="string" office:string-value="1101" calcext:value-type="string">
            <text:p>1101</text:p>
          </table:table-cell>
          <table:table-cell table:formula="of:=IF((LEN([.L567])&lt;4);REPT(0;4-LEN([.L567]))&amp;[.L567];[.L56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568]+0.5)*15" office:value-type="float" office:value="7.5" calcext:value-type="float">
            <text:p>8</text:p>
          </table:table-cell>
          <table:table-cell table:formula="of:=DEC2BIN([.B568])" office:value-type="string" office:string-value="111" calcext:value-type="string">
            <text:p>111</text:p>
          </table:table-cell>
          <table:table-cell table:formula="of:=IF((LEN([.C568])&lt;4);REPT(0;4-LEN([.C568]))&amp;[.C568];[.C5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568]+1)*8" office:value-type="float" office:value="8.625" calcext:value-type="float">
            <text:p>9</text:p>
          </table:table-cell>
          <table:table-cell table:formula="of:=DEC2BIN([.K568])" office:value-type="string" office:string-value="1000" calcext:value-type="string">
            <text:p>1000</text:p>
          </table:table-cell>
          <table:table-cell table:formula="of:=IF((LEN([.L568])&lt;4);REPT(0;4-LEN([.L568]))&amp;[.L568];[.L56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69]+0.5)*15" office:value-type="float" office:value="7.5" calcext:value-type="float">
            <text:p>8</text:p>
          </table:table-cell>
          <table:table-cell table:formula="of:=DEC2BIN([.B569])" office:value-type="string" office:string-value="111" calcext:value-type="string">
            <text:p>111</text:p>
          </table:table-cell>
          <table:table-cell table:formula="of:=IF((LEN([.C569])&lt;4);REPT(0;4-LEN([.C569]))&amp;[.C569];[.C5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569]+1)*8" office:value-type="float" office:value="6.6875" calcext:value-type="float">
            <text:p>7</text:p>
          </table:table-cell>
          <table:table-cell table:formula="of:=DEC2BIN([.K569])" office:value-type="string" office:string-value="110" calcext:value-type="string">
            <text:p>110</text:p>
          </table:table-cell>
          <table:table-cell table:formula="of:=IF((LEN([.L569])&lt;4);REPT(0;4-LEN([.L569]))&amp;[.L569];[.L56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70]+0.5)*15" office:value-type="float" office:value="7.5" calcext:value-type="float">
            <text:p>8</text:p>
          </table:table-cell>
          <table:table-cell table:formula="of:=DEC2BIN([.B570])" office:value-type="string" office:string-value="111" calcext:value-type="string">
            <text:p>111</text:p>
          </table:table-cell>
          <table:table-cell table:formula="of:=IF((LEN([.C570])&lt;4);REPT(0;4-LEN([.C570]))&amp;[.C570];[.C5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570]+1)*8" office:value-type="float" office:value="8.59375" calcext:value-type="float">
            <text:p>9</text:p>
          </table:table-cell>
          <table:table-cell table:formula="of:=DEC2BIN([.K570])" office:value-type="string" office:string-value="1000" calcext:value-type="string">
            <text:p>1000</text:p>
          </table:table-cell>
          <table:table-cell table:formula="of:=IF((LEN([.L570])&lt;4);REPT(0;4-LEN([.L570]))&amp;[.L570];[.L57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71]+0.5)*15" office:value-type="float" office:value="7.5" calcext:value-type="float">
            <text:p>8</text:p>
          </table:table-cell>
          <table:table-cell table:formula="of:=DEC2BIN([.B571])" office:value-type="string" office:string-value="111" calcext:value-type="string">
            <text:p>111</text:p>
          </table:table-cell>
          <table:table-cell table:formula="of:=IF((LEN([.C571])&lt;4);REPT(0;4-LEN([.C571]))&amp;[.C571];[.C5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571]+1)*8" office:value-type="float" office:value="11.1875" calcext:value-type="float">
            <text:p>11</text:p>
          </table:table-cell>
          <table:table-cell table:formula="of:=DEC2BIN([.K571])" office:value-type="string" office:string-value="1011" calcext:value-type="string">
            <text:p>1011</text:p>
          </table:table-cell>
          <table:table-cell table:formula="of:=IF((LEN([.L571])&lt;4);REPT(0;4-LEN([.L571]))&amp;[.L571];[.L57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572]+0.5)*15" office:value-type="float" office:value="7.5" calcext:value-type="float">
            <text:p>8</text:p>
          </table:table-cell>
          <table:table-cell table:formula="of:=DEC2BIN([.B572])" office:value-type="string" office:string-value="111" calcext:value-type="string">
            <text:p>111</text:p>
          </table:table-cell>
          <table:table-cell table:formula="of:=IF((LEN([.C572])&lt;4);REPT(0;4-LEN([.C572]))&amp;[.C572];[.C5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572]+1)*8" office:value-type="float" office:value="9.1875" calcext:value-type="float">
            <text:p>9</text:p>
          </table:table-cell>
          <table:table-cell table:formula="of:=DEC2BIN([.K572])" office:value-type="string" office:string-value="1001" calcext:value-type="string">
            <text:p>1001</text:p>
          </table:table-cell>
          <table:table-cell table:formula="of:=IF((LEN([.L572])&lt;4);REPT(0;4-LEN([.L572]))&amp;[.L572];[.L57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73]+0.5)*15" office:value-type="float" office:value="7.5" calcext:value-type="float">
            <text:p>8</text:p>
          </table:table-cell>
          <table:table-cell table:formula="of:=DEC2BIN([.B573])" office:value-type="string" office:string-value="111" calcext:value-type="string">
            <text:p>111</text:p>
          </table:table-cell>
          <table:table-cell table:formula="of:=IF((LEN([.C573])&lt;4);REPT(0;4-LEN([.C573]))&amp;[.C573];[.C5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573]+1)*8" office:value-type="float" office:value="0.84375" calcext:value-type="float">
            <text:p>1</text:p>
          </table:table-cell>
          <table:table-cell table:formula="of:=DEC2BIN([.K573])" office:value-type="string" office:string-value="0" calcext:value-type="string">
            <text:p>0</text:p>
          </table:table-cell>
          <table:table-cell table:formula="of:=IF((LEN([.L573])&lt;4);REPT(0;4-LEN([.L573]))&amp;[.L573];[.L57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74]+0.5)*15" office:value-type="float" office:value="7.5" calcext:value-type="float">
            <text:p>8</text:p>
          </table:table-cell>
          <table:table-cell table:formula="of:=DEC2BIN([.B574])" office:value-type="string" office:string-value="111" calcext:value-type="string">
            <text:p>111</text:p>
          </table:table-cell>
          <table:table-cell table:formula="of:=IF((LEN([.C574])&lt;4);REPT(0;4-LEN([.C574]))&amp;[.C574];[.C5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574]+1)*8" office:value-type="float" office:value="6.71875" calcext:value-type="float">
            <text:p>7</text:p>
          </table:table-cell>
          <table:table-cell table:formula="of:=DEC2BIN([.K574])" office:value-type="string" office:string-value="110" calcext:value-type="string">
            <text:p>110</text:p>
          </table:table-cell>
          <table:table-cell table:formula="of:=IF((LEN([.L574])&lt;4);REPT(0;4-LEN([.L574]))&amp;[.L574];[.L57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75]+0.5)*15" office:value-type="float" office:value="7.5" calcext:value-type="float">
            <text:p>8</text:p>
          </table:table-cell>
          <table:table-cell table:formula="of:=DEC2BIN([.B575])" office:value-type="string" office:string-value="111" calcext:value-type="string">
            <text:p>111</text:p>
          </table:table-cell>
          <table:table-cell table:formula="of:=IF((LEN([.C575])&lt;4);REPT(0;4-LEN([.C575]))&amp;[.C575];[.C5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575]+1)*8" office:value-type="float" office:value="15.71875" calcext:value-type="float">
            <text:p>16</text:p>
          </table:table-cell>
          <table:table-cell table:formula="of:=DEC2BIN([.K575])" office:value-type="string" office:string-value="1111" calcext:value-type="string">
            <text:p>1111</text:p>
          </table:table-cell>
          <table:table-cell table:formula="of:=IF((LEN([.L575])&lt;4);REPT(0;4-LEN([.L575]))&amp;[.L575];[.L57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76]+0.5)*15" office:value-type="float" office:value="7.5" calcext:value-type="float">
            <text:p>8</text:p>
          </table:table-cell>
          <table:table-cell table:formula="of:=DEC2BIN([.B576])" office:value-type="string" office:string-value="111" calcext:value-type="string">
            <text:p>111</text:p>
          </table:table-cell>
          <table:table-cell table:formula="of:=IF((LEN([.C576])&lt;4);REPT(0;4-LEN([.C576]))&amp;[.C576];[.C5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576]+1)*8" office:value-type="float" office:value="9.25" calcext:value-type="float">
            <text:p>9</text:p>
          </table:table-cell>
          <table:table-cell table:formula="of:=DEC2BIN([.K576])" office:value-type="string" office:string-value="1001" calcext:value-type="string">
            <text:p>1001</text:p>
          </table:table-cell>
          <table:table-cell table:formula="of:=IF((LEN([.L576])&lt;4);REPT(0;4-LEN([.L576]))&amp;[.L576];[.L57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77]+0.5)*15" office:value-type="float" office:value="7.5" calcext:value-type="float">
            <text:p>8</text:p>
          </table:table-cell>
          <table:table-cell table:formula="of:=DEC2BIN([.B577])" office:value-type="string" office:string-value="111" calcext:value-type="string">
            <text:p>111</text:p>
          </table:table-cell>
          <table:table-cell table:formula="of:=IF((LEN([.C577])&lt;4);REPT(0;4-LEN([.C577]))&amp;[.C577];[.C5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577]+1)*8" office:value-type="float" office:value="2.40625" calcext:value-type="float">
            <text:p>2</text:p>
          </table:table-cell>
          <table:table-cell table:formula="of:=DEC2BIN([.K577])" office:value-type="string" office:string-value="10" calcext:value-type="string">
            <text:p>10</text:p>
          </table:table-cell>
          <table:table-cell table:formula="of:=IF((LEN([.L577])&lt;4);REPT(0;4-LEN([.L577]))&amp;[.L577];[.L57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578]+0.5)*15" office:value-type="float" office:value="7.5" calcext:value-type="float">
            <text:p>8</text:p>
          </table:table-cell>
          <table:table-cell table:formula="of:=DEC2BIN([.B578])" office:value-type="string" office:string-value="111" calcext:value-type="string">
            <text:p>111</text:p>
          </table:table-cell>
          <table:table-cell table:formula="of:=IF((LEN([.C578])&lt;4);REPT(0;4-LEN([.C578]))&amp;[.C578];[.C5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578]+1)*8" office:value-type="float" office:value="7.375" calcext:value-type="float">
            <text:p>7</text:p>
          </table:table-cell>
          <table:table-cell table:formula="of:=DEC2BIN([.K578])" office:value-type="string" office:string-value="111" calcext:value-type="string">
            <text:p>111</text:p>
          </table:table-cell>
          <table:table-cell table:formula="of:=IF((LEN([.L578])&lt;4);REPT(0;4-LEN([.L578]))&amp;[.L578];[.L57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79]+0.5)*15" office:value-type="float" office:value="7.5" calcext:value-type="float">
            <text:p>8</text:p>
          </table:table-cell>
          <table:table-cell table:formula="of:=DEC2BIN([.B579])" office:value-type="string" office:string-value="111" calcext:value-type="string">
            <text:p>111</text:p>
          </table:table-cell>
          <table:table-cell table:formula="of:=IF((LEN([.C579])&lt;4);REPT(0;4-LEN([.C579]))&amp;[.C579];[.C5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579]+1)*8" office:value-type="float" office:value="9.3125" calcext:value-type="float">
            <text:p>9</text:p>
          </table:table-cell>
          <table:table-cell table:formula="of:=DEC2BIN([.K579])" office:value-type="string" office:string-value="1001" calcext:value-type="string">
            <text:p>1001</text:p>
          </table:table-cell>
          <table:table-cell table:formula="of:=IF((LEN([.L579])&lt;4);REPT(0;4-LEN([.L579]))&amp;[.L579];[.L57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80]+0.5)*15" office:value-type="float" office:value="7.5" calcext:value-type="float">
            <text:p>8</text:p>
          </table:table-cell>
          <table:table-cell table:formula="of:=DEC2BIN([.B580])" office:value-type="string" office:string-value="111" calcext:value-type="string">
            <text:p>111</text:p>
          </table:table-cell>
          <table:table-cell table:formula="of:=IF((LEN([.C580])&lt;4);REPT(0;4-LEN([.C580]))&amp;[.C580];[.C5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580]+1)*8" office:value-type="float" office:value="7.40625" calcext:value-type="float">
            <text:p>7</text:p>
          </table:table-cell>
          <table:table-cell table:formula="of:=DEC2BIN([.K580])" office:value-type="string" office:string-value="111" calcext:value-type="string">
            <text:p>111</text:p>
          </table:table-cell>
          <table:table-cell table:formula="of:=IF((LEN([.L580])&lt;4);REPT(0;4-LEN([.L580]))&amp;[.L580];[.L58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81]+0.5)*15" office:value-type="float" office:value="7.5" calcext:value-type="float">
            <text:p>8</text:p>
          </table:table-cell>
          <table:table-cell table:formula="of:=DEC2BIN([.B581])" office:value-type="string" office:string-value="111" calcext:value-type="string">
            <text:p>111</text:p>
          </table:table-cell>
          <table:table-cell table:formula="of:=IF((LEN([.C581])&lt;4);REPT(0;4-LEN([.C581]))&amp;[.C581];[.C5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581]+1)*8" office:value-type="float" office:value="4.8125" calcext:value-type="float">
            <text:p>5</text:p>
          </table:table-cell>
          <table:table-cell table:formula="of:=DEC2BIN([.K581])" office:value-type="string" office:string-value="100" calcext:value-type="string">
            <text:p>100</text:p>
          </table:table-cell>
          <table:table-cell table:formula="of:=IF((LEN([.L581])&lt;4);REPT(0;4-LEN([.L581]))&amp;[.L581];[.L58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582]+0.5)*15" office:value-type="float" office:value="7.5" calcext:value-type="float">
            <text:p>8</text:p>
          </table:table-cell>
          <table:table-cell table:formula="of:=DEC2BIN([.B582])" office:value-type="string" office:string-value="111" calcext:value-type="string">
            <text:p>111</text:p>
          </table:table-cell>
          <table:table-cell table:formula="of:=IF((LEN([.C582])&lt;4);REPT(0;4-LEN([.C582]))&amp;[.C582];[.C5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582]+1)*8" office:value-type="float" office:value="6.8125" calcext:value-type="float">
            <text:p>7</text:p>
          </table:table-cell>
          <table:table-cell table:formula="of:=DEC2BIN([.K582])" office:value-type="string" office:string-value="110" calcext:value-type="string">
            <text:p>110</text:p>
          </table:table-cell>
          <table:table-cell table:formula="of:=IF((LEN([.L582])&lt;4);REPT(0;4-LEN([.L582]))&amp;[.L582];[.L58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83]+0.5)*15" office:value-type="float" office:value="7.5" calcext:value-type="float">
            <text:p>8</text:p>
          </table:table-cell>
          <table:table-cell table:formula="of:=DEC2BIN([.B583])" office:value-type="string" office:string-value="111" calcext:value-type="string">
            <text:p>111</text:p>
          </table:table-cell>
          <table:table-cell table:formula="of:=IF((LEN([.C583])&lt;4);REPT(0;4-LEN([.C583]))&amp;[.C583];[.C5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583]+1)*8" office:value-type="float" office:value="15.15625" calcext:value-type="float">
            <text:p>15</text:p>
          </table:table-cell>
          <table:table-cell table:formula="of:=DEC2BIN([.K583])" office:value-type="string" office:string-value="1111" calcext:value-type="string">
            <text:p>1111</text:p>
          </table:table-cell>
          <table:table-cell table:formula="of:=IF((LEN([.L583])&lt;4);REPT(0;4-LEN([.L583]))&amp;[.L583];[.L58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84]+0.5)*15" office:value-type="float" office:value="7.5" calcext:value-type="float">
            <text:p>8</text:p>
          </table:table-cell>
          <table:table-cell table:formula="of:=DEC2BIN([.B584])" office:value-type="string" office:string-value="111" calcext:value-type="string">
            <text:p>111</text:p>
          </table:table-cell>
          <table:table-cell table:formula="of:=IF((LEN([.C584])&lt;4);REPT(0;4-LEN([.C584]))&amp;[.C584];[.C5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584]+1)*8" office:value-type="float" office:value="9.28125" calcext:value-type="float">
            <text:p>9</text:p>
          </table:table-cell>
          <table:table-cell table:formula="of:=DEC2BIN([.K584])" office:value-type="string" office:string-value="1001" calcext:value-type="string">
            <text:p>1001</text:p>
          </table:table-cell>
          <table:table-cell table:formula="of:=IF((LEN([.L584])&lt;4);REPT(0;4-LEN([.L584]))&amp;[.L584];[.L58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85]+0.5)*15" office:value-type="float" office:value="7.5" calcext:value-type="float">
            <text:p>8</text:p>
          </table:table-cell>
          <table:table-cell table:formula="of:=DEC2BIN([.B585])" office:value-type="string" office:string-value="111" calcext:value-type="string">
            <text:p>111</text:p>
          </table:table-cell>
          <table:table-cell table:formula="of:=IF((LEN([.C585])&lt;4);REPT(0;4-LEN([.C585]))&amp;[.C585];[.C5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585]+1)*8" office:value-type="float" office:value="0.28125" calcext:value-type="float">
            <text:p>0</text:p>
          </table:table-cell>
          <table:table-cell table:formula="of:=DEC2BIN([.K585])" office:value-type="string" office:string-value="0" calcext:value-type="string">
            <text:p>0</text:p>
          </table:table-cell>
          <table:table-cell table:formula="of:=IF((LEN([.L585])&lt;4);REPT(0;4-LEN([.L585]))&amp;[.L585];[.L58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86]+0.5)*15" office:value-type="float" office:value="7.5" calcext:value-type="float">
            <text:p>8</text:p>
          </table:table-cell>
          <table:table-cell table:formula="of:=DEC2BIN([.B586])" office:value-type="string" office:string-value="111" calcext:value-type="string">
            <text:p>111</text:p>
          </table:table-cell>
          <table:table-cell table:formula="of:=IF((LEN([.C586])&lt;4);REPT(0;4-LEN([.C586]))&amp;[.C586];[.C5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586]+1)*8" office:value-type="float" office:value="6.75" calcext:value-type="float">
            <text:p>7</text:p>
          </table:table-cell>
          <table:table-cell table:formula="of:=DEC2BIN([.K586])" office:value-type="string" office:string-value="110" calcext:value-type="string">
            <text:p>110</text:p>
          </table:table-cell>
          <table:table-cell table:formula="of:=IF((LEN([.L586])&lt;4);REPT(0;4-LEN([.L586]))&amp;[.L586];[.L58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87]+0.5)*15" office:value-type="float" office:value="7.5" calcext:value-type="float">
            <text:p>8</text:p>
          </table:table-cell>
          <table:table-cell table:formula="of:=DEC2BIN([.B587])" office:value-type="string" office:string-value="111" calcext:value-type="string">
            <text:p>111</text:p>
          </table:table-cell>
          <table:table-cell table:formula="of:=IF((LEN([.C587])&lt;4);REPT(0;4-LEN([.C587]))&amp;[.C587];[.C5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587]+1)*8" office:value-type="float" office:value="13.59375" calcext:value-type="float">
            <text:p>14</text:p>
          </table:table-cell>
          <table:table-cell table:formula="of:=DEC2BIN([.K587])" office:value-type="string" office:string-value="1101" calcext:value-type="string">
            <text:p>1101</text:p>
          </table:table-cell>
          <table:table-cell table:formula="of:=IF((LEN([.L587])&lt;4);REPT(0;4-LEN([.L587]))&amp;[.L587];[.L58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588]+0.5)*15" office:value-type="float" office:value="7.5" calcext:value-type="float">
            <text:p>8</text:p>
          </table:table-cell>
          <table:table-cell table:formula="of:=DEC2BIN([.B588])" office:value-type="string" office:string-value="111" calcext:value-type="string">
            <text:p>111</text:p>
          </table:table-cell>
          <table:table-cell table:formula="of:=IF((LEN([.C588])&lt;4);REPT(0;4-LEN([.C588]))&amp;[.C588];[.C5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588]+1)*8" office:value-type="float" office:value="8.625" calcext:value-type="float">
            <text:p>9</text:p>
          </table:table-cell>
          <table:table-cell table:formula="of:=DEC2BIN([.K588])" office:value-type="string" office:string-value="1000" calcext:value-type="string">
            <text:p>1000</text:p>
          </table:table-cell>
          <table:table-cell table:formula="of:=IF((LEN([.L588])&lt;4);REPT(0;4-LEN([.L588]))&amp;[.L588];[.L58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89]+0.5)*15" office:value-type="float" office:value="7.5" calcext:value-type="float">
            <text:p>8</text:p>
          </table:table-cell>
          <table:table-cell table:formula="of:=DEC2BIN([.B589])" office:value-type="string" office:string-value="111" calcext:value-type="string">
            <text:p>111</text:p>
          </table:table-cell>
          <table:table-cell table:formula="of:=IF((LEN([.C589])&lt;4);REPT(0;4-LEN([.C589]))&amp;[.C589];[.C5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589]+1)*8" office:value-type="float" office:value="6.6875" calcext:value-type="float">
            <text:p>7</text:p>
          </table:table-cell>
          <table:table-cell table:formula="of:=DEC2BIN([.K589])" office:value-type="string" office:string-value="110" calcext:value-type="string">
            <text:p>110</text:p>
          </table:table-cell>
          <table:table-cell table:formula="of:=IF((LEN([.L589])&lt;4);REPT(0;4-LEN([.L589]))&amp;[.L589];[.L58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90]+0.5)*15" office:value-type="float" office:value="7.5" calcext:value-type="float">
            <text:p>8</text:p>
          </table:table-cell>
          <table:table-cell table:formula="of:=DEC2BIN([.B590])" office:value-type="string" office:string-value="111" calcext:value-type="string">
            <text:p>111</text:p>
          </table:table-cell>
          <table:table-cell table:formula="of:=IF((LEN([.C590])&lt;4);REPT(0;4-LEN([.C590]))&amp;[.C590];[.C5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590]+1)*8" office:value-type="float" office:value="8.59375" calcext:value-type="float">
            <text:p>9</text:p>
          </table:table-cell>
          <table:table-cell table:formula="of:=DEC2BIN([.K590])" office:value-type="string" office:string-value="1000" calcext:value-type="string">
            <text:p>1000</text:p>
          </table:table-cell>
          <table:table-cell table:formula="of:=IF((LEN([.L590])&lt;4);REPT(0;4-LEN([.L590]))&amp;[.L590];[.L59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591]+0.5)*15" office:value-type="float" office:value="7.5" calcext:value-type="float">
            <text:p>8</text:p>
          </table:table-cell>
          <table:table-cell table:formula="of:=DEC2BIN([.B591])" office:value-type="string" office:string-value="111" calcext:value-type="string">
            <text:p>111</text:p>
          </table:table-cell>
          <table:table-cell table:formula="of:=IF((LEN([.C591])&lt;4);REPT(0;4-LEN([.C591]))&amp;[.C591];[.C5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591]+1)*8" office:value-type="float" office:value="11.1875" calcext:value-type="float">
            <text:p>11</text:p>
          </table:table-cell>
          <table:table-cell table:formula="of:=DEC2BIN([.K591])" office:value-type="string" office:string-value="1011" calcext:value-type="string">
            <text:p>1011</text:p>
          </table:table-cell>
          <table:table-cell table:formula="of:=IF((LEN([.L591])&lt;4);REPT(0;4-LEN([.L591]))&amp;[.L591];[.L59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592]+0.5)*15" office:value-type="float" office:value="7.5" calcext:value-type="float">
            <text:p>8</text:p>
          </table:table-cell>
          <table:table-cell table:formula="of:=DEC2BIN([.B592])" office:value-type="string" office:string-value="111" calcext:value-type="string">
            <text:p>111</text:p>
          </table:table-cell>
          <table:table-cell table:formula="of:=IF((LEN([.C592])&lt;4);REPT(0;4-LEN([.C592]))&amp;[.C592];[.C5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592]+1)*8" office:value-type="float" office:value="9.1875" calcext:value-type="float">
            <text:p>9</text:p>
          </table:table-cell>
          <table:table-cell table:formula="of:=DEC2BIN([.K592])" office:value-type="string" office:string-value="1001" calcext:value-type="string">
            <text:p>1001</text:p>
          </table:table-cell>
          <table:table-cell table:formula="of:=IF((LEN([.L592])&lt;4);REPT(0;4-LEN([.L592]))&amp;[.L592];[.L59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93]+0.5)*15" office:value-type="float" office:value="7.5" calcext:value-type="float">
            <text:p>8</text:p>
          </table:table-cell>
          <table:table-cell table:formula="of:=DEC2BIN([.B593])" office:value-type="string" office:string-value="111" calcext:value-type="string">
            <text:p>111</text:p>
          </table:table-cell>
          <table:table-cell table:formula="of:=IF((LEN([.C593])&lt;4);REPT(0;4-LEN([.C593]))&amp;[.C593];[.C5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593]+1)*8" office:value-type="float" office:value="0.84375" calcext:value-type="float">
            <text:p>1</text:p>
          </table:table-cell>
          <table:table-cell table:formula="of:=DEC2BIN([.K593])" office:value-type="string" office:string-value="0" calcext:value-type="string">
            <text:p>0</text:p>
          </table:table-cell>
          <table:table-cell table:formula="of:=IF((LEN([.L593])&lt;4);REPT(0;4-LEN([.L593]))&amp;[.L593];[.L59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594]+0.5)*15" office:value-type="float" office:value="7.5" calcext:value-type="float">
            <text:p>8</text:p>
          </table:table-cell>
          <table:table-cell table:formula="of:=DEC2BIN([.B594])" office:value-type="string" office:string-value="111" calcext:value-type="string">
            <text:p>111</text:p>
          </table:table-cell>
          <table:table-cell table:formula="of:=IF((LEN([.C594])&lt;4);REPT(0;4-LEN([.C594]))&amp;[.C594];[.C5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594]+1)*8" office:value-type="float" office:value="6.71875" calcext:value-type="float">
            <text:p>7</text:p>
          </table:table-cell>
          <table:table-cell table:formula="of:=DEC2BIN([.K594])" office:value-type="string" office:string-value="110" calcext:value-type="string">
            <text:p>110</text:p>
          </table:table-cell>
          <table:table-cell table:formula="of:=IF((LEN([.L594])&lt;4);REPT(0;4-LEN([.L594]))&amp;[.L594];[.L59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595]+0.5)*15" office:value-type="float" office:value="7.5" calcext:value-type="float">
            <text:p>8</text:p>
          </table:table-cell>
          <table:table-cell table:formula="of:=DEC2BIN([.B595])" office:value-type="string" office:string-value="111" calcext:value-type="string">
            <text:p>111</text:p>
          </table:table-cell>
          <table:table-cell table:formula="of:=IF((LEN([.C595])&lt;4);REPT(0;4-LEN([.C595]))&amp;[.C595];[.C5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595]+1)*8" office:value-type="float" office:value="15.71875" calcext:value-type="float">
            <text:p>16</text:p>
          </table:table-cell>
          <table:table-cell table:formula="of:=DEC2BIN([.K595])" office:value-type="string" office:string-value="1111" calcext:value-type="string">
            <text:p>1111</text:p>
          </table:table-cell>
          <table:table-cell table:formula="of:=IF((LEN([.L595])&lt;4);REPT(0;4-LEN([.L595]))&amp;[.L595];[.L59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596]+0.5)*15" office:value-type="float" office:value="7.5" calcext:value-type="float">
            <text:p>8</text:p>
          </table:table-cell>
          <table:table-cell table:formula="of:=DEC2BIN([.B596])" office:value-type="string" office:string-value="111" calcext:value-type="string">
            <text:p>111</text:p>
          </table:table-cell>
          <table:table-cell table:formula="of:=IF((LEN([.C596])&lt;4);REPT(0;4-LEN([.C596]))&amp;[.C596];[.C5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596]+1)*8" office:value-type="float" office:value="9.25" calcext:value-type="float">
            <text:p>9</text:p>
          </table:table-cell>
          <table:table-cell table:formula="of:=DEC2BIN([.K596])" office:value-type="string" office:string-value="1001" calcext:value-type="string">
            <text:p>1001</text:p>
          </table:table-cell>
          <table:table-cell table:formula="of:=IF((LEN([.L596])&lt;4);REPT(0;4-LEN([.L596]))&amp;[.L596];[.L59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597]+0.5)*15" office:value-type="float" office:value="7.5" calcext:value-type="float">
            <text:p>8</text:p>
          </table:table-cell>
          <table:table-cell table:formula="of:=DEC2BIN([.B597])" office:value-type="string" office:string-value="111" calcext:value-type="string">
            <text:p>111</text:p>
          </table:table-cell>
          <table:table-cell table:formula="of:=IF((LEN([.C597])&lt;4);REPT(0;4-LEN([.C597]))&amp;[.C597];[.C5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597]+1)*8" office:value-type="float" office:value="2.40625" calcext:value-type="float">
            <text:p>2</text:p>
          </table:table-cell>
          <table:table-cell table:formula="of:=DEC2BIN([.K597])" office:value-type="string" office:string-value="10" calcext:value-type="string">
            <text:p>10</text:p>
          </table:table-cell>
          <table:table-cell table:formula="of:=IF((LEN([.L597])&lt;4);REPT(0;4-LEN([.L597]))&amp;[.L597];[.L59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598]+0.5)*15" office:value-type="float" office:value="7.5" calcext:value-type="float">
            <text:p>8</text:p>
          </table:table-cell>
          <table:table-cell table:formula="of:=DEC2BIN([.B598])" office:value-type="string" office:string-value="111" calcext:value-type="string">
            <text:p>111</text:p>
          </table:table-cell>
          <table:table-cell table:formula="of:=IF((LEN([.C598])&lt;4);REPT(0;4-LEN([.C598]))&amp;[.C598];[.C5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598]+1)*8" office:value-type="float" office:value="7.375" calcext:value-type="float">
            <text:p>7</text:p>
          </table:table-cell>
          <table:table-cell table:formula="of:=DEC2BIN([.K598])" office:value-type="string" office:string-value="111" calcext:value-type="string">
            <text:p>111</text:p>
          </table:table-cell>
          <table:table-cell table:formula="of:=IF((LEN([.L598])&lt;4);REPT(0;4-LEN([.L598]))&amp;[.L598];[.L59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599]+0.5)*15" office:value-type="float" office:value="7.5" calcext:value-type="float">
            <text:p>8</text:p>
          </table:table-cell>
          <table:table-cell table:formula="of:=DEC2BIN([.B599])" office:value-type="string" office:string-value="111" calcext:value-type="string">
            <text:p>111</text:p>
          </table:table-cell>
          <table:table-cell table:formula="of:=IF((LEN([.C599])&lt;4);REPT(0;4-LEN([.C599]))&amp;[.C599];[.C5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599]+1)*8" office:value-type="float" office:value="9.3125" calcext:value-type="float">
            <text:p>9</text:p>
          </table:table-cell>
          <table:table-cell table:formula="of:=DEC2BIN([.K599])" office:value-type="string" office:string-value="1001" calcext:value-type="string">
            <text:p>1001</text:p>
          </table:table-cell>
          <table:table-cell table:formula="of:=IF((LEN([.L599])&lt;4);REPT(0;4-LEN([.L599]))&amp;[.L599];[.L59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00]+0.5)*15" office:value-type="float" office:value="7.5" calcext:value-type="float">
            <text:p>8</text:p>
          </table:table-cell>
          <table:table-cell table:formula="of:=DEC2BIN([.B600])" office:value-type="string" office:string-value="111" calcext:value-type="string">
            <text:p>111</text:p>
          </table:table-cell>
          <table:table-cell table:formula="of:=IF((LEN([.C600])&lt;4);REPT(0;4-LEN([.C600]))&amp;[.C600];[.C6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600]+1)*8" office:value-type="float" office:value="7.40625" calcext:value-type="float">
            <text:p>7</text:p>
          </table:table-cell>
          <table:table-cell table:formula="of:=DEC2BIN([.K600])" office:value-type="string" office:string-value="111" calcext:value-type="string">
            <text:p>111</text:p>
          </table:table-cell>
          <table:table-cell table:formula="of:=IF((LEN([.L600])&lt;4);REPT(0;4-LEN([.L600]))&amp;[.L600];[.L60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01]+0.5)*15" office:value-type="float" office:value="7.5" calcext:value-type="float">
            <text:p>8</text:p>
          </table:table-cell>
          <table:table-cell table:formula="of:=DEC2BIN([.B601])" office:value-type="string" office:string-value="111" calcext:value-type="string">
            <text:p>111</text:p>
          </table:table-cell>
          <table:table-cell table:formula="of:=IF((LEN([.C601])&lt;4);REPT(0;4-LEN([.C601]))&amp;[.C601];[.C6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601]+1)*8" office:value-type="float" office:value="4.8125" calcext:value-type="float">
            <text:p>5</text:p>
          </table:table-cell>
          <table:table-cell table:formula="of:=DEC2BIN([.K601])" office:value-type="string" office:string-value="100" calcext:value-type="string">
            <text:p>100</text:p>
          </table:table-cell>
          <table:table-cell table:formula="of:=IF((LEN([.L601])&lt;4);REPT(0;4-LEN([.L601]))&amp;[.L601];[.L60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602]+0.5)*15" office:value-type="float" office:value="7.5" calcext:value-type="float">
            <text:p>8</text:p>
          </table:table-cell>
          <table:table-cell table:formula="of:=DEC2BIN([.B602])" office:value-type="string" office:string-value="111" calcext:value-type="string">
            <text:p>111</text:p>
          </table:table-cell>
          <table:table-cell table:formula="of:=IF((LEN([.C602])&lt;4);REPT(0;4-LEN([.C602]))&amp;[.C602];[.C6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602]+1)*8" office:value-type="float" office:value="6.8125" calcext:value-type="float">
            <text:p>7</text:p>
          </table:table-cell>
          <table:table-cell table:formula="of:=DEC2BIN([.K602])" office:value-type="string" office:string-value="110" calcext:value-type="string">
            <text:p>110</text:p>
          </table:table-cell>
          <table:table-cell table:formula="of:=IF((LEN([.L602])&lt;4);REPT(0;4-LEN([.L602]))&amp;[.L602];[.L60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03]+0.5)*15" office:value-type="float" office:value="7.5" calcext:value-type="float">
            <text:p>8</text:p>
          </table:table-cell>
          <table:table-cell table:formula="of:=DEC2BIN([.B603])" office:value-type="string" office:string-value="111" calcext:value-type="string">
            <text:p>111</text:p>
          </table:table-cell>
          <table:table-cell table:formula="of:=IF((LEN([.C603])&lt;4);REPT(0;4-LEN([.C603]))&amp;[.C603];[.C6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603]+1)*8" office:value-type="float" office:value="15.15625" calcext:value-type="float">
            <text:p>15</text:p>
          </table:table-cell>
          <table:table-cell table:formula="of:=DEC2BIN([.K603])" office:value-type="string" office:string-value="1111" calcext:value-type="string">
            <text:p>1111</text:p>
          </table:table-cell>
          <table:table-cell table:formula="of:=IF((LEN([.L603])&lt;4);REPT(0;4-LEN([.L603]))&amp;[.L603];[.L60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04]+0.5)*15" office:value-type="float" office:value="7.5" calcext:value-type="float">
            <text:p>8</text:p>
          </table:table-cell>
          <table:table-cell table:formula="of:=DEC2BIN([.B604])" office:value-type="string" office:string-value="111" calcext:value-type="string">
            <text:p>111</text:p>
          </table:table-cell>
          <table:table-cell table:formula="of:=IF((LEN([.C604])&lt;4);REPT(0;4-LEN([.C604]))&amp;[.C604];[.C6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604]+1)*8" office:value-type="float" office:value="9.28125" calcext:value-type="float">
            <text:p>9</text:p>
          </table:table-cell>
          <table:table-cell table:formula="of:=DEC2BIN([.K604])" office:value-type="string" office:string-value="1001" calcext:value-type="string">
            <text:p>1001</text:p>
          </table:table-cell>
          <table:table-cell table:formula="of:=IF((LEN([.L604])&lt;4);REPT(0;4-LEN([.L604]))&amp;[.L604];[.L60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05]+0.5)*15" office:value-type="float" office:value="7.5" calcext:value-type="float">
            <text:p>8</text:p>
          </table:table-cell>
          <table:table-cell table:formula="of:=DEC2BIN([.B605])" office:value-type="string" office:string-value="111" calcext:value-type="string">
            <text:p>111</text:p>
          </table:table-cell>
          <table:table-cell table:formula="of:=IF((LEN([.C605])&lt;4);REPT(0;4-LEN([.C605]))&amp;[.C605];[.C6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605]+1)*8" office:value-type="float" office:value="0.28125" calcext:value-type="float">
            <text:p>0</text:p>
          </table:table-cell>
          <table:table-cell table:formula="of:=DEC2BIN([.K605])" office:value-type="string" office:string-value="0" calcext:value-type="string">
            <text:p>0</text:p>
          </table:table-cell>
          <table:table-cell table:formula="of:=IF((LEN([.L605])&lt;4);REPT(0;4-LEN([.L605]))&amp;[.L605];[.L60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06]+0.5)*15" office:value-type="float" office:value="7.5" calcext:value-type="float">
            <text:p>8</text:p>
          </table:table-cell>
          <table:table-cell table:formula="of:=DEC2BIN([.B606])" office:value-type="string" office:string-value="111" calcext:value-type="string">
            <text:p>111</text:p>
          </table:table-cell>
          <table:table-cell table:formula="of:=IF((LEN([.C606])&lt;4);REPT(0;4-LEN([.C606]))&amp;[.C606];[.C6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606]+1)*8" office:value-type="float" office:value="6.75" calcext:value-type="float">
            <text:p>7</text:p>
          </table:table-cell>
          <table:table-cell table:formula="of:=DEC2BIN([.K606])" office:value-type="string" office:string-value="110" calcext:value-type="string">
            <text:p>110</text:p>
          </table:table-cell>
          <table:table-cell table:formula="of:=IF((LEN([.L606])&lt;4);REPT(0;4-LEN([.L606]))&amp;[.L606];[.L60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07]+0.5)*15" office:value-type="float" office:value="7.5" calcext:value-type="float">
            <text:p>8</text:p>
          </table:table-cell>
          <table:table-cell table:formula="of:=DEC2BIN([.B607])" office:value-type="string" office:string-value="111" calcext:value-type="string">
            <text:p>111</text:p>
          </table:table-cell>
          <table:table-cell table:formula="of:=IF((LEN([.C607])&lt;4);REPT(0;4-LEN([.C607]))&amp;[.C607];[.C6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607]+1)*8" office:value-type="float" office:value="13.59375" calcext:value-type="float">
            <text:p>14</text:p>
          </table:table-cell>
          <table:table-cell table:formula="of:=DEC2BIN([.K607])" office:value-type="string" office:string-value="1101" calcext:value-type="string">
            <text:p>1101</text:p>
          </table:table-cell>
          <table:table-cell table:formula="of:=IF((LEN([.L607])&lt;4);REPT(0;4-LEN([.L607]))&amp;[.L607];[.L60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608]+0.5)*15" office:value-type="float" office:value="7.5" calcext:value-type="float">
            <text:p>8</text:p>
          </table:table-cell>
          <table:table-cell table:formula="of:=DEC2BIN([.B608])" office:value-type="string" office:string-value="111" calcext:value-type="string">
            <text:p>111</text:p>
          </table:table-cell>
          <table:table-cell table:formula="of:=IF((LEN([.C608])&lt;4);REPT(0;4-LEN([.C608]))&amp;[.C608];[.C6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608]+1)*8" office:value-type="float" office:value="8.625" calcext:value-type="float">
            <text:p>9</text:p>
          </table:table-cell>
          <table:table-cell table:formula="of:=DEC2BIN([.K608])" office:value-type="string" office:string-value="1000" calcext:value-type="string">
            <text:p>1000</text:p>
          </table:table-cell>
          <table:table-cell table:formula="of:=IF((LEN([.L608])&lt;4);REPT(0;4-LEN([.L608]))&amp;[.L608];[.L60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09]+0.5)*15" office:value-type="float" office:value="7.5" calcext:value-type="float">
            <text:p>8</text:p>
          </table:table-cell>
          <table:table-cell table:formula="of:=DEC2BIN([.B609])" office:value-type="string" office:string-value="111" calcext:value-type="string">
            <text:p>111</text:p>
          </table:table-cell>
          <table:table-cell table:formula="of:=IF((LEN([.C609])&lt;4);REPT(0;4-LEN([.C609]))&amp;[.C609];[.C6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609]+1)*8" office:value-type="float" office:value="6.78125" calcext:value-type="float">
            <text:p>7</text:p>
          </table:table-cell>
          <table:table-cell table:formula="of:=DEC2BIN([.K609])" office:value-type="string" office:string-value="110" calcext:value-type="string">
            <text:p>110</text:p>
          </table:table-cell>
          <table:table-cell table:formula="of:=IF((LEN([.L609])&lt;4);REPT(0;4-LEN([.L609]))&amp;[.L609];[.L60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10]+0.5)*15" office:value-type="float" office:value="7.5" calcext:value-type="float">
            <text:p>8</text:p>
          </table:table-cell>
          <table:table-cell table:formula="of:=DEC2BIN([.B610])" office:value-type="string" office:string-value="111" calcext:value-type="string">
            <text:p>111</text:p>
          </table:table-cell>
          <table:table-cell table:formula="of:=IF((LEN([.C610])&lt;4);REPT(0;4-LEN([.C610]))&amp;[.C610];[.C6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formula="of:=([.J610]+1)*8" office:value-type="float" office:value="8.21875" calcext:value-type="float">
            <text:p>8</text:p>
          </table:table-cell>
          <table:table-cell table:formula="of:=DEC2BIN([.K610])" office:value-type="string" office:string-value="1000" calcext:value-type="string">
            <text:p>1000</text:p>
          </table:table-cell>
          <table:table-cell table:formula="of:=IF((LEN([.L610])&lt;4);REPT(0;4-LEN([.L610]))&amp;[.L610];[.L61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11]+0.5)*15" office:value-type="float" office:value="7.5" calcext:value-type="float">
            <text:p>8</text:p>
          </table:table-cell>
          <table:table-cell table:formula="of:=DEC2BIN([.B611])" office:value-type="string" office:string-value="111" calcext:value-type="string">
            <text:p>111</text:p>
          </table:table-cell>
          <table:table-cell table:formula="of:=IF((LEN([.C611])&lt;4);REPT(0;4-LEN([.C611]))&amp;[.C611];[.C6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J611]+1)*8" office:value-type="float" office:value="4.4375" calcext:value-type="float">
            <text:p>4</text:p>
          </table:table-cell>
          <table:table-cell table:formula="of:=DEC2BIN([.K611])" office:value-type="string" office:string-value="100" calcext:value-type="string">
            <text:p>100</text:p>
          </table:table-cell>
          <table:table-cell table:formula="of:=IF((LEN([.L611])&lt;4);REPT(0;4-LEN([.L611]))&amp;[.L611];[.L61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612]+0.5)*15" office:value-type="float" office:value="7.5" calcext:value-type="float">
            <text:p>8</text:p>
          </table:table-cell>
          <table:table-cell table:formula="of:=DEC2BIN([.B612])" office:value-type="string" office:string-value="111" calcext:value-type="string">
            <text:p>111</text:p>
          </table:table-cell>
          <table:table-cell table:formula="of:=IF((LEN([.C612])&lt;4);REPT(0;4-LEN([.C612]))&amp;[.C612];[.C6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J612]+1)*8" office:value-type="float" office:value="7.03125" calcext:value-type="float">
            <text:p>7</text:p>
          </table:table-cell>
          <table:table-cell table:formula="of:=DEC2BIN([.K612])" office:value-type="string" office:string-value="111" calcext:value-type="string">
            <text:p>111</text:p>
          </table:table-cell>
          <table:table-cell table:formula="of:=IF((LEN([.L612])&lt;4);REPT(0;4-LEN([.L612]))&amp;[.L612];[.L61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13]+0.5)*15" office:value-type="float" office:value="7.5" calcext:value-type="float">
            <text:p>8</text:p>
          </table:table-cell>
          <table:table-cell table:formula="of:=DEC2BIN([.B613])" office:value-type="string" office:string-value="111" calcext:value-type="string">
            <text:p>111</text:p>
          </table:table-cell>
          <table:table-cell table:formula="of:=IF((LEN([.C613])&lt;4);REPT(0;4-LEN([.C613]))&amp;[.C613];[.C6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formula="of:=([.J613]+1)*8" office:value-type="float" office:value="15" calcext:value-type="float">
            <text:p>15</text:p>
          </table:table-cell>
          <table:table-cell table:formula="of:=DEC2BIN([.K613])" office:value-type="string" office:string-value="1111" calcext:value-type="string">
            <text:p>1111</text:p>
          </table:table-cell>
          <table:table-cell table:formula="of:=IF((LEN([.L613])&lt;4);REPT(0;4-LEN([.L613]))&amp;[.L613];[.L61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14]+0.5)*15" office:value-type="float" office:value="7.5" calcext:value-type="float">
            <text:p>8</text:p>
          </table:table-cell>
          <table:table-cell table:formula="of:=DEC2BIN([.B614])" office:value-type="string" office:string-value="111" calcext:value-type="string">
            <text:p>111</text:p>
          </table:table-cell>
          <table:table-cell table:formula="of:=IF((LEN([.C614])&lt;4);REPT(0;4-LEN([.C614]))&amp;[.C614];[.C6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J614]+1)*8" office:value-type="float" office:value="9.34375" calcext:value-type="float">
            <text:p>9</text:p>
          </table:table-cell>
          <table:table-cell table:formula="of:=DEC2BIN([.K614])" office:value-type="string" office:string-value="1001" calcext:value-type="string">
            <text:p>1001</text:p>
          </table:table-cell>
          <table:table-cell table:formula="of:=IF((LEN([.L614])&lt;4);REPT(0;4-LEN([.L614]))&amp;[.L614];[.L61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15]+0.5)*15" office:value-type="float" office:value="7.5" calcext:value-type="float">
            <text:p>8</text:p>
          </table:table-cell>
          <table:table-cell table:formula="of:=DEC2BIN([.B615])" office:value-type="string" office:string-value="111" calcext:value-type="string">
            <text:p>111</text:p>
          </table:table-cell>
          <table:table-cell table:formula="of:=IF((LEN([.C615])&lt;4);REPT(0;4-LEN([.C615]))&amp;[.C615];[.C6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formula="of:=([.J615]+1)*8" office:value-type="float" office:value="0.21875" calcext:value-type="float">
            <text:p>0</text:p>
          </table:table-cell>
          <table:table-cell table:formula="of:=DEC2BIN([.K615])" office:value-type="string" office:string-value="0" calcext:value-type="string">
            <text:p>0</text:p>
          </table:table-cell>
          <table:table-cell table:formula="of:=IF((LEN([.L615])&lt;4);REPT(0;4-LEN([.L615]))&amp;[.L615];[.L61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16]+0.5)*15" office:value-type="float" office:value="7.5" calcext:value-type="float">
            <text:p>8</text:p>
          </table:table-cell>
          <table:table-cell table:formula="of:=DEC2BIN([.B616])" office:value-type="string" office:string-value="111" calcext:value-type="string">
            <text:p>111</text:p>
          </table:table-cell>
          <table:table-cell table:formula="of:=IF((LEN([.C616])&lt;4);REPT(0;4-LEN([.C616]))&amp;[.C616];[.C6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616]+1)*8" office:value-type="float" office:value="6.78125" calcext:value-type="float">
            <text:p>7</text:p>
          </table:table-cell>
          <table:table-cell table:formula="of:=DEC2BIN([.K616])" office:value-type="string" office:string-value="110" calcext:value-type="string">
            <text:p>110</text:p>
          </table:table-cell>
          <table:table-cell table:formula="of:=IF((LEN([.L616])&lt;4);REPT(0;4-LEN([.L616]))&amp;[.L616];[.L61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17]+0.5)*15" office:value-type="float" office:value="7.5" calcext:value-type="float">
            <text:p>8</text:p>
          </table:table-cell>
          <table:table-cell table:formula="of:=DEC2BIN([.B617])" office:value-type="string" office:string-value="111" calcext:value-type="string">
            <text:p>111</text:p>
          </table:table-cell>
          <table:table-cell table:formula="of:=IF((LEN([.C617])&lt;4);REPT(0;4-LEN([.C617]))&amp;[.C617];[.C6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formula="of:=([.J617]+1)*8" office:value-type="float" office:value="13.5625" calcext:value-type="float">
            <text:p>14</text:p>
          </table:table-cell>
          <table:table-cell table:formula="of:=DEC2BIN([.K617])" office:value-type="string" office:string-value="1101" calcext:value-type="string">
            <text:p>1101</text:p>
          </table:table-cell>
          <table:table-cell table:formula="of:=IF((LEN([.L617])&lt;4);REPT(0;4-LEN([.L617]))&amp;[.L617];[.L61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618]+0.5)*15" office:value-type="float" office:value="7.5" calcext:value-type="float">
            <text:p>8</text:p>
          </table:table-cell>
          <table:table-cell table:formula="of:=DEC2BIN([.B618])" office:value-type="string" office:string-value="111" calcext:value-type="string">
            <text:p>111</text:p>
          </table:table-cell>
          <table:table-cell table:formula="of:=IF((LEN([.C618])&lt;4);REPT(0;4-LEN([.C618]))&amp;[.C618];[.C6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618]+1)*8" office:value-type="float" office:value="8.625" calcext:value-type="float">
            <text:p>9</text:p>
          </table:table-cell>
          <table:table-cell table:formula="of:=DEC2BIN([.K618])" office:value-type="string" office:string-value="1000" calcext:value-type="string">
            <text:p>1000</text:p>
          </table:table-cell>
          <table:table-cell table:formula="of:=IF((LEN([.L618])&lt;4);REPT(0;4-LEN([.L618]))&amp;[.L618];[.L61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19]+0.5)*15" office:value-type="float" office:value="7.5" calcext:value-type="float">
            <text:p>8</text:p>
          </table:table-cell>
          <table:table-cell table:formula="of:=DEC2BIN([.B619])" office:value-type="string" office:string-value="111" calcext:value-type="string">
            <text:p>111</text:p>
          </table:table-cell>
          <table:table-cell table:formula="of:=IF((LEN([.C619])&lt;4);REPT(0;4-LEN([.C619]))&amp;[.C619];[.C6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619]+1)*8" office:value-type="float" office:value="6.6875" calcext:value-type="float">
            <text:p>7</text:p>
          </table:table-cell>
          <table:table-cell table:formula="of:=DEC2BIN([.K619])" office:value-type="string" office:string-value="110" calcext:value-type="string">
            <text:p>110</text:p>
          </table:table-cell>
          <table:table-cell table:formula="of:=IF((LEN([.L619])&lt;4);REPT(0;4-LEN([.L619]))&amp;[.L619];[.L61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20]+0.5)*15" office:value-type="float" office:value="7.5" calcext:value-type="float">
            <text:p>8</text:p>
          </table:table-cell>
          <table:table-cell table:formula="of:=DEC2BIN([.B620])" office:value-type="string" office:string-value="111" calcext:value-type="string">
            <text:p>111</text:p>
          </table:table-cell>
          <table:table-cell table:formula="of:=IF((LEN([.C620])&lt;4);REPT(0;4-LEN([.C620]))&amp;[.C620];[.C6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620]+1)*8" office:value-type="float" office:value="8.59375" calcext:value-type="float">
            <text:p>9</text:p>
          </table:table-cell>
          <table:table-cell table:formula="of:=DEC2BIN([.K620])" office:value-type="string" office:string-value="1000" calcext:value-type="string">
            <text:p>1000</text:p>
          </table:table-cell>
          <table:table-cell table:formula="of:=IF((LEN([.L620])&lt;4);REPT(0;4-LEN([.L620]))&amp;[.L620];[.L62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21]+0.5)*15" office:value-type="float" office:value="7.5" calcext:value-type="float">
            <text:p>8</text:p>
          </table:table-cell>
          <table:table-cell table:formula="of:=DEC2BIN([.B621])" office:value-type="string" office:string-value="111" calcext:value-type="string">
            <text:p>111</text:p>
          </table:table-cell>
          <table:table-cell table:formula="of:=IF((LEN([.C621])&lt;4);REPT(0;4-LEN([.C621]))&amp;[.C621];[.C6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621]+1)*8" office:value-type="float" office:value="11.1875" calcext:value-type="float">
            <text:p>11</text:p>
          </table:table-cell>
          <table:table-cell table:formula="of:=DEC2BIN([.K621])" office:value-type="string" office:string-value="1011" calcext:value-type="string">
            <text:p>1011</text:p>
          </table:table-cell>
          <table:table-cell table:formula="of:=IF((LEN([.L621])&lt;4);REPT(0;4-LEN([.L621]))&amp;[.L621];[.L62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622]+0.5)*15" office:value-type="float" office:value="7.5" calcext:value-type="float">
            <text:p>8</text:p>
          </table:table-cell>
          <table:table-cell table:formula="of:=DEC2BIN([.B622])" office:value-type="string" office:string-value="111" calcext:value-type="string">
            <text:p>111</text:p>
          </table:table-cell>
          <table:table-cell table:formula="of:=IF((LEN([.C622])&lt;4);REPT(0;4-LEN([.C622]))&amp;[.C622];[.C6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622]+1)*8" office:value-type="float" office:value="9.1875" calcext:value-type="float">
            <text:p>9</text:p>
          </table:table-cell>
          <table:table-cell table:formula="of:=DEC2BIN([.K622])" office:value-type="string" office:string-value="1001" calcext:value-type="string">
            <text:p>1001</text:p>
          </table:table-cell>
          <table:table-cell table:formula="of:=IF((LEN([.L622])&lt;4);REPT(0;4-LEN([.L622]))&amp;[.L622];[.L62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23]+0.5)*15" office:value-type="float" office:value="7.5" calcext:value-type="float">
            <text:p>8</text:p>
          </table:table-cell>
          <table:table-cell table:formula="of:=DEC2BIN([.B623])" office:value-type="string" office:string-value="111" calcext:value-type="string">
            <text:p>111</text:p>
          </table:table-cell>
          <table:table-cell table:formula="of:=IF((LEN([.C623])&lt;4);REPT(0;4-LEN([.C623]))&amp;[.C623];[.C6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623]+1)*8" office:value-type="float" office:value="0.84375" calcext:value-type="float">
            <text:p>1</text:p>
          </table:table-cell>
          <table:table-cell table:formula="of:=DEC2BIN([.K623])" office:value-type="string" office:string-value="0" calcext:value-type="string">
            <text:p>0</text:p>
          </table:table-cell>
          <table:table-cell table:formula="of:=IF((LEN([.L623])&lt;4);REPT(0;4-LEN([.L623]))&amp;[.L623];[.L62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24]+0.5)*15" office:value-type="float" office:value="7.5" calcext:value-type="float">
            <text:p>8</text:p>
          </table:table-cell>
          <table:table-cell table:formula="of:=DEC2BIN([.B624])" office:value-type="string" office:string-value="111" calcext:value-type="string">
            <text:p>111</text:p>
          </table:table-cell>
          <table:table-cell table:formula="of:=IF((LEN([.C624])&lt;4);REPT(0;4-LEN([.C624]))&amp;[.C624];[.C6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624]+1)*8" office:value-type="float" office:value="6.71875" calcext:value-type="float">
            <text:p>7</text:p>
          </table:table-cell>
          <table:table-cell table:formula="of:=DEC2BIN([.K624])" office:value-type="string" office:string-value="110" calcext:value-type="string">
            <text:p>110</text:p>
          </table:table-cell>
          <table:table-cell table:formula="of:=IF((LEN([.L624])&lt;4);REPT(0;4-LEN([.L624]))&amp;[.L624];[.L62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25]+0.5)*15" office:value-type="float" office:value="7.5" calcext:value-type="float">
            <text:p>8</text:p>
          </table:table-cell>
          <table:table-cell table:formula="of:=DEC2BIN([.B625])" office:value-type="string" office:string-value="111" calcext:value-type="string">
            <text:p>111</text:p>
          </table:table-cell>
          <table:table-cell table:formula="of:=IF((LEN([.C625])&lt;4);REPT(0;4-LEN([.C625]))&amp;[.C625];[.C6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625]+1)*8" office:value-type="float" office:value="15.71875" calcext:value-type="float">
            <text:p>16</text:p>
          </table:table-cell>
          <table:table-cell table:formula="of:=DEC2BIN([.K625])" office:value-type="string" office:string-value="1111" calcext:value-type="string">
            <text:p>1111</text:p>
          </table:table-cell>
          <table:table-cell table:formula="of:=IF((LEN([.L625])&lt;4);REPT(0;4-LEN([.L625]))&amp;[.L625];[.L62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26]+0.5)*15" office:value-type="float" office:value="7.5" calcext:value-type="float">
            <text:p>8</text:p>
          </table:table-cell>
          <table:table-cell table:formula="of:=DEC2BIN([.B626])" office:value-type="string" office:string-value="111" calcext:value-type="string">
            <text:p>111</text:p>
          </table:table-cell>
          <table:table-cell table:formula="of:=IF((LEN([.C626])&lt;4);REPT(0;4-LEN([.C626]))&amp;[.C626];[.C6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626]+1)*8" office:value-type="float" office:value="9.25" calcext:value-type="float">
            <text:p>9</text:p>
          </table:table-cell>
          <table:table-cell table:formula="of:=DEC2BIN([.K626])" office:value-type="string" office:string-value="1001" calcext:value-type="string">
            <text:p>1001</text:p>
          </table:table-cell>
          <table:table-cell table:formula="of:=IF((LEN([.L626])&lt;4);REPT(0;4-LEN([.L626]))&amp;[.L626];[.L62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27]+0.5)*15" office:value-type="float" office:value="7.5" calcext:value-type="float">
            <text:p>8</text:p>
          </table:table-cell>
          <table:table-cell table:formula="of:=DEC2BIN([.B627])" office:value-type="string" office:string-value="111" calcext:value-type="string">
            <text:p>111</text:p>
          </table:table-cell>
          <table:table-cell table:formula="of:=IF((LEN([.C627])&lt;4);REPT(0;4-LEN([.C627]))&amp;[.C627];[.C6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627]+1)*8" office:value-type="float" office:value="2.40625" calcext:value-type="float">
            <text:p>2</text:p>
          </table:table-cell>
          <table:table-cell table:formula="of:=DEC2BIN([.K627])" office:value-type="string" office:string-value="10" calcext:value-type="string">
            <text:p>10</text:p>
          </table:table-cell>
          <table:table-cell table:formula="of:=IF((LEN([.L627])&lt;4);REPT(0;4-LEN([.L627]))&amp;[.L627];[.L62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628]+0.5)*15" office:value-type="float" office:value="7.5" calcext:value-type="float">
            <text:p>8</text:p>
          </table:table-cell>
          <table:table-cell table:formula="of:=DEC2BIN([.B628])" office:value-type="string" office:string-value="111" calcext:value-type="string">
            <text:p>111</text:p>
          </table:table-cell>
          <table:table-cell table:formula="of:=IF((LEN([.C628])&lt;4);REPT(0;4-LEN([.C628]))&amp;[.C628];[.C6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628]+1)*8" office:value-type="float" office:value="7.375" calcext:value-type="float">
            <text:p>7</text:p>
          </table:table-cell>
          <table:table-cell table:formula="of:=DEC2BIN([.K628])" office:value-type="string" office:string-value="111" calcext:value-type="string">
            <text:p>111</text:p>
          </table:table-cell>
          <table:table-cell table:formula="of:=IF((LEN([.L628])&lt;4);REPT(0;4-LEN([.L628]))&amp;[.L628];[.L62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29]+0.5)*15" office:value-type="float" office:value="7.5" calcext:value-type="float">
            <text:p>8</text:p>
          </table:table-cell>
          <table:table-cell table:formula="of:=DEC2BIN([.B629])" office:value-type="string" office:string-value="111" calcext:value-type="string">
            <text:p>111</text:p>
          </table:table-cell>
          <table:table-cell table:formula="of:=IF((LEN([.C629])&lt;4);REPT(0;4-LEN([.C629]))&amp;[.C629];[.C6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629]+1)*8" office:value-type="float" office:value="9.3125" calcext:value-type="float">
            <text:p>9</text:p>
          </table:table-cell>
          <table:table-cell table:formula="of:=DEC2BIN([.K629])" office:value-type="string" office:string-value="1001" calcext:value-type="string">
            <text:p>1001</text:p>
          </table:table-cell>
          <table:table-cell table:formula="of:=IF((LEN([.L629])&lt;4);REPT(0;4-LEN([.L629]))&amp;[.L629];[.L62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30]+0.5)*15" office:value-type="float" office:value="7.5" calcext:value-type="float">
            <text:p>8</text:p>
          </table:table-cell>
          <table:table-cell table:formula="of:=DEC2BIN([.B630])" office:value-type="string" office:string-value="111" calcext:value-type="string">
            <text:p>111</text:p>
          </table:table-cell>
          <table:table-cell table:formula="of:=IF((LEN([.C630])&lt;4);REPT(0;4-LEN([.C630]))&amp;[.C630];[.C6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630]+1)*8" office:value-type="float" office:value="7.40625" calcext:value-type="float">
            <text:p>7</text:p>
          </table:table-cell>
          <table:table-cell table:formula="of:=DEC2BIN([.K630])" office:value-type="string" office:string-value="111" calcext:value-type="string">
            <text:p>111</text:p>
          </table:table-cell>
          <table:table-cell table:formula="of:=IF((LEN([.L630])&lt;4);REPT(0;4-LEN([.L630]))&amp;[.L630];[.L63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31]+0.5)*15" office:value-type="float" office:value="7.5" calcext:value-type="float">
            <text:p>8</text:p>
          </table:table-cell>
          <table:table-cell table:formula="of:=DEC2BIN([.B631])" office:value-type="string" office:string-value="111" calcext:value-type="string">
            <text:p>111</text:p>
          </table:table-cell>
          <table:table-cell table:formula="of:=IF((LEN([.C631])&lt;4);REPT(0;4-LEN([.C631]))&amp;[.C631];[.C6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631]+1)*8" office:value-type="float" office:value="4.8125" calcext:value-type="float">
            <text:p>5</text:p>
          </table:table-cell>
          <table:table-cell table:formula="of:=DEC2BIN([.K631])" office:value-type="string" office:string-value="100" calcext:value-type="string">
            <text:p>100</text:p>
          </table:table-cell>
          <table:table-cell table:formula="of:=IF((LEN([.L631])&lt;4);REPT(0;4-LEN([.L631]))&amp;[.L631];[.L63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632]+0.5)*15" office:value-type="float" office:value="7.5" calcext:value-type="float">
            <text:p>8</text:p>
          </table:table-cell>
          <table:table-cell table:formula="of:=DEC2BIN([.B632])" office:value-type="string" office:string-value="111" calcext:value-type="string">
            <text:p>111</text:p>
          </table:table-cell>
          <table:table-cell table:formula="of:=IF((LEN([.C632])&lt;4);REPT(0;4-LEN([.C632]))&amp;[.C632];[.C6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632]+1)*8" office:value-type="float" office:value="6.8125" calcext:value-type="float">
            <text:p>7</text:p>
          </table:table-cell>
          <table:table-cell table:formula="of:=DEC2BIN([.K632])" office:value-type="string" office:string-value="110" calcext:value-type="string">
            <text:p>110</text:p>
          </table:table-cell>
          <table:table-cell table:formula="of:=IF((LEN([.L632])&lt;4);REPT(0;4-LEN([.L632]))&amp;[.L632];[.L63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33]+0.5)*15" office:value-type="float" office:value="7.5" calcext:value-type="float">
            <text:p>8</text:p>
          </table:table-cell>
          <table:table-cell table:formula="of:=DEC2BIN([.B633])" office:value-type="string" office:string-value="111" calcext:value-type="string">
            <text:p>111</text:p>
          </table:table-cell>
          <table:table-cell table:formula="of:=IF((LEN([.C633])&lt;4);REPT(0;4-LEN([.C633]))&amp;[.C633];[.C6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633]+1)*8" office:value-type="float" office:value="15.15625" calcext:value-type="float">
            <text:p>15</text:p>
          </table:table-cell>
          <table:table-cell table:formula="of:=DEC2BIN([.K633])" office:value-type="string" office:string-value="1111" calcext:value-type="string">
            <text:p>1111</text:p>
          </table:table-cell>
          <table:table-cell table:formula="of:=IF((LEN([.L633])&lt;4);REPT(0;4-LEN([.L633]))&amp;[.L633];[.L63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34]+0.5)*15" office:value-type="float" office:value="7.5" calcext:value-type="float">
            <text:p>8</text:p>
          </table:table-cell>
          <table:table-cell table:formula="of:=DEC2BIN([.B634])" office:value-type="string" office:string-value="111" calcext:value-type="string">
            <text:p>111</text:p>
          </table:table-cell>
          <table:table-cell table:formula="of:=IF((LEN([.C634])&lt;4);REPT(0;4-LEN([.C634]))&amp;[.C634];[.C6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634]+1)*8" office:value-type="float" office:value="9.28125" calcext:value-type="float">
            <text:p>9</text:p>
          </table:table-cell>
          <table:table-cell table:formula="of:=DEC2BIN([.K634])" office:value-type="string" office:string-value="1001" calcext:value-type="string">
            <text:p>1001</text:p>
          </table:table-cell>
          <table:table-cell table:formula="of:=IF((LEN([.L634])&lt;4);REPT(0;4-LEN([.L634]))&amp;[.L634];[.L63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35]+0.5)*15" office:value-type="float" office:value="7.5" calcext:value-type="float">
            <text:p>8</text:p>
          </table:table-cell>
          <table:table-cell table:formula="of:=DEC2BIN([.B635])" office:value-type="string" office:string-value="111" calcext:value-type="string">
            <text:p>111</text:p>
          </table:table-cell>
          <table:table-cell table:formula="of:=IF((LEN([.C635])&lt;4);REPT(0;4-LEN([.C635]))&amp;[.C635];[.C6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635]+1)*8" office:value-type="float" office:value="0.28125" calcext:value-type="float">
            <text:p>0</text:p>
          </table:table-cell>
          <table:table-cell table:formula="of:=DEC2BIN([.K635])" office:value-type="string" office:string-value="0" calcext:value-type="string">
            <text:p>0</text:p>
          </table:table-cell>
          <table:table-cell table:formula="of:=IF((LEN([.L635])&lt;4);REPT(0;4-LEN([.L635]))&amp;[.L635];[.L63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36]+0.5)*15" office:value-type="float" office:value="7.5" calcext:value-type="float">
            <text:p>8</text:p>
          </table:table-cell>
          <table:table-cell table:formula="of:=DEC2BIN([.B636])" office:value-type="string" office:string-value="111" calcext:value-type="string">
            <text:p>111</text:p>
          </table:table-cell>
          <table:table-cell table:formula="of:=IF((LEN([.C636])&lt;4);REPT(0;4-LEN([.C636]))&amp;[.C636];[.C6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636]+1)*8" office:value-type="float" office:value="6.75" calcext:value-type="float">
            <text:p>7</text:p>
          </table:table-cell>
          <table:table-cell table:formula="of:=DEC2BIN([.K636])" office:value-type="string" office:string-value="110" calcext:value-type="string">
            <text:p>110</text:p>
          </table:table-cell>
          <table:table-cell table:formula="of:=IF((LEN([.L636])&lt;4);REPT(0;4-LEN([.L636]))&amp;[.L636];[.L63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37]+0.5)*15" office:value-type="float" office:value="7.5" calcext:value-type="float">
            <text:p>8</text:p>
          </table:table-cell>
          <table:table-cell table:formula="of:=DEC2BIN([.B637])" office:value-type="string" office:string-value="111" calcext:value-type="string">
            <text:p>111</text:p>
          </table:table-cell>
          <table:table-cell table:formula="of:=IF((LEN([.C637])&lt;4);REPT(0;4-LEN([.C637]))&amp;[.C637];[.C6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637]+1)*8" office:value-type="float" office:value="13.59375" calcext:value-type="float">
            <text:p>14</text:p>
          </table:table-cell>
          <table:table-cell table:formula="of:=DEC2BIN([.K637])" office:value-type="string" office:string-value="1101" calcext:value-type="string">
            <text:p>1101</text:p>
          </table:table-cell>
          <table:table-cell table:formula="of:=IF((LEN([.L637])&lt;4);REPT(0;4-LEN([.L637]))&amp;[.L637];[.L63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638]+0.5)*15" office:value-type="float" office:value="7.5" calcext:value-type="float">
            <text:p>8</text:p>
          </table:table-cell>
          <table:table-cell table:formula="of:=DEC2BIN([.B638])" office:value-type="string" office:string-value="111" calcext:value-type="string">
            <text:p>111</text:p>
          </table:table-cell>
          <table:table-cell table:formula="of:=IF((LEN([.C638])&lt;4);REPT(0;4-LEN([.C638]))&amp;[.C638];[.C6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638]+1)*8" office:value-type="float" office:value="8.625" calcext:value-type="float">
            <text:p>9</text:p>
          </table:table-cell>
          <table:table-cell table:formula="of:=DEC2BIN([.K638])" office:value-type="string" office:string-value="1000" calcext:value-type="string">
            <text:p>1000</text:p>
          </table:table-cell>
          <table:table-cell table:formula="of:=IF((LEN([.L638])&lt;4);REPT(0;4-LEN([.L638]))&amp;[.L638];[.L63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39]+0.5)*15" office:value-type="float" office:value="7.5" calcext:value-type="float">
            <text:p>8</text:p>
          </table:table-cell>
          <table:table-cell table:formula="of:=DEC2BIN([.B639])" office:value-type="string" office:string-value="111" calcext:value-type="string">
            <text:p>111</text:p>
          </table:table-cell>
          <table:table-cell table:formula="of:=IF((LEN([.C639])&lt;4);REPT(0;4-LEN([.C639]))&amp;[.C639];[.C6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639]+1)*8" office:value-type="float" office:value="6.6875" calcext:value-type="float">
            <text:p>7</text:p>
          </table:table-cell>
          <table:table-cell table:formula="of:=DEC2BIN([.K639])" office:value-type="string" office:string-value="110" calcext:value-type="string">
            <text:p>110</text:p>
          </table:table-cell>
          <table:table-cell table:formula="of:=IF((LEN([.L639])&lt;4);REPT(0;4-LEN([.L639]))&amp;[.L639];[.L63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40]+0.5)*15" office:value-type="float" office:value="7.5" calcext:value-type="float">
            <text:p>8</text:p>
          </table:table-cell>
          <table:table-cell table:formula="of:=DEC2BIN([.B640])" office:value-type="string" office:string-value="111" calcext:value-type="string">
            <text:p>111</text:p>
          </table:table-cell>
          <table:table-cell table:formula="of:=IF((LEN([.C640])&lt;4);REPT(0;4-LEN([.C640]))&amp;[.C640];[.C6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640]+1)*8" office:value-type="float" office:value="8.59375" calcext:value-type="float">
            <text:p>9</text:p>
          </table:table-cell>
          <table:table-cell table:formula="of:=DEC2BIN([.K640])" office:value-type="string" office:string-value="1000" calcext:value-type="string">
            <text:p>1000</text:p>
          </table:table-cell>
          <table:table-cell table:formula="of:=IF((LEN([.L640])&lt;4);REPT(0;4-LEN([.L640]))&amp;[.L640];[.L64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41]+0.5)*15" office:value-type="float" office:value="7.5" calcext:value-type="float">
            <text:p>8</text:p>
          </table:table-cell>
          <table:table-cell table:formula="of:=DEC2BIN([.B641])" office:value-type="string" office:string-value="111" calcext:value-type="string">
            <text:p>111</text:p>
          </table:table-cell>
          <table:table-cell table:formula="of:=IF((LEN([.C641])&lt;4);REPT(0;4-LEN([.C641]))&amp;[.C641];[.C6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641]+1)*8" office:value-type="float" office:value="11.1875" calcext:value-type="float">
            <text:p>11</text:p>
          </table:table-cell>
          <table:table-cell table:formula="of:=DEC2BIN([.K641])" office:value-type="string" office:string-value="1011" calcext:value-type="string">
            <text:p>1011</text:p>
          </table:table-cell>
          <table:table-cell table:formula="of:=IF((LEN([.L641])&lt;4);REPT(0;4-LEN([.L641]))&amp;[.L641];[.L64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642]+0.5)*15" office:value-type="float" office:value="7.5" calcext:value-type="float">
            <text:p>8</text:p>
          </table:table-cell>
          <table:table-cell table:formula="of:=DEC2BIN([.B642])" office:value-type="string" office:string-value="111" calcext:value-type="string">
            <text:p>111</text:p>
          </table:table-cell>
          <table:table-cell table:formula="of:=IF((LEN([.C642])&lt;4);REPT(0;4-LEN([.C642]))&amp;[.C642];[.C6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642]+1)*8" office:value-type="float" office:value="9.1875" calcext:value-type="float">
            <text:p>9</text:p>
          </table:table-cell>
          <table:table-cell table:formula="of:=DEC2BIN([.K642])" office:value-type="string" office:string-value="1001" calcext:value-type="string">
            <text:p>1001</text:p>
          </table:table-cell>
          <table:table-cell table:formula="of:=IF((LEN([.L642])&lt;4);REPT(0;4-LEN([.L642]))&amp;[.L642];[.L64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43]+0.5)*15" office:value-type="float" office:value="7.5" calcext:value-type="float">
            <text:p>8</text:p>
          </table:table-cell>
          <table:table-cell table:formula="of:=DEC2BIN([.B643])" office:value-type="string" office:string-value="111" calcext:value-type="string">
            <text:p>111</text:p>
          </table:table-cell>
          <table:table-cell table:formula="of:=IF((LEN([.C643])&lt;4);REPT(0;4-LEN([.C643]))&amp;[.C643];[.C6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643]+1)*8" office:value-type="float" office:value="0.84375" calcext:value-type="float">
            <text:p>1</text:p>
          </table:table-cell>
          <table:table-cell table:formula="of:=DEC2BIN([.K643])" office:value-type="string" office:string-value="0" calcext:value-type="string">
            <text:p>0</text:p>
          </table:table-cell>
          <table:table-cell table:formula="of:=IF((LEN([.L643])&lt;4);REPT(0;4-LEN([.L643]))&amp;[.L643];[.L64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44]+0.5)*15" office:value-type="float" office:value="7.5" calcext:value-type="float">
            <text:p>8</text:p>
          </table:table-cell>
          <table:table-cell table:formula="of:=DEC2BIN([.B644])" office:value-type="string" office:string-value="111" calcext:value-type="string">
            <text:p>111</text:p>
          </table:table-cell>
          <table:table-cell table:formula="of:=IF((LEN([.C644])&lt;4);REPT(0;4-LEN([.C644]))&amp;[.C644];[.C6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644]+1)*8" office:value-type="float" office:value="6.71875" calcext:value-type="float">
            <text:p>7</text:p>
          </table:table-cell>
          <table:table-cell table:formula="of:=DEC2BIN([.K644])" office:value-type="string" office:string-value="110" calcext:value-type="string">
            <text:p>110</text:p>
          </table:table-cell>
          <table:table-cell table:formula="of:=IF((LEN([.L644])&lt;4);REPT(0;4-LEN([.L644]))&amp;[.L644];[.L64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45]+0.5)*15" office:value-type="float" office:value="7.5" calcext:value-type="float">
            <text:p>8</text:p>
          </table:table-cell>
          <table:table-cell table:formula="of:=DEC2BIN([.B645])" office:value-type="string" office:string-value="111" calcext:value-type="string">
            <text:p>111</text:p>
          </table:table-cell>
          <table:table-cell table:formula="of:=IF((LEN([.C645])&lt;4);REPT(0;4-LEN([.C645]))&amp;[.C645];[.C6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645]+1)*8" office:value-type="float" office:value="15.71875" calcext:value-type="float">
            <text:p>16</text:p>
          </table:table-cell>
          <table:table-cell table:formula="of:=DEC2BIN([.K645])" office:value-type="string" office:string-value="1111" calcext:value-type="string">
            <text:p>1111</text:p>
          </table:table-cell>
          <table:table-cell table:formula="of:=IF((LEN([.L645])&lt;4);REPT(0;4-LEN([.L645]))&amp;[.L645];[.L64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46]+0.5)*15" office:value-type="float" office:value="7.5" calcext:value-type="float">
            <text:p>8</text:p>
          </table:table-cell>
          <table:table-cell table:formula="of:=DEC2BIN([.B646])" office:value-type="string" office:string-value="111" calcext:value-type="string">
            <text:p>111</text:p>
          </table:table-cell>
          <table:table-cell table:formula="of:=IF((LEN([.C646])&lt;4);REPT(0;4-LEN([.C646]))&amp;[.C646];[.C6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646]+1)*8" office:value-type="float" office:value="9.25" calcext:value-type="float">
            <text:p>9</text:p>
          </table:table-cell>
          <table:table-cell table:formula="of:=DEC2BIN([.K646])" office:value-type="string" office:string-value="1001" calcext:value-type="string">
            <text:p>1001</text:p>
          </table:table-cell>
          <table:table-cell table:formula="of:=IF((LEN([.L646])&lt;4);REPT(0;4-LEN([.L646]))&amp;[.L646];[.L64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47]+0.5)*15" office:value-type="float" office:value="7.5" calcext:value-type="float">
            <text:p>8</text:p>
          </table:table-cell>
          <table:table-cell table:formula="of:=DEC2BIN([.B647])" office:value-type="string" office:string-value="111" calcext:value-type="string">
            <text:p>111</text:p>
          </table:table-cell>
          <table:table-cell table:formula="of:=IF((LEN([.C647])&lt;4);REPT(0;4-LEN([.C647]))&amp;[.C647];[.C6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647]+1)*8" office:value-type="float" office:value="2.40625" calcext:value-type="float">
            <text:p>2</text:p>
          </table:table-cell>
          <table:table-cell table:formula="of:=DEC2BIN([.K647])" office:value-type="string" office:string-value="10" calcext:value-type="string">
            <text:p>10</text:p>
          </table:table-cell>
          <table:table-cell table:formula="of:=IF((LEN([.L647])&lt;4);REPT(0;4-LEN([.L647]))&amp;[.L647];[.L64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648]+0.5)*15" office:value-type="float" office:value="7.5" calcext:value-type="float">
            <text:p>8</text:p>
          </table:table-cell>
          <table:table-cell table:formula="of:=DEC2BIN([.B648])" office:value-type="string" office:string-value="111" calcext:value-type="string">
            <text:p>111</text:p>
          </table:table-cell>
          <table:table-cell table:formula="of:=IF((LEN([.C648])&lt;4);REPT(0;4-LEN([.C648]))&amp;[.C648];[.C6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648]+1)*8" office:value-type="float" office:value="7.375" calcext:value-type="float">
            <text:p>7</text:p>
          </table:table-cell>
          <table:table-cell table:formula="of:=DEC2BIN([.K648])" office:value-type="string" office:string-value="111" calcext:value-type="string">
            <text:p>111</text:p>
          </table:table-cell>
          <table:table-cell table:formula="of:=IF((LEN([.L648])&lt;4);REPT(0;4-LEN([.L648]))&amp;[.L648];[.L64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49]+0.5)*15" office:value-type="float" office:value="7.5" calcext:value-type="float">
            <text:p>8</text:p>
          </table:table-cell>
          <table:table-cell table:formula="of:=DEC2BIN([.B649])" office:value-type="string" office:string-value="111" calcext:value-type="string">
            <text:p>111</text:p>
          </table:table-cell>
          <table:table-cell table:formula="of:=IF((LEN([.C649])&lt;4);REPT(0;4-LEN([.C649]))&amp;[.C649];[.C6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649]+1)*8" office:value-type="float" office:value="9.3125" calcext:value-type="float">
            <text:p>9</text:p>
          </table:table-cell>
          <table:table-cell table:formula="of:=DEC2BIN([.K649])" office:value-type="string" office:string-value="1001" calcext:value-type="string">
            <text:p>1001</text:p>
          </table:table-cell>
          <table:table-cell table:formula="of:=IF((LEN([.L649])&lt;4);REPT(0;4-LEN([.L649]))&amp;[.L649];[.L64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50]+0.5)*15" office:value-type="float" office:value="7.5" calcext:value-type="float">
            <text:p>8</text:p>
          </table:table-cell>
          <table:table-cell table:formula="of:=DEC2BIN([.B650])" office:value-type="string" office:string-value="111" calcext:value-type="string">
            <text:p>111</text:p>
          </table:table-cell>
          <table:table-cell table:formula="of:=IF((LEN([.C650])&lt;4);REPT(0;4-LEN([.C650]))&amp;[.C650];[.C6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650]+1)*8" office:value-type="float" office:value="7.40625" calcext:value-type="float">
            <text:p>7</text:p>
          </table:table-cell>
          <table:table-cell table:formula="of:=DEC2BIN([.K650])" office:value-type="string" office:string-value="111" calcext:value-type="string">
            <text:p>111</text:p>
          </table:table-cell>
          <table:table-cell table:formula="of:=IF((LEN([.L650])&lt;4);REPT(0;4-LEN([.L650]))&amp;[.L650];[.L65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51]+0.5)*15" office:value-type="float" office:value="7.5" calcext:value-type="float">
            <text:p>8</text:p>
          </table:table-cell>
          <table:table-cell table:formula="of:=DEC2BIN([.B651])" office:value-type="string" office:string-value="111" calcext:value-type="string">
            <text:p>111</text:p>
          </table:table-cell>
          <table:table-cell table:formula="of:=IF((LEN([.C651])&lt;4);REPT(0;4-LEN([.C651]))&amp;[.C651];[.C6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651]+1)*8" office:value-type="float" office:value="4.8125" calcext:value-type="float">
            <text:p>5</text:p>
          </table:table-cell>
          <table:table-cell table:formula="of:=DEC2BIN([.K651])" office:value-type="string" office:string-value="100" calcext:value-type="string">
            <text:p>100</text:p>
          </table:table-cell>
          <table:table-cell table:formula="of:=IF((LEN([.L651])&lt;4);REPT(0;4-LEN([.L651]))&amp;[.L651];[.L65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652]+0.5)*15" office:value-type="float" office:value="7.5" calcext:value-type="float">
            <text:p>8</text:p>
          </table:table-cell>
          <table:table-cell table:formula="of:=DEC2BIN([.B652])" office:value-type="string" office:string-value="111" calcext:value-type="string">
            <text:p>111</text:p>
          </table:table-cell>
          <table:table-cell table:formula="of:=IF((LEN([.C652])&lt;4);REPT(0;4-LEN([.C652]))&amp;[.C652];[.C6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652]+1)*8" office:value-type="float" office:value="6.8125" calcext:value-type="float">
            <text:p>7</text:p>
          </table:table-cell>
          <table:table-cell table:formula="of:=DEC2BIN([.K652])" office:value-type="string" office:string-value="110" calcext:value-type="string">
            <text:p>110</text:p>
          </table:table-cell>
          <table:table-cell table:formula="of:=IF((LEN([.L652])&lt;4);REPT(0;4-LEN([.L652]))&amp;[.L652];[.L65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53]+0.5)*15" office:value-type="float" office:value="7.5" calcext:value-type="float">
            <text:p>8</text:p>
          </table:table-cell>
          <table:table-cell table:formula="of:=DEC2BIN([.B653])" office:value-type="string" office:string-value="111" calcext:value-type="string">
            <text:p>111</text:p>
          </table:table-cell>
          <table:table-cell table:formula="of:=IF((LEN([.C653])&lt;4);REPT(0;4-LEN([.C653]))&amp;[.C653];[.C6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653]+1)*8" office:value-type="float" office:value="15.15625" calcext:value-type="float">
            <text:p>15</text:p>
          </table:table-cell>
          <table:table-cell table:formula="of:=DEC2BIN([.K653])" office:value-type="string" office:string-value="1111" calcext:value-type="string">
            <text:p>1111</text:p>
          </table:table-cell>
          <table:table-cell table:formula="of:=IF((LEN([.L653])&lt;4);REPT(0;4-LEN([.L653]))&amp;[.L653];[.L65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54]+0.5)*15" office:value-type="float" office:value="7.5" calcext:value-type="float">
            <text:p>8</text:p>
          </table:table-cell>
          <table:table-cell table:formula="of:=DEC2BIN([.B654])" office:value-type="string" office:string-value="111" calcext:value-type="string">
            <text:p>111</text:p>
          </table:table-cell>
          <table:table-cell table:formula="of:=IF((LEN([.C654])&lt;4);REPT(0;4-LEN([.C654]))&amp;[.C654];[.C6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654]+1)*8" office:value-type="float" office:value="9.28125" calcext:value-type="float">
            <text:p>9</text:p>
          </table:table-cell>
          <table:table-cell table:formula="of:=DEC2BIN([.K654])" office:value-type="string" office:string-value="1001" calcext:value-type="string">
            <text:p>1001</text:p>
          </table:table-cell>
          <table:table-cell table:formula="of:=IF((LEN([.L654])&lt;4);REPT(0;4-LEN([.L654]))&amp;[.L654];[.L65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55]+0.5)*15" office:value-type="float" office:value="7.5" calcext:value-type="float">
            <text:p>8</text:p>
          </table:table-cell>
          <table:table-cell table:formula="of:=DEC2BIN([.B655])" office:value-type="string" office:string-value="111" calcext:value-type="string">
            <text:p>111</text:p>
          </table:table-cell>
          <table:table-cell table:formula="of:=IF((LEN([.C655])&lt;4);REPT(0;4-LEN([.C655]))&amp;[.C655];[.C6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655]+1)*8" office:value-type="float" office:value="0.28125" calcext:value-type="float">
            <text:p>0</text:p>
          </table:table-cell>
          <table:table-cell table:formula="of:=DEC2BIN([.K655])" office:value-type="string" office:string-value="0" calcext:value-type="string">
            <text:p>0</text:p>
          </table:table-cell>
          <table:table-cell table:formula="of:=IF((LEN([.L655])&lt;4);REPT(0;4-LEN([.L655]))&amp;[.L655];[.L65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56]+0.5)*15" office:value-type="float" office:value="7.5" calcext:value-type="float">
            <text:p>8</text:p>
          </table:table-cell>
          <table:table-cell table:formula="of:=DEC2BIN([.B656])" office:value-type="string" office:string-value="111" calcext:value-type="string">
            <text:p>111</text:p>
          </table:table-cell>
          <table:table-cell table:formula="of:=IF((LEN([.C656])&lt;4);REPT(0;4-LEN([.C656]))&amp;[.C656];[.C6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656]+1)*8" office:value-type="float" office:value="6.75" calcext:value-type="float">
            <text:p>7</text:p>
          </table:table-cell>
          <table:table-cell table:formula="of:=DEC2BIN([.K656])" office:value-type="string" office:string-value="110" calcext:value-type="string">
            <text:p>110</text:p>
          </table:table-cell>
          <table:table-cell table:formula="of:=IF((LEN([.L656])&lt;4);REPT(0;4-LEN([.L656]))&amp;[.L656];[.L65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57]+0.5)*15" office:value-type="float" office:value="7.5" calcext:value-type="float">
            <text:p>8</text:p>
          </table:table-cell>
          <table:table-cell table:formula="of:=DEC2BIN([.B657])" office:value-type="string" office:string-value="111" calcext:value-type="string">
            <text:p>111</text:p>
          </table:table-cell>
          <table:table-cell table:formula="of:=IF((LEN([.C657])&lt;4);REPT(0;4-LEN([.C657]))&amp;[.C657];[.C6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657]+1)*8" office:value-type="float" office:value="13.59375" calcext:value-type="float">
            <text:p>14</text:p>
          </table:table-cell>
          <table:table-cell table:formula="of:=DEC2BIN([.K657])" office:value-type="string" office:string-value="1101" calcext:value-type="string">
            <text:p>1101</text:p>
          </table:table-cell>
          <table:table-cell table:formula="of:=IF((LEN([.L657])&lt;4);REPT(0;4-LEN([.L657]))&amp;[.L657];[.L65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658]+0.5)*15" office:value-type="float" office:value="7.5" calcext:value-type="float">
            <text:p>8</text:p>
          </table:table-cell>
          <table:table-cell table:formula="of:=DEC2BIN([.B658])" office:value-type="string" office:string-value="111" calcext:value-type="string">
            <text:p>111</text:p>
          </table:table-cell>
          <table:table-cell table:formula="of:=IF((LEN([.C658])&lt;4);REPT(0;4-LEN([.C658]))&amp;[.C658];[.C6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658]+1)*8" office:value-type="float" office:value="8.625" calcext:value-type="float">
            <text:p>9</text:p>
          </table:table-cell>
          <table:table-cell table:formula="of:=DEC2BIN([.K658])" office:value-type="string" office:string-value="1000" calcext:value-type="string">
            <text:p>1000</text:p>
          </table:table-cell>
          <table:table-cell table:formula="of:=IF((LEN([.L658])&lt;4);REPT(0;4-LEN([.L658]))&amp;[.L658];[.L65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59]+0.5)*15" office:value-type="float" office:value="7.5" calcext:value-type="float">
            <text:p>8</text:p>
          </table:table-cell>
          <table:table-cell table:formula="of:=DEC2BIN([.B659])" office:value-type="string" office:string-value="111" calcext:value-type="string">
            <text:p>111</text:p>
          </table:table-cell>
          <table:table-cell table:formula="of:=IF((LEN([.C659])&lt;4);REPT(0;4-LEN([.C659]))&amp;[.C659];[.C6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659]+1)*8" office:value-type="float" office:value="6.6875" calcext:value-type="float">
            <text:p>7</text:p>
          </table:table-cell>
          <table:table-cell table:formula="of:=DEC2BIN([.K659])" office:value-type="string" office:string-value="110" calcext:value-type="string">
            <text:p>110</text:p>
          </table:table-cell>
          <table:table-cell table:formula="of:=IF((LEN([.L659])&lt;4);REPT(0;4-LEN([.L659]))&amp;[.L659];[.L65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60]+0.5)*15" office:value-type="float" office:value="7.5" calcext:value-type="float">
            <text:p>8</text:p>
          </table:table-cell>
          <table:table-cell table:formula="of:=DEC2BIN([.B660])" office:value-type="string" office:string-value="111" calcext:value-type="string">
            <text:p>111</text:p>
          </table:table-cell>
          <table:table-cell table:formula="of:=IF((LEN([.C660])&lt;4);REPT(0;4-LEN([.C660]))&amp;[.C660];[.C6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660]+1)*8" office:value-type="float" office:value="8.59375" calcext:value-type="float">
            <text:p>9</text:p>
          </table:table-cell>
          <table:table-cell table:formula="of:=DEC2BIN([.K660])" office:value-type="string" office:string-value="1000" calcext:value-type="string">
            <text:p>1000</text:p>
          </table:table-cell>
          <table:table-cell table:formula="of:=IF((LEN([.L660])&lt;4);REPT(0;4-LEN([.L660]))&amp;[.L660];[.L66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61]+0.5)*15" office:value-type="float" office:value="7.5" calcext:value-type="float">
            <text:p>8</text:p>
          </table:table-cell>
          <table:table-cell table:formula="of:=DEC2BIN([.B661])" office:value-type="string" office:string-value="111" calcext:value-type="string">
            <text:p>111</text:p>
          </table:table-cell>
          <table:table-cell table:formula="of:=IF((LEN([.C661])&lt;4);REPT(0;4-LEN([.C661]))&amp;[.C661];[.C6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661]+1)*8" office:value-type="float" office:value="11.1875" calcext:value-type="float">
            <text:p>11</text:p>
          </table:table-cell>
          <table:table-cell table:formula="of:=DEC2BIN([.K661])" office:value-type="string" office:string-value="1011" calcext:value-type="string">
            <text:p>1011</text:p>
          </table:table-cell>
          <table:table-cell table:formula="of:=IF((LEN([.L661])&lt;4);REPT(0;4-LEN([.L661]))&amp;[.L661];[.L66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662]+0.5)*15" office:value-type="float" office:value="7.5" calcext:value-type="float">
            <text:p>8</text:p>
          </table:table-cell>
          <table:table-cell table:formula="of:=DEC2BIN([.B662])" office:value-type="string" office:string-value="111" calcext:value-type="string">
            <text:p>111</text:p>
          </table:table-cell>
          <table:table-cell table:formula="of:=IF((LEN([.C662])&lt;4);REPT(0;4-LEN([.C662]))&amp;[.C662];[.C6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662]+1)*8" office:value-type="float" office:value="9.1875" calcext:value-type="float">
            <text:p>9</text:p>
          </table:table-cell>
          <table:table-cell table:formula="of:=DEC2BIN([.K662])" office:value-type="string" office:string-value="1001" calcext:value-type="string">
            <text:p>1001</text:p>
          </table:table-cell>
          <table:table-cell table:formula="of:=IF((LEN([.L662])&lt;4);REPT(0;4-LEN([.L662]))&amp;[.L662];[.L66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63]+0.5)*15" office:value-type="float" office:value="7.5" calcext:value-type="float">
            <text:p>8</text:p>
          </table:table-cell>
          <table:table-cell table:formula="of:=DEC2BIN([.B663])" office:value-type="string" office:string-value="111" calcext:value-type="string">
            <text:p>111</text:p>
          </table:table-cell>
          <table:table-cell table:formula="of:=IF((LEN([.C663])&lt;4);REPT(0;4-LEN([.C663]))&amp;[.C663];[.C6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663]+1)*8" office:value-type="float" office:value="0.84375" calcext:value-type="float">
            <text:p>1</text:p>
          </table:table-cell>
          <table:table-cell table:formula="of:=DEC2BIN([.K663])" office:value-type="string" office:string-value="0" calcext:value-type="string">
            <text:p>0</text:p>
          </table:table-cell>
          <table:table-cell table:formula="of:=IF((LEN([.L663])&lt;4);REPT(0;4-LEN([.L663]))&amp;[.L663];[.L66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64]+0.5)*15" office:value-type="float" office:value="7.5" calcext:value-type="float">
            <text:p>8</text:p>
          </table:table-cell>
          <table:table-cell table:formula="of:=DEC2BIN([.B664])" office:value-type="string" office:string-value="111" calcext:value-type="string">
            <text:p>111</text:p>
          </table:table-cell>
          <table:table-cell table:formula="of:=IF((LEN([.C664])&lt;4);REPT(0;4-LEN([.C664]))&amp;[.C664];[.C6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664]+1)*8" office:value-type="float" office:value="6.71875" calcext:value-type="float">
            <text:p>7</text:p>
          </table:table-cell>
          <table:table-cell table:formula="of:=DEC2BIN([.K664])" office:value-type="string" office:string-value="110" calcext:value-type="string">
            <text:p>110</text:p>
          </table:table-cell>
          <table:table-cell table:formula="of:=IF((LEN([.L664])&lt;4);REPT(0;4-LEN([.L664]))&amp;[.L664];[.L66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65]+0.5)*15" office:value-type="float" office:value="7.5" calcext:value-type="float">
            <text:p>8</text:p>
          </table:table-cell>
          <table:table-cell table:formula="of:=DEC2BIN([.B665])" office:value-type="string" office:string-value="111" calcext:value-type="string">
            <text:p>111</text:p>
          </table:table-cell>
          <table:table-cell table:formula="of:=IF((LEN([.C665])&lt;4);REPT(0;4-LEN([.C665]))&amp;[.C665];[.C6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665]+1)*8" office:value-type="float" office:value="15.71875" calcext:value-type="float">
            <text:p>16</text:p>
          </table:table-cell>
          <table:table-cell table:formula="of:=DEC2BIN([.K665])" office:value-type="string" office:string-value="1111" calcext:value-type="string">
            <text:p>1111</text:p>
          </table:table-cell>
          <table:table-cell table:formula="of:=IF((LEN([.L665])&lt;4);REPT(0;4-LEN([.L665]))&amp;[.L665];[.L66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66]+0.5)*15" office:value-type="float" office:value="7.5" calcext:value-type="float">
            <text:p>8</text:p>
          </table:table-cell>
          <table:table-cell table:formula="of:=DEC2BIN([.B666])" office:value-type="string" office:string-value="111" calcext:value-type="string">
            <text:p>111</text:p>
          </table:table-cell>
          <table:table-cell table:formula="of:=IF((LEN([.C666])&lt;4);REPT(0;4-LEN([.C666]))&amp;[.C666];[.C6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666]+1)*8" office:value-type="float" office:value="9.25" calcext:value-type="float">
            <text:p>9</text:p>
          </table:table-cell>
          <table:table-cell table:formula="of:=DEC2BIN([.K666])" office:value-type="string" office:string-value="1001" calcext:value-type="string">
            <text:p>1001</text:p>
          </table:table-cell>
          <table:table-cell table:formula="of:=IF((LEN([.L666])&lt;4);REPT(0;4-LEN([.L666]))&amp;[.L666];[.L66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67]+0.5)*15" office:value-type="float" office:value="7.5" calcext:value-type="float">
            <text:p>8</text:p>
          </table:table-cell>
          <table:table-cell table:formula="of:=DEC2BIN([.B667])" office:value-type="string" office:string-value="111" calcext:value-type="string">
            <text:p>111</text:p>
          </table:table-cell>
          <table:table-cell table:formula="of:=IF((LEN([.C667])&lt;4);REPT(0;4-LEN([.C667]))&amp;[.C667];[.C6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667]+1)*8" office:value-type="float" office:value="2.40625" calcext:value-type="float">
            <text:p>2</text:p>
          </table:table-cell>
          <table:table-cell table:formula="of:=DEC2BIN([.K667])" office:value-type="string" office:string-value="10" calcext:value-type="string">
            <text:p>10</text:p>
          </table:table-cell>
          <table:table-cell table:formula="of:=IF((LEN([.L667])&lt;4);REPT(0;4-LEN([.L667]))&amp;[.L667];[.L66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668]+0.5)*15" office:value-type="float" office:value="7.5" calcext:value-type="float">
            <text:p>8</text:p>
          </table:table-cell>
          <table:table-cell table:formula="of:=DEC2BIN([.B668])" office:value-type="string" office:string-value="111" calcext:value-type="string">
            <text:p>111</text:p>
          </table:table-cell>
          <table:table-cell table:formula="of:=IF((LEN([.C668])&lt;4);REPT(0;4-LEN([.C668]))&amp;[.C668];[.C6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668]+1)*8" office:value-type="float" office:value="7.375" calcext:value-type="float">
            <text:p>7</text:p>
          </table:table-cell>
          <table:table-cell table:formula="of:=DEC2BIN([.K668])" office:value-type="string" office:string-value="111" calcext:value-type="string">
            <text:p>111</text:p>
          </table:table-cell>
          <table:table-cell table:formula="of:=IF((LEN([.L668])&lt;4);REPT(0;4-LEN([.L668]))&amp;[.L668];[.L66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69]+0.5)*15" office:value-type="float" office:value="7.5" calcext:value-type="float">
            <text:p>8</text:p>
          </table:table-cell>
          <table:table-cell table:formula="of:=DEC2BIN([.B669])" office:value-type="string" office:string-value="111" calcext:value-type="string">
            <text:p>111</text:p>
          </table:table-cell>
          <table:table-cell table:formula="of:=IF((LEN([.C669])&lt;4);REPT(0;4-LEN([.C669]))&amp;[.C669];[.C6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669]+1)*8" office:value-type="float" office:value="9.21875" calcext:value-type="float">
            <text:p>9</text:p>
          </table:table-cell>
          <table:table-cell table:formula="of:=DEC2BIN([.K669])" office:value-type="string" office:string-value="1001" calcext:value-type="string">
            <text:p>1001</text:p>
          </table:table-cell>
          <table:table-cell table:formula="of:=IF((LEN([.L669])&lt;4);REPT(0;4-LEN([.L669]))&amp;[.L669];[.L66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70]+0.5)*15" office:value-type="float" office:value="7.5" calcext:value-type="float">
            <text:p>8</text:p>
          </table:table-cell>
          <table:table-cell table:formula="of:=DEC2BIN([.B670])" office:value-type="string" office:string-value="111" calcext:value-type="string">
            <text:p>111</text:p>
          </table:table-cell>
          <table:table-cell table:formula="of:=IF((LEN([.C670])&lt;4);REPT(0;4-LEN([.C670]))&amp;[.C670];[.C6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formula="of:=([.J670]+1)*8" office:value-type="float" office:value="7.78125" calcext:value-type="float">
            <text:p>8</text:p>
          </table:table-cell>
          <table:table-cell table:formula="of:=DEC2BIN([.K670])" office:value-type="string" office:string-value="111" calcext:value-type="string">
            <text:p>111</text:p>
          </table:table-cell>
          <table:table-cell table:formula="of:=IF((LEN([.L670])&lt;4);REPT(0;4-LEN([.L670]))&amp;[.L670];[.L67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71]+0.5)*15" office:value-type="float" office:value="7.5" calcext:value-type="float">
            <text:p>8</text:p>
          </table:table-cell>
          <table:table-cell table:formula="of:=DEC2BIN([.B671])" office:value-type="string" office:string-value="111" calcext:value-type="string">
            <text:p>111</text:p>
          </table:table-cell>
          <table:table-cell table:formula="of:=IF((LEN([.C671])&lt;4);REPT(0;4-LEN([.C671]))&amp;[.C671];[.C6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J671]+1)*8" office:value-type="float" office:value="11.5625" calcext:value-type="float">
            <text:p>12</text:p>
          </table:table-cell>
          <table:table-cell table:formula="of:=DEC2BIN([.K671])" office:value-type="string" office:string-value="1011" calcext:value-type="string">
            <text:p>1011</text:p>
          </table:table-cell>
          <table:table-cell table:formula="of:=IF((LEN([.L671])&lt;4);REPT(0;4-LEN([.L671]))&amp;[.L671];[.L67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672]+0.5)*15" office:value-type="float" office:value="7.5" calcext:value-type="float">
            <text:p>8</text:p>
          </table:table-cell>
          <table:table-cell table:formula="of:=DEC2BIN([.B672])" office:value-type="string" office:string-value="111" calcext:value-type="string">
            <text:p>111</text:p>
          </table:table-cell>
          <table:table-cell table:formula="of:=IF((LEN([.C672])&lt;4);REPT(0;4-LEN([.C672]))&amp;[.C672];[.C6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J672]+1)*8" office:value-type="float" office:value="8.96875" calcext:value-type="float">
            <text:p>9</text:p>
          </table:table-cell>
          <table:table-cell table:formula="of:=DEC2BIN([.K672])" office:value-type="string" office:string-value="1000" calcext:value-type="string">
            <text:p>1000</text:p>
          </table:table-cell>
          <table:table-cell table:formula="of:=IF((LEN([.L672])&lt;4);REPT(0;4-LEN([.L672]))&amp;[.L672];[.L67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73]+0.5)*15" office:value-type="float" office:value="7.5" calcext:value-type="float">
            <text:p>8</text:p>
          </table:table-cell>
          <table:table-cell table:formula="of:=DEC2BIN([.B673])" office:value-type="string" office:string-value="111" calcext:value-type="string">
            <text:p>111</text:p>
          </table:table-cell>
          <table:table-cell table:formula="of:=IF((LEN([.C673])&lt;4);REPT(0;4-LEN([.C673]))&amp;[.C673];[.C6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formula="of:=([.J673]+1)*8" office:value-type="float" office:value="1" calcext:value-type="float">
            <text:p>1</text:p>
          </table:table-cell>
          <table:table-cell table:formula="of:=DEC2BIN([.K673])" office:value-type="string" office:string-value="1" calcext:value-type="string">
            <text:p>1</text:p>
          </table:table-cell>
          <table:table-cell table:formula="of:=IF((LEN([.L673])&lt;4);REPT(0;4-LEN([.L673]))&amp;[.L673];[.L673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674]+0.5)*15" office:value-type="float" office:value="7.5" calcext:value-type="float">
            <text:p>8</text:p>
          </table:table-cell>
          <table:table-cell table:formula="of:=DEC2BIN([.B674])" office:value-type="string" office:string-value="111" calcext:value-type="string">
            <text:p>111</text:p>
          </table:table-cell>
          <table:table-cell table:formula="of:=IF((LEN([.C674])&lt;4);REPT(0;4-LEN([.C674]))&amp;[.C674];[.C6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J674]+1)*8" office:value-type="float" office:value="6.65625" calcext:value-type="float">
            <text:p>7</text:p>
          </table:table-cell>
          <table:table-cell table:formula="of:=DEC2BIN([.K674])" office:value-type="string" office:string-value="110" calcext:value-type="string">
            <text:p>110</text:p>
          </table:table-cell>
          <table:table-cell table:formula="of:=IF((LEN([.L674])&lt;4);REPT(0;4-LEN([.L674]))&amp;[.L674];[.L67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75]+0.5)*15" office:value-type="float" office:value="7.5" calcext:value-type="float">
            <text:p>8</text:p>
          </table:table-cell>
          <table:table-cell table:formula="of:=DEC2BIN([.B675])" office:value-type="string" office:string-value="111" calcext:value-type="string">
            <text:p>111</text:p>
          </table:table-cell>
          <table:table-cell table:formula="of:=IF((LEN([.C675])&lt;4);REPT(0;4-LEN([.C675]))&amp;[.C675];[.C6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formula="of:=([.J675]+1)*8" office:value-type="float" office:value="15.78125" calcext:value-type="float">
            <text:p>16</text:p>
          </table:table-cell>
          <table:table-cell table:formula="of:=DEC2BIN([.K675])" office:value-type="string" office:string-value="1111" calcext:value-type="string">
            <text:p>1111</text:p>
          </table:table-cell>
          <table:table-cell table:formula="of:=IF((LEN([.L675])&lt;4);REPT(0;4-LEN([.L675]))&amp;[.L675];[.L67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76]+0.5)*15" office:value-type="float" office:value="7.5" calcext:value-type="float">
            <text:p>8</text:p>
          </table:table-cell>
          <table:table-cell table:formula="of:=DEC2BIN([.B676])" office:value-type="string" office:string-value="111" calcext:value-type="string">
            <text:p>111</text:p>
          </table:table-cell>
          <table:table-cell table:formula="of:=IF((LEN([.C676])&lt;4);REPT(0;4-LEN([.C676]))&amp;[.C676];[.C6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676]+1)*8" office:value-type="float" office:value="9.21875" calcext:value-type="float">
            <text:p>9</text:p>
          </table:table-cell>
          <table:table-cell table:formula="of:=DEC2BIN([.K676])" office:value-type="string" office:string-value="1001" calcext:value-type="string">
            <text:p>1001</text:p>
          </table:table-cell>
          <table:table-cell table:formula="of:=IF((LEN([.L676])&lt;4);REPT(0;4-LEN([.L676]))&amp;[.L676];[.L67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77]+0.5)*15" office:value-type="float" office:value="7.5" calcext:value-type="float">
            <text:p>8</text:p>
          </table:table-cell>
          <table:table-cell table:formula="of:=DEC2BIN([.B677])" office:value-type="string" office:string-value="111" calcext:value-type="string">
            <text:p>111</text:p>
          </table:table-cell>
          <table:table-cell table:formula="of:=IF((LEN([.C677])&lt;4);REPT(0;4-LEN([.C677]))&amp;[.C677];[.C6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formula="of:=([.J677]+1)*8" office:value-type="float" office:value="2.4375" calcext:value-type="float">
            <text:p>2</text:p>
          </table:table-cell>
          <table:table-cell table:formula="of:=DEC2BIN([.K677])" office:value-type="string" office:string-value="10" calcext:value-type="string">
            <text:p>10</text:p>
          </table:table-cell>
          <table:table-cell table:formula="of:=IF((LEN([.L677])&lt;4);REPT(0;4-LEN([.L677]))&amp;[.L677];[.L67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678]+0.5)*15" office:value-type="float" office:value="7.5" calcext:value-type="float">
            <text:p>8</text:p>
          </table:table-cell>
          <table:table-cell table:formula="of:=DEC2BIN([.B678])" office:value-type="string" office:string-value="111" calcext:value-type="string">
            <text:p>111</text:p>
          </table:table-cell>
          <table:table-cell table:formula="of:=IF((LEN([.C678])&lt;4);REPT(0;4-LEN([.C678]))&amp;[.C678];[.C6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678]+1)*8" office:value-type="float" office:value="7.375" calcext:value-type="float">
            <text:p>7</text:p>
          </table:table-cell>
          <table:table-cell table:formula="of:=DEC2BIN([.K678])" office:value-type="string" office:string-value="111" calcext:value-type="string">
            <text:p>111</text:p>
          </table:table-cell>
          <table:table-cell table:formula="of:=IF((LEN([.L678])&lt;4);REPT(0;4-LEN([.L678]))&amp;[.L678];[.L67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79]+0.5)*15" office:value-type="float" office:value="7.5" calcext:value-type="float">
            <text:p>8</text:p>
          </table:table-cell>
          <table:table-cell table:formula="of:=DEC2BIN([.B679])" office:value-type="string" office:string-value="111" calcext:value-type="string">
            <text:p>111</text:p>
          </table:table-cell>
          <table:table-cell table:formula="of:=IF((LEN([.C679])&lt;4);REPT(0;4-LEN([.C679]))&amp;[.C679];[.C6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679]+1)*8" office:value-type="float" office:value="9.25" calcext:value-type="float">
            <text:p>9</text:p>
          </table:table-cell>
          <table:table-cell table:formula="of:=DEC2BIN([.K679])" office:value-type="string" office:string-value="1001" calcext:value-type="string">
            <text:p>1001</text:p>
          </table:table-cell>
          <table:table-cell table:formula="of:=IF((LEN([.L679])&lt;4);REPT(0;4-LEN([.L679]))&amp;[.L679];[.L67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80]+0.5)*15" office:value-type="float" office:value="7.5" calcext:value-type="float">
            <text:p>8</text:p>
          </table:table-cell>
          <table:table-cell table:formula="of:=DEC2BIN([.B680])" office:value-type="string" office:string-value="111" calcext:value-type="string">
            <text:p>111</text:p>
          </table:table-cell>
          <table:table-cell table:formula="of:=IF((LEN([.C680])&lt;4);REPT(0;4-LEN([.C680]))&amp;[.C680];[.C6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formula="of:=([.J680]+1)*8" office:value-type="float" office:value="7.78125" calcext:value-type="float">
            <text:p>8</text:p>
          </table:table-cell>
          <table:table-cell table:formula="of:=DEC2BIN([.K680])" office:value-type="string" office:string-value="111" calcext:value-type="string">
            <text:p>111</text:p>
          </table:table-cell>
          <table:table-cell table:formula="of:=IF((LEN([.L680])&lt;4);REPT(0;4-LEN([.L680]))&amp;[.L680];[.L68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81]+0.5)*15" office:value-type="float" office:value="7.5" calcext:value-type="float">
            <text:p>8</text:p>
          </table:table-cell>
          <table:table-cell table:formula="of:=DEC2BIN([.B681])" office:value-type="string" office:string-value="111" calcext:value-type="string">
            <text:p>111</text:p>
          </table:table-cell>
          <table:table-cell table:formula="of:=IF((LEN([.C681])&lt;4);REPT(0;4-LEN([.C681]))&amp;[.C681];[.C6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J681]+1)*8" office:value-type="float" office:value="11.5625" calcext:value-type="float">
            <text:p>12</text:p>
          </table:table-cell>
          <table:table-cell table:formula="of:=DEC2BIN([.K681])" office:value-type="string" office:string-value="1011" calcext:value-type="string">
            <text:p>1011</text:p>
          </table:table-cell>
          <table:table-cell table:formula="of:=IF((LEN([.L681])&lt;4);REPT(0;4-LEN([.L681]))&amp;[.L681];[.L68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682]+0.5)*15" office:value-type="float" office:value="7.5" calcext:value-type="float">
            <text:p>8</text:p>
          </table:table-cell>
          <table:table-cell table:formula="of:=DEC2BIN([.B682])" office:value-type="string" office:string-value="111" calcext:value-type="string">
            <text:p>111</text:p>
          </table:table-cell>
          <table:table-cell table:formula="of:=IF((LEN([.C682])&lt;4);REPT(0;4-LEN([.C682]))&amp;[.C682];[.C6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J682]+1)*8" office:value-type="float" office:value="8.96875" calcext:value-type="float">
            <text:p>9</text:p>
          </table:table-cell>
          <table:table-cell table:formula="of:=DEC2BIN([.K682])" office:value-type="string" office:string-value="1000" calcext:value-type="string">
            <text:p>1000</text:p>
          </table:table-cell>
          <table:table-cell table:formula="of:=IF((LEN([.L682])&lt;4);REPT(0;4-LEN([.L682]))&amp;[.L682];[.L682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83]+0.5)*15" office:value-type="float" office:value="7.5" calcext:value-type="float">
            <text:p>8</text:p>
          </table:table-cell>
          <table:table-cell table:formula="of:=DEC2BIN([.B683])" office:value-type="string" office:string-value="111" calcext:value-type="string">
            <text:p>111</text:p>
          </table:table-cell>
          <table:table-cell table:formula="of:=IF((LEN([.C683])&lt;4);REPT(0;4-LEN([.C683]))&amp;[.C683];[.C6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formula="of:=([.J683]+1)*8" office:value-type="float" office:value="1" calcext:value-type="float">
            <text:p>1</text:p>
          </table:table-cell>
          <table:table-cell table:formula="of:=DEC2BIN([.K683])" office:value-type="string" office:string-value="1" calcext:value-type="string">
            <text:p>1</text:p>
          </table:table-cell>
          <table:table-cell table:formula="of:=IF((LEN([.L683])&lt;4);REPT(0;4-LEN([.L683]))&amp;[.L683];[.L683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684]+0.5)*15" office:value-type="float" office:value="7.5" calcext:value-type="float">
            <text:p>8</text:p>
          </table:table-cell>
          <table:table-cell table:formula="of:=DEC2BIN([.B684])" office:value-type="string" office:string-value="111" calcext:value-type="string">
            <text:p>111</text:p>
          </table:table-cell>
          <table:table-cell table:formula="of:=IF((LEN([.C684])&lt;4);REPT(0;4-LEN([.C684]))&amp;[.C684];[.C6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71875" calcext:value-type="float">
            <text:p>-0,171875</text:p>
          </table:table-cell>
          <table:table-cell table:formula="of:=([.J684]+1)*8" office:value-type="float" office:value="6.625" calcext:value-type="float">
            <text:p>7</text:p>
          </table:table-cell>
          <table:table-cell table:formula="of:=DEC2BIN([.K684])" office:value-type="string" office:string-value="110" calcext:value-type="string">
            <text:p>110</text:p>
          </table:table-cell>
          <table:table-cell table:formula="of:=IF((LEN([.L684])&lt;4);REPT(0;4-LEN([.L684]))&amp;[.L684];[.L68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85]+0.5)*15" office:value-type="float" office:value="7.5" calcext:value-type="float">
            <text:p>8</text:p>
          </table:table-cell>
          <table:table-cell table:formula="of:=DEC2BIN([.B685])" office:value-type="string" office:string-value="111" calcext:value-type="string">
            <text:p>111</text:p>
          </table:table-cell>
          <table:table-cell table:formula="of:=IF((LEN([.C685])&lt;4);REPT(0;4-LEN([.C685]))&amp;[.C685];[.C6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formula="of:=([.J685]+1)*8" office:value-type="float" office:value="15.78125" calcext:value-type="float">
            <text:p>16</text:p>
          </table:table-cell>
          <table:table-cell table:formula="of:=DEC2BIN([.K685])" office:value-type="string" office:string-value="1111" calcext:value-type="string">
            <text:p>1111</text:p>
          </table:table-cell>
          <table:table-cell table:formula="of:=IF((LEN([.L685])&lt;4);REPT(0;4-LEN([.L685]))&amp;[.L685];[.L68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86]+0.5)*15" office:value-type="float" office:value="7.5" calcext:value-type="float">
            <text:p>8</text:p>
          </table:table-cell>
          <table:table-cell table:formula="of:=DEC2BIN([.B686])" office:value-type="string" office:string-value="111" calcext:value-type="string">
            <text:p>111</text:p>
          </table:table-cell>
          <table:table-cell table:formula="of:=IF((LEN([.C686])&lt;4);REPT(0;4-LEN([.C686]))&amp;[.C686];[.C6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formula="of:=([.J686]+1)*8" office:value-type="float" office:value="9.21875" calcext:value-type="float">
            <text:p>9</text:p>
          </table:table-cell>
          <table:table-cell table:formula="of:=DEC2BIN([.K686])" office:value-type="string" office:string-value="1001" calcext:value-type="string">
            <text:p>1001</text:p>
          </table:table-cell>
          <table:table-cell table:formula="of:=IF((LEN([.L686])&lt;4);REPT(0;4-LEN([.L686]))&amp;[.L686];[.L68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87]+0.5)*15" office:value-type="float" office:value="7.5" calcext:value-type="float">
            <text:p>8</text:p>
          </table:table-cell>
          <table:table-cell table:formula="of:=DEC2BIN([.B687])" office:value-type="string" office:string-value="111" calcext:value-type="string">
            <text:p>111</text:p>
          </table:table-cell>
          <table:table-cell table:formula="of:=IF((LEN([.C687])&lt;4);REPT(0;4-LEN([.C687]))&amp;[.C687];[.C6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formula="of:=([.J687]+1)*8" office:value-type="float" office:value="2.4375" calcext:value-type="float">
            <text:p>2</text:p>
          </table:table-cell>
          <table:table-cell table:formula="of:=DEC2BIN([.K687])" office:value-type="string" office:string-value="10" calcext:value-type="string">
            <text:p>10</text:p>
          </table:table-cell>
          <table:table-cell table:formula="of:=IF((LEN([.L687])&lt;4);REPT(0;4-LEN([.L687]))&amp;[.L687];[.L68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688]+0.5)*15" office:value-type="float" office:value="7.5" calcext:value-type="float">
            <text:p>8</text:p>
          </table:table-cell>
          <table:table-cell table:formula="of:=DEC2BIN([.B688])" office:value-type="string" office:string-value="111" calcext:value-type="string">
            <text:p>111</text:p>
          </table:table-cell>
          <table:table-cell table:formula="of:=IF((LEN([.C688])&lt;4);REPT(0;4-LEN([.C688]))&amp;[.C688];[.C6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688]+1)*8" office:value-type="float" office:value="7.375" calcext:value-type="float">
            <text:p>7</text:p>
          </table:table-cell>
          <table:table-cell table:formula="of:=DEC2BIN([.K688])" office:value-type="string" office:string-value="111" calcext:value-type="string">
            <text:p>111</text:p>
          </table:table-cell>
          <table:table-cell table:formula="of:=IF((LEN([.L688])&lt;4);REPT(0;4-LEN([.L688]))&amp;[.L688];[.L68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89]+0.5)*15" office:value-type="float" office:value="7.5" calcext:value-type="float">
            <text:p>8</text:p>
          </table:table-cell>
          <table:table-cell table:formula="of:=DEC2BIN([.B689])" office:value-type="string" office:string-value="111" calcext:value-type="string">
            <text:p>111</text:p>
          </table:table-cell>
          <table:table-cell table:formula="of:=IF((LEN([.C689])&lt;4);REPT(0;4-LEN([.C689]))&amp;[.C689];[.C6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689]+1)*8" office:value-type="float" office:value="9.3125" calcext:value-type="float">
            <text:p>9</text:p>
          </table:table-cell>
          <table:table-cell table:formula="of:=DEC2BIN([.K689])" office:value-type="string" office:string-value="1001" calcext:value-type="string">
            <text:p>1001</text:p>
          </table:table-cell>
          <table:table-cell table:formula="of:=IF((LEN([.L689])&lt;4);REPT(0;4-LEN([.L689]))&amp;[.L689];[.L68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90]+0.5)*15" office:value-type="float" office:value="7.5" calcext:value-type="float">
            <text:p>8</text:p>
          </table:table-cell>
          <table:table-cell table:formula="of:=DEC2BIN([.B690])" office:value-type="string" office:string-value="111" calcext:value-type="string">
            <text:p>111</text:p>
          </table:table-cell>
          <table:table-cell table:formula="of:=IF((LEN([.C690])&lt;4);REPT(0;4-LEN([.C690]))&amp;[.C690];[.C6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690]+1)*8" office:value-type="float" office:value="7.40625" calcext:value-type="float">
            <text:p>7</text:p>
          </table:table-cell>
          <table:table-cell table:formula="of:=DEC2BIN([.K690])" office:value-type="string" office:string-value="111" calcext:value-type="string">
            <text:p>111</text:p>
          </table:table-cell>
          <table:table-cell table:formula="of:=IF((LEN([.L690])&lt;4);REPT(0;4-LEN([.L690]))&amp;[.L690];[.L69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691]+0.5)*15" office:value-type="float" office:value="7.5" calcext:value-type="float">
            <text:p>8</text:p>
          </table:table-cell>
          <table:table-cell table:formula="of:=DEC2BIN([.B691])" office:value-type="string" office:string-value="111" calcext:value-type="string">
            <text:p>111</text:p>
          </table:table-cell>
          <table:table-cell table:formula="of:=IF((LEN([.C691])&lt;4);REPT(0;4-LEN([.C691]))&amp;[.C691];[.C6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691]+1)*8" office:value-type="float" office:value="4.8125" calcext:value-type="float">
            <text:p>5</text:p>
          </table:table-cell>
          <table:table-cell table:formula="of:=DEC2BIN([.K691])" office:value-type="string" office:string-value="100" calcext:value-type="string">
            <text:p>100</text:p>
          </table:table-cell>
          <table:table-cell table:formula="of:=IF((LEN([.L691])&lt;4);REPT(0;4-LEN([.L691]))&amp;[.L691];[.L69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692]+0.5)*15" office:value-type="float" office:value="7.5" calcext:value-type="float">
            <text:p>8</text:p>
          </table:table-cell>
          <table:table-cell table:formula="of:=DEC2BIN([.B692])" office:value-type="string" office:string-value="111" calcext:value-type="string">
            <text:p>111</text:p>
          </table:table-cell>
          <table:table-cell table:formula="of:=IF((LEN([.C692])&lt;4);REPT(0;4-LEN([.C692]))&amp;[.C692];[.C6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692]+1)*8" office:value-type="float" office:value="6.8125" calcext:value-type="float">
            <text:p>7</text:p>
          </table:table-cell>
          <table:table-cell table:formula="of:=DEC2BIN([.K692])" office:value-type="string" office:string-value="110" calcext:value-type="string">
            <text:p>110</text:p>
          </table:table-cell>
          <table:table-cell table:formula="of:=IF((LEN([.L692])&lt;4);REPT(0;4-LEN([.L692]))&amp;[.L692];[.L69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93]+0.5)*15" office:value-type="float" office:value="7.5" calcext:value-type="float">
            <text:p>8</text:p>
          </table:table-cell>
          <table:table-cell table:formula="of:=DEC2BIN([.B693])" office:value-type="string" office:string-value="111" calcext:value-type="string">
            <text:p>111</text:p>
          </table:table-cell>
          <table:table-cell table:formula="of:=IF((LEN([.C693])&lt;4);REPT(0;4-LEN([.C693]))&amp;[.C693];[.C6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693]+1)*8" office:value-type="float" office:value="15.15625" calcext:value-type="float">
            <text:p>15</text:p>
          </table:table-cell>
          <table:table-cell table:formula="of:=DEC2BIN([.K693])" office:value-type="string" office:string-value="1111" calcext:value-type="string">
            <text:p>1111</text:p>
          </table:table-cell>
          <table:table-cell table:formula="of:=IF((LEN([.L693])&lt;4);REPT(0;4-LEN([.L693]))&amp;[.L693];[.L69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694]+0.5)*15" office:value-type="float" office:value="7.5" calcext:value-type="float">
            <text:p>8</text:p>
          </table:table-cell>
          <table:table-cell table:formula="of:=DEC2BIN([.B694])" office:value-type="string" office:string-value="111" calcext:value-type="string">
            <text:p>111</text:p>
          </table:table-cell>
          <table:table-cell table:formula="of:=IF((LEN([.C694])&lt;4);REPT(0;4-LEN([.C694]))&amp;[.C694];[.C6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694]+1)*8" office:value-type="float" office:value="9.28125" calcext:value-type="float">
            <text:p>9</text:p>
          </table:table-cell>
          <table:table-cell table:formula="of:=DEC2BIN([.K694])" office:value-type="string" office:string-value="1001" calcext:value-type="string">
            <text:p>1001</text:p>
          </table:table-cell>
          <table:table-cell table:formula="of:=IF((LEN([.L694])&lt;4);REPT(0;4-LEN([.L694]))&amp;[.L694];[.L69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695]+0.5)*15" office:value-type="float" office:value="7.5" calcext:value-type="float">
            <text:p>8</text:p>
          </table:table-cell>
          <table:table-cell table:formula="of:=DEC2BIN([.B695])" office:value-type="string" office:string-value="111" calcext:value-type="string">
            <text:p>111</text:p>
          </table:table-cell>
          <table:table-cell table:formula="of:=IF((LEN([.C695])&lt;4);REPT(0;4-LEN([.C695]))&amp;[.C695];[.C6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695]+1)*8" office:value-type="float" office:value="0.28125" calcext:value-type="float">
            <text:p>0</text:p>
          </table:table-cell>
          <table:table-cell table:formula="of:=DEC2BIN([.K695])" office:value-type="string" office:string-value="0" calcext:value-type="string">
            <text:p>0</text:p>
          </table:table-cell>
          <table:table-cell table:formula="of:=IF((LEN([.L695])&lt;4);REPT(0;4-LEN([.L695]))&amp;[.L695];[.L69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696]+0.5)*15" office:value-type="float" office:value="7.5" calcext:value-type="float">
            <text:p>8</text:p>
          </table:table-cell>
          <table:table-cell table:formula="of:=DEC2BIN([.B696])" office:value-type="string" office:string-value="111" calcext:value-type="string">
            <text:p>111</text:p>
          </table:table-cell>
          <table:table-cell table:formula="of:=IF((LEN([.C696])&lt;4);REPT(0;4-LEN([.C696]))&amp;[.C696];[.C6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696]+1)*8" office:value-type="float" office:value="6.75" calcext:value-type="float">
            <text:p>7</text:p>
          </table:table-cell>
          <table:table-cell table:formula="of:=DEC2BIN([.K696])" office:value-type="string" office:string-value="110" calcext:value-type="string">
            <text:p>110</text:p>
          </table:table-cell>
          <table:table-cell table:formula="of:=IF((LEN([.L696])&lt;4);REPT(0;4-LEN([.L696]))&amp;[.L696];[.L69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697]+0.5)*15" office:value-type="float" office:value="7.5" calcext:value-type="float">
            <text:p>8</text:p>
          </table:table-cell>
          <table:table-cell table:formula="of:=DEC2BIN([.B697])" office:value-type="string" office:string-value="111" calcext:value-type="string">
            <text:p>111</text:p>
          </table:table-cell>
          <table:table-cell table:formula="of:=IF((LEN([.C697])&lt;4);REPT(0;4-LEN([.C697]))&amp;[.C697];[.C6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697]+1)*8" office:value-type="float" office:value="13.59375" calcext:value-type="float">
            <text:p>14</text:p>
          </table:table-cell>
          <table:table-cell table:formula="of:=DEC2BIN([.K697])" office:value-type="string" office:string-value="1101" calcext:value-type="string">
            <text:p>1101</text:p>
          </table:table-cell>
          <table:table-cell table:formula="of:=IF((LEN([.L697])&lt;4);REPT(0;4-LEN([.L697]))&amp;[.L697];[.L69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698]+0.5)*15" office:value-type="float" office:value="7.5" calcext:value-type="float">
            <text:p>8</text:p>
          </table:table-cell>
          <table:table-cell table:formula="of:=DEC2BIN([.B698])" office:value-type="string" office:string-value="111" calcext:value-type="string">
            <text:p>111</text:p>
          </table:table-cell>
          <table:table-cell table:formula="of:=IF((LEN([.C698])&lt;4);REPT(0;4-LEN([.C698]))&amp;[.C698];[.C6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698]+1)*8" office:value-type="float" office:value="8.625" calcext:value-type="float">
            <text:p>9</text:p>
          </table:table-cell>
          <table:table-cell table:formula="of:=DEC2BIN([.K698])" office:value-type="string" office:string-value="1000" calcext:value-type="string">
            <text:p>1000</text:p>
          </table:table-cell>
          <table:table-cell table:formula="of:=IF((LEN([.L698])&lt;4);REPT(0;4-LEN([.L698]))&amp;[.L698];[.L69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699]+0.5)*15" office:value-type="float" office:value="7.5" calcext:value-type="float">
            <text:p>8</text:p>
          </table:table-cell>
          <table:table-cell table:formula="of:=DEC2BIN([.B699])" office:value-type="string" office:string-value="111" calcext:value-type="string">
            <text:p>111</text:p>
          </table:table-cell>
          <table:table-cell table:formula="of:=IF((LEN([.C699])&lt;4);REPT(0;4-LEN([.C699]))&amp;[.C699];[.C6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699]+1)*8" office:value-type="float" office:value="6.78125" calcext:value-type="float">
            <text:p>7</text:p>
          </table:table-cell>
          <table:table-cell table:formula="of:=DEC2BIN([.K699])" office:value-type="string" office:string-value="110" calcext:value-type="string">
            <text:p>110</text:p>
          </table:table-cell>
          <table:table-cell table:formula="of:=IF((LEN([.L699])&lt;4);REPT(0;4-LEN([.L699]))&amp;[.L699];[.L69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00]+0.5)*15" office:value-type="float" office:value="7.5" calcext:value-type="float">
            <text:p>8</text:p>
          </table:table-cell>
          <table:table-cell table:formula="of:=DEC2BIN([.B700])" office:value-type="string" office:string-value="111" calcext:value-type="string">
            <text:p>111</text:p>
          </table:table-cell>
          <table:table-cell table:formula="of:=IF((LEN([.C700])&lt;4);REPT(0;4-LEN([.C700]))&amp;[.C700];[.C7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formula="of:=([.J700]+1)*8" office:value-type="float" office:value="8.21875" calcext:value-type="float">
            <text:p>8</text:p>
          </table:table-cell>
          <table:table-cell table:formula="of:=DEC2BIN([.K700])" office:value-type="string" office:string-value="1000" calcext:value-type="string">
            <text:p>1000</text:p>
          </table:table-cell>
          <table:table-cell table:formula="of:=IF((LEN([.L700])&lt;4);REPT(0;4-LEN([.L700]))&amp;[.L700];[.L70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01]+0.5)*15" office:value-type="float" office:value="7.5" calcext:value-type="float">
            <text:p>8</text:p>
          </table:table-cell>
          <table:table-cell table:formula="of:=DEC2BIN([.B701])" office:value-type="string" office:string-value="111" calcext:value-type="string">
            <text:p>111</text:p>
          </table:table-cell>
          <table:table-cell table:formula="of:=IF((LEN([.C701])&lt;4);REPT(0;4-LEN([.C701]))&amp;[.C701];[.C7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J701]+1)*8" office:value-type="float" office:value="4.4375" calcext:value-type="float">
            <text:p>4</text:p>
          </table:table-cell>
          <table:table-cell table:formula="of:=DEC2BIN([.K701])" office:value-type="string" office:string-value="100" calcext:value-type="string">
            <text:p>100</text:p>
          </table:table-cell>
          <table:table-cell table:formula="of:=IF((LEN([.L701])&lt;4);REPT(0;4-LEN([.L701]))&amp;[.L701];[.L70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702]+0.5)*15" office:value-type="float" office:value="7.5" calcext:value-type="float">
            <text:p>8</text:p>
          </table:table-cell>
          <table:table-cell table:formula="of:=DEC2BIN([.B702])" office:value-type="string" office:string-value="111" calcext:value-type="string">
            <text:p>111</text:p>
          </table:table-cell>
          <table:table-cell table:formula="of:=IF((LEN([.C702])&lt;4);REPT(0;4-LEN([.C702]))&amp;[.C702];[.C7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J702]+1)*8" office:value-type="float" office:value="7.03125" calcext:value-type="float">
            <text:p>7</text:p>
          </table:table-cell>
          <table:table-cell table:formula="of:=DEC2BIN([.K702])" office:value-type="string" office:string-value="111" calcext:value-type="string">
            <text:p>111</text:p>
          </table:table-cell>
          <table:table-cell table:formula="of:=IF((LEN([.L702])&lt;4);REPT(0;4-LEN([.L702]))&amp;[.L702];[.L702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03]+0.5)*15" office:value-type="float" office:value="7.5" calcext:value-type="float">
            <text:p>8</text:p>
          </table:table-cell>
          <table:table-cell table:formula="of:=DEC2BIN([.B703])" office:value-type="string" office:string-value="111" calcext:value-type="string">
            <text:p>111</text:p>
          </table:table-cell>
          <table:table-cell table:formula="of:=IF((LEN([.C703])&lt;4);REPT(0;4-LEN([.C703]))&amp;[.C703];[.C7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formula="of:=([.J703]+1)*8" office:value-type="float" office:value="15" calcext:value-type="float">
            <text:p>15</text:p>
          </table:table-cell>
          <table:table-cell table:formula="of:=DEC2BIN([.K703])" office:value-type="string" office:string-value="1111" calcext:value-type="string">
            <text:p>1111</text:p>
          </table:table-cell>
          <table:table-cell table:formula="of:=IF((LEN([.L703])&lt;4);REPT(0;4-LEN([.L703]))&amp;[.L703];[.L70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04]+0.5)*15" office:value-type="float" office:value="7.5" calcext:value-type="float">
            <text:p>8</text:p>
          </table:table-cell>
          <table:table-cell table:formula="of:=DEC2BIN([.B704])" office:value-type="string" office:string-value="111" calcext:value-type="string">
            <text:p>111</text:p>
          </table:table-cell>
          <table:table-cell table:formula="of:=IF((LEN([.C704])&lt;4);REPT(0;4-LEN([.C704]))&amp;[.C704];[.C7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J704]+1)*8" office:value-type="float" office:value="9.34375" calcext:value-type="float">
            <text:p>9</text:p>
          </table:table-cell>
          <table:table-cell table:formula="of:=DEC2BIN([.K704])" office:value-type="string" office:string-value="1001" calcext:value-type="string">
            <text:p>1001</text:p>
          </table:table-cell>
          <table:table-cell table:formula="of:=IF((LEN([.L704])&lt;4);REPT(0;4-LEN([.L704]))&amp;[.L704];[.L70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05]+0.5)*15" office:value-type="float" office:value="7.5" calcext:value-type="float">
            <text:p>8</text:p>
          </table:table-cell>
          <table:table-cell table:formula="of:=DEC2BIN([.B705])" office:value-type="string" office:string-value="111" calcext:value-type="string">
            <text:p>111</text:p>
          </table:table-cell>
          <table:table-cell table:formula="of:=IF((LEN([.C705])&lt;4);REPT(0;4-LEN([.C705]))&amp;[.C705];[.C7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formula="of:=([.J705]+1)*8" office:value-type="float" office:value="0.21875" calcext:value-type="float">
            <text:p>0</text:p>
          </table:table-cell>
          <table:table-cell table:formula="of:=DEC2BIN([.K705])" office:value-type="string" office:string-value="0" calcext:value-type="string">
            <text:p>0</text:p>
          </table:table-cell>
          <table:table-cell table:formula="of:=IF((LEN([.L705])&lt;4);REPT(0;4-LEN([.L705]))&amp;[.L705];[.L70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06]+0.5)*15" office:value-type="float" office:value="7.5" calcext:value-type="float">
            <text:p>8</text:p>
          </table:table-cell>
          <table:table-cell table:formula="of:=DEC2BIN([.B706])" office:value-type="string" office:string-value="111" calcext:value-type="string">
            <text:p>111</text:p>
          </table:table-cell>
          <table:table-cell table:formula="of:=IF((LEN([.C706])&lt;4);REPT(0;4-LEN([.C706]))&amp;[.C706];[.C7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706]+1)*8" office:value-type="float" office:value="6.78125" calcext:value-type="float">
            <text:p>7</text:p>
          </table:table-cell>
          <table:table-cell table:formula="of:=DEC2BIN([.K706])" office:value-type="string" office:string-value="110" calcext:value-type="string">
            <text:p>110</text:p>
          </table:table-cell>
          <table:table-cell table:formula="of:=IF((LEN([.L706])&lt;4);REPT(0;4-LEN([.L706]))&amp;[.L706];[.L70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07]+0.5)*15" office:value-type="float" office:value="7.5" calcext:value-type="float">
            <text:p>8</text:p>
          </table:table-cell>
          <table:table-cell table:formula="of:=DEC2BIN([.B707])" office:value-type="string" office:string-value="111" calcext:value-type="string">
            <text:p>111</text:p>
          </table:table-cell>
          <table:table-cell table:formula="of:=IF((LEN([.C707])&lt;4);REPT(0;4-LEN([.C707]))&amp;[.C707];[.C7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formula="of:=([.J707]+1)*8" office:value-type="float" office:value="13.5625" calcext:value-type="float">
            <text:p>14</text:p>
          </table:table-cell>
          <table:table-cell table:formula="of:=DEC2BIN([.K707])" office:value-type="string" office:string-value="1101" calcext:value-type="string">
            <text:p>1101</text:p>
          </table:table-cell>
          <table:table-cell table:formula="of:=IF((LEN([.L707])&lt;4);REPT(0;4-LEN([.L707]))&amp;[.L707];[.L70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708]+0.5)*15" office:value-type="float" office:value="7.5" calcext:value-type="float">
            <text:p>8</text:p>
          </table:table-cell>
          <table:table-cell table:formula="of:=DEC2BIN([.B708])" office:value-type="string" office:string-value="111" calcext:value-type="string">
            <text:p>111</text:p>
          </table:table-cell>
          <table:table-cell table:formula="of:=IF((LEN([.C708])&lt;4);REPT(0;4-LEN([.C708]))&amp;[.C708];[.C7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708]+1)*8" office:value-type="float" office:value="8.625" calcext:value-type="float">
            <text:p>9</text:p>
          </table:table-cell>
          <table:table-cell table:formula="of:=DEC2BIN([.K708])" office:value-type="string" office:string-value="1000" calcext:value-type="string">
            <text:p>1000</text:p>
          </table:table-cell>
          <table:table-cell table:formula="of:=IF((LEN([.L708])&lt;4);REPT(0;4-LEN([.L708]))&amp;[.L708];[.L70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09]+0.5)*15" office:value-type="float" office:value="7.5" calcext:value-type="float">
            <text:p>8</text:p>
          </table:table-cell>
          <table:table-cell table:formula="of:=DEC2BIN([.B709])" office:value-type="string" office:string-value="111" calcext:value-type="string">
            <text:p>111</text:p>
          </table:table-cell>
          <table:table-cell table:formula="of:=IF((LEN([.C709])&lt;4);REPT(0;4-LEN([.C709]))&amp;[.C709];[.C7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709]+1)*8" office:value-type="float" office:value="6.6875" calcext:value-type="float">
            <text:p>7</text:p>
          </table:table-cell>
          <table:table-cell table:formula="of:=DEC2BIN([.K709])" office:value-type="string" office:string-value="110" calcext:value-type="string">
            <text:p>110</text:p>
          </table:table-cell>
          <table:table-cell table:formula="of:=IF((LEN([.L709])&lt;4);REPT(0;4-LEN([.L709]))&amp;[.L709];[.L70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10]+0.5)*15" office:value-type="float" office:value="7.5" calcext:value-type="float">
            <text:p>8</text:p>
          </table:table-cell>
          <table:table-cell table:formula="of:=DEC2BIN([.B710])" office:value-type="string" office:string-value="111" calcext:value-type="string">
            <text:p>111</text:p>
          </table:table-cell>
          <table:table-cell table:formula="of:=IF((LEN([.C710])&lt;4);REPT(0;4-LEN([.C710]))&amp;[.C710];[.C7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710]+1)*8" office:value-type="float" office:value="8.59375" calcext:value-type="float">
            <text:p>9</text:p>
          </table:table-cell>
          <table:table-cell table:formula="of:=DEC2BIN([.K710])" office:value-type="string" office:string-value="1000" calcext:value-type="string">
            <text:p>1000</text:p>
          </table:table-cell>
          <table:table-cell table:formula="of:=IF((LEN([.L710])&lt;4);REPT(0;4-LEN([.L710]))&amp;[.L710];[.L71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11]+0.5)*15" office:value-type="float" office:value="7.5" calcext:value-type="float">
            <text:p>8</text:p>
          </table:table-cell>
          <table:table-cell table:formula="of:=DEC2BIN([.B711])" office:value-type="string" office:string-value="111" calcext:value-type="string">
            <text:p>111</text:p>
          </table:table-cell>
          <table:table-cell table:formula="of:=IF((LEN([.C711])&lt;4);REPT(0;4-LEN([.C711]))&amp;[.C711];[.C7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711]+1)*8" office:value-type="float" office:value="11.1875" calcext:value-type="float">
            <text:p>11</text:p>
          </table:table-cell>
          <table:table-cell table:formula="of:=DEC2BIN([.K711])" office:value-type="string" office:string-value="1011" calcext:value-type="string">
            <text:p>1011</text:p>
          </table:table-cell>
          <table:table-cell table:formula="of:=IF((LEN([.L711])&lt;4);REPT(0;4-LEN([.L711]))&amp;[.L711];[.L71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712]+0.5)*15" office:value-type="float" office:value="7.5" calcext:value-type="float">
            <text:p>8</text:p>
          </table:table-cell>
          <table:table-cell table:formula="of:=DEC2BIN([.B712])" office:value-type="string" office:string-value="111" calcext:value-type="string">
            <text:p>111</text:p>
          </table:table-cell>
          <table:table-cell table:formula="of:=IF((LEN([.C712])&lt;4);REPT(0;4-LEN([.C712]))&amp;[.C712];[.C7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712]+1)*8" office:value-type="float" office:value="9.1875" calcext:value-type="float">
            <text:p>9</text:p>
          </table:table-cell>
          <table:table-cell table:formula="of:=DEC2BIN([.K712])" office:value-type="string" office:string-value="1001" calcext:value-type="string">
            <text:p>1001</text:p>
          </table:table-cell>
          <table:table-cell table:formula="of:=IF((LEN([.L712])&lt;4);REPT(0;4-LEN([.L712]))&amp;[.L712];[.L71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13]+0.5)*15" office:value-type="float" office:value="7.5" calcext:value-type="float">
            <text:p>8</text:p>
          </table:table-cell>
          <table:table-cell table:formula="of:=DEC2BIN([.B713])" office:value-type="string" office:string-value="111" calcext:value-type="string">
            <text:p>111</text:p>
          </table:table-cell>
          <table:table-cell table:formula="of:=IF((LEN([.C713])&lt;4);REPT(0;4-LEN([.C713]))&amp;[.C713];[.C7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713]+1)*8" office:value-type="float" office:value="0.84375" calcext:value-type="float">
            <text:p>1</text:p>
          </table:table-cell>
          <table:table-cell table:formula="of:=DEC2BIN([.K713])" office:value-type="string" office:string-value="0" calcext:value-type="string">
            <text:p>0</text:p>
          </table:table-cell>
          <table:table-cell table:formula="of:=IF((LEN([.L713])&lt;4);REPT(0;4-LEN([.L713]))&amp;[.L713];[.L71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14]+0.5)*15" office:value-type="float" office:value="7.5" calcext:value-type="float">
            <text:p>8</text:p>
          </table:table-cell>
          <table:table-cell table:formula="of:=DEC2BIN([.B714])" office:value-type="string" office:string-value="111" calcext:value-type="string">
            <text:p>111</text:p>
          </table:table-cell>
          <table:table-cell table:formula="of:=IF((LEN([.C714])&lt;4);REPT(0;4-LEN([.C714]))&amp;[.C714];[.C7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714]+1)*8" office:value-type="float" office:value="6.71875" calcext:value-type="float">
            <text:p>7</text:p>
          </table:table-cell>
          <table:table-cell table:formula="of:=DEC2BIN([.K714])" office:value-type="string" office:string-value="110" calcext:value-type="string">
            <text:p>110</text:p>
          </table:table-cell>
          <table:table-cell table:formula="of:=IF((LEN([.L714])&lt;4);REPT(0;4-LEN([.L714]))&amp;[.L714];[.L71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15]+0.5)*15" office:value-type="float" office:value="7.5" calcext:value-type="float">
            <text:p>8</text:p>
          </table:table-cell>
          <table:table-cell table:formula="of:=DEC2BIN([.B715])" office:value-type="string" office:string-value="111" calcext:value-type="string">
            <text:p>111</text:p>
          </table:table-cell>
          <table:table-cell table:formula="of:=IF((LEN([.C715])&lt;4);REPT(0;4-LEN([.C715]))&amp;[.C715];[.C7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715]+1)*8" office:value-type="float" office:value="15.71875" calcext:value-type="float">
            <text:p>16</text:p>
          </table:table-cell>
          <table:table-cell table:formula="of:=DEC2BIN([.K715])" office:value-type="string" office:string-value="1111" calcext:value-type="string">
            <text:p>1111</text:p>
          </table:table-cell>
          <table:table-cell table:formula="of:=IF((LEN([.L715])&lt;4);REPT(0;4-LEN([.L715]))&amp;[.L715];[.L71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16]+0.5)*15" office:value-type="float" office:value="7.5" calcext:value-type="float">
            <text:p>8</text:p>
          </table:table-cell>
          <table:table-cell table:formula="of:=DEC2BIN([.B716])" office:value-type="string" office:string-value="111" calcext:value-type="string">
            <text:p>111</text:p>
          </table:table-cell>
          <table:table-cell table:formula="of:=IF((LEN([.C716])&lt;4);REPT(0;4-LEN([.C716]))&amp;[.C716];[.C7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716]+1)*8" office:value-type="float" office:value="9.25" calcext:value-type="float">
            <text:p>9</text:p>
          </table:table-cell>
          <table:table-cell table:formula="of:=DEC2BIN([.K716])" office:value-type="string" office:string-value="1001" calcext:value-type="string">
            <text:p>1001</text:p>
          </table:table-cell>
          <table:table-cell table:formula="of:=IF((LEN([.L716])&lt;4);REPT(0;4-LEN([.L716]))&amp;[.L716];[.L71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17]+0.5)*15" office:value-type="float" office:value="7.5" calcext:value-type="float">
            <text:p>8</text:p>
          </table:table-cell>
          <table:table-cell table:formula="of:=DEC2BIN([.B717])" office:value-type="string" office:string-value="111" calcext:value-type="string">
            <text:p>111</text:p>
          </table:table-cell>
          <table:table-cell table:formula="of:=IF((LEN([.C717])&lt;4);REPT(0;4-LEN([.C717]))&amp;[.C717];[.C7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717]+1)*8" office:value-type="float" office:value="2.40625" calcext:value-type="float">
            <text:p>2</text:p>
          </table:table-cell>
          <table:table-cell table:formula="of:=DEC2BIN([.K717])" office:value-type="string" office:string-value="10" calcext:value-type="string">
            <text:p>10</text:p>
          </table:table-cell>
          <table:table-cell table:formula="of:=IF((LEN([.L717])&lt;4);REPT(0;4-LEN([.L717]))&amp;[.L717];[.L71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718]+0.5)*15" office:value-type="float" office:value="7.5" calcext:value-type="float">
            <text:p>8</text:p>
          </table:table-cell>
          <table:table-cell table:formula="of:=DEC2BIN([.B718])" office:value-type="string" office:string-value="111" calcext:value-type="string">
            <text:p>111</text:p>
          </table:table-cell>
          <table:table-cell table:formula="of:=IF((LEN([.C718])&lt;4);REPT(0;4-LEN([.C718]))&amp;[.C718];[.C7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718]+1)*8" office:value-type="float" office:value="7.375" calcext:value-type="float">
            <text:p>7</text:p>
          </table:table-cell>
          <table:table-cell table:formula="of:=DEC2BIN([.K718])" office:value-type="string" office:string-value="111" calcext:value-type="string">
            <text:p>111</text:p>
          </table:table-cell>
          <table:table-cell table:formula="of:=IF((LEN([.L718])&lt;4);REPT(0;4-LEN([.L718]))&amp;[.L718];[.L71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19]+0.5)*15" office:value-type="float" office:value="7.5" calcext:value-type="float">
            <text:p>8</text:p>
          </table:table-cell>
          <table:table-cell table:formula="of:=DEC2BIN([.B719])" office:value-type="string" office:string-value="111" calcext:value-type="string">
            <text:p>111</text:p>
          </table:table-cell>
          <table:table-cell table:formula="of:=IF((LEN([.C719])&lt;4);REPT(0;4-LEN([.C719]))&amp;[.C719];[.C7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719]+1)*8" office:value-type="float" office:value="9.3125" calcext:value-type="float">
            <text:p>9</text:p>
          </table:table-cell>
          <table:table-cell table:formula="of:=DEC2BIN([.K719])" office:value-type="string" office:string-value="1001" calcext:value-type="string">
            <text:p>1001</text:p>
          </table:table-cell>
          <table:table-cell table:formula="of:=IF((LEN([.L719])&lt;4);REPT(0;4-LEN([.L719]))&amp;[.L719];[.L71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20]+0.5)*15" office:value-type="float" office:value="7.5" calcext:value-type="float">
            <text:p>8</text:p>
          </table:table-cell>
          <table:table-cell table:formula="of:=DEC2BIN([.B720])" office:value-type="string" office:string-value="111" calcext:value-type="string">
            <text:p>111</text:p>
          </table:table-cell>
          <table:table-cell table:formula="of:=IF((LEN([.C720])&lt;4);REPT(0;4-LEN([.C720]))&amp;[.C720];[.C7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720]+1)*8" office:value-type="float" office:value="7.40625" calcext:value-type="float">
            <text:p>7</text:p>
          </table:table-cell>
          <table:table-cell table:formula="of:=DEC2BIN([.K720])" office:value-type="string" office:string-value="111" calcext:value-type="string">
            <text:p>111</text:p>
          </table:table-cell>
          <table:table-cell table:formula="of:=IF((LEN([.L720])&lt;4);REPT(0;4-LEN([.L720]))&amp;[.L720];[.L72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21]+0.5)*15" office:value-type="float" office:value="7.5" calcext:value-type="float">
            <text:p>8</text:p>
          </table:table-cell>
          <table:table-cell table:formula="of:=DEC2BIN([.B721])" office:value-type="string" office:string-value="111" calcext:value-type="string">
            <text:p>111</text:p>
          </table:table-cell>
          <table:table-cell table:formula="of:=IF((LEN([.C721])&lt;4);REPT(0;4-LEN([.C721]))&amp;[.C721];[.C7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721]+1)*8" office:value-type="float" office:value="4.8125" calcext:value-type="float">
            <text:p>5</text:p>
          </table:table-cell>
          <table:table-cell table:formula="of:=DEC2BIN([.K721])" office:value-type="string" office:string-value="100" calcext:value-type="string">
            <text:p>100</text:p>
          </table:table-cell>
          <table:table-cell table:formula="of:=IF((LEN([.L721])&lt;4);REPT(0;4-LEN([.L721]))&amp;[.L721];[.L72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722]+0.5)*15" office:value-type="float" office:value="7.5" calcext:value-type="float">
            <text:p>8</text:p>
          </table:table-cell>
          <table:table-cell table:formula="of:=DEC2BIN([.B722])" office:value-type="string" office:string-value="111" calcext:value-type="string">
            <text:p>111</text:p>
          </table:table-cell>
          <table:table-cell table:formula="of:=IF((LEN([.C722])&lt;4);REPT(0;4-LEN([.C722]))&amp;[.C722];[.C7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722]+1)*8" office:value-type="float" office:value="6.8125" calcext:value-type="float">
            <text:p>7</text:p>
          </table:table-cell>
          <table:table-cell table:formula="of:=DEC2BIN([.K722])" office:value-type="string" office:string-value="110" calcext:value-type="string">
            <text:p>110</text:p>
          </table:table-cell>
          <table:table-cell table:formula="of:=IF((LEN([.L722])&lt;4);REPT(0;4-LEN([.L722]))&amp;[.L722];[.L72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23]+0.5)*15" office:value-type="float" office:value="7.5" calcext:value-type="float">
            <text:p>8</text:p>
          </table:table-cell>
          <table:table-cell table:formula="of:=DEC2BIN([.B723])" office:value-type="string" office:string-value="111" calcext:value-type="string">
            <text:p>111</text:p>
          </table:table-cell>
          <table:table-cell table:formula="of:=IF((LEN([.C723])&lt;4);REPT(0;4-LEN([.C723]))&amp;[.C723];[.C7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723]+1)*8" office:value-type="float" office:value="15.15625" calcext:value-type="float">
            <text:p>15</text:p>
          </table:table-cell>
          <table:table-cell table:formula="of:=DEC2BIN([.K723])" office:value-type="string" office:string-value="1111" calcext:value-type="string">
            <text:p>1111</text:p>
          </table:table-cell>
          <table:table-cell table:formula="of:=IF((LEN([.L723])&lt;4);REPT(0;4-LEN([.L723]))&amp;[.L723];[.L72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24]+0.5)*15" office:value-type="float" office:value="7.5" calcext:value-type="float">
            <text:p>8</text:p>
          </table:table-cell>
          <table:table-cell table:formula="of:=DEC2BIN([.B724])" office:value-type="string" office:string-value="111" calcext:value-type="string">
            <text:p>111</text:p>
          </table:table-cell>
          <table:table-cell table:formula="of:=IF((LEN([.C724])&lt;4);REPT(0;4-LEN([.C724]))&amp;[.C724];[.C7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724]+1)*8" office:value-type="float" office:value="9.28125" calcext:value-type="float">
            <text:p>9</text:p>
          </table:table-cell>
          <table:table-cell table:formula="of:=DEC2BIN([.K724])" office:value-type="string" office:string-value="1001" calcext:value-type="string">
            <text:p>1001</text:p>
          </table:table-cell>
          <table:table-cell table:formula="of:=IF((LEN([.L724])&lt;4);REPT(0;4-LEN([.L724]))&amp;[.L724];[.L72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25]+0.5)*15" office:value-type="float" office:value="7.5" calcext:value-type="float">
            <text:p>8</text:p>
          </table:table-cell>
          <table:table-cell table:formula="of:=DEC2BIN([.B725])" office:value-type="string" office:string-value="111" calcext:value-type="string">
            <text:p>111</text:p>
          </table:table-cell>
          <table:table-cell table:formula="of:=IF((LEN([.C725])&lt;4);REPT(0;4-LEN([.C725]))&amp;[.C725];[.C7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725]+1)*8" office:value-type="float" office:value="0.28125" calcext:value-type="float">
            <text:p>0</text:p>
          </table:table-cell>
          <table:table-cell table:formula="of:=DEC2BIN([.K725])" office:value-type="string" office:string-value="0" calcext:value-type="string">
            <text:p>0</text:p>
          </table:table-cell>
          <table:table-cell table:formula="of:=IF((LEN([.L725])&lt;4);REPT(0;4-LEN([.L725]))&amp;[.L725];[.L725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26]+0.5)*15" office:value-type="float" office:value="7.5" calcext:value-type="float">
            <text:p>8</text:p>
          </table:table-cell>
          <table:table-cell table:formula="of:=DEC2BIN([.B726])" office:value-type="string" office:string-value="111" calcext:value-type="string">
            <text:p>111</text:p>
          </table:table-cell>
          <table:table-cell table:formula="of:=IF((LEN([.C726])&lt;4);REPT(0;4-LEN([.C726]))&amp;[.C726];[.C7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726]+1)*8" office:value-type="float" office:value="6.75" calcext:value-type="float">
            <text:p>7</text:p>
          </table:table-cell>
          <table:table-cell table:formula="of:=DEC2BIN([.K726])" office:value-type="string" office:string-value="110" calcext:value-type="string">
            <text:p>110</text:p>
          </table:table-cell>
          <table:table-cell table:formula="of:=IF((LEN([.L726])&lt;4);REPT(0;4-LEN([.L726]))&amp;[.L726];[.L72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27]+0.5)*15" office:value-type="float" office:value="7.5" calcext:value-type="float">
            <text:p>8</text:p>
          </table:table-cell>
          <table:table-cell table:formula="of:=DEC2BIN([.B727])" office:value-type="string" office:string-value="111" calcext:value-type="string">
            <text:p>111</text:p>
          </table:table-cell>
          <table:table-cell table:formula="of:=IF((LEN([.C727])&lt;4);REPT(0;4-LEN([.C727]))&amp;[.C727];[.C7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727]+1)*8" office:value-type="float" office:value="13.59375" calcext:value-type="float">
            <text:p>14</text:p>
          </table:table-cell>
          <table:table-cell table:formula="of:=DEC2BIN([.K727])" office:value-type="string" office:string-value="1101" calcext:value-type="string">
            <text:p>1101</text:p>
          </table:table-cell>
          <table:table-cell table:formula="of:=IF((LEN([.L727])&lt;4);REPT(0;4-LEN([.L727]))&amp;[.L727];[.L727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728]+0.5)*15" office:value-type="float" office:value="7.5" calcext:value-type="float">
            <text:p>8</text:p>
          </table:table-cell>
          <table:table-cell table:formula="of:=DEC2BIN([.B728])" office:value-type="string" office:string-value="111" calcext:value-type="string">
            <text:p>111</text:p>
          </table:table-cell>
          <table:table-cell table:formula="of:=IF((LEN([.C728])&lt;4);REPT(0;4-LEN([.C728]))&amp;[.C728];[.C7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728]+1)*8" office:value-type="float" office:value="8.625" calcext:value-type="float">
            <text:p>9</text:p>
          </table:table-cell>
          <table:table-cell table:formula="of:=DEC2BIN([.K728])" office:value-type="string" office:string-value="1000" calcext:value-type="string">
            <text:p>1000</text:p>
          </table:table-cell>
          <table:table-cell table:formula="of:=IF((LEN([.L728])&lt;4);REPT(0;4-LEN([.L728]))&amp;[.L728];[.L72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29]+0.5)*15" office:value-type="float" office:value="7.5" calcext:value-type="float">
            <text:p>8</text:p>
          </table:table-cell>
          <table:table-cell table:formula="of:=DEC2BIN([.B729])" office:value-type="string" office:string-value="111" calcext:value-type="string">
            <text:p>111</text:p>
          </table:table-cell>
          <table:table-cell table:formula="of:=IF((LEN([.C729])&lt;4);REPT(0;4-LEN([.C729]))&amp;[.C729];[.C7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729]+1)*8" office:value-type="float" office:value="6.6875" calcext:value-type="float">
            <text:p>7</text:p>
          </table:table-cell>
          <table:table-cell table:formula="of:=DEC2BIN([.K729])" office:value-type="string" office:string-value="110" calcext:value-type="string">
            <text:p>110</text:p>
          </table:table-cell>
          <table:table-cell table:formula="of:=IF((LEN([.L729])&lt;4);REPT(0;4-LEN([.L729]))&amp;[.L729];[.L729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30]+0.5)*15" office:value-type="float" office:value="7.5" calcext:value-type="float">
            <text:p>8</text:p>
          </table:table-cell>
          <table:table-cell table:formula="of:=DEC2BIN([.B730])" office:value-type="string" office:string-value="111" calcext:value-type="string">
            <text:p>111</text:p>
          </table:table-cell>
          <table:table-cell table:formula="of:=IF((LEN([.C730])&lt;4);REPT(0;4-LEN([.C730]))&amp;[.C730];[.C7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730]+1)*8" office:value-type="float" office:value="8.59375" calcext:value-type="float">
            <text:p>9</text:p>
          </table:table-cell>
          <table:table-cell table:formula="of:=DEC2BIN([.K730])" office:value-type="string" office:string-value="1000" calcext:value-type="string">
            <text:p>1000</text:p>
          </table:table-cell>
          <table:table-cell table:formula="of:=IF((LEN([.L730])&lt;4);REPT(0;4-LEN([.L730]))&amp;[.L730];[.L730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31]+0.5)*15" office:value-type="float" office:value="7.5" calcext:value-type="float">
            <text:p>8</text:p>
          </table:table-cell>
          <table:table-cell table:formula="of:=DEC2BIN([.B731])" office:value-type="string" office:string-value="111" calcext:value-type="string">
            <text:p>111</text:p>
          </table:table-cell>
          <table:table-cell table:formula="of:=IF((LEN([.C731])&lt;4);REPT(0;4-LEN([.C731]))&amp;[.C731];[.C7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731]+1)*8" office:value-type="float" office:value="11.1875" calcext:value-type="float">
            <text:p>11</text:p>
          </table:table-cell>
          <table:table-cell table:formula="of:=DEC2BIN([.K731])" office:value-type="string" office:string-value="1011" calcext:value-type="string">
            <text:p>1011</text:p>
          </table:table-cell>
          <table:table-cell table:formula="of:=IF((LEN([.L731])&lt;4);REPT(0;4-LEN([.L731]))&amp;[.L731];[.L731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732]+0.5)*15" office:value-type="float" office:value="7.5" calcext:value-type="float">
            <text:p>8</text:p>
          </table:table-cell>
          <table:table-cell table:formula="of:=DEC2BIN([.B732])" office:value-type="string" office:string-value="111" calcext:value-type="string">
            <text:p>111</text:p>
          </table:table-cell>
          <table:table-cell table:formula="of:=IF((LEN([.C732])&lt;4);REPT(0;4-LEN([.C732]))&amp;[.C732];[.C7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732]+1)*8" office:value-type="float" office:value="9.1875" calcext:value-type="float">
            <text:p>9</text:p>
          </table:table-cell>
          <table:table-cell table:formula="of:=DEC2BIN([.K732])" office:value-type="string" office:string-value="1001" calcext:value-type="string">
            <text:p>1001</text:p>
          </table:table-cell>
          <table:table-cell table:formula="of:=IF((LEN([.L732])&lt;4);REPT(0;4-LEN([.L732]))&amp;[.L732];[.L73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33]+0.5)*15" office:value-type="float" office:value="7.5" calcext:value-type="float">
            <text:p>8</text:p>
          </table:table-cell>
          <table:table-cell table:formula="of:=DEC2BIN([.B733])" office:value-type="string" office:string-value="111" calcext:value-type="string">
            <text:p>111</text:p>
          </table:table-cell>
          <table:table-cell table:formula="of:=IF((LEN([.C733])&lt;4);REPT(0;4-LEN([.C733]))&amp;[.C733];[.C7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733]+1)*8" office:value-type="float" office:value="0.84375" calcext:value-type="float">
            <text:p>1</text:p>
          </table:table-cell>
          <table:table-cell table:formula="of:=DEC2BIN([.K733])" office:value-type="string" office:string-value="0" calcext:value-type="string">
            <text:p>0</text:p>
          </table:table-cell>
          <table:table-cell table:formula="of:=IF((LEN([.L733])&lt;4);REPT(0;4-LEN([.L733]))&amp;[.L733];[.L73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34]+0.5)*15" office:value-type="float" office:value="7.5" calcext:value-type="float">
            <text:p>8</text:p>
          </table:table-cell>
          <table:table-cell table:formula="of:=DEC2BIN([.B734])" office:value-type="string" office:string-value="111" calcext:value-type="string">
            <text:p>111</text:p>
          </table:table-cell>
          <table:table-cell table:formula="of:=IF((LEN([.C734])&lt;4);REPT(0;4-LEN([.C734]))&amp;[.C734];[.C7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734]+1)*8" office:value-type="float" office:value="6.71875" calcext:value-type="float">
            <text:p>7</text:p>
          </table:table-cell>
          <table:table-cell table:formula="of:=DEC2BIN([.K734])" office:value-type="string" office:string-value="110" calcext:value-type="string">
            <text:p>110</text:p>
          </table:table-cell>
          <table:table-cell table:formula="of:=IF((LEN([.L734])&lt;4);REPT(0;4-LEN([.L734]))&amp;[.L734];[.L73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35]+0.5)*15" office:value-type="float" office:value="7.5" calcext:value-type="float">
            <text:p>8</text:p>
          </table:table-cell>
          <table:table-cell table:formula="of:=DEC2BIN([.B735])" office:value-type="string" office:string-value="111" calcext:value-type="string">
            <text:p>111</text:p>
          </table:table-cell>
          <table:table-cell table:formula="of:=IF((LEN([.C735])&lt;4);REPT(0;4-LEN([.C735]))&amp;[.C735];[.C7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735]+1)*8" office:value-type="float" office:value="15.71875" calcext:value-type="float">
            <text:p>16</text:p>
          </table:table-cell>
          <table:table-cell table:formula="of:=DEC2BIN([.K735])" office:value-type="string" office:string-value="1111" calcext:value-type="string">
            <text:p>1111</text:p>
          </table:table-cell>
          <table:table-cell table:formula="of:=IF((LEN([.L735])&lt;4);REPT(0;4-LEN([.L735]))&amp;[.L735];[.L735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36]+0.5)*15" office:value-type="float" office:value="7.5" calcext:value-type="float">
            <text:p>8</text:p>
          </table:table-cell>
          <table:table-cell table:formula="of:=DEC2BIN([.B736])" office:value-type="string" office:string-value="111" calcext:value-type="string">
            <text:p>111</text:p>
          </table:table-cell>
          <table:table-cell table:formula="of:=IF((LEN([.C736])&lt;4);REPT(0;4-LEN([.C736]))&amp;[.C736];[.C7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736]+1)*8" office:value-type="float" office:value="9.25" calcext:value-type="float">
            <text:p>9</text:p>
          </table:table-cell>
          <table:table-cell table:formula="of:=DEC2BIN([.K736])" office:value-type="string" office:string-value="1001" calcext:value-type="string">
            <text:p>1001</text:p>
          </table:table-cell>
          <table:table-cell table:formula="of:=IF((LEN([.L736])&lt;4);REPT(0;4-LEN([.L736]))&amp;[.L736];[.L736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37]+0.5)*15" office:value-type="float" office:value="7.5" calcext:value-type="float">
            <text:p>8</text:p>
          </table:table-cell>
          <table:table-cell table:formula="of:=DEC2BIN([.B737])" office:value-type="string" office:string-value="111" calcext:value-type="string">
            <text:p>111</text:p>
          </table:table-cell>
          <table:table-cell table:formula="of:=IF((LEN([.C737])&lt;4);REPT(0;4-LEN([.C737]))&amp;[.C737];[.C7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737]+1)*8" office:value-type="float" office:value="2.40625" calcext:value-type="float">
            <text:p>2</text:p>
          </table:table-cell>
          <table:table-cell table:formula="of:=DEC2BIN([.K737])" office:value-type="string" office:string-value="10" calcext:value-type="string">
            <text:p>10</text:p>
          </table:table-cell>
          <table:table-cell table:formula="of:=IF((LEN([.L737])&lt;4);REPT(0;4-LEN([.L737]))&amp;[.L737];[.L737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738]+0.5)*15" office:value-type="float" office:value="7.5" calcext:value-type="float">
            <text:p>8</text:p>
          </table:table-cell>
          <table:table-cell table:formula="of:=DEC2BIN([.B738])" office:value-type="string" office:string-value="111" calcext:value-type="string">
            <text:p>111</text:p>
          </table:table-cell>
          <table:table-cell table:formula="of:=IF((LEN([.C738])&lt;4);REPT(0;4-LEN([.C738]))&amp;[.C738];[.C7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738]+1)*8" office:value-type="float" office:value="7.375" calcext:value-type="float">
            <text:p>7</text:p>
          </table:table-cell>
          <table:table-cell table:formula="of:=DEC2BIN([.K738])" office:value-type="string" office:string-value="111" calcext:value-type="string">
            <text:p>111</text:p>
          </table:table-cell>
          <table:table-cell table:formula="of:=IF((LEN([.L738])&lt;4);REPT(0;4-LEN([.L738]))&amp;[.L738];[.L73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39]+0.5)*15" office:value-type="float" office:value="7.5" calcext:value-type="float">
            <text:p>8</text:p>
          </table:table-cell>
          <table:table-cell table:formula="of:=DEC2BIN([.B739])" office:value-type="string" office:string-value="111" calcext:value-type="string">
            <text:p>111</text:p>
          </table:table-cell>
          <table:table-cell table:formula="of:=IF((LEN([.C739])&lt;4);REPT(0;4-LEN([.C739]))&amp;[.C739];[.C7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739]+1)*8" office:value-type="float" office:value="9.3125" calcext:value-type="float">
            <text:p>9</text:p>
          </table:table-cell>
          <table:table-cell table:formula="of:=DEC2BIN([.K739])" office:value-type="string" office:string-value="1001" calcext:value-type="string">
            <text:p>1001</text:p>
          </table:table-cell>
          <table:table-cell table:formula="of:=IF((LEN([.L739])&lt;4);REPT(0;4-LEN([.L739]))&amp;[.L739];[.L739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40]+0.5)*15" office:value-type="float" office:value="7.5" calcext:value-type="float">
            <text:p>8</text:p>
          </table:table-cell>
          <table:table-cell table:formula="of:=DEC2BIN([.B740])" office:value-type="string" office:string-value="111" calcext:value-type="string">
            <text:p>111</text:p>
          </table:table-cell>
          <table:table-cell table:formula="of:=IF((LEN([.C740])&lt;4);REPT(0;4-LEN([.C740]))&amp;[.C740];[.C7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740]+1)*8" office:value-type="float" office:value="7.40625" calcext:value-type="float">
            <text:p>7</text:p>
          </table:table-cell>
          <table:table-cell table:formula="of:=DEC2BIN([.K740])" office:value-type="string" office:string-value="111" calcext:value-type="string">
            <text:p>111</text:p>
          </table:table-cell>
          <table:table-cell table:formula="of:=IF((LEN([.L740])&lt;4);REPT(0;4-LEN([.L740]))&amp;[.L740];[.L740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41]+0.5)*15" office:value-type="float" office:value="7.5" calcext:value-type="float">
            <text:p>8</text:p>
          </table:table-cell>
          <table:table-cell table:formula="of:=DEC2BIN([.B741])" office:value-type="string" office:string-value="111" calcext:value-type="string">
            <text:p>111</text:p>
          </table:table-cell>
          <table:table-cell table:formula="of:=IF((LEN([.C741])&lt;4);REPT(0;4-LEN([.C741]))&amp;[.C741];[.C7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741]+1)*8" office:value-type="float" office:value="4.8125" calcext:value-type="float">
            <text:p>5</text:p>
          </table:table-cell>
          <table:table-cell table:formula="of:=DEC2BIN([.K741])" office:value-type="string" office:string-value="100" calcext:value-type="string">
            <text:p>100</text:p>
          </table:table-cell>
          <table:table-cell table:formula="of:=IF((LEN([.L741])&lt;4);REPT(0;4-LEN([.L741]))&amp;[.L741];[.L741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742]+0.5)*15" office:value-type="float" office:value="7.5" calcext:value-type="float">
            <text:p>8</text:p>
          </table:table-cell>
          <table:table-cell table:formula="of:=DEC2BIN([.B742])" office:value-type="string" office:string-value="111" calcext:value-type="string">
            <text:p>111</text:p>
          </table:table-cell>
          <table:table-cell table:formula="of:=IF((LEN([.C742])&lt;4);REPT(0;4-LEN([.C742]))&amp;[.C742];[.C7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742]+1)*8" office:value-type="float" office:value="6.8125" calcext:value-type="float">
            <text:p>7</text:p>
          </table:table-cell>
          <table:table-cell table:formula="of:=DEC2BIN([.K742])" office:value-type="string" office:string-value="110" calcext:value-type="string">
            <text:p>110</text:p>
          </table:table-cell>
          <table:table-cell table:formula="of:=IF((LEN([.L742])&lt;4);REPT(0;4-LEN([.L742]))&amp;[.L742];[.L74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43]+0.5)*15" office:value-type="float" office:value="7.5" calcext:value-type="float">
            <text:p>8</text:p>
          </table:table-cell>
          <table:table-cell table:formula="of:=DEC2BIN([.B743])" office:value-type="string" office:string-value="111" calcext:value-type="string">
            <text:p>111</text:p>
          </table:table-cell>
          <table:table-cell table:formula="of:=IF((LEN([.C743])&lt;4);REPT(0;4-LEN([.C743]))&amp;[.C743];[.C7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743]+1)*8" office:value-type="float" office:value="15.15625" calcext:value-type="float">
            <text:p>15</text:p>
          </table:table-cell>
          <table:table-cell table:formula="of:=DEC2BIN([.K743])" office:value-type="string" office:string-value="1111" calcext:value-type="string">
            <text:p>1111</text:p>
          </table:table-cell>
          <table:table-cell table:formula="of:=IF((LEN([.L743])&lt;4);REPT(0;4-LEN([.L743]))&amp;[.L743];[.L74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44]+0.5)*15" office:value-type="float" office:value="7.5" calcext:value-type="float">
            <text:p>8</text:p>
          </table:table-cell>
          <table:table-cell table:formula="of:=DEC2BIN([.B744])" office:value-type="string" office:string-value="111" calcext:value-type="string">
            <text:p>111</text:p>
          </table:table-cell>
          <table:table-cell table:formula="of:=IF((LEN([.C744])&lt;4);REPT(0;4-LEN([.C744]))&amp;[.C744];[.C7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744]+1)*8" office:value-type="float" office:value="9.28125" calcext:value-type="float">
            <text:p>9</text:p>
          </table:table-cell>
          <table:table-cell table:formula="of:=DEC2BIN([.K744])" office:value-type="string" office:string-value="1001" calcext:value-type="string">
            <text:p>1001</text:p>
          </table:table-cell>
          <table:table-cell table:formula="of:=IF((LEN([.L744])&lt;4);REPT(0;4-LEN([.L744]))&amp;[.L744];[.L74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45]+0.5)*15" office:value-type="float" office:value="7.5" calcext:value-type="float">
            <text:p>8</text:p>
          </table:table-cell>
          <table:table-cell table:formula="of:=DEC2BIN([.B745])" office:value-type="string" office:string-value="111" calcext:value-type="string">
            <text:p>111</text:p>
          </table:table-cell>
          <table:table-cell table:formula="of:=IF((LEN([.C745])&lt;4);REPT(0;4-LEN([.C745]))&amp;[.C745];[.C7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formula="of:=([.J745]+1)*8" office:value-type="float" office:value="8" calcext:value-type="float">
            <text:p>8</text:p>
          </table:table-cell>
          <table:table-cell table:formula="of:=DEC2BIN([.K745])" office:value-type="string" office:string-value="1000" calcext:value-type="string">
            <text:p>1000</text:p>
          </table:table-cell>
          <table:table-cell table:formula="of:=IF((LEN([.L745])&lt;4);REPT(0;4-LEN([.L745]))&amp;[.L745];[.L745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46]+0.5)*15" office:value-type="float" office:value="7.5" calcext:value-type="float">
            <text:p>8</text:p>
          </table:table-cell>
          <table:table-cell table:formula="of:=DEC2BIN([.B746])" office:value-type="string" office:string-value="111" calcext:value-type="string">
            <text:p>111</text:p>
          </table:table-cell>
          <table:table-cell table:formula="of:=IF((LEN([.C746])&lt;4);REPT(0;4-LEN([.C746]))&amp;[.C746];[.C7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formula="of:=([.J746]+1)*8" office:value-type="float" office:value="8" calcext:value-type="float">
            <text:p>8</text:p>
          </table:table-cell>
          <table:table-cell table:formula="of:=DEC2BIN([.K746])" office:value-type="string" office:string-value="1000" calcext:value-type="string">
            <text:p>1000</text:p>
          </table:table-cell>
          <table:table-cell table:formula="of:=IF((LEN([.L746])&lt;4);REPT(0;4-LEN([.L746]))&amp;[.L746];[.L74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47]+0.5)*15" office:value-type="float" office:value="7.5" calcext:value-type="float">
            <text:p>8</text:p>
          </table:table-cell>
          <table:table-cell table:formula="of:=DEC2BIN([.B747])" office:value-type="string" office:string-value="111" calcext:value-type="string">
            <text:p>111</text:p>
          </table:table-cell>
          <table:table-cell table:formula="of:=IF((LEN([.C747])&lt;4);REPT(0;4-LEN([.C747]))&amp;[.C747];[.C7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J747]+1)*8" office:value-type="float" office:value="8.03125" calcext:value-type="float">
            <text:p>8</text:p>
          </table:table-cell>
          <table:table-cell table:formula="of:=DEC2BIN([.K747])" office:value-type="string" office:string-value="1000" calcext:value-type="string">
            <text:p>1000</text:p>
          </table:table-cell>
          <table:table-cell table:formula="of:=IF((LEN([.L747])&lt;4);REPT(0;4-LEN([.L747]))&amp;[.L747];[.L747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48]+0.5)*15" office:value-type="float" office:value="7.5" calcext:value-type="float">
            <text:p>8</text:p>
          </table:table-cell>
          <table:table-cell table:formula="of:=DEC2BIN([.B748])" office:value-type="string" office:string-value="111" calcext:value-type="string">
            <text:p>111</text:p>
          </table:table-cell>
          <table:table-cell table:formula="of:=IF((LEN([.C748])&lt;4);REPT(0;4-LEN([.C748]))&amp;[.C748];[.C7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234375" calcext:value-type="float">
            <text:p>-0,0234375</text:p>
          </table:table-cell>
          <table:table-cell table:formula="of:=([.J748]+1)*8" office:value-type="float" office:value="7.8125" calcext:value-type="float">
            <text:p>8</text:p>
          </table:table-cell>
          <table:table-cell table:formula="of:=DEC2BIN([.K748])" office:value-type="string" office:string-value="111" calcext:value-type="string">
            <text:p>111</text:p>
          </table:table-cell>
          <table:table-cell table:formula="of:=IF((LEN([.L748])&lt;4);REPT(0;4-LEN([.L748]))&amp;[.L748];[.L74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49]+0.5)*15" office:value-type="float" office:value="7.5" calcext:value-type="float">
            <text:p>8</text:p>
          </table:table-cell>
          <table:table-cell table:formula="of:=DEC2BIN([.B749])" office:value-type="string" office:string-value="111" calcext:value-type="string">
            <text:p>111</text:p>
          </table:table-cell>
          <table:table-cell table:formula="of:=IF((LEN([.C749])&lt;4);REPT(0;4-LEN([.C749]))&amp;[.C749];[.C7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J749]+1)*8" office:value-type="float" office:value="4.625" calcext:value-type="float">
            <text:p>5</text:p>
          </table:table-cell>
          <table:table-cell table:formula="of:=DEC2BIN([.K749])" office:value-type="string" office:string-value="100" calcext:value-type="string">
            <text:p>100</text:p>
          </table:table-cell>
          <table:table-cell table:formula="of:=IF((LEN([.L749])&lt;4);REPT(0;4-LEN([.L749]))&amp;[.L749];[.L749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750]+0.5)*15" office:value-type="float" office:value="7.5" calcext:value-type="float">
            <text:p>8</text:p>
          </table:table-cell>
          <table:table-cell table:formula="of:=DEC2BIN([.B750])" office:value-type="string" office:string-value="111" calcext:value-type="string">
            <text:p>111</text:p>
          </table:table-cell>
          <table:table-cell table:formula="of:=IF((LEN([.C750])&lt;4);REPT(0;4-LEN([.C750]))&amp;[.C750];[.C7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3671875" calcext:value-type="float">
            <text:p>-0,13671875</text:p>
          </table:table-cell>
          <table:table-cell table:formula="of:=([.J750]+1)*8" office:value-type="float" office:value="6.90625" calcext:value-type="float">
            <text:p>7</text:p>
          </table:table-cell>
          <table:table-cell table:formula="of:=DEC2BIN([.K750])" office:value-type="string" office:string-value="110" calcext:value-type="string">
            <text:p>110</text:p>
          </table:table-cell>
          <table:table-cell table:formula="of:=IF((LEN([.L750])&lt;4);REPT(0;4-LEN([.L750]))&amp;[.L750];[.L75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51]+0.5)*15" office:value-type="float" office:value="7.5" calcext:value-type="float">
            <text:p>8</text:p>
          </table:table-cell>
          <table:table-cell table:formula="of:=DEC2BIN([.B751])" office:value-type="string" office:string-value="111" calcext:value-type="string">
            <text:p>111</text:p>
          </table:table-cell>
          <table:table-cell table:formula="of:=IF((LEN([.C751])&lt;4);REPT(0;4-LEN([.C751]))&amp;[.C751];[.C7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828125" calcext:value-type="float">
            <text:p>0,8828125</text:p>
          </table:table-cell>
          <table:table-cell table:formula="of:=([.J751]+1)*8" office:value-type="float" office:value="15.0625" calcext:value-type="float">
            <text:p>15</text:p>
          </table:table-cell>
          <table:table-cell table:formula="of:=DEC2BIN([.K751])" office:value-type="string" office:string-value="1111" calcext:value-type="string">
            <text:p>1111</text:p>
          </table:table-cell>
          <table:table-cell table:formula="of:=IF((LEN([.L751])&lt;4);REPT(0;4-LEN([.L751]))&amp;[.L751];[.L751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52]+0.5)*15" office:value-type="float" office:value="7.5" calcext:value-type="float">
            <text:p>8</text:p>
          </table:table-cell>
          <table:table-cell table:formula="of:=DEC2BIN([.B752])" office:value-type="string" office:string-value="111" calcext:value-type="string">
            <text:p>111</text:p>
          </table:table-cell>
          <table:table-cell table:formula="of:=IF((LEN([.C752])&lt;4);REPT(0;4-LEN([.C752]))&amp;[.C752];[.C7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752]+1)*8" office:value-type="float" office:value="9.3125" calcext:value-type="float">
            <text:p>9</text:p>
          </table:table-cell>
          <table:table-cell table:formula="of:=DEC2BIN([.K752])" office:value-type="string" office:string-value="1001" calcext:value-type="string">
            <text:p>1001</text:p>
          </table:table-cell>
          <table:table-cell table:formula="of:=IF((LEN([.L752])&lt;4);REPT(0;4-LEN([.L752]))&amp;[.L752];[.L75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53]+0.5)*15" office:value-type="float" office:value="7.5" calcext:value-type="float">
            <text:p>8</text:p>
          </table:table-cell>
          <table:table-cell table:formula="of:=DEC2BIN([.B753])" office:value-type="string" office:string-value="111" calcext:value-type="string">
            <text:p>111</text:p>
          </table:table-cell>
          <table:table-cell table:formula="of:=IF((LEN([.C753])&lt;4);REPT(0;4-LEN([.C753]))&amp;[.C753];[.C7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875" calcext:value-type="float">
            <text:p>-0,96875</text:p>
          </table:table-cell>
          <table:table-cell table:formula="of:=([.J753]+1)*8" office:value-type="float" office:value="0.249999999999999" calcext:value-type="float">
            <text:p>0</text:p>
          </table:table-cell>
          <table:table-cell table:formula="of:=DEC2BIN([.K753])" office:value-type="string" office:string-value="0" calcext:value-type="string">
            <text:p>0</text:p>
          </table:table-cell>
          <table:table-cell table:formula="of:=IF((LEN([.L753])&lt;4);REPT(0;4-LEN([.L753]))&amp;[.L753];[.L75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54]+0.5)*15" office:value-type="float" office:value="7.5" calcext:value-type="float">
            <text:p>8</text:p>
          </table:table-cell>
          <table:table-cell table:formula="of:=DEC2BIN([.B754])" office:value-type="string" office:string-value="111" calcext:value-type="string">
            <text:p>111</text:p>
          </table:table-cell>
          <table:table-cell table:formula="of:=IF((LEN([.C754])&lt;4);REPT(0;4-LEN([.C754]))&amp;[.C754];[.C7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754]+1)*8" office:value-type="float" office:value="6.75" calcext:value-type="float">
            <text:p>7</text:p>
          </table:table-cell>
          <table:table-cell table:formula="of:=DEC2BIN([.K754])" office:value-type="string" office:string-value="110" calcext:value-type="string">
            <text:p>110</text:p>
          </table:table-cell>
          <table:table-cell table:formula="of:=IF((LEN([.L754])&lt;4);REPT(0;4-LEN([.L754]))&amp;[.L754];[.L75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55]+0.5)*15" office:value-type="float" office:value="7.5" calcext:value-type="float">
            <text:p>8</text:p>
          </table:table-cell>
          <table:table-cell table:formula="of:=DEC2BIN([.B755])" office:value-type="string" office:string-value="111" calcext:value-type="string">
            <text:p>111</text:p>
          </table:table-cell>
          <table:table-cell table:formula="of:=IF((LEN([.C755])&lt;4);REPT(0;4-LEN([.C755]))&amp;[.C755];[.C7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755]+1)*8" office:value-type="float" office:value="13.59375" calcext:value-type="float">
            <text:p>14</text:p>
          </table:table-cell>
          <table:table-cell table:formula="of:=DEC2BIN([.K755])" office:value-type="string" office:string-value="1101" calcext:value-type="string">
            <text:p>1101</text:p>
          </table:table-cell>
          <table:table-cell table:formula="of:=IF((LEN([.L755])&lt;4);REPT(0;4-LEN([.L755]))&amp;[.L755];[.L755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756]+0.5)*15" office:value-type="float" office:value="7.5" calcext:value-type="float">
            <text:p>8</text:p>
          </table:table-cell>
          <table:table-cell table:formula="of:=DEC2BIN([.B756])" office:value-type="string" office:string-value="111" calcext:value-type="string">
            <text:p>111</text:p>
          </table:table-cell>
          <table:table-cell table:formula="of:=IF((LEN([.C756])&lt;4);REPT(0;4-LEN([.C756]))&amp;[.C756];[.C7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756]+1)*8" office:value-type="float" office:value="8.625" calcext:value-type="float">
            <text:p>9</text:p>
          </table:table-cell>
          <table:table-cell table:formula="of:=DEC2BIN([.K756])" office:value-type="string" office:string-value="1000" calcext:value-type="string">
            <text:p>1000</text:p>
          </table:table-cell>
          <table:table-cell table:formula="of:=IF((LEN([.L756])&lt;4);REPT(0;4-LEN([.L756]))&amp;[.L756];[.L75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57]+0.5)*15" office:value-type="float" office:value="7.5" calcext:value-type="float">
            <text:p>8</text:p>
          </table:table-cell>
          <table:table-cell table:formula="of:=DEC2BIN([.B757])" office:value-type="string" office:string-value="111" calcext:value-type="string">
            <text:p>111</text:p>
          </table:table-cell>
          <table:table-cell table:formula="of:=IF((LEN([.C757])&lt;4);REPT(0;4-LEN([.C757]))&amp;[.C757];[.C7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757]+1)*8" office:value-type="float" office:value="6.6875" calcext:value-type="float">
            <text:p>7</text:p>
          </table:table-cell>
          <table:table-cell table:formula="of:=DEC2BIN([.K757])" office:value-type="string" office:string-value="110" calcext:value-type="string">
            <text:p>110</text:p>
          </table:table-cell>
          <table:table-cell table:formula="of:=IF((LEN([.L757])&lt;4);REPT(0;4-LEN([.L757]))&amp;[.L757];[.L757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58]+0.5)*15" office:value-type="float" office:value="7.5" calcext:value-type="float">
            <text:p>8</text:p>
          </table:table-cell>
          <table:table-cell table:formula="of:=DEC2BIN([.B758])" office:value-type="string" office:string-value="111" calcext:value-type="string">
            <text:p>111</text:p>
          </table:table-cell>
          <table:table-cell table:formula="of:=IF((LEN([.C758])&lt;4);REPT(0;4-LEN([.C758]))&amp;[.C758];[.C7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758]+1)*8" office:value-type="float" office:value="8.59375" calcext:value-type="float">
            <text:p>9</text:p>
          </table:table-cell>
          <table:table-cell table:formula="of:=DEC2BIN([.K758])" office:value-type="string" office:string-value="1000" calcext:value-type="string">
            <text:p>1000</text:p>
          </table:table-cell>
          <table:table-cell table:formula="of:=IF((LEN([.L758])&lt;4);REPT(0;4-LEN([.L758]))&amp;[.L758];[.L75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59]+0.5)*15" office:value-type="float" office:value="7.5" calcext:value-type="float">
            <text:p>8</text:p>
          </table:table-cell>
          <table:table-cell table:formula="of:=DEC2BIN([.B759])" office:value-type="string" office:string-value="111" calcext:value-type="string">
            <text:p>111</text:p>
          </table:table-cell>
          <table:table-cell table:formula="of:=IF((LEN([.C759])&lt;4);REPT(0;4-LEN([.C759]))&amp;[.C759];[.C7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759]+1)*8" office:value-type="float" office:value="11.1875" calcext:value-type="float">
            <text:p>11</text:p>
          </table:table-cell>
          <table:table-cell table:formula="of:=DEC2BIN([.K759])" office:value-type="string" office:string-value="1011" calcext:value-type="string">
            <text:p>1011</text:p>
          </table:table-cell>
          <table:table-cell table:formula="of:=IF((LEN([.L759])&lt;4);REPT(0;4-LEN([.L759]))&amp;[.L759];[.L759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760]+0.5)*15" office:value-type="float" office:value="7.5" calcext:value-type="float">
            <text:p>8</text:p>
          </table:table-cell>
          <table:table-cell table:formula="of:=DEC2BIN([.B760])" office:value-type="string" office:string-value="111" calcext:value-type="string">
            <text:p>111</text:p>
          </table:table-cell>
          <table:table-cell table:formula="of:=IF((LEN([.C760])&lt;4);REPT(0;4-LEN([.C760]))&amp;[.C760];[.C7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760]+1)*8" office:value-type="float" office:value="9.1875" calcext:value-type="float">
            <text:p>9</text:p>
          </table:table-cell>
          <table:table-cell table:formula="of:=DEC2BIN([.K760])" office:value-type="string" office:string-value="1001" calcext:value-type="string">
            <text:p>1001</text:p>
          </table:table-cell>
          <table:table-cell table:formula="of:=IF((LEN([.L760])&lt;4);REPT(0;4-LEN([.L760]))&amp;[.L760];[.L76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61]+0.5)*15" office:value-type="float" office:value="7.5" calcext:value-type="float">
            <text:p>8</text:p>
          </table:table-cell>
          <table:table-cell table:formula="of:=DEC2BIN([.B761])" office:value-type="string" office:string-value="111" calcext:value-type="string">
            <text:p>111</text:p>
          </table:table-cell>
          <table:table-cell table:formula="of:=IF((LEN([.C761])&lt;4);REPT(0;4-LEN([.C761]))&amp;[.C761];[.C7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761]+1)*8" office:value-type="float" office:value="0.84375" calcext:value-type="float">
            <text:p>1</text:p>
          </table:table-cell>
          <table:table-cell table:formula="of:=DEC2BIN([.K761])" office:value-type="string" office:string-value="0" calcext:value-type="string">
            <text:p>0</text:p>
          </table:table-cell>
          <table:table-cell table:formula="of:=IF((LEN([.L761])&lt;4);REPT(0;4-LEN([.L761]))&amp;[.L761];[.L761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62]+0.5)*15" office:value-type="float" office:value="7.5" calcext:value-type="float">
            <text:p>8</text:p>
          </table:table-cell>
          <table:table-cell table:formula="of:=DEC2BIN([.B762])" office:value-type="string" office:string-value="111" calcext:value-type="string">
            <text:p>111</text:p>
          </table:table-cell>
          <table:table-cell table:formula="of:=IF((LEN([.C762])&lt;4);REPT(0;4-LEN([.C762]))&amp;[.C762];[.C7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762]+1)*8" office:value-type="float" office:value="6.71875" calcext:value-type="float">
            <text:p>7</text:p>
          </table:table-cell>
          <table:table-cell table:formula="of:=DEC2BIN([.K762])" office:value-type="string" office:string-value="110" calcext:value-type="string">
            <text:p>110</text:p>
          </table:table-cell>
          <table:table-cell table:formula="of:=IF((LEN([.L762])&lt;4);REPT(0;4-LEN([.L762]))&amp;[.L762];[.L76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63]+0.5)*15" office:value-type="float" office:value="7.5" calcext:value-type="float">
            <text:p>8</text:p>
          </table:table-cell>
          <table:table-cell table:formula="of:=DEC2BIN([.B763])" office:value-type="string" office:string-value="111" calcext:value-type="string">
            <text:p>111</text:p>
          </table:table-cell>
          <table:table-cell table:formula="of:=IF((LEN([.C763])&lt;4);REPT(0;4-LEN([.C763]))&amp;[.C763];[.C7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763]+1)*8" office:value-type="float" office:value="15.71875" calcext:value-type="float">
            <text:p>16</text:p>
          </table:table-cell>
          <table:table-cell table:formula="of:=DEC2BIN([.K763])" office:value-type="string" office:string-value="1111" calcext:value-type="string">
            <text:p>1111</text:p>
          </table:table-cell>
          <table:table-cell table:formula="of:=IF((LEN([.L763])&lt;4);REPT(0;4-LEN([.L763]))&amp;[.L763];[.L76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64]+0.5)*15" office:value-type="float" office:value="7.5" calcext:value-type="float">
            <text:p>8</text:p>
          </table:table-cell>
          <table:table-cell table:formula="of:=DEC2BIN([.B764])" office:value-type="string" office:string-value="111" calcext:value-type="string">
            <text:p>111</text:p>
          </table:table-cell>
          <table:table-cell table:formula="of:=IF((LEN([.C764])&lt;4);REPT(0;4-LEN([.C764]))&amp;[.C764];[.C7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764]+1)*8" office:value-type="float" office:value="9.25" calcext:value-type="float">
            <text:p>9</text:p>
          </table:table-cell>
          <table:table-cell table:formula="of:=DEC2BIN([.K764])" office:value-type="string" office:string-value="1001" calcext:value-type="string">
            <text:p>1001</text:p>
          </table:table-cell>
          <table:table-cell table:formula="of:=IF((LEN([.L764])&lt;4);REPT(0;4-LEN([.L764]))&amp;[.L764];[.L76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65]+0.5)*15" office:value-type="float" office:value="7.5" calcext:value-type="float">
            <text:p>8</text:p>
          </table:table-cell>
          <table:table-cell table:formula="of:=DEC2BIN([.B765])" office:value-type="string" office:string-value="111" calcext:value-type="string">
            <text:p>111</text:p>
          </table:table-cell>
          <table:table-cell table:formula="of:=IF((LEN([.C765])&lt;4);REPT(0;4-LEN([.C765]))&amp;[.C765];[.C7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765]+1)*8" office:value-type="float" office:value="2.40625" calcext:value-type="float">
            <text:p>2</text:p>
          </table:table-cell>
          <table:table-cell table:formula="of:=DEC2BIN([.K765])" office:value-type="string" office:string-value="10" calcext:value-type="string">
            <text:p>10</text:p>
          </table:table-cell>
          <table:table-cell table:formula="of:=IF((LEN([.L765])&lt;4);REPT(0;4-LEN([.L765]))&amp;[.L765];[.L765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766]+0.5)*15" office:value-type="float" office:value="7.5" calcext:value-type="float">
            <text:p>8</text:p>
          </table:table-cell>
          <table:table-cell table:formula="of:=DEC2BIN([.B766])" office:value-type="string" office:string-value="111" calcext:value-type="string">
            <text:p>111</text:p>
          </table:table-cell>
          <table:table-cell table:formula="of:=IF((LEN([.C766])&lt;4);REPT(0;4-LEN([.C766]))&amp;[.C766];[.C7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766]+1)*8" office:value-type="float" office:value="7.375" calcext:value-type="float">
            <text:p>7</text:p>
          </table:table-cell>
          <table:table-cell table:formula="of:=DEC2BIN([.K766])" office:value-type="string" office:string-value="111" calcext:value-type="string">
            <text:p>111</text:p>
          </table:table-cell>
          <table:table-cell table:formula="of:=IF((LEN([.L766])&lt;4);REPT(0;4-LEN([.L766]))&amp;[.L766];[.L766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67]+0.5)*15" office:value-type="float" office:value="7.5" calcext:value-type="float">
            <text:p>8</text:p>
          </table:table-cell>
          <table:table-cell table:formula="of:=DEC2BIN([.B767])" office:value-type="string" office:string-value="111" calcext:value-type="string">
            <text:p>111</text:p>
          </table:table-cell>
          <table:table-cell table:formula="of:=IF((LEN([.C767])&lt;4);REPT(0;4-LEN([.C767]))&amp;[.C767];[.C7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767]+1)*8" office:value-type="float" office:value="9.3125" calcext:value-type="float">
            <text:p>9</text:p>
          </table:table-cell>
          <table:table-cell table:formula="of:=DEC2BIN([.K767])" office:value-type="string" office:string-value="1001" calcext:value-type="string">
            <text:p>1001</text:p>
          </table:table-cell>
          <table:table-cell table:formula="of:=IF((LEN([.L767])&lt;4);REPT(0;4-LEN([.L767]))&amp;[.L767];[.L767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68]+0.5)*15" office:value-type="float" office:value="7.5" calcext:value-type="float">
            <text:p>8</text:p>
          </table:table-cell>
          <table:table-cell table:formula="of:=DEC2BIN([.B768])" office:value-type="string" office:string-value="111" calcext:value-type="string">
            <text:p>111</text:p>
          </table:table-cell>
          <table:table-cell table:formula="of:=IF((LEN([.C768])&lt;4);REPT(0;4-LEN([.C768]))&amp;[.C768];[.C7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768]+1)*8" office:value-type="float" office:value="7.40625" calcext:value-type="float">
            <text:p>7</text:p>
          </table:table-cell>
          <table:table-cell table:formula="of:=DEC2BIN([.K768])" office:value-type="string" office:string-value="111" calcext:value-type="string">
            <text:p>111</text:p>
          </table:table-cell>
          <table:table-cell table:formula="of:=IF((LEN([.L768])&lt;4);REPT(0;4-LEN([.L768]))&amp;[.L768];[.L76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69]+0.5)*15" office:value-type="float" office:value="7.5" calcext:value-type="float">
            <text:p>8</text:p>
          </table:table-cell>
          <table:table-cell table:formula="of:=DEC2BIN([.B769])" office:value-type="string" office:string-value="111" calcext:value-type="string">
            <text:p>111</text:p>
          </table:table-cell>
          <table:table-cell table:formula="of:=IF((LEN([.C769])&lt;4);REPT(0;4-LEN([.C769]))&amp;[.C769];[.C7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769]+1)*8" office:value-type="float" office:value="4.8125" calcext:value-type="float">
            <text:p>5</text:p>
          </table:table-cell>
          <table:table-cell table:formula="of:=DEC2BIN([.K769])" office:value-type="string" office:string-value="100" calcext:value-type="string">
            <text:p>100</text:p>
          </table:table-cell>
          <table:table-cell table:formula="of:=IF((LEN([.L769])&lt;4);REPT(0;4-LEN([.L769]))&amp;[.L769];[.L769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770]+0.5)*15" office:value-type="float" office:value="7.5" calcext:value-type="float">
            <text:p>8</text:p>
          </table:table-cell>
          <table:table-cell table:formula="of:=DEC2BIN([.B770])" office:value-type="string" office:string-value="111" calcext:value-type="string">
            <text:p>111</text:p>
          </table:table-cell>
          <table:table-cell table:formula="of:=IF((LEN([.C770])&lt;4);REPT(0;4-LEN([.C770]))&amp;[.C770];[.C7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770]+1)*8" office:value-type="float" office:value="6.8125" calcext:value-type="float">
            <text:p>7</text:p>
          </table:table-cell>
          <table:table-cell table:formula="of:=DEC2BIN([.K770])" office:value-type="string" office:string-value="110" calcext:value-type="string">
            <text:p>110</text:p>
          </table:table-cell>
          <table:table-cell table:formula="of:=IF((LEN([.L770])&lt;4);REPT(0;4-LEN([.L770]))&amp;[.L770];[.L77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71]+0.5)*15" office:value-type="float" office:value="7.5" calcext:value-type="float">
            <text:p>8</text:p>
          </table:table-cell>
          <table:table-cell table:formula="of:=DEC2BIN([.B771])" office:value-type="string" office:string-value="111" calcext:value-type="string">
            <text:p>111</text:p>
          </table:table-cell>
          <table:table-cell table:formula="of:=IF((LEN([.C771])&lt;4);REPT(0;4-LEN([.C771]))&amp;[.C771];[.C7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771]+1)*8" office:value-type="float" office:value="15.15625" calcext:value-type="float">
            <text:p>15</text:p>
          </table:table-cell>
          <table:table-cell table:formula="of:=DEC2BIN([.K771])" office:value-type="string" office:string-value="1111" calcext:value-type="string">
            <text:p>1111</text:p>
          </table:table-cell>
          <table:table-cell table:formula="of:=IF((LEN([.L771])&lt;4);REPT(0;4-LEN([.L771]))&amp;[.L771];[.L771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72]+0.5)*15" office:value-type="float" office:value="7.5" calcext:value-type="float">
            <text:p>8</text:p>
          </table:table-cell>
          <table:table-cell table:formula="of:=DEC2BIN([.B772])" office:value-type="string" office:string-value="111" calcext:value-type="string">
            <text:p>111</text:p>
          </table:table-cell>
          <table:table-cell table:formula="of:=IF((LEN([.C772])&lt;4);REPT(0;4-LEN([.C772]))&amp;[.C772];[.C7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772]+1)*8" office:value-type="float" office:value="9.28125" calcext:value-type="float">
            <text:p>9</text:p>
          </table:table-cell>
          <table:table-cell table:formula="of:=DEC2BIN([.K772])" office:value-type="string" office:string-value="1001" calcext:value-type="string">
            <text:p>1001</text:p>
          </table:table-cell>
          <table:table-cell table:formula="of:=IF((LEN([.L772])&lt;4);REPT(0;4-LEN([.L772]))&amp;[.L772];[.L77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73]+0.5)*15" office:value-type="float" office:value="7.5" calcext:value-type="float">
            <text:p>8</text:p>
          </table:table-cell>
          <table:table-cell table:formula="of:=DEC2BIN([.B773])" office:value-type="string" office:string-value="111" calcext:value-type="string">
            <text:p>111</text:p>
          </table:table-cell>
          <table:table-cell table:formula="of:=IF((LEN([.C773])&lt;4);REPT(0;4-LEN([.C773]))&amp;[.C773];[.C7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773]+1)*8" office:value-type="float" office:value="0.28125" calcext:value-type="float">
            <text:p>0</text:p>
          </table:table-cell>
          <table:table-cell table:formula="of:=DEC2BIN([.K773])" office:value-type="string" office:string-value="0" calcext:value-type="string">
            <text:p>0</text:p>
          </table:table-cell>
          <table:table-cell table:formula="of:=IF((LEN([.L773])&lt;4);REPT(0;4-LEN([.L773]))&amp;[.L773];[.L773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74]+0.5)*15" office:value-type="float" office:value="7.5" calcext:value-type="float">
            <text:p>8</text:p>
          </table:table-cell>
          <table:table-cell table:formula="of:=DEC2BIN([.B774])" office:value-type="string" office:string-value="111" calcext:value-type="string">
            <text:p>111</text:p>
          </table:table-cell>
          <table:table-cell table:formula="of:=IF((LEN([.C774])&lt;4);REPT(0;4-LEN([.C774]))&amp;[.C774];[.C7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774]+1)*8" office:value-type="float" office:value="6.75" calcext:value-type="float">
            <text:p>7</text:p>
          </table:table-cell>
          <table:table-cell table:formula="of:=DEC2BIN([.K774])" office:value-type="string" office:string-value="110" calcext:value-type="string">
            <text:p>110</text:p>
          </table:table-cell>
          <table:table-cell table:formula="of:=IF((LEN([.L774])&lt;4);REPT(0;4-LEN([.L774]))&amp;[.L774];[.L774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75]+0.5)*15" office:value-type="float" office:value="7.5" calcext:value-type="float">
            <text:p>8</text:p>
          </table:table-cell>
          <table:table-cell table:formula="of:=DEC2BIN([.B775])" office:value-type="string" office:string-value="111" calcext:value-type="string">
            <text:p>111</text:p>
          </table:table-cell>
          <table:table-cell table:formula="of:=IF((LEN([.C775])&lt;4);REPT(0;4-LEN([.C775]))&amp;[.C775];[.C7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775]+1)*8" office:value-type="float" office:value="13.59375" calcext:value-type="float">
            <text:p>14</text:p>
          </table:table-cell>
          <table:table-cell table:formula="of:=DEC2BIN([.K775])" office:value-type="string" office:string-value="1101" calcext:value-type="string">
            <text:p>1101</text:p>
          </table:table-cell>
          <table:table-cell table:formula="of:=IF((LEN([.L775])&lt;4);REPT(0;4-LEN([.L775]))&amp;[.L775];[.L775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776]+0.5)*15" office:value-type="float" office:value="7.5" calcext:value-type="float">
            <text:p>8</text:p>
          </table:table-cell>
          <table:table-cell table:formula="of:=DEC2BIN([.B776])" office:value-type="string" office:string-value="111" calcext:value-type="string">
            <text:p>111</text:p>
          </table:table-cell>
          <table:table-cell table:formula="of:=IF((LEN([.C776])&lt;4);REPT(0;4-LEN([.C776]))&amp;[.C776];[.C7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776]+1)*8" office:value-type="float" office:value="8.625" calcext:value-type="float">
            <text:p>9</text:p>
          </table:table-cell>
          <table:table-cell table:formula="of:=DEC2BIN([.K776])" office:value-type="string" office:string-value="1000" calcext:value-type="string">
            <text:p>1000</text:p>
          </table:table-cell>
          <table:table-cell table:formula="of:=IF((LEN([.L776])&lt;4);REPT(0;4-LEN([.L776]))&amp;[.L776];[.L77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77]+0.5)*15" office:value-type="float" office:value="7.5" calcext:value-type="float">
            <text:p>8</text:p>
          </table:table-cell>
          <table:table-cell table:formula="of:=DEC2BIN([.B777])" office:value-type="string" office:string-value="111" calcext:value-type="string">
            <text:p>111</text:p>
          </table:table-cell>
          <table:table-cell table:formula="of:=IF((LEN([.C777])&lt;4);REPT(0;4-LEN([.C777]))&amp;[.C777];[.C7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777]+1)*8" office:value-type="float" office:value="6.6875" calcext:value-type="float">
            <text:p>7</text:p>
          </table:table-cell>
          <table:table-cell table:formula="of:=DEC2BIN([.K777])" office:value-type="string" office:string-value="110" calcext:value-type="string">
            <text:p>110</text:p>
          </table:table-cell>
          <table:table-cell table:formula="of:=IF((LEN([.L777])&lt;4);REPT(0;4-LEN([.L777]))&amp;[.L777];[.L777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78]+0.5)*15" office:value-type="float" office:value="7.5" calcext:value-type="float">
            <text:p>8</text:p>
          </table:table-cell>
          <table:table-cell table:formula="of:=DEC2BIN([.B778])" office:value-type="string" office:string-value="111" calcext:value-type="string">
            <text:p>111</text:p>
          </table:table-cell>
          <table:table-cell table:formula="of:=IF((LEN([.C778])&lt;4);REPT(0;4-LEN([.C778]))&amp;[.C778];[.C7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778]+1)*8" office:value-type="float" office:value="8.59375" calcext:value-type="float">
            <text:p>9</text:p>
          </table:table-cell>
          <table:table-cell table:formula="of:=DEC2BIN([.K778])" office:value-type="string" office:string-value="1000" calcext:value-type="string">
            <text:p>1000</text:p>
          </table:table-cell>
          <table:table-cell table:formula="of:=IF((LEN([.L778])&lt;4);REPT(0;4-LEN([.L778]))&amp;[.L778];[.L77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79]+0.5)*15" office:value-type="float" office:value="7.5" calcext:value-type="float">
            <text:p>8</text:p>
          </table:table-cell>
          <table:table-cell table:formula="of:=DEC2BIN([.B779])" office:value-type="string" office:string-value="111" calcext:value-type="string">
            <text:p>111</text:p>
          </table:table-cell>
          <table:table-cell table:formula="of:=IF((LEN([.C779])&lt;4);REPT(0;4-LEN([.C779]))&amp;[.C779];[.C7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779]+1)*8" office:value-type="float" office:value="11.1875" calcext:value-type="float">
            <text:p>11</text:p>
          </table:table-cell>
          <table:table-cell table:formula="of:=DEC2BIN([.K779])" office:value-type="string" office:string-value="1011" calcext:value-type="string">
            <text:p>1011</text:p>
          </table:table-cell>
          <table:table-cell table:formula="of:=IF((LEN([.L779])&lt;4);REPT(0;4-LEN([.L779]))&amp;[.L779];[.L779])" office:value-type="string" office:string-value="1011" calcext:value-type="string">
            <text:p>1011</text:p>
          </table:table-cell>
        </table:table-row>
        <table:table-row table:style-name="ro1">
          <table:table-cell table:style-name="ce2"/>
          <table:table-cell table:formula="of:=([.A780]+0.5)*15" office:value-type="float" office:value="7.5" calcext:value-type="float">
            <text:p>8</text:p>
          </table:table-cell>
          <table:table-cell table:formula="of:=DEC2BIN([.B780])" office:value-type="string" office:string-value="111" calcext:value-type="string">
            <text:p>111</text:p>
          </table:table-cell>
          <table:table-cell table:formula="of:=IF((LEN([.C780])&lt;4);REPT(0;4-LEN([.C780]))&amp;[.C780];[.C7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780]+1)*8" office:value-type="float" office:value="9.1875" calcext:value-type="float">
            <text:p>9</text:p>
          </table:table-cell>
          <table:table-cell table:formula="of:=DEC2BIN([.K780])" office:value-type="string" office:string-value="1001" calcext:value-type="string">
            <text:p>1001</text:p>
          </table:table-cell>
          <table:table-cell table:formula="of:=IF((LEN([.L780])&lt;4);REPT(0;4-LEN([.L780]))&amp;[.L780];[.L78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81]+0.5)*15" office:value-type="float" office:value="7.5" calcext:value-type="float">
            <text:p>8</text:p>
          </table:table-cell>
          <table:table-cell table:formula="of:=DEC2BIN([.B781])" office:value-type="string" office:string-value="111" calcext:value-type="string">
            <text:p>111</text:p>
          </table:table-cell>
          <table:table-cell table:formula="of:=IF((LEN([.C781])&lt;4);REPT(0;4-LEN([.C781]))&amp;[.C781];[.C7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781]+1)*8" office:value-type="float" office:value="0.84375" calcext:value-type="float">
            <text:p>1</text:p>
          </table:table-cell>
          <table:table-cell table:formula="of:=DEC2BIN([.K781])" office:value-type="string" office:string-value="0" calcext:value-type="string">
            <text:p>0</text:p>
          </table:table-cell>
          <table:table-cell table:formula="of:=IF((LEN([.L781])&lt;4);REPT(0;4-LEN([.L781]))&amp;[.L781];[.L781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782]+0.5)*15" office:value-type="float" office:value="7.5" calcext:value-type="float">
            <text:p>8</text:p>
          </table:table-cell>
          <table:table-cell table:formula="of:=DEC2BIN([.B782])" office:value-type="string" office:string-value="111" calcext:value-type="string">
            <text:p>111</text:p>
          </table:table-cell>
          <table:table-cell table:formula="of:=IF((LEN([.C782])&lt;4);REPT(0;4-LEN([.C782]))&amp;[.C782];[.C7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782]+1)*8" office:value-type="float" office:value="6.71875" calcext:value-type="float">
            <text:p>7</text:p>
          </table:table-cell>
          <table:table-cell table:formula="of:=DEC2BIN([.K782])" office:value-type="string" office:string-value="110" calcext:value-type="string">
            <text:p>110</text:p>
          </table:table-cell>
          <table:table-cell table:formula="of:=IF((LEN([.L782])&lt;4);REPT(0;4-LEN([.L782]))&amp;[.L782];[.L782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83]+0.5)*15" office:value-type="float" office:value="7.5" calcext:value-type="float">
            <text:p>8</text:p>
          </table:table-cell>
          <table:table-cell table:formula="of:=DEC2BIN([.B783])" office:value-type="string" office:string-value="111" calcext:value-type="string">
            <text:p>111</text:p>
          </table:table-cell>
          <table:table-cell table:formula="of:=IF((LEN([.C783])&lt;4);REPT(0;4-LEN([.C783]))&amp;[.C783];[.C7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783]+1)*8" office:value-type="float" office:value="15.71875" calcext:value-type="float">
            <text:p>16</text:p>
          </table:table-cell>
          <table:table-cell table:formula="of:=DEC2BIN([.K783])" office:value-type="string" office:string-value="1111" calcext:value-type="string">
            <text:p>1111</text:p>
          </table:table-cell>
          <table:table-cell table:formula="of:=IF((LEN([.L783])&lt;4);REPT(0;4-LEN([.L783]))&amp;[.L783];[.L783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84]+0.5)*15" office:value-type="float" office:value="7.5" calcext:value-type="float">
            <text:p>8</text:p>
          </table:table-cell>
          <table:table-cell table:formula="of:=DEC2BIN([.B784])" office:value-type="string" office:string-value="111" calcext:value-type="string">
            <text:p>111</text:p>
          </table:table-cell>
          <table:table-cell table:formula="of:=IF((LEN([.C784])&lt;4);REPT(0;4-LEN([.C784]))&amp;[.C784];[.C7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784]+1)*8" office:value-type="float" office:value="9.25" calcext:value-type="float">
            <text:p>9</text:p>
          </table:table-cell>
          <table:table-cell table:formula="of:=DEC2BIN([.K784])" office:value-type="string" office:string-value="1001" calcext:value-type="string">
            <text:p>1001</text:p>
          </table:table-cell>
          <table:table-cell table:formula="of:=IF((LEN([.L784])&lt;4);REPT(0;4-LEN([.L784]))&amp;[.L784];[.L78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85]+0.5)*15" office:value-type="float" office:value="7.5" calcext:value-type="float">
            <text:p>8</text:p>
          </table:table-cell>
          <table:table-cell table:formula="of:=DEC2BIN([.B785])" office:value-type="string" office:string-value="111" calcext:value-type="string">
            <text:p>111</text:p>
          </table:table-cell>
          <table:table-cell table:formula="of:=IF((LEN([.C785])&lt;4);REPT(0;4-LEN([.C785]))&amp;[.C785];[.C7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785]+1)*8" office:value-type="float" office:value="2.40625" calcext:value-type="float">
            <text:p>2</text:p>
          </table:table-cell>
          <table:table-cell table:formula="of:=DEC2BIN([.K785])" office:value-type="string" office:string-value="10" calcext:value-type="string">
            <text:p>10</text:p>
          </table:table-cell>
          <table:table-cell table:formula="of:=IF((LEN([.L785])&lt;4);REPT(0;4-LEN([.L785]))&amp;[.L785];[.L785])" office:value-type="string" office:string-value="0010" calcext:value-type="string">
            <text:p>0010</text:p>
          </table:table-cell>
        </table:table-row>
        <table:table-row table:style-name="ro1">
          <table:table-cell table:style-name="ce2"/>
          <table:table-cell table:formula="of:=([.A786]+0.5)*15" office:value-type="float" office:value="7.5" calcext:value-type="float">
            <text:p>8</text:p>
          </table:table-cell>
          <table:table-cell table:formula="of:=DEC2BIN([.B786])" office:value-type="string" office:string-value="111" calcext:value-type="string">
            <text:p>111</text:p>
          </table:table-cell>
          <table:table-cell table:formula="of:=IF((LEN([.C786])&lt;4);REPT(0;4-LEN([.C786]))&amp;[.C786];[.C7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786]+1)*8" office:value-type="float" office:value="7.375" calcext:value-type="float">
            <text:p>7</text:p>
          </table:table-cell>
          <table:table-cell table:formula="of:=DEC2BIN([.K786])" office:value-type="string" office:string-value="111" calcext:value-type="string">
            <text:p>111</text:p>
          </table:table-cell>
          <table:table-cell table:formula="of:=IF((LEN([.L786])&lt;4);REPT(0;4-LEN([.L786]))&amp;[.L786];[.L786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87]+0.5)*15" office:value-type="float" office:value="7.5" calcext:value-type="float">
            <text:p>8</text:p>
          </table:table-cell>
          <table:table-cell table:formula="of:=DEC2BIN([.B787])" office:value-type="string" office:string-value="111" calcext:value-type="string">
            <text:p>111</text:p>
          </table:table-cell>
          <table:table-cell table:formula="of:=IF((LEN([.C787])&lt;4);REPT(0;4-LEN([.C787]))&amp;[.C787];[.C7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787]+1)*8" office:value-type="float" office:value="9.3125" calcext:value-type="float">
            <text:p>9</text:p>
          </table:table-cell>
          <table:table-cell table:formula="of:=DEC2BIN([.K787])" office:value-type="string" office:string-value="1001" calcext:value-type="string">
            <text:p>1001</text:p>
          </table:table-cell>
          <table:table-cell table:formula="of:=IF((LEN([.L787])&lt;4);REPT(0;4-LEN([.L787]))&amp;[.L787];[.L787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88]+0.5)*15" office:value-type="float" office:value="7.5" calcext:value-type="float">
            <text:p>8</text:p>
          </table:table-cell>
          <table:table-cell table:formula="of:=DEC2BIN([.B788])" office:value-type="string" office:string-value="111" calcext:value-type="string">
            <text:p>111</text:p>
          </table:table-cell>
          <table:table-cell table:formula="of:=IF((LEN([.C788])&lt;4);REPT(0;4-LEN([.C788]))&amp;[.C788];[.C7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788]+1)*8" office:value-type="float" office:value="7.40625" calcext:value-type="float">
            <text:p>7</text:p>
          </table:table-cell>
          <table:table-cell table:formula="of:=DEC2BIN([.K788])" office:value-type="string" office:string-value="111" calcext:value-type="string">
            <text:p>111</text:p>
          </table:table-cell>
          <table:table-cell table:formula="of:=IF((LEN([.L788])&lt;4);REPT(0;4-LEN([.L788]))&amp;[.L788];[.L78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789]+0.5)*15" office:value-type="float" office:value="7.5" calcext:value-type="float">
            <text:p>8</text:p>
          </table:table-cell>
          <table:table-cell table:formula="of:=DEC2BIN([.B789])" office:value-type="string" office:string-value="111" calcext:value-type="string">
            <text:p>111</text:p>
          </table:table-cell>
          <table:table-cell table:formula="of:=IF((LEN([.C789])&lt;4);REPT(0;4-LEN([.C789]))&amp;[.C789];[.C7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789]+1)*8" office:value-type="float" office:value="4.8125" calcext:value-type="float">
            <text:p>5</text:p>
          </table:table-cell>
          <table:table-cell table:formula="of:=DEC2BIN([.K789])" office:value-type="string" office:string-value="100" calcext:value-type="string">
            <text:p>100</text:p>
          </table:table-cell>
          <table:table-cell table:formula="of:=IF((LEN([.L789])&lt;4);REPT(0;4-LEN([.L789]))&amp;[.L789];[.L789])" office:value-type="string" office:string-value="0100" calcext:value-type="string">
            <text:p>0100</text:p>
          </table:table-cell>
        </table:table-row>
        <table:table-row table:style-name="ro1">
          <table:table-cell table:style-name="ce2"/>
          <table:table-cell table:formula="of:=([.A790]+0.5)*15" office:value-type="float" office:value="7.5" calcext:value-type="float">
            <text:p>8</text:p>
          </table:table-cell>
          <table:table-cell table:formula="of:=DEC2BIN([.B790])" office:value-type="string" office:string-value="111" calcext:value-type="string">
            <text:p>111</text:p>
          </table:table-cell>
          <table:table-cell table:formula="of:=IF((LEN([.C790])&lt;4);REPT(0;4-LEN([.C790]))&amp;[.C790];[.C7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790]+1)*8" office:value-type="float" office:value="6.8125" calcext:value-type="float">
            <text:p>7</text:p>
          </table:table-cell>
          <table:table-cell table:formula="of:=DEC2BIN([.K790])" office:value-type="string" office:string-value="110" calcext:value-type="string">
            <text:p>110</text:p>
          </table:table-cell>
          <table:table-cell table:formula="of:=IF((LEN([.L790])&lt;4);REPT(0;4-LEN([.L790]))&amp;[.L790];[.L790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791]+0.5)*15" office:value-type="float" office:value="7.5" calcext:value-type="float">
            <text:p>8</text:p>
          </table:table-cell>
          <table:table-cell table:formula="of:=DEC2BIN([.B791])" office:value-type="string" office:string-value="111" calcext:value-type="string">
            <text:p>111</text:p>
          </table:table-cell>
          <table:table-cell table:formula="of:=IF((LEN([.C791])&lt;4);REPT(0;4-LEN([.C791]))&amp;[.C791];[.C7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791]+1)*8" office:value-type="float" office:value="15.15625" calcext:value-type="float">
            <text:p>15</text:p>
          </table:table-cell>
          <table:table-cell table:formula="of:=DEC2BIN([.K791])" office:value-type="string" office:string-value="1111" calcext:value-type="string">
            <text:p>1111</text:p>
          </table:table-cell>
          <table:table-cell table:formula="of:=IF((LEN([.L791])&lt;4);REPT(0;4-LEN([.L791]))&amp;[.L791];[.L791])" office:value-type="string" office:string-value="1111" calcext:value-type="string">
            <text:p>1111</text:p>
          </table:table-cell>
        </table:table-row>
        <table:table-row table:style-name="ro1">
          <table:table-cell table:style-name="ce2"/>
          <table:table-cell table:formula="of:=([.A792]+0.5)*15" office:value-type="float" office:value="7.5" calcext:value-type="float">
            <text:p>8</text:p>
          </table:table-cell>
          <table:table-cell table:formula="of:=DEC2BIN([.B792])" office:value-type="string" office:string-value="111" calcext:value-type="string">
            <text:p>111</text:p>
          </table:table-cell>
          <table:table-cell table:formula="of:=IF((LEN([.C792])&lt;4);REPT(0;4-LEN([.C792]))&amp;[.C792];[.C7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792]+1)*8" office:value-type="float" office:value="9.28125" calcext:value-type="float">
            <text:p>9</text:p>
          </table:table-cell>
          <table:table-cell table:formula="of:=DEC2BIN([.K792])" office:value-type="string" office:string-value="1001" calcext:value-type="string">
            <text:p>1001</text:p>
          </table:table-cell>
          <table:table-cell table:formula="of:=IF((LEN([.L792])&lt;4);REPT(0;4-LEN([.L792]))&amp;[.L792];[.L79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793]+0.5)*15" office:value-type="float" office:value="7.5" calcext:value-type="float">
            <text:p>8</text:p>
          </table:table-cell>
          <table:table-cell table:formula="of:=DEC2BIN([.B793])" office:value-type="string" office:string-value="111" calcext:value-type="string">
            <text:p>111</text:p>
          </table:table-cell>
          <table:table-cell table:formula="of:=IF((LEN([.C793])&lt;4);REPT(0;4-LEN([.C793]))&amp;[.C793];[.C7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793]+0.5)*15" office:value-type="float" office:value="-6.97265625" calcext:value-type="float">
            <text:p>-7</text:p>
          </table:table-cell>
          <table:table-cell table:formula="of:=DEC2BIN([.K793])" office:value-type="string" office:string-value="1111111010" calcext:value-type="string">
            <text:p>1111111010</text:p>
          </table:table-cell>
          <table:table-cell table:formula="of:=IF((LEN([.L793])&lt;4);REPT(0;4-LEN([.L793]))&amp;[.L793];[.L793])" office:value-type="string" office:string-value="1111111010" calcext:value-type="string">
            <text:p>1111111010</text:p>
          </table:table-cell>
        </table:table-row>
        <table:table-row table:style-name="ro1">
          <table:table-cell table:style-name="ce2"/>
          <table:table-cell table:formula="of:=([.A794]+0.5)*15" office:value-type="float" office:value="7.5" calcext:value-type="float">
            <text:p>8</text:p>
          </table:table-cell>
          <table:table-cell table:formula="of:=DEC2BIN([.B794])" office:value-type="string" office:string-value="111" calcext:value-type="string">
            <text:p>111</text:p>
          </table:table-cell>
          <table:table-cell table:formula="of:=IF((LEN([.C794])&lt;4);REPT(0;4-LEN([.C794]))&amp;[.C794];[.C7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794]+0.5)*15" office:value-type="float" office:value="5.15625" calcext:value-type="float">
            <text:p>5</text:p>
          </table:table-cell>
          <table:table-cell table:formula="of:=DEC2BIN([.K794])" office:value-type="string" office:string-value="101" calcext:value-type="string">
            <text:p>101</text:p>
          </table:table-cell>
          <table:table-cell table:formula="of:=IF((LEN([.L794])&lt;4);REPT(0;4-LEN([.L794]))&amp;[.L794];[.L794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795]+0.5)*15" office:value-type="float" office:value="7.5" calcext:value-type="float">
            <text:p>8</text:p>
          </table:table-cell>
          <table:table-cell table:formula="of:=DEC2BIN([.B795])" office:value-type="string" office:string-value="111" calcext:value-type="string">
            <text:p>111</text:p>
          </table:table-cell>
          <table:table-cell table:formula="of:=IF((LEN([.C795])&lt;4);REPT(0;4-LEN([.C795]))&amp;[.C795];[.C7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795]+0.5)*15" office:value-type="float" office:value="17.98828125" calcext:value-type="float">
            <text:p>18</text:p>
          </table:table-cell>
          <table:table-cell table:formula="of:=DEC2BIN([.K795])" office:value-type="string" office:string-value="10001" calcext:value-type="string">
            <text:p>10001</text:p>
          </table:table-cell>
          <table:table-cell table:formula="of:=IF((LEN([.L795])&lt;4);REPT(0;4-LEN([.L795]))&amp;[.L795];[.L795])" office:value-type="string" office:string-value="10001" calcext:value-type="string">
            <text:p>10001</text:p>
          </table:table-cell>
        </table:table-row>
        <table:table-row table:style-name="ro1">
          <table:table-cell table:style-name="ce2"/>
          <table:table-cell table:formula="of:=([.A796]+0.5)*15" office:value-type="float" office:value="7.5" calcext:value-type="float">
            <text:p>8</text:p>
          </table:table-cell>
          <table:table-cell table:formula="of:=DEC2BIN([.B796])" office:value-type="string" office:string-value="111" calcext:value-type="string">
            <text:p>111</text:p>
          </table:table-cell>
          <table:table-cell table:formula="of:=IF((LEN([.C796])&lt;4);REPT(0;4-LEN([.C796]))&amp;[.C796];[.C7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796]+0.5)*15" office:value-type="float" office:value="8.671875" calcext:value-type="float">
            <text:p>9</text:p>
          </table:table-cell>
          <table:table-cell table:formula="of:=DEC2BIN([.K796])" office:value-type="string" office:string-value="1000" calcext:value-type="string">
            <text:p>1000</text:p>
          </table:table-cell>
          <table:table-cell table:formula="of:=IF((LEN([.L796])&lt;4);REPT(0;4-LEN([.L796]))&amp;[.L796];[.L79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97]+0.5)*15" office:value-type="float" office:value="7.5" calcext:value-type="float">
            <text:p>8</text:p>
          </table:table-cell>
          <table:table-cell table:formula="of:=DEC2BIN([.B797])" office:value-type="string" office:string-value="111" calcext:value-type="string">
            <text:p>111</text:p>
          </table:table-cell>
          <table:table-cell table:formula="of:=IF((LEN([.C797])&lt;4);REPT(0;4-LEN([.C797]))&amp;[.C797];[.C7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797]+0.5)*15" office:value-type="float" office:value="5.0390625" calcext:value-type="float">
            <text:p>5</text:p>
          </table:table-cell>
          <table:table-cell table:formula="of:=DEC2BIN([.K797])" office:value-type="string" office:string-value="101" calcext:value-type="string">
            <text:p>101</text:p>
          </table:table-cell>
          <table:table-cell table:formula="of:=IF((LEN([.L797])&lt;4);REPT(0;4-LEN([.L797]))&amp;[.L797];[.L797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798]+0.5)*15" office:value-type="float" office:value="7.5" calcext:value-type="float">
            <text:p>8</text:p>
          </table:table-cell>
          <table:table-cell table:formula="of:=DEC2BIN([.B798])" office:value-type="string" office:string-value="111" calcext:value-type="string">
            <text:p>111</text:p>
          </table:table-cell>
          <table:table-cell table:formula="of:=IF((LEN([.C798])&lt;4);REPT(0;4-LEN([.C798]))&amp;[.C798];[.C7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798]+0.5)*15" office:value-type="float" office:value="8.61328125" calcext:value-type="float">
            <text:p>9</text:p>
          </table:table-cell>
          <table:table-cell table:formula="of:=DEC2BIN([.K798])" office:value-type="string" office:string-value="1000" calcext:value-type="string">
            <text:p>1000</text:p>
          </table:table-cell>
          <table:table-cell table:formula="of:=IF((LEN([.L798])&lt;4);REPT(0;4-LEN([.L798]))&amp;[.L798];[.L79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799]+0.5)*15" office:value-type="float" office:value="7.5" calcext:value-type="float">
            <text:p>8</text:p>
          </table:table-cell>
          <table:table-cell table:formula="of:=DEC2BIN([.B799])" office:value-type="string" office:string-value="111" calcext:value-type="string">
            <text:p>111</text:p>
          </table:table-cell>
          <table:table-cell table:formula="of:=IF((LEN([.C799])&lt;4);REPT(0;4-LEN([.C799]))&amp;[.C799];[.C7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799]+0.5)*15" office:value-type="float" office:value="13.4765625" calcext:value-type="float">
            <text:p>13</text:p>
          </table:table-cell>
          <table:table-cell table:formula="of:=DEC2BIN([.K799])" office:value-type="string" office:string-value="1101" calcext:value-type="string">
            <text:p>1101</text:p>
          </table:table-cell>
          <table:table-cell table:formula="of:=IF((LEN([.L799])&lt;4);REPT(0;4-LEN([.L799]))&amp;[.L799];[.L79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800]+0.5)*15" office:value-type="float" office:value="7.5" calcext:value-type="float">
            <text:p>8</text:p>
          </table:table-cell>
          <table:table-cell table:formula="of:=DEC2BIN([.B800])" office:value-type="string" office:string-value="111" calcext:value-type="string">
            <text:p>111</text:p>
          </table:table-cell>
          <table:table-cell table:formula="of:=IF((LEN([.C800])&lt;4);REPT(0;4-LEN([.C800]))&amp;[.C800];[.C8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800]+0.5)*15" office:value-type="float" office:value="9.7265625" calcext:value-type="float">
            <text:p>10</text:p>
          </table:table-cell>
          <table:table-cell table:formula="of:=DEC2BIN([.K800])" office:value-type="string" office:string-value="1001" calcext:value-type="string">
            <text:p>1001</text:p>
          </table:table-cell>
          <table:table-cell table:formula="of:=IF((LEN([.L800])&lt;4);REPT(0;4-LEN([.L800]))&amp;[.L800];[.L80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01]+0.5)*15" office:value-type="float" office:value="7.5" calcext:value-type="float">
            <text:p>8</text:p>
          </table:table-cell>
          <table:table-cell table:formula="of:=DEC2BIN([.B801])" office:value-type="string" office:string-value="111" calcext:value-type="string">
            <text:p>111</text:p>
          </table:table-cell>
          <table:table-cell table:formula="of:=IF((LEN([.C801])&lt;4);REPT(0;4-LEN([.C801]))&amp;[.C801];[.C8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801]+0.5)*15" office:value-type="float" office:value="-5.91796875" calcext:value-type="float">
            <text:p>-6</text:p>
          </table:table-cell>
          <table:table-cell table:formula="of:=DEC2BIN([.K801])" office:value-type="string" office:string-value="1111111011" calcext:value-type="string">
            <text:p>1111111011</text:p>
          </table:table-cell>
          <table:table-cell table:formula="of:=IF((LEN([.L801])&lt;4);REPT(0;4-LEN([.L801]))&amp;[.L801];[.L801])" office:value-type="string" office:string-value="1111111011" calcext:value-type="string">
            <text:p>1111111011</text:p>
          </table:table-cell>
        </table:table-row>
        <table:table-row table:style-name="ro1">
          <table:table-cell table:style-name="ce2"/>
          <table:table-cell table:formula="of:=([.A802]+0.5)*15" office:value-type="float" office:value="7.5" calcext:value-type="float">
            <text:p>8</text:p>
          </table:table-cell>
          <table:table-cell table:formula="of:=DEC2BIN([.B802])" office:value-type="string" office:string-value="111" calcext:value-type="string">
            <text:p>111</text:p>
          </table:table-cell>
          <table:table-cell table:formula="of:=IF((LEN([.C802])&lt;4);REPT(0;4-LEN([.C802]))&amp;[.C802];[.C8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802]+0.5)*15" office:value-type="float" office:value="5.09765625" calcext:value-type="float">
            <text:p>5</text:p>
          </table:table-cell>
          <table:table-cell table:formula="of:=DEC2BIN([.K802])" office:value-type="string" office:string-value="101" calcext:value-type="string">
            <text:p>101</text:p>
          </table:table-cell>
          <table:table-cell table:formula="of:=IF((LEN([.L802])&lt;4);REPT(0;4-LEN([.L802]))&amp;[.L802];[.L802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03]+0.5)*15" office:value-type="float" office:value="7.5" calcext:value-type="float">
            <text:p>8</text:p>
          </table:table-cell>
          <table:table-cell table:formula="of:=DEC2BIN([.B803])" office:value-type="string" office:string-value="111" calcext:value-type="string">
            <text:p>111</text:p>
          </table:table-cell>
          <table:table-cell table:formula="of:=IF((LEN([.C803])&lt;4);REPT(0;4-LEN([.C803]))&amp;[.C803];[.C8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803]+0.5)*15" office:value-type="float" office:value="21.97265625" calcext:value-type="float">
            <text:p>22</text:p>
          </table:table-cell>
          <table:table-cell table:formula="of:=DEC2BIN([.K803])" office:value-type="string" office:string-value="10101" calcext:value-type="string">
            <text:p>10101</text:p>
          </table:table-cell>
          <table:table-cell table:formula="of:=IF((LEN([.L803])&lt;4);REPT(0;4-LEN([.L803]))&amp;[.L803];[.L803])" office:value-type="string" office:string-value="10101" calcext:value-type="string">
            <text:p>10101</text:p>
          </table:table-cell>
        </table:table-row>
        <table:table-row table:style-name="ro1">
          <table:table-cell table:style-name="ce2"/>
          <table:table-cell table:formula="of:=([.A804]+0.5)*15" office:value-type="float" office:value="7.5" calcext:value-type="float">
            <text:p>8</text:p>
          </table:table-cell>
          <table:table-cell table:formula="of:=DEC2BIN([.B804])" office:value-type="string" office:string-value="111" calcext:value-type="string">
            <text:p>111</text:p>
          </table:table-cell>
          <table:table-cell table:formula="of:=IF((LEN([.C804])&lt;4);REPT(0;4-LEN([.C804]))&amp;[.C804];[.C8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804]+0.5)*15" office:value-type="float" office:value="9.84375" calcext:value-type="float">
            <text:p>10</text:p>
          </table:table-cell>
          <table:table-cell table:formula="of:=DEC2BIN([.K804])" office:value-type="string" office:string-value="1001" calcext:value-type="string">
            <text:p>1001</text:p>
          </table:table-cell>
          <table:table-cell table:formula="of:=IF((LEN([.L804])&lt;4);REPT(0;4-LEN([.L804]))&amp;[.L804];[.L80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05]+0.5)*15" office:value-type="float" office:value="7.5" calcext:value-type="float">
            <text:p>8</text:p>
          </table:table-cell>
          <table:table-cell table:formula="of:=DEC2BIN([.B805])" office:value-type="string" office:string-value="111" calcext:value-type="string">
            <text:p>111</text:p>
          </table:table-cell>
          <table:table-cell table:formula="of:=IF((LEN([.C805])&lt;4);REPT(0;4-LEN([.C805]))&amp;[.C805];[.C8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805]+0.5)*15" office:value-type="float" office:value="-2.98828125" calcext:value-type="float">
            <text:p>-3</text:p>
          </table:table-cell>
          <table:table-cell table:formula="of:=DEC2BIN([.K805])" office:value-type="string" office:string-value="1111111110" calcext:value-type="string">
            <text:p>1111111110</text:p>
          </table:table-cell>
          <table:table-cell table:formula="of:=IF((LEN([.L805])&lt;4);REPT(0;4-LEN([.L805]))&amp;[.L805];[.L805])" office:value-type="string" office:string-value="1111111110" calcext:value-type="string">
            <text:p>1111111110</text:p>
          </table:table-cell>
        </table:table-row>
        <table:table-row table:style-name="ro1">
          <table:table-cell table:style-name="ce2"/>
          <table:table-cell table:formula="of:=([.A806]+0.5)*15" office:value-type="float" office:value="7.5" calcext:value-type="float">
            <text:p>8</text:p>
          </table:table-cell>
          <table:table-cell table:formula="of:=DEC2BIN([.B806])" office:value-type="string" office:string-value="111" calcext:value-type="string">
            <text:p>111</text:p>
          </table:table-cell>
          <table:table-cell table:formula="of:=IF((LEN([.C806])&lt;4);REPT(0;4-LEN([.C806]))&amp;[.C806];[.C8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806]+0.5)*15" office:value-type="float" office:value="6.328125" calcext:value-type="float">
            <text:p>6</text:p>
          </table:table-cell>
          <table:table-cell table:formula="of:=DEC2BIN([.K806])" office:value-type="string" office:string-value="110" calcext:value-type="string">
            <text:p>110</text:p>
          </table:table-cell>
          <table:table-cell table:formula="of:=IF((LEN([.L806])&lt;4);REPT(0;4-LEN([.L806]))&amp;[.L806];[.L80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07]+0.5)*15" office:value-type="float" office:value="7.5" calcext:value-type="float">
            <text:p>8</text:p>
          </table:table-cell>
          <table:table-cell table:formula="of:=DEC2BIN([.B807])" office:value-type="string" office:string-value="111" calcext:value-type="string">
            <text:p>111</text:p>
          </table:table-cell>
          <table:table-cell table:formula="of:=IF((LEN([.C807])&lt;4);REPT(0;4-LEN([.C807]))&amp;[.C807];[.C8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807]+0.5)*15" office:value-type="float" office:value="9.9609375" calcext:value-type="float">
            <text:p>10</text:p>
          </table:table-cell>
          <table:table-cell table:formula="of:=DEC2BIN([.K807])" office:value-type="string" office:string-value="1001" calcext:value-type="string">
            <text:p>1001</text:p>
          </table:table-cell>
          <table:table-cell table:formula="of:=IF((LEN([.L807])&lt;4);REPT(0;4-LEN([.L807]))&amp;[.L807];[.L807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08]+0.5)*15" office:value-type="float" office:value="7.5" calcext:value-type="float">
            <text:p>8</text:p>
          </table:table-cell>
          <table:table-cell table:formula="of:=DEC2BIN([.B808])" office:value-type="string" office:string-value="111" calcext:value-type="string">
            <text:p>111</text:p>
          </table:table-cell>
          <table:table-cell table:formula="of:=IF((LEN([.C808])&lt;4);REPT(0;4-LEN([.C808]))&amp;[.C808];[.C8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808]+0.5)*15" office:value-type="float" office:value="6.38671875" calcext:value-type="float">
            <text:p>6</text:p>
          </table:table-cell>
          <table:table-cell table:formula="of:=DEC2BIN([.K808])" office:value-type="string" office:string-value="110" calcext:value-type="string">
            <text:p>110</text:p>
          </table:table-cell>
          <table:table-cell table:formula="of:=IF((LEN([.L808])&lt;4);REPT(0;4-LEN([.L808]))&amp;[.L808];[.L80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09]+0.5)*15" office:value-type="float" office:value="7.5" calcext:value-type="float">
            <text:p>8</text:p>
          </table:table-cell>
          <table:table-cell table:formula="of:=DEC2BIN([.B809])" office:value-type="string" office:string-value="111" calcext:value-type="string">
            <text:p>111</text:p>
          </table:table-cell>
          <table:table-cell table:formula="of:=IF((LEN([.C809])&lt;4);REPT(0;4-LEN([.C809]))&amp;[.C809];[.C8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809]+0.5)*15" office:value-type="float" office:value="1.5234375" calcext:value-type="float">
            <text:p>2</text:p>
          </table:table-cell>
          <table:table-cell table:formula="of:=DEC2BIN([.K809])" office:value-type="string" office:string-value="1" calcext:value-type="string">
            <text:p>1</text:p>
          </table:table-cell>
          <table:table-cell table:formula="of:=IF((LEN([.L809])&lt;4);REPT(0;4-LEN([.L809]))&amp;[.L809];[.L809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810]+0.5)*15" office:value-type="float" office:value="7.5" calcext:value-type="float">
            <text:p>8</text:p>
          </table:table-cell>
          <table:table-cell table:formula="of:=DEC2BIN([.B810])" office:value-type="string" office:string-value="111" calcext:value-type="string">
            <text:p>111</text:p>
          </table:table-cell>
          <table:table-cell table:formula="of:=IF((LEN([.C810])&lt;4);REPT(0;4-LEN([.C810]))&amp;[.C810];[.C81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810]+0.5)*15" office:value-type="float" office:value="5.2734375" calcext:value-type="float">
            <text:p>5</text:p>
          </table:table-cell>
          <table:table-cell table:formula="of:=DEC2BIN([.K810])" office:value-type="string" office:string-value="101" calcext:value-type="string">
            <text:p>101</text:p>
          </table:table-cell>
          <table:table-cell table:formula="of:=IF((LEN([.L810])&lt;4);REPT(0;4-LEN([.L810]))&amp;[.L810];[.L810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11]+0.5)*15" office:value-type="float" office:value="7.5" calcext:value-type="float">
            <text:p>8</text:p>
          </table:table-cell>
          <table:table-cell table:formula="of:=DEC2BIN([.B811])" office:value-type="string" office:string-value="111" calcext:value-type="string">
            <text:p>111</text:p>
          </table:table-cell>
          <table:table-cell table:formula="of:=IF((LEN([.C811])&lt;4);REPT(0;4-LEN([.C811]))&amp;[.C811];[.C81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811]+0.5)*15" office:value-type="float" office:value="20.91796875" calcext:value-type="float">
            <text:p>21</text:p>
          </table:table-cell>
          <table:table-cell table:formula="of:=DEC2BIN([.K811])" office:value-type="string" office:string-value="10100" calcext:value-type="string">
            <text:p>10100</text:p>
          </table:table-cell>
          <table:table-cell table:formula="of:=IF((LEN([.L811])&lt;4);REPT(0;4-LEN([.L811]))&amp;[.L811];[.L811])" office:value-type="string" office:string-value="10100" calcext:value-type="string">
            <text:p>10100</text:p>
          </table:table-cell>
        </table:table-row>
        <table:table-row table:style-name="ro1">
          <table:table-cell table:style-name="ce2"/>
          <table:table-cell table:formula="of:=([.A812]+0.5)*15" office:value-type="float" office:value="7.5" calcext:value-type="float">
            <text:p>8</text:p>
          </table:table-cell>
          <table:table-cell table:formula="of:=DEC2BIN([.B812])" office:value-type="string" office:string-value="111" calcext:value-type="string">
            <text:p>111</text:p>
          </table:table-cell>
          <table:table-cell table:formula="of:=IF((LEN([.C812])&lt;4);REPT(0;4-LEN([.C812]))&amp;[.C812];[.C81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812]+0.5)*15" office:value-type="float" office:value="9.90234375" calcext:value-type="float">
            <text:p>10</text:p>
          </table:table-cell>
          <table:table-cell table:formula="of:=DEC2BIN([.K812])" office:value-type="string" office:string-value="1001" calcext:value-type="string">
            <text:p>1001</text:p>
          </table:table-cell>
          <table:table-cell table:formula="of:=IF((LEN([.L812])&lt;4);REPT(0;4-LEN([.L812]))&amp;[.L812];[.L81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13]+0.5)*15" office:value-type="float" office:value="7.5" calcext:value-type="float">
            <text:p>8</text:p>
          </table:table-cell>
          <table:table-cell table:formula="of:=DEC2BIN([.B813])" office:value-type="string" office:string-value="111" calcext:value-type="string">
            <text:p>111</text:p>
          </table:table-cell>
          <table:table-cell table:formula="of:=IF((LEN([.C813])&lt;4);REPT(0;4-LEN([.C813]))&amp;[.C813];[.C81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813]+0.5)*15" office:value-type="float" office:value="-6.97265625" calcext:value-type="float">
            <text:p>-7</text:p>
          </table:table-cell>
          <table:table-cell table:formula="of:=DEC2BIN([.K813])" office:value-type="string" office:string-value="1111111010" calcext:value-type="string">
            <text:p>1111111010</text:p>
          </table:table-cell>
          <table:table-cell table:formula="of:=IF((LEN([.L813])&lt;4);REPT(0;4-LEN([.L813]))&amp;[.L813];[.L813])" office:value-type="string" office:string-value="1111111010" calcext:value-type="string">
            <text:p>1111111010</text:p>
          </table:table-cell>
        </table:table-row>
        <table:table-row table:style-name="ro1">
          <table:table-cell table:style-name="ce2"/>
          <table:table-cell table:formula="of:=([.A814]+0.5)*15" office:value-type="float" office:value="7.5" calcext:value-type="float">
            <text:p>8</text:p>
          </table:table-cell>
          <table:table-cell table:formula="of:=DEC2BIN([.B814])" office:value-type="string" office:string-value="111" calcext:value-type="string">
            <text:p>111</text:p>
          </table:table-cell>
          <table:table-cell table:formula="of:=IF((LEN([.C814])&lt;4);REPT(0;4-LEN([.C814]))&amp;[.C814];[.C81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814]+0.5)*15" office:value-type="float" office:value="5.15625" calcext:value-type="float">
            <text:p>5</text:p>
          </table:table-cell>
          <table:table-cell table:formula="of:=DEC2BIN([.K814])" office:value-type="string" office:string-value="101" calcext:value-type="string">
            <text:p>101</text:p>
          </table:table-cell>
          <table:table-cell table:formula="of:=IF((LEN([.L814])&lt;4);REPT(0;4-LEN([.L814]))&amp;[.L814];[.L814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15]+0.5)*15" office:value-type="float" office:value="7.5" calcext:value-type="float">
            <text:p>8</text:p>
          </table:table-cell>
          <table:table-cell table:formula="of:=DEC2BIN([.B815])" office:value-type="string" office:string-value="111" calcext:value-type="string">
            <text:p>111</text:p>
          </table:table-cell>
          <table:table-cell table:formula="of:=IF((LEN([.C815])&lt;4);REPT(0;4-LEN([.C815]))&amp;[.C815];[.C81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815]+0.5)*15" office:value-type="float" office:value="17.98828125" calcext:value-type="float">
            <text:p>18</text:p>
          </table:table-cell>
          <table:table-cell table:formula="of:=DEC2BIN([.K815])" office:value-type="string" office:string-value="10001" calcext:value-type="string">
            <text:p>10001</text:p>
          </table:table-cell>
          <table:table-cell table:formula="of:=IF((LEN([.L815])&lt;4);REPT(0;4-LEN([.L815]))&amp;[.L815];[.L815])" office:value-type="string" office:string-value="10001" calcext:value-type="string">
            <text:p>10001</text:p>
          </table:table-cell>
        </table:table-row>
        <table:table-row table:style-name="ro1">
          <table:table-cell table:style-name="ce2"/>
          <table:table-cell table:formula="of:=([.A816]+0.5)*15" office:value-type="float" office:value="7.5" calcext:value-type="float">
            <text:p>8</text:p>
          </table:table-cell>
          <table:table-cell table:formula="of:=DEC2BIN([.B816])" office:value-type="string" office:string-value="111" calcext:value-type="string">
            <text:p>111</text:p>
          </table:table-cell>
          <table:table-cell table:formula="of:=IF((LEN([.C816])&lt;4);REPT(0;4-LEN([.C816]))&amp;[.C816];[.C81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816]+0.5)*15" office:value-type="float" office:value="8.671875" calcext:value-type="float">
            <text:p>9</text:p>
          </table:table-cell>
          <table:table-cell table:formula="of:=DEC2BIN([.K816])" office:value-type="string" office:string-value="1000" calcext:value-type="string">
            <text:p>1000</text:p>
          </table:table-cell>
          <table:table-cell table:formula="of:=IF((LEN([.L816])&lt;4);REPT(0;4-LEN([.L816]))&amp;[.L816];[.L81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17]+0.5)*15" office:value-type="float" office:value="7.5" calcext:value-type="float">
            <text:p>8</text:p>
          </table:table-cell>
          <table:table-cell table:formula="of:=DEC2BIN([.B817])" office:value-type="string" office:string-value="111" calcext:value-type="string">
            <text:p>111</text:p>
          </table:table-cell>
          <table:table-cell table:formula="of:=IF((LEN([.C817])&lt;4);REPT(0;4-LEN([.C817]))&amp;[.C817];[.C81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817]+0.5)*15" office:value-type="float" office:value="5.0390625" calcext:value-type="float">
            <text:p>5</text:p>
          </table:table-cell>
          <table:table-cell table:formula="of:=DEC2BIN([.K817])" office:value-type="string" office:string-value="101" calcext:value-type="string">
            <text:p>101</text:p>
          </table:table-cell>
          <table:table-cell table:formula="of:=IF((LEN([.L817])&lt;4);REPT(0;4-LEN([.L817]))&amp;[.L817];[.L817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18]+0.5)*15" office:value-type="float" office:value="7.5" calcext:value-type="float">
            <text:p>8</text:p>
          </table:table-cell>
          <table:table-cell table:formula="of:=DEC2BIN([.B818])" office:value-type="string" office:string-value="111" calcext:value-type="string">
            <text:p>111</text:p>
          </table:table-cell>
          <table:table-cell table:formula="of:=IF((LEN([.C818])&lt;4);REPT(0;4-LEN([.C818]))&amp;[.C818];[.C81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818]+0.5)*15" office:value-type="float" office:value="8.61328125" calcext:value-type="float">
            <text:p>9</text:p>
          </table:table-cell>
          <table:table-cell table:formula="of:=DEC2BIN([.K818])" office:value-type="string" office:string-value="1000" calcext:value-type="string">
            <text:p>1000</text:p>
          </table:table-cell>
          <table:table-cell table:formula="of:=IF((LEN([.L818])&lt;4);REPT(0;4-LEN([.L818]))&amp;[.L818];[.L81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19]+0.5)*15" office:value-type="float" office:value="7.5" calcext:value-type="float">
            <text:p>8</text:p>
          </table:table-cell>
          <table:table-cell table:formula="of:=DEC2BIN([.B819])" office:value-type="string" office:string-value="111" calcext:value-type="string">
            <text:p>111</text:p>
          </table:table-cell>
          <table:table-cell table:formula="of:=IF((LEN([.C819])&lt;4);REPT(0;4-LEN([.C819]))&amp;[.C819];[.C81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819]+0.5)*15" office:value-type="float" office:value="13.4765625" calcext:value-type="float">
            <text:p>13</text:p>
          </table:table-cell>
          <table:table-cell table:formula="of:=DEC2BIN([.K819])" office:value-type="string" office:string-value="1101" calcext:value-type="string">
            <text:p>1101</text:p>
          </table:table-cell>
          <table:table-cell table:formula="of:=IF((LEN([.L819])&lt;4);REPT(0;4-LEN([.L819]))&amp;[.L819];[.L81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820]+0.5)*15" office:value-type="float" office:value="7.5" calcext:value-type="float">
            <text:p>8</text:p>
          </table:table-cell>
          <table:table-cell table:formula="of:=DEC2BIN([.B820])" office:value-type="string" office:string-value="111" calcext:value-type="string">
            <text:p>111</text:p>
          </table:table-cell>
          <table:table-cell table:formula="of:=IF((LEN([.C820])&lt;4);REPT(0;4-LEN([.C820]))&amp;[.C820];[.C82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820]+0.5)*15" office:value-type="float" office:value="9.7265625" calcext:value-type="float">
            <text:p>10</text:p>
          </table:table-cell>
          <table:table-cell table:formula="of:=DEC2BIN([.K820])" office:value-type="string" office:string-value="1001" calcext:value-type="string">
            <text:p>1001</text:p>
          </table:table-cell>
          <table:table-cell table:formula="of:=IF((LEN([.L820])&lt;4);REPT(0;4-LEN([.L820]))&amp;[.L820];[.L82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21]+0.5)*15" office:value-type="float" office:value="7.5" calcext:value-type="float">
            <text:p>8</text:p>
          </table:table-cell>
          <table:table-cell table:formula="of:=DEC2BIN([.B821])" office:value-type="string" office:string-value="111" calcext:value-type="string">
            <text:p>111</text:p>
          </table:table-cell>
          <table:table-cell table:formula="of:=IF((LEN([.C821])&lt;4);REPT(0;4-LEN([.C821]))&amp;[.C821];[.C82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821]+0.5)*15" office:value-type="float" office:value="-5.91796875" calcext:value-type="float">
            <text:p>-6</text:p>
          </table:table-cell>
          <table:table-cell table:formula="of:=DEC2BIN([.K821])" office:value-type="string" office:string-value="1111111011" calcext:value-type="string">
            <text:p>1111111011</text:p>
          </table:table-cell>
          <table:table-cell table:formula="of:=IF((LEN([.L821])&lt;4);REPT(0;4-LEN([.L821]))&amp;[.L821];[.L821])" office:value-type="string" office:string-value="1111111011" calcext:value-type="string">
            <text:p>1111111011</text:p>
          </table:table-cell>
        </table:table-row>
        <table:table-row table:style-name="ro1">
          <table:table-cell table:style-name="ce2"/>
          <table:table-cell table:formula="of:=([.A822]+0.5)*15" office:value-type="float" office:value="7.5" calcext:value-type="float">
            <text:p>8</text:p>
          </table:table-cell>
          <table:table-cell table:formula="of:=DEC2BIN([.B822])" office:value-type="string" office:string-value="111" calcext:value-type="string">
            <text:p>111</text:p>
          </table:table-cell>
          <table:table-cell table:formula="of:=IF((LEN([.C822])&lt;4);REPT(0;4-LEN([.C822]))&amp;[.C822];[.C82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822]+0.5)*15" office:value-type="float" office:value="5.09765625" calcext:value-type="float">
            <text:p>5</text:p>
          </table:table-cell>
          <table:table-cell table:formula="of:=DEC2BIN([.K822])" office:value-type="string" office:string-value="101" calcext:value-type="string">
            <text:p>101</text:p>
          </table:table-cell>
          <table:table-cell table:formula="of:=IF((LEN([.L822])&lt;4);REPT(0;4-LEN([.L822]))&amp;[.L822];[.L822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23]+0.5)*15" office:value-type="float" office:value="7.5" calcext:value-type="float">
            <text:p>8</text:p>
          </table:table-cell>
          <table:table-cell table:formula="of:=DEC2BIN([.B823])" office:value-type="string" office:string-value="111" calcext:value-type="string">
            <text:p>111</text:p>
          </table:table-cell>
          <table:table-cell table:formula="of:=IF((LEN([.C823])&lt;4);REPT(0;4-LEN([.C823]))&amp;[.C823];[.C82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823]+0.5)*15" office:value-type="float" office:value="21.97265625" calcext:value-type="float">
            <text:p>22</text:p>
          </table:table-cell>
          <table:table-cell table:formula="of:=DEC2BIN([.K823])" office:value-type="string" office:string-value="10101" calcext:value-type="string">
            <text:p>10101</text:p>
          </table:table-cell>
          <table:table-cell table:formula="of:=IF((LEN([.L823])&lt;4);REPT(0;4-LEN([.L823]))&amp;[.L823];[.L823])" office:value-type="string" office:string-value="10101" calcext:value-type="string">
            <text:p>10101</text:p>
          </table:table-cell>
        </table:table-row>
        <table:table-row table:style-name="ro1">
          <table:table-cell table:style-name="ce2"/>
          <table:table-cell table:formula="of:=([.A824]+0.5)*15" office:value-type="float" office:value="7.5" calcext:value-type="float">
            <text:p>8</text:p>
          </table:table-cell>
          <table:table-cell table:formula="of:=DEC2BIN([.B824])" office:value-type="string" office:string-value="111" calcext:value-type="string">
            <text:p>111</text:p>
          </table:table-cell>
          <table:table-cell table:formula="of:=IF((LEN([.C824])&lt;4);REPT(0;4-LEN([.C824]))&amp;[.C824];[.C82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824]+0.5)*15" office:value-type="float" office:value="9.84375" calcext:value-type="float">
            <text:p>10</text:p>
          </table:table-cell>
          <table:table-cell table:formula="of:=DEC2BIN([.K824])" office:value-type="string" office:string-value="1001" calcext:value-type="string">
            <text:p>1001</text:p>
          </table:table-cell>
          <table:table-cell table:formula="of:=IF((LEN([.L824])&lt;4);REPT(0;4-LEN([.L824]))&amp;[.L824];[.L82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25]+0.5)*15" office:value-type="float" office:value="7.5" calcext:value-type="float">
            <text:p>8</text:p>
          </table:table-cell>
          <table:table-cell table:formula="of:=DEC2BIN([.B825])" office:value-type="string" office:string-value="111" calcext:value-type="string">
            <text:p>111</text:p>
          </table:table-cell>
          <table:table-cell table:formula="of:=IF((LEN([.C825])&lt;4);REPT(0;4-LEN([.C825]))&amp;[.C825];[.C82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825]+0.5)*15" office:value-type="float" office:value="-2.98828125" calcext:value-type="float">
            <text:p>-3</text:p>
          </table:table-cell>
          <table:table-cell table:formula="of:=DEC2BIN([.K825])" office:value-type="string" office:string-value="1111111110" calcext:value-type="string">
            <text:p>1111111110</text:p>
          </table:table-cell>
          <table:table-cell table:formula="of:=IF((LEN([.L825])&lt;4);REPT(0;4-LEN([.L825]))&amp;[.L825];[.L825])" office:value-type="string" office:string-value="1111111110" calcext:value-type="string">
            <text:p>1111111110</text:p>
          </table:table-cell>
        </table:table-row>
        <table:table-row table:style-name="ro1">
          <table:table-cell table:style-name="ce2"/>
          <table:table-cell table:formula="of:=([.A826]+0.5)*15" office:value-type="float" office:value="7.5" calcext:value-type="float">
            <text:p>8</text:p>
          </table:table-cell>
          <table:table-cell table:formula="of:=DEC2BIN([.B826])" office:value-type="string" office:string-value="111" calcext:value-type="string">
            <text:p>111</text:p>
          </table:table-cell>
          <table:table-cell table:formula="of:=IF((LEN([.C826])&lt;4);REPT(0;4-LEN([.C826]))&amp;[.C826];[.C82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826]+0.5)*15" office:value-type="float" office:value="6.328125" calcext:value-type="float">
            <text:p>6</text:p>
          </table:table-cell>
          <table:table-cell table:formula="of:=DEC2BIN([.K826])" office:value-type="string" office:string-value="110" calcext:value-type="string">
            <text:p>110</text:p>
          </table:table-cell>
          <table:table-cell table:formula="of:=IF((LEN([.L826])&lt;4);REPT(0;4-LEN([.L826]))&amp;[.L826];[.L82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27]+0.5)*15" office:value-type="float" office:value="7.5" calcext:value-type="float">
            <text:p>8</text:p>
          </table:table-cell>
          <table:table-cell table:formula="of:=DEC2BIN([.B827])" office:value-type="string" office:string-value="111" calcext:value-type="string">
            <text:p>111</text:p>
          </table:table-cell>
          <table:table-cell table:formula="of:=IF((LEN([.C827])&lt;4);REPT(0;4-LEN([.C827]))&amp;[.C827];[.C82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827]+0.5)*15" office:value-type="float" office:value="9.9609375" calcext:value-type="float">
            <text:p>10</text:p>
          </table:table-cell>
          <table:table-cell table:formula="of:=DEC2BIN([.K827])" office:value-type="string" office:string-value="1001" calcext:value-type="string">
            <text:p>1001</text:p>
          </table:table-cell>
          <table:table-cell table:formula="of:=IF((LEN([.L827])&lt;4);REPT(0;4-LEN([.L827]))&amp;[.L827];[.L827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28]+0.5)*15" office:value-type="float" office:value="7.5" calcext:value-type="float">
            <text:p>8</text:p>
          </table:table-cell>
          <table:table-cell table:formula="of:=DEC2BIN([.B828])" office:value-type="string" office:string-value="111" calcext:value-type="string">
            <text:p>111</text:p>
          </table:table-cell>
          <table:table-cell table:formula="of:=IF((LEN([.C828])&lt;4);REPT(0;4-LEN([.C828]))&amp;[.C828];[.C82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828]+0.5)*15" office:value-type="float" office:value="6.38671875" calcext:value-type="float">
            <text:p>6</text:p>
          </table:table-cell>
          <table:table-cell table:formula="of:=DEC2BIN([.K828])" office:value-type="string" office:string-value="110" calcext:value-type="string">
            <text:p>110</text:p>
          </table:table-cell>
          <table:table-cell table:formula="of:=IF((LEN([.L828])&lt;4);REPT(0;4-LEN([.L828]))&amp;[.L828];[.L82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29]+0.5)*15" office:value-type="float" office:value="7.5" calcext:value-type="float">
            <text:p>8</text:p>
          </table:table-cell>
          <table:table-cell table:formula="of:=DEC2BIN([.B829])" office:value-type="string" office:string-value="111" calcext:value-type="string">
            <text:p>111</text:p>
          </table:table-cell>
          <table:table-cell table:formula="of:=IF((LEN([.C829])&lt;4);REPT(0;4-LEN([.C829]))&amp;[.C829];[.C82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829]+0.5)*15" office:value-type="float" office:value="1.5234375" calcext:value-type="float">
            <text:p>2</text:p>
          </table:table-cell>
          <table:table-cell table:formula="of:=DEC2BIN([.K829])" office:value-type="string" office:string-value="1" calcext:value-type="string">
            <text:p>1</text:p>
          </table:table-cell>
          <table:table-cell table:formula="of:=IF((LEN([.L829])&lt;4);REPT(0;4-LEN([.L829]))&amp;[.L829];[.L829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830]+0.5)*15" office:value-type="float" office:value="7.5" calcext:value-type="float">
            <text:p>8</text:p>
          </table:table-cell>
          <table:table-cell table:formula="of:=DEC2BIN([.B830])" office:value-type="string" office:string-value="111" calcext:value-type="string">
            <text:p>111</text:p>
          </table:table-cell>
          <table:table-cell table:formula="of:=IF((LEN([.C830])&lt;4);REPT(0;4-LEN([.C830]))&amp;[.C830];[.C83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830]+0.5)*15" office:value-type="float" office:value="5.2734375" calcext:value-type="float">
            <text:p>5</text:p>
          </table:table-cell>
          <table:table-cell table:formula="of:=DEC2BIN([.K830])" office:value-type="string" office:string-value="101" calcext:value-type="string">
            <text:p>101</text:p>
          </table:table-cell>
          <table:table-cell table:formula="of:=IF((LEN([.L830])&lt;4);REPT(0;4-LEN([.L830]))&amp;[.L830];[.L830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31]+0.5)*15" office:value-type="float" office:value="7.5" calcext:value-type="float">
            <text:p>8</text:p>
          </table:table-cell>
          <table:table-cell table:formula="of:=DEC2BIN([.B831])" office:value-type="string" office:string-value="111" calcext:value-type="string">
            <text:p>111</text:p>
          </table:table-cell>
          <table:table-cell table:formula="of:=IF((LEN([.C831])&lt;4);REPT(0;4-LEN([.C831]))&amp;[.C831];[.C83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831]+0.5)*15" office:value-type="float" office:value="20.91796875" calcext:value-type="float">
            <text:p>21</text:p>
          </table:table-cell>
          <table:table-cell table:formula="of:=DEC2BIN([.K831])" office:value-type="string" office:string-value="10100" calcext:value-type="string">
            <text:p>10100</text:p>
          </table:table-cell>
          <table:table-cell table:formula="of:=IF((LEN([.L831])&lt;4);REPT(0;4-LEN([.L831]))&amp;[.L831];[.L831])" office:value-type="string" office:string-value="10100" calcext:value-type="string">
            <text:p>10100</text:p>
          </table:table-cell>
        </table:table-row>
        <table:table-row table:style-name="ro1">
          <table:table-cell table:style-name="ce2"/>
          <table:table-cell table:formula="of:=([.A832]+0.5)*15" office:value-type="float" office:value="7.5" calcext:value-type="float">
            <text:p>8</text:p>
          </table:table-cell>
          <table:table-cell table:formula="of:=DEC2BIN([.B832])" office:value-type="string" office:string-value="111" calcext:value-type="string">
            <text:p>111</text:p>
          </table:table-cell>
          <table:table-cell table:formula="of:=IF((LEN([.C832])&lt;4);REPT(0;4-LEN([.C832]))&amp;[.C832];[.C83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832]+0.5)*15" office:value-type="float" office:value="9.90234375" calcext:value-type="float">
            <text:p>10</text:p>
          </table:table-cell>
          <table:table-cell table:formula="of:=DEC2BIN([.K832])" office:value-type="string" office:string-value="1001" calcext:value-type="string">
            <text:p>1001</text:p>
          </table:table-cell>
          <table:table-cell table:formula="of:=IF((LEN([.L832])&lt;4);REPT(0;4-LEN([.L832]))&amp;[.L832];[.L83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33]+0.5)*15" office:value-type="float" office:value="7.5" calcext:value-type="float">
            <text:p>8</text:p>
          </table:table-cell>
          <table:table-cell table:formula="of:=DEC2BIN([.B833])" office:value-type="string" office:string-value="111" calcext:value-type="string">
            <text:p>111</text:p>
          </table:table-cell>
          <table:table-cell table:formula="of:=IF((LEN([.C833])&lt;4);REPT(0;4-LEN([.C833]))&amp;[.C833];[.C83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833]+0.5)*15" office:value-type="float" office:value="-6.97265625" calcext:value-type="float">
            <text:p>-7</text:p>
          </table:table-cell>
          <table:table-cell table:formula="of:=DEC2BIN([.K833])" office:value-type="string" office:string-value="1111111010" calcext:value-type="string">
            <text:p>1111111010</text:p>
          </table:table-cell>
          <table:table-cell table:formula="of:=IF((LEN([.L833])&lt;4);REPT(0;4-LEN([.L833]))&amp;[.L833];[.L833])" office:value-type="string" office:string-value="1111111010" calcext:value-type="string">
            <text:p>1111111010</text:p>
          </table:table-cell>
        </table:table-row>
        <table:table-row table:style-name="ro1">
          <table:table-cell table:style-name="ce2"/>
          <table:table-cell table:formula="of:=([.A834]+0.5)*15" office:value-type="float" office:value="7.5" calcext:value-type="float">
            <text:p>8</text:p>
          </table:table-cell>
          <table:table-cell table:formula="of:=DEC2BIN([.B834])" office:value-type="string" office:string-value="111" calcext:value-type="string">
            <text:p>111</text:p>
          </table:table-cell>
          <table:table-cell table:formula="of:=IF((LEN([.C834])&lt;4);REPT(0;4-LEN([.C834]))&amp;[.C834];[.C83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834]+0.5)*15" office:value-type="float" office:value="5.15625" calcext:value-type="float">
            <text:p>5</text:p>
          </table:table-cell>
          <table:table-cell table:formula="of:=DEC2BIN([.K834])" office:value-type="string" office:string-value="101" calcext:value-type="string">
            <text:p>101</text:p>
          </table:table-cell>
          <table:table-cell table:formula="of:=IF((LEN([.L834])&lt;4);REPT(0;4-LEN([.L834]))&amp;[.L834];[.L834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35]+0.5)*15" office:value-type="float" office:value="7.5" calcext:value-type="float">
            <text:p>8</text:p>
          </table:table-cell>
          <table:table-cell table:formula="of:=DEC2BIN([.B835])" office:value-type="string" office:string-value="111" calcext:value-type="string">
            <text:p>111</text:p>
          </table:table-cell>
          <table:table-cell table:formula="of:=IF((LEN([.C835])&lt;4);REPT(0;4-LEN([.C835]))&amp;[.C835];[.C83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835]+0.5)*15" office:value-type="float" office:value="17.98828125" calcext:value-type="float">
            <text:p>18</text:p>
          </table:table-cell>
          <table:table-cell table:formula="of:=DEC2BIN([.K835])" office:value-type="string" office:string-value="10001" calcext:value-type="string">
            <text:p>10001</text:p>
          </table:table-cell>
          <table:table-cell table:formula="of:=IF((LEN([.L835])&lt;4);REPT(0;4-LEN([.L835]))&amp;[.L835];[.L835])" office:value-type="string" office:string-value="10001" calcext:value-type="string">
            <text:p>10001</text:p>
          </table:table-cell>
        </table:table-row>
        <table:table-row table:style-name="ro1">
          <table:table-cell table:style-name="ce2"/>
          <table:table-cell table:formula="of:=([.A836]+0.5)*15" office:value-type="float" office:value="7.5" calcext:value-type="float">
            <text:p>8</text:p>
          </table:table-cell>
          <table:table-cell table:formula="of:=DEC2BIN([.B836])" office:value-type="string" office:string-value="111" calcext:value-type="string">
            <text:p>111</text:p>
          </table:table-cell>
          <table:table-cell table:formula="of:=IF((LEN([.C836])&lt;4);REPT(0;4-LEN([.C836]))&amp;[.C836];[.C83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836]+0.5)*15" office:value-type="float" office:value="8.671875" calcext:value-type="float">
            <text:p>9</text:p>
          </table:table-cell>
          <table:table-cell table:formula="of:=DEC2BIN([.K836])" office:value-type="string" office:string-value="1000" calcext:value-type="string">
            <text:p>1000</text:p>
          </table:table-cell>
          <table:table-cell table:formula="of:=IF((LEN([.L836])&lt;4);REPT(0;4-LEN([.L836]))&amp;[.L836];[.L83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37]+0.5)*15" office:value-type="float" office:value="7.5" calcext:value-type="float">
            <text:p>8</text:p>
          </table:table-cell>
          <table:table-cell table:formula="of:=DEC2BIN([.B837])" office:value-type="string" office:string-value="111" calcext:value-type="string">
            <text:p>111</text:p>
          </table:table-cell>
          <table:table-cell table:formula="of:=IF((LEN([.C837])&lt;4);REPT(0;4-LEN([.C837]))&amp;[.C837];[.C83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837]+0.5)*15" office:value-type="float" office:value="5.0390625" calcext:value-type="float">
            <text:p>5</text:p>
          </table:table-cell>
          <table:table-cell table:formula="of:=DEC2BIN([.K837])" office:value-type="string" office:string-value="101" calcext:value-type="string">
            <text:p>101</text:p>
          </table:table-cell>
          <table:table-cell table:formula="of:=IF((LEN([.L837])&lt;4);REPT(0;4-LEN([.L837]))&amp;[.L837];[.L837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38]+0.5)*15" office:value-type="float" office:value="7.5" calcext:value-type="float">
            <text:p>8</text:p>
          </table:table-cell>
          <table:table-cell table:formula="of:=DEC2BIN([.B838])" office:value-type="string" office:string-value="111" calcext:value-type="string">
            <text:p>111</text:p>
          </table:table-cell>
          <table:table-cell table:formula="of:=IF((LEN([.C838])&lt;4);REPT(0;4-LEN([.C838]))&amp;[.C838];[.C83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838]+0.5)*15" office:value-type="float" office:value="8.61328125" calcext:value-type="float">
            <text:p>9</text:p>
          </table:table-cell>
          <table:table-cell table:formula="of:=DEC2BIN([.K838])" office:value-type="string" office:string-value="1000" calcext:value-type="string">
            <text:p>1000</text:p>
          </table:table-cell>
          <table:table-cell table:formula="of:=IF((LEN([.L838])&lt;4);REPT(0;4-LEN([.L838]))&amp;[.L838];[.L83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39]+0.5)*15" office:value-type="float" office:value="7.5" calcext:value-type="float">
            <text:p>8</text:p>
          </table:table-cell>
          <table:table-cell table:formula="of:=DEC2BIN([.B839])" office:value-type="string" office:string-value="111" calcext:value-type="string">
            <text:p>111</text:p>
          </table:table-cell>
          <table:table-cell table:formula="of:=IF((LEN([.C839])&lt;4);REPT(0;4-LEN([.C839]))&amp;[.C839];[.C83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839]+0.5)*15" office:value-type="float" office:value="13.4765625" calcext:value-type="float">
            <text:p>13</text:p>
          </table:table-cell>
          <table:table-cell table:formula="of:=DEC2BIN([.K839])" office:value-type="string" office:string-value="1101" calcext:value-type="string">
            <text:p>1101</text:p>
          </table:table-cell>
          <table:table-cell table:formula="of:=IF((LEN([.L839])&lt;4);REPT(0;4-LEN([.L839]))&amp;[.L839];[.L83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840]+0.5)*15" office:value-type="float" office:value="7.5" calcext:value-type="float">
            <text:p>8</text:p>
          </table:table-cell>
          <table:table-cell table:formula="of:=DEC2BIN([.B840])" office:value-type="string" office:string-value="111" calcext:value-type="string">
            <text:p>111</text:p>
          </table:table-cell>
          <table:table-cell table:formula="of:=IF((LEN([.C840])&lt;4);REPT(0;4-LEN([.C840]))&amp;[.C840];[.C84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840]+0.5)*15" office:value-type="float" office:value="9.7265625" calcext:value-type="float">
            <text:p>10</text:p>
          </table:table-cell>
          <table:table-cell table:formula="of:=DEC2BIN([.K840])" office:value-type="string" office:string-value="1001" calcext:value-type="string">
            <text:p>1001</text:p>
          </table:table-cell>
          <table:table-cell table:formula="of:=IF((LEN([.L840])&lt;4);REPT(0;4-LEN([.L840]))&amp;[.L840];[.L84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41]+0.5)*15" office:value-type="float" office:value="7.5" calcext:value-type="float">
            <text:p>8</text:p>
          </table:table-cell>
          <table:table-cell table:formula="of:=DEC2BIN([.B841])" office:value-type="string" office:string-value="111" calcext:value-type="string">
            <text:p>111</text:p>
          </table:table-cell>
          <table:table-cell table:formula="of:=IF((LEN([.C841])&lt;4);REPT(0;4-LEN([.C841]))&amp;[.C841];[.C84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841]+0.5)*15" office:value-type="float" office:value="-5.91796875" calcext:value-type="float">
            <text:p>-6</text:p>
          </table:table-cell>
          <table:table-cell table:formula="of:=DEC2BIN([.K841])" office:value-type="string" office:string-value="1111111011" calcext:value-type="string">
            <text:p>1111111011</text:p>
          </table:table-cell>
          <table:table-cell table:formula="of:=IF((LEN([.L841])&lt;4);REPT(0;4-LEN([.L841]))&amp;[.L841];[.L841])" office:value-type="string" office:string-value="1111111011" calcext:value-type="string">
            <text:p>1111111011</text:p>
          </table:table-cell>
        </table:table-row>
        <table:table-row table:style-name="ro1">
          <table:table-cell table:style-name="ce2"/>
          <table:table-cell table:formula="of:=([.A842]+0.5)*15" office:value-type="float" office:value="7.5" calcext:value-type="float">
            <text:p>8</text:p>
          </table:table-cell>
          <table:table-cell table:formula="of:=DEC2BIN([.B842])" office:value-type="string" office:string-value="111" calcext:value-type="string">
            <text:p>111</text:p>
          </table:table-cell>
          <table:table-cell table:formula="of:=IF((LEN([.C842])&lt;4);REPT(0;4-LEN([.C842]))&amp;[.C842];[.C84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842]+0.5)*15" office:value-type="float" office:value="5.09765625" calcext:value-type="float">
            <text:p>5</text:p>
          </table:table-cell>
          <table:table-cell table:formula="of:=DEC2BIN([.K842])" office:value-type="string" office:string-value="101" calcext:value-type="string">
            <text:p>101</text:p>
          </table:table-cell>
          <table:table-cell table:formula="of:=IF((LEN([.L842])&lt;4);REPT(0;4-LEN([.L842]))&amp;[.L842];[.L842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43]+0.5)*15" office:value-type="float" office:value="7.5" calcext:value-type="float">
            <text:p>8</text:p>
          </table:table-cell>
          <table:table-cell table:formula="of:=DEC2BIN([.B843])" office:value-type="string" office:string-value="111" calcext:value-type="string">
            <text:p>111</text:p>
          </table:table-cell>
          <table:table-cell table:formula="of:=IF((LEN([.C843])&lt;4);REPT(0;4-LEN([.C843]))&amp;[.C843];[.C84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843]+0.5)*15" office:value-type="float" office:value="21.97265625" calcext:value-type="float">
            <text:p>22</text:p>
          </table:table-cell>
          <table:table-cell table:formula="of:=DEC2BIN([.K843])" office:value-type="string" office:string-value="10101" calcext:value-type="string">
            <text:p>10101</text:p>
          </table:table-cell>
          <table:table-cell table:formula="of:=IF((LEN([.L843])&lt;4);REPT(0;4-LEN([.L843]))&amp;[.L843];[.L843])" office:value-type="string" office:string-value="10101" calcext:value-type="string">
            <text:p>10101</text:p>
          </table:table-cell>
        </table:table-row>
        <table:table-row table:style-name="ro1">
          <table:table-cell table:style-name="ce2"/>
          <table:table-cell table:formula="of:=([.A844]+0.5)*15" office:value-type="float" office:value="7.5" calcext:value-type="float">
            <text:p>8</text:p>
          </table:table-cell>
          <table:table-cell table:formula="of:=DEC2BIN([.B844])" office:value-type="string" office:string-value="111" calcext:value-type="string">
            <text:p>111</text:p>
          </table:table-cell>
          <table:table-cell table:formula="of:=IF((LEN([.C844])&lt;4);REPT(0;4-LEN([.C844]))&amp;[.C844];[.C84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844]+0.5)*15" office:value-type="float" office:value="9.84375" calcext:value-type="float">
            <text:p>10</text:p>
          </table:table-cell>
          <table:table-cell table:formula="of:=DEC2BIN([.K844])" office:value-type="string" office:string-value="1001" calcext:value-type="string">
            <text:p>1001</text:p>
          </table:table-cell>
          <table:table-cell table:formula="of:=IF((LEN([.L844])&lt;4);REPT(0;4-LEN([.L844]))&amp;[.L844];[.L84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45]+0.5)*15" office:value-type="float" office:value="7.5" calcext:value-type="float">
            <text:p>8</text:p>
          </table:table-cell>
          <table:table-cell table:formula="of:=DEC2BIN([.B845])" office:value-type="string" office:string-value="111" calcext:value-type="string">
            <text:p>111</text:p>
          </table:table-cell>
          <table:table-cell table:formula="of:=IF((LEN([.C845])&lt;4);REPT(0;4-LEN([.C845]))&amp;[.C845];[.C84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845]+0.5)*15" office:value-type="float" office:value="-2.98828125" calcext:value-type="float">
            <text:p>-3</text:p>
          </table:table-cell>
          <table:table-cell table:formula="of:=DEC2BIN([.K845])" office:value-type="string" office:string-value="1111111110" calcext:value-type="string">
            <text:p>1111111110</text:p>
          </table:table-cell>
          <table:table-cell table:formula="of:=IF((LEN([.L845])&lt;4);REPT(0;4-LEN([.L845]))&amp;[.L845];[.L845])" office:value-type="string" office:string-value="1111111110" calcext:value-type="string">
            <text:p>1111111110</text:p>
          </table:table-cell>
        </table:table-row>
        <table:table-row table:style-name="ro1">
          <table:table-cell table:style-name="ce2"/>
          <table:table-cell table:formula="of:=([.A846]+0.5)*15" office:value-type="float" office:value="7.5" calcext:value-type="float">
            <text:p>8</text:p>
          </table:table-cell>
          <table:table-cell table:formula="of:=DEC2BIN([.B846])" office:value-type="string" office:string-value="111" calcext:value-type="string">
            <text:p>111</text:p>
          </table:table-cell>
          <table:table-cell table:formula="of:=IF((LEN([.C846])&lt;4);REPT(0;4-LEN([.C846]))&amp;[.C846];[.C84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846]+0.5)*15" office:value-type="float" office:value="6.328125" calcext:value-type="float">
            <text:p>6</text:p>
          </table:table-cell>
          <table:table-cell table:formula="of:=DEC2BIN([.K846])" office:value-type="string" office:string-value="110" calcext:value-type="string">
            <text:p>110</text:p>
          </table:table-cell>
          <table:table-cell table:formula="of:=IF((LEN([.L846])&lt;4);REPT(0;4-LEN([.L846]))&amp;[.L846];[.L84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47]+0.5)*15" office:value-type="float" office:value="7.5" calcext:value-type="float">
            <text:p>8</text:p>
          </table:table-cell>
          <table:table-cell table:formula="of:=DEC2BIN([.B847])" office:value-type="string" office:string-value="111" calcext:value-type="string">
            <text:p>111</text:p>
          </table:table-cell>
          <table:table-cell table:formula="of:=IF((LEN([.C847])&lt;4);REPT(0;4-LEN([.C847]))&amp;[.C847];[.C84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847]+0.5)*15" office:value-type="float" office:value="9.9609375" calcext:value-type="float">
            <text:p>10</text:p>
          </table:table-cell>
          <table:table-cell table:formula="of:=DEC2BIN([.K847])" office:value-type="string" office:string-value="1001" calcext:value-type="string">
            <text:p>1001</text:p>
          </table:table-cell>
          <table:table-cell table:formula="of:=IF((LEN([.L847])&lt;4);REPT(0;4-LEN([.L847]))&amp;[.L847];[.L847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48]+0.5)*15" office:value-type="float" office:value="7.5" calcext:value-type="float">
            <text:p>8</text:p>
          </table:table-cell>
          <table:table-cell table:formula="of:=DEC2BIN([.B848])" office:value-type="string" office:string-value="111" calcext:value-type="string">
            <text:p>111</text:p>
          </table:table-cell>
          <table:table-cell table:formula="of:=IF((LEN([.C848])&lt;4);REPT(0;4-LEN([.C848]))&amp;[.C848];[.C84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848]+0.5)*15" office:value-type="float" office:value="6.38671875" calcext:value-type="float">
            <text:p>6</text:p>
          </table:table-cell>
          <table:table-cell table:formula="of:=DEC2BIN([.K848])" office:value-type="string" office:string-value="110" calcext:value-type="string">
            <text:p>110</text:p>
          </table:table-cell>
          <table:table-cell table:formula="of:=IF((LEN([.L848])&lt;4);REPT(0;4-LEN([.L848]))&amp;[.L848];[.L84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49]+0.5)*15" office:value-type="float" office:value="7.5" calcext:value-type="float">
            <text:p>8</text:p>
          </table:table-cell>
          <table:table-cell table:formula="of:=DEC2BIN([.B849])" office:value-type="string" office:string-value="111" calcext:value-type="string">
            <text:p>111</text:p>
          </table:table-cell>
          <table:table-cell table:formula="of:=IF((LEN([.C849])&lt;4);REPT(0;4-LEN([.C849]))&amp;[.C849];[.C84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849]+0.5)*15" office:value-type="float" office:value="1.5234375" calcext:value-type="float">
            <text:p>2</text:p>
          </table:table-cell>
          <table:table-cell table:formula="of:=DEC2BIN([.K849])" office:value-type="string" office:string-value="1" calcext:value-type="string">
            <text:p>1</text:p>
          </table:table-cell>
          <table:table-cell table:formula="of:=IF((LEN([.L849])&lt;4);REPT(0;4-LEN([.L849]))&amp;[.L849];[.L849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850]+0.5)*15" office:value-type="float" office:value="7.5" calcext:value-type="float">
            <text:p>8</text:p>
          </table:table-cell>
          <table:table-cell table:formula="of:=DEC2BIN([.B850])" office:value-type="string" office:string-value="111" calcext:value-type="string">
            <text:p>111</text:p>
          </table:table-cell>
          <table:table-cell table:formula="of:=IF((LEN([.C850])&lt;4);REPT(0;4-LEN([.C850]))&amp;[.C850];[.C85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850]+0.5)*15" office:value-type="float" office:value="5.2734375" calcext:value-type="float">
            <text:p>5</text:p>
          </table:table-cell>
          <table:table-cell table:formula="of:=DEC2BIN([.K850])" office:value-type="string" office:string-value="101" calcext:value-type="string">
            <text:p>101</text:p>
          </table:table-cell>
          <table:table-cell table:formula="of:=IF((LEN([.L850])&lt;4);REPT(0;4-LEN([.L850]))&amp;[.L850];[.L850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51]+0.5)*15" office:value-type="float" office:value="7.5" calcext:value-type="float">
            <text:p>8</text:p>
          </table:table-cell>
          <table:table-cell table:formula="of:=DEC2BIN([.B851])" office:value-type="string" office:string-value="111" calcext:value-type="string">
            <text:p>111</text:p>
          </table:table-cell>
          <table:table-cell table:formula="of:=IF((LEN([.C851])&lt;4);REPT(0;4-LEN([.C851]))&amp;[.C851];[.C85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851]+0.5)*15" office:value-type="float" office:value="20.91796875" calcext:value-type="float">
            <text:p>21</text:p>
          </table:table-cell>
          <table:table-cell table:formula="of:=DEC2BIN([.K851])" office:value-type="string" office:string-value="10100" calcext:value-type="string">
            <text:p>10100</text:p>
          </table:table-cell>
          <table:table-cell table:formula="of:=IF((LEN([.L851])&lt;4);REPT(0;4-LEN([.L851]))&amp;[.L851];[.L851])" office:value-type="string" office:string-value="10100" calcext:value-type="string">
            <text:p>10100</text:p>
          </table:table-cell>
        </table:table-row>
        <table:table-row table:style-name="ro1">
          <table:table-cell table:style-name="ce2"/>
          <table:table-cell table:formula="of:=([.A852]+0.5)*15" office:value-type="float" office:value="7.5" calcext:value-type="float">
            <text:p>8</text:p>
          </table:table-cell>
          <table:table-cell table:formula="of:=DEC2BIN([.B852])" office:value-type="string" office:string-value="111" calcext:value-type="string">
            <text:p>111</text:p>
          </table:table-cell>
          <table:table-cell table:formula="of:=IF((LEN([.C852])&lt;4);REPT(0;4-LEN([.C852]))&amp;[.C852];[.C85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852]+0.5)*15" office:value-type="float" office:value="9.90234375" calcext:value-type="float">
            <text:p>10</text:p>
          </table:table-cell>
          <table:table-cell table:formula="of:=DEC2BIN([.K852])" office:value-type="string" office:string-value="1001" calcext:value-type="string">
            <text:p>1001</text:p>
          </table:table-cell>
          <table:table-cell table:formula="of:=IF((LEN([.L852])&lt;4);REPT(0;4-LEN([.L852]))&amp;[.L852];[.L85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53]+0.5)*15" office:value-type="float" office:value="7.5" calcext:value-type="float">
            <text:p>8</text:p>
          </table:table-cell>
          <table:table-cell table:formula="of:=DEC2BIN([.B853])" office:value-type="string" office:string-value="111" calcext:value-type="string">
            <text:p>111</text:p>
          </table:table-cell>
          <table:table-cell table:formula="of:=IF((LEN([.C853])&lt;4);REPT(0;4-LEN([.C853]))&amp;[.C853];[.C85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853]+0.5)*15" office:value-type="float" office:value="-6.97265625" calcext:value-type="float">
            <text:p>-7</text:p>
          </table:table-cell>
          <table:table-cell table:formula="of:=DEC2BIN([.K853])" office:value-type="string" office:string-value="1111111010" calcext:value-type="string">
            <text:p>1111111010</text:p>
          </table:table-cell>
          <table:table-cell table:formula="of:=IF((LEN([.L853])&lt;4);REPT(0;4-LEN([.L853]))&amp;[.L853];[.L853])" office:value-type="string" office:string-value="1111111010" calcext:value-type="string">
            <text:p>1111111010</text:p>
          </table:table-cell>
        </table:table-row>
        <table:table-row table:style-name="ro1">
          <table:table-cell table:style-name="ce2"/>
          <table:table-cell table:formula="of:=([.A854]+0.5)*15" office:value-type="float" office:value="7.5" calcext:value-type="float">
            <text:p>8</text:p>
          </table:table-cell>
          <table:table-cell table:formula="of:=DEC2BIN([.B854])" office:value-type="string" office:string-value="111" calcext:value-type="string">
            <text:p>111</text:p>
          </table:table-cell>
          <table:table-cell table:formula="of:=IF((LEN([.C854])&lt;4);REPT(0;4-LEN([.C854]))&amp;[.C854];[.C85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854]+0.5)*15" office:value-type="float" office:value="5.15625" calcext:value-type="float">
            <text:p>5</text:p>
          </table:table-cell>
          <table:table-cell table:formula="of:=DEC2BIN([.K854])" office:value-type="string" office:string-value="101" calcext:value-type="string">
            <text:p>101</text:p>
          </table:table-cell>
          <table:table-cell table:formula="of:=IF((LEN([.L854])&lt;4);REPT(0;4-LEN([.L854]))&amp;[.L854];[.L854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55]+0.5)*15" office:value-type="float" office:value="7.5" calcext:value-type="float">
            <text:p>8</text:p>
          </table:table-cell>
          <table:table-cell table:formula="of:=DEC2BIN([.B855])" office:value-type="string" office:string-value="111" calcext:value-type="string">
            <text:p>111</text:p>
          </table:table-cell>
          <table:table-cell table:formula="of:=IF((LEN([.C855])&lt;4);REPT(0;4-LEN([.C855]))&amp;[.C855];[.C85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855]+0.5)*15" office:value-type="float" office:value="17.98828125" calcext:value-type="float">
            <text:p>18</text:p>
          </table:table-cell>
          <table:table-cell table:formula="of:=DEC2BIN([.K855])" office:value-type="string" office:string-value="10001" calcext:value-type="string">
            <text:p>10001</text:p>
          </table:table-cell>
          <table:table-cell table:formula="of:=IF((LEN([.L855])&lt;4);REPT(0;4-LEN([.L855]))&amp;[.L855];[.L855])" office:value-type="string" office:string-value="10001" calcext:value-type="string">
            <text:p>10001</text:p>
          </table:table-cell>
        </table:table-row>
        <table:table-row table:style-name="ro1">
          <table:table-cell table:style-name="ce2"/>
          <table:table-cell table:formula="of:=([.A856]+0.5)*15" office:value-type="float" office:value="7.5" calcext:value-type="float">
            <text:p>8</text:p>
          </table:table-cell>
          <table:table-cell table:formula="of:=DEC2BIN([.B856])" office:value-type="string" office:string-value="111" calcext:value-type="string">
            <text:p>111</text:p>
          </table:table-cell>
          <table:table-cell table:formula="of:=IF((LEN([.C856])&lt;4);REPT(0;4-LEN([.C856]))&amp;[.C856];[.C85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856]+0.5)*15" office:value-type="float" office:value="8.671875" calcext:value-type="float">
            <text:p>9</text:p>
          </table:table-cell>
          <table:table-cell table:formula="of:=DEC2BIN([.K856])" office:value-type="string" office:string-value="1000" calcext:value-type="string">
            <text:p>1000</text:p>
          </table:table-cell>
          <table:table-cell table:formula="of:=IF((LEN([.L856])&lt;4);REPT(0;4-LEN([.L856]))&amp;[.L856];[.L85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57]+0.5)*15" office:value-type="float" office:value="7.5" calcext:value-type="float">
            <text:p>8</text:p>
          </table:table-cell>
          <table:table-cell table:formula="of:=DEC2BIN([.B857])" office:value-type="string" office:string-value="111" calcext:value-type="string">
            <text:p>111</text:p>
          </table:table-cell>
          <table:table-cell table:formula="of:=IF((LEN([.C857])&lt;4);REPT(0;4-LEN([.C857]))&amp;[.C857];[.C85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857]+0.5)*15" office:value-type="float" office:value="5.21484375" calcext:value-type="float">
            <text:p>5</text:p>
          </table:table-cell>
          <table:table-cell table:formula="of:=DEC2BIN([.K857])" office:value-type="string" office:string-value="101" calcext:value-type="string">
            <text:p>101</text:p>
          </table:table-cell>
          <table:table-cell table:formula="of:=IF((LEN([.L857])&lt;4);REPT(0;4-LEN([.L857]))&amp;[.L857];[.L857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58]+0.5)*15" office:value-type="float" office:value="7.5" calcext:value-type="float">
            <text:p>8</text:p>
          </table:table-cell>
          <table:table-cell table:formula="of:=DEC2BIN([.B858])" office:value-type="string" office:string-value="111" calcext:value-type="string">
            <text:p>111</text:p>
          </table:table-cell>
          <table:table-cell table:formula="of:=IF((LEN([.C858])&lt;4);REPT(0;4-LEN([.C858]))&amp;[.C858];[.C85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formula="of:=([.J858]+0.5)*15" office:value-type="float" office:value="7.91015625" calcext:value-type="float">
            <text:p>8</text:p>
          </table:table-cell>
          <table:table-cell table:formula="of:=DEC2BIN([.K858])" office:value-type="string" office:string-value="111" calcext:value-type="string">
            <text:p>111</text:p>
          </table:table-cell>
          <table:table-cell table:formula="of:=IF((LEN([.L858])&lt;4);REPT(0;4-LEN([.L858]))&amp;[.L858];[.L858])" office:value-type="string" office:string-value="0111" calcext:value-type="string">
            <text:p>0111</text:p>
          </table:table-cell>
        </table:table-row>
        <table:table-row table:style-name="ro1">
          <table:table-cell table:style-name="ce2"/>
          <table:table-cell table:formula="of:=([.A859]+0.5)*15" office:value-type="float" office:value="7.5" calcext:value-type="float">
            <text:p>8</text:p>
          </table:table-cell>
          <table:table-cell table:formula="of:=DEC2BIN([.B859])" office:value-type="string" office:string-value="111" calcext:value-type="string">
            <text:p>111</text:p>
          </table:table-cell>
          <table:table-cell table:formula="of:=IF((LEN([.C859])&lt;4);REPT(0;4-LEN([.C859]))&amp;[.C859];[.C85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J859]+0.5)*15" office:value-type="float" office:value="0.8203125" calcext:value-type="float">
            <text:p>1</text:p>
          </table:table-cell>
          <table:table-cell table:formula="of:=DEC2BIN([.K859])" office:value-type="string" office:string-value="0" calcext:value-type="string">
            <text:p>0</text:p>
          </table:table-cell>
          <table:table-cell table:formula="of:=IF((LEN([.L859])&lt;4);REPT(0;4-LEN([.L859]))&amp;[.L859];[.L859])" office:value-type="string" office:string-value="0000" calcext:value-type="string">
            <text:p>0000</text:p>
          </table:table-cell>
        </table:table-row>
        <table:table-row table:style-name="ro1">
          <table:table-cell table:style-name="ce2"/>
          <table:table-cell table:formula="of:=([.A860]+0.5)*15" office:value-type="float" office:value="7.5" calcext:value-type="float">
            <text:p>8</text:p>
          </table:table-cell>
          <table:table-cell table:formula="of:=DEC2BIN([.B860])" office:value-type="string" office:string-value="111" calcext:value-type="string">
            <text:p>111</text:p>
          </table:table-cell>
          <table:table-cell table:formula="of:=IF((LEN([.C860])&lt;4);REPT(0;4-LEN([.C860]))&amp;[.C860];[.C86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J860]+0.5)*15" office:value-type="float" office:value="5.68359375" calcext:value-type="float">
            <text:p>6</text:p>
          </table:table-cell>
          <table:table-cell table:formula="of:=DEC2BIN([.K860])" office:value-type="string" office:string-value="101" calcext:value-type="string">
            <text:p>101</text:p>
          </table:table-cell>
          <table:table-cell table:formula="of:=IF((LEN([.L860])&lt;4);REPT(0;4-LEN([.L860]))&amp;[.L860];[.L860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61]+0.5)*15" office:value-type="float" office:value="7.5" calcext:value-type="float">
            <text:p>8</text:p>
          </table:table-cell>
          <table:table-cell table:formula="of:=DEC2BIN([.B861])" office:value-type="string" office:string-value="111" calcext:value-type="string">
            <text:p>111</text:p>
          </table:table-cell>
          <table:table-cell table:formula="of:=IF((LEN([.C861])&lt;4);REPT(0;4-LEN([.C861]))&amp;[.C861];[.C86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formula="of:=([.J861]+0.5)*15" office:value-type="float" office:value="20.625" calcext:value-type="float">
            <text:p>21</text:p>
          </table:table-cell>
          <table:table-cell table:formula="of:=DEC2BIN([.K861])" office:value-type="string" office:string-value="10100" calcext:value-type="string">
            <text:p>10100</text:p>
          </table:table-cell>
          <table:table-cell table:formula="of:=IF((LEN([.L861])&lt;4);REPT(0;4-LEN([.L861]))&amp;[.L861];[.L861])" office:value-type="string" office:string-value="10100" calcext:value-type="string">
            <text:p>10100</text:p>
          </table:table-cell>
        </table:table-row>
        <table:table-row table:style-name="ro1">
          <table:table-cell table:style-name="ce2"/>
          <table:table-cell table:formula="of:=([.A862]+0.5)*15" office:value-type="float" office:value="7.5" calcext:value-type="float">
            <text:p>8</text:p>
          </table:table-cell>
          <table:table-cell table:formula="of:=DEC2BIN([.B862])" office:value-type="string" office:string-value="111" calcext:value-type="string">
            <text:p>111</text:p>
          </table:table-cell>
          <table:table-cell table:formula="of:=IF((LEN([.C862])&lt;4);REPT(0;4-LEN([.C862]))&amp;[.C862];[.C86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J862]+0.5)*15" office:value-type="float" office:value="10.01953125" calcext:value-type="float">
            <text:p>10</text:p>
          </table:table-cell>
          <table:table-cell table:formula="of:=DEC2BIN([.K862])" office:value-type="string" office:string-value="1010" calcext:value-type="string">
            <text:p>1010</text:p>
          </table:table-cell>
          <table:table-cell table:formula="of:=IF((LEN([.L862])&lt;4);REPT(0;4-LEN([.L862]))&amp;[.L862];[.L862])" office:value-type="string" office:string-value="1010" calcext:value-type="string">
            <text:p>1010</text:p>
          </table:table-cell>
        </table:table-row>
        <table:table-row table:style-name="ro1">
          <table:table-cell table:style-name="ce2"/>
          <table:table-cell table:formula="of:=([.A863]+0.5)*15" office:value-type="float" office:value="7.5" calcext:value-type="float">
            <text:p>8</text:p>
          </table:table-cell>
          <table:table-cell table:formula="of:=DEC2BIN([.B863])" office:value-type="string" office:string-value="111" calcext:value-type="string">
            <text:p>111</text:p>
          </table:table-cell>
          <table:table-cell table:formula="of:=IF((LEN([.C863])&lt;4);REPT(0;4-LEN([.C863]))&amp;[.C863];[.C86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formula="of:=([.J863]+0.5)*15" office:value-type="float" office:value="-7.08984375" calcext:value-type="float">
            <text:p>-7</text:p>
          </table:table-cell>
          <table:table-cell table:formula="of:=DEC2BIN([.K863])" office:value-type="string" office:string-value="1111111001" calcext:value-type="string">
            <text:p>1111111001</text:p>
          </table:table-cell>
          <table:table-cell table:formula="of:=IF((LEN([.L863])&lt;4);REPT(0;4-LEN([.L863]))&amp;[.L863];[.L863])" office:value-type="string" office:string-value="1111111001" calcext:value-type="string">
            <text:p>1111111001</text:p>
          </table:table-cell>
        </table:table-row>
        <table:table-row table:style-name="ro1">
          <table:table-cell table:style-name="ce2"/>
          <table:table-cell table:formula="of:=([.A864]+0.5)*15" office:value-type="float" office:value="7.5" calcext:value-type="float">
            <text:p>8</text:p>
          </table:table-cell>
          <table:table-cell table:formula="of:=DEC2BIN([.B864])" office:value-type="string" office:string-value="111" calcext:value-type="string">
            <text:p>111</text:p>
          </table:table-cell>
          <table:table-cell table:formula="of:=IF((LEN([.C864])&lt;4);REPT(0;4-LEN([.C864]))&amp;[.C864];[.C86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formula="of:=([.J864]+0.5)*15" office:value-type="float" office:value="5.21484375" calcext:value-type="float">
            <text:p>5</text:p>
          </table:table-cell>
          <table:table-cell table:formula="of:=DEC2BIN([.K864])" office:value-type="string" office:string-value="101" calcext:value-type="string">
            <text:p>101</text:p>
          </table:table-cell>
          <table:table-cell table:formula="of:=IF((LEN([.L864])&lt;4);REPT(0;4-LEN([.L864]))&amp;[.L864];[.L864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65]+0.5)*15" office:value-type="float" office:value="7.5" calcext:value-type="float">
            <text:p>8</text:p>
          </table:table-cell>
          <table:table-cell table:formula="of:=DEC2BIN([.B865])" office:value-type="string" office:string-value="111" calcext:value-type="string">
            <text:p>111</text:p>
          </table:table-cell>
          <table:table-cell table:formula="of:=IF((LEN([.C865])&lt;4);REPT(0;4-LEN([.C865]))&amp;[.C865];[.C86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formula="of:=([.J865]+0.5)*15" office:value-type="float" office:value="17.9296875" calcext:value-type="float">
            <text:p>18</text:p>
          </table:table-cell>
          <table:table-cell table:formula="of:=DEC2BIN([.K865])" office:value-type="string" office:string-value="10001" calcext:value-type="string">
            <text:p>10001</text:p>
          </table:table-cell>
          <table:table-cell table:formula="of:=IF((LEN([.L865])&lt;4);REPT(0;4-LEN([.L865]))&amp;[.L865];[.L865])" office:value-type="string" office:string-value="10001" calcext:value-type="string">
            <text:p>10001</text:p>
          </table:table-cell>
        </table:table-row>
        <table:table-row table:style-name="ro1">
          <table:table-cell table:style-name="ce2"/>
          <table:table-cell table:formula="of:=([.A866]+0.5)*15" office:value-type="float" office:value="7.5" calcext:value-type="float">
            <text:p>8</text:p>
          </table:table-cell>
          <table:table-cell table:formula="of:=DEC2BIN([.B866])" office:value-type="string" office:string-value="111" calcext:value-type="string">
            <text:p>111</text:p>
          </table:table-cell>
          <table:table-cell table:formula="of:=IF((LEN([.C866])&lt;4);REPT(0;4-LEN([.C866]))&amp;[.C866];[.C86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866]+0.5)*15" office:value-type="float" office:value="8.671875" calcext:value-type="float">
            <text:p>9</text:p>
          </table:table-cell>
          <table:table-cell table:formula="of:=DEC2BIN([.K866])" office:value-type="string" office:string-value="1000" calcext:value-type="string">
            <text:p>1000</text:p>
          </table:table-cell>
          <table:table-cell table:formula="of:=IF((LEN([.L866])&lt;4);REPT(0;4-LEN([.L866]))&amp;[.L866];[.L86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67]+0.5)*15" office:value-type="float" office:value="7.5" calcext:value-type="float">
            <text:p>8</text:p>
          </table:table-cell>
          <table:table-cell table:formula="of:=DEC2BIN([.B867])" office:value-type="string" office:string-value="111" calcext:value-type="string">
            <text:p>111</text:p>
          </table:table-cell>
          <table:table-cell table:formula="of:=IF((LEN([.C867])&lt;4);REPT(0;4-LEN([.C867]))&amp;[.C867];[.C86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867]+0.5)*15" office:value-type="float" office:value="5.0390625" calcext:value-type="float">
            <text:p>5</text:p>
          </table:table-cell>
          <table:table-cell table:formula="of:=DEC2BIN([.K867])" office:value-type="string" office:string-value="101" calcext:value-type="string">
            <text:p>101</text:p>
          </table:table-cell>
          <table:table-cell table:formula="of:=IF((LEN([.L867])&lt;4);REPT(0;4-LEN([.L867]))&amp;[.L867];[.L867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68]+0.5)*15" office:value-type="float" office:value="7.5" calcext:value-type="float">
            <text:p>8</text:p>
          </table:table-cell>
          <table:table-cell table:formula="of:=DEC2BIN([.B868])" office:value-type="string" office:string-value="111" calcext:value-type="string">
            <text:p>111</text:p>
          </table:table-cell>
          <table:table-cell table:formula="of:=IF((LEN([.C868])&lt;4);REPT(0;4-LEN([.C868]))&amp;[.C868];[.C86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868]+0.5)*15" office:value-type="float" office:value="8.61328125" calcext:value-type="float">
            <text:p>9</text:p>
          </table:table-cell>
          <table:table-cell table:formula="of:=DEC2BIN([.K868])" office:value-type="string" office:string-value="1000" calcext:value-type="string">
            <text:p>1000</text:p>
          </table:table-cell>
          <table:table-cell table:formula="of:=IF((LEN([.L868])&lt;4);REPT(0;4-LEN([.L868]))&amp;[.L868];[.L86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69]+0.5)*15" office:value-type="float" office:value="7.5" calcext:value-type="float">
            <text:p>8</text:p>
          </table:table-cell>
          <table:table-cell table:formula="of:=DEC2BIN([.B869])" office:value-type="string" office:string-value="111" calcext:value-type="string">
            <text:p>111</text:p>
          </table:table-cell>
          <table:table-cell table:formula="of:=IF((LEN([.C869])&lt;4);REPT(0;4-LEN([.C869]))&amp;[.C869];[.C86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869]+0.5)*15" office:value-type="float" office:value="13.4765625" calcext:value-type="float">
            <text:p>13</text:p>
          </table:table-cell>
          <table:table-cell table:formula="of:=DEC2BIN([.K869])" office:value-type="string" office:string-value="1101" calcext:value-type="string">
            <text:p>1101</text:p>
          </table:table-cell>
          <table:table-cell table:formula="of:=IF((LEN([.L869])&lt;4);REPT(0;4-LEN([.L869]))&amp;[.L869];[.L86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870]+0.5)*15" office:value-type="float" office:value="7.5" calcext:value-type="float">
            <text:p>8</text:p>
          </table:table-cell>
          <table:table-cell table:formula="of:=DEC2BIN([.B870])" office:value-type="string" office:string-value="111" calcext:value-type="string">
            <text:p>111</text:p>
          </table:table-cell>
          <table:table-cell table:formula="of:=IF((LEN([.C870])&lt;4);REPT(0;4-LEN([.C870]))&amp;[.C870];[.C87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870]+0.5)*15" office:value-type="float" office:value="9.7265625" calcext:value-type="float">
            <text:p>10</text:p>
          </table:table-cell>
          <table:table-cell table:formula="of:=DEC2BIN([.K870])" office:value-type="string" office:string-value="1001" calcext:value-type="string">
            <text:p>1001</text:p>
          </table:table-cell>
          <table:table-cell table:formula="of:=IF((LEN([.L870])&lt;4);REPT(0;4-LEN([.L870]))&amp;[.L870];[.L87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71]+0.5)*15" office:value-type="float" office:value="7.5" calcext:value-type="float">
            <text:p>8</text:p>
          </table:table-cell>
          <table:table-cell table:formula="of:=DEC2BIN([.B871])" office:value-type="string" office:string-value="111" calcext:value-type="string">
            <text:p>111</text:p>
          </table:table-cell>
          <table:table-cell table:formula="of:=IF((LEN([.C871])&lt;4);REPT(0;4-LEN([.C871]))&amp;[.C871];[.C87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871]+0.5)*15" office:value-type="float" office:value="-5.91796875" calcext:value-type="float">
            <text:p>-6</text:p>
          </table:table-cell>
          <table:table-cell table:formula="of:=DEC2BIN([.K871])" office:value-type="string" office:string-value="1111111011" calcext:value-type="string">
            <text:p>1111111011</text:p>
          </table:table-cell>
          <table:table-cell table:formula="of:=IF((LEN([.L871])&lt;4);REPT(0;4-LEN([.L871]))&amp;[.L871];[.L871])" office:value-type="string" office:string-value="1111111011" calcext:value-type="string">
            <text:p>1111111011</text:p>
          </table:table-cell>
        </table:table-row>
        <table:table-row table:style-name="ro1">
          <table:table-cell table:style-name="ce2"/>
          <table:table-cell table:formula="of:=([.A872]+0.5)*15" office:value-type="float" office:value="7.5" calcext:value-type="float">
            <text:p>8</text:p>
          </table:table-cell>
          <table:table-cell table:formula="of:=DEC2BIN([.B872])" office:value-type="string" office:string-value="111" calcext:value-type="string">
            <text:p>111</text:p>
          </table:table-cell>
          <table:table-cell table:formula="of:=IF((LEN([.C872])&lt;4);REPT(0;4-LEN([.C872]))&amp;[.C872];[.C87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872]+0.5)*15" office:value-type="float" office:value="5.09765625" calcext:value-type="float">
            <text:p>5</text:p>
          </table:table-cell>
          <table:table-cell table:formula="of:=DEC2BIN([.K872])" office:value-type="string" office:string-value="101" calcext:value-type="string">
            <text:p>101</text:p>
          </table:table-cell>
          <table:table-cell table:formula="of:=IF((LEN([.L872])&lt;4);REPT(0;4-LEN([.L872]))&amp;[.L872];[.L872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73]+0.5)*15" office:value-type="float" office:value="7.5" calcext:value-type="float">
            <text:p>8</text:p>
          </table:table-cell>
          <table:table-cell table:formula="of:=DEC2BIN([.B873])" office:value-type="string" office:string-value="111" calcext:value-type="string">
            <text:p>111</text:p>
          </table:table-cell>
          <table:table-cell table:formula="of:=IF((LEN([.C873])&lt;4);REPT(0;4-LEN([.C873]))&amp;[.C873];[.C87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873]+0.5)*15" office:value-type="float" office:value="21.97265625" calcext:value-type="float">
            <text:p>22</text:p>
          </table:table-cell>
          <table:table-cell table:formula="of:=DEC2BIN([.K873])" office:value-type="string" office:string-value="10101" calcext:value-type="string">
            <text:p>10101</text:p>
          </table:table-cell>
          <table:table-cell table:formula="of:=IF((LEN([.L873])&lt;4);REPT(0;4-LEN([.L873]))&amp;[.L873];[.L873])" office:value-type="string" office:string-value="10101" calcext:value-type="string">
            <text:p>10101</text:p>
          </table:table-cell>
        </table:table-row>
        <table:table-row table:style-name="ro1">
          <table:table-cell table:style-name="ce2"/>
          <table:table-cell table:formula="of:=([.A874]+0.5)*15" office:value-type="float" office:value="7.5" calcext:value-type="float">
            <text:p>8</text:p>
          </table:table-cell>
          <table:table-cell table:formula="of:=DEC2BIN([.B874])" office:value-type="string" office:string-value="111" calcext:value-type="string">
            <text:p>111</text:p>
          </table:table-cell>
          <table:table-cell table:formula="of:=IF((LEN([.C874])&lt;4);REPT(0;4-LEN([.C874]))&amp;[.C874];[.C87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874]+0.5)*15" office:value-type="float" office:value="9.84375" calcext:value-type="float">
            <text:p>10</text:p>
          </table:table-cell>
          <table:table-cell table:formula="of:=DEC2BIN([.K874])" office:value-type="string" office:string-value="1001" calcext:value-type="string">
            <text:p>1001</text:p>
          </table:table-cell>
          <table:table-cell table:formula="of:=IF((LEN([.L874])&lt;4);REPT(0;4-LEN([.L874]))&amp;[.L874];[.L87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75]+0.5)*15" office:value-type="float" office:value="7.5" calcext:value-type="float">
            <text:p>8</text:p>
          </table:table-cell>
          <table:table-cell table:formula="of:=DEC2BIN([.B875])" office:value-type="string" office:string-value="111" calcext:value-type="string">
            <text:p>111</text:p>
          </table:table-cell>
          <table:table-cell table:formula="of:=IF((LEN([.C875])&lt;4);REPT(0;4-LEN([.C875]))&amp;[.C875];[.C87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875]+0.5)*15" office:value-type="float" office:value="-2.98828125" calcext:value-type="float">
            <text:p>-3</text:p>
          </table:table-cell>
          <table:table-cell table:formula="of:=DEC2BIN([.K875])" office:value-type="string" office:string-value="1111111110" calcext:value-type="string">
            <text:p>1111111110</text:p>
          </table:table-cell>
          <table:table-cell table:formula="of:=IF((LEN([.L875])&lt;4);REPT(0;4-LEN([.L875]))&amp;[.L875];[.L875])" office:value-type="string" office:string-value="1111111110" calcext:value-type="string">
            <text:p>1111111110</text:p>
          </table:table-cell>
        </table:table-row>
        <table:table-row table:style-name="ro1">
          <table:table-cell table:style-name="ce2"/>
          <table:table-cell table:formula="of:=([.A876]+0.5)*15" office:value-type="float" office:value="7.5" calcext:value-type="float">
            <text:p>8</text:p>
          </table:table-cell>
          <table:table-cell table:formula="of:=DEC2BIN([.B876])" office:value-type="string" office:string-value="111" calcext:value-type="string">
            <text:p>111</text:p>
          </table:table-cell>
          <table:table-cell table:formula="of:=IF((LEN([.C876])&lt;4);REPT(0;4-LEN([.C876]))&amp;[.C876];[.C87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876]+0.5)*15" office:value-type="float" office:value="6.328125" calcext:value-type="float">
            <text:p>6</text:p>
          </table:table-cell>
          <table:table-cell table:formula="of:=DEC2BIN([.K876])" office:value-type="string" office:string-value="110" calcext:value-type="string">
            <text:p>110</text:p>
          </table:table-cell>
          <table:table-cell table:formula="of:=IF((LEN([.L876])&lt;4);REPT(0;4-LEN([.L876]))&amp;[.L876];[.L87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77]+0.5)*15" office:value-type="float" office:value="7.5" calcext:value-type="float">
            <text:p>8</text:p>
          </table:table-cell>
          <table:table-cell table:formula="of:=DEC2BIN([.B877])" office:value-type="string" office:string-value="111" calcext:value-type="string">
            <text:p>111</text:p>
          </table:table-cell>
          <table:table-cell table:formula="of:=IF((LEN([.C877])&lt;4);REPT(0;4-LEN([.C877]))&amp;[.C877];[.C87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877]+0.5)*15" office:value-type="float" office:value="9.9609375" calcext:value-type="float">
            <text:p>10</text:p>
          </table:table-cell>
          <table:table-cell table:formula="of:=DEC2BIN([.K877])" office:value-type="string" office:string-value="1001" calcext:value-type="string">
            <text:p>1001</text:p>
          </table:table-cell>
          <table:table-cell table:formula="of:=IF((LEN([.L877])&lt;4);REPT(0;4-LEN([.L877]))&amp;[.L877];[.L877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78]+0.5)*15" office:value-type="float" office:value="7.5" calcext:value-type="float">
            <text:p>8</text:p>
          </table:table-cell>
          <table:table-cell table:formula="of:=DEC2BIN([.B878])" office:value-type="string" office:string-value="111" calcext:value-type="string">
            <text:p>111</text:p>
          </table:table-cell>
          <table:table-cell table:formula="of:=IF((LEN([.C878])&lt;4);REPT(0;4-LEN([.C878]))&amp;[.C878];[.C87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878]+0.5)*15" office:value-type="float" office:value="6.38671875" calcext:value-type="float">
            <text:p>6</text:p>
          </table:table-cell>
          <table:table-cell table:formula="of:=DEC2BIN([.K878])" office:value-type="string" office:string-value="110" calcext:value-type="string">
            <text:p>110</text:p>
          </table:table-cell>
          <table:table-cell table:formula="of:=IF((LEN([.L878])&lt;4);REPT(0;4-LEN([.L878]))&amp;[.L878];[.L87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79]+0.5)*15" office:value-type="float" office:value="7.5" calcext:value-type="float">
            <text:p>8</text:p>
          </table:table-cell>
          <table:table-cell table:formula="of:=DEC2BIN([.B879])" office:value-type="string" office:string-value="111" calcext:value-type="string">
            <text:p>111</text:p>
          </table:table-cell>
          <table:table-cell table:formula="of:=IF((LEN([.C879])&lt;4);REPT(0;4-LEN([.C879]))&amp;[.C879];[.C87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879]+0.5)*15" office:value-type="float" office:value="1.5234375" calcext:value-type="float">
            <text:p>2</text:p>
          </table:table-cell>
          <table:table-cell table:formula="of:=DEC2BIN([.K879])" office:value-type="string" office:string-value="1" calcext:value-type="string">
            <text:p>1</text:p>
          </table:table-cell>
          <table:table-cell table:formula="of:=IF((LEN([.L879])&lt;4);REPT(0;4-LEN([.L879]))&amp;[.L879];[.L879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880]+0.5)*15" office:value-type="float" office:value="7.5" calcext:value-type="float">
            <text:p>8</text:p>
          </table:table-cell>
          <table:table-cell table:formula="of:=DEC2BIN([.B880])" office:value-type="string" office:string-value="111" calcext:value-type="string">
            <text:p>111</text:p>
          </table:table-cell>
          <table:table-cell table:formula="of:=IF((LEN([.C880])&lt;4);REPT(0;4-LEN([.C880]))&amp;[.C880];[.C88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880]+0.5)*15" office:value-type="float" office:value="5.2734375" calcext:value-type="float">
            <text:p>5</text:p>
          </table:table-cell>
          <table:table-cell table:formula="of:=DEC2BIN([.K880])" office:value-type="string" office:string-value="101" calcext:value-type="string">
            <text:p>101</text:p>
          </table:table-cell>
          <table:table-cell table:formula="of:=IF((LEN([.L880])&lt;4);REPT(0;4-LEN([.L880]))&amp;[.L880];[.L880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81]+0.5)*15" office:value-type="float" office:value="7.5" calcext:value-type="float">
            <text:p>8</text:p>
          </table:table-cell>
          <table:table-cell table:formula="of:=DEC2BIN([.B881])" office:value-type="string" office:string-value="111" calcext:value-type="string">
            <text:p>111</text:p>
          </table:table-cell>
          <table:table-cell table:formula="of:=IF((LEN([.C881])&lt;4);REPT(0;4-LEN([.C881]))&amp;[.C881];[.C88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881]+0.5)*15" office:value-type="float" office:value="20.91796875" calcext:value-type="float">
            <text:p>21</text:p>
          </table:table-cell>
          <table:table-cell table:formula="of:=DEC2BIN([.K881])" office:value-type="string" office:string-value="10100" calcext:value-type="string">
            <text:p>10100</text:p>
          </table:table-cell>
          <table:table-cell table:formula="of:=IF((LEN([.L881])&lt;4);REPT(0;4-LEN([.L881]))&amp;[.L881];[.L881])" office:value-type="string" office:string-value="10100" calcext:value-type="string">
            <text:p>10100</text:p>
          </table:table-cell>
        </table:table-row>
        <table:table-row table:style-name="ro1">
          <table:table-cell table:style-name="ce2"/>
          <table:table-cell table:formula="of:=([.A882]+0.5)*15" office:value-type="float" office:value="7.5" calcext:value-type="float">
            <text:p>8</text:p>
          </table:table-cell>
          <table:table-cell table:formula="of:=DEC2BIN([.B882])" office:value-type="string" office:string-value="111" calcext:value-type="string">
            <text:p>111</text:p>
          </table:table-cell>
          <table:table-cell table:formula="of:=IF((LEN([.C882])&lt;4);REPT(0;4-LEN([.C882]))&amp;[.C882];[.C88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882]+0.5)*15" office:value-type="float" office:value="9.90234375" calcext:value-type="float">
            <text:p>10</text:p>
          </table:table-cell>
          <table:table-cell table:formula="of:=DEC2BIN([.K882])" office:value-type="string" office:string-value="1001" calcext:value-type="string">
            <text:p>1001</text:p>
          </table:table-cell>
          <table:table-cell table:formula="of:=IF((LEN([.L882])&lt;4);REPT(0;4-LEN([.L882]))&amp;[.L882];[.L88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83]+0.5)*15" office:value-type="float" office:value="7.5" calcext:value-type="float">
            <text:p>8</text:p>
          </table:table-cell>
          <table:table-cell table:formula="of:=DEC2BIN([.B883])" office:value-type="string" office:string-value="111" calcext:value-type="string">
            <text:p>111</text:p>
          </table:table-cell>
          <table:table-cell table:formula="of:=IF((LEN([.C883])&lt;4);REPT(0;4-LEN([.C883]))&amp;[.C883];[.C88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883]+0.5)*15" office:value-type="float" office:value="-6.97265625" calcext:value-type="float">
            <text:p>-7</text:p>
          </table:table-cell>
          <table:table-cell table:formula="of:=DEC2BIN([.K883])" office:value-type="string" office:string-value="1111111010" calcext:value-type="string">
            <text:p>1111111010</text:p>
          </table:table-cell>
          <table:table-cell table:formula="of:=IF((LEN([.L883])&lt;4);REPT(0;4-LEN([.L883]))&amp;[.L883];[.L883])" office:value-type="string" office:string-value="1111111010" calcext:value-type="string">
            <text:p>1111111010</text:p>
          </table:table-cell>
        </table:table-row>
        <table:table-row table:style-name="ro1">
          <table:table-cell table:style-name="ce2"/>
          <table:table-cell table:formula="of:=([.A884]+0.5)*15" office:value-type="float" office:value="7.5" calcext:value-type="float">
            <text:p>8</text:p>
          </table:table-cell>
          <table:table-cell table:formula="of:=DEC2BIN([.B884])" office:value-type="string" office:string-value="111" calcext:value-type="string">
            <text:p>111</text:p>
          </table:table-cell>
          <table:table-cell table:formula="of:=IF((LEN([.C884])&lt;4);REPT(0;4-LEN([.C884]))&amp;[.C884];[.C88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884]+0.5)*15" office:value-type="float" office:value="5.15625" calcext:value-type="float">
            <text:p>5</text:p>
          </table:table-cell>
          <table:table-cell table:formula="of:=DEC2BIN([.K884])" office:value-type="string" office:string-value="101" calcext:value-type="string">
            <text:p>101</text:p>
          </table:table-cell>
          <table:table-cell table:formula="of:=IF((LEN([.L884])&lt;4);REPT(0;4-LEN([.L884]))&amp;[.L884];[.L884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85]+0.5)*15" office:value-type="float" office:value="7.5" calcext:value-type="float">
            <text:p>8</text:p>
          </table:table-cell>
          <table:table-cell table:formula="of:=DEC2BIN([.B885])" office:value-type="string" office:string-value="111" calcext:value-type="string">
            <text:p>111</text:p>
          </table:table-cell>
          <table:table-cell table:formula="of:=IF((LEN([.C885])&lt;4);REPT(0;4-LEN([.C885]))&amp;[.C885];[.C88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885]+0.5)*15" office:value-type="float" office:value="17.98828125" calcext:value-type="float">
            <text:p>18</text:p>
          </table:table-cell>
          <table:table-cell table:formula="of:=DEC2BIN([.K885])" office:value-type="string" office:string-value="10001" calcext:value-type="string">
            <text:p>10001</text:p>
          </table:table-cell>
          <table:table-cell table:formula="of:=IF((LEN([.L885])&lt;4);REPT(0;4-LEN([.L885]))&amp;[.L885];[.L885])" office:value-type="string" office:string-value="10001" calcext:value-type="string">
            <text:p>10001</text:p>
          </table:table-cell>
        </table:table-row>
        <table:table-row table:style-name="ro1">
          <table:table-cell table:style-name="ce2"/>
          <table:table-cell table:formula="of:=([.A886]+0.5)*15" office:value-type="float" office:value="7.5" calcext:value-type="float">
            <text:p>8</text:p>
          </table:table-cell>
          <table:table-cell table:formula="of:=DEC2BIN([.B886])" office:value-type="string" office:string-value="111" calcext:value-type="string">
            <text:p>111</text:p>
          </table:table-cell>
          <table:table-cell table:formula="of:=IF((LEN([.C886])&lt;4);REPT(0;4-LEN([.C886]))&amp;[.C886];[.C88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886]+0.5)*15" office:value-type="float" office:value="8.671875" calcext:value-type="float">
            <text:p>9</text:p>
          </table:table-cell>
          <table:table-cell table:formula="of:=DEC2BIN([.K886])" office:value-type="string" office:string-value="1000" calcext:value-type="string">
            <text:p>1000</text:p>
          </table:table-cell>
          <table:table-cell table:formula="of:=IF((LEN([.L886])&lt;4);REPT(0;4-LEN([.L886]))&amp;[.L886];[.L88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87]+0.5)*15" office:value-type="float" office:value="7.5" calcext:value-type="float">
            <text:p>8</text:p>
          </table:table-cell>
          <table:table-cell table:formula="of:=DEC2BIN([.B887])" office:value-type="string" office:string-value="111" calcext:value-type="string">
            <text:p>111</text:p>
          </table:table-cell>
          <table:table-cell table:formula="of:=IF((LEN([.C887])&lt;4);REPT(0;4-LEN([.C887]))&amp;[.C887];[.C88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887]+0.5)*15" office:value-type="float" office:value="5.0390625" calcext:value-type="float">
            <text:p>5</text:p>
          </table:table-cell>
          <table:table-cell table:formula="of:=DEC2BIN([.K887])" office:value-type="string" office:string-value="101" calcext:value-type="string">
            <text:p>101</text:p>
          </table:table-cell>
          <table:table-cell table:formula="of:=IF((LEN([.L887])&lt;4);REPT(0;4-LEN([.L887]))&amp;[.L887];[.L887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88]+0.5)*15" office:value-type="float" office:value="7.5" calcext:value-type="float">
            <text:p>8</text:p>
          </table:table-cell>
          <table:table-cell table:formula="of:=DEC2BIN([.B888])" office:value-type="string" office:string-value="111" calcext:value-type="string">
            <text:p>111</text:p>
          </table:table-cell>
          <table:table-cell table:formula="of:=IF((LEN([.C888])&lt;4);REPT(0;4-LEN([.C888]))&amp;[.C888];[.C88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888]+0.5)*15" office:value-type="float" office:value="8.61328125" calcext:value-type="float">
            <text:p>9</text:p>
          </table:table-cell>
          <table:table-cell table:formula="of:=DEC2BIN([.K888])" office:value-type="string" office:string-value="1000" calcext:value-type="string">
            <text:p>1000</text:p>
          </table:table-cell>
          <table:table-cell table:formula="of:=IF((LEN([.L888])&lt;4);REPT(0;4-LEN([.L888]))&amp;[.L888];[.L88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889]+0.5)*15" office:value-type="float" office:value="7.5" calcext:value-type="float">
            <text:p>8</text:p>
          </table:table-cell>
          <table:table-cell table:formula="of:=DEC2BIN([.B889])" office:value-type="string" office:string-value="111" calcext:value-type="string">
            <text:p>111</text:p>
          </table:table-cell>
          <table:table-cell table:formula="of:=IF((LEN([.C889])&lt;4);REPT(0;4-LEN([.C889]))&amp;[.C889];[.C88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889]+0.5)*15" office:value-type="float" office:value="13.4765625" calcext:value-type="float">
            <text:p>13</text:p>
          </table:table-cell>
          <table:table-cell table:formula="of:=DEC2BIN([.K889])" office:value-type="string" office:string-value="1101" calcext:value-type="string">
            <text:p>1101</text:p>
          </table:table-cell>
          <table:table-cell table:formula="of:=IF((LEN([.L889])&lt;4);REPT(0;4-LEN([.L889]))&amp;[.L889];[.L88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formula="of:=([.A890]+0.5)*15" office:value-type="float" office:value="7.5" calcext:value-type="float">
            <text:p>8</text:p>
          </table:table-cell>
          <table:table-cell table:formula="of:=DEC2BIN([.B890])" office:value-type="string" office:string-value="111" calcext:value-type="string">
            <text:p>111</text:p>
          </table:table-cell>
          <table:table-cell table:formula="of:=IF((LEN([.C890])&lt;4);REPT(0;4-LEN([.C890]))&amp;[.C890];[.C89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formula="of:=([.J890]+0.5)*15" office:value-type="float" office:value="9.7265625" calcext:value-type="float">
            <text:p>10</text:p>
          </table:table-cell>
          <table:table-cell table:formula="of:=DEC2BIN([.K890])" office:value-type="string" office:string-value="1001" calcext:value-type="string">
            <text:p>1001</text:p>
          </table:table-cell>
          <table:table-cell table:formula="of:=IF((LEN([.L890])&lt;4);REPT(0;4-LEN([.L890]))&amp;[.L890];[.L890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91]+0.5)*15" office:value-type="float" office:value="7.5" calcext:value-type="float">
            <text:p>8</text:p>
          </table:table-cell>
          <table:table-cell table:formula="of:=DEC2BIN([.B891])" office:value-type="string" office:string-value="111" calcext:value-type="string">
            <text:p>111</text:p>
          </table:table-cell>
          <table:table-cell table:formula="of:=IF((LEN([.C891])&lt;4);REPT(0;4-LEN([.C891]))&amp;[.C891];[.C89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formula="of:=([.J891]+0.5)*15" office:value-type="float" office:value="-5.91796875" calcext:value-type="float">
            <text:p>-6</text:p>
          </table:table-cell>
          <table:table-cell table:formula="of:=DEC2BIN([.K891])" office:value-type="string" office:string-value="1111111011" calcext:value-type="string">
            <text:p>1111111011</text:p>
          </table:table-cell>
          <table:table-cell table:formula="of:=IF((LEN([.L891])&lt;4);REPT(0;4-LEN([.L891]))&amp;[.L891];[.L891])" office:value-type="string" office:string-value="1111111011" calcext:value-type="string">
            <text:p>1111111011</text:p>
          </table:table-cell>
        </table:table-row>
        <table:table-row table:style-name="ro1">
          <table:table-cell table:style-name="ce2"/>
          <table:table-cell table:formula="of:=([.A892]+0.5)*15" office:value-type="float" office:value="7.5" calcext:value-type="float">
            <text:p>8</text:p>
          </table:table-cell>
          <table:table-cell table:formula="of:=DEC2BIN([.B892])" office:value-type="string" office:string-value="111" calcext:value-type="string">
            <text:p>111</text:p>
          </table:table-cell>
          <table:table-cell table:formula="of:=IF((LEN([.C892])&lt;4);REPT(0;4-LEN([.C892]))&amp;[.C892];[.C89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J892]+0.5)*15" office:value-type="float" office:value="5.09765625" calcext:value-type="float">
            <text:p>5</text:p>
          </table:table-cell>
          <table:table-cell table:formula="of:=DEC2BIN([.K892])" office:value-type="string" office:string-value="101" calcext:value-type="string">
            <text:p>101</text:p>
          </table:table-cell>
          <table:table-cell table:formula="of:=IF((LEN([.L892])&lt;4);REPT(0;4-LEN([.L892]))&amp;[.L892];[.L892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893]+0.5)*15" office:value-type="float" office:value="7.5" calcext:value-type="float">
            <text:p>8</text:p>
          </table:table-cell>
          <table:table-cell table:formula="of:=DEC2BIN([.B893])" office:value-type="string" office:string-value="111" calcext:value-type="string">
            <text:p>111</text:p>
          </table:table-cell>
          <table:table-cell table:formula="of:=IF((LEN([.C893])&lt;4);REPT(0;4-LEN([.C893]))&amp;[.C893];[.C89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formula="of:=([.J893]+0.5)*15" office:value-type="float" office:value="21.97265625" calcext:value-type="float">
            <text:p>22</text:p>
          </table:table-cell>
          <table:table-cell table:formula="of:=DEC2BIN([.K893])" office:value-type="string" office:string-value="10101" calcext:value-type="string">
            <text:p>10101</text:p>
          </table:table-cell>
          <table:table-cell table:formula="of:=IF((LEN([.L893])&lt;4);REPT(0;4-LEN([.L893]))&amp;[.L893];[.L893])" office:value-type="string" office:string-value="10101" calcext:value-type="string">
            <text:p>10101</text:p>
          </table:table-cell>
        </table:table-row>
        <table:table-row table:style-name="ro1">
          <table:table-cell table:style-name="ce2"/>
          <table:table-cell table:formula="of:=([.A894]+0.5)*15" office:value-type="float" office:value="7.5" calcext:value-type="float">
            <text:p>8</text:p>
          </table:table-cell>
          <table:table-cell table:formula="of:=DEC2BIN([.B894])" office:value-type="string" office:string-value="111" calcext:value-type="string">
            <text:p>111</text:p>
          </table:table-cell>
          <table:table-cell table:formula="of:=IF((LEN([.C894])&lt;4);REPT(0;4-LEN([.C894]))&amp;[.C894];[.C89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formula="of:=([.J894]+0.5)*15" office:value-type="float" office:value="9.84375" calcext:value-type="float">
            <text:p>10</text:p>
          </table:table-cell>
          <table:table-cell table:formula="of:=DEC2BIN([.K894])" office:value-type="string" office:string-value="1001" calcext:value-type="string">
            <text:p>1001</text:p>
          </table:table-cell>
          <table:table-cell table:formula="of:=IF((LEN([.L894])&lt;4);REPT(0;4-LEN([.L894]))&amp;[.L894];[.L894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95]+0.5)*15" office:value-type="float" office:value="7.5" calcext:value-type="float">
            <text:p>8</text:p>
          </table:table-cell>
          <table:table-cell table:formula="of:=DEC2BIN([.B895])" office:value-type="string" office:string-value="111" calcext:value-type="string">
            <text:p>111</text:p>
          </table:table-cell>
          <table:table-cell table:formula="of:=IF((LEN([.C895])&lt;4);REPT(0;4-LEN([.C895]))&amp;[.C895];[.C89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formula="of:=([.J895]+0.5)*15" office:value-type="float" office:value="-2.98828125" calcext:value-type="float">
            <text:p>-3</text:p>
          </table:table-cell>
          <table:table-cell table:formula="of:=DEC2BIN([.K895])" office:value-type="string" office:string-value="1111111110" calcext:value-type="string">
            <text:p>1111111110</text:p>
          </table:table-cell>
          <table:table-cell table:formula="of:=IF((LEN([.L895])&lt;4);REPT(0;4-LEN([.L895]))&amp;[.L895];[.L895])" office:value-type="string" office:string-value="1111111110" calcext:value-type="string">
            <text:p>1111111110</text:p>
          </table:table-cell>
        </table:table-row>
        <table:table-row table:style-name="ro1">
          <table:table-cell table:style-name="ce2"/>
          <table:table-cell table:formula="of:=([.A896]+0.5)*15" office:value-type="float" office:value="7.5" calcext:value-type="float">
            <text:p>8</text:p>
          </table:table-cell>
          <table:table-cell table:formula="of:=DEC2BIN([.B896])" office:value-type="string" office:string-value="111" calcext:value-type="string">
            <text:p>111</text:p>
          </table:table-cell>
          <table:table-cell table:formula="of:=IF((LEN([.C896])&lt;4);REPT(0;4-LEN([.C896]))&amp;[.C896];[.C89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formula="of:=([.J896]+0.5)*15" office:value-type="float" office:value="6.328125" calcext:value-type="float">
            <text:p>6</text:p>
          </table:table-cell>
          <table:table-cell table:formula="of:=DEC2BIN([.K896])" office:value-type="string" office:string-value="110" calcext:value-type="string">
            <text:p>110</text:p>
          </table:table-cell>
          <table:table-cell table:formula="of:=IF((LEN([.L896])&lt;4);REPT(0;4-LEN([.L896]))&amp;[.L896];[.L896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97]+0.5)*15" office:value-type="float" office:value="7.5" calcext:value-type="float">
            <text:p>8</text:p>
          </table:table-cell>
          <table:table-cell table:formula="of:=DEC2BIN([.B897])" office:value-type="string" office:string-value="111" calcext:value-type="string">
            <text:p>111</text:p>
          </table:table-cell>
          <table:table-cell table:formula="of:=IF((LEN([.C897])&lt;4);REPT(0;4-LEN([.C897]))&amp;[.C897];[.C89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J897]+0.5)*15" office:value-type="float" office:value="9.9609375" calcext:value-type="float">
            <text:p>10</text:p>
          </table:table-cell>
          <table:table-cell table:formula="of:=DEC2BIN([.K897])" office:value-type="string" office:string-value="1001" calcext:value-type="string">
            <text:p>1001</text:p>
          </table:table-cell>
          <table:table-cell table:formula="of:=IF((LEN([.L897])&lt;4);REPT(0;4-LEN([.L897]))&amp;[.L897];[.L897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898]+0.5)*15" office:value-type="float" office:value="7.5" calcext:value-type="float">
            <text:p>8</text:p>
          </table:table-cell>
          <table:table-cell table:formula="of:=DEC2BIN([.B898])" office:value-type="string" office:string-value="111" calcext:value-type="string">
            <text:p>111</text:p>
          </table:table-cell>
          <table:table-cell table:formula="of:=IF((LEN([.C898])&lt;4);REPT(0;4-LEN([.C898]))&amp;[.C898];[.C89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formula="of:=([.J898]+0.5)*15" office:value-type="float" office:value="6.38671875" calcext:value-type="float">
            <text:p>6</text:p>
          </table:table-cell>
          <table:table-cell table:formula="of:=DEC2BIN([.K898])" office:value-type="string" office:string-value="110" calcext:value-type="string">
            <text:p>110</text:p>
          </table:table-cell>
          <table:table-cell table:formula="of:=IF((LEN([.L898])&lt;4);REPT(0;4-LEN([.L898]))&amp;[.L898];[.L898])" office:value-type="string" office:string-value="0110" calcext:value-type="string">
            <text:p>0110</text:p>
          </table:table-cell>
        </table:table-row>
        <table:table-row table:style-name="ro1">
          <table:table-cell table:style-name="ce2"/>
          <table:table-cell table:formula="of:=([.A899]+0.5)*15" office:value-type="float" office:value="7.5" calcext:value-type="float">
            <text:p>8</text:p>
          </table:table-cell>
          <table:table-cell table:formula="of:=DEC2BIN([.B899])" office:value-type="string" office:string-value="111" calcext:value-type="string">
            <text:p>111</text:p>
          </table:table-cell>
          <table:table-cell table:formula="of:=IF((LEN([.C899])&lt;4);REPT(0;4-LEN([.C899]))&amp;[.C899];[.C89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J899]+0.5)*15" office:value-type="float" office:value="1.5234375" calcext:value-type="float">
            <text:p>2</text:p>
          </table:table-cell>
          <table:table-cell table:formula="of:=DEC2BIN([.K899])" office:value-type="string" office:string-value="1" calcext:value-type="string">
            <text:p>1</text:p>
          </table:table-cell>
          <table:table-cell table:formula="of:=IF((LEN([.L899])&lt;4);REPT(0;4-LEN([.L899]))&amp;[.L899];[.L899])" office:value-type="string" office:string-value="0001" calcext:value-type="string">
            <text:p>0001</text:p>
          </table:table-cell>
        </table:table-row>
        <table:table-row table:style-name="ro1">
          <table:table-cell table:style-name="ce2"/>
          <table:table-cell table:formula="of:=([.A900]+0.5)*15" office:value-type="float" office:value="7.5" calcext:value-type="float">
            <text:p>8</text:p>
          </table:table-cell>
          <table:table-cell table:formula="of:=DEC2BIN([.B900])" office:value-type="string" office:string-value="111" calcext:value-type="string">
            <text:p>111</text:p>
          </table:table-cell>
          <table:table-cell table:formula="of:=IF((LEN([.C900])&lt;4);REPT(0;4-LEN([.C900]))&amp;[.C900];[.C900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formula="of:=([.J900]+0.5)*15" office:value-type="float" office:value="5.2734375" calcext:value-type="float">
            <text:p>5</text:p>
          </table:table-cell>
          <table:table-cell table:formula="of:=DEC2BIN([.K900])" office:value-type="string" office:string-value="101" calcext:value-type="string">
            <text:p>101</text:p>
          </table:table-cell>
          <table:table-cell table:formula="of:=IF((LEN([.L900])&lt;4);REPT(0;4-LEN([.L900]))&amp;[.L900];[.L900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901]+0.5)*15" office:value-type="float" office:value="7.5" calcext:value-type="float">
            <text:p>8</text:p>
          </table:table-cell>
          <table:table-cell table:formula="of:=DEC2BIN([.B901])" office:value-type="string" office:string-value="111" calcext:value-type="string">
            <text:p>111</text:p>
          </table:table-cell>
          <table:table-cell table:formula="of:=IF((LEN([.C901])&lt;4);REPT(0;4-LEN([.C901]))&amp;[.C901];[.C901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formula="of:=([.J901]+0.5)*15" office:value-type="float" office:value="20.91796875" calcext:value-type="float">
            <text:p>21</text:p>
          </table:table-cell>
          <table:table-cell table:formula="of:=DEC2BIN([.K901])" office:value-type="string" office:string-value="10100" calcext:value-type="string">
            <text:p>10100</text:p>
          </table:table-cell>
          <table:table-cell table:formula="of:=IF((LEN([.L901])&lt;4);REPT(0;4-LEN([.L901]))&amp;[.L901];[.L901])" office:value-type="string" office:string-value="10100" calcext:value-type="string">
            <text:p>10100</text:p>
          </table:table-cell>
        </table:table-row>
        <table:table-row table:style-name="ro1">
          <table:table-cell table:style-name="ce2"/>
          <table:table-cell table:formula="of:=([.A902]+0.5)*15" office:value-type="float" office:value="7.5" calcext:value-type="float">
            <text:p>8</text:p>
          </table:table-cell>
          <table:table-cell table:formula="of:=DEC2BIN([.B902])" office:value-type="string" office:string-value="111" calcext:value-type="string">
            <text:p>111</text:p>
          </table:table-cell>
          <table:table-cell table:formula="of:=IF((LEN([.C902])&lt;4);REPT(0;4-LEN([.C902]))&amp;[.C902];[.C902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J902]+0.5)*15" office:value-type="float" office:value="9.90234375" calcext:value-type="float">
            <text:p>10</text:p>
          </table:table-cell>
          <table:table-cell table:formula="of:=DEC2BIN([.K902])" office:value-type="string" office:string-value="1001" calcext:value-type="string">
            <text:p>1001</text:p>
          </table:table-cell>
          <table:table-cell table:formula="of:=IF((LEN([.L902])&lt;4);REPT(0;4-LEN([.L902]))&amp;[.L902];[.L902])" office:value-type="string" office:string-value="1001" calcext:value-type="string">
            <text:p>1001</text:p>
          </table:table-cell>
        </table:table-row>
        <table:table-row table:style-name="ro1">
          <table:table-cell table:style-name="ce2"/>
          <table:table-cell table:formula="of:=([.A903]+0.5)*15" office:value-type="float" office:value="7.5" calcext:value-type="float">
            <text:p>8</text:p>
          </table:table-cell>
          <table:table-cell table:formula="of:=DEC2BIN([.B903])" office:value-type="string" office:string-value="111" calcext:value-type="string">
            <text:p>111</text:p>
          </table:table-cell>
          <table:table-cell table:formula="of:=IF((LEN([.C903])&lt;4);REPT(0;4-LEN([.C903]))&amp;[.C903];[.C903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formula="of:=([.J903]+0.5)*15" office:value-type="float" office:value="-6.97265625" calcext:value-type="float">
            <text:p>-7</text:p>
          </table:table-cell>
          <table:table-cell table:formula="of:=DEC2BIN([.K903])" office:value-type="string" office:string-value="1111111010" calcext:value-type="string">
            <text:p>1111111010</text:p>
          </table:table-cell>
          <table:table-cell table:formula="of:=IF((LEN([.L903])&lt;4);REPT(0;4-LEN([.L903]))&amp;[.L903];[.L903])" office:value-type="string" office:string-value="1111111010" calcext:value-type="string">
            <text:p>1111111010</text:p>
          </table:table-cell>
        </table:table-row>
        <table:table-row table:style-name="ro1">
          <table:table-cell table:style-name="ce2"/>
          <table:table-cell table:formula="of:=([.A904]+0.5)*15" office:value-type="float" office:value="7.5" calcext:value-type="float">
            <text:p>8</text:p>
          </table:table-cell>
          <table:table-cell table:formula="of:=DEC2BIN([.B904])" office:value-type="string" office:string-value="111" calcext:value-type="string">
            <text:p>111</text:p>
          </table:table-cell>
          <table:table-cell table:formula="of:=IF((LEN([.C904])&lt;4);REPT(0;4-LEN([.C904]))&amp;[.C904];[.C904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formula="of:=([.J904]+0.5)*15" office:value-type="float" office:value="5.15625" calcext:value-type="float">
            <text:p>5</text:p>
          </table:table-cell>
          <table:table-cell table:formula="of:=DEC2BIN([.K904])" office:value-type="string" office:string-value="101" calcext:value-type="string">
            <text:p>101</text:p>
          </table:table-cell>
          <table:table-cell table:formula="of:=IF((LEN([.L904])&lt;4);REPT(0;4-LEN([.L904]))&amp;[.L904];[.L904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905]+0.5)*15" office:value-type="float" office:value="7.5" calcext:value-type="float">
            <text:p>8</text:p>
          </table:table-cell>
          <table:table-cell table:formula="of:=DEC2BIN([.B905])" office:value-type="string" office:string-value="111" calcext:value-type="string">
            <text:p>111</text:p>
          </table:table-cell>
          <table:table-cell table:formula="of:=IF((LEN([.C905])&lt;4);REPT(0;4-LEN([.C905]))&amp;[.C905];[.C905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formula="of:=([.J905]+0.5)*15" office:value-type="float" office:value="17.98828125" calcext:value-type="float">
            <text:p>18</text:p>
          </table:table-cell>
          <table:table-cell table:formula="of:=DEC2BIN([.K905])" office:value-type="string" office:string-value="10001" calcext:value-type="string">
            <text:p>10001</text:p>
          </table:table-cell>
          <table:table-cell table:formula="of:=IF((LEN([.L905])&lt;4);REPT(0;4-LEN([.L905]))&amp;[.L905];[.L905])" office:value-type="string" office:string-value="10001" calcext:value-type="string">
            <text:p>10001</text:p>
          </table:table-cell>
        </table:table-row>
        <table:table-row table:style-name="ro1">
          <table:table-cell table:style-name="ce2"/>
          <table:table-cell table:formula="of:=([.A906]+0.5)*15" office:value-type="float" office:value="7.5" calcext:value-type="float">
            <text:p>8</text:p>
          </table:table-cell>
          <table:table-cell table:formula="of:=DEC2BIN([.B906])" office:value-type="string" office:string-value="111" calcext:value-type="string">
            <text:p>111</text:p>
          </table:table-cell>
          <table:table-cell table:formula="of:=IF((LEN([.C906])&lt;4);REPT(0;4-LEN([.C906]))&amp;[.C906];[.C906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formula="of:=([.J906]+0.5)*15" office:value-type="float" office:value="8.671875" calcext:value-type="float">
            <text:p>9</text:p>
          </table:table-cell>
          <table:table-cell table:formula="of:=DEC2BIN([.K906])" office:value-type="string" office:string-value="1000" calcext:value-type="string">
            <text:p>1000</text:p>
          </table:table-cell>
          <table:table-cell table:formula="of:=IF((LEN([.L906])&lt;4);REPT(0;4-LEN([.L906]))&amp;[.L906];[.L906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907]+0.5)*15" office:value-type="float" office:value="7.5" calcext:value-type="float">
            <text:p>8</text:p>
          </table:table-cell>
          <table:table-cell table:formula="of:=DEC2BIN([.B907])" office:value-type="string" office:string-value="111" calcext:value-type="string">
            <text:p>111</text:p>
          </table:table-cell>
          <table:table-cell table:formula="of:=IF((LEN([.C907])&lt;4);REPT(0;4-LEN([.C907]))&amp;[.C907];[.C907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J907]+0.5)*15" office:value-type="float" office:value="5.0390625" calcext:value-type="float">
            <text:p>5</text:p>
          </table:table-cell>
          <table:table-cell table:formula="of:=DEC2BIN([.K907])" office:value-type="string" office:string-value="101" calcext:value-type="string">
            <text:p>101</text:p>
          </table:table-cell>
          <table:table-cell table:formula="of:=IF((LEN([.L907])&lt;4);REPT(0;4-LEN([.L907]))&amp;[.L907];[.L907])" office:value-type="string" office:string-value="0101" calcext:value-type="string">
            <text:p>0101</text:p>
          </table:table-cell>
        </table:table-row>
        <table:table-row table:style-name="ro1">
          <table:table-cell table:style-name="ce2"/>
          <table:table-cell table:formula="of:=([.A908]+0.5)*15" office:value-type="float" office:value="7.5" calcext:value-type="float">
            <text:p>8</text:p>
          </table:table-cell>
          <table:table-cell table:formula="of:=DEC2BIN([.B908])" office:value-type="string" office:string-value="111" calcext:value-type="string">
            <text:p>111</text:p>
          </table:table-cell>
          <table:table-cell table:formula="of:=IF((LEN([.C908])&lt;4);REPT(0;4-LEN([.C908]))&amp;[.C908];[.C908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J908]+0.5)*15" office:value-type="float" office:value="8.61328125" calcext:value-type="float">
            <text:p>9</text:p>
          </table:table-cell>
          <table:table-cell table:formula="of:=DEC2BIN([.K908])" office:value-type="string" office:string-value="1000" calcext:value-type="string">
            <text:p>1000</text:p>
          </table:table-cell>
          <table:table-cell table:formula="of:=IF((LEN([.L908])&lt;4);REPT(0;4-LEN([.L908]))&amp;[.L908];[.L908])" office:value-type="string" office:string-value="1000" calcext:value-type="string">
            <text:p>1000</text:p>
          </table:table-cell>
        </table:table-row>
        <table:table-row table:style-name="ro1">
          <table:table-cell table:style-name="ce2"/>
          <table:table-cell table:formula="of:=([.A909]+0.5)*15" office:value-type="float" office:value="7.5" calcext:value-type="float">
            <text:p>8</text:p>
          </table:table-cell>
          <table:table-cell table:formula="of:=DEC2BIN([.B909])" office:value-type="string" office:string-value="111" calcext:value-type="string">
            <text:p>111</text:p>
          </table:table-cell>
          <table:table-cell table:formula="of:=IF((LEN([.C909])&lt;4);REPT(0;4-LEN([.C909]))&amp;[.C909];[.C909])" office:value-type="string" office:string-value="0111" calcext:value-type="string">
            <text:p>0111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J909]+0.5)*15" office:value-type="float" office:value="13.4765625" calcext:value-type="float">
            <text:p>13</text:p>
          </table:table-cell>
          <table:table-cell table:formula="of:=DEC2BIN([.K909])" office:value-type="string" office:string-value="1101" calcext:value-type="string">
            <text:p>1101</text:p>
          </table:table-cell>
          <table:table-cell table:formula="of:=IF((LEN([.L909])&lt;4);REPT(0;4-LEN([.L909]))&amp;[.L909];[.L909])" office:value-type="string" office:string-value="1101" calcext:value-type="string">
            <text:p>1101</text:p>
          </table:table-cell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4453125" calcext:value-type="float">
            <text:p>0,4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4453125" calcext:value-type="float">
            <text:p>-0,4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96484375" calcext:value-type="float">
            <text:p>-0,96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69921875" calcext:value-type="float">
            <text:p>0,69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640625" calcext:value-type="float">
            <text:p>-0,16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07421875" calcext:value-type="float">
            <text:p>0,074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3984375" calcext:value-type="float">
            <text:p>0,39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style-name="ce1"/>
          <table:table-cell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2" table:number-rows-repeated="8">
          <table:table-cell table:style-name="ce2"/>
          <table:table-cell table:number-columns-repeated="5"/>
          <table:table-cell table:style-name="ce2" table:number-columns-repeated="2"/>
          <table:table-cell/>
          <table:table-cell table:style-name="ce2"/>
          <table:table-cell table:number-columns-repeated="3"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06">
      <number:number number:decimal-places="0" number:min-integer-digits="0"/>
    </number:number-style>
    <number:number-style style:name="N107">
      <number:number number:decimal-places="1" number:min-integer-digits="0"/>
    </number:number-style>
    <number:number-style style:name="N108">
      <number:number number:decimal-places="0" number:min-integer-digits="4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 style:data-style-name="N2" text:time-value="12:31:53.003592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0:29:20.093816687</meta:creation-date>
    <dc:date>2022-04-07T12:34:43.849290803</dc:date>
    <meta:editing-duration>PT11M10S</meta:editing-duration>
    <meta:editing-cycles>3</meta:editing-cycles>
    <meta:generator>LibreOffice/4.3.7.2$Linux_X86_64 LibreOffice_project/430$Build-2</meta:generator>
    <meta:document-statistic meta:table-count="1" meta:cell-count="6547" meta:object-count="0"/>
  </office:meta>
</office:document-meta>
</file>